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307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1591in"/>
    </style:style>
    <style:style style:name="co6" style:family="table-column">
      <style:table-column-properties fo:break-before="auto" style:column-width="1.4602in"/>
    </style:style>
    <style:style style:name="co7" style:family="table-column">
      <style:table-column-properties fo:break-before="auto" style:column-width="1.0283in"/>
    </style:style>
    <style:style style:name="co8" style:family="table-column">
      <style:table-column-properties fo:break-before="auto" style:column-width="1.3945in"/>
    </style:style>
    <style:style style:name="co9" style:family="table-column">
      <style:table-column-properties fo:break-before="auto" style:column-width="0.65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Helvetica" fo:font-size="10pt" style:font-size-asian="10pt" style:font-size-complex="10pt"/>
    </style:style>
    <style:style style:name="ce3" style:family="table-cell" style:parent-style-name="Default" style:data-style-name="N101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1">
      <style:text-properties style:font-name="Helvetica" fo:font-size="10pt" style:font-size-asian="10pt" style:font-size-complex="10pt"/>
    </style:style>
    <style:style style:name="ce5" style:family="table-cell" style:parent-style-name="Default" style:data-style-name="N101"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number-columns-repeated="2" table:default-cell-style-name="ce4"/>
        <table:table-column table:style-name="co5" table:default-cell-style-name="ce4"/>
        <table:table-column table:style-name="co2" table:default-cell-style-name="ce2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4" table:default-cell-style-name="ce2"/>
        <table:table-row table:style-name="ro2">
          <table:table-cell table:style-name="ce1" office:value-type="string">
            <text:p>City</text:p>
          </table:table-cell>
          <table:table-cell table:style-name="ce3" office:value-type="currency" office:currency="USD" office:value="2013">
            <text:p>$2,013</text:p>
          </table:table-cell>
          <table:table-cell table:style-name="ce3" office:value-type="currency" office:currency="USD" office:value="2014">
            <text:p>$2,014</text:p>
          </table:table-cell>
          <table:table-cell table:style-name="ce5" office:value-type="string">
            <text:p>Difference</text:p>
          </table:table-cell>
          <table:table-cell table:style-name="ce1" office:value-type="string">
            <text:p>%Chg</text:p>
          </table:table-cell>
          <table:table-cell office:value-type="string">
            <text:p>GEO.display-label</text:p>
          </table:table-cell>
          <table:table-cell office:value-type="string">
            <text:p>Pophuman</text:p>
          </table:table-cell>
          <table:table-cell office:value-type="string">
            <text:p>Population</text:p>
          </table:table-cell>
          <table:table-cell office:value-type="string">
            <text:p>GEO.id</text:p>
          </table:table-cell>
          <table:table-cell office:value-type="string">
            <text:p>GEO.id2</text:p>
          </table:table-cell>
          <table:table-cell office:value-type="string">
            <text:p>2014pclga</text:p>
          </table:table-cell>
          <table:table-cell office:value-type="string">
            <text:p>2014pcincrease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DA</text:p>
          </table:table-cell>
          <table:table-cell table:style-name="ce3" office:value-type="currency" office:currency="USD" office:value="571600">
            <text:p>$571,600</text:p>
          </table:table-cell>
          <table:table-cell table:style-name="ce3" office:value-type="currency" office:currency="USD" office:value="608358">
            <text:p>$608,358</text:p>
          </table:table-cell>
          <table:table-cell table:style-name="ce3" office:value-type="currency" office:currency="USD" office:value="36758">
            <text:p>$36,758</text:p>
          </table:table-cell>
          <table:table-cell table:style-name="ce6" office:value-type="percentage" office:value="0.0643">
            <text:p>6.43%</text:p>
          </table:table-cell>
          <table:table-cell office:value-type="string">
            <text:p>Ada </text:p>
          </table:table-cell>
          <table:table-cell table:style-name="ce7" table:formula="of:=[.H2]" office:value-type="float" office:value="1707">
            <text:p>1,707</text:p>
          </table:table-cell>
          <table:table-cell office:value-type="float" office:value="1707">
            <text:p>1707</text:p>
          </table:table-cell>
          <table:table-cell office:value-type="string">
            <text:p>1600000US2700172</text:p>
          </table:table-cell>
          <table:table-cell office:value-type="float" office:value="2700172">
            <text:p>2700172</text:p>
          </table:table-cell>
          <table:table-cell table:formula="of:=[.C2]/[.H2]" office:value-type="currency" office:currency="USD" office:value="356.390158172232">
            <text:p>$356.39</text:p>
          </table:table-cell>
          <table:table-cell table:formula="of:=[.D2]/[.H2]" office:value-type="currency" office:currency="USD" office:value="21.5336848271822">
            <text:p>$21.5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DAMS</text:p>
          </table:table-cell>
          <table:table-cell table:style-name="ce3" office:value-type="currency" office:currency="USD" office:value="208384">
            <text:p>$208,384</text:p>
          </table:table-cell>
          <table:table-cell table:style-name="ce3" office:value-type="currency" office:currency="USD" office:value="242069">
            <text:p>$242,069</text:p>
          </table:table-cell>
          <table:table-cell table:style-name="ce3" office:value-type="currency" office:currency="USD" office:value="33685">
            <text:p>$33,685</text:p>
          </table:table-cell>
          <table:table-cell table:style-name="ce6" office:value-type="percentage" office:value="0.1616">
            <text:p>16.16%</text:p>
          </table:table-cell>
          <table:table-cell office:value-type="string">
            <text:p>Adams </text:p>
          </table:table-cell>
          <table:table-cell table:style-name="ce7" table:formula="of:=[.H3]" office:value-type="float" office:value="787">
            <text:p>787</text:p>
          </table:table-cell>
          <table:table-cell office:value-type="float" office:value="787">
            <text:p>787</text:p>
          </table:table-cell>
          <table:table-cell office:value-type="string">
            <text:p>1600000US2700190</text:p>
          </table:table-cell>
          <table:table-cell office:value-type="float" office:value="2700190">
            <text:p>2700190</text:p>
          </table:table-cell>
          <table:table-cell table:formula="of:=[.C3]/[.H3]" office:value-type="currency" office:currency="USD" office:value="307.584498094028">
            <text:p>$307.58</text:p>
          </table:table-cell>
          <table:table-cell table:formula="of:=[.D3]/[.H3]" office:value-type="currency" office:currency="USD" office:value="42.8017789072427">
            <text:p>$42.8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DRIAN</text:p>
          </table:table-cell>
          <table:table-cell table:style-name="ce3" office:value-type="currency" office:currency="USD" office:value="362303">
            <text:p>$362,303</text:p>
          </table:table-cell>
          <table:table-cell table:style-name="ce3" office:value-type="currency" office:currency="USD" office:value="402593">
            <text:p>$402,593</text:p>
          </table:table-cell>
          <table:table-cell table:style-name="ce3" office:value-type="currency" office:currency="USD" office:value="40290">
            <text:p>$40,290</text:p>
          </table:table-cell>
          <table:table-cell table:style-name="ce6" office:value-type="percentage" office:value="0.1112">
            <text:p>11.12%</text:p>
          </table:table-cell>
          <table:table-cell office:value-type="string">
            <text:p>Adrian </text:p>
          </table:table-cell>
          <table:table-cell table:style-name="ce7" table:formula="of:=[.H4]" office:value-type="float" office:value="1209">
            <text:p>1,209</text:p>
          </table:table-cell>
          <table:table-cell office:value-type="float" office:value="1209">
            <text:p>1209</text:p>
          </table:table-cell>
          <table:table-cell office:value-type="string">
            <text:p>1600000US2700262</text:p>
          </table:table-cell>
          <table:table-cell office:value-type="float" office:value="2700262">
            <text:p>2700262</text:p>
          </table:table-cell>
          <table:table-cell table:formula="of:=[.C4]/[.H4]" office:value-type="currency" office:currency="USD" office:value="332.996691480562">
            <text:p>$333.00</text:p>
          </table:table-cell>
          <table:table-cell table:formula="of:=[.D4]/[.H4]" office:value-type="currency" office:currency="USD" office:value="33.3250620347395">
            <text:p>$33.3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AFTON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Afton </text:p>
          </table:table-cell>
          <table:table-cell table:style-name="ce7" table:formula="of:=[.H5]" office:value-type="float" office:value="2886">
            <text:p>2,886</text:p>
          </table:table-cell>
          <table:table-cell office:value-type="float" office:value="2886">
            <text:p>2886</text:p>
          </table:table-cell>
          <table:table-cell office:value-type="string">
            <text:p>1600000US2700316</text:p>
          </table:table-cell>
          <table:table-cell office:value-type="float" office:value="2700316">
            <text:p>2700316</text:p>
          </table:table-cell>
          <table:table-cell table:formula="of:=[.C5]/[.H5]" office:value-type="currency" office:currency="USD" office:value="0">
            <text:p>$0.00</text:p>
          </table:table-cell>
          <table:table-cell table:formula="of:=[.D5]/[.H5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AITKIN</text:p>
          </table:table-cell>
          <table:table-cell table:style-name="ce3" office:value-type="currency" office:currency="USD" office:value="732618">
            <text:p>$732,618</text:p>
          </table:table-cell>
          <table:table-cell table:style-name="ce3" office:value-type="currency" office:currency="USD" office:value="751452">
            <text:p>$751,452</text:p>
          </table:table-cell>
          <table:table-cell table:style-name="ce3" office:value-type="currency" office:currency="USD" office:value="18834">
            <text:p>$18,834</text:p>
          </table:table-cell>
          <table:table-cell table:style-name="ce6" office:value-type="percentage" office:value="0.0257">
            <text:p>2.57%</text:p>
          </table:table-cell>
          <table:table-cell office:value-type="string">
            <text:p>Aitkin </text:p>
          </table:table-cell>
          <table:table-cell table:style-name="ce7" table:formula="of:=[.H6]" office:value-type="float" office:value="2165">
            <text:p>2,165</text:p>
          </table:table-cell>
          <table:table-cell office:value-type="float" office:value="2165">
            <text:p>2165</text:p>
          </table:table-cell>
          <table:table-cell office:value-type="string">
            <text:p>1600000US2700460</text:p>
          </table:table-cell>
          <table:table-cell office:value-type="float" office:value="2700460">
            <text:p>2700460</text:p>
          </table:table-cell>
          <table:table-cell table:formula="of:=[.C6]/[.H6]" office:value-type="currency" office:currency="USD" office:value="347.090993071594">
            <text:p>$347.09</text:p>
          </table:table-cell>
          <table:table-cell table:formula="of:=[.D6]/[.H6]" office:value-type="currency" office:currency="USD" office:value="8.69930715935335">
            <text:p>$8.7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AKELEY</text:p>
          </table:table-cell>
          <table:table-cell table:style-name="ce3" office:value-type="currency" office:currency="USD" office:value="48881">
            <text:p>$48,881</text:p>
          </table:table-cell>
          <table:table-cell table:style-name="ce3" office:value-type="currency" office:currency="USD" office:value="64598">
            <text:p>$64,598</text:p>
          </table:table-cell>
          <table:table-cell table:style-name="ce3" office:value-type="currency" office:currency="USD" office:value="15717">
            <text:p>$15,717</text:p>
          </table:table-cell>
          <table:table-cell table:style-name="ce6" office:value-type="percentage" office:value="0.3215">
            <text:p>32.15%</text:p>
          </table:table-cell>
          <table:table-cell office:value-type="string">
            <text:p>Akeley </text:p>
          </table:table-cell>
          <table:table-cell table:style-name="ce7" table:formula="of:=[.H7]" office:value-type="float" office:value="432">
            <text:p>432</text:p>
          </table:table-cell>
          <table:table-cell office:value-type="float" office:value="432">
            <text:p>432</text:p>
          </table:table-cell>
          <table:table-cell office:value-type="string">
            <text:p>1600000US2700496</text:p>
          </table:table-cell>
          <table:table-cell office:value-type="float" office:value="2700496">
            <text:p>2700496</text:p>
          </table:table-cell>
          <table:table-cell table:formula="of:=[.C7]/[.H7]" office:value-type="currency" office:currency="USD" office:value="149.532407407407">
            <text:p>$149.53</text:p>
          </table:table-cell>
          <table:table-cell table:formula="of:=[.D7]/[.H7]" office:value-type="currency" office:currency="USD" office:value="36.3819444444444">
            <text:p>$36.3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LBANY</text:p>
          </table:table-cell>
          <table:table-cell table:style-name="ce3" office:value-type="currency" office:currency="USD" office:value="627315">
            <text:p>$627,315</text:p>
          </table:table-cell>
          <table:table-cell table:style-name="ce3" office:value-type="currency" office:currency="USD" office:value="688867">
            <text:p>$688,867</text:p>
          </table:table-cell>
          <table:table-cell table:style-name="ce3" office:value-type="currency" office:currency="USD" office:value="61552">
            <text:p>$61,552</text:p>
          </table:table-cell>
          <table:table-cell table:style-name="ce6" office:value-type="percentage" office:value="0.0981">
            <text:p>9.81%</text:p>
          </table:table-cell>
          <table:table-cell office:value-type="string">
            <text:p>Albany </text:p>
          </table:table-cell>
          <table:table-cell table:style-name="ce7" table:formula="of:=[.H8]" office:value-type="float" office:value="2561">
            <text:p>2,561</text:p>
          </table:table-cell>
          <table:table-cell office:value-type="float" office:value="2561">
            <text:p>2561</text:p>
          </table:table-cell>
          <table:table-cell office:value-type="string">
            <text:p>1600000US2700622</text:p>
          </table:table-cell>
          <table:table-cell office:value-type="float" office:value="2700622">
            <text:p>2700622</text:p>
          </table:table-cell>
          <table:table-cell table:formula="of:=[.C8]/[.H8]" office:value-type="currency" office:currency="USD" office:value="268.983600156189">
            <text:p>$268.98</text:p>
          </table:table-cell>
          <table:table-cell table:formula="of:=[.D8]/[.H8]" office:value-type="currency" office:currency="USD" office:value="24.0343615775088">
            <text:p>$24.0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LBERT LEA</text:p>
          </table:table-cell>
          <table:table-cell table:style-name="ce3" office:value-type="currency" office:currency="USD" office:value="4724618">
            <text:p>$4,724,618</text:p>
          </table:table-cell>
          <table:table-cell table:style-name="ce3" office:value-type="currency" office:currency="USD" office:value="5158721">
            <text:p>$5,158,721</text:p>
          </table:table-cell>
          <table:table-cell table:style-name="ce3" office:value-type="currency" office:currency="USD" office:value="434103">
            <text:p>$434,103</text:p>
          </table:table-cell>
          <table:table-cell table:style-name="ce6" office:value-type="percentage" office:value="0.0919">
            <text:p>9.19%</text:p>
          </table:table-cell>
          <table:table-cell office:value-type="string">
            <text:p>Albert Lea </text:p>
          </table:table-cell>
          <table:table-cell table:style-name="ce7" table:formula="of:=[.H9]" office:value-type="float" office:value="18016">
            <text:p>18,016</text:p>
          </table:table-cell>
          <table:table-cell office:value-type="float" office:value="18016">
            <text:p>18016</text:p>
          </table:table-cell>
          <table:table-cell office:value-type="string">
            <text:p>1600000US2700694</text:p>
          </table:table-cell>
          <table:table-cell office:value-type="float" office:value="2700694">
            <text:p>2700694</text:p>
          </table:table-cell>
          <table:table-cell table:formula="of:=[.C9]/[.H9]" office:value-type="currency" office:currency="USD" office:value="286.341085701599">
            <text:p>$286.34</text:p>
          </table:table-cell>
          <table:table-cell table:formula="of:=[.D9]/[.H9]" office:value-type="currency" office:currency="USD" office:value="24.0954151865009">
            <text:p>$24.1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ALBERTA</text:p>
          </table:table-cell>
          <table:table-cell table:number-columns-repeated="2" table:style-name="ce3" office:value-type="currency" office:currency="USD" office:value="28357">
            <text:p>$28,357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Alberta </text:p>
          </table:table-cell>
          <table:table-cell table:style-name="ce7" table:formula="of:=[.H10]"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string">
            <text:p>1600000US2700676</text:p>
          </table:table-cell>
          <table:table-cell office:value-type="float" office:value="2700676">
            <text:p>2700676</text:p>
          </table:table-cell>
          <table:table-cell table:formula="of:=[.C10]/[.H10]" office:value-type="currency" office:currency="USD" office:value="275.31067961165">
            <text:p>$275.31</text:p>
          </table:table-cell>
          <table:table-cell table:formula="of:=[.D10]/[.H10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LBERTVILLE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79651">
            <text:p>$79,651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Albertville </text:p>
          </table:table-cell>
          <table:table-cell table:style-name="ce7" table:formula="of:=[.H11]" office:value-type="float" office:value="7044">
            <text:p>7,044</text:p>
          </table:table-cell>
          <table:table-cell office:value-type="float" office:value="7044">
            <text:p>7044</text:p>
          </table:table-cell>
          <table:table-cell office:value-type="string">
            <text:p>1600000US2700730</text:p>
          </table:table-cell>
          <table:table-cell office:value-type="float" office:value="2700730">
            <text:p>2700730</text:p>
          </table:table-cell>
          <table:table-cell table:formula="of:=[.C11]/[.H11]" office:value-type="currency" office:currency="USD" office:value="11.307637705849">
            <text:p>$11.31</text:p>
          </table:table-cell>
          <table:table-cell table:formula="of:=[.D11]/[.H11]" office:value-type="currency" office:currency="USD" office:value="11.307637705849">
            <text:p>$11.3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LDEN</text:p>
          </table:table-cell>
          <table:table-cell table:style-name="ce3" office:value-type="currency" office:currency="USD" office:value="145081">
            <text:p>$145,081</text:p>
          </table:table-cell>
          <table:table-cell table:style-name="ce3" office:value-type="currency" office:currency="USD" office:value="176339">
            <text:p>$176,339</text:p>
          </table:table-cell>
          <table:table-cell table:style-name="ce3" office:value-type="currency" office:currency="USD" office:value="31258">
            <text:p>$31,258</text:p>
          </table:table-cell>
          <table:table-cell table:style-name="ce6" office:value-type="percentage" office:value="0.2155">
            <text:p>21.55%</text:p>
          </table:table-cell>
          <table:table-cell office:value-type="string">
            <text:p>Alden </text:p>
          </table:table-cell>
          <table:table-cell table:style-name="ce7" table:formula="of:=[.H12]" office:value-type="float" office:value="661">
            <text:p>661</text:p>
          </table:table-cell>
          <table:table-cell office:value-type="float" office:value="661">
            <text:p>661</text:p>
          </table:table-cell>
          <table:table-cell office:value-type="string">
            <text:p>1600000US2700838</text:p>
          </table:table-cell>
          <table:table-cell office:value-type="float" office:value="2700838">
            <text:p>2700838</text:p>
          </table:table-cell>
          <table:table-cell table:formula="of:=[.C12]/[.H12]" office:value-type="currency" office:currency="USD" office:value="266.776096822995">
            <text:p>$266.78</text:p>
          </table:table-cell>
          <table:table-cell table:formula="of:=[.D12]/[.H12]" office:value-type="currency" office:currency="USD" office:value="47.2889561270802">
            <text:p>$47.2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LDRICH</text:p>
          </table:table-cell>
          <table:table-cell table:style-name="ce3" office:value-type="currency" office:currency="USD" office:value="6423">
            <text:p>$6,423</text:p>
          </table:table-cell>
          <table:table-cell table:style-name="ce3" office:value-type="currency" office:currency="USD" office:value="7012">
            <text:p>$7,012</text:p>
          </table:table-cell>
          <table:table-cell table:style-name="ce3" office:value-type="currency" office:currency="USD" office:value="589">
            <text:p>$589</text:p>
          </table:table-cell>
          <table:table-cell table:style-name="ce6" office:value-type="percentage" office:value="0.0917">
            <text:p>9.17%</text:p>
          </table:table-cell>
          <table:table-cell office:value-type="string">
            <text:p>Aldrich </text:p>
          </table:table-cell>
          <table:table-cell table:style-name="ce7" table:formula="of:=[.H13]"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string">
            <text:p>1600000US2700892</text:p>
          </table:table-cell>
          <table:table-cell office:value-type="float" office:value="2700892">
            <text:p>2700892</text:p>
          </table:table-cell>
          <table:table-cell table:formula="of:=[.C13]/[.H13]" office:value-type="currency" office:currency="USD" office:value="146.083333333333">
            <text:p>$146.08</text:p>
          </table:table-cell>
          <table:table-cell table:formula="of:=[.D13]/[.H13]" office:value-type="currency" office:currency="USD" office:value="12.2708333333333">
            <text:p>$12.2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LEXANDRIA</text:p>
          </table:table-cell>
          <table:table-cell table:style-name="ce3" office:value-type="currency" office:currency="USD" office:value="1204947">
            <text:p>$1,204,947</text:p>
          </table:table-cell>
          <table:table-cell table:style-name="ce3" office:value-type="currency" office:currency="USD" office:value="1463786">
            <text:p>$1,463,786</text:p>
          </table:table-cell>
          <table:table-cell table:style-name="ce3" office:value-type="currency" office:currency="USD" office:value="258839">
            <text:p>$258,839</text:p>
          </table:table-cell>
          <table:table-cell table:style-name="ce6" office:value-type="percentage" office:value="0.2148">
            <text:p>21.48%</text:p>
          </table:table-cell>
          <table:table-cell office:value-type="string">
            <text:p>Alexandria </text:p>
          </table:table-cell>
          <table:table-cell table:style-name="ce7" table:formula="of:=[.H14]" office:value-type="float" office:value="11070">
            <text:p>11,070</text:p>
          </table:table-cell>
          <table:table-cell office:value-type="float" office:value="11070">
            <text:p>11070</text:p>
          </table:table-cell>
          <table:table-cell office:value-type="string">
            <text:p>1600000US2700928</text:p>
          </table:table-cell>
          <table:table-cell office:value-type="float" office:value="2700928">
            <text:p>2700928</text:p>
          </table:table-cell>
          <table:table-cell table:formula="of:=[.C14]/[.H14]" office:value-type="currency" office:currency="USD" office:value="132.229990966576">
            <text:p>$132.23</text:p>
          </table:table-cell>
          <table:table-cell table:formula="of:=[.D14]/[.H14]" office:value-type="currency" office:currency="USD" office:value="23.3820234869015">
            <text:p>$23.3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LPHA</text:p>
          </table:table-cell>
          <table:table-cell table:style-name="ce3" office:value-type="currency" office:currency="USD" office:value="35367">
            <text:p>$35,367</text:p>
          </table:table-cell>
          <table:table-cell table:style-name="ce3" office:value-type="currency" office:currency="USD" office:value="35810">
            <text:p>$35,810</text:p>
          </table:table-cell>
          <table:table-cell table:style-name="ce3" office:value-type="currency" office:currency="USD" office:value="443">
            <text:p>$443</text:p>
          </table:table-cell>
          <table:table-cell table:style-name="ce6" office:value-type="percentage" office:value="0.0125">
            <text:p>1.25%</text:p>
          </table:table-cell>
          <table:table-cell office:value-type="string">
            <text:p>Alpha </text:p>
          </table:table-cell>
          <table:table-cell table:style-name="ce7" table:formula="of:=[.H15]" office:value-type="float" office:value="116">
            <text:p>116</text:p>
          </table:table-cell>
          <table:table-cell office:value-type="float" office:value="116">
            <text:p>116</text:p>
          </table:table-cell>
          <table:table-cell office:value-type="string">
            <text:p>1600000US2701162</text:p>
          </table:table-cell>
          <table:table-cell office:value-type="float" office:value="2701162">
            <text:p>2701162</text:p>
          </table:table-cell>
          <table:table-cell table:formula="of:=[.C15]/[.H15]" office:value-type="currency" office:currency="USD" office:value="308.706896551724">
            <text:p>$308.71</text:p>
          </table:table-cell>
          <table:table-cell table:formula="of:=[.D15]/[.H15]" office:value-type="currency" office:currency="USD" office:value="3.81896551724138">
            <text:p>$3.8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ALTURA</text:p>
          </table:table-cell>
          <table:table-cell table:style-name="ce3" office:value-type="currency" office:currency="USD" office:value="43918">
            <text:p>$43,918</text:p>
          </table:table-cell>
          <table:table-cell table:style-name="ce3" office:value-type="currency" office:currency="USD" office:value="65614">
            <text:p>$65,614</text:p>
          </table:table-cell>
          <table:table-cell table:style-name="ce3" office:value-type="currency" office:currency="USD" office:value="21696">
            <text:p>$21,696</text:p>
          </table:table-cell>
          <table:table-cell table:style-name="ce6" office:value-type="percentage" office:value="0.494">
            <text:p>49.40%</text:p>
          </table:table-cell>
          <table:table-cell office:value-type="string">
            <text:p>Altura </text:p>
          </table:table-cell>
          <table:table-cell table:style-name="ce7" table:formula="of:=[.H16]" office:value-type="float" office:value="493">
            <text:p>493</text:p>
          </table:table-cell>
          <table:table-cell office:value-type="float" office:value="493">
            <text:p>493</text:p>
          </table:table-cell>
          <table:table-cell office:value-type="string">
            <text:p>1600000US2701234</text:p>
          </table:table-cell>
          <table:table-cell office:value-type="float" office:value="2701234">
            <text:p>2701234</text:p>
          </table:table-cell>
          <table:table-cell table:formula="of:=[.C16]/[.H16]" office:value-type="currency" office:currency="USD" office:value="133.091277890467">
            <text:p>$133.09</text:p>
          </table:table-cell>
          <table:table-cell table:formula="of:=[.D16]/[.H16]" office:value-type="currency" office:currency="USD" office:value="44.0081135902637">
            <text:p>$44.0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LVARADO</text:p>
          </table:table-cell>
          <table:table-cell table:style-name="ce3" office:value-type="currency" office:currency="USD" office:value="55149">
            <text:p>$55,149</text:p>
          </table:table-cell>
          <table:table-cell table:style-name="ce3" office:value-type="currency" office:currency="USD" office:value="72854">
            <text:p>$72,854</text:p>
          </table:table-cell>
          <table:table-cell table:style-name="ce3" office:value-type="currency" office:currency="USD" office:value="17705">
            <text:p>$17,705</text:p>
          </table:table-cell>
          <table:table-cell table:style-name="ce6" office:value-type="percentage" office:value="0.321">
            <text:p>32.10%</text:p>
          </table:table-cell>
          <table:table-cell office:value-type="string">
            <text:p>Alvarado </text:p>
          </table:table-cell>
          <table:table-cell table:style-name="ce7" table:formula="of:=[.H17]" office:value-type="float" office:value="363">
            <text:p>363</text:p>
          </table:table-cell>
          <table:table-cell office:value-type="float" office:value="363">
            <text:p>363</text:p>
          </table:table-cell>
          <table:table-cell office:value-type="string">
            <text:p>1600000US2701252</text:p>
          </table:table-cell>
          <table:table-cell office:value-type="float" office:value="2701252">
            <text:p>2701252</text:p>
          </table:table-cell>
          <table:table-cell table:formula="of:=[.C17]/[.H17]" office:value-type="currency" office:currency="USD" office:value="200.699724517906">
            <text:p>$200.70</text:p>
          </table:table-cell>
          <table:table-cell table:formula="of:=[.D17]/[.H17]" office:value-type="currency" office:currency="USD" office:value="48.7741046831956">
            <text:p>$48.7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AMBOY</text:p>
          </table:table-cell>
          <table:table-cell table:style-name="ce3" office:value-type="currency" office:currency="USD" office:value="125545">
            <text:p>$125,545</text:p>
          </table:table-cell>
          <table:table-cell table:style-name="ce3" office:value-type="currency" office:currency="USD" office:value="140680">
            <text:p>$140,680</text:p>
          </table:table-cell>
          <table:table-cell table:style-name="ce3" office:value-type="currency" office:currency="USD" office:value="15135">
            <text:p>$15,135</text:p>
          </table:table-cell>
          <table:table-cell table:style-name="ce6" office:value-type="percentage" office:value="0.1206">
            <text:p>12.06%</text:p>
          </table:table-cell>
          <table:table-cell office:value-type="string">
            <text:p>Amboy </text:p>
          </table:table-cell>
          <table:table-cell table:style-name="ce7" table:formula="of:=[.H18]" office:value-type="float" office:value="534">
            <text:p>534</text:p>
          </table:table-cell>
          <table:table-cell office:value-type="float" office:value="534">
            <text:p>534</text:p>
          </table:table-cell>
          <table:table-cell office:value-type="string">
            <text:p>1600000US2701324</text:p>
          </table:table-cell>
          <table:table-cell office:value-type="float" office:value="2701324">
            <text:p>2701324</text:p>
          </table:table-cell>
          <table:table-cell table:formula="of:=[.C18]/[.H18]" office:value-type="currency" office:currency="USD" office:value="263.445692883895">
            <text:p>$263.45</text:p>
          </table:table-cell>
          <table:table-cell table:formula="of:=[.D18]/[.H18]" office:value-type="currency" office:currency="USD" office:value="28.3426966292135">
            <text:p>$28.3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NDOVER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74655">
            <text:p>$74,655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Andover </text:p>
          </table:table-cell>
          <table:table-cell table:style-name="ce7" table:formula="of:=[.H19]" office:value-type="float" office:value="30598">
            <text:p>30,598</text:p>
          </table:table-cell>
          <table:table-cell office:value-type="float" office:value="30598">
            <text:p>30598</text:p>
          </table:table-cell>
          <table:table-cell office:value-type="string">
            <text:p>1600000US2701486</text:p>
          </table:table-cell>
          <table:table-cell office:value-type="float" office:value="2701486">
            <text:p>2701486</text:p>
          </table:table-cell>
          <table:table-cell table:formula="of:=[.C19]/[.H19]" office:value-type="currency" office:currency="USD" office:value="2.43986535067651">
            <text:p>$2.44</text:p>
          </table:table-cell>
          <table:table-cell table:formula="of:=[.D19]/[.H19]" office:value-type="currency" office:currency="USD" office:value="2.43986535067651">
            <text:p>$2.4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NNANDALE</text:p>
          </table:table-cell>
          <table:table-cell table:style-name="ce3" office:value-type="currency" office:currency="USD" office:value="260224">
            <text:p>$260,224</text:p>
          </table:table-cell>
          <table:table-cell table:style-name="ce3" office:value-type="currency" office:currency="USD" office:value="392486">
            <text:p>$392,486</text:p>
          </table:table-cell>
          <table:table-cell table:style-name="ce3" office:value-type="currency" office:currency="USD" office:value="132262">
            <text:p>$132,262</text:p>
          </table:table-cell>
          <table:table-cell table:style-name="ce6" office:value-type="percentage" office:value="0.5083">
            <text:p>50.83%</text:p>
          </table:table-cell>
          <table:table-cell office:value-type="string">
            <text:p>Annandale </text:p>
          </table:table-cell>
          <table:table-cell table:style-name="ce7" table:formula="of:=[.H20]" office:value-type="float" office:value="3228">
            <text:p>3,228</text:p>
          </table:table-cell>
          <table:table-cell office:value-type="float" office:value="3228">
            <text:p>3228</text:p>
          </table:table-cell>
          <table:table-cell office:value-type="string">
            <text:p>1600000US2701684</text:p>
          </table:table-cell>
          <table:table-cell office:value-type="float" office:value="2701684">
            <text:p>2701684</text:p>
          </table:table-cell>
          <table:table-cell table:formula="of:=[.C20]/[.H20]" office:value-type="currency" office:currency="USD" office:value="121.587980173482">
            <text:p>$121.59</text:p>
          </table:table-cell>
          <table:table-cell table:formula="of:=[.D20]/[.H20]" office:value-type="currency" office:currency="USD" office:value="40.9733581164808">
            <text:p>$40.9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ANOKA</text:p>
          </table:table-cell>
          <table:table-cell table:style-name="ce3" office:value-type="currency" office:currency="USD" office:value="901095">
            <text:p>$901,095</text:p>
          </table:table-cell>
          <table:table-cell table:style-name="ce3" office:value-type="currency" office:currency="USD" office:value="1547473">
            <text:p>$1,547,473</text:p>
          </table:table-cell>
          <table:table-cell table:style-name="ce3" office:value-type="currency" office:currency="USD" office:value="646378">
            <text:p>$646,378</text:p>
          </table:table-cell>
          <table:table-cell table:style-name="ce6" office:value-type="percentage" office:value="0.7173">
            <text:p>71.73%</text:p>
          </table:table-cell>
          <table:table-cell office:value-type="string">
            <text:p>Anoka </text:p>
          </table:table-cell>
          <table:table-cell table:style-name="ce7" table:formula="of:=[.H21]" office:value-type="float" office:value="17142">
            <text:p>17,142</text:p>
          </table:table-cell>
          <table:table-cell office:value-type="float" office:value="17142">
            <text:p>17142</text:p>
          </table:table-cell>
          <table:table-cell office:value-type="string">
            <text:p>1600000US2701720</text:p>
          </table:table-cell>
          <table:table-cell office:value-type="float" office:value="2701720">
            <text:p>2701720</text:p>
          </table:table-cell>
          <table:table-cell table:formula="of:=[.C21]/[.H21]" office:value-type="currency" office:currency="USD" office:value="90.2737720219344">
            <text:p>$90.27</text:p>
          </table:table-cell>
          <table:table-cell table:formula="of:=[.D21]/[.H21]" office:value-type="currency" office:currency="USD" office:value="37.7072686967682">
            <text:p>$37.7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PPLE VALLEY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Apple Valley </text:p>
          </table:table-cell>
          <table:table-cell table:style-name="ce7" table:formula="of:=[.H22]" office:value-type="float" office:value="49084">
            <text:p>49,084</text:p>
          </table:table-cell>
          <table:table-cell office:value-type="float" office:value="49084">
            <text:p>49084</text:p>
          </table:table-cell>
          <table:table-cell office:value-type="string">
            <text:p>1600000US2701900</text:p>
          </table:table-cell>
          <table:table-cell office:value-type="float" office:value="2701900">
            <text:p>2701900</text:p>
          </table:table-cell>
          <table:table-cell table:formula="of:=[.C22]/[.H22]" office:value-type="currency" office:currency="USD" office:value="0">
            <text:p>$0.00</text:p>
          </table:table-cell>
          <table:table-cell table:formula="of:=[.D22]/[.H22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APPLETON</text:p>
          </table:table-cell>
          <table:table-cell table:number-columns-repeated="2" table:style-name="ce3" office:value-type="currency" office:currency="USD" office:value="876061">
            <text:p>$876,061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Appleton </text:p>
          </table:table-cell>
          <table:table-cell table:style-name="ce7" table:formula="of:=[.H23]" office:value-type="float" office:value="1412">
            <text:p>1,412</text:p>
          </table:table-cell>
          <table:table-cell office:value-type="float" office:value="1412">
            <text:p>1412</text:p>
          </table:table-cell>
          <table:table-cell office:value-type="string">
            <text:p>1600000US2701864</text:p>
          </table:table-cell>
          <table:table-cell office:value-type="float" office:value="2701864">
            <text:p>2701864</text:p>
          </table:table-cell>
          <table:table-cell table:formula="of:=[.C23]/[.H23]" office:value-type="currency" office:currency="USD" office:value="620.439801699717">
            <text:p>$620.44</text:p>
          </table:table-cell>
          <table:table-cell table:formula="of:=[.D23]/[.H23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ARCO</text:p>
          </table:table-cell>
          <table:table-cell table:number-columns-repeated="2" table:style-name="ce3" office:value-type="currency" office:currency="USD" office:value="24655">
            <text:p>$24,65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Arco </text:p>
          </table:table-cell>
          <table:table-cell table:style-name="ce7" table:formula="of:=[.H24]"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string">
            <text:p>1600000US2701972</text:p>
          </table:table-cell>
          <table:table-cell office:value-type="float" office:value="2701972">
            <text:p>2701972</text:p>
          </table:table-cell>
          <table:table-cell table:formula="of:=[.C24]/[.H24]" office:value-type="currency" office:currency="USD" office:value="328.733333333333">
            <text:p>$328.73</text:p>
          </table:table-cell>
          <table:table-cell table:formula="of:=[.D24]/[.H2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RDEN HILLS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Arden Hills </text:p>
          </table:table-cell>
          <table:table-cell table:style-name="ce7" table:formula="of:=[.H25]" office:value-type="float" office:value="9552">
            <text:p>9,552</text:p>
          </table:table-cell>
          <table:table-cell office:value-type="float" office:value="9552">
            <text:p>9552</text:p>
          </table:table-cell>
          <table:table-cell office:value-type="string">
            <text:p>1600000US2702026</text:p>
          </table:table-cell>
          <table:table-cell office:value-type="float" office:value="2702026">
            <text:p>2702026</text:p>
          </table:table-cell>
          <table:table-cell table:formula="of:=[.C25]/[.H25]" office:value-type="currency" office:currency="USD" office:value="0">
            <text:p>$0.00</text:p>
          </table:table-cell>
          <table:table-cell table:formula="of:=[.D25]/[.H25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RGYLE</text:p>
          </table:table-cell>
          <table:table-cell table:style-name="ce3" office:value-type="currency" office:currency="USD" office:value="197165">
            <text:p>$197,165</text:p>
          </table:table-cell>
          <table:table-cell table:style-name="ce3" office:value-type="currency" office:currency="USD" office:value="217107">
            <text:p>$217,107</text:p>
          </table:table-cell>
          <table:table-cell table:style-name="ce3" office:value-type="currency" office:currency="USD" office:value="19942">
            <text:p>$19,942</text:p>
          </table:table-cell>
          <table:table-cell table:style-name="ce6" office:value-type="percentage" office:value="0.1011">
            <text:p>10.11%</text:p>
          </table:table-cell>
          <table:table-cell office:value-type="string">
            <text:p>Argyle </text:p>
          </table:table-cell>
          <table:table-cell table:style-name="ce7" table:formula="of:=[.H26]" office:value-type="float" office:value="639">
            <text:p>639</text:p>
          </table:table-cell>
          <table:table-cell office:value-type="float" office:value="639">
            <text:p>639</text:p>
          </table:table-cell>
          <table:table-cell office:value-type="string">
            <text:p>1600000US2702134</text:p>
          </table:table-cell>
          <table:table-cell office:value-type="float" office:value="2702134">
            <text:p>2702134</text:p>
          </table:table-cell>
          <table:table-cell table:formula="of:=[.C26]/[.H26]" office:value-type="currency" office:currency="USD" office:value="339.760563380282">
            <text:p>$339.76</text:p>
          </table:table-cell>
          <table:table-cell table:formula="of:=[.D26]/[.H26]" office:value-type="currency" office:currency="USD" office:value="31.20813771518">
            <text:p>$31.2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RLINGTON</text:p>
          </table:table-cell>
          <table:table-cell table:style-name="ce3" office:value-type="currency" office:currency="USD" office:value="636892">
            <text:p>$636,892</text:p>
          </table:table-cell>
          <table:table-cell table:style-name="ce3" office:value-type="currency" office:currency="USD" office:value="714407">
            <text:p>$714,407</text:p>
          </table:table-cell>
          <table:table-cell table:style-name="ce3" office:value-type="currency" office:currency="USD" office:value="77515">
            <text:p>$77,515</text:p>
          </table:table-cell>
          <table:table-cell table:style-name="ce6" office:value-type="percentage" office:value="0.1217">
            <text:p>12.17%</text:p>
          </table:table-cell>
          <table:table-cell office:value-type="string">
            <text:p>Arlington </text:p>
          </table:table-cell>
          <table:table-cell table:style-name="ce7" table:formula="of:=[.H27]" office:value-type="float" office:value="2233">
            <text:p>2,233</text:p>
          </table:table-cell>
          <table:table-cell office:value-type="float" office:value="2233">
            <text:p>2233</text:p>
          </table:table-cell>
          <table:table-cell office:value-type="string">
            <text:p>1600000US2702152</text:p>
          </table:table-cell>
          <table:table-cell office:value-type="float" office:value="2702152">
            <text:p>2702152</text:p>
          </table:table-cell>
          <table:table-cell table:formula="of:=[.C27]/[.H27]" office:value-type="currency" office:currency="USD" office:value="319.931482310793">
            <text:p>$319.93</text:p>
          </table:table-cell>
          <table:table-cell table:formula="of:=[.D27]/[.H27]" office:value-type="currency" office:currency="USD" office:value="34.7133900582176">
            <text:p>$34.7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HBY</text:p>
          </table:table-cell>
          <table:table-cell table:style-name="ce3" office:value-type="currency" office:currency="USD" office:value="102139">
            <text:p>$102,139</text:p>
          </table:table-cell>
          <table:table-cell table:style-name="ce3" office:value-type="currency" office:currency="USD" office:value="114762">
            <text:p>$114,762</text:p>
          </table:table-cell>
          <table:table-cell table:style-name="ce3" office:value-type="currency" office:currency="USD" office:value="12623">
            <text:p>$12,623</text:p>
          </table:table-cell>
          <table:table-cell table:style-name="ce6" office:value-type="percentage" office:value="0.1236">
            <text:p>12.36%</text:p>
          </table:table-cell>
          <table:table-cell office:value-type="string">
            <text:p>Ashby </text:p>
          </table:table-cell>
          <table:table-cell table:style-name="ce7" table:formula="of:=[.H28]" office:value-type="float" office:value="446">
            <text:p>446</text:p>
          </table:table-cell>
          <table:table-cell office:value-type="float" office:value="446">
            <text:p>446</text:p>
          </table:table-cell>
          <table:table-cell office:value-type="string">
            <text:p>1600000US2702422</text:p>
          </table:table-cell>
          <table:table-cell office:value-type="float" office:value="2702422">
            <text:p>2702422</text:p>
          </table:table-cell>
          <table:table-cell table:formula="of:=[.C28]/[.H28]" office:value-type="currency" office:currency="USD" office:value="257.313901345291">
            <text:p>$257.31</text:p>
          </table:table-cell>
          <table:table-cell table:formula="of:=[.D28]/[.H28]" office:value-type="currency" office:currency="USD" office:value="28.3026905829596">
            <text:p>$28.3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ASKOV</text:p>
          </table:table-cell>
          <table:table-cell table:style-name="ce3" office:value-type="currency" office:currency="USD" office:value="64584">
            <text:p>$64,584</text:p>
          </table:table-cell>
          <table:table-cell table:style-name="ce3" office:value-type="currency" office:currency="USD" office:value="76685">
            <text:p>$76,685</text:p>
          </table:table-cell>
          <table:table-cell table:style-name="ce3" office:value-type="currency" office:currency="USD" office:value="12101">
            <text:p>$12,101</text:p>
          </table:table-cell>
          <table:table-cell table:style-name="ce6" office:value-type="percentage" office:value="0.1874">
            <text:p>18.74%</text:p>
          </table:table-cell>
          <table:table-cell office:value-type="string">
            <text:p>Askov </text:p>
          </table:table-cell>
          <table:table-cell table:style-name="ce7" table:formula="of:=[.H29]" office:value-type="float" office:value="364">
            <text:p>364</text:p>
          </table:table-cell>
          <table:table-cell office:value-type="float" office:value="364">
            <text:p>364</text:p>
          </table:table-cell>
          <table:table-cell office:value-type="string">
            <text:p>1600000US2702548</text:p>
          </table:table-cell>
          <table:table-cell office:value-type="float" office:value="2702548">
            <text:p>2702548</text:p>
          </table:table-cell>
          <table:table-cell table:formula="of:=[.C29]/[.H29]" office:value-type="currency" office:currency="USD" office:value="210.673076923077">
            <text:p>$210.67</text:p>
          </table:table-cell>
          <table:table-cell table:formula="of:=[.D29]/[.H29]" office:value-type="currency" office:currency="USD" office:value="33.2445054945055">
            <text:p>$33.2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TWATER</text:p>
          </table:table-cell>
          <table:table-cell table:style-name="ce3" office:value-type="currency" office:currency="USD" office:value="237341">
            <text:p>$237,341</text:p>
          </table:table-cell>
          <table:table-cell table:style-name="ce3" office:value-type="currency" office:currency="USD" office:value="289781">
            <text:p>$289,781</text:p>
          </table:table-cell>
          <table:table-cell table:style-name="ce3" office:value-type="currency" office:currency="USD" office:value="52440">
            <text:p>$52,440</text:p>
          </table:table-cell>
          <table:table-cell table:style-name="ce6" office:value-type="percentage" office:value="0.2209">
            <text:p>22.09%</text:p>
          </table:table-cell>
          <table:table-cell office:value-type="string">
            <text:p>Atwater </text:p>
          </table:table-cell>
          <table:table-cell table:style-name="ce7" table:formula="of:=[.H30]" office:value-type="float" office:value="1133">
            <text:p>1,133</text:p>
          </table:table-cell>
          <table:table-cell office:value-type="float" office:value="1133">
            <text:p>1133</text:p>
          </table:table-cell>
          <table:table-cell office:value-type="string">
            <text:p>1600000US2702692</text:p>
          </table:table-cell>
          <table:table-cell office:value-type="float" office:value="2702692">
            <text:p>2702692</text:p>
          </table:table-cell>
          <table:table-cell table:formula="of:=[.C30]/[.H30]" office:value-type="currency" office:currency="USD" office:value="255.764342453663">
            <text:p>$255.76</text:p>
          </table:table-cell>
          <table:table-cell table:formula="of:=[.D30]/[.H30]" office:value-type="currency" office:currency="USD" office:value="46.2842012356576">
            <text:p>$46.2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UDUBON</text:p>
          </table:table-cell>
          <table:table-cell table:style-name="ce3" office:value-type="currency" office:currency="USD" office:value="98560">
            <text:p>$98,560</text:p>
          </table:table-cell>
          <table:table-cell table:style-name="ce3" office:value-type="currency" office:currency="USD" office:value="116672">
            <text:p>$116,672</text:p>
          </table:table-cell>
          <table:table-cell table:style-name="ce3" office:value-type="currency" office:currency="USD" office:value="18112">
            <text:p>$18,112</text:p>
          </table:table-cell>
          <table:table-cell table:style-name="ce6" office:value-type="percentage" office:value="0.1838">
            <text:p>18.38%</text:p>
          </table:table-cell>
          <table:table-cell office:value-type="string">
            <text:p>Audubon </text:p>
          </table:table-cell>
          <table:table-cell table:style-name="ce7" table:formula="of:=[.H31]" office:value-type="float" office:value="519">
            <text:p>519</text:p>
          </table:table-cell>
          <table:table-cell office:value-type="float" office:value="519">
            <text:p>519</text:p>
          </table:table-cell>
          <table:table-cell office:value-type="string">
            <text:p>1600000US2702728</text:p>
          </table:table-cell>
          <table:table-cell office:value-type="float" office:value="2702728">
            <text:p>2702728</text:p>
          </table:table-cell>
          <table:table-cell table:formula="of:=[.C31]/[.H31]" office:value-type="currency" office:currency="USD" office:value="224.801541425819">
            <text:p>$224.80</text:p>
          </table:table-cell>
          <table:table-cell table:formula="of:=[.D31]/[.H31]" office:value-type="currency" office:currency="USD" office:value="34.897880539499">
            <text:p>$34.9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URORA</text:p>
          </table:table-cell>
          <table:table-cell table:style-name="ce3" office:value-type="currency" office:currency="USD" office:value="605415">
            <text:p>$605,415</text:p>
          </table:table-cell>
          <table:table-cell table:style-name="ce3" office:value-type="currency" office:currency="USD" office:value="634983">
            <text:p>$634,983</text:p>
          </table:table-cell>
          <table:table-cell table:style-name="ce3" office:value-type="currency" office:currency="USD" office:value="29568">
            <text:p>$29,568</text:p>
          </table:table-cell>
          <table:table-cell table:style-name="ce6" office:value-type="percentage" office:value="0.0488">
            <text:p>4.88%</text:p>
          </table:table-cell>
          <table:table-cell office:value-type="string">
            <text:p>Aurora </text:p>
          </table:table-cell>
          <table:table-cell table:style-name="ce7" table:formula="of:=[.H32]" office:value-type="float" office:value="1682">
            <text:p>1,682</text:p>
          </table:table-cell>
          <table:table-cell office:value-type="float" office:value="1682">
            <text:p>1682</text:p>
          </table:table-cell>
          <table:table-cell office:value-type="string">
            <text:p>1600000US2702872</text:p>
          </table:table-cell>
          <table:table-cell office:value-type="float" office:value="2702872">
            <text:p>2702872</text:p>
          </table:table-cell>
          <table:table-cell table:formula="of:=[.C32]/[.H32]" office:value-type="currency" office:currency="USD" office:value="377.516646848989">
            <text:p>$377.52</text:p>
          </table:table-cell>
          <table:table-cell table:formula="of:=[.D32]/[.H32]" office:value-type="currency" office:currency="USD" office:value="17.5790725326992">
            <text:p>$17.5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USTIN</text:p>
          </table:table-cell>
          <table:table-cell table:style-name="ce3" office:value-type="currency" office:currency="USD" office:value="7122450">
            <text:p>$7,122,450</text:p>
          </table:table-cell>
          <table:table-cell table:style-name="ce3" office:value-type="currency" office:currency="USD" office:value="7878853">
            <text:p>$7,878,853</text:p>
          </table:table-cell>
          <table:table-cell table:style-name="ce3" office:value-type="currency" office:currency="USD" office:value="756403">
            <text:p>$756,403</text:p>
          </table:table-cell>
          <table:table-cell table:style-name="ce6" office:value-type="percentage" office:value="0.1062">
            <text:p>10.62%</text:p>
          </table:table-cell>
          <table:table-cell office:value-type="string">
            <text:p>Austin </text:p>
          </table:table-cell>
          <table:table-cell table:style-name="ce7" table:formula="of:=[.H33]" office:value-type="float" office:value="24718">
            <text:p>24,718</text:p>
          </table:table-cell>
          <table:table-cell office:value-type="float" office:value="24718">
            <text:p>24718</text:p>
          </table:table-cell>
          <table:table-cell office:value-type="string">
            <text:p>1600000US2702908</text:p>
          </table:table-cell>
          <table:table-cell office:value-type="float" office:value="2702908">
            <text:p>2702908</text:p>
          </table:table-cell>
          <table:table-cell table:formula="of:=[.C33]/[.H33]" office:value-type="currency" office:currency="USD" office:value="318.749615664698">
            <text:p>$318.75</text:p>
          </table:table-cell>
          <table:table-cell table:formula="of:=[.D33]/[.H33]" office:value-type="currency" office:currency="USD" office:value="30.6013026943927">
            <text:p>$30.6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AVOCA</text:p>
          </table:table-cell>
          <table:table-cell table:number-columns-repeated="2" table:style-name="ce3" office:value-type="currency" office:currency="USD" office:value="26223">
            <text:p>$26,223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Avoca </text:p>
          </table:table-cell>
          <table:table-cell table:style-name="ce7" table:formula="of:=[.H34]" office:value-type="float" office:value="147">
            <text:p>147</text:p>
          </table:table-cell>
          <table:table-cell office:value-type="float" office:value="147">
            <text:p>147</text:p>
          </table:table-cell>
          <table:table-cell office:value-type="string">
            <text:p>1600000US2703052</text:p>
          </table:table-cell>
          <table:table-cell office:value-type="float" office:value="2703052">
            <text:p>2703052</text:p>
          </table:table-cell>
          <table:table-cell table:formula="of:=[.C34]/[.H34]" office:value-type="currency" office:currency="USD" office:value="178.387755102041">
            <text:p>$178.39</text:p>
          </table:table-cell>
          <table:table-cell table:formula="of:=[.D34]/[.H3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VON</text:p>
          </table:table-cell>
          <table:table-cell table:style-name="ce3" office:value-type="currency" office:currency="USD" office:value="209935">
            <text:p>$209,935</text:p>
          </table:table-cell>
          <table:table-cell table:style-name="ce3" office:value-type="currency" office:currency="USD" office:value="261868">
            <text:p>$261,868</text:p>
          </table:table-cell>
          <table:table-cell table:style-name="ce3" office:value-type="currency" office:currency="USD" office:value="51933">
            <text:p>$51,933</text:p>
          </table:table-cell>
          <table:table-cell table:style-name="ce6" office:value-type="percentage" office:value="0.2474">
            <text:p>24.74%</text:p>
          </table:table-cell>
          <table:table-cell office:value-type="string">
            <text:p>Avon </text:p>
          </table:table-cell>
          <table:table-cell table:style-name="ce7" table:formula="of:=[.H35]" office:value-type="float" office:value="1396">
            <text:p>1,396</text:p>
          </table:table-cell>
          <table:table-cell office:value-type="float" office:value="1396">
            <text:p>1396</text:p>
          </table:table-cell>
          <table:table-cell office:value-type="string">
            <text:p>1600000US2703070</text:p>
          </table:table-cell>
          <table:table-cell office:value-type="float" office:value="2703070">
            <text:p>2703070</text:p>
          </table:table-cell>
          <table:table-cell table:formula="of:=[.C35]/[.H35]" office:value-type="currency" office:currency="USD" office:value="187.58452722063">
            <text:p>$187.58</text:p>
          </table:table-cell>
          <table:table-cell table:formula="of:=[.D35]/[.H35]" office:value-type="currency" office:currency="USD" office:value="37.2012893982808">
            <text:p>$37.2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ABBITT</text:p>
          </table:table-cell>
          <table:table-cell table:style-name="ce3" office:value-type="currency" office:currency="USD" office:value="299542">
            <text:p>$299,542</text:p>
          </table:table-cell>
          <table:table-cell table:style-name="ce3" office:value-type="currency" office:currency="USD" office:value="347809">
            <text:p>$347,809</text:p>
          </table:table-cell>
          <table:table-cell table:style-name="ce3" office:value-type="currency" office:currency="USD" office:value="48267">
            <text:p>$48,267</text:p>
          </table:table-cell>
          <table:table-cell table:style-name="ce6" office:value-type="percentage" office:value="0.1611">
            <text:p>16.11%</text:p>
          </table:table-cell>
          <table:table-cell office:value-type="string">
            <text:p>Babbitt </text:p>
          </table:table-cell>
          <table:table-cell table:style-name="ce7" table:formula="of:=[.H36]" office:value-type="float" office:value="1475">
            <text:p>1,475</text:p>
          </table:table-cell>
          <table:table-cell office:value-type="float" office:value="1475">
            <text:p>1475</text:p>
          </table:table-cell>
          <table:table-cell office:value-type="string">
            <text:p>1600000US2703106</text:p>
          </table:table-cell>
          <table:table-cell office:value-type="float" office:value="2703106">
            <text:p>2703106</text:p>
          </table:table-cell>
          <table:table-cell table:formula="of:=[.C36]/[.H36]" office:value-type="currency" office:currency="USD" office:value="235.802711864407">
            <text:p>$235.80</text:p>
          </table:table-cell>
          <table:table-cell table:formula="of:=[.D36]/[.H36]" office:value-type="currency" office:currency="USD" office:value="32.7233898305085">
            <text:p>$32.7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ACKUS</text:p>
          </table:table-cell>
          <table:table-cell table:style-name="ce3" office:value-type="currency" office:currency="USD" office:value="28410">
            <text:p>$28,410</text:p>
          </table:table-cell>
          <table:table-cell table:style-name="ce3" office:value-type="currency" office:currency="USD" office:value="28661">
            <text:p>$28,661</text:p>
          </table:table-cell>
          <table:table-cell table:style-name="ce3" office:value-type="currency" office:currency="USD" office:value="251">
            <text:p>$251</text:p>
          </table:table-cell>
          <table:table-cell table:style-name="ce6" office:value-type="percentage" office:value="0.0088">
            <text:p>0.88%</text:p>
          </table:table-cell>
          <table:table-cell office:value-type="string">
            <text:p>Backus </text:p>
          </table:table-cell>
          <table:table-cell table:style-name="ce7" table:formula="of:=[.H37]" office:value-type="float" office:value="250">
            <text:p>250</text:p>
          </table:table-cell>
          <table:table-cell office:value-type="float" office:value="250">
            <text:p>250</text:p>
          </table:table-cell>
          <table:table-cell office:value-type="string">
            <text:p>1600000US2703124</text:p>
          </table:table-cell>
          <table:table-cell office:value-type="float" office:value="2703124">
            <text:p>2703124</text:p>
          </table:table-cell>
          <table:table-cell table:formula="of:=[.C37]/[.H37]" office:value-type="currency" office:currency="USD" office:value="114.644">
            <text:p>$114.64</text:p>
          </table:table-cell>
          <table:table-cell table:formula="of:=[.D37]/[.H37]" office:value-type="currency" office:currency="USD" office:value="1.004">
            <text:p>$1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ADGER</text:p>
          </table:table-cell>
          <table:table-cell table:style-name="ce3" office:value-type="currency" office:currency="USD" office:value="100302">
            <text:p>$100,302</text:p>
          </table:table-cell>
          <table:table-cell table:style-name="ce3" office:value-type="currency" office:currency="USD" office:value="108960">
            <text:p>$108,960</text:p>
          </table:table-cell>
          <table:table-cell table:style-name="ce3" office:value-type="currency" office:currency="USD" office:value="8658">
            <text:p>$8,658</text:p>
          </table:table-cell>
          <table:table-cell table:style-name="ce6" office:value-type="percentage" office:value="0.0863">
            <text:p>8.63%</text:p>
          </table:table-cell>
          <table:table-cell office:value-type="string">
            <text:p>Badger </text:p>
          </table:table-cell>
          <table:table-cell table:style-name="ce7" table:formula="of:=[.H38]" office:value-type="float" office:value="375">
            <text:p>375</text:p>
          </table:table-cell>
          <table:table-cell office:value-type="float" office:value="375">
            <text:p>375</text:p>
          </table:table-cell>
          <table:table-cell office:value-type="string">
            <text:p>1600000US2703160</text:p>
          </table:table-cell>
          <table:table-cell office:value-type="float" office:value="2703160">
            <text:p>2703160</text:p>
          </table:table-cell>
          <table:table-cell table:formula="of:=[.C38]/[.H38]" office:value-type="currency" office:currency="USD" office:value="290.56">
            <text:p>$290.56</text:p>
          </table:table-cell>
          <table:table-cell table:formula="of:=[.D38]/[.H38]" office:value-type="currency" office:currency="USD" office:value="23.088">
            <text:p>$23.0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AGLEY</text:p>
          </table:table-cell>
          <table:table-cell table:style-name="ce3" office:value-type="currency" office:currency="USD" office:value="384402">
            <text:p>$384,402</text:p>
          </table:table-cell>
          <table:table-cell table:style-name="ce3" office:value-type="currency" office:currency="USD" office:value="435637">
            <text:p>$435,637</text:p>
          </table:table-cell>
          <table:table-cell table:style-name="ce3" office:value-type="currency" office:currency="USD" office:value="51235">
            <text:p>$51,235</text:p>
          </table:table-cell>
          <table:table-cell table:style-name="ce6" office:value-type="percentage" office:value="0.1333">
            <text:p>13.33%</text:p>
          </table:table-cell>
          <table:table-cell office:value-type="string">
            <text:p>Bagley </text:p>
          </table:table-cell>
          <table:table-cell table:style-name="ce7" table:formula="of:=[.H39]" office:value-type="float" office:value="1392">
            <text:p>1,392</text:p>
          </table:table-cell>
          <table:table-cell office:value-type="float" office:value="1392">
            <text:p>1392</text:p>
          </table:table-cell>
          <table:table-cell office:value-type="string">
            <text:p>1600000US2703196</text:p>
          </table:table-cell>
          <table:table-cell office:value-type="float" office:value="2703196">
            <text:p>2703196</text:p>
          </table:table-cell>
          <table:table-cell table:formula="of:=[.C39]/[.H39]" office:value-type="currency" office:currency="USD" office:value="312.957614942529">
            <text:p>$312.96</text:p>
          </table:table-cell>
          <table:table-cell table:formula="of:=[.D39]/[.H39]" office:value-type="currency" office:currency="USD" office:value="36.8067528735632">
            <text:p>$36.8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ALATON</text:p>
          </table:table-cell>
          <table:table-cell table:style-name="ce3" office:value-type="currency" office:currency="USD" office:value="198557">
            <text:p>$198,557</text:p>
          </table:table-cell>
          <table:table-cell table:style-name="ce3" office:value-type="currency" office:currency="USD" office:value="218928">
            <text:p>$218,928</text:p>
          </table:table-cell>
          <table:table-cell table:style-name="ce3" office:value-type="currency" office:currency="USD" office:value="20371">
            <text:p>$20,371</text:p>
          </table:table-cell>
          <table:table-cell table:style-name="ce6" office:value-type="percentage" office:value="0.1026">
            <text:p>10.26%</text:p>
          </table:table-cell>
          <table:table-cell office:value-type="string">
            <text:p>Balaton </text:p>
          </table:table-cell>
          <table:table-cell table:style-name="ce7" table:formula="of:=[.H40]" office:value-type="float" office:value="643">
            <text:p>643</text:p>
          </table:table-cell>
          <table:table-cell office:value-type="float" office:value="643">
            <text:p>643</text:p>
          </table:table-cell>
          <table:table-cell office:value-type="string">
            <text:p>1600000US2703250</text:p>
          </table:table-cell>
          <table:table-cell office:value-type="float" office:value="2703250">
            <text:p>2703250</text:p>
          </table:table-cell>
          <table:table-cell table:formula="of:=[.C40]/[.H40]" office:value-type="currency" office:currency="USD" office:value="340.47900466563">
            <text:p>$340.48</text:p>
          </table:table-cell>
          <table:table-cell table:formula="of:=[.D40]/[.H40]" office:value-type="currency" office:currency="USD" office:value="31.6811819595645">
            <text:p>$31.6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ARNESVILLE</text:p>
          </table:table-cell>
          <table:table-cell table:style-name="ce3" office:value-type="currency" office:currency="USD" office:value="655766">
            <text:p>$655,766</text:p>
          </table:table-cell>
          <table:table-cell table:style-name="ce3" office:value-type="currency" office:currency="USD" office:value="754102">
            <text:p>$754,102</text:p>
          </table:table-cell>
          <table:table-cell table:style-name="ce3" office:value-type="currency" office:currency="USD" office:value="98336">
            <text:p>$98,336</text:p>
          </table:table-cell>
          <table:table-cell table:style-name="ce6" office:value-type="percentage" office:value="0.15">
            <text:p>15.00%</text:p>
          </table:table-cell>
          <table:table-cell office:value-type="string">
            <text:p>Barnesville </text:p>
          </table:table-cell>
          <table:table-cell table:style-name="ce7" table:formula="of:=[.H41]" office:value-type="float" office:value="2563">
            <text:p>2,563</text:p>
          </table:table-cell>
          <table:table-cell office:value-type="float" office:value="2563">
            <text:p>2563</text:p>
          </table:table-cell>
          <table:table-cell office:value-type="string">
            <text:p>1600000US2703574</text:p>
          </table:table-cell>
          <table:table-cell office:value-type="float" office:value="2703574">
            <text:p>2703574</text:p>
          </table:table-cell>
          <table:table-cell table:formula="of:=[.C41]/[.H41]" office:value-type="currency" office:currency="USD" office:value="294.226297307842">
            <text:p>$294.23</text:p>
          </table:table-cell>
          <table:table-cell table:formula="of:=[.D41]/[.H41]" office:value-type="currency" office:currency="USD" office:value="38.3675380413578">
            <text:p>$38.3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ARNUM</text:p>
          </table:table-cell>
          <table:table-cell table:style-name="ce3" office:value-type="currency" office:currency="USD" office:value="128897">
            <text:p>$128,897</text:p>
          </table:table-cell>
          <table:table-cell table:style-name="ce3" office:value-type="currency" office:currency="USD" office:value="152227">
            <text:p>$152,227</text:p>
          </table:table-cell>
          <table:table-cell table:style-name="ce3" office:value-type="currency" office:currency="USD" office:value="23330">
            <text:p>$23,330</text:p>
          </table:table-cell>
          <table:table-cell table:style-name="ce6" office:value-type="percentage" office:value="0.181">
            <text:p>18.10%</text:p>
          </table:table-cell>
          <table:table-cell office:value-type="string">
            <text:p>Barnum </text:p>
          </table:table-cell>
          <table:table-cell table:style-name="ce7" table:formula="of:=[.H42]" office:value-type="float" office:value="613">
            <text:p>613</text:p>
          </table:table-cell>
          <table:table-cell office:value-type="float" office:value="613">
            <text:p>613</text:p>
          </table:table-cell>
          <table:table-cell office:value-type="string">
            <text:p>1600000US2703628</text:p>
          </table:table-cell>
          <table:table-cell office:value-type="float" office:value="2703628">
            <text:p>2703628</text:p>
          </table:table-cell>
          <table:table-cell table:formula="of:=[.C42]/[.H42]" office:value-type="currency" office:currency="USD" office:value="248.331158238173">
            <text:p>$248.33</text:p>
          </table:table-cell>
          <table:table-cell table:formula="of:=[.D42]/[.H42]" office:value-type="currency" office:currency="USD" office:value="38.0587275693312">
            <text:p>$38.0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ARRETT</text:p>
          </table:table-cell>
          <table:table-cell table:style-name="ce3" office:value-type="currency" office:currency="USD" office:value="57809">
            <text:p>$57,809</text:p>
          </table:table-cell>
          <table:table-cell table:style-name="ce3" office:value-type="currency" office:currency="USD" office:value="73697">
            <text:p>$73,697</text:p>
          </table:table-cell>
          <table:table-cell table:style-name="ce3" office:value-type="currency" office:currency="USD" office:value="15888">
            <text:p>$15,888</text:p>
          </table:table-cell>
          <table:table-cell table:style-name="ce6" office:value-type="percentage" office:value="0.2748">
            <text:p>27.48%</text:p>
          </table:table-cell>
          <table:table-cell office:value-type="string">
            <text:p>Barrett </text:p>
          </table:table-cell>
          <table:table-cell table:style-name="ce7" table:formula="of:=[.H43]" office:value-type="float" office:value="415">
            <text:p>415</text:p>
          </table:table-cell>
          <table:table-cell office:value-type="float" office:value="415">
            <text:p>415</text:p>
          </table:table-cell>
          <table:table-cell office:value-type="string">
            <text:p>1600000US2703682</text:p>
          </table:table-cell>
          <table:table-cell office:value-type="float" office:value="2703682">
            <text:p>2703682</text:p>
          </table:table-cell>
          <table:table-cell table:formula="of:=[.C43]/[.H43]" office:value-type="currency" office:currency="USD" office:value="177.58313253012">
            <text:p>$177.58</text:p>
          </table:table-cell>
          <table:table-cell table:formula="of:=[.D43]/[.H43]" office:value-type="currency" office:currency="USD" office:value="38.2843373493976">
            <text:p>$38.2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ARRY</text:p>
          </table:table-cell>
          <table:table-cell table:number-columns-repeated="2" table:style-name="ce3" office:value-type="currency" office:currency="USD" office:value="2476">
            <text:p>$2,476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arry </text:p>
          </table:table-cell>
          <table:table-cell table:style-name="ce7" table:formula="of:=[.H44]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>
            <text:p>1600000US2703718</text:p>
          </table:table-cell>
          <table:table-cell office:value-type="float" office:value="2703718">
            <text:p>2703718</text:p>
          </table:table-cell>
          <table:table-cell table:formula="of:=[.C44]/[.H44]" office:value-type="currency" office:currency="USD" office:value="154.75">
            <text:p>$154.75</text:p>
          </table:table-cell>
          <table:table-cell table:formula="of:=[.D44]/[.H4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ATTLE LAKE</text:p>
          </table:table-cell>
          <table:table-cell table:style-name="ce3" office:value-type="currency" office:currency="USD" office:value="42044">
            <text:p>$42,044</text:p>
          </table:table-cell>
          <table:table-cell table:style-name="ce3" office:value-type="currency" office:currency="USD" office:value="74208">
            <text:p>$74,208</text:p>
          </table:table-cell>
          <table:table-cell table:style-name="ce3" office:value-type="currency" office:currency="USD" office:value="32164">
            <text:p>$32,164</text:p>
          </table:table-cell>
          <table:table-cell table:style-name="ce6" office:value-type="percentage" office:value="0.765">
            <text:p>76.50%</text:p>
          </table:table-cell>
          <table:table-cell office:value-type="string">
            <text:p>Battle Lake </text:p>
          </table:table-cell>
          <table:table-cell table:style-name="ce7" table:formula="of:=[.H45]" office:value-type="float" office:value="875">
            <text:p>875</text:p>
          </table:table-cell>
          <table:table-cell office:value-type="float" office:value="875">
            <text:p>875</text:p>
          </table:table-cell>
          <table:table-cell office:value-type="string">
            <text:p>1600000US2703970</text:p>
          </table:table-cell>
          <table:table-cell office:value-type="float" office:value="2703970">
            <text:p>2703970</text:p>
          </table:table-cell>
          <table:table-cell table:formula="of:=[.C45]/[.H45]" office:value-type="currency" office:currency="USD" office:value="84.8091428571429">
            <text:p>$84.81</text:p>
          </table:table-cell>
          <table:table-cell table:formula="of:=[.D45]/[.H45]" office:value-type="currency" office:currency="USD" office:value="36.7588571428571">
            <text:p>$36.7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AUDETTE</text:p>
          </table:table-cell>
          <table:table-cell table:style-name="ce3" office:value-type="currency" office:currency="USD" office:value="289939">
            <text:p>$289,939</text:p>
          </table:table-cell>
          <table:table-cell table:style-name="ce3" office:value-type="currency" office:currency="USD" office:value="297714">
            <text:p>$297,714</text:p>
          </table:table-cell>
          <table:table-cell table:style-name="ce3" office:value-type="currency" office:currency="USD" office:value="7775">
            <text:p>$7,775</text:p>
          </table:table-cell>
          <table:table-cell table:style-name="ce6" office:value-type="percentage" office:value="0.0268">
            <text:p>2.68%</text:p>
          </table:table-cell>
          <table:table-cell office:value-type="string">
            <text:p>Baudette </text:p>
          </table:table-cell>
          <table:table-cell table:style-name="ce7" table:formula="of:=[.H46]" office:value-type="float" office:value="1106">
            <text:p>1,106</text:p>
          </table:table-cell>
          <table:table-cell office:value-type="float" office:value="1106">
            <text:p>1106</text:p>
          </table:table-cell>
          <table:table-cell office:value-type="string">
            <text:p>1600000US2704024</text:p>
          </table:table-cell>
          <table:table-cell office:value-type="float" office:value="2704024">
            <text:p>2704024</text:p>
          </table:table-cell>
          <table:table-cell table:formula="of:=[.C46]/[.H46]" office:value-type="currency" office:currency="USD" office:value="269.180831826401">
            <text:p>$269.18</text:p>
          </table:table-cell>
          <table:table-cell table:formula="of:=[.D46]/[.H46]" office:value-type="currency" office:currency="USD" office:value="7.02983725135624">
            <text:p>$7.0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AXTER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axter </text:p>
          </table:table-cell>
          <table:table-cell table:style-name="ce7" table:formula="of:=[.H47]" office:value-type="float" office:value="7610">
            <text:p>7,610</text:p>
          </table:table-cell>
          <table:table-cell office:value-type="float" office:value="7610">
            <text:p>7610</text:p>
          </table:table-cell>
          <table:table-cell office:value-type="string">
            <text:p>1600000US2704042</text:p>
          </table:table-cell>
          <table:table-cell office:value-type="float" office:value="2704042">
            <text:p>2704042</text:p>
          </table:table-cell>
          <table:table-cell table:formula="of:=[.C47]/[.H47]" office:value-type="currency" office:currency="USD" office:value="0">
            <text:p>$0.00</text:p>
          </table:table-cell>
          <table:table-cell table:formula="of:=[.D47]/[.H47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AYPORT</text:p>
          </table:table-cell>
          <table:table-cell table:style-name="ce3" office:value-type="currency" office:currency="USD" office:value="335228">
            <text:p>$335,228</text:p>
          </table:table-cell>
          <table:table-cell table:style-name="ce3" office:value-type="currency" office:currency="USD" office:value="483262">
            <text:p>$483,262</text:p>
          </table:table-cell>
          <table:table-cell table:style-name="ce3" office:value-type="currency" office:currency="USD" office:value="148034">
            <text:p>$148,034</text:p>
          </table:table-cell>
          <table:table-cell table:style-name="ce6" office:value-type="percentage" office:value="0.4416">
            <text:p>44.16%</text:p>
          </table:table-cell>
          <table:table-cell office:value-type="string">
            <text:p>Bayport </text:p>
          </table:table-cell>
          <table:table-cell table:style-name="ce7" table:formula="of:=[.H48]" office:value-type="float" office:value="3471">
            <text:p>3,471</text:p>
          </table:table-cell>
          <table:table-cell office:value-type="float" office:value="3471">
            <text:p>3471</text:p>
          </table:table-cell>
          <table:table-cell office:value-type="string">
            <text:p>1600000US2704114</text:p>
          </table:table-cell>
          <table:table-cell office:value-type="float" office:value="2704114">
            <text:p>2704114</text:p>
          </table:table-cell>
          <table:table-cell table:formula="of:=[.C48]/[.H48]" office:value-type="currency" office:currency="USD" office:value="139.228464419476">
            <text:p>$139.23</text:p>
          </table:table-cell>
          <table:table-cell table:formula="of:=[.D48]/[.H48]" office:value-type="currency" office:currency="USD" office:value="42.6488043791415">
            <text:p>$42.6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EARDSLEY</text:p>
          </table:table-cell>
          <table:table-cell table:number-columns-repeated="2" table:style-name="ce3" office:value-type="currency" office:currency="USD" office:value="74065">
            <text:p>$74,06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eardsley </text:p>
          </table:table-cell>
          <table:table-cell table:style-name="ce7" table:formula="of:=[.H49]" office:value-type="float" office:value="233">
            <text:p>233</text:p>
          </table:table-cell>
          <table:table-cell office:value-type="float" office:value="233">
            <text:p>233</text:p>
          </table:table-cell>
          <table:table-cell office:value-type="string">
            <text:p>1600000US2704204</text:p>
          </table:table-cell>
          <table:table-cell office:value-type="float" office:value="2704204">
            <text:p>2704204</text:p>
          </table:table-cell>
          <table:table-cell table:formula="of:=[.C49]/[.H49]" office:value-type="currency" office:currency="USD" office:value="317.875536480687">
            <text:p>$317.88</text:p>
          </table:table-cell>
          <table:table-cell table:formula="of:=[.D49]/[.H49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EAVER BAY</text:p>
          </table:table-cell>
          <table:table-cell table:number-columns-repeated="2" table:style-name="ce3" office:value-type="currency" office:currency="USD" office:value="12520">
            <text:p>$12,52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eaver Bay </text:p>
          </table:table-cell>
          <table:table-cell table:style-name="ce7" table:formula="of:=[.H50]" office:value-type="float" office:value="181">
            <text:p>181</text:p>
          </table:table-cell>
          <table:table-cell office:value-type="float" office:value="181">
            <text:p>181</text:p>
          </table:table-cell>
          <table:table-cell office:value-type="string">
            <text:p>1600000US2704456</text:p>
          </table:table-cell>
          <table:table-cell office:value-type="float" office:value="2704456">
            <text:p>2704456</text:p>
          </table:table-cell>
          <table:table-cell table:formula="of:=[.C50]/[.H50]" office:value-type="currency" office:currency="USD" office:value="69.171270718232">
            <text:p>$69.17</text:p>
          </table:table-cell>
          <table:table-cell table:formula="of:=[.D50]/[.H50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EAVER CREEK</text:p>
          </table:table-cell>
          <table:table-cell table:style-name="ce3" office:value-type="currency" office:currency="USD" office:value="40424">
            <text:p>$40,424</text:p>
          </table:table-cell>
          <table:table-cell table:style-name="ce3" office:value-type="currency" office:currency="USD" office:value="48216">
            <text:p>$48,216</text:p>
          </table:table-cell>
          <table:table-cell table:style-name="ce3" office:value-type="currency" office:currency="USD" office:value="7792">
            <text:p>$7,792</text:p>
          </table:table-cell>
          <table:table-cell table:style-name="ce6" office:value-type="percentage" office:value="0.1928">
            <text:p>19.28%</text:p>
          </table:table-cell>
          <table:table-cell office:value-type="string">
            <text:p>Beaver Creek </text:p>
          </table:table-cell>
          <table:table-cell table:style-name="ce7" table:formula="of:=[.H51]" office:value-type="float" office:value="297">
            <text:p>297</text:p>
          </table:table-cell>
          <table:table-cell office:value-type="float" office:value="297">
            <text:p>297</text:p>
          </table:table-cell>
          <table:table-cell office:value-type="string">
            <text:p>1600000US2704492</text:p>
          </table:table-cell>
          <table:table-cell office:value-type="float" office:value="2704492">
            <text:p>2704492</text:p>
          </table:table-cell>
          <table:table-cell table:formula="of:=[.C51]/[.H51]" office:value-type="currency" office:currency="USD" office:value="162.343434343434">
            <text:p>$162.34</text:p>
          </table:table-cell>
          <table:table-cell table:formula="of:=[.D51]/[.H51]" office:value-type="currency" office:currency="USD" office:value="26.2356902356902">
            <text:p>$26.2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ECKER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ecker </text:p>
          </table:table-cell>
          <table:table-cell table:style-name="ce7" table:formula="of:=[.H52]" office:value-type="float" office:value="4538">
            <text:p>4,538</text:p>
          </table:table-cell>
          <table:table-cell office:value-type="float" office:value="4538">
            <text:p>4538</text:p>
          </table:table-cell>
          <table:table-cell office:value-type="string">
            <text:p>1600000US2704618</text:p>
          </table:table-cell>
          <table:table-cell office:value-type="float" office:value="2704618">
            <text:p>2704618</text:p>
          </table:table-cell>
          <table:table-cell table:formula="of:=[.C52]/[.H52]" office:value-type="currency" office:currency="USD" office:value="0">
            <text:p>$0.00</text:p>
          </table:table-cell>
          <table:table-cell table:formula="of:=[.D52]/[.H52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EJOU</text:p>
          </table:table-cell>
          <table:table-cell table:style-name="ce3" office:value-type="currency" office:currency="USD" office:value="19645">
            <text:p>$19,645</text:p>
          </table:table-cell>
          <table:table-cell table:style-name="ce3" office:value-type="currency" office:currency="USD" office:value="19921">
            <text:p>$19,921</text:p>
          </table:table-cell>
          <table:table-cell table:style-name="ce3" office:value-type="currency" office:currency="USD" office:value="276">
            <text:p>$276</text:p>
          </table:table-cell>
          <table:table-cell table:style-name="ce6" office:value-type="percentage" office:value="0.014">
            <text:p>1.40%</text:p>
          </table:table-cell>
          <table:table-cell office:value-type="string">
            <text:p>Bejou </text:p>
          </table:table-cell>
          <table:table-cell table:style-name="ce7" table:formula="of:=[.H53]"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string">
            <text:p>1600000US2704672</text:p>
          </table:table-cell>
          <table:table-cell office:value-type="float" office:value="2704672">
            <text:p>2704672</text:p>
          </table:table-cell>
          <table:table-cell table:formula="of:=[.C53]/[.H53]" office:value-type="currency" office:currency="USD" office:value="223.831460674157">
            <text:p>$223.83</text:p>
          </table:table-cell>
          <table:table-cell table:formula="of:=[.D53]/[.H53]" office:value-type="currency" office:currency="USD" office:value="3.10112359550562">
            <text:p>$3.1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ELGRADE</text:p>
          </table:table-cell>
          <table:table-cell table:style-name="ce3" office:value-type="currency" office:currency="USD" office:value="180345">
            <text:p>$180,345</text:p>
          </table:table-cell>
          <table:table-cell table:style-name="ce3" office:value-type="currency" office:currency="USD" office:value="211022">
            <text:p>$211,022</text:p>
          </table:table-cell>
          <table:table-cell table:style-name="ce3" office:value-type="currency" office:currency="USD" office:value="30677">
            <text:p>$30,677</text:p>
          </table:table-cell>
          <table:table-cell table:style-name="ce6" office:value-type="percentage" office:value="0.1701">
            <text:p>17.01%</text:p>
          </table:table-cell>
          <table:table-cell office:value-type="string">
            <text:p>Belgrade </text:p>
          </table:table-cell>
          <table:table-cell table:style-name="ce7" table:formula="of:=[.H54]" office:value-type="float" office:value="740">
            <text:p>740</text:p>
          </table:table-cell>
          <table:table-cell office:value-type="float" office:value="740">
            <text:p>740</text:p>
          </table:table-cell>
          <table:table-cell office:value-type="string">
            <text:p>1600000US2704762</text:p>
          </table:table-cell>
          <table:table-cell office:value-type="float" office:value="2704762">
            <text:p>2704762</text:p>
          </table:table-cell>
          <table:table-cell table:formula="of:=[.C54]/[.H54]" office:value-type="currency" office:currency="USD" office:value="285.164864864865">
            <text:p>$285.16</text:p>
          </table:table-cell>
          <table:table-cell table:formula="of:=[.D54]/[.H54]" office:value-type="currency" office:currency="USD" office:value="41.4554054054054">
            <text:p>$41.4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ELLE PLAINE</text:p>
          </table:table-cell>
          <table:table-cell table:style-name="ce3" office:value-type="currency" office:currency="USD" office:value="54473">
            <text:p>$54,473</text:p>
          </table:table-cell>
          <table:table-cell table:style-name="ce3" office:value-type="currency" office:currency="USD" office:value="279862">
            <text:p>$279,862</text:p>
          </table:table-cell>
          <table:table-cell table:style-name="ce3" office:value-type="currency" office:currency="USD" office:value="225389">
            <text:p>$225,389</text:p>
          </table:table-cell>
          <table:table-cell table:style-name="ce6" office:value-type="percentage" office:value="4.1376">
            <text:p>413.76%</text:p>
          </table:table-cell>
          <table:table-cell office:value-type="string">
            <text:p>Belle Plaine </text:p>
          </table:table-cell>
          <table:table-cell table:style-name="ce7" table:formula="of:=[.H55]" office:value-type="float" office:value="6661">
            <text:p>6,661</text:p>
          </table:table-cell>
          <table:table-cell office:value-type="float" office:value="6661">
            <text:p>6661</text:p>
          </table:table-cell>
          <table:table-cell office:value-type="string">
            <text:p>1600000US2704834</text:p>
          </table:table-cell>
          <table:table-cell office:value-type="float" office:value="2704834">
            <text:p>2704834</text:p>
          </table:table-cell>
          <table:table-cell table:formula="of:=[.C55]/[.H55]" office:value-type="currency" office:currency="USD" office:value="42.0150127608467">
            <text:p>$42.02</text:p>
          </table:table-cell>
          <table:table-cell table:formula="of:=[.D55]/[.H55]" office:value-type="currency" office:currency="USD" office:value="33.8371115448131">
            <text:p>$33.84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BELLECHESTER</text:p>
          </table:table-cell>
          <table:table-cell table:style-name="ce3" office:value-type="currency" office:currency="USD" office:value="17774">
            <text:p>$17,774</text:p>
          </table:table-cell>
          <table:table-cell table:style-name="ce3" office:value-type="currency" office:currency="USD" office:value="21312">
            <text:p>$21,312</text:p>
          </table:table-cell>
          <table:table-cell table:style-name="ce3" office:value-type="currency" office:currency="USD" office:value="3538">
            <text:p>$3,538</text:p>
          </table:table-cell>
          <table:table-cell table:style-name="ce6" office:value-type="percentage" office:value="0.1991">
            <text:p>19.91%</text:p>
          </table:table-cell>
          <table:table-cell office:value-type="string">
            <text:p>Bellechester </text:p>
          </table:table-cell>
          <table:table-cell table:style-name="ce7" table:formula="of:=[.H56]" office:value-type="float" office:value="175">
            <text:p>175</text:p>
          </table:table-cell>
          <table:table-cell office:value-type="float" office:value="175">
            <text:p>175</text:p>
          </table:table-cell>
          <table:table-cell office:value-type="string">
            <text:p>1600000US2704798</text:p>
          </table:table-cell>
          <table:table-cell office:value-type="float" office:value="2704798">
            <text:p>2704798</text:p>
          </table:table-cell>
          <table:table-cell table:formula="of:=[.C56]/[.H56]" office:value-type="currency" office:currency="USD" office:value="121.782857142857">
            <text:p>$121.78</text:p>
          </table:table-cell>
          <table:table-cell table:formula="of:=[.D56]/[.H56]" office:value-type="currency" office:currency="USD" office:value="20.2171428571429">
            <text:p>$20.2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ELLINGHAM</text:p>
          </table:table-cell>
          <table:table-cell table:number-columns-repeated="2" table:style-name="ce3" office:value-type="currency" office:currency="USD" office:value="61143">
            <text:p>$61,143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ellingham </text:p>
          </table:table-cell>
          <table:table-cell table:style-name="ce7" table:formula="of:=[.H57]" office:value-type="float" office:value="168">
            <text:p>168</text:p>
          </table:table-cell>
          <table:table-cell office:value-type="float" office:value="168">
            <text:p>168</text:p>
          </table:table-cell>
          <table:table-cell office:value-type="string">
            <text:p>1600000US2704960</text:p>
          </table:table-cell>
          <table:table-cell office:value-type="float" office:value="2704960">
            <text:p>2704960</text:p>
          </table:table-cell>
          <table:table-cell table:formula="of:=[.C57]/[.H57]" office:value-type="currency" office:currency="USD" office:value="363.946428571429">
            <text:p>$363.95</text:p>
          </table:table-cell>
          <table:table-cell table:formula="of:=[.D57]/[.H57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ELTRAMI</text:p>
          </table:table-cell>
          <table:table-cell table:number-columns-repeated="2" table:style-name="ce3" office:value-type="currency" office:currency="USD" office:value="25817">
            <text:p>$25,817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eltrami </text:p>
          </table:table-cell>
          <table:table-cell table:style-name="ce7" table:formula="of:=[.H58]"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string">
            <text:p>1600000US2705014</text:p>
          </table:table-cell>
          <table:table-cell office:value-type="float" office:value="2705014">
            <text:p>2705014</text:p>
          </table:table-cell>
          <table:table-cell table:formula="of:=[.C58]/[.H58]" office:value-type="currency" office:currency="USD" office:value="241.280373831776">
            <text:p>$241.28</text:p>
          </table:table-cell>
          <table:table-cell table:formula="of:=[.D58]/[.H58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ELVIEW</text:p>
          </table:table-cell>
          <table:table-cell table:style-name="ce3" office:value-type="currency" office:currency="USD" office:value="103367">
            <text:p>$103,367</text:p>
          </table:table-cell>
          <table:table-cell table:style-name="ce3" office:value-type="currency" office:currency="USD" office:value="114645">
            <text:p>$114,645</text:p>
          </table:table-cell>
          <table:table-cell table:style-name="ce3" office:value-type="currency" office:currency="USD" office:value="11278">
            <text:p>$11,278</text:p>
          </table:table-cell>
          <table:table-cell table:style-name="ce6" office:value-type="percentage" office:value="0.1091">
            <text:p>10.91%</text:p>
          </table:table-cell>
          <table:table-cell office:value-type="string">
            <text:p>Belview </text:p>
          </table:table-cell>
          <table:table-cell table:style-name="ce7" table:formula="of:=[.H59]" office:value-type="float" office:value="384">
            <text:p>384</text:p>
          </table:table-cell>
          <table:table-cell office:value-type="float" office:value="384">
            <text:p>384</text:p>
          </table:table-cell>
          <table:table-cell office:value-type="string">
            <text:p>1600000US2705050</text:p>
          </table:table-cell>
          <table:table-cell office:value-type="float" office:value="2705050">
            <text:p>2705050</text:p>
          </table:table-cell>
          <table:table-cell table:formula="of:=[.C59]/[.H59]" office:value-type="currency" office:currency="USD" office:value="298.5546875">
            <text:p>$298.55</text:p>
          </table:table-cell>
          <table:table-cell table:formula="of:=[.D59]/[.H59]" office:value-type="currency" office:currency="USD" office:value="29.3697916666667">
            <text:p>$29.3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EMIDJI</text:p>
          </table:table-cell>
          <table:table-cell table:style-name="ce3" office:value-type="currency" office:currency="USD" office:value="2906194">
            <text:p>$2,906,194</text:p>
          </table:table-cell>
          <table:table-cell table:style-name="ce3" office:value-type="currency" office:currency="USD" office:value="3211280">
            <text:p>$3,211,280</text:p>
          </table:table-cell>
          <table:table-cell table:style-name="ce3" office:value-type="currency" office:currency="USD" office:value="305086">
            <text:p>$305,086</text:p>
          </table:table-cell>
          <table:table-cell table:style-name="ce6" office:value-type="percentage" office:value="0.105">
            <text:p>10.50%</text:p>
          </table:table-cell>
          <table:table-cell office:value-type="string">
            <text:p>Bemidji </text:p>
          </table:table-cell>
          <table:table-cell table:style-name="ce7" table:formula="of:=[.H60]" office:value-type="float" office:value="13431">
            <text:p>13,431</text:p>
          </table:table-cell>
          <table:table-cell office:value-type="float" office:value="13431">
            <text:p>13431</text:p>
          </table:table-cell>
          <table:table-cell office:value-type="string">
            <text:p>1600000US2705068</text:p>
          </table:table-cell>
          <table:table-cell office:value-type="float" office:value="2705068">
            <text:p>2705068</text:p>
          </table:table-cell>
          <table:table-cell table:formula="of:=[.C60]/[.H60]" office:value-type="currency" office:currency="USD" office:value="239.094631821905">
            <text:p>$239.09</text:p>
          </table:table-cell>
          <table:table-cell table:formula="of:=[.D60]/[.H60]" office:value-type="currency" office:currency="USD" office:value="22.7150621696076">
            <text:p>$22.7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ENA</text:p>
          </table:table-cell>
          <table:table-cell table:style-name="ce3" office:value-type="currency" office:currency="USD" office:value="27257">
            <text:p>$27,257</text:p>
          </table:table-cell>
          <table:table-cell table:style-name="ce3" office:value-type="currency" office:currency="USD" office:value="29545">
            <text:p>$29,545</text:p>
          </table:table-cell>
          <table:table-cell table:style-name="ce3" office:value-type="currency" office:currency="USD" office:value="2288">
            <text:p>$2,288</text:p>
          </table:table-cell>
          <table:table-cell table:style-name="ce6" office:value-type="percentage" office:value="0.0839">
            <text:p>8.39%</text:p>
          </table:table-cell>
          <table:table-cell office:value-type="string">
            <text:p>Bena </text:p>
          </table:table-cell>
          <table:table-cell table:style-name="ce7" table:formula="of:=[.H61]" office:value-type="float" office:value="116">
            <text:p>116</text:p>
          </table:table-cell>
          <table:table-cell office:value-type="float" office:value="116">
            <text:p>116</text:p>
          </table:table-cell>
          <table:table-cell office:value-type="string">
            <text:p>1600000US2705104</text:p>
          </table:table-cell>
          <table:table-cell office:value-type="float" office:value="2705104">
            <text:p>2705104</text:p>
          </table:table-cell>
          <table:table-cell table:formula="of:=[.C61]/[.H61]" office:value-type="currency" office:currency="USD" office:value="254.698275862069">
            <text:p>$254.70</text:p>
          </table:table-cell>
          <table:table-cell table:formula="of:=[.D61]/[.H61]" office:value-type="currency" office:currency="USD" office:value="19.7241379310345">
            <text:p>$19.7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ENSON</text:p>
          </table:table-cell>
          <table:table-cell table:style-name="ce3" office:value-type="currency" office:currency="USD" office:value="776650">
            <text:p>$776,650</text:p>
          </table:table-cell>
          <table:table-cell table:style-name="ce3" office:value-type="currency" office:currency="USD" office:value="952025">
            <text:p>$952,025</text:p>
          </table:table-cell>
          <table:table-cell table:style-name="ce3" office:value-type="currency" office:currency="USD" office:value="175375">
            <text:p>$175,375</text:p>
          </table:table-cell>
          <table:table-cell table:style-name="ce6" office:value-type="percentage" office:value="0.2258">
            <text:p>22.58%</text:p>
          </table:table-cell>
          <table:table-cell office:value-type="string">
            <text:p>Benson </text:p>
          </table:table-cell>
          <table:table-cell table:style-name="ce7" table:formula="of:=[.H62]" office:value-type="float" office:value="3240">
            <text:p>3,240</text:p>
          </table:table-cell>
          <table:table-cell office:value-type="float" office:value="3240">
            <text:p>3240</text:p>
          </table:table-cell>
          <table:table-cell office:value-type="string">
            <text:p>1600000US2705212</text:p>
          </table:table-cell>
          <table:table-cell office:value-type="float" office:value="2705212">
            <text:p>2705212</text:p>
          </table:table-cell>
          <table:table-cell table:formula="of:=[.C62]/[.H62]" office:value-type="currency" office:currency="USD" office:value="293.83487654321">
            <text:p>$293.83</text:p>
          </table:table-cell>
          <table:table-cell table:formula="of:=[.D62]/[.H62]" office:value-type="currency" office:currency="USD" office:value="54.1280864197531">
            <text:p>$54.1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ERTHA</text:p>
          </table:table-cell>
          <table:table-cell table:style-name="ce3" office:value-type="currency" office:currency="USD" office:value="132871">
            <text:p>$132,871</text:p>
          </table:table-cell>
          <table:table-cell table:style-name="ce3" office:value-type="currency" office:currency="USD" office:value="149118">
            <text:p>$149,118</text:p>
          </table:table-cell>
          <table:table-cell table:style-name="ce3" office:value-type="currency" office:currency="USD" office:value="16247">
            <text:p>$16,247</text:p>
          </table:table-cell>
          <table:table-cell table:style-name="ce6" office:value-type="percentage" office:value="0.1223">
            <text:p>12.23%</text:p>
          </table:table-cell>
          <table:table-cell office:value-type="string">
            <text:p>Bertha </text:p>
          </table:table-cell>
          <table:table-cell table:style-name="ce7" table:formula="of:=[.H63]" office:value-type="float" office:value="497">
            <text:p>497</text:p>
          </table:table-cell>
          <table:table-cell office:value-type="float" office:value="497">
            <text:p>497</text:p>
          </table:table-cell>
          <table:table-cell office:value-type="string">
            <text:p>1600000US2705482</text:p>
          </table:table-cell>
          <table:table-cell office:value-type="float" office:value="2705482">
            <text:p>2705482</text:p>
          </table:table-cell>
          <table:table-cell table:formula="of:=[.C63]/[.H63]" office:value-type="currency" office:currency="USD" office:value="300.036217303823">
            <text:p>$300.04</text:p>
          </table:table-cell>
          <table:table-cell table:formula="of:=[.D63]/[.H63]" office:value-type="currency" office:currency="USD" office:value="32.6901408450704">
            <text:p>$32.6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ETHEL</text:p>
          </table:table-cell>
          <table:table-cell table:style-name="ce3" office:value-type="currency" office:currency="USD" office:value="35117">
            <text:p>$35,117</text:p>
          </table:table-cell>
          <table:table-cell table:style-name="ce3" office:value-type="currency" office:currency="USD" office:value="46105">
            <text:p>$46,105</text:p>
          </table:table-cell>
          <table:table-cell table:style-name="ce3" office:value-type="currency" office:currency="USD" office:value="10988">
            <text:p>$10,988</text:p>
          </table:table-cell>
          <table:table-cell table:style-name="ce6" office:value-type="percentage" office:value="0.3129">
            <text:p>31.29%</text:p>
          </table:table-cell>
          <table:table-cell office:value-type="string">
            <text:p>Bethel </text:p>
          </table:table-cell>
          <table:table-cell table:style-name="ce7" table:formula="of:=[.H64]" office:value-type="float" office:value="466">
            <text:p>466</text:p>
          </table:table-cell>
          <table:table-cell office:value-type="float" office:value="466">
            <text:p>466</text:p>
          </table:table-cell>
          <table:table-cell office:value-type="string">
            <text:p>1600000US2705554</text:p>
          </table:table-cell>
          <table:table-cell office:value-type="float" office:value="2705554">
            <text:p>2705554</text:p>
          </table:table-cell>
          <table:table-cell table:formula="of:=[.C64]/[.H64]" office:value-type="currency" office:currency="USD" office:value="98.9377682403434">
            <text:p>$98.94</text:p>
          </table:table-cell>
          <table:table-cell table:formula="of:=[.D64]/[.H64]" office:value-type="currency" office:currency="USD" office:value="23.5793991416309">
            <text:p>$23.5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IG FALLS</text:p>
          </table:table-cell>
          <table:table-cell table:style-name="ce3" office:value-type="currency" office:currency="USD" office:value="67827">
            <text:p>$67,827</text:p>
          </table:table-cell>
          <table:table-cell table:style-name="ce3" office:value-type="currency" office:currency="USD" office:value="70673">
            <text:p>$70,673</text:p>
          </table:table-cell>
          <table:table-cell table:style-name="ce3" office:value-type="currency" office:currency="USD" office:value="2846">
            <text:p>$2,846</text:p>
          </table:table-cell>
          <table:table-cell table:style-name="ce6" office:value-type="percentage" office:value="0.042">
            <text:p>4.20%</text:p>
          </table:table-cell>
          <table:table-cell office:value-type="string">
            <text:p>Big Falls </text:p>
          </table:table-cell>
          <table:table-cell table:style-name="ce7" table:formula="of:=[.H65]" office:value-type="float" office:value="236">
            <text:p>236</text:p>
          </table:table-cell>
          <table:table-cell office:value-type="float" office:value="236">
            <text:p>236</text:p>
          </table:table-cell>
          <table:table-cell office:value-type="string">
            <text:p>1600000US2705680</text:p>
          </table:table-cell>
          <table:table-cell office:value-type="float" office:value="2705680">
            <text:p>2705680</text:p>
          </table:table-cell>
          <table:table-cell table:formula="of:=[.C65]/[.H65]" office:value-type="currency" office:currency="USD" office:value="299.46186440678">
            <text:p>$299.46</text:p>
          </table:table-cell>
          <table:table-cell table:formula="of:=[.D65]/[.H65]" office:value-type="currency" office:currency="USD" office:value="12.0593220338983">
            <text:p>$12.0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IG LAKE</text:p>
          </table:table-cell>
          <table:table-cell table:style-name="ce3" office:value-type="currency" office:currency="USD" office:value="156014">
            <text:p>$156,014</text:p>
          </table:table-cell>
          <table:table-cell table:style-name="ce3" office:value-type="currency" office:currency="USD" office:value="481542">
            <text:p>$481,542</text:p>
          </table:table-cell>
          <table:table-cell table:style-name="ce3" office:value-type="currency" office:currency="USD" office:value="325528">
            <text:p>$325,528</text:p>
          </table:table-cell>
          <table:table-cell table:style-name="ce6" office:value-type="percentage" office:value="2.0865">
            <text:p>208.65%</text:p>
          </table:table-cell>
          <table:table-cell office:value-type="string">
            <text:p>Big Lake </text:p>
          </table:table-cell>
          <table:table-cell table:style-name="ce7" table:formula="of:=[.H66]" office:value-type="float" office:value="10060">
            <text:p>10,060</text:p>
          </table:table-cell>
          <table:table-cell office:value-type="float" office:value="10060">
            <text:p>10060</text:p>
          </table:table-cell>
          <table:table-cell office:value-type="string">
            <text:p>1600000US2705752</text:p>
          </table:table-cell>
          <table:table-cell office:value-type="float" office:value="2705752">
            <text:p>2705752</text:p>
          </table:table-cell>
          <table:table-cell table:formula="of:=[.C66]/[.H66]" office:value-type="currency" office:currency="USD" office:value="47.8669980119284">
            <text:p>$47.87</text:p>
          </table:table-cell>
          <table:table-cell table:formula="of:=[.D66]/[.H66]" office:value-type="currency" office:currency="USD" office:value="32.358648111332">
            <text:p>$32.3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IGELOW</text:p>
          </table:table-cell>
          <table:table-cell table:style-name="ce3" office:value-type="currency" office:currency="USD" office:value="49185">
            <text:p>$49,185</text:p>
          </table:table-cell>
          <table:table-cell table:style-name="ce3" office:value-type="currency" office:currency="USD" office:value="55155">
            <text:p>$55,155</text:p>
          </table:table-cell>
          <table:table-cell table:style-name="ce3" office:value-type="currency" office:currency="USD" office:value="5970">
            <text:p>$5,970</text:p>
          </table:table-cell>
          <table:table-cell table:style-name="ce6" office:value-type="percentage" office:value="0.1214">
            <text:p>12.14%</text:p>
          </table:table-cell>
          <table:table-cell office:value-type="string">
            <text:p>Bigelow </text:p>
          </table:table-cell>
          <table:table-cell table:style-name="ce7" table:formula="of:=[.H67]" office:value-type="float" office:value="235">
            <text:p>235</text:p>
          </table:table-cell>
          <table:table-cell office:value-type="float" office:value="235">
            <text:p>235</text:p>
          </table:table-cell>
          <table:table-cell office:value-type="string">
            <text:p>1600000US2705644</text:p>
          </table:table-cell>
          <table:table-cell office:value-type="float" office:value="2705644">
            <text:p>2705644</text:p>
          </table:table-cell>
          <table:table-cell table:formula="of:=[.C67]/[.H67]" office:value-type="currency" office:currency="USD" office:value="234.702127659574">
            <text:p>$234.70</text:p>
          </table:table-cell>
          <table:table-cell table:formula="of:=[.D67]/[.H67]" office:value-type="currency" office:currency="USD" office:value="25.4042553191489">
            <text:p>$25.4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IGFORK</text:p>
          </table:table-cell>
          <table:table-cell table:style-name="ce3" office:value-type="currency" office:currency="USD" office:value="80363">
            <text:p>$80,363</text:p>
          </table:table-cell>
          <table:table-cell table:style-name="ce3" office:value-type="currency" office:currency="USD" office:value="94302">
            <text:p>$94,302</text:p>
          </table:table-cell>
          <table:table-cell table:style-name="ce3" office:value-type="currency" office:currency="USD" office:value="13939">
            <text:p>$13,939</text:p>
          </table:table-cell>
          <table:table-cell table:style-name="ce6" office:value-type="percentage" office:value="0.1735">
            <text:p>17.35%</text:p>
          </table:table-cell>
          <table:table-cell office:value-type="string">
            <text:p>Bigfork </text:p>
          </table:table-cell>
          <table:table-cell table:style-name="ce7" table:formula="of:=[.H68]" office:value-type="float" office:value="446">
            <text:p>446</text:p>
          </table:table-cell>
          <table:table-cell office:value-type="float" office:value="446">
            <text:p>446</text:p>
          </table:table-cell>
          <table:table-cell office:value-type="string">
            <text:p>1600000US2705698</text:p>
          </table:table-cell>
          <table:table-cell office:value-type="float" office:value="2705698">
            <text:p>2705698</text:p>
          </table:table-cell>
          <table:table-cell table:formula="of:=[.C68]/[.H68]" office:value-type="currency" office:currency="USD" office:value="211.439461883408">
            <text:p>$211.44</text:p>
          </table:table-cell>
          <table:table-cell table:formula="of:=[.D68]/[.H68]" office:value-type="currency" office:currency="USD" office:value="31.2533632286995">
            <text:p>$31.2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INGHAM LAKE</text:p>
          </table:table-cell>
          <table:table-cell table:number-columns-repeated="2" table:style-name="ce3" office:value-type="currency" office:currency="USD" office:value="26063">
            <text:p>$26,063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ingham Lake </text:p>
          </table:table-cell>
          <table:table-cell table:style-name="ce7" table:formula="of:=[.H69]"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string">
            <text:p>1600000US2705896</text:p>
          </table:table-cell>
          <table:table-cell office:value-type="float" office:value="2705896">
            <text:p>2705896</text:p>
          </table:table-cell>
          <table:table-cell table:formula="of:=[.C69]/[.H69]" office:value-type="currency" office:currency="USD" office:value="206.849206349206">
            <text:p>$206.85</text:p>
          </table:table-cell>
          <table:table-cell table:formula="of:=[.D69]/[.H69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BIRCHWOOD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irchwood Village </text:p>
          </table:table-cell>
          <table:table-cell table:style-name="ce7" table:formula="of:=[.H70]" office:value-type="float" office:value="870">
            <text:p>870</text:p>
          </table:table-cell>
          <table:table-cell office:value-type="float" office:value="870">
            <text:p>870</text:p>
          </table:table-cell>
          <table:table-cell office:value-type="string">
            <text:p>1600000US2706058</text:p>
          </table:table-cell>
          <table:table-cell office:value-type="float" office:value="2706058">
            <text:p>2706058</text:p>
          </table:table-cell>
          <table:table-cell table:formula="of:=[.C70]/[.H70]" office:value-type="currency" office:currency="USD" office:value="0">
            <text:p>$0.00</text:p>
          </table:table-cell>
          <table:table-cell table:formula="of:=[.D70]/[.H70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IRD ISLAND</text:p>
          </table:table-cell>
          <table:table-cell table:style-name="ce3" office:value-type="currency" office:currency="USD" office:value="370344">
            <text:p>$370,344</text:p>
          </table:table-cell>
          <table:table-cell table:style-name="ce3" office:value-type="currency" office:currency="USD" office:value="388606">
            <text:p>$388,606</text:p>
          </table:table-cell>
          <table:table-cell table:style-name="ce3" office:value-type="currency" office:currency="USD" office:value="18262">
            <text:p>$18,262</text:p>
          </table:table-cell>
          <table:table-cell table:style-name="ce6" office:value-type="percentage" office:value="0.0493">
            <text:p>4.93%</text:p>
          </table:table-cell>
          <table:table-cell office:value-type="string">
            <text:p>Bird Island </text:p>
          </table:table-cell>
          <table:table-cell table:style-name="ce7" table:formula="of:=[.H71]" office:value-type="float" office:value="1042">
            <text:p>1,042</text:p>
          </table:table-cell>
          <table:table-cell office:value-type="float" office:value="1042">
            <text:p>1042</text:p>
          </table:table-cell>
          <table:table-cell office:value-type="string">
            <text:p>1600000US2706076</text:p>
          </table:table-cell>
          <table:table-cell office:value-type="float" office:value="2706076">
            <text:p>2706076</text:p>
          </table:table-cell>
          <table:table-cell table:formula="of:=[.C71]/[.H71]" office:value-type="currency" office:currency="USD" office:value="372.942418426104">
            <text:p>$372.94</text:p>
          </table:table-cell>
          <table:table-cell table:formula="of:=[.D71]/[.H71]" office:value-type="currency" office:currency="USD" office:value="17.5259117082534">
            <text:p>$17.5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ISCAY</text:p>
          </table:table-cell>
          <table:table-cell table:style-name="ce3" office:value-type="currency" office:currency="USD" office:value="12234">
            <text:p>$12,234</text:p>
          </table:table-cell>
          <table:table-cell table:style-name="ce3" office:value-type="currency" office:currency="USD" office:value="16049">
            <text:p>$16,049</text:p>
          </table:table-cell>
          <table:table-cell table:style-name="ce3" office:value-type="currency" office:currency="USD" office:value="3815">
            <text:p>$3,815</text:p>
          </table:table-cell>
          <table:table-cell table:style-name="ce6" office:value-type="percentage" office:value="0.3118">
            <text:p>31.18%</text:p>
          </table:table-cell>
          <table:table-cell office:value-type="string">
            <text:p>Biscay </text:p>
          </table:table-cell>
          <table:table-cell table:style-name="ce7" table:formula="of:=[.H72]" office:value-type="float" office:value="113">
            <text:p>113</text:p>
          </table:table-cell>
          <table:table-cell office:value-type="float" office:value="113">
            <text:p>113</text:p>
          </table:table-cell>
          <table:table-cell office:value-type="string">
            <text:p>1600000US2706112</text:p>
          </table:table-cell>
          <table:table-cell office:value-type="float" office:value="2706112">
            <text:p>2706112</text:p>
          </table:table-cell>
          <table:table-cell table:formula="of:=[.C72]/[.H72]" office:value-type="currency" office:currency="USD" office:value="142.026548672566">
            <text:p>$142.03</text:p>
          </table:table-cell>
          <table:table-cell table:formula="of:=[.D72]/[.H72]" office:value-type="currency" office:currency="USD" office:value="33.7610619469027">
            <text:p>$33.7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IWABIK</text:p>
          </table:table-cell>
          <table:table-cell table:number-columns-repeated="2" table:style-name="ce3" office:value-type="currency" office:currency="USD" office:value="263385">
            <text:p>$263,38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iwabik </text:p>
          </table:table-cell>
          <table:table-cell table:style-name="ce7" table:formula="of:=[.H73]" office:value-type="float" office:value="969">
            <text:p>969</text:p>
          </table:table-cell>
          <table:table-cell office:value-type="float" office:value="969">
            <text:p>969</text:p>
          </table:table-cell>
          <table:table-cell office:value-type="string">
            <text:p>1600000US2706148</text:p>
          </table:table-cell>
          <table:table-cell office:value-type="float" office:value="2706148">
            <text:p>2706148</text:p>
          </table:table-cell>
          <table:table-cell table:formula="of:=[.C73]/[.H73]" office:value-type="currency" office:currency="USD" office:value="271.811145510836">
            <text:p>$271.81</text:p>
          </table:table-cell>
          <table:table-cell table:formula="of:=[.D73]/[.H73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LACKDUCK</text:p>
          </table:table-cell>
          <table:table-cell table:style-name="ce3" office:value-type="currency" office:currency="USD" office:value="205021">
            <text:p>$205,021</text:p>
          </table:table-cell>
          <table:table-cell table:style-name="ce3" office:value-type="currency" office:currency="USD" office:value="238786">
            <text:p>$238,786</text:p>
          </table:table-cell>
          <table:table-cell table:style-name="ce3" office:value-type="currency" office:currency="USD" office:value="33765">
            <text:p>$33,765</text:p>
          </table:table-cell>
          <table:table-cell table:style-name="ce6" office:value-type="percentage" office:value="0.1647">
            <text:p>16.47%</text:p>
          </table:table-cell>
          <table:table-cell office:value-type="string">
            <text:p>Blackduck </text:p>
          </table:table-cell>
          <table:table-cell table:style-name="ce7" table:formula="of:=[.H74]" office:value-type="float" office:value="785">
            <text:p>785</text:p>
          </table:table-cell>
          <table:table-cell office:value-type="float" office:value="785">
            <text:p>785</text:p>
          </table:table-cell>
          <table:table-cell office:value-type="string">
            <text:p>1600000US2706256</text:p>
          </table:table-cell>
          <table:table-cell office:value-type="float" office:value="2706256">
            <text:p>2706256</text:p>
          </table:table-cell>
          <table:table-cell table:formula="of:=[.C74]/[.H74]" office:value-type="currency" office:currency="USD" office:value="304.185987261147">
            <text:p>$304.19</text:p>
          </table:table-cell>
          <table:table-cell table:formula="of:=[.D74]/[.H74]" office:value-type="currency" office:currency="USD" office:value="43.0127388535032">
            <text:p>$43.0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LAIN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laine </text:p>
          </table:table-cell>
          <table:table-cell table:style-name="ce7" table:formula="of:=[.H75]" office:value-type="float" office:value="57186">
            <text:p>57,186</text:p>
          </table:table-cell>
          <table:table-cell office:value-type="float" office:value="57186">
            <text:p>57186</text:p>
          </table:table-cell>
          <table:table-cell office:value-type="string">
            <text:p>1600000US2706382</text:p>
          </table:table-cell>
          <table:table-cell office:value-type="float" office:value="2706382">
            <text:p>2706382</text:p>
          </table:table-cell>
          <table:table-cell table:formula="of:=[.C75]/[.H75]" office:value-type="currency" office:currency="USD" office:value="0">
            <text:p>$0.00</text:p>
          </table:table-cell>
          <table:table-cell table:formula="of:=[.D75]/[.H75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LOMKEST</text:p>
          </table:table-cell>
          <table:table-cell table:style-name="ce3" office:value-type="currency" office:currency="USD" office:value="16533">
            <text:p>$16,533</text:p>
          </table:table-cell>
          <table:table-cell table:style-name="ce3" office:value-type="currency" office:currency="USD" office:value="19001">
            <text:p>$19,001</text:p>
          </table:table-cell>
          <table:table-cell table:style-name="ce3" office:value-type="currency" office:currency="USD" office:value="2468">
            <text:p>$2,468</text:p>
          </table:table-cell>
          <table:table-cell table:style-name="ce6" office:value-type="percentage" office:value="0.1493">
            <text:p>14.93%</text:p>
          </table:table-cell>
          <table:table-cell office:value-type="string">
            <text:p>Blomkest </text:p>
          </table:table-cell>
          <table:table-cell table:style-name="ce7" table:formula="of:=[.H76]" office:value-type="float" office:value="157">
            <text:p>157</text:p>
          </table:table-cell>
          <table:table-cell office:value-type="float" office:value="157">
            <text:p>157</text:p>
          </table:table-cell>
          <table:table-cell office:value-type="string">
            <text:p>1600000US2706490</text:p>
          </table:table-cell>
          <table:table-cell office:value-type="float" office:value="2706490">
            <text:p>2706490</text:p>
          </table:table-cell>
          <table:table-cell table:formula="of:=[.C76]/[.H76]" office:value-type="currency" office:currency="USD" office:value="121.025477707006">
            <text:p>$121.03</text:p>
          </table:table-cell>
          <table:table-cell table:formula="of:=[.D76]/[.H76]" office:value-type="currency" office:currency="USD" office:value="15.7197452229299">
            <text:p>$15.7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LOOMING PRAIRIE</text:p>
          </table:table-cell>
          <table:table-cell table:style-name="ce3" office:value-type="currency" office:currency="USD" office:value="647677">
            <text:p>$647,677</text:p>
          </table:table-cell>
          <table:table-cell table:style-name="ce3" office:value-type="currency" office:currency="USD" office:value="695250">
            <text:p>$695,250</text:p>
          </table:table-cell>
          <table:table-cell table:style-name="ce3" office:value-type="currency" office:currency="USD" office:value="47573">
            <text:p>$47,573</text:p>
          </table:table-cell>
          <table:table-cell table:style-name="ce6" office:value-type="percentage" office:value="0.0735">
            <text:p>7.35%</text:p>
          </table:table-cell>
          <table:table-cell office:value-type="string">
            <text:p>Blooming Prairie </text:p>
          </table:table-cell>
          <table:table-cell table:style-name="ce7" table:formula="of:=[.H77]" office:value-type="float" office:value="1996">
            <text:p>1,996</text:p>
          </table:table-cell>
          <table:table-cell office:value-type="float" office:value="1996">
            <text:p>1996</text:p>
          </table:table-cell>
          <table:table-cell office:value-type="string">
            <text:p>1600000US2706580</text:p>
          </table:table-cell>
          <table:table-cell office:value-type="float" office:value="2706580">
            <text:p>2706580</text:p>
          </table:table-cell>
          <table:table-cell table:formula="of:=[.C77]/[.H77]" office:value-type="currency" office:currency="USD" office:value="348.321643286573">
            <text:p>$348.32</text:p>
          </table:table-cell>
          <table:table-cell table:formula="of:=[.D77]/[.H77]" office:value-type="currency" office:currency="USD" office:value="23.8341683366733">
            <text:p>$23.8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LOOMINGTON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403952">
            <text:p>$403,952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loomington </text:p>
          </table:table-cell>
          <table:table-cell table:style-name="ce7" table:formula="of:=[.H78]" office:value-type="float" office:value="82893">
            <text:p>82,893</text:p>
          </table:table-cell>
          <table:table-cell office:value-type="float" office:value="82893">
            <text:p>82893</text:p>
          </table:table-cell>
          <table:table-cell office:value-type="string">
            <text:p>1600000US2706616</text:p>
          </table:table-cell>
          <table:table-cell office:value-type="float" office:value="2706616">
            <text:p>2706616</text:p>
          </table:table-cell>
          <table:table-cell table:formula="of:=[.C78]/[.H78]" office:value-type="currency" office:currency="USD" office:value="4.87317385062671">
            <text:p>$4.87</text:p>
          </table:table-cell>
          <table:table-cell table:formula="of:=[.D78]/[.H78]" office:value-type="currency" office:currency="USD" office:value="4.87317385062671">
            <text:p>$4.8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LUE EARTH</text:p>
          </table:table-cell>
          <table:table-cell table:style-name="ce3" office:value-type="currency" office:currency="USD" office:value="1535819">
            <text:p>$1,535,819</text:p>
          </table:table-cell>
          <table:table-cell table:style-name="ce3" office:value-type="currency" office:currency="USD" office:value="1774258">
            <text:p>$1,774,258</text:p>
          </table:table-cell>
          <table:table-cell table:style-name="ce3" office:value-type="currency" office:currency="USD" office:value="238439">
            <text:p>$238,439</text:p>
          </table:table-cell>
          <table:table-cell table:style-name="ce6" office:value-type="percentage" office:value="0.1553">
            <text:p>15.53%</text:p>
          </table:table-cell>
          <table:table-cell office:value-type="string">
            <text:p>Blue Earth </text:p>
          </table:table-cell>
          <table:table-cell table:style-name="ce7" table:formula="of:=[.H79]" office:value-type="float" office:value="3353">
            <text:p>3,353</text:p>
          </table:table-cell>
          <table:table-cell office:value-type="float" office:value="3353">
            <text:p>3353</text:p>
          </table:table-cell>
          <table:table-cell office:value-type="string">
            <text:p>1600000US2706688</text:p>
          </table:table-cell>
          <table:table-cell office:value-type="float" office:value="2706688">
            <text:p>2706688</text:p>
          </table:table-cell>
          <table:table-cell table:formula="of:=[.C79]/[.H79]" office:value-type="currency" office:currency="USD" office:value="529.155383238891">
            <text:p>$529.16</text:p>
          </table:table-cell>
          <table:table-cell table:formula="of:=[.D79]/[.H79]" office:value-type="currency" office:currency="USD" office:value="71.1121383835371">
            <text:p>$71.1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LUFFTON</text:p>
          </table:table-cell>
          <table:table-cell table:style-name="ce3" office:value-type="currency" office:currency="USD" office:value="32101">
            <text:p>$32,101</text:p>
          </table:table-cell>
          <table:table-cell table:style-name="ce3" office:value-type="currency" office:currency="USD" office:value="36202">
            <text:p>$36,202</text:p>
          </table:table-cell>
          <table:table-cell table:style-name="ce3" office:value-type="currency" office:currency="USD" office:value="4101">
            <text:p>$4,101</text:p>
          </table:table-cell>
          <table:table-cell table:style-name="ce6" office:value-type="percentage" office:value="0.1278">
            <text:p>12.78%</text:p>
          </table:table-cell>
          <table:table-cell office:value-type="string">
            <text:p>Bluffton </text:p>
          </table:table-cell>
          <table:table-cell table:style-name="ce7" table:formula="of:=[.H80]" office:value-type="float" office:value="207">
            <text:p>207</text:p>
          </table:table-cell>
          <table:table-cell office:value-type="float" office:value="207">
            <text:p>207</text:p>
          </table:table-cell>
          <table:table-cell office:value-type="string">
            <text:p>1600000US2706778</text:p>
          </table:table-cell>
          <table:table-cell office:value-type="float" office:value="2706778">
            <text:p>2706778</text:p>
          </table:table-cell>
          <table:table-cell table:formula="of:=[.C80]/[.H80]" office:value-type="currency" office:currency="USD" office:value="174.888888888889">
            <text:p>$174.89</text:p>
          </table:table-cell>
          <table:table-cell table:formula="of:=[.D80]/[.H80]" office:value-type="currency" office:currency="USD" office:value="19.8115942028986">
            <text:p>$19.8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OCK</text:p>
          </table:table-cell>
          <table:table-cell table:style-name="ce3" office:value-type="currency" office:currency="USD" office:value="15437">
            <text:p>$15,437</text:p>
          </table:table-cell>
          <table:table-cell table:style-name="ce3" office:value-type="currency" office:currency="USD" office:value="16169">
            <text:p>$16,169</text:p>
          </table:table-cell>
          <table:table-cell table:style-name="ce3" office:value-type="currency" office:currency="USD" office:value="732">
            <text:p>$732</text:p>
          </table:table-cell>
          <table:table-cell table:style-name="ce6" office:value-type="percentage" office:value="0.0474">
            <text:p>4.74%</text:p>
          </table:table-cell>
          <table:table-cell office:value-type="string">
            <text:p>Bock </text:p>
          </table:table-cell>
          <table:table-cell table:style-name="ce7" table:formula="of:=[.H81]"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>
            <text:p>1600000US2706814</text:p>
          </table:table-cell>
          <table:table-cell office:value-type="float" office:value="2706814">
            <text:p>2706814</text:p>
          </table:table-cell>
          <table:table-cell table:formula="of:=[.C81]/[.H81]" office:value-type="currency" office:currency="USD" office:value="152.537735849057">
            <text:p>$152.54</text:p>
          </table:table-cell>
          <table:table-cell table:formula="of:=[.D81]/[.H81]" office:value-type="currency" office:currency="USD" office:value="6.90566037735849">
            <text:p>$6.9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ORUP</text:p>
          </table:table-cell>
          <table:table-cell table:style-name="ce3" office:value-type="currency" office:currency="USD" office:value="17772">
            <text:p>$17,772</text:p>
          </table:table-cell>
          <table:table-cell table:style-name="ce3" office:value-type="currency" office:currency="USD" office:value="20957">
            <text:p>$20,957</text:p>
          </table:table-cell>
          <table:table-cell table:style-name="ce3" office:value-type="currency" office:currency="USD" office:value="3185">
            <text:p>$3,185</text:p>
          </table:table-cell>
          <table:table-cell table:style-name="ce6" office:value-type="percentage" office:value="0.1792">
            <text:p>17.92%</text:p>
          </table:table-cell>
          <table:table-cell office:value-type="string">
            <text:p>Borup </text:p>
          </table:table-cell>
          <table:table-cell table:style-name="ce7" table:formula="of:=[.H82]"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string">
            <text:p>1600000US2707030</text:p>
          </table:table-cell>
          <table:table-cell office:value-type="float" office:value="2707030">
            <text:p>2707030</text:p>
          </table:table-cell>
          <table:table-cell table:formula="of:=[.C82]/[.H82]" office:value-type="currency" office:currency="USD" office:value="190.518181818182">
            <text:p>$190.52</text:p>
          </table:table-cell>
          <table:table-cell table:formula="of:=[.D82]/[.H82]" office:value-type="currency" office:currency="USD" office:value="28.9545454545455">
            <text:p>$28.9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OVEY</text:p>
          </table:table-cell>
          <table:table-cell table:style-name="ce3" office:value-type="currency" office:currency="USD" office:value="251002">
            <text:p>$251,002</text:p>
          </table:table-cell>
          <table:table-cell table:style-name="ce3" office:value-type="currency" office:currency="USD" office:value="274751">
            <text:p>$274,751</text:p>
          </table:table-cell>
          <table:table-cell table:style-name="ce3" office:value-type="currency" office:currency="USD" office:value="23749">
            <text:p>$23,749</text:p>
          </table:table-cell>
          <table:table-cell table:style-name="ce6" office:value-type="percentage" office:value="0.0946">
            <text:p>9.46%</text:p>
          </table:table-cell>
          <table:table-cell office:value-type="string">
            <text:p>Bovey </text:p>
          </table:table-cell>
          <table:table-cell table:style-name="ce7" table:formula="of:=[.H83]" office:value-type="float" office:value="804">
            <text:p>804</text:p>
          </table:table-cell>
          <table:table-cell office:value-type="float" office:value="804">
            <text:p>804</text:p>
          </table:table-cell>
          <table:table-cell office:value-type="string">
            <text:p>1600000US2707048</text:p>
          </table:table-cell>
          <table:table-cell office:value-type="float" office:value="2707048">
            <text:p>2707048</text:p>
          </table:table-cell>
          <table:table-cell table:formula="of:=[.C83]/[.H83]" office:value-type="currency" office:currency="USD" office:value="341.730099502488">
            <text:p>$341.73</text:p>
          </table:table-cell>
          <table:table-cell table:formula="of:=[.D83]/[.H83]" office:value-type="currency" office:currency="USD" office:value="29.5385572139303">
            <text:p>$29.5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OWLUS</text:p>
          </table:table-cell>
          <table:table-cell table:style-name="ce3" office:value-type="currency" office:currency="USD" office:value="36888">
            <text:p>$36,888</text:p>
          </table:table-cell>
          <table:table-cell table:style-name="ce3" office:value-type="currency" office:currency="USD" office:value="48049">
            <text:p>$48,049</text:p>
          </table:table-cell>
          <table:table-cell table:style-name="ce3" office:value-type="currency" office:currency="USD" office:value="11161">
            <text:p>$11,161</text:p>
          </table:table-cell>
          <table:table-cell table:style-name="ce6" office:value-type="percentage" office:value="0.3026">
            <text:p>30.26%</text:p>
          </table:table-cell>
          <table:table-cell office:value-type="string">
            <text:p>Bowlus </text:p>
          </table:table-cell>
          <table:table-cell table:style-name="ce7" table:formula="of:=[.H84]" office:value-type="float" office:value="290">
            <text:p>290</text:p>
          </table:table-cell>
          <table:table-cell office:value-type="float" office:value="290">
            <text:p>290</text:p>
          </table:table-cell>
          <table:table-cell office:value-type="string">
            <text:p>1600000US2707066</text:p>
          </table:table-cell>
          <table:table-cell office:value-type="float" office:value="2707066">
            <text:p>2707066</text:p>
          </table:table-cell>
          <table:table-cell table:formula="of:=[.C84]/[.H84]" office:value-type="currency" office:currency="USD" office:value="165.686206896552">
            <text:p>$165.69</text:p>
          </table:table-cell>
          <table:table-cell table:formula="of:=[.D84]/[.H84]" office:value-type="currency" office:currency="USD" office:value="38.4862068965517">
            <text:p>$38.49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BOY RIVER</text:p>
          </table:table-cell>
          <table:table-cell table:style-name="ce3" office:value-type="currency" office:currency="USD" office:value="4648">
            <text:p>$4,648</text:p>
          </table:table-cell>
          <table:table-cell table:style-name="ce3" office:value-type="currency" office:currency="USD" office:value="6722">
            <text:p>$6,722</text:p>
          </table:table-cell>
          <table:table-cell table:style-name="ce3" office:value-type="currency" office:currency="USD" office:value="2074">
            <text:p>$2,074</text:p>
          </table:table-cell>
          <table:table-cell table:style-name="ce6" office:value-type="percentage" office:value="0.4462">
            <text:p>44.62%</text:p>
          </table:table-cell>
          <table:table-cell office:value-type="string">
            <text:p>Boy River </text:p>
          </table:table-cell>
          <table:table-cell table:style-name="ce7" table:formula="of:=[.H85]"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string">
            <text:p>1600000US2707174</text:p>
          </table:table-cell>
          <table:table-cell office:value-type="float" office:value="2707174">
            <text:p>2707174</text:p>
          </table:table-cell>
          <table:table-cell table:formula="of:=[.C85]/[.H85]" office:value-type="currency" office:currency="USD" office:value="143.021276595745">
            <text:p>$143.02</text:p>
          </table:table-cell>
          <table:table-cell table:formula="of:=[.D85]/[.H85]" office:value-type="currency" office:currency="USD" office:value="44.1276595744681">
            <text:p>$44.1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OYD</text:p>
          </table:table-cell>
          <table:table-cell table:number-columns-repeated="2" table:style-name="ce3" office:value-type="currency" office:currency="USD" office:value="65766">
            <text:p>$65,766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oyd </text:p>
          </table:table-cell>
          <table:table-cell table:style-name="ce7" table:formula="of:=[.H86]" office:value-type="float" office:value="175">
            <text:p>175</text:p>
          </table:table-cell>
          <table:table-cell office:value-type="float" office:value="175">
            <text:p>175</text:p>
          </table:table-cell>
          <table:table-cell office:value-type="string">
            <text:p>1600000US2707138</text:p>
          </table:table-cell>
          <table:table-cell office:value-type="float" office:value="2707138">
            <text:p>2707138</text:p>
          </table:table-cell>
          <table:table-cell table:formula="of:=[.C86]/[.H86]" office:value-type="currency" office:currency="USD" office:value="375.805714285714">
            <text:p>$375.81</text:p>
          </table:table-cell>
          <table:table-cell table:formula="of:=[.D86]/[.H86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RAHAM</text:p>
          </table:table-cell>
          <table:table-cell table:style-name="ce3" office:value-type="currency" office:currency="USD" office:value="465196">
            <text:p>$465,196</text:p>
          </table:table-cell>
          <table:table-cell table:style-name="ce3" office:value-type="currency" office:currency="USD" office:value="549408">
            <text:p>$549,408</text:p>
          </table:table-cell>
          <table:table-cell table:style-name="ce3" office:value-type="currency" office:currency="USD" office:value="84212">
            <text:p>$84,212</text:p>
          </table:table-cell>
          <table:table-cell table:style-name="ce6" office:value-type="percentage" office:value="0.181">
            <text:p>18.10%</text:p>
          </table:table-cell>
          <table:table-cell office:value-type="string">
            <text:p>Braham </text:p>
          </table:table-cell>
          <table:table-cell table:style-name="ce7" table:formula="of:=[.H87]" office:value-type="float" office:value="1793">
            <text:p>1,793</text:p>
          </table:table-cell>
          <table:table-cell office:value-type="float" office:value="1793">
            <text:p>1793</text:p>
          </table:table-cell>
          <table:table-cell office:value-type="string">
            <text:p>1600000US2707282</text:p>
          </table:table-cell>
          <table:table-cell office:value-type="float" office:value="2707282">
            <text:p>2707282</text:p>
          </table:table-cell>
          <table:table-cell table:formula="of:=[.C87]/[.H87]" office:value-type="currency" office:currency="USD" office:value="306.418293363079">
            <text:p>$306.42</text:p>
          </table:table-cell>
          <table:table-cell table:formula="of:=[.D87]/[.H87]" office:value-type="currency" office:currency="USD" office:value="46.9670942554378">
            <text:p>$46.9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RAINERD</text:p>
          </table:table-cell>
          <table:table-cell table:style-name="ce3" office:value-type="currency" office:currency="USD" office:value="3637320">
            <text:p>$3,637,320</text:p>
          </table:table-cell>
          <table:table-cell table:style-name="ce3" office:value-type="currency" office:currency="USD" office:value="4019533">
            <text:p>$4,019,533</text:p>
          </table:table-cell>
          <table:table-cell table:style-name="ce3" office:value-type="currency" office:currency="USD" office:value="382213">
            <text:p>$382,213</text:p>
          </table:table-cell>
          <table:table-cell table:style-name="ce6" office:value-type="percentage" office:value="0.1051">
            <text:p>10.51%</text:p>
          </table:table-cell>
          <table:table-cell office:value-type="string">
            <text:p>Brainerd </text:p>
          </table:table-cell>
          <table:table-cell table:style-name="ce7" table:formula="of:=[.H88]" office:value-type="float" office:value="13590">
            <text:p>13,590</text:p>
          </table:table-cell>
          <table:table-cell office:value-type="float" office:value="13590">
            <text:p>13590</text:p>
          </table:table-cell>
          <table:table-cell office:value-type="string">
            <text:p>1600000US2707300</text:p>
          </table:table-cell>
          <table:table-cell office:value-type="float" office:value="2707300">
            <text:p>2707300</text:p>
          </table:table-cell>
          <table:table-cell table:formula="of:=[.C88]/[.H88]" office:value-type="currency" office:currency="USD" office:value="295.771376011773">
            <text:p>$295.77</text:p>
          </table:table-cell>
          <table:table-cell table:formula="of:=[.D88]/[.H88]" office:value-type="currency" office:currency="USD" office:value="28.1245768947756">
            <text:p>$28.1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RANDON</text:p>
          </table:table-cell>
          <table:table-cell table:style-name="ce3" office:value-type="currency" office:currency="USD" office:value="86841">
            <text:p>$86,841</text:p>
          </table:table-cell>
          <table:table-cell table:style-name="ce3" office:value-type="currency" office:currency="USD" office:value="99766">
            <text:p>$99,766</text:p>
          </table:table-cell>
          <table:table-cell table:style-name="ce3" office:value-type="currency" office:currency="USD" office:value="12925">
            <text:p>$12,925</text:p>
          </table:table-cell>
          <table:table-cell table:style-name="ce6" office:value-type="percentage" office:value="0.1488">
            <text:p>14.88%</text:p>
          </table:table-cell>
          <table:table-cell office:value-type="string">
            <text:p>Brandon </text:p>
          </table:table-cell>
          <table:table-cell table:style-name="ce7" table:formula="of:=[.H89]" office:value-type="float" office:value="489">
            <text:p>489</text:p>
          </table:table-cell>
          <table:table-cell office:value-type="float" office:value="489">
            <text:p>489</text:p>
          </table:table-cell>
          <table:table-cell office:value-type="string">
            <text:p>1600000US2707336</text:p>
          </table:table-cell>
          <table:table-cell office:value-type="float" office:value="2707336">
            <text:p>2707336</text:p>
          </table:table-cell>
          <table:table-cell table:formula="of:=[.C89]/[.H89]" office:value-type="currency" office:currency="USD" office:value="204.020449897751">
            <text:p>$204.02</text:p>
          </table:table-cell>
          <table:table-cell table:formula="of:=[.D89]/[.H89]" office:value-type="currency" office:currency="USD" office:value="26.4314928425358">
            <text:p>$26.4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RECKENRIDGE</text:p>
          </table:table-cell>
          <table:table-cell table:style-name="ce3" office:value-type="currency" office:currency="USD" office:value="1168004">
            <text:p>$1,168,004</text:p>
          </table:table-cell>
          <table:table-cell table:style-name="ce3" office:value-type="currency" office:currency="USD" office:value="1444433">
            <text:p>$1,444,433</text:p>
          </table:table-cell>
          <table:table-cell table:style-name="ce3" office:value-type="currency" office:currency="USD" office:value="276429">
            <text:p>$276,429</text:p>
          </table:table-cell>
          <table:table-cell table:style-name="ce6" office:value-type="percentage" office:value="0.2367">
            <text:p>23.67%</text:p>
          </table:table-cell>
          <table:table-cell office:value-type="string">
            <text:p>Breckenridge </text:p>
          </table:table-cell>
          <table:table-cell table:style-name="ce7" table:formula="of:=[.H90]" office:value-type="float" office:value="3386">
            <text:p>3,386</text:p>
          </table:table-cell>
          <table:table-cell office:value-type="float" office:value="3386">
            <text:p>3386</text:p>
          </table:table-cell>
          <table:table-cell office:value-type="string">
            <text:p>1600000US2707462</text:p>
          </table:table-cell>
          <table:table-cell office:value-type="float" office:value="2707462">
            <text:p>2707462</text:p>
          </table:table-cell>
          <table:table-cell table:formula="of:=[.C90]/[.H90]" office:value-type="currency" office:currency="USD" office:value="426.589781453042">
            <text:p>$426.59</text:p>
          </table:table-cell>
          <table:table-cell table:formula="of:=[.D90]/[.H90]" office:value-type="currency" office:currency="USD" office:value="81.6388068517425">
            <text:p>$81.6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REEZY POINT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reezy Point </text:p>
          </table:table-cell>
          <table:table-cell table:style-name="ce7" table:formula="of:=[.H91]" office:value-type="float" office:value="2346">
            <text:p>2,346</text:p>
          </table:table-cell>
          <table:table-cell office:value-type="float" office:value="2346">
            <text:p>2346</text:p>
          </table:table-cell>
          <table:table-cell office:value-type="string">
            <text:p>1600000US2707516</text:p>
          </table:table-cell>
          <table:table-cell office:value-type="float" office:value="2707516">
            <text:p>2707516</text:p>
          </table:table-cell>
          <table:table-cell table:formula="of:=[.C91]/[.H91]" office:value-type="currency" office:currency="USD" office:value="0">
            <text:p>$0.00</text:p>
          </table:table-cell>
          <table:table-cell table:formula="of:=[.D91]/[.H91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REWSTER</text:p>
          </table:table-cell>
          <table:table-cell table:number-columns-repeated="2" table:style-name="ce3" office:value-type="currency" office:currency="USD" office:value="180836">
            <text:p>$180,836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rewster </text:p>
          </table:table-cell>
          <table:table-cell table:style-name="ce7" table:formula="of:=[.H92]" office:value-type="float" office:value="473">
            <text:p>473</text:p>
          </table:table-cell>
          <table:table-cell office:value-type="float" office:value="473">
            <text:p>473</text:p>
          </table:table-cell>
          <table:table-cell office:value-type="string">
            <text:p>1600000US2707660</text:p>
          </table:table-cell>
          <table:table-cell office:value-type="float" office:value="2707660">
            <text:p>2707660</text:p>
          </table:table-cell>
          <table:table-cell table:formula="of:=[.C92]/[.H92]" office:value-type="currency" office:currency="USD" office:value="382.317124735729">
            <text:p>$382.32</text:p>
          </table:table-cell>
          <table:table-cell table:formula="of:=[.D92]/[.H92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RICELYN</text:p>
          </table:table-cell>
          <table:table-cell table:style-name="ce3" office:value-type="currency" office:currency="USD" office:value="122801">
            <text:p>$122,801</text:p>
          </table:table-cell>
          <table:table-cell table:style-name="ce3" office:value-type="currency" office:currency="USD" office:value="127624">
            <text:p>$127,624</text:p>
          </table:table-cell>
          <table:table-cell table:style-name="ce3" office:value-type="currency" office:currency="USD" office:value="4823">
            <text:p>$4,823</text:p>
          </table:table-cell>
          <table:table-cell table:style-name="ce6" office:value-type="percentage" office:value="0.0393">
            <text:p>3.93%</text:p>
          </table:table-cell>
          <table:table-cell office:value-type="string">
            <text:p>Bricelyn </text:p>
          </table:table-cell>
          <table:table-cell table:style-name="ce7" table:formula="of:=[.H93]" office:value-type="float" office:value="365">
            <text:p>365</text:p>
          </table:table-cell>
          <table:table-cell office:value-type="float" office:value="365">
            <text:p>365</text:p>
          </table:table-cell>
          <table:table-cell office:value-type="string">
            <text:p>1600000US2707678</text:p>
          </table:table-cell>
          <table:table-cell office:value-type="float" office:value="2707678">
            <text:p>2707678</text:p>
          </table:table-cell>
          <table:table-cell table:formula="of:=[.C93]/[.H93]" office:value-type="currency" office:currency="USD" office:value="349.654794520548">
            <text:p>$349.65</text:p>
          </table:table-cell>
          <table:table-cell table:formula="of:=[.D93]/[.H93]" office:value-type="currency" office:currency="USD" office:value="13.213698630137">
            <text:p>$13.2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ROOK PARK</text:p>
          </table:table-cell>
          <table:table-cell table:style-name="ce3" office:value-type="currency" office:currency="USD" office:value="17784">
            <text:p>$17,784</text:p>
          </table:table-cell>
          <table:table-cell table:style-name="ce3" office:value-type="currency" office:currency="USD" office:value="20633">
            <text:p>$20,633</text:p>
          </table:table-cell>
          <table:table-cell table:style-name="ce3" office:value-type="currency" office:currency="USD" office:value="2849">
            <text:p>$2,849</text:p>
          </table:table-cell>
          <table:table-cell table:style-name="ce6" office:value-type="percentage" office:value="0.1602">
            <text:p>16.02%</text:p>
          </table:table-cell>
          <table:table-cell office:value-type="string">
            <text:p>Brook Park </text:p>
          </table:table-cell>
          <table:table-cell table:style-name="ce7" table:formula="of:=[.H94]"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string">
            <text:p>1600000US2707984</text:p>
          </table:table-cell>
          <table:table-cell office:value-type="float" office:value="2707984">
            <text:p>2707984</text:p>
          </table:table-cell>
          <table:table-cell table:formula="of:=[.C94]/[.H94]" office:value-type="currency" office:currency="USD" office:value="148.438848920863">
            <text:p>$148.44</text:p>
          </table:table-cell>
          <table:table-cell table:formula="of:=[.D94]/[.H94]" office:value-type="currency" office:currency="USD" office:value="20.4964028776978">
            <text:p>$20.5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ROOKLYN CENTER</text:p>
          </table:table-cell>
          <table:table-cell table:style-name="ce3" office:value-type="currency" office:currency="USD" office:value="411378">
            <text:p>$411,378</text:p>
          </table:table-cell>
          <table:table-cell table:style-name="ce3" office:value-type="currency" office:currency="USD" office:value="1352440">
            <text:p>$1,352,440</text:p>
          </table:table-cell>
          <table:table-cell table:style-name="ce3" office:value-type="currency" office:currency="USD" office:value="941062">
            <text:p>$941,062</text:p>
          </table:table-cell>
          <table:table-cell table:style-name="ce6" office:value-type="percentage" office:value="2.2876">
            <text:p>228.76%</text:p>
          </table:table-cell>
          <table:table-cell office:value-type="string">
            <text:p>Brooklyn Center </text:p>
          </table:table-cell>
          <table:table-cell table:style-name="ce7" table:formula="of:=[.H95]" office:value-type="float" office:value="30104">
            <text:p>30,104</text:p>
          </table:table-cell>
          <table:table-cell office:value-type="float" office:value="30104">
            <text:p>30104</text:p>
          </table:table-cell>
          <table:table-cell office:value-type="string">
            <text:p>1600000US2707948</text:p>
          </table:table-cell>
          <table:table-cell office:value-type="float" office:value="2707948">
            <text:p>2707948</text:p>
          </table:table-cell>
          <table:table-cell table:formula="of:=[.C95]/[.H95]" office:value-type="currency" office:currency="USD" office:value="44.9255912835504">
            <text:p>$44.93</text:p>
          </table:table-cell>
          <table:table-cell table:formula="of:=[.D95]/[.H95]" office:value-type="currency" office:currency="USD" office:value="31.2603640712198">
            <text:p>$31.2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ROOKLYN PARK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1022553">
            <text:p>$1,022,553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rooklyn Park </text:p>
          </table:table-cell>
          <table:table-cell table:style-name="ce7" table:formula="of:=[.H96]" office:value-type="float" office:value="75781">
            <text:p>75,781</text:p>
          </table:table-cell>
          <table:table-cell office:value-type="float" office:value="75781">
            <text:p>75781</text:p>
          </table:table-cell>
          <table:table-cell office:value-type="string">
            <text:p>1600000US2707966</text:p>
          </table:table-cell>
          <table:table-cell office:value-type="float" office:value="2707966">
            <text:p>2707966</text:p>
          </table:table-cell>
          <table:table-cell table:formula="of:=[.C96]/[.H96]" office:value-type="currency" office:currency="USD" office:value="13.4935274013275">
            <text:p>$13.49</text:p>
          </table:table-cell>
          <table:table-cell table:formula="of:=[.D96]/[.H96]" office:value-type="currency" office:currency="USD" office:value="13.4935274013275">
            <text:p>$13.49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BROOKS</text:p>
          </table:table-cell>
          <table:table-cell table:style-name="ce3" office:value-type="currency" office:currency="USD" office:value="28524">
            <text:p>$28,524</text:p>
          </table:table-cell>
          <table:table-cell table:style-name="ce3" office:value-type="currency" office:currency="USD" office:value="30220">
            <text:p>$30,220</text:p>
          </table:table-cell>
          <table:table-cell table:style-name="ce3" office:value-type="currency" office:currency="USD" office:value="1696">
            <text:p>$1,696</text:p>
          </table:table-cell>
          <table:table-cell table:style-name="ce6" office:value-type="percentage" office:value="0.0595">
            <text:p>5.95%</text:p>
          </table:table-cell>
          <table:table-cell office:value-type="string">
            <text:p>Brooks </text:p>
          </table:table-cell>
          <table:table-cell table:style-name="ce7" table:formula="of:=[.H97]"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string">
            <text:p>1600000US2708038</text:p>
          </table:table-cell>
          <table:table-cell office:value-type="float" office:value="2708038">
            <text:p>2708038</text:p>
          </table:table-cell>
          <table:table-cell table:formula="of:=[.C97]/[.H97]" office:value-type="currency" office:currency="USD" office:value="214.326241134752">
            <text:p>$214.33</text:p>
          </table:table-cell>
          <table:table-cell table:formula="of:=[.D97]/[.H97]" office:value-type="currency" office:currency="USD" office:value="12.0283687943262">
            <text:p>$12.0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ROOKSTON</text:p>
          </table:table-cell>
          <table:table-cell table:style-name="ce3" office:value-type="currency" office:currency="USD" office:value="6665">
            <text:p>$6,665</text:p>
          </table:table-cell>
          <table:table-cell table:style-name="ce3" office:value-type="currency" office:currency="USD" office:value="11105">
            <text:p>$11,105</text:p>
          </table:table-cell>
          <table:table-cell table:style-name="ce3" office:value-type="currency" office:currency="USD" office:value="4440">
            <text:p>$4,440</text:p>
          </table:table-cell>
          <table:table-cell table:style-name="ce6" office:value-type="percentage" office:value="0.6662">
            <text:p>66.62%</text:p>
          </table:table-cell>
          <table:table-cell office:value-type="string">
            <text:p>Brookston </text:p>
          </table:table-cell>
          <table:table-cell table:style-name="ce7" table:formula="of:=[.H98]"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string">
            <text:p>1600000US2708056</text:p>
          </table:table-cell>
          <table:table-cell office:value-type="float" office:value="2708056">
            <text:p>2708056</text:p>
          </table:table-cell>
          <table:table-cell table:formula="of:=[.C98]/[.H98]" office:value-type="currency" office:currency="USD" office:value="78.758865248227">
            <text:p>$78.76</text:p>
          </table:table-cell>
          <table:table-cell table:formula="of:=[.D98]/[.H98]" office:value-type="currency" office:currency="USD" office:value="31.4893617021277">
            <text:p>$31.4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ROOTEN</text:p>
          </table:table-cell>
          <table:table-cell table:style-name="ce3" office:value-type="currency" office:currency="USD" office:value="138694">
            <text:p>$138,694</text:p>
          </table:table-cell>
          <table:table-cell table:style-name="ce3" office:value-type="currency" office:currency="USD" office:value="170026">
            <text:p>$170,026</text:p>
          </table:table-cell>
          <table:table-cell table:style-name="ce3" office:value-type="currency" office:currency="USD" office:value="31332">
            <text:p>$31,332</text:p>
          </table:table-cell>
          <table:table-cell table:style-name="ce6" office:value-type="percentage" office:value="0.2259">
            <text:p>22.59%</text:p>
          </table:table-cell>
          <table:table-cell office:value-type="string">
            <text:p>Brooten </text:p>
          </table:table-cell>
          <table:table-cell table:style-name="ce7" table:formula="of:=[.H99]" office:value-type="float" office:value="743">
            <text:p>743</text:p>
          </table:table-cell>
          <table:table-cell office:value-type="float" office:value="743">
            <text:p>743</text:p>
          </table:table-cell>
          <table:table-cell office:value-type="string">
            <text:p>1600000US2708092</text:p>
          </table:table-cell>
          <table:table-cell office:value-type="float" office:value="2708092">
            <text:p>2708092</text:p>
          </table:table-cell>
          <table:table-cell table:formula="of:=[.C99]/[.H99]" office:value-type="currency" office:currency="USD" office:value="228.837146702557">
            <text:p>$228.84</text:p>
          </table:table-cell>
          <table:table-cell table:formula="of:=[.D99]/[.H99]" office:value-type="currency" office:currency="USD" office:value="42.1695827725437">
            <text:p>$42.1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ROWERVILLE</text:p>
          </table:table-cell>
          <table:table-cell table:style-name="ce3" office:value-type="currency" office:currency="USD" office:value="206697">
            <text:p>$206,697</text:p>
          </table:table-cell>
          <table:table-cell table:style-name="ce3" office:value-type="currency" office:currency="USD" office:value="237344">
            <text:p>$237,344</text:p>
          </table:table-cell>
          <table:table-cell table:style-name="ce3" office:value-type="currency" office:currency="USD" office:value="30647">
            <text:p>$30,647</text:p>
          </table:table-cell>
          <table:table-cell table:style-name="ce6" office:value-type="percentage" office:value="0.1483">
            <text:p>14.83%</text:p>
          </table:table-cell>
          <table:table-cell office:value-type="string">
            <text:p>Browerville </text:p>
          </table:table-cell>
          <table:table-cell table:style-name="ce7" table:formula="of:=[.H100]" office:value-type="float" office:value="790">
            <text:p>790</text:p>
          </table:table-cell>
          <table:table-cell office:value-type="float" office:value="790">
            <text:p>790</text:p>
          </table:table-cell>
          <table:table-cell office:value-type="string">
            <text:p>1600000US2708110</text:p>
          </table:table-cell>
          <table:table-cell office:value-type="float" office:value="2708110">
            <text:p>2708110</text:p>
          </table:table-cell>
          <table:table-cell table:formula="of:=[.C100]/[.H100]" office:value-type="currency" office:currency="USD" office:value="300.435443037975">
            <text:p>$300.44</text:p>
          </table:table-cell>
          <table:table-cell table:formula="of:=[.D100]/[.H100]" office:value-type="currency" office:currency="USD" office:value="38.793670886076">
            <text:p>$38.7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ROWNS VALLEY</text:p>
          </table:table-cell>
          <table:table-cell table:number-columns-repeated="2" table:style-name="ce3" office:value-type="currency" office:currency="USD" office:value="357430">
            <text:p>$357,43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rowns Valley </text:p>
          </table:table-cell>
          <table:table-cell table:style-name="ce7" table:formula="of:=[.H101]" office:value-type="float" office:value="589">
            <text:p>589</text:p>
          </table:table-cell>
          <table:table-cell office:value-type="float" office:value="589">
            <text:p>589</text:p>
          </table:table-cell>
          <table:table-cell office:value-type="string">
            <text:p>1600000US2708200</text:p>
          </table:table-cell>
          <table:table-cell office:value-type="float" office:value="2708200">
            <text:p>2708200</text:p>
          </table:table-cell>
          <table:table-cell table:formula="of:=[.C101]/[.H101]" office:value-type="currency" office:currency="USD" office:value="606.842105263158">
            <text:p>$606.84</text:p>
          </table:table-cell>
          <table:table-cell table:formula="of:=[.D101]/[.H101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ROWNSDALE</text:p>
          </table:table-cell>
          <table:table-cell table:style-name="ce3" office:value-type="currency" office:currency="USD" office:value="168304">
            <text:p>$168,304</text:p>
          </table:table-cell>
          <table:table-cell table:style-name="ce3" office:value-type="currency" office:currency="USD" office:value="199429">
            <text:p>$199,429</text:p>
          </table:table-cell>
          <table:table-cell table:style-name="ce3" office:value-type="currency" office:currency="USD" office:value="31125">
            <text:p>$31,125</text:p>
          </table:table-cell>
          <table:table-cell table:style-name="ce6" office:value-type="percentage" office:value="0.1849">
            <text:p>18.49%</text:p>
          </table:table-cell>
          <table:table-cell office:value-type="string">
            <text:p>Brownsdale </text:p>
          </table:table-cell>
          <table:table-cell table:style-name="ce7" table:formula="of:=[.H102]" office:value-type="float" office:value="676">
            <text:p>676</text:p>
          </table:table-cell>
          <table:table-cell office:value-type="float" office:value="676">
            <text:p>676</text:p>
          </table:table-cell>
          <table:table-cell office:value-type="string">
            <text:p>1600000US2708164</text:p>
          </table:table-cell>
          <table:table-cell office:value-type="float" office:value="2708164">
            <text:p>2708164</text:p>
          </table:table-cell>
          <table:table-cell table:formula="of:=[.C102]/[.H102]" office:value-type="currency" office:currency="USD" office:value="295.013313609467">
            <text:p>$295.01</text:p>
          </table:table-cell>
          <table:table-cell table:formula="of:=[.D102]/[.H102]" office:value-type="currency" office:currency="USD" office:value="46.042899408284">
            <text:p>$46.04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BROWNSVILLE</text:p>
          </table:table-cell>
          <table:table-cell table:style-name="ce3" office:value-type="currency" office:currency="USD" office:value="58162">
            <text:p>$58,162</text:p>
          </table:table-cell>
          <table:table-cell table:style-name="ce3" office:value-type="currency" office:currency="USD" office:value="65698">
            <text:p>$65,698</text:p>
          </table:table-cell>
          <table:table-cell table:style-name="ce3" office:value-type="currency" office:currency="USD" office:value="7536">
            <text:p>$7,536</text:p>
          </table:table-cell>
          <table:table-cell table:style-name="ce6" office:value-type="percentage" office:value="0.1296">
            <text:p>12.96%</text:p>
          </table:table-cell>
          <table:table-cell office:value-type="string">
            <text:p>Brownsville </text:p>
          </table:table-cell>
          <table:table-cell table:style-name="ce7" table:formula="of:=[.H103]" office:value-type="float" office:value="466">
            <text:p>466</text:p>
          </table:table-cell>
          <table:table-cell office:value-type="float" office:value="466">
            <text:p>466</text:p>
          </table:table-cell>
          <table:table-cell office:value-type="string">
            <text:p>1600000US2708218</text:p>
          </table:table-cell>
          <table:table-cell office:value-type="float" office:value="2708218">
            <text:p>2708218</text:p>
          </table:table-cell>
          <table:table-cell table:formula="of:=[.C103]/[.H103]" office:value-type="currency" office:currency="USD" office:value="140.982832618026">
            <text:p>$140.98</text:p>
          </table:table-cell>
          <table:table-cell table:formula="of:=[.D103]/[.H103]" office:value-type="currency" office:currency="USD" office:value="16.1716738197425">
            <text:p>$16.1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ROWNTON</text:p>
          </table:table-cell>
          <table:table-cell table:style-name="ce3" office:value-type="currency" office:currency="USD" office:value="230476">
            <text:p>$230,476</text:p>
          </table:table-cell>
          <table:table-cell table:style-name="ce3" office:value-type="currency" office:currency="USD" office:value="264771">
            <text:p>$264,771</text:p>
          </table:table-cell>
          <table:table-cell table:style-name="ce3" office:value-type="currency" office:currency="USD" office:value="34295">
            <text:p>$34,295</text:p>
          </table:table-cell>
          <table:table-cell table:style-name="ce6" office:value-type="percentage" office:value="0.1488">
            <text:p>14.88%</text:p>
          </table:table-cell>
          <table:table-cell office:value-type="string">
            <text:p>Brownton </text:p>
          </table:table-cell>
          <table:table-cell table:style-name="ce7" table:formula="of:=[.H104]" office:value-type="float" office:value="762">
            <text:p>762</text:p>
          </table:table-cell>
          <table:table-cell office:value-type="float" office:value="762">
            <text:p>762</text:p>
          </table:table-cell>
          <table:table-cell office:value-type="string">
            <text:p>1600000US2708254</text:p>
          </table:table-cell>
          <table:table-cell office:value-type="float" office:value="2708254">
            <text:p>2708254</text:p>
          </table:table-cell>
          <table:table-cell table:formula="of:=[.C104]/[.H104]" office:value-type="currency" office:currency="USD" office:value="347.468503937008">
            <text:p>$347.47</text:p>
          </table:table-cell>
          <table:table-cell table:formula="of:=[.D104]/[.H104]" office:value-type="currency" office:currency="USD" office:value="45.00656167979">
            <text:p>$45.0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RUNO</text:p>
          </table:table-cell>
          <table:table-cell table:style-name="ce3" office:value-type="currency" office:currency="USD" office:value="17945">
            <text:p>$17,945</text:p>
          </table:table-cell>
          <table:table-cell table:style-name="ce3" office:value-type="currency" office:currency="USD" office:value="18404">
            <text:p>$18,404</text:p>
          </table:table-cell>
          <table:table-cell table:style-name="ce3" office:value-type="currency" office:currency="USD" office:value="459">
            <text:p>$459</text:p>
          </table:table-cell>
          <table:table-cell table:style-name="ce6" office:value-type="percentage" office:value="0.0256">
            <text:p>2.56%</text:p>
          </table:table-cell>
          <table:table-cell office:value-type="string">
            <text:p>Bruno </text:p>
          </table:table-cell>
          <table:table-cell table:style-name="ce7" table:formula="of:=[.H105]"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string">
            <text:p>1600000US2708290</text:p>
          </table:table-cell>
          <table:table-cell office:value-type="float" office:value="2708290">
            <text:p>2708290</text:p>
          </table:table-cell>
          <table:table-cell table:formula="of:=[.C105]/[.H105]" office:value-type="currency" office:currency="USD" office:value="180.43137254902">
            <text:p>$180.43</text:p>
          </table:table-cell>
          <table:table-cell table:formula="of:=[.D105]/[.H105]" office:value-type="currency" office:currency="USD" office:value="4.5">
            <text:p>$4.5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UCKMAN</text:p>
          </table:table-cell>
          <table:table-cell table:style-name="ce3" office:value-type="currency" office:currency="USD" office:value="18509">
            <text:p>$18,509</text:p>
          </table:table-cell>
          <table:table-cell table:style-name="ce3" office:value-type="currency" office:currency="USD" office:value="28599">
            <text:p>$28,599</text:p>
          </table:table-cell>
          <table:table-cell table:style-name="ce3" office:value-type="currency" office:currency="USD" office:value="10090">
            <text:p>$10,090</text:p>
          </table:table-cell>
          <table:table-cell table:style-name="ce6" office:value-type="percentage" office:value="0.5451">
            <text:p>54.51%</text:p>
          </table:table-cell>
          <table:table-cell office:value-type="string">
            <text:p>Buckman </text:p>
          </table:table-cell>
          <table:table-cell table:style-name="ce7" table:formula="of:=[.H106]" office:value-type="float" office:value="270">
            <text:p>270</text:p>
          </table:table-cell>
          <table:table-cell office:value-type="float" office:value="270">
            <text:p>270</text:p>
          </table:table-cell>
          <table:table-cell office:value-type="string">
            <text:p>1600000US2708416</text:p>
          </table:table-cell>
          <table:table-cell office:value-type="float" office:value="2708416">
            <text:p>2708416</text:p>
          </table:table-cell>
          <table:table-cell table:formula="of:=[.C106]/[.H106]" office:value-type="currency" office:currency="USD" office:value="105.922222222222">
            <text:p>$105.92</text:p>
          </table:table-cell>
          <table:table-cell table:formula="of:=[.D106]/[.H106]" office:value-type="currency" office:currency="USD" office:value="37.3703703703704">
            <text:p>$37.3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UFFALO</text:p>
          </table:table-cell>
          <table:table-cell table:style-name="ce3" office:value-type="currency" office:currency="USD" office:value="145886">
            <text:p>$145,886</text:p>
          </table:table-cell>
          <table:table-cell table:style-name="ce3" office:value-type="currency" office:currency="USD" office:value="636274">
            <text:p>$636,274</text:p>
          </table:table-cell>
          <table:table-cell table:style-name="ce3" office:value-type="currency" office:currency="USD" office:value="490388">
            <text:p>$490,388</text:p>
          </table:table-cell>
          <table:table-cell table:style-name="ce6" office:value-type="percentage" office:value="3.3614">
            <text:p>336.14%</text:p>
          </table:table-cell>
          <table:table-cell office:value-type="string">
            <text:p>Buffalo </text:p>
          </table:table-cell>
          <table:table-cell table:style-name="ce7" table:formula="of:=[.H107]" office:value-type="float" office:value="15453">
            <text:p>15,453</text:p>
          </table:table-cell>
          <table:table-cell office:value-type="float" office:value="15453">
            <text:p>15453</text:p>
          </table:table-cell>
          <table:table-cell office:value-type="string">
            <text:p>1600000US2708452</text:p>
          </table:table-cell>
          <table:table-cell office:value-type="float" office:value="2708452">
            <text:p>2708452</text:p>
          </table:table-cell>
          <table:table-cell table:formula="of:=[.C107]/[.H107]" office:value-type="currency" office:currency="USD" office:value="41.174788067042">
            <text:p>$41.17</text:p>
          </table:table-cell>
          <table:table-cell table:formula="of:=[.D107]/[.H107]" office:value-type="currency" office:currency="USD" office:value="31.7341616514593">
            <text:p>$31.7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UFFALO LAKE</text:p>
          </table:table-cell>
          <table:table-cell table:style-name="ce3" office:value-type="currency" office:currency="USD" office:value="203623">
            <text:p>$203,623</text:p>
          </table:table-cell>
          <table:table-cell table:style-name="ce3" office:value-type="currency" office:currency="USD" office:value="225546">
            <text:p>$225,546</text:p>
          </table:table-cell>
          <table:table-cell table:style-name="ce3" office:value-type="currency" office:currency="USD" office:value="21923">
            <text:p>$21,923</text:p>
          </table:table-cell>
          <table:table-cell table:style-name="ce6" office:value-type="percentage" office:value="0.1077">
            <text:p>10.77%</text:p>
          </table:table-cell>
          <table:table-cell office:value-type="string">
            <text:p>Buffalo Lake </text:p>
          </table:table-cell>
          <table:table-cell table:style-name="ce7" table:formula="of:=[.H108]" office:value-type="float" office:value="733">
            <text:p>733</text:p>
          </table:table-cell>
          <table:table-cell office:value-type="float" office:value="733">
            <text:p>733</text:p>
          </table:table-cell>
          <table:table-cell office:value-type="string">
            <text:p>1600000US2708488</text:p>
          </table:table-cell>
          <table:table-cell office:value-type="float" office:value="2708488">
            <text:p>2708488</text:p>
          </table:table-cell>
          <table:table-cell table:formula="of:=[.C108]/[.H108]" office:value-type="currency" office:currency="USD" office:value="307.702592087312">
            <text:p>$307.70</text:p>
          </table:table-cell>
          <table:table-cell table:formula="of:=[.D108]/[.H108]" office:value-type="currency" office:currency="USD" office:value="29.9085948158254">
            <text:p>$29.9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UHL</text:p>
          </table:table-cell>
          <table:table-cell table:style-name="ce3" office:value-type="currency" office:currency="USD" office:value="326569">
            <text:p>$326,569</text:p>
          </table:table-cell>
          <table:table-cell table:style-name="ce3" office:value-type="currency" office:currency="USD" office:value="354763">
            <text:p>$354,763</text:p>
          </table:table-cell>
          <table:table-cell table:style-name="ce3" office:value-type="currency" office:currency="USD" office:value="28194">
            <text:p>$28,194</text:p>
          </table:table-cell>
          <table:table-cell table:style-name="ce6" office:value-type="percentage" office:value="0.0863">
            <text:p>8.63%</text:p>
          </table:table-cell>
          <table:table-cell office:value-type="string">
            <text:p>Buhl </text:p>
          </table:table-cell>
          <table:table-cell table:style-name="ce7" table:formula="of:=[.H109]" office:value-type="float" office:value="1000">
            <text:p>1,000</text:p>
          </table:table-cell>
          <table:table-cell office:value-type="float" office:value="1000">
            <text:p>1000</text:p>
          </table:table-cell>
          <table:table-cell office:value-type="string">
            <text:p>1600000US2708524</text:p>
          </table:table-cell>
          <table:table-cell office:value-type="float" office:value="2708524">
            <text:p>2708524</text:p>
          </table:table-cell>
          <table:table-cell table:formula="of:=[.C109]/[.H109]" office:value-type="currency" office:currency="USD" office:value="354.763">
            <text:p>$354.76</text:p>
          </table:table-cell>
          <table:table-cell table:formula="of:=[.D109]/[.H109]" office:value-type="currency" office:currency="USD" office:value="28.194">
            <text:p>$28.1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URNSVILLE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85830">
            <text:p>$85,83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Burnsville </text:p>
          </table:table-cell>
          <table:table-cell table:style-name="ce7" table:formula="of:=[.H110]" office:value-type="float" office:value="60306">
            <text:p>60,306</text:p>
          </table:table-cell>
          <table:table-cell office:value-type="float" office:value="60306">
            <text:p>60306</text:p>
          </table:table-cell>
          <table:table-cell office:value-type="string">
            <text:p>1600000US2708794</text:p>
          </table:table-cell>
          <table:table-cell office:value-type="float" office:value="2708794">
            <text:p>2708794</text:p>
          </table:table-cell>
          <table:table-cell table:formula="of:=[.C110]/[.H110]" office:value-type="currency" office:currency="USD" office:value="1.4232414685106">
            <text:p>$1.42</text:p>
          </table:table-cell>
          <table:table-cell table:formula="of:=[.D110]/[.H110]" office:value-type="currency" office:currency="USD" office:value="1.4232414685106">
            <text:p>$1.4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URTRUM</text:p>
          </table:table-cell>
          <table:table-cell table:style-name="ce3" office:value-type="currency" office:currency="USD" office:value="27162">
            <text:p>$27,162</text:p>
          </table:table-cell>
          <table:table-cell table:style-name="ce3" office:value-type="currency" office:currency="USD" office:value="31076">
            <text:p>$31,076</text:p>
          </table:table-cell>
          <table:table-cell table:style-name="ce3" office:value-type="currency" office:currency="USD" office:value="3914">
            <text:p>$3,914</text:p>
          </table:table-cell>
          <table:table-cell table:style-name="ce6" office:value-type="percentage" office:value="0.1441">
            <text:p>14.41%</text:p>
          </table:table-cell>
          <table:table-cell office:value-type="string">
            <text:p>Burtrum </text:p>
          </table:table-cell>
          <table:table-cell table:style-name="ce7" table:formula="of:=[.H111]"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string">
            <text:p>1600000US2708902</text:p>
          </table:table-cell>
          <table:table-cell office:value-type="float" office:value="2708902">
            <text:p>2708902</text:p>
          </table:table-cell>
          <table:table-cell table:formula="of:=[.C111]/[.H111]" office:value-type="currency" office:currency="USD" office:value="215.805555555556">
            <text:p>$215.81</text:p>
          </table:table-cell>
          <table:table-cell table:formula="of:=[.D111]/[.H111]" office:value-type="currency" office:currency="USD" office:value="27.1805555555556">
            <text:p>$27.1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UTTERFIELD</text:p>
          </table:table-cell>
          <table:table-cell table:style-name="ce3" office:value-type="currency" office:currency="USD" office:value="160498">
            <text:p>$160,498</text:p>
          </table:table-cell>
          <table:table-cell table:style-name="ce3" office:value-type="currency" office:currency="USD" office:value="187036">
            <text:p>$187,036</text:p>
          </table:table-cell>
          <table:table-cell table:style-name="ce3" office:value-type="currency" office:currency="USD" office:value="26538">
            <text:p>$26,538</text:p>
          </table:table-cell>
          <table:table-cell table:style-name="ce6" office:value-type="percentage" office:value="0.1653">
            <text:p>16.53%</text:p>
          </table:table-cell>
          <table:table-cell office:value-type="string">
            <text:p>Butterfield </text:p>
          </table:table-cell>
          <table:table-cell table:style-name="ce7" table:formula="of:=[.H112]" office:value-type="float" office:value="586">
            <text:p>586</text:p>
          </table:table-cell>
          <table:table-cell office:value-type="float" office:value="586">
            <text:p>586</text:p>
          </table:table-cell>
          <table:table-cell office:value-type="string">
            <text:p>1600000US2708992</text:p>
          </table:table-cell>
          <table:table-cell office:value-type="float" office:value="2708992">
            <text:p>2708992</text:p>
          </table:table-cell>
          <table:table-cell table:formula="of:=[.C112]/[.H112]" office:value-type="currency" office:currency="USD" office:value="319.174061433447">
            <text:p>$319.17</text:p>
          </table:table-cell>
          <table:table-cell table:formula="of:=[.D112]/[.H112]" office:value-type="currency" office:currency="USD" office:value="45.2866894197952">
            <text:p>$45.2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BYRON</text:p>
          </table:table-cell>
          <table:table-cell table:style-name="ce3" office:value-type="currency" office:currency="USD" office:value="136035">
            <text:p>$136,035</text:p>
          </table:table-cell>
          <table:table-cell table:style-name="ce3" office:value-type="currency" office:currency="USD" office:value="257070">
            <text:p>$257,070</text:p>
          </table:table-cell>
          <table:table-cell table:style-name="ce3" office:value-type="currency" office:currency="USD" office:value="121035">
            <text:p>$121,035</text:p>
          </table:table-cell>
          <table:table-cell table:style-name="ce6" office:value-type="percentage" office:value="0.8897">
            <text:p>88.97%</text:p>
          </table:table-cell>
          <table:table-cell office:value-type="string">
            <text:p>Byron </text:p>
          </table:table-cell>
          <table:table-cell table:style-name="ce7" table:formula="of:=[.H113]" office:value-type="float" office:value="4914">
            <text:p>4,914</text:p>
          </table:table-cell>
          <table:table-cell office:value-type="float" office:value="4914">
            <text:p>4914</text:p>
          </table:table-cell>
          <table:table-cell office:value-type="string">
            <text:p>1600000US2709154</text:p>
          </table:table-cell>
          <table:table-cell office:value-type="float" office:value="2709154">
            <text:p>2709154</text:p>
          </table:table-cell>
          <table:table-cell table:formula="of:=[.C113]/[.H113]" office:value-type="currency" office:currency="USD" office:value="52.3137973137973">
            <text:p>$52.31</text:p>
          </table:table-cell>
          <table:table-cell table:formula="of:=[.D113]/[.H113]" office:value-type="currency" office:currency="USD" office:value="24.6306471306471">
            <text:p>$24.6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ALEDONIA</text:p>
          </table:table-cell>
          <table:table-cell table:style-name="ce3" office:value-type="currency" office:currency="USD" office:value="832011">
            <text:p>$832,011</text:p>
          </table:table-cell>
          <table:table-cell table:style-name="ce3" office:value-type="currency" office:currency="USD" office:value="940255">
            <text:p>$940,255</text:p>
          </table:table-cell>
          <table:table-cell table:style-name="ce3" office:value-type="currency" office:currency="USD" office:value="108244">
            <text:p>$108,244</text:p>
          </table:table-cell>
          <table:table-cell table:style-name="ce6" office:value-type="percentage" office:value="0.1301">
            <text:p>13.01%</text:p>
          </table:table-cell>
          <table:table-cell office:value-type="string">
            <text:p>Caledonia </text:p>
          </table:table-cell>
          <table:table-cell table:style-name="ce7" table:formula="of:=[.H114]" office:value-type="float" office:value="2868">
            <text:p>2,868</text:p>
          </table:table-cell>
          <table:table-cell office:value-type="float" office:value="2868">
            <text:p>2868</text:p>
          </table:table-cell>
          <table:table-cell office:value-type="string">
            <text:p>1600000US2709226</text:p>
          </table:table-cell>
          <table:table-cell office:value-type="float" office:value="2709226">
            <text:p>2709226</text:p>
          </table:table-cell>
          <table:table-cell table:formula="of:=[.C114]/[.H114]" office:value-type="currency" office:currency="USD" office:value="327.843444909344">
            <text:p>$327.84</text:p>
          </table:table-cell>
          <table:table-cell table:formula="of:=[.D114]/[.H114]" office:value-type="currency" office:currency="USD" office:value="37.741980474198">
            <text:p>$37.7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ALLAWAY</text:p>
          </table:table-cell>
          <table:table-cell table:style-name="ce3" office:value-type="currency" office:currency="USD" office:value="34220">
            <text:p>$34,220</text:p>
          </table:table-cell>
          <table:table-cell table:style-name="ce3" office:value-type="currency" office:currency="USD" office:value="41903">
            <text:p>$41,903</text:p>
          </table:table-cell>
          <table:table-cell table:style-name="ce3" office:value-type="currency" office:currency="USD" office:value="7683">
            <text:p>$7,683</text:p>
          </table:table-cell>
          <table:table-cell table:style-name="ce6" office:value-type="percentage" office:value="0.2245">
            <text:p>22.45%</text:p>
          </table:table-cell>
          <table:table-cell office:value-type="string">
            <text:p>Callaway </text:p>
          </table:table-cell>
          <table:table-cell table:style-name="ce7" table:formula="of:=[.H115]" office:value-type="float" office:value="234">
            <text:p>234</text:p>
          </table:table-cell>
          <table:table-cell office:value-type="float" office:value="234">
            <text:p>234</text:p>
          </table:table-cell>
          <table:table-cell office:value-type="string">
            <text:p>1600000US2709280</text:p>
          </table:table-cell>
          <table:table-cell office:value-type="float" office:value="2709280">
            <text:p>2709280</text:p>
          </table:table-cell>
          <table:table-cell table:formula="of:=[.C115]/[.H115]" office:value-type="currency" office:currency="USD" office:value="179.07264957265">
            <text:p>$179.07</text:p>
          </table:table-cell>
          <table:table-cell table:formula="of:=[.D115]/[.H115]" office:value-type="currency" office:currency="USD" office:value="32.8333333333333">
            <text:p>$32.8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ALUMET</text:p>
          </table:table-cell>
          <table:table-cell table:style-name="ce3" office:value-type="currency" office:currency="USD" office:value="118691">
            <text:p>$118,691</text:p>
          </table:table-cell>
          <table:table-cell table:style-name="ce3" office:value-type="currency" office:currency="USD" office:value="120051">
            <text:p>$120,051</text:p>
          </table:table-cell>
          <table:table-cell table:style-name="ce3" office:value-type="currency" office:currency="USD" office:value="1360">
            <text:p>$1,360</text:p>
          </table:table-cell>
          <table:table-cell table:style-name="ce6" office:value-type="percentage" office:value="0.0115">
            <text:p>1.15%</text:p>
          </table:table-cell>
          <table:table-cell office:value-type="string">
            <text:p>Calumet </text:p>
          </table:table-cell>
          <table:table-cell table:style-name="ce7" table:formula="of:=[.H116]" office:value-type="float" office:value="367">
            <text:p>367</text:p>
          </table:table-cell>
          <table:table-cell office:value-type="float" office:value="367">
            <text:p>367</text:p>
          </table:table-cell>
          <table:table-cell office:value-type="string">
            <text:p>1600000US2709316</text:p>
          </table:table-cell>
          <table:table-cell office:value-type="float" office:value="2709316">
            <text:p>2709316</text:p>
          </table:table-cell>
          <table:table-cell table:formula="of:=[.C116]/[.H116]" office:value-type="currency" office:currency="USD" office:value="327.114441416894">
            <text:p>$327.11</text:p>
          </table:table-cell>
          <table:table-cell table:formula="of:=[.D116]/[.H116]" office:value-type="currency" office:currency="USD" office:value="3.70572207084469">
            <text:p>$3.7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AMBRIDGE</text:p>
          </table:table-cell>
          <table:table-cell table:style-name="ce3" office:value-type="currency" office:currency="USD" office:value="426004">
            <text:p>$426,004</text:p>
          </table:table-cell>
          <table:table-cell table:style-name="ce3" office:value-type="currency" office:currency="USD" office:value="689437">
            <text:p>$689,437</text:p>
          </table:table-cell>
          <table:table-cell table:style-name="ce3" office:value-type="currency" office:currency="USD" office:value="263433">
            <text:p>$263,433</text:p>
          </table:table-cell>
          <table:table-cell table:style-name="ce6" office:value-type="percentage" office:value="0.6184">
            <text:p>61.84%</text:p>
          </table:table-cell>
          <table:table-cell office:value-type="string">
            <text:p>Cambridge </text:p>
          </table:table-cell>
          <table:table-cell table:style-name="ce7" table:formula="of:=[.H117]" office:value-type="float" office:value="8111">
            <text:p>8,111</text:p>
          </table:table-cell>
          <table:table-cell office:value-type="float" office:value="8111">
            <text:p>8111</text:p>
          </table:table-cell>
          <table:table-cell office:value-type="string">
            <text:p>1600000US2709370</text:p>
          </table:table-cell>
          <table:table-cell office:value-type="float" office:value="2709370">
            <text:p>2709370</text:p>
          </table:table-cell>
          <table:table-cell table:formula="of:=[.C117]/[.H117]" office:value-type="currency" office:currency="USD" office:value="85.0002465787203">
            <text:p>$85.00</text:p>
          </table:table-cell>
          <table:table-cell table:formula="of:=[.D117]/[.H117]" office:value-type="currency" office:currency="USD" office:value="32.4784860066576">
            <text:p>$32.4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AMPBELL</text:p>
          </table:table-cell>
          <table:table-cell table:number-columns-repeated="2" table:style-name="ce3" office:value-type="currency" office:currency="USD" office:value="58644">
            <text:p>$58,644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ampbell </text:p>
          </table:table-cell>
          <table:table-cell table:style-name="ce7" table:formula="of:=[.H118]" office:value-type="float" office:value="158">
            <text:p>158</text:p>
          </table:table-cell>
          <table:table-cell office:value-type="float" office:value="158">
            <text:p>158</text:p>
          </table:table-cell>
          <table:table-cell office:value-type="string">
            <text:p>1600000US2709496</text:p>
          </table:table-cell>
          <table:table-cell office:value-type="float" office:value="2709496">
            <text:p>2709496</text:p>
          </table:table-cell>
          <table:table-cell table:formula="of:=[.C118]/[.H118]" office:value-type="currency" office:currency="USD" office:value="371.164556962025">
            <text:p>$371.16</text:p>
          </table:table-cell>
          <table:table-cell table:formula="of:=[.D118]/[.H118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ANBY</text:p>
          </table:table-cell>
          <table:table-cell table:style-name="ce3" office:value-type="currency" office:currency="USD" office:value="664915">
            <text:p>$664,915</text:p>
          </table:table-cell>
          <table:table-cell table:style-name="ce3" office:value-type="currency" office:currency="USD" office:value="702407">
            <text:p>$702,407</text:p>
          </table:table-cell>
          <table:table-cell table:style-name="ce3" office:value-type="currency" office:currency="USD" office:value="37492">
            <text:p>$37,492</text:p>
          </table:table-cell>
          <table:table-cell table:style-name="ce6" office:value-type="percentage" office:value="0.0564">
            <text:p>5.64%</text:p>
          </table:table-cell>
          <table:table-cell office:value-type="string">
            <text:p>Canby </text:p>
          </table:table-cell>
          <table:table-cell table:style-name="ce7" table:formula="of:=[.H119]" office:value-type="float" office:value="1795">
            <text:p>1,795</text:p>
          </table:table-cell>
          <table:table-cell office:value-type="float" office:value="1795">
            <text:p>1795</text:p>
          </table:table-cell>
          <table:table-cell office:value-type="string">
            <text:p>1600000US2709604</text:p>
          </table:table-cell>
          <table:table-cell office:value-type="float" office:value="2709604">
            <text:p>2709604</text:p>
          </table:table-cell>
          <table:table-cell table:formula="of:=[.C119]/[.H119]" office:value-type="currency" office:currency="USD" office:value="391.313091922006">
            <text:p>$391.31</text:p>
          </table:table-cell>
          <table:table-cell table:formula="of:=[.D119]/[.H119]" office:value-type="currency" office:currency="USD" office:value="20.8869080779944">
            <text:p>$20.8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ANNON FALLS</text:p>
          </table:table-cell>
          <table:table-cell table:style-name="ce3" office:value-type="currency" office:currency="USD" office:value="469740">
            <text:p>$469,740</text:p>
          </table:table-cell>
          <table:table-cell table:style-name="ce3" office:value-type="currency" office:currency="USD" office:value="616525">
            <text:p>$616,525</text:p>
          </table:table-cell>
          <table:table-cell table:style-name="ce3" office:value-type="currency" office:currency="USD" office:value="146785">
            <text:p>$146,785</text:p>
          </table:table-cell>
          <table:table-cell table:style-name="ce6" office:value-type="percentage" office:value="0.3125">
            <text:p>31.25%</text:p>
          </table:table-cell>
          <table:table-cell office:value-type="string">
            <text:p>Cannon Falls </text:p>
          </table:table-cell>
          <table:table-cell table:style-name="ce7" table:formula="of:=[.H120]" office:value-type="float" office:value="4083">
            <text:p>4,083</text:p>
          </table:table-cell>
          <table:table-cell office:value-type="float" office:value="4083">
            <text:p>4083</text:p>
          </table:table-cell>
          <table:table-cell office:value-type="string">
            <text:p>1600000US2709730</text:p>
          </table:table-cell>
          <table:table-cell office:value-type="float" office:value="2709730">
            <text:p>2709730</text:p>
          </table:table-cell>
          <table:table-cell table:formula="of:=[.C120]/[.H120]" office:value-type="currency" office:currency="USD" office:value="150.99804065638">
            <text:p>$151.00</text:p>
          </table:table-cell>
          <table:table-cell table:formula="of:=[.D120]/[.H120]" office:value-type="currency" office:currency="USD" office:value="35.9502816556454">
            <text:p>$35.9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ANTON</text:p>
          </table:table-cell>
          <table:table-cell table:style-name="ce3" office:value-type="currency" office:currency="USD" office:value="78420">
            <text:p>$78,420</text:p>
          </table:table-cell>
          <table:table-cell table:style-name="ce3" office:value-type="currency" office:currency="USD" office:value="86600">
            <text:p>$86,600</text:p>
          </table:table-cell>
          <table:table-cell table:style-name="ce3" office:value-type="currency" office:currency="USD" office:value="8180">
            <text:p>$8,180</text:p>
          </table:table-cell>
          <table:table-cell table:style-name="ce6" office:value-type="percentage" office:value="0.1043">
            <text:p>10.43%</text:p>
          </table:table-cell>
          <table:table-cell office:value-type="string">
            <text:p>Canton </text:p>
          </table:table-cell>
          <table:table-cell table:style-name="ce7" table:formula="of:=[.H121]" office:value-type="float" office:value="346">
            <text:p>346</text:p>
          </table:table-cell>
          <table:table-cell office:value-type="float" office:value="346">
            <text:p>346</text:p>
          </table:table-cell>
          <table:table-cell office:value-type="string">
            <text:p>1600000US2709802</text:p>
          </table:table-cell>
          <table:table-cell office:value-type="float" office:value="2709802">
            <text:p>2709802</text:p>
          </table:table-cell>
          <table:table-cell table:formula="of:=[.C121]/[.H121]" office:value-type="currency" office:currency="USD" office:value="250.28901734104">
            <text:p>$250.29</text:p>
          </table:table-cell>
          <table:table-cell table:formula="of:=[.D121]/[.H121]" office:value-type="currency" office:currency="USD" office:value="23.6416184971098">
            <text:p>$23.6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ARLOS</text:p>
          </table:table-cell>
          <table:table-cell table:style-name="ce3" office:value-type="currency" office:currency="USD" office:value="47513">
            <text:p>$47,513</text:p>
          </table:table-cell>
          <table:table-cell table:style-name="ce3" office:value-type="currency" office:currency="USD" office:value="71455">
            <text:p>$71,455</text:p>
          </table:table-cell>
          <table:table-cell table:style-name="ce3" office:value-type="currency" office:currency="USD" office:value="23942">
            <text:p>$23,942</text:p>
          </table:table-cell>
          <table:table-cell table:style-name="ce6" office:value-type="percentage" office:value="0.5039">
            <text:p>50.39%</text:p>
          </table:table-cell>
          <table:table-cell office:value-type="string">
            <text:p>Carlos </text:p>
          </table:table-cell>
          <table:table-cell table:style-name="ce7" table:formula="of:=[.H122]" office:value-type="float" office:value="502">
            <text:p>502</text:p>
          </table:table-cell>
          <table:table-cell office:value-type="float" office:value="502">
            <text:p>502</text:p>
          </table:table-cell>
          <table:table-cell office:value-type="string">
            <text:p>1600000US2709964</text:p>
          </table:table-cell>
          <table:table-cell office:value-type="float" office:value="2709964">
            <text:p>2709964</text:p>
          </table:table-cell>
          <table:table-cell table:formula="of:=[.C122]/[.H122]" office:value-type="currency" office:currency="USD" office:value="142.340637450199">
            <text:p>$142.34</text:p>
          </table:table-cell>
          <table:table-cell table:formula="of:=[.D122]/[.H122]" office:value-type="currency" office:currency="USD" office:value="47.6932270916335">
            <text:p>$47.6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ARLTON</text:p>
          </table:table-cell>
          <table:table-cell table:style-name="ce3" office:value-type="currency" office:currency="USD" office:value="226274">
            <text:p>$226,274</text:p>
          </table:table-cell>
          <table:table-cell table:style-name="ce3" office:value-type="currency" office:currency="USD" office:value="251384">
            <text:p>$251,384</text:p>
          </table:table-cell>
          <table:table-cell table:style-name="ce3" office:value-type="currency" office:currency="USD" office:value="25110">
            <text:p>$25,110</text:p>
          </table:table-cell>
          <table:table-cell table:style-name="ce6" office:value-type="percentage" office:value="0.111">
            <text:p>11.10%</text:p>
          </table:table-cell>
          <table:table-cell office:value-type="string">
            <text:p>Carlton </text:p>
          </table:table-cell>
          <table:table-cell table:style-name="ce7" table:formula="of:=[.H123]" office:value-type="float" office:value="862">
            <text:p>862</text:p>
          </table:table-cell>
          <table:table-cell office:value-type="float" office:value="862">
            <text:p>862</text:p>
          </table:table-cell>
          <table:table-cell office:value-type="string">
            <text:p>1600000US2710018</text:p>
          </table:table-cell>
          <table:table-cell office:value-type="float" office:value="2710018">
            <text:p>2710018</text:p>
          </table:table-cell>
          <table:table-cell table:formula="of:=[.C123]/[.H123]" office:value-type="currency" office:currency="USD" office:value="291.628770301624">
            <text:p>$291.63</text:p>
          </table:table-cell>
          <table:table-cell table:formula="of:=[.D123]/[.H123]" office:value-type="currency" office:currency="USD" office:value="29.1299303944316">
            <text:p>$29.1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ARVER</text:p>
          </table:table-cell>
          <table:table-cell table:style-name="ce3" office:value-type="currency" office:currency="USD" office:value="40299">
            <text:p>$40,299</text:p>
          </table:table-cell>
          <table:table-cell table:style-name="ce3" office:value-type="currency" office:currency="USD" office:value="68065">
            <text:p>$68,065</text:p>
          </table:table-cell>
          <table:table-cell table:style-name="ce3" office:value-type="currency" office:currency="USD" office:value="27766">
            <text:p>$27,766</text:p>
          </table:table-cell>
          <table:table-cell table:style-name="ce6" office:value-type="percentage" office:value="0.689">
            <text:p>68.90%</text:p>
          </table:table-cell>
          <table:table-cell office:value-type="string">
            <text:p>Carver </text:p>
          </table:table-cell>
          <table:table-cell table:style-name="ce7" table:formula="of:=[.H124]" office:value-type="float" office:value="3724">
            <text:p>3,724</text:p>
          </table:table-cell>
          <table:table-cell office:value-type="float" office:value="3724">
            <text:p>3724</text:p>
          </table:table-cell>
          <table:table-cell office:value-type="string">
            <text:p>1600000US2710144</text:p>
          </table:table-cell>
          <table:table-cell office:value-type="float" office:value="2710144">
            <text:p>2710144</text:p>
          </table:table-cell>
          <table:table-cell table:formula="of:=[.C124]/[.H124]" office:value-type="currency" office:currency="USD" office:value="18.2773899033298">
            <text:p>$18.28</text:p>
          </table:table-cell>
          <table:table-cell table:formula="of:=[.D124]/[.H124]" office:value-type="currency" office:currency="USD" office:value="7.45596133190118">
            <text:p>$7.4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ASS LAKE</text:p>
          </table:table-cell>
          <table:table-cell table:number-columns-repeated="2" table:style-name="ce3" office:value-type="currency" office:currency="USD" office:value="411951">
            <text:p>$411,951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ass Lake </text:p>
          </table:table-cell>
          <table:table-cell table:style-name="ce7" table:formula="of:=[.H125]" office:value-type="float" office:value="770">
            <text:p>770</text:p>
          </table:table-cell>
          <table:table-cell office:value-type="float" office:value="770">
            <text:p>770</text:p>
          </table:table-cell>
          <table:table-cell office:value-type="string">
            <text:p>1600000US2710252</text:p>
          </table:table-cell>
          <table:table-cell office:value-type="float" office:value="2710252">
            <text:p>2710252</text:p>
          </table:table-cell>
          <table:table-cell table:formula="of:=[.C125]/[.H125]" office:value-type="currency" office:currency="USD" office:value="535.001298701299">
            <text:p>$535.00</text:p>
          </table:table-cell>
          <table:table-cell table:formula="of:=[.D125]/[.H125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EDAR MILLS</text:p>
          </table:table-cell>
          <table:table-cell table:style-name="ce3" office:value-type="currency" office:currency="USD" office:value="5968">
            <text:p>$5,968</text:p>
          </table:table-cell>
          <table:table-cell table:style-name="ce3" office:value-type="currency" office:currency="USD" office:value="6378">
            <text:p>$6,378</text:p>
          </table:table-cell>
          <table:table-cell table:style-name="ce3" office:value-type="currency" office:currency="USD" office:value="410">
            <text:p>$410</text:p>
          </table:table-cell>
          <table:table-cell table:style-name="ce6" office:value-type="percentage" office:value="0.0687">
            <text:p>6.87%</text:p>
          </table:table-cell>
          <table:table-cell office:value-type="string">
            <text:p>Cedar Mills </text:p>
          </table:table-cell>
          <table:table-cell table:style-name="ce7" table:formula="of:=[.H126]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string">
            <text:p>1600000US2710468</text:p>
          </table:table-cell>
          <table:table-cell office:value-type="float" office:value="2710468">
            <text:p>2710468</text:p>
          </table:table-cell>
          <table:table-cell table:formula="of:=[.C126]/[.H126]" office:value-type="currency" office:currency="USD" office:value="141.733333333333">
            <text:p>$141.73</text:p>
          </table:table-cell>
          <table:table-cell table:formula="of:=[.D126]/[.H126]" office:value-type="currency" office:currency="USD" office:value="9.11111111111111">
            <text:p>$9.1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ENTER CITY</text:p>
          </table:table-cell>
          <table:table-cell table:style-name="ce3" office:value-type="currency" office:currency="USD" office:value="26951">
            <text:p>$26,951</text:p>
          </table:table-cell>
          <table:table-cell table:style-name="ce3" office:value-type="currency" office:currency="USD" office:value="37283">
            <text:p>$37,283</text:p>
          </table:table-cell>
          <table:table-cell table:style-name="ce3" office:value-type="currency" office:currency="USD" office:value="10332">
            <text:p>$10,332</text:p>
          </table:table-cell>
          <table:table-cell table:style-name="ce6" office:value-type="percentage" office:value="0.3834">
            <text:p>38.34%</text:p>
          </table:table-cell>
          <table:table-cell office:value-type="string">
            <text:p>Center City </text:p>
          </table:table-cell>
          <table:table-cell table:style-name="ce7" table:formula="of:=[.H127]" office:value-type="float" office:value="628">
            <text:p>628</text:p>
          </table:table-cell>
          <table:table-cell office:value-type="float" office:value="628">
            <text:p>628</text:p>
          </table:table-cell>
          <table:table-cell office:value-type="string">
            <text:p>1600000US2710576</text:p>
          </table:table-cell>
          <table:table-cell office:value-type="float" office:value="2710576">
            <text:p>2710576</text:p>
          </table:table-cell>
          <table:table-cell table:formula="of:=[.C127]/[.H127]" office:value-type="currency" office:currency="USD" office:value="59.3678343949045">
            <text:p>$59.37</text:p>
          </table:table-cell>
          <table:table-cell table:formula="of:=[.D127]/[.H127]" office:value-type="currency" office:currency="USD" office:value="16.4522292993631">
            <text:p>$16.4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ENTERVILLE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53444">
            <text:p>$53,444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enterville </text:p>
          </table:table-cell>
          <table:table-cell table:style-name="ce7" table:formula="of:=[.H128]" office:value-type="float" office:value="3792">
            <text:p>3,792</text:p>
          </table:table-cell>
          <table:table-cell office:value-type="float" office:value="3792">
            <text:p>3792</text:p>
          </table:table-cell>
          <table:table-cell office:value-type="string">
            <text:p>1600000US2710648</text:p>
          </table:table-cell>
          <table:table-cell office:value-type="float" office:value="2710648">
            <text:p>2710648</text:p>
          </table:table-cell>
          <table:table-cell table:formula="of:=[.C128]/[.H128]" office:value-type="currency" office:currency="USD" office:value="14.0938818565401">
            <text:p>$14.09</text:p>
          </table:table-cell>
          <table:table-cell table:formula="of:=[.D128]/[.H128]" office:value-type="currency" office:currency="USD" office:value="14.0938818565401">
            <text:p>$14.0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EYLON</text:p>
          </table:table-cell>
          <table:table-cell table:style-name="ce3" office:value-type="currency" office:currency="USD" office:value="127725">
            <text:p>$127,725</text:p>
          </table:table-cell>
          <table:table-cell table:style-name="ce3" office:value-type="currency" office:currency="USD" office:value="133908">
            <text:p>$133,908</text:p>
          </table:table-cell>
          <table:table-cell table:style-name="ce3" office:value-type="currency" office:currency="USD" office:value="6183">
            <text:p>$6,183</text:p>
          </table:table-cell>
          <table:table-cell table:style-name="ce6" office:value-type="percentage" office:value="0.0484">
            <text:p>4.84%</text:p>
          </table:table-cell>
          <table:table-cell office:value-type="string">
            <text:p>Ceylon </text:p>
          </table:table-cell>
          <table:table-cell table:style-name="ce7" table:formula="of:=[.H129]" office:value-type="float" office:value="369">
            <text:p>369</text:p>
          </table:table-cell>
          <table:table-cell office:value-type="float" office:value="369">
            <text:p>369</text:p>
          </table:table-cell>
          <table:table-cell office:value-type="string">
            <text:p>1600000US2710792</text:p>
          </table:table-cell>
          <table:table-cell office:value-type="float" office:value="2710792">
            <text:p>2710792</text:p>
          </table:table-cell>
          <table:table-cell table:formula="of:=[.C129]/[.H129]" office:value-type="currency" office:currency="USD" office:value="362.894308943089">
            <text:p>$362.89</text:p>
          </table:table-cell>
          <table:table-cell table:formula="of:=[.D129]/[.H129]" office:value-type="currency" office:currency="USD" office:value="16.7560975609756">
            <text:p>$16.7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HAMPLIN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37533">
            <text:p>$237,533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hamplin </text:p>
          </table:table-cell>
          <table:table-cell table:style-name="ce7" table:formula="of:=[.H130]" office:value-type="float" office:value="23089">
            <text:p>23,089</text:p>
          </table:table-cell>
          <table:table-cell office:value-type="float" office:value="23089">
            <text:p>23089</text:p>
          </table:table-cell>
          <table:table-cell office:value-type="string">
            <text:p>1600000US2710846</text:p>
          </table:table-cell>
          <table:table-cell office:value-type="float" office:value="2710846">
            <text:p>2710846</text:p>
          </table:table-cell>
          <table:table-cell table:formula="of:=[.C130]/[.H130]" office:value-type="currency" office:currency="USD" office:value="10.2877127636537">
            <text:p>$10.29</text:p>
          </table:table-cell>
          <table:table-cell table:formula="of:=[.D130]/[.H130]" office:value-type="currency" office:currency="USD" office:value="10.2877127636537">
            <text:p>$10.2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HANDLER</text:p>
          </table:table-cell>
          <table:table-cell table:number-columns-repeated="2" table:style-name="ce3" office:value-type="currency" office:currency="USD" office:value="68662">
            <text:p>$68,662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handler </text:p>
          </table:table-cell>
          <table:table-cell table:style-name="ce7" table:formula="of:=[.H131]" office:value-type="float" office:value="270">
            <text:p>270</text:p>
          </table:table-cell>
          <table:table-cell office:value-type="float" office:value="270">
            <text:p>270</text:p>
          </table:table-cell>
          <table:table-cell office:value-type="string">
            <text:p>1600000US2710900</text:p>
          </table:table-cell>
          <table:table-cell office:value-type="float" office:value="2710900">
            <text:p>2710900</text:p>
          </table:table-cell>
          <table:table-cell table:formula="of:=[.C131]/[.H131]" office:value-type="currency" office:currency="USD" office:value="254.303703703704">
            <text:p>$254.30</text:p>
          </table:table-cell>
          <table:table-cell table:formula="of:=[.D131]/[.H131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HANHASSEN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hanhassen </text:p>
          </table:table-cell>
          <table:table-cell table:style-name="ce7" table:formula="of:=[.H132]" office:value-type="float" office:value="22952">
            <text:p>22,952</text:p>
          </table:table-cell>
          <table:table-cell office:value-type="float" office:value="22952">
            <text:p>22952</text:p>
          </table:table-cell>
          <table:table-cell office:value-type="string">
            <text:p>1600000US2710918</text:p>
          </table:table-cell>
          <table:table-cell office:value-type="float" office:value="2710918">
            <text:p>2710918</text:p>
          </table:table-cell>
          <table:table-cell table:formula="of:=[.C132]/[.H132]" office:value-type="currency" office:currency="USD" office:value="0">
            <text:p>$0.00</text:p>
          </table:table-cell>
          <table:table-cell table:formula="of:=[.D132]/[.H132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HASKA</text:p>
          </table:table-cell>
          <table:table-cell table:style-name="ce3" office:value-type="currency" office:currency="USD" office:value="37441">
            <text:p>$37,441</text:p>
          </table:table-cell>
          <table:table-cell table:style-name="ce3" office:value-type="currency" office:currency="USD" office:value="462669">
            <text:p>$462,669</text:p>
          </table:table-cell>
          <table:table-cell table:style-name="ce3" office:value-type="currency" office:currency="USD" office:value="425228">
            <text:p>$425,228</text:p>
          </table:table-cell>
          <table:table-cell table:style-name="ce6" office:value-type="percentage" office:value="11.3573">
            <text:p>1135.73%</text:p>
          </table:table-cell>
          <table:table-cell office:value-type="string">
            <text:p>Chaska </text:p>
          </table:table-cell>
          <table:table-cell table:style-name="ce7" table:formula="of:=[.H133]" office:value-type="float" office:value="23770">
            <text:p>23,770</text:p>
          </table:table-cell>
          <table:table-cell office:value-type="float" office:value="23770">
            <text:p>23770</text:p>
          </table:table-cell>
          <table:table-cell office:value-type="string">
            <text:p>1600000US2710972</text:p>
          </table:table-cell>
          <table:table-cell office:value-type="float" office:value="2710972">
            <text:p>2710972</text:p>
          </table:table-cell>
          <table:table-cell table:formula="of:=[.C133]/[.H133]" office:value-type="currency" office:currency="USD" office:value="19.4644089188052">
            <text:p>$19.46</text:p>
          </table:table-cell>
          <table:table-cell table:formula="of:=[.D133]/[.H133]" office:value-type="currency" office:currency="USD" office:value="17.8892721918385">
            <text:p>$17.8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HATFIELD</text:p>
          </table:table-cell>
          <table:table-cell table:style-name="ce3" office:value-type="currency" office:currency="USD" office:value="666960">
            <text:p>$666,960</text:p>
          </table:table-cell>
          <table:table-cell table:style-name="ce3" office:value-type="currency" office:currency="USD" office:value="751023">
            <text:p>$751,023</text:p>
          </table:table-cell>
          <table:table-cell table:style-name="ce3" office:value-type="currency" office:currency="USD" office:value="84063">
            <text:p>$84,063</text:p>
          </table:table-cell>
          <table:table-cell table:style-name="ce6" office:value-type="percentage" office:value="0.126">
            <text:p>12.60%</text:p>
          </table:table-cell>
          <table:table-cell office:value-type="string">
            <text:p>Chatfield </text:p>
          </table:table-cell>
          <table:table-cell table:style-name="ce7" table:formula="of:=[.H134]" office:value-type="float" office:value="2779">
            <text:p>2,779</text:p>
          </table:table-cell>
          <table:table-cell office:value-type="float" office:value="2779">
            <text:p>2779</text:p>
          </table:table-cell>
          <table:table-cell office:value-type="string">
            <text:p>1600000US2711008</text:p>
          </table:table-cell>
          <table:table-cell office:value-type="float" office:value="2711008">
            <text:p>2711008</text:p>
          </table:table-cell>
          <table:table-cell table:formula="of:=[.C134]/[.H134]" office:value-type="currency" office:currency="USD" office:value="270.249370277078">
            <text:p>$270.25</text:p>
          </table:table-cell>
          <table:table-cell table:formula="of:=[.D134]/[.H134]" office:value-type="currency" office:currency="USD" office:value="30.2493702770781">
            <text:p>$30.2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HICKAMAW BEACH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hickamaw Beach </text:p>
          </table:table-cell>
          <table:table-cell table:style-name="ce7" table:formula="of:=[.H135]" office:value-type="float" office:value="114">
            <text:p>114</text:p>
          </table:table-cell>
          <table:table-cell office:value-type="float" office:value="114">
            <text:p>114</text:p>
          </table:table-cell>
          <table:table-cell office:value-type="string">
            <text:p>1600000US2711296</text:p>
          </table:table-cell>
          <table:table-cell office:value-type="float" office:value="2711296">
            <text:p>2711296</text:p>
          </table:table-cell>
          <table:table-cell table:formula="of:=[.C135]/[.H135]" office:value-type="currency" office:currency="USD" office:value="0">
            <text:p>$0.00</text:p>
          </table:table-cell>
          <table:table-cell table:formula="of:=[.D135]/[.H135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HISAGO CITY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122931">
            <text:p>$122,931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hisago City </text:p>
          </table:table-cell>
          <table:table-cell table:style-name="ce7" table:formula="of:=[.H136]" office:value-type="float" office:value="4967">
            <text:p>4,967</text:p>
          </table:table-cell>
          <table:table-cell office:value-type="float" office:value="4967">
            <text:p>4967</text:p>
          </table:table-cell>
          <table:table-cell office:value-type="string">
            <text:p>1600000US2711350</text:p>
          </table:table-cell>
          <table:table-cell office:value-type="float" office:value="2711350">
            <text:p>2711350</text:p>
          </table:table-cell>
          <table:table-cell table:formula="of:=[.C136]/[.H136]" office:value-type="currency" office:currency="USD" office:value="24.7495470102678">
            <text:p>$24.75</text:p>
          </table:table-cell>
          <table:table-cell table:formula="of:=[.D136]/[.H136]" office:value-type="currency" office:currency="USD" office:value="24.7495470102678">
            <text:p>$24.7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HISHOLM</text:p>
          </table:table-cell>
          <table:table-cell table:style-name="ce3" office:value-type="currency" office:currency="USD" office:value="2711002">
            <text:p>$2,711,002</text:p>
          </table:table-cell>
          <table:table-cell table:style-name="ce3" office:value-type="currency" office:currency="USD" office:value="3058095">
            <text:p>$3,058,095</text:p>
          </table:table-cell>
          <table:table-cell table:style-name="ce3" office:value-type="currency" office:currency="USD" office:value="347093">
            <text:p>$347,093</text:p>
          </table:table-cell>
          <table:table-cell table:style-name="ce6" office:value-type="percentage" office:value="0.128">
            <text:p>12.80%</text:p>
          </table:table-cell>
          <table:table-cell office:value-type="string">
            <text:p>Chisholm </text:p>
          </table:table-cell>
          <table:table-cell table:style-name="ce7" table:formula="of:=[.H137]" office:value-type="float" office:value="4976">
            <text:p>4,976</text:p>
          </table:table-cell>
          <table:table-cell office:value-type="float" office:value="4976">
            <text:p>4976</text:p>
          </table:table-cell>
          <table:table-cell office:value-type="string">
            <text:p>1600000US2711386</text:p>
          </table:table-cell>
          <table:table-cell office:value-type="float" office:value="2711386">
            <text:p>2711386</text:p>
          </table:table-cell>
          <table:table-cell table:formula="of:=[.C137]/[.H137]" office:value-type="currency" office:currency="USD" office:value="614.568930868167">
            <text:p>$614.57</text:p>
          </table:table-cell>
          <table:table-cell table:formula="of:=[.D137]/[.H137]" office:value-type="currency" office:currency="USD" office:value="69.7534163987138">
            <text:p>$69.7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HOKIO</text:p>
          </table:table-cell>
          <table:table-cell table:style-name="ce3" office:value-type="currency" office:currency="USD" office:value="119050">
            <text:p>$119,050</text:p>
          </table:table-cell>
          <table:table-cell table:style-name="ce3" office:value-type="currency" office:currency="USD" office:value="125027">
            <text:p>$125,027</text:p>
          </table:table-cell>
          <table:table-cell table:style-name="ce3" office:value-type="currency" office:currency="USD" office:value="5977">
            <text:p>$5,977</text:p>
          </table:table-cell>
          <table:table-cell table:style-name="ce6" office:value-type="percentage" office:value="0.0502">
            <text:p>5.02%</text:p>
          </table:table-cell>
          <table:table-cell office:value-type="string">
            <text:p>Chokio </text:p>
          </table:table-cell>
          <table:table-cell table:style-name="ce7" table:formula="of:=[.H138]" office:value-type="float" office:value="400">
            <text:p>400</text:p>
          </table:table-cell>
          <table:table-cell office:value-type="float" office:value="400">
            <text:p>400</text:p>
          </table:table-cell>
          <table:table-cell office:value-type="string">
            <text:p>1600000US2711440</text:p>
          </table:table-cell>
          <table:table-cell office:value-type="float" office:value="2711440">
            <text:p>2711440</text:p>
          </table:table-cell>
          <table:table-cell table:formula="of:=[.C138]/[.H138]" office:value-type="currency" office:currency="USD" office:value="312.5675">
            <text:p>$312.57</text:p>
          </table:table-cell>
          <table:table-cell table:formula="of:=[.D138]/[.H138]" office:value-type="currency" office:currency="USD" office:value="14.9425">
            <text:p>$14.9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IRCLE PINES</text:p>
          </table:table-cell>
          <table:table-cell table:style-name="ce3" office:value-type="currency" office:currency="USD" office:value="152142">
            <text:p>$152,142</text:p>
          </table:table-cell>
          <table:table-cell table:style-name="ce3" office:value-type="currency" office:currency="USD" office:value="314429">
            <text:p>$314,429</text:p>
          </table:table-cell>
          <table:table-cell table:style-name="ce3" office:value-type="currency" office:currency="USD" office:value="162287">
            <text:p>$162,287</text:p>
          </table:table-cell>
          <table:table-cell table:style-name="ce6" office:value-type="percentage" office:value="1.0667">
            <text:p>106.67%</text:p>
          </table:table-cell>
          <table:table-cell office:value-type="string">
            <text:p>Circle Pines </text:p>
          </table:table-cell>
          <table:table-cell table:style-name="ce7" table:formula="of:=[.H139]" office:value-type="float" office:value="4918">
            <text:p>4,918</text:p>
          </table:table-cell>
          <table:table-cell office:value-type="float" office:value="4918">
            <text:p>4918</text:p>
          </table:table-cell>
          <table:table-cell office:value-type="string">
            <text:p>1600000US2711494</text:p>
          </table:table-cell>
          <table:table-cell office:value-type="float" office:value="2711494">
            <text:p>2711494</text:p>
          </table:table-cell>
          <table:table-cell table:formula="of:=[.C139]/[.H139]" office:value-type="currency" office:currency="USD" office:value="63.934322895486">
            <text:p>$63.93</text:p>
          </table:table-cell>
          <table:table-cell table:formula="of:=[.D139]/[.H139]" office:value-type="currency" office:currency="USD" office:value="32.9985766571777">
            <text:p>$33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LARA CITY</text:p>
          </table:table-cell>
          <table:table-cell table:style-name="ce3" office:value-type="currency" office:currency="USD" office:value="358536">
            <text:p>$358,536</text:p>
          </table:table-cell>
          <table:table-cell table:style-name="ce3" office:value-type="currency" office:currency="USD" office:value="396080">
            <text:p>$396,080</text:p>
          </table:table-cell>
          <table:table-cell table:style-name="ce3" office:value-type="currency" office:currency="USD" office:value="37544">
            <text:p>$37,544</text:p>
          </table:table-cell>
          <table:table-cell table:style-name="ce6" office:value-type="percentage" office:value="0.1047">
            <text:p>10.47%</text:p>
          </table:table-cell>
          <table:table-cell office:value-type="string">
            <text:p>Clara City </text:p>
          </table:table-cell>
          <table:table-cell table:style-name="ce7" table:formula="of:=[.H140]" office:value-type="float" office:value="1360">
            <text:p>1,360</text:p>
          </table:table-cell>
          <table:table-cell office:value-type="float" office:value="1360">
            <text:p>1360</text:p>
          </table:table-cell>
          <table:table-cell office:value-type="string">
            <text:p>1600000US2711548</text:p>
          </table:table-cell>
          <table:table-cell office:value-type="float" office:value="2711548">
            <text:p>2711548</text:p>
          </table:table-cell>
          <table:table-cell table:formula="of:=[.C140]/[.H140]" office:value-type="currency" office:currency="USD" office:value="291.235294117647">
            <text:p>$291.24</text:p>
          </table:table-cell>
          <table:table-cell table:formula="of:=[.D140]/[.H140]" office:value-type="currency" office:currency="USD" office:value="27.6058823529412">
            <text:p>$27.6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LAREMONT</text:p>
          </table:table-cell>
          <table:table-cell table:style-name="ce3" office:value-type="currency" office:currency="USD" office:value="153171">
            <text:p>$153,171</text:p>
          </table:table-cell>
          <table:table-cell table:style-name="ce3" office:value-type="currency" office:currency="USD" office:value="158316">
            <text:p>$158,316</text:p>
          </table:table-cell>
          <table:table-cell table:style-name="ce3" office:value-type="currency" office:currency="USD" office:value="5145">
            <text:p>$5,145</text:p>
          </table:table-cell>
          <table:table-cell table:style-name="ce6" office:value-type="percentage" office:value="0.0336">
            <text:p>3.36%</text:p>
          </table:table-cell>
          <table:table-cell office:value-type="string">
            <text:p>Claremont </text:p>
          </table:table-cell>
          <table:table-cell table:style-name="ce7" table:formula="of:=[.H141]" office:value-type="float" office:value="548">
            <text:p>548</text:p>
          </table:table-cell>
          <table:table-cell office:value-type="float" office:value="548">
            <text:p>548</text:p>
          </table:table-cell>
          <table:table-cell office:value-type="string">
            <text:p>1600000US2711566</text:p>
          </table:table-cell>
          <table:table-cell office:value-type="float" office:value="2711566">
            <text:p>2711566</text:p>
          </table:table-cell>
          <table:table-cell table:formula="of:=[.C141]/[.H141]" office:value-type="currency" office:currency="USD" office:value="288.897810218978">
            <text:p>$288.90</text:p>
          </table:table-cell>
          <table:table-cell table:formula="of:=[.D141]/[.H141]" office:value-type="currency" office:currency="USD" office:value="9.38868613138686">
            <text:p>$9.3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LARISSA</text:p>
          </table:table-cell>
          <table:table-cell table:style-name="ce3" office:value-type="currency" office:currency="USD" office:value="157119">
            <text:p>$157,119</text:p>
          </table:table-cell>
          <table:table-cell table:style-name="ce3" office:value-type="currency" office:currency="USD" office:value="192831">
            <text:p>$192,831</text:p>
          </table:table-cell>
          <table:table-cell table:style-name="ce3" office:value-type="currency" office:currency="USD" office:value="35712">
            <text:p>$35,712</text:p>
          </table:table-cell>
          <table:table-cell table:style-name="ce6" office:value-type="percentage" office:value="0.2273">
            <text:p>22.73%</text:p>
          </table:table-cell>
          <table:table-cell office:value-type="string">
            <text:p>Clarissa </text:p>
          </table:table-cell>
          <table:table-cell table:style-name="ce7" table:formula="of:=[.H142]" office:value-type="float" office:value="681">
            <text:p>681</text:p>
          </table:table-cell>
          <table:table-cell office:value-type="float" office:value="681">
            <text:p>681</text:p>
          </table:table-cell>
          <table:table-cell office:value-type="string">
            <text:p>1600000US2711602</text:p>
          </table:table-cell>
          <table:table-cell office:value-type="float" office:value="2711602">
            <text:p>2711602</text:p>
          </table:table-cell>
          <table:table-cell table:formula="of:=[.C142]/[.H142]" office:value-type="currency" office:currency="USD" office:value="283.15859030837">
            <text:p>$283.16</text:p>
          </table:table-cell>
          <table:table-cell table:formula="of:=[.D142]/[.H142]" office:value-type="currency" office:currency="USD" office:value="52.4405286343612">
            <text:p>$52.4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LARKFIELD</text:p>
          </table:table-cell>
          <table:table-cell table:style-name="ce3" office:value-type="currency" office:currency="USD" office:value="344785">
            <text:p>$344,785</text:p>
          </table:table-cell>
          <table:table-cell table:style-name="ce3" office:value-type="currency" office:currency="USD" office:value="356736">
            <text:p>$356,736</text:p>
          </table:table-cell>
          <table:table-cell table:style-name="ce3" office:value-type="currency" office:currency="USD" office:value="11951">
            <text:p>$11,951</text:p>
          </table:table-cell>
          <table:table-cell table:style-name="ce6" office:value-type="percentage" office:value="0.0347">
            <text:p>3.47%</text:p>
          </table:table-cell>
          <table:table-cell office:value-type="string">
            <text:p>Clarkfield </text:p>
          </table:table-cell>
          <table:table-cell table:style-name="ce7" table:formula="of:=[.H143]" office:value-type="float" office:value="863">
            <text:p>863</text:p>
          </table:table-cell>
          <table:table-cell office:value-type="float" office:value="863">
            <text:p>863</text:p>
          </table:table-cell>
          <table:table-cell office:value-type="string">
            <text:p>1600000US2711656</text:p>
          </table:table-cell>
          <table:table-cell office:value-type="float" office:value="2711656">
            <text:p>2711656</text:p>
          </table:table-cell>
          <table:table-cell table:formula="of:=[.C143]/[.H143]" office:value-type="currency" office:currency="USD" office:value="413.367323290846">
            <text:p>$413.37</text:p>
          </table:table-cell>
          <table:table-cell table:formula="of:=[.D143]/[.H143]" office:value-type="currency" office:currency="USD" office:value="13.8482039397451">
            <text:p>$13.8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LARKS GROVE</text:p>
          </table:table-cell>
          <table:table-cell table:style-name="ce3" office:value-type="currency" office:currency="USD" office:value="165361">
            <text:p>$165,361</text:p>
          </table:table-cell>
          <table:table-cell table:style-name="ce3" office:value-type="currency" office:currency="USD" office:value="194228">
            <text:p>$194,228</text:p>
          </table:table-cell>
          <table:table-cell table:style-name="ce3" office:value-type="currency" office:currency="USD" office:value="28867">
            <text:p>$28,867</text:p>
          </table:table-cell>
          <table:table-cell table:style-name="ce6" office:value-type="percentage" office:value="0.1746">
            <text:p>17.46%</text:p>
          </table:table-cell>
          <table:table-cell office:value-type="string">
            <text:p>Clarks Grove </text:p>
          </table:table-cell>
          <table:table-cell table:style-name="ce7" table:formula="of:=[.H144]" office:value-type="float" office:value="706">
            <text:p>706</text:p>
          </table:table-cell>
          <table:table-cell office:value-type="float" office:value="706">
            <text:p>706</text:p>
          </table:table-cell>
          <table:table-cell office:value-type="string">
            <text:p>1600000US2711674</text:p>
          </table:table-cell>
          <table:table-cell office:value-type="float" office:value="2711674">
            <text:p>2711674</text:p>
          </table:table-cell>
          <table:table-cell table:formula="of:=[.C144]/[.H144]" office:value-type="currency" office:currency="USD" office:value="275.110481586402">
            <text:p>$275.11</text:p>
          </table:table-cell>
          <table:table-cell table:formula="of:=[.D144]/[.H144]" office:value-type="currency" office:currency="USD" office:value="40.8881019830028">
            <text:p>$40.8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LEAR LAKE</text:p>
          </table:table-cell>
          <table:table-cell table:style-name="ce3" office:value-type="currency" office:currency="USD" office:value="23234">
            <text:p>$23,234</text:p>
          </table:table-cell>
          <table:table-cell table:style-name="ce3" office:value-type="currency" office:currency="USD" office:value="43155">
            <text:p>$43,155</text:p>
          </table:table-cell>
          <table:table-cell table:style-name="ce3" office:value-type="currency" office:currency="USD" office:value="19921">
            <text:p>$19,921</text:p>
          </table:table-cell>
          <table:table-cell table:style-name="ce6" office:value-type="percentage" office:value="0.8574">
            <text:p>85.74%</text:p>
          </table:table-cell>
          <table:table-cell office:value-type="string">
            <text:p>Clear Lake </text:p>
          </table:table-cell>
          <table:table-cell table:style-name="ce7" table:formula="of:=[.H145]" office:value-type="float" office:value="545">
            <text:p>545</text:p>
          </table:table-cell>
          <table:table-cell office:value-type="float" office:value="545">
            <text:p>545</text:p>
          </table:table-cell>
          <table:table-cell office:value-type="string">
            <text:p>1600000US2711764</text:p>
          </table:table-cell>
          <table:table-cell office:value-type="float" office:value="2711764">
            <text:p>2711764</text:p>
          </table:table-cell>
          <table:table-cell table:formula="of:=[.C145]/[.H145]" office:value-type="currency" office:currency="USD" office:value="79.1834862385321">
            <text:p>$79.18</text:p>
          </table:table-cell>
          <table:table-cell table:formula="of:=[.D145]/[.H145]" office:value-type="currency" office:currency="USD" office:value="36.5522935779817">
            <text:p>$36.5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LEARBROOK</text:p>
          </table:table-cell>
          <table:table-cell table:style-name="ce3" office:value-type="currency" office:currency="USD" office:value="146914">
            <text:p>$146,914</text:p>
          </table:table-cell>
          <table:table-cell table:style-name="ce3" office:value-type="currency" office:currency="USD" office:value="161597">
            <text:p>$161,597</text:p>
          </table:table-cell>
          <table:table-cell table:style-name="ce3" office:value-type="currency" office:currency="USD" office:value="14683">
            <text:p>$14,683</text:p>
          </table:table-cell>
          <table:table-cell table:style-name="ce6" office:value-type="percentage" office:value="0.0999">
            <text:p>9.99%</text:p>
          </table:table-cell>
          <table:table-cell office:value-type="string">
            <text:p>Clearbrook </text:p>
          </table:table-cell>
          <table:table-cell table:style-name="ce7" table:formula="of:=[.H146]" office:value-type="float" office:value="518">
            <text:p>518</text:p>
          </table:table-cell>
          <table:table-cell office:value-type="float" office:value="518">
            <text:p>518</text:p>
          </table:table-cell>
          <table:table-cell office:value-type="string">
            <text:p>1600000US2711746</text:p>
          </table:table-cell>
          <table:table-cell office:value-type="float" office:value="2711746">
            <text:p>2711746</text:p>
          </table:table-cell>
          <table:table-cell table:formula="of:=[.C146]/[.H146]" office:value-type="currency" office:currency="USD" office:value="311.96332046332">
            <text:p>$311.96</text:p>
          </table:table-cell>
          <table:table-cell table:formula="of:=[.D146]/[.H146]" office:value-type="currency" office:currency="USD" office:value="28.3455598455598">
            <text:p>$28.35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CLEARWATER</text:p>
          </table:table-cell>
          <table:table-cell table:style-name="ce3" office:value-type="currency" office:currency="USD" office:value="209623">
            <text:p>$209,623</text:p>
          </table:table-cell>
          <table:table-cell table:style-name="ce3" office:value-type="currency" office:currency="USD" office:value="272865">
            <text:p>$272,865</text:p>
          </table:table-cell>
          <table:table-cell table:style-name="ce3" office:value-type="currency" office:currency="USD" office:value="63242">
            <text:p>$63,242</text:p>
          </table:table-cell>
          <table:table-cell table:style-name="ce6" office:value-type="percentage" office:value="0.3017">
            <text:p>30.17%</text:p>
          </table:table-cell>
          <table:table-cell office:value-type="string">
            <text:p>Clearwater </text:p>
          </table:table-cell>
          <table:table-cell table:style-name="ce7" table:formula="of:=[.H147]" office:value-type="float" office:value="1735">
            <text:p>1,735</text:p>
          </table:table-cell>
          <table:table-cell office:value-type="float" office:value="1735">
            <text:p>1735</text:p>
          </table:table-cell>
          <table:table-cell office:value-type="string">
            <text:p>1600000US2711800</text:p>
          </table:table-cell>
          <table:table-cell office:value-type="float" office:value="2711800">
            <text:p>2711800</text:p>
          </table:table-cell>
          <table:table-cell table:formula="of:=[.C147]/[.H147]" office:value-type="currency" office:currency="USD" office:value="157.270893371758">
            <text:p>$157.27</text:p>
          </table:table-cell>
          <table:table-cell table:formula="of:=[.D147]/[.H147]" office:value-type="currency" office:currency="USD" office:value="36.4507204610951">
            <text:p>$36.4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LEMENTS</text:p>
          </table:table-cell>
          <table:table-cell table:style-name="ce3" office:value-type="currency" office:currency="USD" office:value="33903">
            <text:p>$33,903</text:p>
          </table:table-cell>
          <table:table-cell table:style-name="ce3" office:value-type="currency" office:currency="USD" office:value="35504">
            <text:p>$35,504</text:p>
          </table:table-cell>
          <table:table-cell table:style-name="ce3" office:value-type="currency" office:currency="USD" office:value="1601">
            <text:p>$1,601</text:p>
          </table:table-cell>
          <table:table-cell table:style-name="ce6" office:value-type="percentage" office:value="0.0472">
            <text:p>4.72%</text:p>
          </table:table-cell>
          <table:table-cell office:value-type="string">
            <text:p>Clements </text:p>
          </table:table-cell>
          <table:table-cell table:style-name="ce7" table:formula="of:=[.H148]" office:value-type="float" office:value="153">
            <text:p>153</text:p>
          </table:table-cell>
          <table:table-cell office:value-type="float" office:value="153">
            <text:p>153</text:p>
          </table:table-cell>
          <table:table-cell office:value-type="string">
            <text:p>1600000US2711836</text:p>
          </table:table-cell>
          <table:table-cell office:value-type="float" office:value="2711836">
            <text:p>2711836</text:p>
          </table:table-cell>
          <table:table-cell table:formula="of:=[.C148]/[.H148]" office:value-type="currency" office:currency="USD" office:value="232.052287581699">
            <text:p>$232.05</text:p>
          </table:table-cell>
          <table:table-cell table:formula="of:=[.D148]/[.H148]" office:value-type="currency" office:currency="USD" office:value="10.4640522875817">
            <text:p>$10.4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LEVELAND</text:p>
          </table:table-cell>
          <table:table-cell table:style-name="ce3" office:value-type="currency" office:currency="USD" office:value="124558">
            <text:p>$124,558</text:p>
          </table:table-cell>
          <table:table-cell table:style-name="ce3" office:value-type="currency" office:currency="USD" office:value="153989">
            <text:p>$153,989</text:p>
          </table:table-cell>
          <table:table-cell table:style-name="ce3" office:value-type="currency" office:currency="USD" office:value="29431">
            <text:p>$29,431</text:p>
          </table:table-cell>
          <table:table-cell table:style-name="ce6" office:value-type="percentage" office:value="0.2363">
            <text:p>23.63%</text:p>
          </table:table-cell>
          <table:table-cell office:value-type="string">
            <text:p>Cleveland </text:p>
          </table:table-cell>
          <table:table-cell table:style-name="ce7" table:formula="of:=[.H149]" office:value-type="float" office:value="719">
            <text:p>719</text:p>
          </table:table-cell>
          <table:table-cell office:value-type="float" office:value="719">
            <text:p>719</text:p>
          </table:table-cell>
          <table:table-cell office:value-type="string">
            <text:p>1600000US2711872</text:p>
          </table:table-cell>
          <table:table-cell office:value-type="float" office:value="2711872">
            <text:p>2711872</text:p>
          </table:table-cell>
          <table:table-cell table:formula="of:=[.C149]/[.H149]" office:value-type="currency" office:currency="USD" office:value="214.17107093185">
            <text:p>$214.17</text:p>
          </table:table-cell>
          <table:table-cell table:formula="of:=[.D149]/[.H149]" office:value-type="currency" office:currency="USD" office:value="40.9332406119611">
            <text:p>$40.9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LIMAX</text:p>
          </table:table-cell>
          <table:table-cell table:style-name="ce3" office:value-type="currency" office:currency="USD" office:value="43962">
            <text:p>$43,962</text:p>
          </table:table-cell>
          <table:table-cell table:style-name="ce3" office:value-type="currency" office:currency="USD" office:value="53856">
            <text:p>$53,856</text:p>
          </table:table-cell>
          <table:table-cell table:style-name="ce3" office:value-type="currency" office:currency="USD" office:value="9894">
            <text:p>$9,894</text:p>
          </table:table-cell>
          <table:table-cell table:style-name="ce6" office:value-type="percentage" office:value="0.2251">
            <text:p>22.51%</text:p>
          </table:table-cell>
          <table:table-cell office:value-type="string">
            <text:p>Climax </text:p>
          </table:table-cell>
          <table:table-cell table:style-name="ce7" table:formula="of:=[.H150]" office:value-type="float" office:value="267">
            <text:p>267</text:p>
          </table:table-cell>
          <table:table-cell office:value-type="float" office:value="267">
            <text:p>267</text:p>
          </table:table-cell>
          <table:table-cell office:value-type="string">
            <text:p>1600000US2711962</text:p>
          </table:table-cell>
          <table:table-cell office:value-type="float" office:value="2711962">
            <text:p>2711962</text:p>
          </table:table-cell>
          <table:table-cell table:formula="of:=[.C150]/[.H150]" office:value-type="currency" office:currency="USD" office:value="201.707865168539">
            <text:p>$201.71</text:p>
          </table:table-cell>
          <table:table-cell table:formula="of:=[.D150]/[.H150]" office:value-type="currency" office:currency="USD" office:value="37.0561797752809">
            <text:p>$37.0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LINTON</text:p>
          </table:table-cell>
          <table:table-cell table:style-name="ce3" office:value-type="currency" office:currency="USD" office:value="137750">
            <text:p>$137,750</text:p>
          </table:table-cell>
          <table:table-cell table:style-name="ce3" office:value-type="currency" office:currency="USD" office:value="149109">
            <text:p>$149,109</text:p>
          </table:table-cell>
          <table:table-cell table:style-name="ce3" office:value-type="currency" office:currency="USD" office:value="11359">
            <text:p>$11,359</text:p>
          </table:table-cell>
          <table:table-cell table:style-name="ce6" office:value-type="percentage" office:value="0.0825">
            <text:p>8.25%</text:p>
          </table:table-cell>
          <table:table-cell office:value-type="string">
            <text:p>Clinton </text:p>
          </table:table-cell>
          <table:table-cell table:style-name="ce7" table:formula="of:=[.H151]" office:value-type="float" office:value="449">
            <text:p>449</text:p>
          </table:table-cell>
          <table:table-cell office:value-type="float" office:value="449">
            <text:p>449</text:p>
          </table:table-cell>
          <table:table-cell office:value-type="string">
            <text:p>1600000US2711980</text:p>
          </table:table-cell>
          <table:table-cell office:value-type="float" office:value="2711980">
            <text:p>2711980</text:p>
          </table:table-cell>
          <table:table-cell table:formula="of:=[.C151]/[.H151]" office:value-type="currency" office:currency="USD" office:value="332.09131403118">
            <text:p>$332.09</text:p>
          </table:table-cell>
          <table:table-cell table:formula="of:=[.D151]/[.H151]" office:value-type="currency" office:currency="USD" office:value="25.2984409799555">
            <text:p>$25.3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LITHERALL</text:p>
          </table:table-cell>
          <table:table-cell table:style-name="ce3" office:value-type="currency" office:currency="USD" office:value="16870">
            <text:p>$16,870</text:p>
          </table:table-cell>
          <table:table-cell table:style-name="ce3" office:value-type="currency" office:currency="USD" office:value="20075">
            <text:p>$20,075</text:p>
          </table:table-cell>
          <table:table-cell table:style-name="ce3" office:value-type="currency" office:currency="USD" office:value="3205">
            <text:p>$3,205</text:p>
          </table:table-cell>
          <table:table-cell table:style-name="ce6" office:value-type="percentage" office:value="0.19">
            <text:p>19.00%</text:p>
          </table:table-cell>
          <table:table-cell office:value-type="string">
            <text:p>Clitherall </text:p>
          </table:table-cell>
          <table:table-cell table:style-name="ce7" table:formula="of:=[.H152]"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string">
            <text:p>1600000US2712088</text:p>
          </table:table-cell>
          <table:table-cell office:value-type="float" office:value="2712088">
            <text:p>2712088</text:p>
          </table:table-cell>
          <table:table-cell table:formula="of:=[.C152]/[.H152]" office:value-type="currency" office:currency="USD" office:value="179.241071428571">
            <text:p>$179.24</text:p>
          </table:table-cell>
          <table:table-cell table:formula="of:=[.D152]/[.H152]" office:value-type="currency" office:currency="USD" office:value="28.6160714285714">
            <text:p>$28.6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LONTARF</text:p>
          </table:table-cell>
          <table:table-cell table:style-name="ce3" office:value-type="currency" office:currency="USD" office:value="22120">
            <text:p>$22,120</text:p>
          </table:table-cell>
          <table:table-cell table:style-name="ce3" office:value-type="currency" office:currency="USD" office:value="23664">
            <text:p>$23,664</text:p>
          </table:table-cell>
          <table:table-cell table:style-name="ce3" office:value-type="currency" office:currency="USD" office:value="1544">
            <text:p>$1,544</text:p>
          </table:table-cell>
          <table:table-cell table:style-name="ce6" office:value-type="percentage" office:value="0.0698">
            <text:p>6.98%</text:p>
          </table:table-cell>
          <table:table-cell office:value-type="string">
            <text:p>Clontarf </text:p>
          </table:table-cell>
          <table:table-cell table:style-name="ce7" table:formula="of:=[.H153]" office:value-type="float" office:value="164">
            <text:p>164</text:p>
          </table:table-cell>
          <table:table-cell office:value-type="float" office:value="164">
            <text:p>164</text:p>
          </table:table-cell>
          <table:table-cell office:value-type="string">
            <text:p>1600000US2712124</text:p>
          </table:table-cell>
          <table:table-cell office:value-type="float" office:value="2712124">
            <text:p>2712124</text:p>
          </table:table-cell>
          <table:table-cell table:formula="of:=[.C153]/[.H153]" office:value-type="currency" office:currency="USD" office:value="144.292682926829">
            <text:p>$144.29</text:p>
          </table:table-cell>
          <table:table-cell table:formula="of:=[.D153]/[.H153]" office:value-type="currency" office:currency="USD" office:value="9.41463414634146">
            <text:p>$9.4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LOQUET</text:p>
          </table:table-cell>
          <table:table-cell table:style-name="ce3" office:value-type="currency" office:currency="USD" office:value="1968020">
            <text:p>$1,968,020</text:p>
          </table:table-cell>
          <table:table-cell table:style-name="ce3" office:value-type="currency" office:currency="USD" office:value="2299125">
            <text:p>$2,299,125</text:p>
          </table:table-cell>
          <table:table-cell table:style-name="ce3" office:value-type="currency" office:currency="USD" office:value="331105">
            <text:p>$331,105</text:p>
          </table:table-cell>
          <table:table-cell table:style-name="ce6" office:value-type="percentage" office:value="0.1682">
            <text:p>16.82%</text:p>
          </table:table-cell>
          <table:table-cell office:value-type="string">
            <text:p>Cloquet </text:p>
          </table:table-cell>
          <table:table-cell table:style-name="ce7" table:formula="of:=[.H154]" office:value-type="float" office:value="12124">
            <text:p>12,124</text:p>
          </table:table-cell>
          <table:table-cell office:value-type="float" office:value="12124">
            <text:p>12124</text:p>
          </table:table-cell>
          <table:table-cell office:value-type="string">
            <text:p>1600000US2712160</text:p>
          </table:table-cell>
          <table:table-cell office:value-type="float" office:value="2712160">
            <text:p>2712160</text:p>
          </table:table-cell>
          <table:table-cell table:formula="of:=[.C154]/[.H154]" office:value-type="currency" office:currency="USD" office:value="189.634196634774">
            <text:p>$189.63</text:p>
          </table:table-cell>
          <table:table-cell table:formula="of:=[.D154]/[.H154]" office:value-type="currency" office:currency="USD" office:value="27.3098812273177">
            <text:p>$27.3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ATES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oates </text:p>
          </table:table-cell>
          <table:table-cell table:style-name="ce7" table:formula="of:=[.H155]" office:value-type="float" office:value="161">
            <text:p>161</text:p>
          </table:table-cell>
          <table:table-cell office:value-type="float" office:value="161">
            <text:p>161</text:p>
          </table:table-cell>
          <table:table-cell office:value-type="string">
            <text:p>1600000US2712376</text:p>
          </table:table-cell>
          <table:table-cell office:value-type="float" office:value="2712376">
            <text:p>2712376</text:p>
          </table:table-cell>
          <table:table-cell table:formula="of:=[.C155]/[.H155]" office:value-type="currency" office:currency="USD" office:value="0">
            <text:p>$0.00</text:p>
          </table:table-cell>
          <table:table-cell table:formula="of:=[.D155]/[.H155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BDEN</text:p>
          </table:table-cell>
          <table:table-cell table:number-columns-repeated="2" table:style-name="ce3" office:value-type="currency" office:currency="USD" office:value="3505">
            <text:p>$3,50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obden </text:p>
          </table:table-cell>
          <table:table-cell table:style-name="ce7" table:formula="of:=[.H156]"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string">
            <text:p>1600000US2712394</text:p>
          </table:table-cell>
          <table:table-cell office:value-type="float" office:value="2712394">
            <text:p>2712394</text:p>
          </table:table-cell>
          <table:table-cell table:formula="of:=[.C156]/[.H156]" office:value-type="currency" office:currency="USD" office:value="97.3611111111111">
            <text:p>$97.36</text:p>
          </table:table-cell>
          <table:table-cell table:formula="of:=[.D156]/[.H156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OHASSET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ohasset </text:p>
          </table:table-cell>
          <table:table-cell table:style-name="ce7" table:formula="of:=[.H157]" office:value-type="float" office:value="2698">
            <text:p>2,698</text:p>
          </table:table-cell>
          <table:table-cell office:value-type="float" office:value="2698">
            <text:p>2698</text:p>
          </table:table-cell>
          <table:table-cell office:value-type="string">
            <text:p>1600000US2712412</text:p>
          </table:table-cell>
          <table:table-cell office:value-type="float" office:value="2712412">
            <text:p>2712412</text:p>
          </table:table-cell>
          <table:table-cell table:formula="of:=[.C157]/[.H157]" office:value-type="currency" office:currency="USD" office:value="0">
            <text:p>$0.00</text:p>
          </table:table-cell>
          <table:table-cell table:formula="of:=[.D157]/[.H157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OKATO</text:p>
          </table:table-cell>
          <table:table-cell table:style-name="ce3" office:value-type="currency" office:currency="USD" office:value="435043">
            <text:p>$435,043</text:p>
          </table:table-cell>
          <table:table-cell table:style-name="ce3" office:value-type="currency" office:currency="USD" office:value="552496">
            <text:p>$552,496</text:p>
          </table:table-cell>
          <table:table-cell table:style-name="ce3" office:value-type="currency" office:currency="USD" office:value="117453">
            <text:p>$117,453</text:p>
          </table:table-cell>
          <table:table-cell table:style-name="ce6" office:value-type="percentage" office:value="0.27">
            <text:p>27.00%</text:p>
          </table:table-cell>
          <table:table-cell office:value-type="string">
            <text:p>Cokato </text:p>
          </table:table-cell>
          <table:table-cell table:style-name="ce7" table:formula="of:=[.H158]" office:value-type="float" office:value="2694">
            <text:p>2,694</text:p>
          </table:table-cell>
          <table:table-cell office:value-type="float" office:value="2694">
            <text:p>2694</text:p>
          </table:table-cell>
          <table:table-cell office:value-type="string">
            <text:p>1600000US2712430</text:p>
          </table:table-cell>
          <table:table-cell office:value-type="float" office:value="2712430">
            <text:p>2712430</text:p>
          </table:table-cell>
          <table:table-cell table:formula="of:=[.C158]/[.H158]" office:value-type="currency" office:currency="USD" office:value="205.083890126206">
            <text:p>$205.08</text:p>
          </table:table-cell>
          <table:table-cell table:formula="of:=[.D158]/[.H158]" office:value-type="currency" office:currency="USD" office:value="43.597995545657">
            <text:p>$43.6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LD SPRING</text:p>
          </table:table-cell>
          <table:table-cell table:style-name="ce3" office:value-type="currency" office:currency="USD" office:value="456875">
            <text:p>$456,875</text:p>
          </table:table-cell>
          <table:table-cell table:style-name="ce3" office:value-type="currency" office:currency="USD" office:value="590149">
            <text:p>$590,149</text:p>
          </table:table-cell>
          <table:table-cell table:style-name="ce3" office:value-type="currency" office:currency="USD" office:value="133274">
            <text:p>$133,274</text:p>
          </table:table-cell>
          <table:table-cell table:style-name="ce6" office:value-type="percentage" office:value="0.2917">
            <text:p>29.17%</text:p>
          </table:table-cell>
          <table:table-cell office:value-type="string">
            <text:p>Cold Spring </text:p>
          </table:table-cell>
          <table:table-cell table:style-name="ce7" table:formula="of:=[.H159]" office:value-type="float" office:value="4025">
            <text:p>4,025</text:p>
          </table:table-cell>
          <table:table-cell office:value-type="float" office:value="4025">
            <text:p>4025</text:p>
          </table:table-cell>
          <table:table-cell office:value-type="string">
            <text:p>1600000US2712484</text:p>
          </table:table-cell>
          <table:table-cell office:value-type="float" office:value="2712484">
            <text:p>2712484</text:p>
          </table:table-cell>
          <table:table-cell table:formula="of:=[.C159]/[.H159]" office:value-type="currency" office:currency="USD" office:value="146.620869565217">
            <text:p>$146.62</text:p>
          </table:table-cell>
          <table:table-cell table:formula="of:=[.D159]/[.H159]" office:value-type="currency" office:currency="USD" office:value="33.1115527950311">
            <text:p>$33.1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OLERAINE</text:p>
          </table:table-cell>
          <table:table-cell table:style-name="ce3" office:value-type="currency" office:currency="USD" office:value="351624">
            <text:p>$351,624</text:p>
          </table:table-cell>
          <table:table-cell table:style-name="ce3" office:value-type="currency" office:currency="USD" office:value="390665">
            <text:p>$390,665</text:p>
          </table:table-cell>
          <table:table-cell table:style-name="ce3" office:value-type="currency" office:currency="USD" office:value="39041">
            <text:p>$39,041</text:p>
          </table:table-cell>
          <table:table-cell table:style-name="ce6" office:value-type="percentage" office:value="0.111">
            <text:p>11.10%</text:p>
          </table:table-cell>
          <table:table-cell office:value-type="string">
            <text:p>Coleraine </text:p>
          </table:table-cell>
          <table:table-cell table:style-name="ce7" table:formula="of:=[.H160]" office:value-type="float" office:value="1970">
            <text:p>1,970</text:p>
          </table:table-cell>
          <table:table-cell office:value-type="float" office:value="1970">
            <text:p>1970</text:p>
          </table:table-cell>
          <table:table-cell office:value-type="string">
            <text:p>1600000US2712502</text:p>
          </table:table-cell>
          <table:table-cell office:value-type="float" office:value="2712502">
            <text:p>2712502</text:p>
          </table:table-cell>
          <table:table-cell table:formula="of:=[.C160]/[.H160]" office:value-type="currency" office:currency="USD" office:value="198.307106598985">
            <text:p>$198.31</text:p>
          </table:table-cell>
          <table:table-cell table:formula="of:=[.D160]/[.H160]" office:value-type="currency" office:currency="USD" office:value="19.8177664974619">
            <text:p>$19.8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LOGNE</text:p>
          </table:table-cell>
          <table:table-cell table:style-name="ce3" office:value-type="currency" office:currency="USD" office:value="149495">
            <text:p>$149,495</text:p>
          </table:table-cell>
          <table:table-cell table:style-name="ce3" office:value-type="currency" office:currency="USD" office:value="193125">
            <text:p>$193,125</text:p>
          </table:table-cell>
          <table:table-cell table:style-name="ce3" office:value-type="currency" office:currency="USD" office:value="43630">
            <text:p>$43,630</text:p>
          </table:table-cell>
          <table:table-cell table:style-name="ce6" office:value-type="percentage" office:value="0.2918">
            <text:p>29.18%</text:p>
          </table:table-cell>
          <table:table-cell office:value-type="string">
            <text:p>Cologne </text:p>
          </table:table-cell>
          <table:table-cell table:style-name="ce7" table:formula="of:=[.H161]" office:value-type="float" office:value="1519">
            <text:p>1,519</text:p>
          </table:table-cell>
          <table:table-cell office:value-type="float" office:value="1519">
            <text:p>1519</text:p>
          </table:table-cell>
          <table:table-cell office:value-type="string">
            <text:p>1600000US2712664</text:p>
          </table:table-cell>
          <table:table-cell office:value-type="float" office:value="2712664">
            <text:p>2712664</text:p>
          </table:table-cell>
          <table:table-cell table:formula="of:=[.C161]/[.H161]" office:value-type="currency" office:currency="USD" office:value="127.139565503621">
            <text:p>$127.14</text:p>
          </table:table-cell>
          <table:table-cell table:formula="of:=[.D161]/[.H161]" office:value-type="currency" office:currency="USD" office:value="28.7228439763002">
            <text:p>$28.7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LUMBIA HEIGHTS</text:p>
          </table:table-cell>
          <table:table-cell table:style-name="ce3" office:value-type="currency" office:currency="USD" office:value="895180">
            <text:p>$895,180</text:p>
          </table:table-cell>
          <table:table-cell table:style-name="ce3" office:value-type="currency" office:currency="USD" office:value="1404176">
            <text:p>$1,404,176</text:p>
          </table:table-cell>
          <table:table-cell table:style-name="ce3" office:value-type="currency" office:currency="USD" office:value="508996">
            <text:p>$508,996</text:p>
          </table:table-cell>
          <table:table-cell table:style-name="ce6" office:value-type="percentage" office:value="0.5686">
            <text:p>56.86%</text:p>
          </table:table-cell>
          <table:table-cell office:value-type="string">
            <text:p>Columbia Heights </text:p>
          </table:table-cell>
          <table:table-cell table:style-name="ce7" table:formula="of:=[.H162]" office:value-type="float" office:value="19496">
            <text:p>19,496</text:p>
          </table:table-cell>
          <table:table-cell office:value-type="float" office:value="19496">
            <text:p>19496</text:p>
          </table:table-cell>
          <table:table-cell office:value-type="string">
            <text:p>1600000US2712700</text:p>
          </table:table-cell>
          <table:table-cell office:value-type="float" office:value="2712700">
            <text:p>2712700</text:p>
          </table:table-cell>
          <table:table-cell table:formula="of:=[.C162]/[.H162]" office:value-type="currency" office:currency="USD" office:value="72.0237997537957">
            <text:p>$72.02</text:p>
          </table:table-cell>
          <table:table-cell table:formula="of:=[.D162]/[.H162]" office:value-type="currency" office:currency="USD" office:value="26.1077144029545">
            <text:p>$26.1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LUMBUS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olumbus </text:p>
          </table:table-cell>
          <table:table-cell table:style-name="ce7" table:formula="of:=[.H163]" office:value-type="float" office:value="3914">
            <text:p>3,914</text:p>
          </table:table-cell>
          <table:table-cell office:value-type="float" office:value="3914">
            <text:p>3914</text:p>
          </table:table-cell>
          <table:table-cell office:value-type="string">
            <text:p>1600000US2712718</text:p>
          </table:table-cell>
          <table:table-cell office:value-type="float" office:value="2712718">
            <text:p>2712718</text:p>
          </table:table-cell>
          <table:table-cell table:formula="of:=[.C163]/[.H163]" office:value-type="currency" office:currency="USD" office:value="0">
            <text:p>$0.00</text:p>
          </table:table-cell>
          <table:table-cell table:formula="of:=[.D163]/[.H163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MFREY</text:p>
          </table:table-cell>
          <table:table-cell table:style-name="ce3" office:value-type="currency" office:currency="USD" office:value="99593">
            <text:p>$99,593</text:p>
          </table:table-cell>
          <table:table-cell table:style-name="ce3" office:value-type="currency" office:currency="USD" office:value="105802">
            <text:p>$105,802</text:p>
          </table:table-cell>
          <table:table-cell table:style-name="ce3" office:value-type="currency" office:currency="USD" office:value="6209">
            <text:p>$6,209</text:p>
          </table:table-cell>
          <table:table-cell table:style-name="ce6" office:value-type="percentage" office:value="0.0623">
            <text:p>6.23%</text:p>
          </table:table-cell>
          <table:table-cell office:value-type="string">
            <text:p>Comfrey </text:p>
          </table:table-cell>
          <table:table-cell table:style-name="ce7" table:formula="of:=[.H164]" office:value-type="float" office:value="382">
            <text:p>382</text:p>
          </table:table-cell>
          <table:table-cell office:value-type="float" office:value="382">
            <text:p>382</text:p>
          </table:table-cell>
          <table:table-cell office:value-type="string">
            <text:p>1600000US2712772</text:p>
          </table:table-cell>
          <table:table-cell office:value-type="float" office:value="2712772">
            <text:p>2712772</text:p>
          </table:table-cell>
          <table:table-cell table:formula="of:=[.C164]/[.H164]" office:value-type="currency" office:currency="USD" office:value="276.968586387435">
            <text:p>$276.97</text:p>
          </table:table-cell>
          <table:table-cell table:formula="of:=[.D164]/[.H164]" office:value-type="currency" office:currency="USD" office:value="16.2539267015707">
            <text:p>$16.2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MSTOCK</text:p>
          </table:table-cell>
          <table:table-cell table:number-columns-repeated="2" table:style-name="ce3" office:value-type="currency" office:currency="USD" office:value="16780">
            <text:p>$16,78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omstock </text:p>
          </table:table-cell>
          <table:table-cell table:style-name="ce7" table:formula="of:=[.H165]"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string">
            <text:p>1600000US2712862</text:p>
          </table:table-cell>
          <table:table-cell office:value-type="float" office:value="2712862">
            <text:p>2712862</text:p>
          </table:table-cell>
          <table:table-cell table:formula="of:=[.C165]/[.H165]" office:value-type="currency" office:currency="USD" office:value="180.430107526882">
            <text:p>$180.43</text:p>
          </table:table-cell>
          <table:table-cell table:formula="of:=[.D165]/[.H165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NGER</text:p>
          </table:table-cell>
          <table:table-cell table:style-name="ce3" office:value-type="currency" office:currency="USD" office:value="19961">
            <text:p>$19,961</text:p>
          </table:table-cell>
          <table:table-cell table:style-name="ce3" office:value-type="currency" office:currency="USD" office:value="24200">
            <text:p>$24,200</text:p>
          </table:table-cell>
          <table:table-cell table:style-name="ce3" office:value-type="currency" office:currency="USD" office:value="4239">
            <text:p>$4,239</text:p>
          </table:table-cell>
          <table:table-cell table:style-name="ce6" office:value-type="percentage" office:value="0.2124">
            <text:p>21.24%</text:p>
          </table:table-cell>
          <table:table-cell office:value-type="string">
            <text:p>Conger </text:p>
          </table:table-cell>
          <table:table-cell table:style-name="ce7" table:formula="of:=[.H166]" office:value-type="float" office:value="146">
            <text:p>146</text:p>
          </table:table-cell>
          <table:table-cell office:value-type="float" office:value="146">
            <text:p>146</text:p>
          </table:table-cell>
          <table:table-cell office:value-type="string">
            <text:p>1600000US2712952</text:p>
          </table:table-cell>
          <table:table-cell office:value-type="float" office:value="2712952">
            <text:p>2712952</text:p>
          </table:table-cell>
          <table:table-cell table:formula="of:=[.C166]/[.H166]" office:value-type="currency" office:currency="USD" office:value="165.753424657534">
            <text:p>$165.75</text:p>
          </table:table-cell>
          <table:table-cell table:formula="of:=[.D166]/[.H166]" office:value-type="currency" office:currency="USD" office:value="29.0342465753425">
            <text:p>$29.0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OK</text:p>
          </table:table-cell>
          <table:table-cell table:style-name="ce3" office:value-type="currency" office:currency="USD" office:value="156578">
            <text:p>$156,578</text:p>
          </table:table-cell>
          <table:table-cell table:style-name="ce3" office:value-type="currency" office:currency="USD" office:value="160937">
            <text:p>$160,937</text:p>
          </table:table-cell>
          <table:table-cell table:style-name="ce3" office:value-type="currency" office:currency="USD" office:value="4359">
            <text:p>$4,359</text:p>
          </table:table-cell>
          <table:table-cell table:style-name="ce6" office:value-type="percentage" office:value="0.0278">
            <text:p>2.78%</text:p>
          </table:table-cell>
          <table:table-cell office:value-type="string">
            <text:p>Cook </text:p>
          </table:table-cell>
          <table:table-cell table:style-name="ce7" table:formula="of:=[.H167]" office:value-type="float" office:value="574">
            <text:p>574</text:p>
          </table:table-cell>
          <table:table-cell office:value-type="float" office:value="574">
            <text:p>574</text:p>
          </table:table-cell>
          <table:table-cell office:value-type="string">
            <text:p>1600000US2713006</text:p>
          </table:table-cell>
          <table:table-cell office:value-type="float" office:value="2713006">
            <text:p>2713006</text:p>
          </table:table-cell>
          <table:table-cell table:formula="of:=[.C167]/[.H167]" office:value-type="currency" office:currency="USD" office:value="280.378048780488">
            <text:p>$280.38</text:p>
          </table:table-cell>
          <table:table-cell table:formula="of:=[.D167]/[.H167]" office:value-type="currency" office:currency="USD" office:value="7.59407665505227">
            <text:p>$7.5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ON RAPIDS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934541">
            <text:p>$934,541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oon Rapids </text:p>
          </table:table-cell>
          <table:table-cell table:style-name="ce7" table:formula="of:=[.H168]" office:value-type="float" office:value="61476">
            <text:p>61,476</text:p>
          </table:table-cell>
          <table:table-cell office:value-type="float" office:value="61476">
            <text:p>61476</text:p>
          </table:table-cell>
          <table:table-cell office:value-type="string">
            <text:p>1600000US2713114</text:p>
          </table:table-cell>
          <table:table-cell office:value-type="float" office:value="2713114">
            <text:p>2713114</text:p>
          </table:table-cell>
          <table:table-cell table:formula="of:=[.C168]/[.H168]" office:value-type="currency" office:currency="USD" office:value="15.2017209968118">
            <text:p>$15.20</text:p>
          </table:table-cell>
          <table:table-cell table:formula="of:=[.D168]/[.H168]" office:value-type="currency" office:currency="USD" office:value="15.2017209968118">
            <text:p>$15.2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RCORAN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7058">
            <text:p>$7,058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orcoran </text:p>
          </table:table-cell>
          <table:table-cell table:style-name="ce7" table:formula="of:=[.H169]" office:value-type="float" office:value="5379">
            <text:p>5,379</text:p>
          </table:table-cell>
          <table:table-cell office:value-type="float" office:value="5379">
            <text:p>5379</text:p>
          </table:table-cell>
          <table:table-cell office:value-type="string">
            <text:p>1600000US2713168</text:p>
          </table:table-cell>
          <table:table-cell office:value-type="float" office:value="2713168">
            <text:p>2713168</text:p>
          </table:table-cell>
          <table:table-cell table:formula="of:=[.C169]/[.H169]" office:value-type="currency" office:currency="USD" office:value="1.31213980293735">
            <text:p>$1.31</text:p>
          </table:table-cell>
          <table:table-cell table:formula="of:=[.D169]/[.H169]" office:value-type="currency" office:currency="USD" office:value="1.31213980293735">
            <text:p>$1.3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ORRELL</text:p>
          </table:table-cell>
          <table:table-cell table:style-name="ce3" office:value-type="currency" office:currency="USD" office:value="8253">
            <text:p>$8,253</text:p>
          </table:table-cell>
          <table:table-cell table:style-name="ce3" office:value-type="currency" office:currency="USD" office:value="8280">
            <text:p>$8,280</text:p>
          </table:table-cell>
          <table:table-cell table:style-name="ce3" office:value-type="currency" office:currency="USD" office:value="27">
            <text:p>$27</text:p>
          </table:table-cell>
          <table:table-cell table:style-name="ce6" office:value-type="percentage" office:value="0.0033">
            <text:p>0.33%</text:p>
          </table:table-cell>
          <table:table-cell office:value-type="string">
            <text:p>Correll </text:p>
          </table:table-cell>
          <table:table-cell table:style-name="ce7" table:formula="of:=[.H170]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string">
            <text:p>1600000US2713384</text:p>
          </table:table-cell>
          <table:table-cell office:value-type="float" office:value="2713384">
            <text:p>2713384</text:p>
          </table:table-cell>
          <table:table-cell table:formula="of:=[.C170]/[.H170]" office:value-type="currency" office:currency="USD" office:value="243.529411764706">
            <text:p>$243.53</text:p>
          </table:table-cell>
          <table:table-cell table:formula="of:=[.D170]/[.H170]" office:value-type="currency" office:currency="USD" office:value="0.794117647058823">
            <text:p>$0.7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SMOS</text:p>
          </table:table-cell>
          <table:table-cell table:style-name="ce3" office:value-type="currency" office:currency="USD" office:value="128232">
            <text:p>$128,232</text:p>
          </table:table-cell>
          <table:table-cell table:style-name="ce3" office:value-type="currency" office:currency="USD" office:value="141232">
            <text:p>$141,232</text:p>
          </table:table-cell>
          <table:table-cell table:style-name="ce3" office:value-type="currency" office:currency="USD" office:value="13000">
            <text:p>$13,000</text:p>
          </table:table-cell>
          <table:table-cell table:style-name="ce6" office:value-type="percentage" office:value="0.1014">
            <text:p>10.14%</text:p>
          </table:table-cell>
          <table:table-cell office:value-type="string">
            <text:p>Cosmos </text:p>
          </table:table-cell>
          <table:table-cell table:style-name="ce7" table:formula="of:=[.H171]" office:value-type="float" office:value="473">
            <text:p>473</text:p>
          </table:table-cell>
          <table:table-cell office:value-type="float" office:value="473">
            <text:p>473</text:p>
          </table:table-cell>
          <table:table-cell office:value-type="string">
            <text:p>1600000US2713420</text:p>
          </table:table-cell>
          <table:table-cell office:value-type="float" office:value="2713420">
            <text:p>2713420</text:p>
          </table:table-cell>
          <table:table-cell table:formula="of:=[.C171]/[.H171]" office:value-type="currency" office:currency="USD" office:value="298.587737843552">
            <text:p>$298.59</text:p>
          </table:table-cell>
          <table:table-cell table:formula="of:=[.D171]/[.H171]" office:value-type="currency" office:currency="USD" office:value="27.4841437632135">
            <text:p>$27.4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TTAGE GROVE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59626">
            <text:p>$59,626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ottage Grove </text:p>
          </table:table-cell>
          <table:table-cell table:style-name="ce7" table:formula="of:=[.H172]" office:value-type="float" office:value="34589">
            <text:p>34,589</text:p>
          </table:table-cell>
          <table:table-cell office:value-type="float" office:value="34589">
            <text:p>34589</text:p>
          </table:table-cell>
          <table:table-cell office:value-type="string">
            <text:p>1600000US2713456</text:p>
          </table:table-cell>
          <table:table-cell office:value-type="float" office:value="2713456">
            <text:p>2713456</text:p>
          </table:table-cell>
          <table:table-cell table:formula="of:=[.C172]/[.H172]" office:value-type="currency" office:currency="USD" office:value="1.72384284020932">
            <text:p>$1.72</text:p>
          </table:table-cell>
          <table:table-cell table:formula="of:=[.D172]/[.H172]" office:value-type="currency" office:currency="USD" office:value="1.72384284020932">
            <text:p>$1.7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OTTONWOOD</text:p>
          </table:table-cell>
          <table:table-cell table:style-name="ce3" office:value-type="currency" office:currency="USD" office:value="259768">
            <text:p>$259,768</text:p>
          </table:table-cell>
          <table:table-cell table:style-name="ce3" office:value-type="currency" office:currency="USD" office:value="293140">
            <text:p>$293,140</text:p>
          </table:table-cell>
          <table:table-cell table:style-name="ce3" office:value-type="currency" office:currency="USD" office:value="33372">
            <text:p>$33,372</text:p>
          </table:table-cell>
          <table:table-cell table:style-name="ce6" office:value-type="percentage" office:value="0.1285">
            <text:p>12.85%</text:p>
          </table:table-cell>
          <table:table-cell office:value-type="string">
            <text:p>Cottonwood </text:p>
          </table:table-cell>
          <table:table-cell table:style-name="ce7" table:formula="of:=[.H173]" office:value-type="float" office:value="1212">
            <text:p>1,212</text:p>
          </table:table-cell>
          <table:table-cell office:value-type="float" office:value="1212">
            <text:p>1212</text:p>
          </table:table-cell>
          <table:table-cell office:value-type="string">
            <text:p>1600000US2713564</text:p>
          </table:table-cell>
          <table:table-cell office:value-type="float" office:value="2713564">
            <text:p>2713564</text:p>
          </table:table-cell>
          <table:table-cell table:formula="of:=[.C173]/[.H173]" office:value-type="currency" office:currency="USD" office:value="241.864686468647">
            <text:p>$241.86</text:p>
          </table:table-cell>
          <table:table-cell table:formula="of:=[.D173]/[.H173]" office:value-type="currency" office:currency="USD" office:value="27.5346534653465">
            <text:p>$27.5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OURTLAND</text:p>
          </table:table-cell>
          <table:table-cell table:style-name="ce3" office:value-type="currency" office:currency="USD" office:value="61726">
            <text:p>$61,726</text:p>
          </table:table-cell>
          <table:table-cell table:style-name="ce3" office:value-type="currency" office:currency="USD" office:value="75819">
            <text:p>$75,819</text:p>
          </table:table-cell>
          <table:table-cell table:style-name="ce3" office:value-type="currency" office:currency="USD" office:value="14093">
            <text:p>$14,093</text:p>
          </table:table-cell>
          <table:table-cell table:style-name="ce6" office:value-type="percentage" office:value="0.2283">
            <text:p>22.83%</text:p>
          </table:table-cell>
          <table:table-cell office:value-type="string">
            <text:p>Courtland </text:p>
          </table:table-cell>
          <table:table-cell table:style-name="ce7" table:formula="of:=[.H174]" office:value-type="float" office:value="611">
            <text:p>611</text:p>
          </table:table-cell>
          <table:table-cell office:value-type="float" office:value="611">
            <text:p>611</text:p>
          </table:table-cell>
          <table:table-cell office:value-type="string">
            <text:p>1600000US2713582</text:p>
          </table:table-cell>
          <table:table-cell office:value-type="float" office:value="2713582">
            <text:p>2713582</text:p>
          </table:table-cell>
          <table:table-cell table:formula="of:=[.C174]/[.H174]" office:value-type="currency" office:currency="USD" office:value="124.090016366612">
            <text:p>$124.09</text:p>
          </table:table-cell>
          <table:table-cell table:formula="of:=[.D174]/[.H174]" office:value-type="currency" office:currency="USD" office:value="23.0654664484452">
            <text:p>$23.0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ROMWELL</text:p>
          </table:table-cell>
          <table:table-cell table:style-name="ce3" office:value-type="currency" office:currency="USD" office:value="24038">
            <text:p>$24,038</text:p>
          </table:table-cell>
          <table:table-cell table:style-name="ce3" office:value-type="currency" office:currency="USD" office:value="26305">
            <text:p>$26,305</text:p>
          </table:table-cell>
          <table:table-cell table:style-name="ce3" office:value-type="currency" office:currency="USD" office:value="2267">
            <text:p>$2,267</text:p>
          </table:table-cell>
          <table:table-cell table:style-name="ce6" office:value-type="percentage" office:value="0.0943">
            <text:p>9.43%</text:p>
          </table:table-cell>
          <table:table-cell office:value-type="string">
            <text:p>Cromwell </text:p>
          </table:table-cell>
          <table:table-cell table:style-name="ce7" table:formula="of:=[.H175]" office:value-type="float" office:value="234">
            <text:p>234</text:p>
          </table:table-cell>
          <table:table-cell office:value-type="float" office:value="234">
            <text:p>234</text:p>
          </table:table-cell>
          <table:table-cell office:value-type="string">
            <text:p>1600000US2713780</text:p>
          </table:table-cell>
          <table:table-cell office:value-type="float" office:value="2713780">
            <text:p>2713780</text:p>
          </table:table-cell>
          <table:table-cell table:formula="of:=[.C175]/[.H175]" office:value-type="currency" office:currency="USD" office:value="112.41452991453">
            <text:p>$112.41</text:p>
          </table:table-cell>
          <table:table-cell table:formula="of:=[.D175]/[.H175]" office:value-type="currency" office:currency="USD" office:value="9.68803418803419">
            <text:p>$9.6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ROOKSTON</text:p>
          </table:table-cell>
          <table:table-cell table:style-name="ce3" office:value-type="currency" office:currency="USD" office:value="3056748">
            <text:p>$3,056,748</text:p>
          </table:table-cell>
          <table:table-cell table:style-name="ce3" office:value-type="currency" office:currency="USD" office:value="3516134">
            <text:p>$3,516,134</text:p>
          </table:table-cell>
          <table:table-cell table:style-name="ce3" office:value-type="currency" office:currency="USD" office:value="459386">
            <text:p>$459,386</text:p>
          </table:table-cell>
          <table:table-cell table:style-name="ce6" office:value-type="percentage" office:value="0.1503">
            <text:p>15.03%</text:p>
          </table:table-cell>
          <table:table-cell office:value-type="string">
            <text:p>Crookston </text:p>
          </table:table-cell>
          <table:table-cell table:style-name="ce7" table:formula="of:=[.H176]" office:value-type="float" office:value="7891">
            <text:p>7,891</text:p>
          </table:table-cell>
          <table:table-cell office:value-type="float" office:value="7891">
            <text:p>7891</text:p>
          </table:table-cell>
          <table:table-cell office:value-type="string">
            <text:p>1600000US2713870</text:p>
          </table:table-cell>
          <table:table-cell office:value-type="float" office:value="2713870">
            <text:p>2713870</text:p>
          </table:table-cell>
          <table:table-cell table:formula="of:=[.C176]/[.H176]" office:value-type="currency" office:currency="USD" office:value="445.587884932201">
            <text:p>$445.59</text:p>
          </table:table-cell>
          <table:table-cell table:formula="of:=[.D176]/[.H176]" office:value-type="currency" office:currency="USD" office:value="58.2164491192498">
            <text:p>$58.2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ROSBY</text:p>
          </table:table-cell>
          <table:table-cell table:style-name="ce3" office:value-type="currency" office:currency="USD" office:value="756240">
            <text:p>$756,240</text:p>
          </table:table-cell>
          <table:table-cell table:style-name="ce3" office:value-type="currency" office:currency="USD" office:value="814742">
            <text:p>$814,742</text:p>
          </table:table-cell>
          <table:table-cell table:style-name="ce3" office:value-type="currency" office:currency="USD" office:value="58502">
            <text:p>$58,502</text:p>
          </table:table-cell>
          <table:table-cell table:style-name="ce6" office:value-type="percentage" office:value="0.0774">
            <text:p>7.74%</text:p>
          </table:table-cell>
          <table:table-cell office:value-type="string">
            <text:p>Crosby </text:p>
          </table:table-cell>
          <table:table-cell table:style-name="ce7" table:formula="of:=[.H177]" office:value-type="float" office:value="2386">
            <text:p>2,386</text:p>
          </table:table-cell>
          <table:table-cell office:value-type="float" office:value="2386">
            <text:p>2386</text:p>
          </table:table-cell>
          <table:table-cell office:value-type="string">
            <text:p>1600000US2713924</text:p>
          </table:table-cell>
          <table:table-cell office:value-type="float" office:value="2713924">
            <text:p>2713924</text:p>
          </table:table-cell>
          <table:table-cell table:formula="of:=[.C177]/[.H177]" office:value-type="currency" office:currency="USD" office:value="341.467728415759">
            <text:p>$341.47</text:p>
          </table:table-cell>
          <table:table-cell table:formula="of:=[.D177]/[.H177]" office:value-type="currency" office:currency="USD" office:value="24.5188600167645">
            <text:p>$24.5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ROSSLAK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Crosslake </text:p>
          </table:table-cell>
          <table:table-cell table:style-name="ce7" table:formula="of:=[.H178]" office:value-type="float" office:value="2141">
            <text:p>2,141</text:p>
          </table:table-cell>
          <table:table-cell office:value-type="float" office:value="2141">
            <text:p>2141</text:p>
          </table:table-cell>
          <table:table-cell office:value-type="string">
            <text:p>1600000US2713978</text:p>
          </table:table-cell>
          <table:table-cell office:value-type="float" office:value="2713978">
            <text:p>2713978</text:p>
          </table:table-cell>
          <table:table-cell table:formula="of:=[.C178]/[.H178]" office:value-type="currency" office:currency="USD" office:value="0">
            <text:p>$0.00</text:p>
          </table:table-cell>
          <table:table-cell table:formula="of:=[.D178]/[.H178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RYSTAL</text:p>
          </table:table-cell>
          <table:table-cell table:style-name="ce3" office:value-type="currency" office:currency="USD" office:value="1455066">
            <text:p>$1,455,066</text:p>
          </table:table-cell>
          <table:table-cell table:style-name="ce3" office:value-type="currency" office:currency="USD" office:value="1643830">
            <text:p>$1,643,830</text:p>
          </table:table-cell>
          <table:table-cell table:style-name="ce3" office:value-type="currency" office:currency="USD" office:value="188764">
            <text:p>$188,764</text:p>
          </table:table-cell>
          <table:table-cell table:style-name="ce6" office:value-type="percentage" office:value="0.1297">
            <text:p>12.97%</text:p>
          </table:table-cell>
          <table:table-cell office:value-type="string">
            <text:p>Crystal </text:p>
          </table:table-cell>
          <table:table-cell table:style-name="ce7" table:formula="of:=[.H179]" office:value-type="float" office:value="22151">
            <text:p>22,151</text:p>
          </table:table-cell>
          <table:table-cell office:value-type="float" office:value="22151">
            <text:p>22151</text:p>
          </table:table-cell>
          <table:table-cell office:value-type="string">
            <text:p>1600000US2714158</text:p>
          </table:table-cell>
          <table:table-cell office:value-type="float" office:value="2714158">
            <text:p>2714158</text:p>
          </table:table-cell>
          <table:table-cell table:formula="of:=[.C179]/[.H179]" office:value-type="currency" office:currency="USD" office:value="74.2101936707146">
            <text:p>$74.21</text:p>
          </table:table-cell>
          <table:table-cell table:formula="of:=[.D179]/[.H179]" office:value-type="currency" office:currency="USD" office:value="8.5216920229335">
            <text:p>$8.5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URRIE</text:p>
          </table:table-cell>
          <table:table-cell table:style-name="ce3" office:value-type="currency" office:currency="USD" office:value="68556">
            <text:p>$68,556</text:p>
          </table:table-cell>
          <table:table-cell table:style-name="ce3" office:value-type="currency" office:currency="USD" office:value="69999">
            <text:p>$69,999</text:p>
          </table:table-cell>
          <table:table-cell table:style-name="ce3" office:value-type="currency" office:currency="USD" office:value="1443">
            <text:p>$1,443</text:p>
          </table:table-cell>
          <table:table-cell table:style-name="ce6" office:value-type="percentage" office:value="0.021">
            <text:p>2.10%</text:p>
          </table:table-cell>
          <table:table-cell office:value-type="string">
            <text:p>Currie </text:p>
          </table:table-cell>
          <table:table-cell table:style-name="ce7" table:formula="of:=[.H180]" office:value-type="float" office:value="233">
            <text:p>233</text:p>
          </table:table-cell>
          <table:table-cell office:value-type="float" office:value="233">
            <text:p>233</text:p>
          </table:table-cell>
          <table:table-cell office:value-type="string">
            <text:p>1600000US2714320</text:p>
          </table:table-cell>
          <table:table-cell office:value-type="float" office:value="2714320">
            <text:p>2714320</text:p>
          </table:table-cell>
          <table:table-cell table:formula="of:=[.C180]/[.H180]" office:value-type="currency" office:currency="USD" office:value="300.424892703863">
            <text:p>$300.42</text:p>
          </table:table-cell>
          <table:table-cell table:formula="of:=[.D180]/[.H180]" office:value-type="currency" office:currency="USD" office:value="6.1931330472103">
            <text:p>$6.1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UYUNA</text:p>
          </table:table-cell>
          <table:table-cell table:style-name="ce3" office:value-type="currency" office:currency="USD" office:value="2164">
            <text:p>$2,164</text:p>
          </table:table-cell>
          <table:table-cell table:style-name="ce3" office:value-type="currency" office:currency="USD" office:value="7755">
            <text:p>$7,755</text:p>
          </table:table-cell>
          <table:table-cell table:style-name="ce3" office:value-type="currency" office:currency="USD" office:value="5591">
            <text:p>$5,591</text:p>
          </table:table-cell>
          <table:table-cell table:style-name="ce6" office:value-type="percentage" office:value="2.5836">
            <text:p>258.36%</text:p>
          </table:table-cell>
          <table:table-cell office:value-type="string">
            <text:p>Cuyuna </text:p>
          </table:table-cell>
          <table:table-cell table:style-name="ce7" table:formula="of:=[.H181]" office:value-type="float" office:value="332">
            <text:p>332</text:p>
          </table:table-cell>
          <table:table-cell office:value-type="float" office:value="332">
            <text:p>332</text:p>
          </table:table-cell>
          <table:table-cell office:value-type="string">
            <text:p>1600000US2714428</text:p>
          </table:table-cell>
          <table:table-cell office:value-type="float" office:value="2714428">
            <text:p>2714428</text:p>
          </table:table-cell>
          <table:table-cell table:formula="of:=[.C181]/[.H181]" office:value-type="currency" office:currency="USD" office:value="23.3584337349398">
            <text:p>$23.36</text:p>
          </table:table-cell>
          <table:table-cell table:formula="of:=[.D181]/[.H181]" office:value-type="currency" office:currency="USD" office:value="16.8403614457831">
            <text:p>$16.8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CYRUS</text:p>
          </table:table-cell>
          <table:table-cell table:style-name="ce3" office:value-type="currency" office:currency="USD" office:value="75669">
            <text:p>$75,669</text:p>
          </table:table-cell>
          <table:table-cell table:style-name="ce3" office:value-type="currency" office:currency="USD" office:value="81155">
            <text:p>$81,155</text:p>
          </table:table-cell>
          <table:table-cell table:style-name="ce3" office:value-type="currency" office:currency="USD" office:value="5486">
            <text:p>$5,486</text:p>
          </table:table-cell>
          <table:table-cell table:style-name="ce6" office:value-type="percentage" office:value="0.0725">
            <text:p>7.25%</text:p>
          </table:table-cell>
          <table:table-cell office:value-type="string">
            <text:p>Cyrus </text:p>
          </table:table-cell>
          <table:table-cell table:style-name="ce7" table:formula="of:=[.H182]" office:value-type="float" office:value="288">
            <text:p>288</text:p>
          </table:table-cell>
          <table:table-cell office:value-type="float" office:value="288">
            <text:p>288</text:p>
          </table:table-cell>
          <table:table-cell office:value-type="string">
            <text:p>1600000US2714446</text:p>
          </table:table-cell>
          <table:table-cell office:value-type="float" office:value="2714446">
            <text:p>2714446</text:p>
          </table:table-cell>
          <table:table-cell table:formula="of:=[.C182]/[.H182]" office:value-type="currency" office:currency="USD" office:value="281.788194444444">
            <text:p>$281.79</text:p>
          </table:table-cell>
          <table:table-cell table:formula="of:=[.D182]/[.H182]" office:value-type="currency" office:currency="USD" office:value="19.0486111111111">
            <text:p>$19.0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AKOTA</text:p>
          </table:table-cell>
          <table:table-cell table:style-name="ce3" office:value-type="currency" office:currency="USD" office:value="34858">
            <text:p>$34,858</text:p>
          </table:table-cell>
          <table:table-cell table:style-name="ce3" office:value-type="currency" office:currency="USD" office:value="41819">
            <text:p>$41,819</text:p>
          </table:table-cell>
          <table:table-cell table:style-name="ce3" office:value-type="currency" office:currency="USD" office:value="6961">
            <text:p>$6,961</text:p>
          </table:table-cell>
          <table:table-cell table:style-name="ce6" office:value-type="percentage" office:value="0.1997">
            <text:p>19.97%</text:p>
          </table:table-cell>
          <table:table-cell office:value-type="string">
            <text:p>Dakota </text:p>
          </table:table-cell>
          <table:table-cell table:style-name="ce7" table:formula="of:=[.H183]" office:value-type="float" office:value="323">
            <text:p>323</text:p>
          </table:table-cell>
          <table:table-cell office:value-type="float" office:value="323">
            <text:p>323</text:p>
          </table:table-cell>
          <table:table-cell office:value-type="string">
            <text:p>1600000US2714518</text:p>
          </table:table-cell>
          <table:table-cell office:value-type="float" office:value="2714518">
            <text:p>2714518</text:p>
          </table:table-cell>
          <table:table-cell table:formula="of:=[.C183]/[.H183]" office:value-type="currency" office:currency="USD" office:value="129.470588235294">
            <text:p>$129.47</text:p>
          </table:table-cell>
          <table:table-cell table:formula="of:=[.D183]/[.H183]" office:value-type="currency" office:currency="USD" office:value="21.5510835913313">
            <text:p>$21.5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ALTON</text:p>
          </table:table-cell>
          <table:table-cell table:style-name="ce3" office:value-type="currency" office:currency="USD" office:value="47177">
            <text:p>$47,177</text:p>
          </table:table-cell>
          <table:table-cell table:style-name="ce3" office:value-type="currency" office:currency="USD" office:value="55157">
            <text:p>$55,157</text:p>
          </table:table-cell>
          <table:table-cell table:style-name="ce3" office:value-type="currency" office:currency="USD" office:value="7980">
            <text:p>$7,980</text:p>
          </table:table-cell>
          <table:table-cell table:style-name="ce6" office:value-type="percentage" office:value="0.1692">
            <text:p>16.92%</text:p>
          </table:table-cell>
          <table:table-cell office:value-type="string">
            <text:p>Dalton </text:p>
          </table:table-cell>
          <table:table-cell table:style-name="ce7" table:formula="of:=[.H184]" office:value-type="float" office:value="253">
            <text:p>253</text:p>
          </table:table-cell>
          <table:table-cell office:value-type="float" office:value="253">
            <text:p>253</text:p>
          </table:table-cell>
          <table:table-cell office:value-type="string">
            <text:p>1600000US2714626</text:p>
          </table:table-cell>
          <table:table-cell office:value-type="float" office:value="2714626">
            <text:p>2714626</text:p>
          </table:table-cell>
          <table:table-cell table:formula="of:=[.C184]/[.H184]" office:value-type="currency" office:currency="USD" office:value="218.01185770751">
            <text:p>$218.01</text:p>
          </table:table-cell>
          <table:table-cell table:formula="of:=[.D184]/[.H184]" office:value-type="currency" office:currency="USD" office:value="31.5415019762846">
            <text:p>$31.5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ANUBE</text:p>
          </table:table-cell>
          <table:table-cell table:style-name="ce3" office:value-type="currency" office:currency="USD" office:value="133480">
            <text:p>$133,480</text:p>
          </table:table-cell>
          <table:table-cell table:style-name="ce3" office:value-type="currency" office:currency="USD" office:value="147647">
            <text:p>$147,647</text:p>
          </table:table-cell>
          <table:table-cell table:style-name="ce3" office:value-type="currency" office:currency="USD" office:value="14167">
            <text:p>$14,167</text:p>
          </table:table-cell>
          <table:table-cell table:style-name="ce6" office:value-type="percentage" office:value="0.1061">
            <text:p>10.61%</text:p>
          </table:table-cell>
          <table:table-cell office:value-type="string">
            <text:p>Danube </text:p>
          </table:table-cell>
          <table:table-cell table:style-name="ce7" table:formula="of:=[.H185]" office:value-type="float" office:value="505">
            <text:p>505</text:p>
          </table:table-cell>
          <table:table-cell office:value-type="float" office:value="505">
            <text:p>505</text:p>
          </table:table-cell>
          <table:table-cell office:value-type="string">
            <text:p>1600000US2714716</text:p>
          </table:table-cell>
          <table:table-cell office:value-type="float" office:value="2714716">
            <text:p>2714716</text:p>
          </table:table-cell>
          <table:table-cell table:formula="of:=[.C185]/[.H185]" office:value-type="currency" office:currency="USD" office:value="292.370297029703">
            <text:p>$292.37</text:p>
          </table:table-cell>
          <table:table-cell table:formula="of:=[.D185]/[.H185]" office:value-type="currency" office:currency="USD" office:value="28.0534653465347">
            <text:p>$28.0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ANVERS</text:p>
          </table:table-cell>
          <table:table-cell table:number-columns-repeated="2" table:style-name="ce3" office:value-type="currency" office:currency="USD" office:value="9517">
            <text:p>$9,517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anvers </text:p>
          </table:table-cell>
          <table:table-cell table:style-name="ce7" table:formula="of:=[.H186]"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string">
            <text:p>1600000US2714734</text:p>
          </table:table-cell>
          <table:table-cell office:value-type="float" office:value="2714734">
            <text:p>2714734</text:p>
          </table:table-cell>
          <table:table-cell table:formula="of:=[.C186]/[.H186]" office:value-type="currency" office:currency="USD" office:value="98.1134020618557">
            <text:p>$98.11</text:p>
          </table:table-cell>
          <table:table-cell table:formula="of:=[.D186]/[.H186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ARFUR</text:p>
          </table:table-cell>
          <table:table-cell table:number-columns-repeated="2" table:style-name="ce3" office:value-type="currency" office:currency="USD" office:value="38379">
            <text:p>$38,379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arfur </text:p>
          </table:table-cell>
          <table:table-cell table:style-name="ce7" table:formula="of:=[.H187]"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string">
            <text:p>1600000US2714770</text:p>
          </table:table-cell>
          <table:table-cell office:value-type="float" office:value="2714770">
            <text:p>2714770</text:p>
          </table:table-cell>
          <table:table-cell table:formula="of:=[.C187]/[.H187]" office:value-type="currency" office:currency="USD" office:value="355.361111111111">
            <text:p>$355.36</text:p>
          </table:table-cell>
          <table:table-cell table:formula="of:=[.D187]/[.H187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ARWIN</text:p>
          </table:table-cell>
          <table:table-cell table:style-name="ce3" office:value-type="currency" office:currency="USD" office:value="37512">
            <text:p>$37,512</text:p>
          </table:table-cell>
          <table:table-cell table:style-name="ce3" office:value-type="currency" office:currency="USD" office:value="46517">
            <text:p>$46,517</text:p>
          </table:table-cell>
          <table:table-cell table:style-name="ce3" office:value-type="currency" office:currency="USD" office:value="9005">
            <text:p>$9,005</text:p>
          </table:table-cell>
          <table:table-cell table:style-name="ce6" office:value-type="percentage" office:value="0.2401">
            <text:p>24.01%</text:p>
          </table:table-cell>
          <table:table-cell office:value-type="string">
            <text:p>Darwin </text:p>
          </table:table-cell>
          <table:table-cell table:style-name="ce7" table:formula="of:=[.H188]" office:value-type="float" office:value="350">
            <text:p>350</text:p>
          </table:table-cell>
          <table:table-cell office:value-type="float" office:value="350">
            <text:p>350</text:p>
          </table:table-cell>
          <table:table-cell office:value-type="string">
            <text:p>1600000US2714842</text:p>
          </table:table-cell>
          <table:table-cell office:value-type="float" office:value="2714842">
            <text:p>2714842</text:p>
          </table:table-cell>
          <table:table-cell table:formula="of:=[.C188]/[.H188]" office:value-type="currency" office:currency="USD" office:value="132.905714285714">
            <text:p>$132.91</text:p>
          </table:table-cell>
          <table:table-cell table:formula="of:=[.D188]/[.H188]" office:value-type="currency" office:currency="USD" office:value="25.7285714285714">
            <text:p>$25.7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DASSEL</text:p>
          </table:table-cell>
          <table:table-cell table:style-name="ce3" office:value-type="currency" office:currency="USD" office:value="301387">
            <text:p>$301,387</text:p>
          </table:table-cell>
          <table:table-cell table:style-name="ce3" office:value-type="currency" office:currency="USD" office:value="359724">
            <text:p>$359,724</text:p>
          </table:table-cell>
          <table:table-cell table:style-name="ce3" office:value-type="currency" office:currency="USD" office:value="58337">
            <text:p>$58,337</text:p>
          </table:table-cell>
          <table:table-cell table:style-name="ce6" office:value-type="percentage" office:value="0.1936">
            <text:p>19.36%</text:p>
          </table:table-cell>
          <table:table-cell office:value-type="string">
            <text:p>Dassel </text:p>
          </table:table-cell>
          <table:table-cell table:style-name="ce7" table:formula="of:=[.H189]" office:value-type="float" office:value="1469">
            <text:p>1,469</text:p>
          </table:table-cell>
          <table:table-cell office:value-type="float" office:value="1469">
            <text:p>1469</text:p>
          </table:table-cell>
          <table:table-cell office:value-type="string">
            <text:p>1600000US2714878</text:p>
          </table:table-cell>
          <table:table-cell office:value-type="float" office:value="2714878">
            <text:p>2714878</text:p>
          </table:table-cell>
          <table:table-cell table:formula="of:=[.C189]/[.H189]" office:value-type="currency" office:currency="USD" office:value="244.876786929884">
            <text:p>$244.88</text:p>
          </table:table-cell>
          <table:table-cell table:formula="of:=[.D189]/[.H189]" office:value-type="currency" office:currency="USD" office:value="39.712049012934">
            <text:p>$39.7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AWSON</text:p>
          </table:table-cell>
          <table:table-cell table:style-name="ce3" office:value-type="currency" office:currency="USD" office:value="540099">
            <text:p>$540,099</text:p>
          </table:table-cell>
          <table:table-cell table:style-name="ce3" office:value-type="currency" office:currency="USD" office:value="575229">
            <text:p>$575,229</text:p>
          </table:table-cell>
          <table:table-cell table:style-name="ce3" office:value-type="currency" office:currency="USD" office:value="35130">
            <text:p>$35,130</text:p>
          </table:table-cell>
          <table:table-cell table:style-name="ce6" office:value-type="percentage" office:value="0.065">
            <text:p>6.50%</text:p>
          </table:table-cell>
          <table:table-cell office:value-type="string">
            <text:p>Dawson </text:p>
          </table:table-cell>
          <table:table-cell table:style-name="ce7" table:formula="of:=[.H190]" office:value-type="float" office:value="1540">
            <text:p>1,540</text:p>
          </table:table-cell>
          <table:table-cell office:value-type="float" office:value="1540">
            <text:p>1540</text:p>
          </table:table-cell>
          <table:table-cell office:value-type="string">
            <text:p>1600000US2714968</text:p>
          </table:table-cell>
          <table:table-cell office:value-type="float" office:value="2714968">
            <text:p>2714968</text:p>
          </table:table-cell>
          <table:table-cell table:formula="of:=[.C190]/[.H190]" office:value-type="currency" office:currency="USD" office:value="373.525324675325">
            <text:p>$373.53</text:p>
          </table:table-cell>
          <table:table-cell table:formula="of:=[.D190]/[.H190]" office:value-type="currency" office:currency="USD" office:value="22.8116883116883">
            <text:p>$22.8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AYTON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1623">
            <text:p>$21,623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ayton </text:p>
          </table:table-cell>
          <table:table-cell table:style-name="ce7" table:formula="of:=[.H191]" office:value-type="float" office:value="4671">
            <text:p>4,671</text:p>
          </table:table-cell>
          <table:table-cell office:value-type="float" office:value="4671">
            <text:p>4671</text:p>
          </table:table-cell>
          <table:table-cell office:value-type="string">
            <text:p>1600000US2715022</text:p>
          </table:table-cell>
          <table:table-cell office:value-type="float" office:value="2715022">
            <text:p>2715022</text:p>
          </table:table-cell>
          <table:table-cell table:formula="of:=[.C191]/[.H191]" office:value-type="currency" office:currency="USD" office:value="4.62920145579105">
            <text:p>$4.63</text:p>
          </table:table-cell>
          <table:table-cell table:formula="of:=[.D191]/[.H191]" office:value-type="currency" office:currency="USD" office:value="4.62920145579105">
            <text:p>$4.6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DEEPHAVEN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eephaven </text:p>
          </table:table-cell>
          <table:table-cell table:style-name="ce7" table:formula="of:=[.H192]" office:value-type="float" office:value="3642">
            <text:p>3,642</text:p>
          </table:table-cell>
          <table:table-cell office:value-type="float" office:value="3642">
            <text:p>3642</text:p>
          </table:table-cell>
          <table:table-cell office:value-type="string">
            <text:p>1600000US2715148</text:p>
          </table:table-cell>
          <table:table-cell office:value-type="float" office:value="2715148">
            <text:p>2715148</text:p>
          </table:table-cell>
          <table:table-cell table:formula="of:=[.C192]/[.H192]" office:value-type="currency" office:currency="USD" office:value="0">
            <text:p>$0.00</text:p>
          </table:table-cell>
          <table:table-cell table:formula="of:=[.D192]/[.H192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EER CREEK</text:p>
          </table:table-cell>
          <table:table-cell table:style-name="ce3" office:value-type="currency" office:currency="USD" office:value="57092">
            <text:p>$57,092</text:p>
          </table:table-cell>
          <table:table-cell table:style-name="ce3" office:value-type="currency" office:currency="USD" office:value="66318">
            <text:p>$66,318</text:p>
          </table:table-cell>
          <table:table-cell table:style-name="ce3" office:value-type="currency" office:currency="USD" office:value="9226">
            <text:p>$9,226</text:p>
          </table:table-cell>
          <table:table-cell table:style-name="ce6" office:value-type="percentage" office:value="0.1616">
            <text:p>16.16%</text:p>
          </table:table-cell>
          <table:table-cell office:value-type="string">
            <text:p>Deer Creek </text:p>
          </table:table-cell>
          <table:table-cell table:style-name="ce7" table:formula="of:=[.H193]" office:value-type="float" office:value="322">
            <text:p>322</text:p>
          </table:table-cell>
          <table:table-cell office:value-type="float" office:value="322">
            <text:p>322</text:p>
          </table:table-cell>
          <table:table-cell office:value-type="string">
            <text:p>1600000US2715184</text:p>
          </table:table-cell>
          <table:table-cell office:value-type="float" office:value="2715184">
            <text:p>2715184</text:p>
          </table:table-cell>
          <table:table-cell table:formula="of:=[.C193]/[.H193]" office:value-type="currency" office:currency="USD" office:value="205.95652173913">
            <text:p>$205.96</text:p>
          </table:table-cell>
          <table:table-cell table:formula="of:=[.D193]/[.H193]" office:value-type="currency" office:currency="USD" office:value="28.6521739130435">
            <text:p>$28.6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EER RIVER</text:p>
          </table:table-cell>
          <table:table-cell table:style-name="ce3" office:value-type="currency" office:currency="USD" office:value="281538">
            <text:p>$281,538</text:p>
          </table:table-cell>
          <table:table-cell table:style-name="ce3" office:value-type="currency" office:currency="USD" office:value="308880">
            <text:p>$308,880</text:p>
          </table:table-cell>
          <table:table-cell table:style-name="ce3" office:value-type="currency" office:currency="USD" office:value="27342">
            <text:p>$27,342</text:p>
          </table:table-cell>
          <table:table-cell table:style-name="ce6" office:value-type="percentage" office:value="0.0971">
            <text:p>9.71%</text:p>
          </table:table-cell>
          <table:table-cell office:value-type="string">
            <text:p>Deer River </text:p>
          </table:table-cell>
          <table:table-cell table:style-name="ce7" table:formula="of:=[.H194]" office:value-type="float" office:value="930">
            <text:p>930</text:p>
          </table:table-cell>
          <table:table-cell office:value-type="float" office:value="930">
            <text:p>930</text:p>
          </table:table-cell>
          <table:table-cell office:value-type="string">
            <text:p>1600000US2715310</text:p>
          </table:table-cell>
          <table:table-cell office:value-type="float" office:value="2715310">
            <text:p>2715310</text:p>
          </table:table-cell>
          <table:table-cell table:formula="of:=[.C194]/[.H194]" office:value-type="currency" office:currency="USD" office:value="332.129032258065">
            <text:p>$332.13</text:p>
          </table:table-cell>
          <table:table-cell table:formula="of:=[.D194]/[.H194]" office:value-type="currency" office:currency="USD" office:value="29.4">
            <text:p>$29.4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DEERWOOD</text:p>
          </table:table-cell>
          <table:table-cell table:style-name="ce3" office:value-type="currency" office:currency="USD" office:value="2495">
            <text:p>$2,495</text:p>
          </table:table-cell>
          <table:table-cell table:style-name="ce3" office:value-type="currency" office:currency="USD" office:value="10833">
            <text:p>$10,833</text:p>
          </table:table-cell>
          <table:table-cell table:style-name="ce3" office:value-type="currency" office:currency="USD" office:value="8338">
            <text:p>$8,338</text:p>
          </table:table-cell>
          <table:table-cell table:style-name="ce6" office:value-type="percentage" office:value="3.3419">
            <text:p>334.19%</text:p>
          </table:table-cell>
          <table:table-cell office:value-type="string">
            <text:p>Deerwood </text:p>
          </table:table-cell>
          <table:table-cell table:style-name="ce7" table:formula="of:=[.H195]" office:value-type="float" office:value="532">
            <text:p>532</text:p>
          </table:table-cell>
          <table:table-cell office:value-type="float" office:value="532">
            <text:p>532</text:p>
          </table:table-cell>
          <table:table-cell office:value-type="string">
            <text:p>1600000US2715346</text:p>
          </table:table-cell>
          <table:table-cell office:value-type="float" office:value="2715346">
            <text:p>2715346</text:p>
          </table:table-cell>
          <table:table-cell table:formula="of:=[.C195]/[.H195]" office:value-type="currency" office:currency="USD" office:value="20.3627819548872">
            <text:p>$20.36</text:p>
          </table:table-cell>
          <table:table-cell table:formula="of:=[.D195]/[.H195]" office:value-type="currency" office:currency="USD" office:value="15.6729323308271">
            <text:p>$15.6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DEGRAFF</text:p>
          </table:table-cell>
          <table:table-cell table:number-columns-repeated="2" table:style-name="ce3" office:value-type="currency" office:currency="USD" office:value="24544">
            <text:p>$24,544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e Graff </text:p>
          </table:table-cell>
          <table:table-cell table:style-name="ce7" table:formula="of:=[.H196]"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string">
            <text:p>1600000US2715418</text:p>
          </table:table-cell>
          <table:table-cell office:value-type="float" office:value="2715418">
            <text:p>2715418</text:p>
          </table:table-cell>
          <table:table-cell table:formula="of:=[.C196]/[.H196]" office:value-type="currency" office:currency="USD" office:value="213.426086956522">
            <text:p>$213.43</text:p>
          </table:table-cell>
          <table:table-cell table:formula="of:=[.D196]/[.H196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ELANO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177705">
            <text:p>$177,705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elano </text:p>
          </table:table-cell>
          <table:table-cell table:style-name="ce7" table:formula="of:=[.H197]" office:value-type="float" office:value="5464">
            <text:p>5,464</text:p>
          </table:table-cell>
          <table:table-cell office:value-type="float" office:value="5464">
            <text:p>5464</text:p>
          </table:table-cell>
          <table:table-cell office:value-type="string">
            <text:p>1600000US2715454</text:p>
          </table:table-cell>
          <table:table-cell office:value-type="float" office:value="2715454">
            <text:p>2715454</text:p>
          </table:table-cell>
          <table:table-cell table:formula="of:=[.C197]/[.H197]" office:value-type="currency" office:currency="USD" office:value="32.5228770131772">
            <text:p>$32.52</text:p>
          </table:table-cell>
          <table:table-cell table:formula="of:=[.D197]/[.H197]" office:value-type="currency" office:currency="USD" office:value="32.5228770131772">
            <text:p>$32.5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DELAVAN</text:p>
          </table:table-cell>
          <table:table-cell table:number-columns-repeated="2" table:style-name="ce3" office:value-type="currency" office:currency="USD" office:value="48781">
            <text:p>$48,781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elavan </text:p>
          </table:table-cell>
          <table:table-cell table:style-name="ce7" table:formula="of:=[.H198]" office:value-type="float" office:value="179">
            <text:p>179</text:p>
          </table:table-cell>
          <table:table-cell office:value-type="float" office:value="179">
            <text:p>179</text:p>
          </table:table-cell>
          <table:table-cell office:value-type="string">
            <text:p>1600000US2715472</text:p>
          </table:table-cell>
          <table:table-cell office:value-type="float" office:value="2715472">
            <text:p>2715472</text:p>
          </table:table-cell>
          <table:table-cell table:formula="of:=[.C198]/[.H198]" office:value-type="currency" office:currency="USD" office:value="272.519553072626">
            <text:p>$272.52</text:p>
          </table:table-cell>
          <table:table-cell table:formula="of:=[.D198]/[.H198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ELHI</text:p>
          </table:table-cell>
          <table:table-cell table:number-columns-repeated="2" table:style-name="ce3" office:value-type="currency" office:currency="USD" office:value="15650">
            <text:p>$15,65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elhi </text:p>
          </table:table-cell>
          <table:table-cell table:style-name="ce7" table:formula="of:=[.H199]"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string">
            <text:p>1600000US2715544</text:p>
          </table:table-cell>
          <table:table-cell office:value-type="float" office:value="2715544">
            <text:p>2715544</text:p>
          </table:table-cell>
          <table:table-cell table:formula="of:=[.C199]/[.H199]" office:value-type="currency" office:currency="USD" office:value="223.571428571429">
            <text:p>$223.57</text:p>
          </table:table-cell>
          <table:table-cell table:formula="of:=[.D199]/[.H199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DELLWOOD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ellwood </text:p>
          </table:table-cell>
          <table:table-cell table:style-name="ce7" table:formula="of:=[.H200]" office:value-type="float" office:value="1063">
            <text:p>1,063</text:p>
          </table:table-cell>
          <table:table-cell office:value-type="float" office:value="1063">
            <text:p>1063</text:p>
          </table:table-cell>
          <table:table-cell office:value-type="string">
            <text:p>1600000US2715616</text:p>
          </table:table-cell>
          <table:table-cell office:value-type="float" office:value="2715616">
            <text:p>2715616</text:p>
          </table:table-cell>
          <table:table-cell table:formula="of:=[.C200]/[.H200]" office:value-type="currency" office:currency="USD" office:value="0">
            <text:p>$0.00</text:p>
          </table:table-cell>
          <table:table-cell table:formula="of:=[.D200]/[.H200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DENHAM</text:p>
          </table:table-cell>
          <table:table-cell table:number-columns-repeated="2" table:style-name="ce3" office:value-type="currency" office:currency="USD" office:value="234">
            <text:p>$234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enham </text:p>
          </table:table-cell>
          <table:table-cell table:style-name="ce7" table:formula="of:=[.H201]"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string">
            <text:p>1600000US2715670</text:p>
          </table:table-cell>
          <table:table-cell office:value-type="float" office:value="2715670">
            <text:p>2715670</text:p>
          </table:table-cell>
          <table:table-cell table:formula="of:=[.C201]/[.H201]" office:value-type="currency" office:currency="USD" office:value="6.68571428571429">
            <text:p>$6.69</text:p>
          </table:table-cell>
          <table:table-cell table:formula="of:=[.D201]/[.H201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ENNISON</text:p>
          </table:table-cell>
          <table:table-cell table:style-name="ce3" office:value-type="currency" office:currency="USD" office:value="8798">
            <text:p>$8,798</text:p>
          </table:table-cell>
          <table:table-cell table:style-name="ce3" office:value-type="currency" office:currency="USD" office:value="10617">
            <text:p>$10,617</text:p>
          </table:table-cell>
          <table:table-cell table:style-name="ce3" office:value-type="currency" office:currency="USD" office:value="1819">
            <text:p>$1,819</text:p>
          </table:table-cell>
          <table:table-cell table:style-name="ce6" office:value-type="percentage" office:value="0.2068">
            <text:p>20.68%</text:p>
          </table:table-cell>
          <table:table-cell office:value-type="string">
            <text:p>Dennison </text:p>
          </table:table-cell>
          <table:table-cell table:style-name="ce7" table:formula="of:=[.H202]" office:value-type="float" office:value="212">
            <text:p>212</text:p>
          </table:table-cell>
          <table:table-cell office:value-type="float" office:value="212">
            <text:p>212</text:p>
          </table:table-cell>
          <table:table-cell office:value-type="string">
            <text:p>1600000US2715706</text:p>
          </table:table-cell>
          <table:table-cell office:value-type="float" office:value="2715706">
            <text:p>2715706</text:p>
          </table:table-cell>
          <table:table-cell table:formula="of:=[.C202]/[.H202]" office:value-type="currency" office:currency="USD" office:value="50.0801886792453">
            <text:p>$50.08</text:p>
          </table:table-cell>
          <table:table-cell table:formula="of:=[.D202]/[.H202]" office:value-type="currency" office:currency="USD" office:value="8.58018867924528">
            <text:p>$8.5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ENT</text:p>
          </table:table-cell>
          <table:table-cell table:style-name="ce3" office:value-type="currency" office:currency="USD" office:value="41956">
            <text:p>$41,956</text:p>
          </table:table-cell>
          <table:table-cell table:style-name="ce3" office:value-type="currency" office:currency="USD" office:value="44787">
            <text:p>$44,787</text:p>
          </table:table-cell>
          <table:table-cell table:style-name="ce3" office:value-type="currency" office:currency="USD" office:value="2831">
            <text:p>$2,831</text:p>
          </table:table-cell>
          <table:table-cell table:style-name="ce6" office:value-type="percentage" office:value="0.0675">
            <text:p>6.75%</text:p>
          </table:table-cell>
          <table:table-cell office:value-type="string">
            <text:p>Dent </text:p>
          </table:table-cell>
          <table:table-cell table:style-name="ce7" table:formula="of:=[.H203]" office:value-type="float" office:value="192">
            <text:p>192</text:p>
          </table:table-cell>
          <table:table-cell office:value-type="float" office:value="192">
            <text:p>192</text:p>
          </table:table-cell>
          <table:table-cell office:value-type="string">
            <text:p>1600000US2715724</text:p>
          </table:table-cell>
          <table:table-cell office:value-type="float" office:value="2715724">
            <text:p>2715724</text:p>
          </table:table-cell>
          <table:table-cell table:formula="of:=[.C203]/[.H203]" office:value-type="currency" office:currency="USD" office:value="233.265625">
            <text:p>$233.27</text:p>
          </table:table-cell>
          <table:table-cell table:formula="of:=[.D203]/[.H203]" office:value-type="currency" office:currency="USD" office:value="14.7447916666667">
            <text:p>$14.7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ETROIT LAKES</text:p>
          </table:table-cell>
          <table:table-cell table:style-name="ce3" office:value-type="currency" office:currency="USD" office:value="690536">
            <text:p>$690,536</text:p>
          </table:table-cell>
          <table:table-cell table:style-name="ce3" office:value-type="currency" office:currency="USD" office:value="782188">
            <text:p>$782,188</text:p>
          </table:table-cell>
          <table:table-cell table:style-name="ce3" office:value-type="currency" office:currency="USD" office:value="91652">
            <text:p>$91,652</text:p>
          </table:table-cell>
          <table:table-cell table:style-name="ce6" office:value-type="percentage" office:value="0.1327">
            <text:p>13.27%</text:p>
          </table:table-cell>
          <table:table-cell office:value-type="string">
            <text:p>Detroit Lakes </text:p>
          </table:table-cell>
          <table:table-cell table:style-name="ce7" table:formula="of:=[.H204]" office:value-type="float" office:value="8569">
            <text:p>8,569</text:p>
          </table:table-cell>
          <table:table-cell office:value-type="float" office:value="8569">
            <text:p>8569</text:p>
          </table:table-cell>
          <table:table-cell office:value-type="string">
            <text:p>1600000US2715832</text:p>
          </table:table-cell>
          <table:table-cell office:value-type="float" office:value="2715832">
            <text:p>2715832</text:p>
          </table:table-cell>
          <table:table-cell table:formula="of:=[.C204]/[.H204]" office:value-type="currency" office:currency="USD" office:value="91.2811296534018">
            <text:p>$91.28</text:p>
          </table:table-cell>
          <table:table-cell table:formula="of:=[.D204]/[.H204]" office:value-type="currency" office:currency="USD" office:value="10.6957637997433">
            <text:p>$10.7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EXTER</text:p>
          </table:table-cell>
          <table:table-cell table:style-name="ce3" office:value-type="currency" office:currency="USD" office:value="70342">
            <text:p>$70,342</text:p>
          </table:table-cell>
          <table:table-cell table:style-name="ce3" office:value-type="currency" office:currency="USD" office:value="72139">
            <text:p>$72,139</text:p>
          </table:table-cell>
          <table:table-cell table:style-name="ce3" office:value-type="currency" office:currency="USD" office:value="1797">
            <text:p>$1,797</text:p>
          </table:table-cell>
          <table:table-cell table:style-name="ce6" office:value-type="percentage" office:value="0.0255">
            <text:p>2.55%</text:p>
          </table:table-cell>
          <table:table-cell office:value-type="string">
            <text:p>Dexter </text:p>
          </table:table-cell>
          <table:table-cell table:style-name="ce7" table:formula="of:=[.H205]" office:value-type="float" office:value="341">
            <text:p>341</text:p>
          </table:table-cell>
          <table:table-cell office:value-type="float" office:value="341">
            <text:p>341</text:p>
          </table:table-cell>
          <table:table-cell office:value-type="string">
            <text:p>1600000US2715886</text:p>
          </table:table-cell>
          <table:table-cell office:value-type="float" office:value="2715886">
            <text:p>2715886</text:p>
          </table:table-cell>
          <table:table-cell table:formula="of:=[.C205]/[.H205]" office:value-type="currency" office:currency="USD" office:value="211.551319648094">
            <text:p>$211.55</text:p>
          </table:table-cell>
          <table:table-cell table:formula="of:=[.D205]/[.H205]" office:value-type="currency" office:currency="USD" office:value="5.26979472140762">
            <text:p>$5.2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DILWORTH</text:p>
          </table:table-cell>
          <table:table-cell table:style-name="ce3" office:value-type="currency" office:currency="USD" office:value="493847">
            <text:p>$493,847</text:p>
          </table:table-cell>
          <table:table-cell table:style-name="ce3" office:value-type="currency" office:currency="USD" office:value="603809">
            <text:p>$603,809</text:p>
          </table:table-cell>
          <table:table-cell table:style-name="ce3" office:value-type="currency" office:currency="USD" office:value="109962">
            <text:p>$109,962</text:p>
          </table:table-cell>
          <table:table-cell table:style-name="ce6" office:value-type="percentage" office:value="0.2227">
            <text:p>22.27%</text:p>
          </table:table-cell>
          <table:table-cell office:value-type="string">
            <text:p>Dilworth </text:p>
          </table:table-cell>
          <table:table-cell table:style-name="ce7" table:formula="of:=[.H206]" office:value-type="float" office:value="4024">
            <text:p>4,024</text:p>
          </table:table-cell>
          <table:table-cell office:value-type="float" office:value="4024">
            <text:p>4024</text:p>
          </table:table-cell>
          <table:table-cell office:value-type="string">
            <text:p>1600000US2715976</text:p>
          </table:table-cell>
          <table:table-cell office:value-type="float" office:value="2715976">
            <text:p>2715976</text:p>
          </table:table-cell>
          <table:table-cell table:formula="of:=[.C206]/[.H206]" office:value-type="currency" office:currency="USD" office:value="150.051938369781">
            <text:p>$150.05</text:p>
          </table:table-cell>
          <table:table-cell table:formula="of:=[.D206]/[.H206]" office:value-type="currency" office:currency="USD" office:value="27.3265407554672">
            <text:p>$27.3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ODGE CENTER</text:p>
          </table:table-cell>
          <table:table-cell table:style-name="ce3" office:value-type="currency" office:currency="USD" office:value="624915">
            <text:p>$624,915</text:p>
          </table:table-cell>
          <table:table-cell table:style-name="ce3" office:value-type="currency" office:currency="USD" office:value="682359">
            <text:p>$682,359</text:p>
          </table:table-cell>
          <table:table-cell table:style-name="ce3" office:value-type="currency" office:currency="USD" office:value="57444">
            <text:p>$57,444</text:p>
          </table:table-cell>
          <table:table-cell table:style-name="ce6" office:value-type="percentage" office:value="0.0919">
            <text:p>9.19%</text:p>
          </table:table-cell>
          <table:table-cell office:value-type="string">
            <text:p>Dodge Center </text:p>
          </table:table-cell>
          <table:table-cell table:style-name="ce7" table:formula="of:=[.H207]" office:value-type="float" office:value="2670">
            <text:p>2,670</text:p>
          </table:table-cell>
          <table:table-cell office:value-type="float" office:value="2670">
            <text:p>2670</text:p>
          </table:table-cell>
          <table:table-cell office:value-type="string">
            <text:p>1600000US2715994</text:p>
          </table:table-cell>
          <table:table-cell office:value-type="float" office:value="2715994">
            <text:p>2715994</text:p>
          </table:table-cell>
          <table:table-cell table:formula="of:=[.C207]/[.H207]" office:value-type="currency" office:currency="USD" office:value="255.565168539326">
            <text:p>$255.57</text:p>
          </table:table-cell>
          <table:table-cell table:formula="of:=[.D207]/[.H207]" office:value-type="currency" office:currency="USD" office:value="21.514606741573">
            <text:p>$21.5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ONALDSON</text:p>
          </table:table-cell>
          <table:table-cell table:style-name="ce3" office:value-type="currency" office:currency="USD" office:value="4638">
            <text:p>$4,638</text:p>
          </table:table-cell>
          <table:table-cell table:style-name="ce3" office:value-type="currency" office:currency="USD" office:value="4844">
            <text:p>$4,844</text:p>
          </table:table-cell>
          <table:table-cell table:style-name="ce3" office:value-type="currency" office:currency="USD" office:value="206">
            <text:p>$206</text:p>
          </table:table-cell>
          <table:table-cell table:style-name="ce6" office:value-type="percentage" office:value="0.0444">
            <text:p>4.44%</text:p>
          </table:table-cell>
          <table:table-cell office:value-type="string">
            <text:p>Donaldson </text:p>
          </table:table-cell>
          <table:table-cell table:style-name="ce7" table:formula="of:=[.H208]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string">
            <text:p>1600000US2716030</text:p>
          </table:table-cell>
          <table:table-cell office:value-type="float" office:value="2716030">
            <text:p>2716030</text:p>
          </table:table-cell>
          <table:table-cell table:formula="of:=[.C208]/[.H208]" office:value-type="currency" office:currency="USD" office:value="115.333333333333">
            <text:p>$115.33</text:p>
          </table:table-cell>
          <table:table-cell table:formula="of:=[.D208]/[.H208]" office:value-type="currency" office:currency="USD" office:value="4.90476190476191">
            <text:p>$4.9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ONNELLY</text:p>
          </table:table-cell>
          <table:table-cell table:style-name="ce3" office:value-type="currency" office:currency="USD" office:value="50497">
            <text:p>$50,497</text:p>
          </table:table-cell>
          <table:table-cell table:style-name="ce3" office:value-type="currency" office:currency="USD" office:value="54194">
            <text:p>$54,194</text:p>
          </table:table-cell>
          <table:table-cell table:style-name="ce3" office:value-type="currency" office:currency="USD" office:value="3697">
            <text:p>$3,697</text:p>
          </table:table-cell>
          <table:table-cell table:style-name="ce6" office:value-type="percentage" office:value="0.0732">
            <text:p>7.32%</text:p>
          </table:table-cell>
          <table:table-cell office:value-type="string">
            <text:p>Donnelly </text:p>
          </table:table-cell>
          <table:table-cell table:style-name="ce7" table:formula="of:=[.H209]" office:value-type="float" office:value="241">
            <text:p>241</text:p>
          </table:table-cell>
          <table:table-cell office:value-type="float" office:value="241">
            <text:p>241</text:p>
          </table:table-cell>
          <table:table-cell office:value-type="string">
            <text:p>1600000US2716084</text:p>
          </table:table-cell>
          <table:table-cell office:value-type="float" office:value="2716084">
            <text:p>2716084</text:p>
          </table:table-cell>
          <table:table-cell table:formula="of:=[.C209]/[.H209]" office:value-type="currency" office:currency="USD" office:value="224.871369294606">
            <text:p>$224.87</text:p>
          </table:table-cell>
          <table:table-cell table:formula="of:=[.D209]/[.H209]" office:value-type="currency" office:currency="USD" office:value="15.3402489626556">
            <text:p>$15.3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DORAN</text:p>
          </table:table-cell>
          <table:table-cell table:style-name="ce3" office:value-type="currency" office:currency="USD" office:value="12030">
            <text:p>$12,030</text:p>
          </table:table-cell>
          <table:table-cell table:style-name="ce3" office:value-type="currency" office:currency="USD" office:value="13133">
            <text:p>$13,133</text:p>
          </table:table-cell>
          <table:table-cell table:style-name="ce3" office:value-type="currency" office:currency="USD" office:value="1103">
            <text:p>$1,103</text:p>
          </table:table-cell>
          <table:table-cell table:style-name="ce6" office:value-type="percentage" office:value="0.0917">
            <text:p>9.17%</text:p>
          </table:table-cell>
          <table:table-cell office:value-type="string">
            <text:p>Doran </text:p>
          </table:table-cell>
          <table:table-cell table:style-name="ce7" table:formula="of:=[.H210]"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string">
            <text:p>1600000US2716156</text:p>
          </table:table-cell>
          <table:table-cell office:value-type="float" office:value="2716156">
            <text:p>2716156</text:p>
          </table:table-cell>
          <table:table-cell table:formula="of:=[.C210]/[.H210]" office:value-type="currency" office:currency="USD" office:value="238.781818181818">
            <text:p>$238.78</text:p>
          </table:table-cell>
          <table:table-cell table:formula="of:=[.D210]/[.H210]" office:value-type="currency" office:currency="USD" office:value="20.0545454545455">
            <text:p>$20.0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OVER</text:p>
          </table:table-cell>
          <table:table-cell table:style-name="ce3" office:value-type="currency" office:currency="USD" office:value="93649">
            <text:p>$93,649</text:p>
          </table:table-cell>
          <table:table-cell table:style-name="ce3" office:value-type="currency" office:currency="USD" office:value="129014">
            <text:p>$129,014</text:p>
          </table:table-cell>
          <table:table-cell table:style-name="ce3" office:value-type="currency" office:currency="USD" office:value="35365">
            <text:p>$35,365</text:p>
          </table:table-cell>
          <table:table-cell table:style-name="ce6" office:value-type="percentage" office:value="0.3776">
            <text:p>37.76%</text:p>
          </table:table-cell>
          <table:table-cell office:value-type="string">
            <text:p>Dover </text:p>
          </table:table-cell>
          <table:table-cell table:style-name="ce7" table:formula="of:=[.H211]" office:value-type="float" office:value="735">
            <text:p>735</text:p>
          </table:table-cell>
          <table:table-cell office:value-type="float" office:value="735">
            <text:p>735</text:p>
          </table:table-cell>
          <table:table-cell office:value-type="string">
            <text:p>1600000US2716264</text:p>
          </table:table-cell>
          <table:table-cell office:value-type="float" office:value="2716264">
            <text:p>2716264</text:p>
          </table:table-cell>
          <table:table-cell table:formula="of:=[.C211]/[.H211]" office:value-type="currency" office:currency="USD" office:value="175.52925170068">
            <text:p>$175.53</text:p>
          </table:table-cell>
          <table:table-cell table:formula="of:=[.D211]/[.H211]" office:value-type="currency" office:currency="USD" office:value="48.1156462585034">
            <text:p>$48.1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DOVRAY</text:p>
          </table:table-cell>
          <table:table-cell table:number-columns-repeated="2" table:style-name="ce3" office:value-type="currency" office:currency="USD" office:value="13705">
            <text:p>$13,70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ovray </text:p>
          </table:table-cell>
          <table:table-cell table:style-name="ce7" table:formula="of:=[.H212]"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string">
            <text:p>1600000US2716300</text:p>
          </table:table-cell>
          <table:table-cell office:value-type="float" office:value="2716300">
            <text:p>2716300</text:p>
          </table:table-cell>
          <table:table-cell table:formula="of:=[.C212]/[.H212]" office:value-type="currency" office:currency="USD" office:value="240.438596491228">
            <text:p>$240.44</text:p>
          </table:table-cell>
          <table:table-cell table:formula="of:=[.D212]/[.H212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ULUTH</text:p>
          </table:table-cell>
          <table:table-cell table:style-name="ce3" office:value-type="currency" office:currency="USD" office:value="27437478">
            <text:p>$27,437,478</text:p>
          </table:table-cell>
          <table:table-cell table:style-name="ce3" office:value-type="currency" office:currency="USD" office:value="29030643">
            <text:p>$29,030,643</text:p>
          </table:table-cell>
          <table:table-cell table:style-name="ce3" office:value-type="currency" office:currency="USD" office:value="1593165">
            <text:p>$1,593,165</text:p>
          </table:table-cell>
          <table:table-cell table:style-name="ce6" office:value-type="percentage" office:value="0.0581">
            <text:p>5.81%</text:p>
          </table:table-cell>
          <table:table-cell office:value-type="string">
            <text:p>Duluth </text:p>
          </table:table-cell>
          <table:table-cell table:style-name="ce7" table:formula="of:=[.H213]" office:value-type="float" office:value="86265">
            <text:p>86,265</text:p>
          </table:table-cell>
          <table:table-cell office:value-type="float" office:value="86265">
            <text:p>86265</text:p>
          </table:table-cell>
          <table:table-cell office:value-type="string">
            <text:p>1600000US2717000</text:p>
          </table:table-cell>
          <table:table-cell office:value-type="float" office:value="2717000">
            <text:p>2717000</text:p>
          </table:table-cell>
          <table:table-cell table:formula="of:=[.C213]/[.H213]" office:value-type="currency" office:currency="USD" office:value="336.528638497653">
            <text:p>$336.53</text:p>
          </table:table-cell>
          <table:table-cell table:formula="of:=[.D213]/[.H213]" office:value-type="currency" office:currency="USD" office:value="18.4682663884542">
            <text:p>$18.4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UMONT</text:p>
          </table:table-cell>
          <table:table-cell table:number-columns-repeated="2" table:style-name="ce3" office:value-type="currency" office:currency="USD" office:value="19699">
            <text:p>$19,699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umont </text:p>
          </table:table-cell>
          <table:table-cell table:style-name="ce7" table:formula="of:=[.H214]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string">
            <text:p>1600000US2717090</text:p>
          </table:table-cell>
          <table:table-cell office:value-type="float" office:value="2717090">
            <text:p>2717090</text:p>
          </table:table-cell>
          <table:table-cell table:formula="of:=[.C214]/[.H214]" office:value-type="currency" office:currency="USD" office:value="196.99">
            <text:p>$196.99</text:p>
          </table:table-cell>
          <table:table-cell table:formula="of:=[.D214]/[.H21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UNDAS</text:p>
          </table:table-cell>
          <table:table-cell table:style-name="ce3" office:value-type="currency" office:currency="USD" office:value="87420">
            <text:p>$87,420</text:p>
          </table:table-cell>
          <table:table-cell table:style-name="ce3" office:value-type="currency" office:currency="USD" office:value="149684">
            <text:p>$149,684</text:p>
          </table:table-cell>
          <table:table-cell table:style-name="ce3" office:value-type="currency" office:currency="USD" office:value="62264">
            <text:p>$62,264</text:p>
          </table:table-cell>
          <table:table-cell table:style-name="ce6" office:value-type="percentage" office:value="0.7122">
            <text:p>71.22%</text:p>
          </table:table-cell>
          <table:table-cell office:value-type="string">
            <text:p>Dundas </text:p>
          </table:table-cell>
          <table:table-cell table:style-name="ce7" table:formula="of:=[.H215]" office:value-type="float" office:value="1367">
            <text:p>1,367</text:p>
          </table:table-cell>
          <table:table-cell office:value-type="float" office:value="1367">
            <text:p>1367</text:p>
          </table:table-cell>
          <table:table-cell office:value-type="string">
            <text:p>1600000US2717126</text:p>
          </table:table-cell>
          <table:table-cell office:value-type="float" office:value="2717126">
            <text:p>2717126</text:p>
          </table:table-cell>
          <table:table-cell table:formula="of:=[.C215]/[.H215]" office:value-type="currency" office:currency="USD" office:value="109.498171177762">
            <text:p>$109.50</text:p>
          </table:table-cell>
          <table:table-cell table:formula="of:=[.D215]/[.H215]" office:value-type="currency" office:currency="USD" office:value="45.5479151426481">
            <text:p>$45.5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DUNDEE</text:p>
          </table:table-cell>
          <table:table-cell table:number-columns-repeated="2" table:style-name="ce3" office:value-type="currency" office:currency="USD" office:value="21200">
            <text:p>$21,20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undee </text:p>
          </table:table-cell>
          <table:table-cell table:style-name="ce7" table:formula="of:=[.H216]"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string">
            <text:p>1600000US2717144</text:p>
          </table:table-cell>
          <table:table-cell office:value-type="float" office:value="2717144">
            <text:p>2717144</text:p>
          </table:table-cell>
          <table:table-cell table:formula="of:=[.C216]/[.H216]" office:value-type="currency" office:currency="USD" office:value="311.764705882353">
            <text:p>$311.76</text:p>
          </table:table-cell>
          <table:table-cell table:formula="of:=[.D216]/[.H216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DUNNELL</text:p>
          </table:table-cell>
          <table:table-cell table:number-columns-repeated="2" table:style-name="ce3" office:value-type="currency" office:currency="USD" office:value="61112">
            <text:p>$61,112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Dunnell </text:p>
          </table:table-cell>
          <table:table-cell table:style-name="ce7" table:formula="of:=[.H217]" office:value-type="float" office:value="167">
            <text:p>167</text:p>
          </table:table-cell>
          <table:table-cell office:value-type="float" office:value="167">
            <text:p>167</text:p>
          </table:table-cell>
          <table:table-cell office:value-type="string">
            <text:p>1600000US2717180</text:p>
          </table:table-cell>
          <table:table-cell office:value-type="float" office:value="2717180">
            <text:p>2717180</text:p>
          </table:table-cell>
          <table:table-cell table:formula="of:=[.C217]/[.H217]" office:value-type="currency" office:currency="USD" office:value="365.940119760479">
            <text:p>$365.94</text:p>
          </table:table-cell>
          <table:table-cell table:formula="of:=[.D217]/[.H217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AGAN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Eagan </text:p>
          </table:table-cell>
          <table:table-cell table:style-name="ce7" table:formula="of:=[.H218]" office:value-type="float" office:value="64206">
            <text:p>64,206</text:p>
          </table:table-cell>
          <table:table-cell office:value-type="float" office:value="64206">
            <text:p>64206</text:p>
          </table:table-cell>
          <table:table-cell office:value-type="string">
            <text:p>1600000US2717288</text:p>
          </table:table-cell>
          <table:table-cell office:value-type="float" office:value="2717288">
            <text:p>2717288</text:p>
          </table:table-cell>
          <table:table-cell table:formula="of:=[.C218]/[.H218]" office:value-type="currency" office:currency="USD" office:value="0">
            <text:p>$0.00</text:p>
          </table:table-cell>
          <table:table-cell table:formula="of:=[.D218]/[.H218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AGLE BEND</text:p>
          </table:table-cell>
          <table:table-cell table:style-name="ce3" office:value-type="currency" office:currency="USD" office:value="156373">
            <text:p>$156,373</text:p>
          </table:table-cell>
          <table:table-cell table:style-name="ce3" office:value-type="currency" office:currency="USD" office:value="172138">
            <text:p>$172,138</text:p>
          </table:table-cell>
          <table:table-cell table:style-name="ce3" office:value-type="currency" office:currency="USD" office:value="15765">
            <text:p>$15,765</text:p>
          </table:table-cell>
          <table:table-cell table:style-name="ce6" office:value-type="percentage" office:value="0.1008">
            <text:p>10.08%</text:p>
          </table:table-cell>
          <table:table-cell office:value-type="string">
            <text:p>Eagle Bend </text:p>
          </table:table-cell>
          <table:table-cell table:style-name="ce7" table:formula="of:=[.H219]" office:value-type="float" office:value="535">
            <text:p>535</text:p>
          </table:table-cell>
          <table:table-cell office:value-type="float" office:value="535">
            <text:p>535</text:p>
          </table:table-cell>
          <table:table-cell office:value-type="string">
            <text:p>1600000US2717342</text:p>
          </table:table-cell>
          <table:table-cell office:value-type="float" office:value="2717342">
            <text:p>2717342</text:p>
          </table:table-cell>
          <table:table-cell table:formula="of:=[.C219]/[.H219]" office:value-type="currency" office:currency="USD" office:value="321.753271028037">
            <text:p>$321.75</text:p>
          </table:table-cell>
          <table:table-cell table:formula="of:=[.D219]/[.H219]" office:value-type="currency" office:currency="USD" office:value="29.4672897196262">
            <text:p>$29.4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AGLE LAKE</text:p>
          </table:table-cell>
          <table:table-cell table:style-name="ce3" office:value-type="currency" office:currency="USD" office:value="510589">
            <text:p>$510,589</text:p>
          </table:table-cell>
          <table:table-cell table:style-name="ce3" office:value-type="currency" office:currency="USD" office:value="599953">
            <text:p>$599,953</text:p>
          </table:table-cell>
          <table:table-cell table:style-name="ce3" office:value-type="currency" office:currency="USD" office:value="89364">
            <text:p>$89,364</text:p>
          </table:table-cell>
          <table:table-cell table:style-name="ce6" office:value-type="percentage" office:value="0.175">
            <text:p>17.50%</text:p>
          </table:table-cell>
          <table:table-cell office:value-type="string">
            <text:p>Eagle Lake </text:p>
          </table:table-cell>
          <table:table-cell table:style-name="ce7" table:formula="of:=[.H220]" office:value-type="float" office:value="2422">
            <text:p>2,422</text:p>
          </table:table-cell>
          <table:table-cell office:value-type="float" office:value="2422">
            <text:p>2422</text:p>
          </table:table-cell>
          <table:table-cell office:value-type="string">
            <text:p>1600000US2717378</text:p>
          </table:table-cell>
          <table:table-cell office:value-type="float" office:value="2717378">
            <text:p>2717378</text:p>
          </table:table-cell>
          <table:table-cell table:formula="of:=[.C220]/[.H220]" office:value-type="currency" office:currency="USD" office:value="247.709744013212">
            <text:p>$247.71</text:p>
          </table:table-cell>
          <table:table-cell table:formula="of:=[.D220]/[.H220]" office:value-type="currency" office:currency="USD" office:value="36.896779521057">
            <text:p>$36.9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AST BETHEL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3470">
            <text:p>$23,47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East Bethel </text:p>
          </table:table-cell>
          <table:table-cell table:style-name="ce7" table:formula="of:=[.H221]" office:value-type="float" office:value="11626">
            <text:p>11,626</text:p>
          </table:table-cell>
          <table:table-cell office:value-type="float" office:value="11626">
            <text:p>11626</text:p>
          </table:table-cell>
          <table:table-cell office:value-type="string">
            <text:p>1600000US2717486</text:p>
          </table:table-cell>
          <table:table-cell office:value-type="float" office:value="2717486">
            <text:p>2717486</text:p>
          </table:table-cell>
          <table:table-cell table:formula="of:=[.C221]/[.H221]" office:value-type="currency" office:currency="USD" office:value="2.01875107517633">
            <text:p>$2.02</text:p>
          </table:table-cell>
          <table:table-cell table:formula="of:=[.D221]/[.H221]" office:value-type="currency" office:currency="USD" office:value="2.01875107517633">
            <text:p>$2.0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AST GRAND FORKS</text:p>
          </table:table-cell>
          <table:table-cell table:style-name="ce3" office:value-type="currency" office:currency="USD" office:value="2471550">
            <text:p>$2,471,550</text:p>
          </table:table-cell>
          <table:table-cell table:style-name="ce3" office:value-type="currency" office:currency="USD" office:value="2514148">
            <text:p>$2,514,148</text:p>
          </table:table-cell>
          <table:table-cell table:style-name="ce3" office:value-type="currency" office:currency="USD" office:value="42598">
            <text:p>$42,598</text:p>
          </table:table-cell>
          <table:table-cell table:style-name="ce6" office:value-type="percentage" office:value="0.0172">
            <text:p>1.72%</text:p>
          </table:table-cell>
          <table:table-cell office:value-type="string">
            <text:p>East Grand Forks </text:p>
          </table:table-cell>
          <table:table-cell table:style-name="ce7" table:formula="of:=[.H222]" office:value-type="float" office:value="8601">
            <text:p>8,601</text:p>
          </table:table-cell>
          <table:table-cell office:value-type="float" office:value="8601">
            <text:p>8601</text:p>
          </table:table-cell>
          <table:table-cell office:value-type="string">
            <text:p>1600000US2717612</text:p>
          </table:table-cell>
          <table:table-cell office:value-type="float" office:value="2717612">
            <text:p>2717612</text:p>
          </table:table-cell>
          <table:table-cell table:formula="of:=[.C222]/[.H222]" office:value-type="currency" office:currency="USD" office:value="292.308801302174">
            <text:p>$292.31</text:p>
          </table:table-cell>
          <table:table-cell table:formula="of:=[.D222]/[.H222]" office:value-type="currency" office:currency="USD" office:value="4.95267992093943">
            <text:p>$4.9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AST GULL LAK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East Gull Lake </text:p>
          </table:table-cell>
          <table:table-cell table:style-name="ce7" table:formula="of:=[.H223]" office:value-type="float" office:value="1004">
            <text:p>1,004</text:p>
          </table:table-cell>
          <table:table-cell office:value-type="float" office:value="1004">
            <text:p>1004</text:p>
          </table:table-cell>
          <table:table-cell office:value-type="string">
            <text:p>1600000US2717630</text:p>
          </table:table-cell>
          <table:table-cell office:value-type="float" office:value="2717630">
            <text:p>2717630</text:p>
          </table:table-cell>
          <table:table-cell table:formula="of:=[.C223]/[.H223]" office:value-type="currency" office:currency="USD" office:value="0">
            <text:p>$0.00</text:p>
          </table:table-cell>
          <table:table-cell table:formula="of:=[.D223]/[.H223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ASTON</text:p>
          </table:table-cell>
          <table:table-cell table:style-name="ce3" office:value-type="currency" office:currency="USD" office:value="31062">
            <text:p>$31,062</text:p>
          </table:table-cell>
          <table:table-cell table:style-name="ce3" office:value-type="currency" office:currency="USD" office:value="33834">
            <text:p>$33,834</text:p>
          </table:table-cell>
          <table:table-cell table:style-name="ce3" office:value-type="currency" office:currency="USD" office:value="2772">
            <text:p>$2,772</text:p>
          </table:table-cell>
          <table:table-cell table:style-name="ce6" office:value-type="percentage" office:value="0.0892">
            <text:p>8.92%</text:p>
          </table:table-cell>
          <table:table-cell office:value-type="string">
            <text:p>Easton </text:p>
          </table:table-cell>
          <table:table-cell table:style-name="ce7" table:formula="of:=[.H224]" office:value-type="float" office:value="199">
            <text:p>199</text:p>
          </table:table-cell>
          <table:table-cell office:value-type="float" office:value="199">
            <text:p>199</text:p>
          </table:table-cell>
          <table:table-cell office:value-type="string">
            <text:p>1600000US2717738</text:p>
          </table:table-cell>
          <table:table-cell office:value-type="float" office:value="2717738">
            <text:p>2717738</text:p>
          </table:table-cell>
          <table:table-cell table:formula="of:=[.C224]/[.H224]" office:value-type="currency" office:currency="USD" office:value="170.020100502513">
            <text:p>$170.02</text:p>
          </table:table-cell>
          <table:table-cell table:formula="of:=[.D224]/[.H224]" office:value-type="currency" office:currency="USD" office:value="13.929648241206">
            <text:p>$13.9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CHO</text:p>
          </table:table-cell>
          <table:table-cell table:style-name="ce3" office:value-type="currency" office:currency="USD" office:value="70726">
            <text:p>$70,726</text:p>
          </table:table-cell>
          <table:table-cell table:style-name="ce3" office:value-type="currency" office:currency="USD" office:value="73911">
            <text:p>$73,911</text:p>
          </table:table-cell>
          <table:table-cell table:style-name="ce3" office:value-type="currency" office:currency="USD" office:value="3185">
            <text:p>$3,185</text:p>
          </table:table-cell>
          <table:table-cell table:style-name="ce6" office:value-type="percentage" office:value="0.045">
            <text:p>4.50%</text:p>
          </table:table-cell>
          <table:table-cell office:value-type="string">
            <text:p>Echo </text:p>
          </table:table-cell>
          <table:table-cell table:style-name="ce7" table:formula="of:=[.H225]" office:value-type="float" office:value="278">
            <text:p>278</text:p>
          </table:table-cell>
          <table:table-cell office:value-type="float" office:value="278">
            <text:p>278</text:p>
          </table:table-cell>
          <table:table-cell office:value-type="string">
            <text:p>1600000US2717900</text:p>
          </table:table-cell>
          <table:table-cell office:value-type="float" office:value="2717900">
            <text:p>2717900</text:p>
          </table:table-cell>
          <table:table-cell table:formula="of:=[.C225]/[.H225]" office:value-type="currency" office:currency="USD" office:value="265.86690647482">
            <text:p>$265.87</text:p>
          </table:table-cell>
          <table:table-cell table:formula="of:=[.D225]/[.H225]" office:value-type="currency" office:currency="USD" office:value="11.4568345323741">
            <text:p>$11.4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DEN PRAIRI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Eden Prairie </text:p>
          </table:table-cell>
          <table:table-cell table:style-name="ce7" table:formula="of:=[.H226]" office:value-type="float" office:value="60797">
            <text:p>60,797</text:p>
          </table:table-cell>
          <table:table-cell office:value-type="float" office:value="60797">
            <text:p>60797</text:p>
          </table:table-cell>
          <table:table-cell office:value-type="string">
            <text:p>1600000US2718116</text:p>
          </table:table-cell>
          <table:table-cell office:value-type="float" office:value="2718116">
            <text:p>2718116</text:p>
          </table:table-cell>
          <table:table-cell table:formula="of:=[.C226]/[.H226]" office:value-type="currency" office:currency="USD" office:value="0">
            <text:p>$0.00</text:p>
          </table:table-cell>
          <table:table-cell table:formula="of:=[.D226]/[.H226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DEN VALLEY</text:p>
          </table:table-cell>
          <table:table-cell table:style-name="ce3" office:value-type="currency" office:currency="USD" office:value="228099">
            <text:p>$228,099</text:p>
          </table:table-cell>
          <table:table-cell table:style-name="ce3" office:value-type="currency" office:currency="USD" office:value="276647">
            <text:p>$276,647</text:p>
          </table:table-cell>
          <table:table-cell table:style-name="ce3" office:value-type="currency" office:currency="USD" office:value="48548">
            <text:p>$48,548</text:p>
          </table:table-cell>
          <table:table-cell table:style-name="ce6" office:value-type="percentage" office:value="0.2128">
            <text:p>21.28%</text:p>
          </table:table-cell>
          <table:table-cell office:value-type="string">
            <text:p>Eden Valley </text:p>
          </table:table-cell>
          <table:table-cell table:style-name="ce7" table:formula="of:=[.H227]" office:value-type="float" office:value="1042">
            <text:p>1,042</text:p>
          </table:table-cell>
          <table:table-cell office:value-type="float" office:value="1042">
            <text:p>1042</text:p>
          </table:table-cell>
          <table:table-cell office:value-type="string">
            <text:p>1600000US2718134</text:p>
          </table:table-cell>
          <table:table-cell office:value-type="float" office:value="2718134">
            <text:p>2718134</text:p>
          </table:table-cell>
          <table:table-cell table:formula="of:=[.C227]/[.H227]" office:value-type="currency" office:currency="USD" office:value="265.496161228407">
            <text:p>$265.50</text:p>
          </table:table-cell>
          <table:table-cell table:formula="of:=[.D227]/[.H227]" office:value-type="currency" office:currency="USD" office:value="46.5911708253359">
            <text:p>$46.5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EDGERTON</text:p>
          </table:table-cell>
          <table:table-cell table:style-name="ce3" office:value-type="currency" office:currency="USD" office:value="293365">
            <text:p>$293,365</text:p>
          </table:table-cell>
          <table:table-cell table:style-name="ce3" office:value-type="currency" office:currency="USD" office:value="333398">
            <text:p>$333,398</text:p>
          </table:table-cell>
          <table:table-cell table:style-name="ce3" office:value-type="currency" office:currency="USD" office:value="40033">
            <text:p>$40,033</text:p>
          </table:table-cell>
          <table:table-cell table:style-name="ce6" office:value-type="percentage" office:value="0.1365">
            <text:p>13.65%</text:p>
          </table:table-cell>
          <table:table-cell office:value-type="string">
            <text:p>Edgerton </text:p>
          </table:table-cell>
          <table:table-cell table:style-name="ce7" table:formula="of:=[.H228]" office:value-type="float" office:value="1189">
            <text:p>1,189</text:p>
          </table:table-cell>
          <table:table-cell office:value-type="float" office:value="1189">
            <text:p>1189</text:p>
          </table:table-cell>
          <table:table-cell office:value-type="string">
            <text:p>1600000US2718152</text:p>
          </table:table-cell>
          <table:table-cell office:value-type="float" office:value="2718152">
            <text:p>2718152</text:p>
          </table:table-cell>
          <table:table-cell table:formula="of:=[.C228]/[.H228]" office:value-type="currency" office:currency="USD" office:value="280.402018502944">
            <text:p>$280.40</text:p>
          </table:table-cell>
          <table:table-cell table:formula="of:=[.D228]/[.H228]" office:value-type="currency" office:currency="USD" office:value="33.6694701429773">
            <text:p>$33.6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DINA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Edina </text:p>
          </table:table-cell>
          <table:table-cell table:style-name="ce7" table:formula="of:=[.H229]" office:value-type="float" office:value="47941">
            <text:p>47,941</text:p>
          </table:table-cell>
          <table:table-cell office:value-type="float" office:value="47941">
            <text:p>47941</text:p>
          </table:table-cell>
          <table:table-cell office:value-type="string">
            <text:p>1600000US2718188</text:p>
          </table:table-cell>
          <table:table-cell office:value-type="float" office:value="2718188">
            <text:p>2718188</text:p>
          </table:table-cell>
          <table:table-cell table:formula="of:=[.C229]/[.H229]" office:value-type="currency" office:currency="USD" office:value="0">
            <text:p>$0.00</text:p>
          </table:table-cell>
          <table:table-cell table:formula="of:=[.D229]/[.H229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FFIE</text:p>
          </table:table-cell>
          <table:table-cell table:style-name="ce3" office:value-type="currency" office:currency="USD" office:value="9800">
            <text:p>$9,800</text:p>
          </table:table-cell>
          <table:table-cell table:style-name="ce3" office:value-type="currency" office:currency="USD" office:value="13283">
            <text:p>$13,283</text:p>
          </table:table-cell>
          <table:table-cell table:style-name="ce3" office:value-type="currency" office:currency="USD" office:value="3483">
            <text:p>$3,483</text:p>
          </table:table-cell>
          <table:table-cell table:style-name="ce6" office:value-type="percentage" office:value="0.3554">
            <text:p>35.54%</text:p>
          </table:table-cell>
          <table:table-cell office:value-type="string">
            <text:p>Effie </text:p>
          </table:table-cell>
          <table:table-cell table:style-name="ce7" table:formula="of:=[.H230]"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string">
            <text:p>1600000US2718260</text:p>
          </table:table-cell>
          <table:table-cell office:value-type="float" office:value="2718260">
            <text:p>2718260</text:p>
          </table:table-cell>
          <table:table-cell table:formula="of:=[.C230]/[.H230]" office:value-type="currency" office:currency="USD" office:value="107.991869918699">
            <text:p>$107.99</text:p>
          </table:table-cell>
          <table:table-cell table:formula="of:=[.D230]/[.H230]" office:value-type="currency" office:currency="USD" office:value="28.3170731707317">
            <text:p>$28.3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EITZEN</text:p>
          </table:table-cell>
          <table:table-cell table:style-name="ce3" office:value-type="currency" office:currency="USD" office:value="32958">
            <text:p>$32,958</text:p>
          </table:table-cell>
          <table:table-cell table:style-name="ce3" office:value-type="currency" office:currency="USD" office:value="37749">
            <text:p>$37,749</text:p>
          </table:table-cell>
          <table:table-cell table:style-name="ce3" office:value-type="currency" office:currency="USD" office:value="4791">
            <text:p>$4,791</text:p>
          </table:table-cell>
          <table:table-cell table:style-name="ce6" office:value-type="percentage" office:value="0.1454">
            <text:p>14.54%</text:p>
          </table:table-cell>
          <table:table-cell office:value-type="string">
            <text:p>Eitzen </text:p>
          </table:table-cell>
          <table:table-cell table:style-name="ce7" table:formula="of:=[.H231]" office:value-type="float" office:value="243">
            <text:p>243</text:p>
          </table:table-cell>
          <table:table-cell office:value-type="float" office:value="243">
            <text:p>243</text:p>
          </table:table-cell>
          <table:table-cell office:value-type="string">
            <text:p>1600000US2718368</text:p>
          </table:table-cell>
          <table:table-cell office:value-type="float" office:value="2718368">
            <text:p>2718368</text:p>
          </table:table-cell>
          <table:table-cell table:formula="of:=[.C231]/[.H231]" office:value-type="currency" office:currency="USD" office:value="155.345679012346">
            <text:p>$155.35</text:p>
          </table:table-cell>
          <table:table-cell table:formula="of:=[.D231]/[.H231]" office:value-type="currency" office:currency="USD" office:value="19.7160493827161">
            <text:p>$19.7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LBA</text:p>
          </table:table-cell>
          <table:table-cell table:number-columns-repeated="2" table:style-name="ce3" office:value-type="currency" office:currency="USD" office:value="29764">
            <text:p>$29,764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Elba </text:p>
          </table:table-cell>
          <table:table-cell table:style-name="ce7" table:formula="of:=[.H232]" office:value-type="float" office:value="152">
            <text:p>152</text:p>
          </table:table-cell>
          <table:table-cell office:value-type="float" office:value="152">
            <text:p>152</text:p>
          </table:table-cell>
          <table:table-cell office:value-type="string">
            <text:p>1600000US2718386</text:p>
          </table:table-cell>
          <table:table-cell office:value-type="float" office:value="2718386">
            <text:p>2718386</text:p>
          </table:table-cell>
          <table:table-cell table:formula="of:=[.C232]/[.H232]" office:value-type="currency" office:currency="USD" office:value="195.815789473684">
            <text:p>$195.82</text:p>
          </table:table-cell>
          <table:table-cell table:formula="of:=[.D232]/[.H232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LBOW LAKE</text:p>
          </table:table-cell>
          <table:table-cell table:style-name="ce3" office:value-type="currency" office:currency="USD" office:value="349082">
            <text:p>$349,082</text:p>
          </table:table-cell>
          <table:table-cell table:style-name="ce3" office:value-type="currency" office:currency="USD" office:value="388699">
            <text:p>$388,699</text:p>
          </table:table-cell>
          <table:table-cell table:style-name="ce3" office:value-type="currency" office:currency="USD" office:value="39617">
            <text:p>$39,617</text:p>
          </table:table-cell>
          <table:table-cell table:style-name="ce6" office:value-type="percentage" office:value="0.1135">
            <text:p>11.35%</text:p>
          </table:table-cell>
          <table:table-cell office:value-type="string">
            <text:p>Elbow Lake </text:p>
          </table:table-cell>
          <table:table-cell table:style-name="ce7" table:formula="of:=[.H233]" office:value-type="float" office:value="1176">
            <text:p>1,176</text:p>
          </table:table-cell>
          <table:table-cell office:value-type="float" office:value="1176">
            <text:p>1176</text:p>
          </table:table-cell>
          <table:table-cell office:value-type="string">
            <text:p>1600000US2718458</text:p>
          </table:table-cell>
          <table:table-cell office:value-type="float" office:value="2718458">
            <text:p>2718458</text:p>
          </table:table-cell>
          <table:table-cell table:formula="of:=[.C233]/[.H233]" office:value-type="currency" office:currency="USD" office:value="330.526360544218">
            <text:p>$330.53</text:p>
          </table:table-cell>
          <table:table-cell table:formula="of:=[.D233]/[.H233]" office:value-type="currency" office:currency="USD" office:value="33.687925170068">
            <text:p>$33.6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LGIN</text:p>
          </table:table-cell>
          <table:table-cell table:style-name="ce3" office:value-type="currency" office:currency="USD" office:value="281551">
            <text:p>$281,551</text:p>
          </table:table-cell>
          <table:table-cell table:style-name="ce3" office:value-type="currency" office:currency="USD" office:value="320525">
            <text:p>$320,525</text:p>
          </table:table-cell>
          <table:table-cell table:style-name="ce3" office:value-type="currency" office:currency="USD" office:value="38974">
            <text:p>$38,974</text:p>
          </table:table-cell>
          <table:table-cell table:style-name="ce6" office:value-type="percentage" office:value="0.1384">
            <text:p>13.84%</text:p>
          </table:table-cell>
          <table:table-cell office:value-type="string">
            <text:p>Elgin </text:p>
          </table:table-cell>
          <table:table-cell table:style-name="ce7" table:formula="of:=[.H234]" office:value-type="float" office:value="1089">
            <text:p>1,089</text:p>
          </table:table-cell>
          <table:table-cell office:value-type="float" office:value="1089">
            <text:p>1089</text:p>
          </table:table-cell>
          <table:table-cell office:value-type="string">
            <text:p>1600000US2718530</text:p>
          </table:table-cell>
          <table:table-cell office:value-type="float" office:value="2718530">
            <text:p>2718530</text:p>
          </table:table-cell>
          <table:table-cell table:formula="of:=[.C234]/[.H234]" office:value-type="currency" office:currency="USD" office:value="294.329660238751">
            <text:p>$294.33</text:p>
          </table:table-cell>
          <table:table-cell table:formula="of:=[.D234]/[.H234]" office:value-type="currency" office:currency="USD" office:value="35.7887970615243">
            <text:p>$35.7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LIZABETH</text:p>
          </table:table-cell>
          <table:table-cell table:style-name="ce3" office:value-type="currency" office:currency="USD" office:value="29650">
            <text:p>$29,650</text:p>
          </table:table-cell>
          <table:table-cell table:style-name="ce3" office:value-type="currency" office:currency="USD" office:value="34936">
            <text:p>$34,936</text:p>
          </table:table-cell>
          <table:table-cell table:style-name="ce3" office:value-type="currency" office:currency="USD" office:value="5286">
            <text:p>$5,286</text:p>
          </table:table-cell>
          <table:table-cell table:style-name="ce6" office:value-type="percentage" office:value="0.1783">
            <text:p>17.83%</text:p>
          </table:table-cell>
          <table:table-cell office:value-type="string">
            <text:p>Elizabeth </text:p>
          </table:table-cell>
          <table:table-cell table:style-name="ce7" table:formula="of:=[.H235]" office:value-type="float" office:value="173">
            <text:p>173</text:p>
          </table:table-cell>
          <table:table-cell office:value-type="float" office:value="173">
            <text:p>173</text:p>
          </table:table-cell>
          <table:table-cell office:value-type="string">
            <text:p>1600000US2718566</text:p>
          </table:table-cell>
          <table:table-cell office:value-type="float" office:value="2718566">
            <text:p>2718566</text:p>
          </table:table-cell>
          <table:table-cell table:formula="of:=[.C235]/[.H235]" office:value-type="currency" office:currency="USD" office:value="201.942196531792">
            <text:p>$201.94</text:p>
          </table:table-cell>
          <table:table-cell table:formula="of:=[.D235]/[.H235]" office:value-type="currency" office:currency="USD" office:value="30.5549132947977">
            <text:p>$30.5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LK RIVER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25894">
            <text:p>$225,894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Elk River </text:p>
          </table:table-cell>
          <table:table-cell table:style-name="ce7" table:formula="of:=[.H236]" office:value-type="float" office:value="22974">
            <text:p>22,974</text:p>
          </table:table-cell>
          <table:table-cell office:value-type="float" office:value="22974">
            <text:p>22974</text:p>
          </table:table-cell>
          <table:table-cell office:value-type="string">
            <text:p>1600000US2718674</text:p>
          </table:table-cell>
          <table:table-cell office:value-type="float" office:value="2718674">
            <text:p>2718674</text:p>
          </table:table-cell>
          <table:table-cell table:formula="of:=[.C236]/[.H236]" office:value-type="currency" office:currency="USD" office:value="9.83259336641421">
            <text:p>$9.83</text:p>
          </table:table-cell>
          <table:table-cell table:formula="of:=[.D236]/[.H236]" office:value-type="currency" office:currency="USD" office:value="9.83259336641421">
            <text:p>$9.83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ELKO NEW MARKET</text:p>
          </table:table-cell>
          <table:table-cell table:style-name="ce3" office:value-type="currency" office:currency="USD" office:value="164986">
            <text:p>$164,986</text:p>
          </table:table-cell>
          <table:table-cell table:style-name="ce3" office:value-type="currency" office:currency="USD" office:value="206682">
            <text:p>$206,682</text:p>
          </table:table-cell>
          <table:table-cell table:style-name="ce3" office:value-type="currency" office:currency="USD" office:value="41696">
            <text:p>$41,696</text:p>
          </table:table-cell>
          <table:table-cell table:style-name="ce6" office:value-type="percentage" office:value="0.2527">
            <text:p>25.27%</text:p>
          </table:table-cell>
          <table:table-cell office:value-type="string">
            <text:p>Elko New Market </text:p>
          </table:table-cell>
          <table:table-cell table:style-name="ce7" table:formula="of:=[.H237]" office:value-type="float" office:value="4110">
            <text:p>4,110</text:p>
          </table:table-cell>
          <table:table-cell office:value-type="float" office:value="4110">
            <text:p>4110</text:p>
          </table:table-cell>
          <table:table-cell office:value-type="string">
            <text:p>1600000US2718662</text:p>
          </table:table-cell>
          <table:table-cell office:value-type="float" office:value="2718662">
            <text:p>2718662</text:p>
          </table:table-cell>
          <table:table-cell table:formula="of:=[.C237]/[.H237]" office:value-type="currency" office:currency="USD" office:value="50.2875912408759">
            <text:p>$50.29</text:p>
          </table:table-cell>
          <table:table-cell table:formula="of:=[.D237]/[.H237]" office:value-type="currency" office:currency="USD" office:value="10.1450121654501">
            <text:p>$10.1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ELKTON</text:p>
          </table:table-cell>
          <table:table-cell table:style-name="ce3" office:value-type="currency" office:currency="USD" office:value="11799">
            <text:p>$11,799</text:p>
          </table:table-cell>
          <table:table-cell table:style-name="ce3" office:value-type="currency" office:currency="USD" office:value="13618">
            <text:p>$13,618</text:p>
          </table:table-cell>
          <table:table-cell table:style-name="ce3" office:value-type="currency" office:currency="USD" office:value="1819">
            <text:p>$1,819</text:p>
          </table:table-cell>
          <table:table-cell table:style-name="ce6" office:value-type="percentage" office:value="0.1542">
            <text:p>15.42%</text:p>
          </table:table-cell>
          <table:table-cell office:value-type="string">
            <text:p>Elkton </text:p>
          </table:table-cell>
          <table:table-cell table:style-name="ce7" table:formula="of:=[.H238]"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string">
            <text:p>1600000US2718728</text:p>
          </table:table-cell>
          <table:table-cell office:value-type="float" office:value="2718728">
            <text:p>2718728</text:p>
          </table:table-cell>
          <table:table-cell table:formula="of:=[.C238]/[.H238]" office:value-type="currency" office:currency="USD" office:value="96.581560283688">
            <text:p>$96.58</text:p>
          </table:table-cell>
          <table:table-cell table:formula="of:=[.D238]/[.H238]" office:value-type="currency" office:currency="USD" office:value="12.9007092198582">
            <text:p>$12.9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ELLENDALE</text:p>
          </table:table-cell>
          <table:table-cell table:style-name="ce3" office:value-type="currency" office:currency="USD" office:value="124811">
            <text:p>$124,811</text:p>
          </table:table-cell>
          <table:table-cell table:style-name="ce3" office:value-type="currency" office:currency="USD" office:value="160351">
            <text:p>$160,351</text:p>
          </table:table-cell>
          <table:table-cell table:style-name="ce3" office:value-type="currency" office:currency="USD" office:value="35540">
            <text:p>$35,540</text:p>
          </table:table-cell>
          <table:table-cell table:style-name="ce6" office:value-type="percentage" office:value="0.2848">
            <text:p>28.48%</text:p>
          </table:table-cell>
          <table:table-cell office:value-type="string">
            <text:p>Ellendale </text:p>
          </table:table-cell>
          <table:table-cell table:style-name="ce7" table:formula="of:=[.H239]" office:value-type="float" office:value="691">
            <text:p>691</text:p>
          </table:table-cell>
          <table:table-cell office:value-type="float" office:value="691">
            <text:p>691</text:p>
          </table:table-cell>
          <table:table-cell office:value-type="string">
            <text:p>1600000US2718746</text:p>
          </table:table-cell>
          <table:table-cell office:value-type="float" office:value="2718746">
            <text:p>2718746</text:p>
          </table:table-cell>
          <table:table-cell table:formula="of:=[.C239]/[.H239]" office:value-type="currency" office:currency="USD" office:value="232.056439942113">
            <text:p>$232.06</text:p>
          </table:table-cell>
          <table:table-cell table:formula="of:=[.D239]/[.H239]" office:value-type="currency" office:currency="USD" office:value="51.4327062228654">
            <text:p>$51.4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LLSWORTH</text:p>
          </table:table-cell>
          <table:table-cell table:style-name="ce3" office:value-type="currency" office:currency="USD" office:value="161977">
            <text:p>$161,977</text:p>
          </table:table-cell>
          <table:table-cell table:style-name="ce3" office:value-type="currency" office:currency="USD" office:value="168787">
            <text:p>$168,787</text:p>
          </table:table-cell>
          <table:table-cell table:style-name="ce3" office:value-type="currency" office:currency="USD" office:value="6810">
            <text:p>$6,810</text:p>
          </table:table-cell>
          <table:table-cell table:style-name="ce6" office:value-type="percentage" office:value="0.042">
            <text:p>4.20%</text:p>
          </table:table-cell>
          <table:table-cell office:value-type="string">
            <text:p>Ellsworth </text:p>
          </table:table-cell>
          <table:table-cell table:style-name="ce7" table:formula="of:=[.H240]" office:value-type="float" office:value="463">
            <text:p>463</text:p>
          </table:table-cell>
          <table:table-cell office:value-type="float" office:value="463">
            <text:p>463</text:p>
          </table:table-cell>
          <table:table-cell office:value-type="string">
            <text:p>1600000US2718836</text:p>
          </table:table-cell>
          <table:table-cell office:value-type="float" office:value="2718836">
            <text:p>2718836</text:p>
          </table:table-cell>
          <table:table-cell table:formula="of:=[.C240]/[.H240]" office:value-type="currency" office:currency="USD" office:value="364.550755939525">
            <text:p>$364.55</text:p>
          </table:table-cell>
          <table:table-cell table:formula="of:=[.D240]/[.H240]" office:value-type="currency" office:currency="USD" office:value="14.7084233261339">
            <text:p>$14.7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ELMDALE</text:p>
          </table:table-cell>
          <table:table-cell table:style-name="ce3" office:value-type="currency" office:currency="USD" office:value="5281">
            <text:p>$5,281</text:p>
          </table:table-cell>
          <table:table-cell table:style-name="ce3" office:value-type="currency" office:currency="USD" office:value="7948">
            <text:p>$7,948</text:p>
          </table:table-cell>
          <table:table-cell table:style-name="ce3" office:value-type="currency" office:currency="USD" office:value="2667">
            <text:p>$2,667</text:p>
          </table:table-cell>
          <table:table-cell table:style-name="ce6" office:value-type="percentage" office:value="0.505">
            <text:p>50.50%</text:p>
          </table:table-cell>
          <table:table-cell office:value-type="string">
            <text:p>Elmdale </text:p>
          </table:table-cell>
          <table:table-cell table:style-name="ce7" table:formula="of:=[.H241]" office:value-type="float" office:value="116">
            <text:p>116</text:p>
          </table:table-cell>
          <table:table-cell office:value-type="float" office:value="116">
            <text:p>116</text:p>
          </table:table-cell>
          <table:table-cell office:value-type="string">
            <text:p>1600000US2718872</text:p>
          </table:table-cell>
          <table:table-cell office:value-type="float" office:value="2718872">
            <text:p>2718872</text:p>
          </table:table-cell>
          <table:table-cell table:formula="of:=[.C241]/[.H241]" office:value-type="currency" office:currency="USD" office:value="68.5172413793103">
            <text:p>$68.52</text:p>
          </table:table-cell>
          <table:table-cell table:formula="of:=[.D241]/[.H241]" office:value-type="currency" office:currency="USD" office:value="22.9913793103448">
            <text:p>$22.9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LMORE</text:p>
          </table:table-cell>
          <table:table-cell table:style-name="ce3" office:value-type="currency" office:currency="USD" office:value="216939">
            <text:p>$216,939</text:p>
          </table:table-cell>
          <table:table-cell table:style-name="ce3" office:value-type="currency" office:currency="USD" office:value="240516">
            <text:p>$240,516</text:p>
          </table:table-cell>
          <table:table-cell table:style-name="ce3" office:value-type="currency" office:currency="USD" office:value="23577">
            <text:p>$23,577</text:p>
          </table:table-cell>
          <table:table-cell table:style-name="ce6" office:value-type="percentage" office:value="0.1087">
            <text:p>10.87%</text:p>
          </table:table-cell>
          <table:table-cell office:value-type="string">
            <text:p>Elmore </text:p>
          </table:table-cell>
          <table:table-cell table:style-name="ce7" table:formula="of:=[.H242]" office:value-type="float" office:value="663">
            <text:p>663</text:p>
          </table:table-cell>
          <table:table-cell office:value-type="float" office:value="663">
            <text:p>663</text:p>
          </table:table-cell>
          <table:table-cell office:value-type="string">
            <text:p>1600000US2718998</text:p>
          </table:table-cell>
          <table:table-cell office:value-type="float" office:value="2718998">
            <text:p>2718998</text:p>
          </table:table-cell>
          <table:table-cell table:formula="of:=[.C242]/[.H242]" office:value-type="currency" office:currency="USD" office:value="362.769230769231">
            <text:p>$362.77</text:p>
          </table:table-cell>
          <table:table-cell table:formula="of:=[.D242]/[.H242]" office:value-type="currency" office:currency="USD" office:value="35.5610859728507">
            <text:p>$35.5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ELROSA</text:p>
          </table:table-cell>
          <table:table-cell table:style-name="ce3" office:value-type="currency" office:currency="USD" office:value="24938">
            <text:p>$24,938</text:p>
          </table:table-cell>
          <table:table-cell table:style-name="ce3" office:value-type="currency" office:currency="USD" office:value="29763">
            <text:p>$29,763</text:p>
          </table:table-cell>
          <table:table-cell table:style-name="ce3" office:value-type="currency" office:currency="USD" office:value="4825">
            <text:p>$4,825</text:p>
          </table:table-cell>
          <table:table-cell table:style-name="ce6" office:value-type="percentage" office:value="0.1935">
            <text:p>19.35%</text:p>
          </table:table-cell>
          <table:table-cell office:value-type="string">
            <text:p>Elrosa </text:p>
          </table:table-cell>
          <table:table-cell table:style-name="ce7" table:formula="of:=[.H243]" office:value-type="float" office:value="211">
            <text:p>211</text:p>
          </table:table-cell>
          <table:table-cell office:value-type="float" office:value="211">
            <text:p>211</text:p>
          </table:table-cell>
          <table:table-cell office:value-type="string">
            <text:p>1600000US2719088</text:p>
          </table:table-cell>
          <table:table-cell office:value-type="float" office:value="2719088">
            <text:p>2719088</text:p>
          </table:table-cell>
          <table:table-cell table:formula="of:=[.C243]/[.H243]" office:value-type="currency" office:currency="USD" office:value="141.056872037915">
            <text:p>$141.06</text:p>
          </table:table-cell>
          <table:table-cell table:formula="of:=[.D243]/[.H243]" office:value-type="currency" office:currency="USD" office:value="22.8672985781991">
            <text:p>$22.8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LY</text:p>
          </table:table-cell>
          <table:table-cell table:style-name="ce3" office:value-type="currency" office:currency="USD" office:value="1713366">
            <text:p>$1,713,366</text:p>
          </table:table-cell>
          <table:table-cell table:style-name="ce3" office:value-type="currency" office:currency="USD" office:value="2050945">
            <text:p>$2,050,945</text:p>
          </table:table-cell>
          <table:table-cell table:style-name="ce3" office:value-type="currency" office:currency="USD" office:value="337579">
            <text:p>$337,579</text:p>
          </table:table-cell>
          <table:table-cell table:style-name="ce6" office:value-type="percentage" office:value="0.197">
            <text:p>19.70%</text:p>
          </table:table-cell>
          <table:table-cell office:value-type="string">
            <text:p>Ely </text:p>
          </table:table-cell>
          <table:table-cell table:style-name="ce7" table:formula="of:=[.H244]" office:value-type="float" office:value="3460">
            <text:p>3,460</text:p>
          </table:table-cell>
          <table:table-cell office:value-type="float" office:value="3460">
            <text:p>3460</text:p>
          </table:table-cell>
          <table:table-cell office:value-type="string">
            <text:p>1600000US2719142</text:p>
          </table:table-cell>
          <table:table-cell office:value-type="float" office:value="2719142">
            <text:p>2719142</text:p>
          </table:table-cell>
          <table:table-cell table:formula="of:=[.C244]/[.H244]" office:value-type="currency" office:currency="USD" office:value="592.758670520231">
            <text:p>$592.76</text:p>
          </table:table-cell>
          <table:table-cell table:formula="of:=[.D244]/[.H244]" office:value-type="currency" office:currency="USD" office:value="97.5661849710983">
            <text:p>$97.5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LYSIAN</text:p>
          </table:table-cell>
          <table:table-cell table:number-columns-repeated="2" table:style-name="ce3" office:value-type="currency" office:currency="USD" office:value="20524">
            <text:p>$20,524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Elysian </text:p>
          </table:table-cell>
          <table:table-cell table:style-name="ce7" table:formula="of:=[.H245]" office:value-type="float" office:value="652">
            <text:p>652</text:p>
          </table:table-cell>
          <table:table-cell office:value-type="float" office:value="652">
            <text:p>652</text:p>
          </table:table-cell>
          <table:table-cell office:value-type="string">
            <text:p>1600000US2719160</text:p>
          </table:table-cell>
          <table:table-cell office:value-type="float" office:value="2719160">
            <text:p>2719160</text:p>
          </table:table-cell>
          <table:table-cell table:formula="of:=[.C245]/[.H245]" office:value-type="currency" office:currency="USD" office:value="31.478527607362">
            <text:p>$31.48</text:p>
          </table:table-cell>
          <table:table-cell table:formula="of:=[.D245]/[.H245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MILY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Emily </text:p>
          </table:table-cell>
          <table:table-cell table:style-name="ce7" table:formula="of:=[.H246]" office:value-type="float" office:value="813">
            <text:p>813</text:p>
          </table:table-cell>
          <table:table-cell office:value-type="float" office:value="813">
            <text:p>813</text:p>
          </table:table-cell>
          <table:table-cell office:value-type="string">
            <text:p>1600000US2719286</text:p>
          </table:table-cell>
          <table:table-cell office:value-type="float" office:value="2719286">
            <text:p>2719286</text:p>
          </table:table-cell>
          <table:table-cell table:formula="of:=[.C246]/[.H246]" office:value-type="currency" office:currency="USD" office:value="0">
            <text:p>$0.00</text:p>
          </table:table-cell>
          <table:table-cell table:formula="of:=[.D246]/[.H246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EMMONS</text:p>
          </table:table-cell>
          <table:table-cell table:style-name="ce3" office:value-type="currency" office:currency="USD" office:value="80748">
            <text:p>$80,748</text:p>
          </table:table-cell>
          <table:table-cell table:style-name="ce3" office:value-type="currency" office:currency="USD" office:value="93587">
            <text:p>$93,587</text:p>
          </table:table-cell>
          <table:table-cell table:style-name="ce3" office:value-type="currency" office:currency="USD" office:value="12839">
            <text:p>$12,839</text:p>
          </table:table-cell>
          <table:table-cell table:style-name="ce6" office:value-type="percentage" office:value="0.159">
            <text:p>15.90%</text:p>
          </table:table-cell>
          <table:table-cell office:value-type="string">
            <text:p>Emmons </text:p>
          </table:table-cell>
          <table:table-cell table:style-name="ce7" table:formula="of:=[.H247]" office:value-type="float" office:value="391">
            <text:p>391</text:p>
          </table:table-cell>
          <table:table-cell office:value-type="float" office:value="391">
            <text:p>391</text:p>
          </table:table-cell>
          <table:table-cell office:value-type="string">
            <text:p>1600000US2719340</text:p>
          </table:table-cell>
          <table:table-cell office:value-type="float" office:value="2719340">
            <text:p>2719340</text:p>
          </table:table-cell>
          <table:table-cell table:formula="of:=[.C247]/[.H247]" office:value-type="currency" office:currency="USD" office:value="239.352941176471">
            <text:p>$239.35</text:p>
          </table:table-cell>
          <table:table-cell table:formula="of:=[.D247]/[.H247]" office:value-type="currency" office:currency="USD" office:value="32.8363171355499">
            <text:p>$32.8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RHARD</text:p>
          </table:table-cell>
          <table:table-cell table:style-name="ce3" office:value-type="currency" office:currency="USD" office:value="25909">
            <text:p>$25,909</text:p>
          </table:table-cell>
          <table:table-cell table:style-name="ce3" office:value-type="currency" office:currency="USD" office:value="28668">
            <text:p>$28,668</text:p>
          </table:table-cell>
          <table:table-cell table:style-name="ce3" office:value-type="currency" office:currency="USD" office:value="2759">
            <text:p>$2,759</text:p>
          </table:table-cell>
          <table:table-cell table:style-name="ce6" office:value-type="percentage" office:value="0.1065">
            <text:p>10.65%</text:p>
          </table:table-cell>
          <table:table-cell office:value-type="string">
            <text:p>Erhard </text:p>
          </table:table-cell>
          <table:table-cell table:style-name="ce7" table:formula="of:=[.H248]"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string">
            <text:p>1600000US2719556</text:p>
          </table:table-cell>
          <table:table-cell office:value-type="float" office:value="2719556">
            <text:p>2719556</text:p>
          </table:table-cell>
          <table:table-cell table:formula="of:=[.C248]/[.H248]" office:value-type="currency" office:currency="USD" office:value="193.702702702703">
            <text:p>$193.70</text:p>
          </table:table-cell>
          <table:table-cell table:formula="of:=[.D248]/[.H248]" office:value-type="currency" office:currency="USD" office:value="18.6418918918919">
            <text:p>$18.6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RSKINE</text:p>
          </table:table-cell>
          <table:table-cell table:style-name="ce3" office:value-type="currency" office:currency="USD" office:value="95104">
            <text:p>$95,104</text:p>
          </table:table-cell>
          <table:table-cell table:style-name="ce3" office:value-type="currency" office:currency="USD" office:value="119205">
            <text:p>$119,205</text:p>
          </table:table-cell>
          <table:table-cell table:style-name="ce3" office:value-type="currency" office:currency="USD" office:value="24101">
            <text:p>$24,101</text:p>
          </table:table-cell>
          <table:table-cell table:style-name="ce6" office:value-type="percentage" office:value="0.2534">
            <text:p>25.34%</text:p>
          </table:table-cell>
          <table:table-cell office:value-type="string">
            <text:p>Erskine </text:p>
          </table:table-cell>
          <table:table-cell table:style-name="ce7" table:formula="of:=[.H249]" office:value-type="float" office:value="503">
            <text:p>503</text:p>
          </table:table-cell>
          <table:table-cell office:value-type="float" office:value="503">
            <text:p>503</text:p>
          </table:table-cell>
          <table:table-cell office:value-type="string">
            <text:p>1600000US2719700</text:p>
          </table:table-cell>
          <table:table-cell office:value-type="float" office:value="2719700">
            <text:p>2719700</text:p>
          </table:table-cell>
          <table:table-cell table:formula="of:=[.C249]/[.H249]" office:value-type="currency" office:currency="USD" office:value="236.988071570577">
            <text:p>$236.99</text:p>
          </table:table-cell>
          <table:table-cell table:formula="of:=[.D249]/[.H249]" office:value-type="currency" office:currency="USD" office:value="47.9145129224652">
            <text:p>$47.9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VAN</text:p>
          </table:table-cell>
          <table:table-cell table:style-name="ce3" office:value-type="currency" office:currency="USD" office:value="14726">
            <text:p>$14,726</text:p>
          </table:table-cell>
          <table:table-cell table:style-name="ce3" office:value-type="currency" office:currency="USD" office:value="15198">
            <text:p>$15,198</text:p>
          </table:table-cell>
          <table:table-cell table:style-name="ce3" office:value-type="currency" office:currency="USD" office:value="472">
            <text:p>$472</text:p>
          </table:table-cell>
          <table:table-cell table:style-name="ce6" office:value-type="percentage" office:value="0.0321">
            <text:p>3.21%</text:p>
          </table:table-cell>
          <table:table-cell office:value-type="string">
            <text:p>Evan </text:p>
          </table:table-cell>
          <table:table-cell table:style-name="ce7" table:formula="of:=[.H250]"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string">
            <text:p>1600000US2719880</text:p>
          </table:table-cell>
          <table:table-cell office:value-type="float" office:value="2719880">
            <text:p>2719880</text:p>
          </table:table-cell>
          <table:table-cell table:formula="of:=[.C250]/[.H250]" office:value-type="currency" office:currency="USD" office:value="176.720930232558">
            <text:p>$176.72</text:p>
          </table:table-cell>
          <table:table-cell table:formula="of:=[.D250]/[.H250]" office:value-type="currency" office:currency="USD" office:value="5.48837209302326">
            <text:p>$5.4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VANSVILLE</text:p>
          </table:table-cell>
          <table:table-cell table:style-name="ce3" office:value-type="currency" office:currency="USD" office:value="119255">
            <text:p>$119,255</text:p>
          </table:table-cell>
          <table:table-cell table:style-name="ce3" office:value-type="currency" office:currency="USD" office:value="146958">
            <text:p>$146,958</text:p>
          </table:table-cell>
          <table:table-cell table:style-name="ce3" office:value-type="currency" office:currency="USD" office:value="27703">
            <text:p>$27,703</text:p>
          </table:table-cell>
          <table:table-cell table:style-name="ce6" office:value-type="percentage" office:value="0.2323">
            <text:p>23.23%</text:p>
          </table:table-cell>
          <table:table-cell office:value-type="string">
            <text:p>Evansville </text:p>
          </table:table-cell>
          <table:table-cell table:style-name="ce7" table:formula="of:=[.H251]" office:value-type="float" office:value="612">
            <text:p>612</text:p>
          </table:table-cell>
          <table:table-cell office:value-type="float" office:value="612">
            <text:p>612</text:p>
          </table:table-cell>
          <table:table-cell office:value-type="string">
            <text:p>1600000US2719898</text:p>
          </table:table-cell>
          <table:table-cell office:value-type="float" office:value="2719898">
            <text:p>2719898</text:p>
          </table:table-cell>
          <table:table-cell table:formula="of:=[.C251]/[.H251]" office:value-type="currency" office:currency="USD" office:value="240.127450980392">
            <text:p>$240.13</text:p>
          </table:table-cell>
          <table:table-cell table:formula="of:=[.D251]/[.H251]" office:value-type="currency" office:currency="USD" office:value="45.2663398692811">
            <text:p>$45.2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EVELETH</text:p>
          </table:table-cell>
          <table:table-cell table:style-name="ce3" office:value-type="currency" office:currency="USD" office:value="2186891">
            <text:p>$2,186,891</text:p>
          </table:table-cell>
          <table:table-cell table:style-name="ce3" office:value-type="currency" office:currency="USD" office:value="2525767">
            <text:p>$2,525,767</text:p>
          </table:table-cell>
          <table:table-cell table:style-name="ce3" office:value-type="currency" office:currency="USD" office:value="338876">
            <text:p>$338,876</text:p>
          </table:table-cell>
          <table:table-cell table:style-name="ce6" office:value-type="percentage" office:value="0.155">
            <text:p>15.50%</text:p>
          </table:table-cell>
          <table:table-cell office:value-type="string">
            <text:p>Eveleth </text:p>
          </table:table-cell>
          <table:table-cell table:style-name="ce7" table:formula="of:=[.H252]" office:value-type="float" office:value="3718">
            <text:p>3,718</text:p>
          </table:table-cell>
          <table:table-cell office:value-type="float" office:value="3718">
            <text:p>3718</text:p>
          </table:table-cell>
          <table:table-cell office:value-type="string">
            <text:p>1600000US2719934</text:p>
          </table:table-cell>
          <table:table-cell office:value-type="float" office:value="2719934">
            <text:p>2719934</text:p>
          </table:table-cell>
          <table:table-cell table:formula="of:=[.C252]/[.H252]" office:value-type="currency" office:currency="USD" office:value="679.334857450242">
            <text:p>$679.33</text:p>
          </table:table-cell>
          <table:table-cell table:formula="of:=[.D252]/[.H252]" office:value-type="currency" office:currency="USD" office:value="91.1447014523938">
            <text:p>$91.1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EXCELSIOR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Excelsior </text:p>
          </table:table-cell>
          <table:table-cell table:style-name="ce7" table:formula="of:=[.H253]" office:value-type="float" office:value="2188">
            <text:p>2,188</text:p>
          </table:table-cell>
          <table:table-cell office:value-type="float" office:value="2188">
            <text:p>2188</text:p>
          </table:table-cell>
          <table:table-cell office:value-type="string">
            <text:p>1600000US2720078</text:p>
          </table:table-cell>
          <table:table-cell office:value-type="float" office:value="2720078">
            <text:p>2720078</text:p>
          </table:table-cell>
          <table:table-cell table:formula="of:=[.C253]/[.H253]" office:value-type="currency" office:currency="USD" office:value="0">
            <text:p>$0.00</text:p>
          </table:table-cell>
          <table:table-cell table:formula="of:=[.D253]/[.H253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EYOTA</text:p>
          </table:table-cell>
          <table:table-cell table:style-name="ce3" office:value-type="currency" office:currency="USD" office:value="422699">
            <text:p>$422,699</text:p>
          </table:table-cell>
          <table:table-cell table:style-name="ce3" office:value-type="currency" office:currency="USD" office:value="494546">
            <text:p>$494,546</text:p>
          </table:table-cell>
          <table:table-cell table:style-name="ce3" office:value-type="currency" office:currency="USD" office:value="71847">
            <text:p>$71,847</text:p>
          </table:table-cell>
          <table:table-cell table:style-name="ce6" office:value-type="percentage" office:value="0.17">
            <text:p>17.00%</text:p>
          </table:table-cell>
          <table:table-cell office:value-type="string">
            <text:p>Eyota </text:p>
          </table:table-cell>
          <table:table-cell table:style-name="ce7" table:formula="of:=[.H254]" office:value-type="float" office:value="1977">
            <text:p>1,977</text:p>
          </table:table-cell>
          <table:table-cell office:value-type="float" office:value="1977">
            <text:p>1977</text:p>
          </table:table-cell>
          <table:table-cell office:value-type="string">
            <text:p>1600000US2720114</text:p>
          </table:table-cell>
          <table:table-cell office:value-type="float" office:value="2720114">
            <text:p>2720114</text:p>
          </table:table-cell>
          <table:table-cell table:formula="of:=[.C254]/[.H254]" office:value-type="currency" office:currency="USD" office:value="250.149721800708">
            <text:p>$250.15</text:p>
          </table:table-cell>
          <table:table-cell table:formula="of:=[.D254]/[.H254]" office:value-type="currency" office:currency="USD" office:value="36.3414264036419">
            <text:p>$36.3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AIRFAX</text:p>
          </table:table-cell>
          <table:table-cell table:style-name="ce3" office:value-type="currency" office:currency="USD" office:value="398946">
            <text:p>$398,946</text:p>
          </table:table-cell>
          <table:table-cell table:style-name="ce3" office:value-type="currency" office:currency="USD" office:value="439942">
            <text:p>$439,942</text:p>
          </table:table-cell>
          <table:table-cell table:style-name="ce3" office:value-type="currency" office:currency="USD" office:value="40996">
            <text:p>$40,996</text:p>
          </table:table-cell>
          <table:table-cell table:style-name="ce6" office:value-type="percentage" office:value="0.1028">
            <text:p>10.28%</text:p>
          </table:table-cell>
          <table:table-cell office:value-type="string">
            <text:p>Fairfax </text:p>
          </table:table-cell>
          <table:table-cell table:style-name="ce7" table:formula="of:=[.H255]" office:value-type="float" office:value="1235">
            <text:p>1,235</text:p>
          </table:table-cell>
          <table:table-cell office:value-type="float" office:value="1235">
            <text:p>1235</text:p>
          </table:table-cell>
          <table:table-cell office:value-type="string">
            <text:p>1600000US2720222</text:p>
          </table:table-cell>
          <table:table-cell office:value-type="float" office:value="2720222">
            <text:p>2720222</text:p>
          </table:table-cell>
          <table:table-cell table:formula="of:=[.C255]/[.H255]" office:value-type="currency" office:currency="USD" office:value="356.228340080972">
            <text:p>$356.23</text:p>
          </table:table-cell>
          <table:table-cell table:formula="of:=[.D255]/[.H255]" office:value-type="currency" office:currency="USD" office:value="33.1951417004049">
            <text:p>$33.2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AIRMONT</text:p>
          </table:table-cell>
          <table:table-cell table:style-name="ce3" office:value-type="currency" office:currency="USD" office:value="3722165">
            <text:p>$3,722,165</text:p>
          </table:table-cell>
          <table:table-cell table:style-name="ce3" office:value-type="currency" office:currency="USD" office:value="3740909">
            <text:p>$3,740,909</text:p>
          </table:table-cell>
          <table:table-cell table:style-name="ce3" office:value-type="currency" office:currency="USD" office:value="18744">
            <text:p>$18,744</text:p>
          </table:table-cell>
          <table:table-cell table:style-name="ce6" office:value-type="percentage" office:value="0.005">
            <text:p>0.50%</text:p>
          </table:table-cell>
          <table:table-cell office:value-type="string">
            <text:p>Fairmont </text:p>
          </table:table-cell>
          <table:table-cell table:style-name="ce7" table:formula="of:=[.H256]" office:value-type="float" office:value="10666">
            <text:p>10,666</text:p>
          </table:table-cell>
          <table:table-cell office:value-type="float" office:value="10666">
            <text:p>10666</text:p>
          </table:table-cell>
          <table:table-cell office:value-type="string">
            <text:p>1600000US2720330</text:p>
          </table:table-cell>
          <table:table-cell office:value-type="float" office:value="2720330">
            <text:p>2720330</text:p>
          </table:table-cell>
          <table:table-cell table:formula="of:=[.C256]/[.H256]" office:value-type="currency" office:currency="USD" office:value="350.732139508719">
            <text:p>$350.73</text:p>
          </table:table-cell>
          <table:table-cell table:formula="of:=[.D256]/[.H256]" office:value-type="currency" office:currency="USD" office:value="1.75735983498969">
            <text:p>$1.7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ALCON HEIGHTS</text:p>
          </table:table-cell>
          <table:table-cell table:style-name="ce3" office:value-type="currency" office:currency="USD" office:value="310126">
            <text:p>$310,126</text:p>
          </table:table-cell>
          <table:table-cell table:style-name="ce3" office:value-type="currency" office:currency="USD" office:value="503707">
            <text:p>$503,707</text:p>
          </table:table-cell>
          <table:table-cell table:style-name="ce3" office:value-type="currency" office:currency="USD" office:value="193581">
            <text:p>$193,581</text:p>
          </table:table-cell>
          <table:table-cell table:style-name="ce6" office:value-type="percentage" office:value="0.6242">
            <text:p>62.42%</text:p>
          </table:table-cell>
          <table:table-cell office:value-type="string">
            <text:p>Falcon Heights </text:p>
          </table:table-cell>
          <table:table-cell table:style-name="ce7" table:formula="of:=[.H257]" office:value-type="float" office:value="5321">
            <text:p>5,321</text:p>
          </table:table-cell>
          <table:table-cell office:value-type="float" office:value="5321">
            <text:p>5321</text:p>
          </table:table-cell>
          <table:table-cell office:value-type="string">
            <text:p>1600000US2720420</text:p>
          </table:table-cell>
          <table:table-cell office:value-type="float" office:value="2720420">
            <text:p>2720420</text:p>
          </table:table-cell>
          <table:table-cell table:formula="of:=[.C257]/[.H257]" office:value-type="currency" office:currency="USD" office:value="94.6639729374178">
            <text:p>$94.66</text:p>
          </table:table-cell>
          <table:table-cell table:formula="of:=[.D257]/[.H257]" office:value-type="currency" office:currency="USD" office:value="36.3805675624882">
            <text:p>$36.3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FARIBAULT</text:p>
          </table:table-cell>
          <table:table-cell table:style-name="ce3" office:value-type="currency" office:currency="USD" office:value="4772748">
            <text:p>$4,772,748</text:p>
          </table:table-cell>
          <table:table-cell table:style-name="ce3" office:value-type="currency" office:currency="USD" office:value="5290264">
            <text:p>$5,290,264</text:p>
          </table:table-cell>
          <table:table-cell table:style-name="ce3" office:value-type="currency" office:currency="USD" office:value="517516">
            <text:p>$517,516</text:p>
          </table:table-cell>
          <table:table-cell table:style-name="ce6" office:value-type="percentage" office:value="0.1084">
            <text:p>10.84%</text:p>
          </table:table-cell>
          <table:table-cell office:value-type="string">
            <text:p>Faribault </text:p>
          </table:table-cell>
          <table:table-cell table:style-name="ce7" table:formula="of:=[.H258]" office:value-type="float" office:value="23352">
            <text:p>23,352</text:p>
          </table:table-cell>
          <table:table-cell office:value-type="float" office:value="23352">
            <text:p>23352</text:p>
          </table:table-cell>
          <table:table-cell office:value-type="string">
            <text:p>1600000US2720546</text:p>
          </table:table-cell>
          <table:table-cell office:value-type="float" office:value="2720546">
            <text:p>2720546</text:p>
          </table:table-cell>
          <table:table-cell table:formula="of:=[.C258]/[.H258]" office:value-type="currency" office:currency="USD" office:value="226.544364508393">
            <text:p>$226.54</text:p>
          </table:table-cell>
          <table:table-cell table:formula="of:=[.D258]/[.H258]" office:value-type="currency" office:currency="USD" office:value="22.1615279205207">
            <text:p>$22.1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ARMINGTON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45329">
            <text:p>$245,329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Farmington </text:p>
          </table:table-cell>
          <table:table-cell table:style-name="ce7" table:formula="of:=[.H259]" office:value-type="float" office:value="21086">
            <text:p>21,086</text:p>
          </table:table-cell>
          <table:table-cell office:value-type="float" office:value="21086">
            <text:p>21086</text:p>
          </table:table-cell>
          <table:table-cell office:value-type="string">
            <text:p>1600000US2720618</text:p>
          </table:table-cell>
          <table:table-cell office:value-type="float" office:value="2720618">
            <text:p>2720618</text:p>
          </table:table-cell>
          <table:table-cell table:formula="of:=[.C259]/[.H259]" office:value-type="currency" office:currency="USD" office:value="11.6346865218628">
            <text:p>$11.63</text:p>
          </table:table-cell>
          <table:table-cell table:formula="of:=[.D259]/[.H259]" office:value-type="currency" office:currency="USD" office:value="11.6346865218628">
            <text:p>$11.6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FARWELL</text:p>
          </table:table-cell>
          <table:table-cell table:number-columns-repeated="2" table:style-name="ce3" office:value-type="currency" office:currency="USD" office:value="14192">
            <text:p>$14,192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Farwell </text:p>
          </table:table-cell>
          <table:table-cell table:style-name="ce7" table:formula="of:=[.H260]"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string">
            <text:p>1600000US2720690</text:p>
          </table:table-cell>
          <table:table-cell office:value-type="float" office:value="2720690">
            <text:p>2720690</text:p>
          </table:table-cell>
          <table:table-cell table:formula="of:=[.C260]/[.H260]" office:value-type="currency" office:currency="USD" office:value="278.274509803922">
            <text:p>$278.27</text:p>
          </table:table-cell>
          <table:table-cell table:formula="of:=[.D260]/[.H260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EDERAL DAM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Federal Dam </text:p>
          </table:table-cell>
          <table:table-cell table:style-name="ce7" table:formula="of:=[.H261]"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string">
            <text:p>1600000US2720798</text:p>
          </table:table-cell>
          <table:table-cell office:value-type="float" office:value="2720798">
            <text:p>2720798</text:p>
          </table:table-cell>
          <table:table-cell table:formula="of:=[.C261]/[.H261]" office:value-type="currency" office:currency="USD" office:value="0">
            <text:p>$0.00</text:p>
          </table:table-cell>
          <table:table-cell table:formula="of:=[.D261]/[.H261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ELTON</text:p>
          </table:table-cell>
          <table:table-cell table:style-name="ce3" office:value-type="currency" office:currency="USD" office:value="25659">
            <text:p>$25,659</text:p>
          </table:table-cell>
          <table:table-cell table:style-name="ce3" office:value-type="currency" office:currency="USD" office:value="29195">
            <text:p>$29,195</text:p>
          </table:table-cell>
          <table:table-cell table:style-name="ce3" office:value-type="currency" office:currency="USD" office:value="3536">
            <text:p>$3,536</text:p>
          </table:table-cell>
          <table:table-cell table:style-name="ce6" office:value-type="percentage" office:value="0.1378">
            <text:p>13.78%</text:p>
          </table:table-cell>
          <table:table-cell office:value-type="string">
            <text:p>Felton </text:p>
          </table:table-cell>
          <table:table-cell table:style-name="ce7" table:formula="of:=[.H262]" office:value-type="float" office:value="177">
            <text:p>177</text:p>
          </table:table-cell>
          <table:table-cell office:value-type="float" office:value="177">
            <text:p>177</text:p>
          </table:table-cell>
          <table:table-cell office:value-type="string">
            <text:p>1600000US2720834</text:p>
          </table:table-cell>
          <table:table-cell office:value-type="float" office:value="2720834">
            <text:p>2720834</text:p>
          </table:table-cell>
          <table:table-cell table:formula="of:=[.C262]/[.H262]" office:value-type="currency" office:currency="USD" office:value="164.943502824859">
            <text:p>$164.94</text:p>
          </table:table-cell>
          <table:table-cell table:formula="of:=[.D262]/[.H262]" office:value-type="currency" office:currency="USD" office:value="19.9774011299435">
            <text:p>$19.9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ERGUS FALLS</text:p>
          </table:table-cell>
          <table:table-cell table:style-name="ce3" office:value-type="currency" office:currency="USD" office:value="3563824">
            <text:p>$3,563,824</text:p>
          </table:table-cell>
          <table:table-cell table:style-name="ce3" office:value-type="currency" office:currency="USD" office:value="3622949">
            <text:p>$3,622,949</text:p>
          </table:table-cell>
          <table:table-cell table:style-name="ce3" office:value-type="currency" office:currency="USD" office:value="59125">
            <text:p>$59,125</text:p>
          </table:table-cell>
          <table:table-cell table:style-name="ce6" office:value-type="percentage" office:value="0.0166">
            <text:p>1.66%</text:p>
          </table:table-cell>
          <table:table-cell office:value-type="string">
            <text:p>Fergus Falls </text:p>
          </table:table-cell>
          <table:table-cell table:style-name="ce7" table:formula="of:=[.H263]" office:value-type="float" office:value="13138">
            <text:p>13,138</text:p>
          </table:table-cell>
          <table:table-cell office:value-type="float" office:value="13138">
            <text:p>13138</text:p>
          </table:table-cell>
          <table:table-cell office:value-type="string">
            <text:p>1600000US2720906</text:p>
          </table:table-cell>
          <table:table-cell office:value-type="float" office:value="2720906">
            <text:p>2720906</text:p>
          </table:table-cell>
          <table:table-cell table:formula="of:=[.C263]/[.H263]" office:value-type="currency" office:currency="USD" office:value="275.761074745014">
            <text:p>$275.76</text:p>
          </table:table-cell>
          <table:table-cell table:formula="of:=[.D263]/[.H263]" office:value-type="currency" office:currency="USD" office:value="4.50030446034404">
            <text:p>$4.5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ERTILE</text:p>
          </table:table-cell>
          <table:table-cell table:style-name="ce3" office:value-type="currency" office:currency="USD" office:value="259982">
            <text:p>$259,982</text:p>
          </table:table-cell>
          <table:table-cell table:style-name="ce3" office:value-type="currency" office:currency="USD" office:value="288565">
            <text:p>$288,565</text:p>
          </table:table-cell>
          <table:table-cell table:style-name="ce3" office:value-type="currency" office:currency="USD" office:value="28583">
            <text:p>$28,583</text:p>
          </table:table-cell>
          <table:table-cell table:style-name="ce6" office:value-type="percentage" office:value="0.1099">
            <text:p>10.99%</text:p>
          </table:table-cell>
          <table:table-cell office:value-type="string">
            <text:p>Fertile </text:p>
          </table:table-cell>
          <table:table-cell table:style-name="ce7" table:formula="of:=[.H264]" office:value-type="float" office:value="842">
            <text:p>842</text:p>
          </table:table-cell>
          <table:table-cell office:value-type="float" office:value="842">
            <text:p>842</text:p>
          </table:table-cell>
          <table:table-cell office:value-type="string">
            <text:p>1600000US2720978</text:p>
          </table:table-cell>
          <table:table-cell office:value-type="float" office:value="2720978">
            <text:p>2720978</text:p>
          </table:table-cell>
          <table:table-cell table:formula="of:=[.C264]/[.H264]" office:value-type="currency" office:currency="USD" office:value="342.71377672209">
            <text:p>$342.71</text:p>
          </table:table-cell>
          <table:table-cell table:formula="of:=[.D264]/[.H264]" office:value-type="currency" office:currency="USD" office:value="33.9465558194774">
            <text:p>$33.9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IFTY LAKES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Fifty Lakes </text:p>
          </table:table-cell>
          <table:table-cell table:style-name="ce7" table:formula="of:=[.H265]" office:value-type="float" office:value="387">
            <text:p>387</text:p>
          </table:table-cell>
          <table:table-cell office:value-type="float" office:value="387">
            <text:p>387</text:p>
          </table:table-cell>
          <table:table-cell office:value-type="string">
            <text:p>1600000US2721032</text:p>
          </table:table-cell>
          <table:table-cell office:value-type="float" office:value="2721032">
            <text:p>2721032</text:p>
          </table:table-cell>
          <table:table-cell table:formula="of:=[.C265]/[.H265]" office:value-type="currency" office:currency="USD" office:value="0">
            <text:p>$0.00</text:p>
          </table:table-cell>
          <table:table-cell table:formula="of:=[.D265]/[.H265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FINLAYSON</text:p>
          </table:table-cell>
          <table:table-cell table:style-name="ce3" office:value-type="currency" office:currency="USD" office:value="34625">
            <text:p>$34,625</text:p>
          </table:table-cell>
          <table:table-cell table:style-name="ce3" office:value-type="currency" office:currency="USD" office:value="42009">
            <text:p>$42,009</text:p>
          </table:table-cell>
          <table:table-cell table:style-name="ce3" office:value-type="currency" office:currency="USD" office:value="7384">
            <text:p>$7,384</text:p>
          </table:table-cell>
          <table:table-cell table:style-name="ce6" office:value-type="percentage" office:value="0.2133">
            <text:p>21.33%</text:p>
          </table:table-cell>
          <table:table-cell office:value-type="string">
            <text:p>Finlayson </text:p>
          </table:table-cell>
          <table:table-cell table:style-name="ce7" table:formula="of:=[.H266]" office:value-type="float" office:value="315">
            <text:p>315</text:p>
          </table:table-cell>
          <table:table-cell office:value-type="float" office:value="315">
            <text:p>315</text:p>
          </table:table-cell>
          <table:table-cell office:value-type="string">
            <text:p>1600000US2721122</text:p>
          </table:table-cell>
          <table:table-cell office:value-type="float" office:value="2721122">
            <text:p>2721122</text:p>
          </table:table-cell>
          <table:table-cell table:formula="of:=[.C266]/[.H266]" office:value-type="currency" office:currency="USD" office:value="133.361904761905">
            <text:p>$133.36</text:p>
          </table:table-cell>
          <table:table-cell table:formula="of:=[.D266]/[.H266]" office:value-type="currency" office:currency="USD" office:value="23.4412698412698">
            <text:p>$23.4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ISHER</text:p>
          </table:table-cell>
          <table:table-cell table:style-name="ce3" office:value-type="currency" office:currency="USD" office:value="70862">
            <text:p>$70,862</text:p>
          </table:table-cell>
          <table:table-cell table:style-name="ce3" office:value-type="currency" office:currency="USD" office:value="89869">
            <text:p>$89,869</text:p>
          </table:table-cell>
          <table:table-cell table:style-name="ce3" office:value-type="currency" office:currency="USD" office:value="19007">
            <text:p>$19,007</text:p>
          </table:table-cell>
          <table:table-cell table:style-name="ce6" office:value-type="percentage" office:value="0.2682">
            <text:p>26.82%</text:p>
          </table:table-cell>
          <table:table-cell office:value-type="string">
            <text:p>Fisher </text:p>
          </table:table-cell>
          <table:table-cell table:style-name="ce7" table:formula="of:=[.H267]" office:value-type="float" office:value="435">
            <text:p>435</text:p>
          </table:table-cell>
          <table:table-cell office:value-type="float" office:value="435">
            <text:p>435</text:p>
          </table:table-cell>
          <table:table-cell office:value-type="string">
            <text:p>1600000US2721158</text:p>
          </table:table-cell>
          <table:table-cell office:value-type="float" office:value="2721158">
            <text:p>2721158</text:p>
          </table:table-cell>
          <table:table-cell table:formula="of:=[.C267]/[.H267]" office:value-type="currency" office:currency="USD" office:value="206.595402298851">
            <text:p>$206.60</text:p>
          </table:table-cell>
          <table:table-cell table:formula="of:=[.D267]/[.H267]" office:value-type="currency" office:currency="USD" office:value="43.6942528735632">
            <text:p>$43.6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FLENSBURG</text:p>
          </table:table-cell>
          <table:table-cell table:style-name="ce3" office:value-type="currency" office:currency="USD" office:value="20587">
            <text:p>$20,587</text:p>
          </table:table-cell>
          <table:table-cell table:style-name="ce3" office:value-type="currency" office:currency="USD" office:value="27322">
            <text:p>$27,322</text:p>
          </table:table-cell>
          <table:table-cell table:style-name="ce3" office:value-type="currency" office:currency="USD" office:value="6735">
            <text:p>$6,735</text:p>
          </table:table-cell>
          <table:table-cell table:style-name="ce6" office:value-type="percentage" office:value="0.3271">
            <text:p>32.71%</text:p>
          </table:table-cell>
          <table:table-cell office:value-type="string">
            <text:p>Flensburg </text:p>
          </table:table-cell>
          <table:table-cell table:style-name="ce7" table:formula="of:=[.H268]" office:value-type="float" office:value="225">
            <text:p>225</text:p>
          </table:table-cell>
          <table:table-cell office:value-type="float" office:value="225">
            <text:p>225</text:p>
          </table:table-cell>
          <table:table-cell office:value-type="string">
            <text:p>1600000US2721266</text:p>
          </table:table-cell>
          <table:table-cell office:value-type="float" office:value="2721266">
            <text:p>2721266</text:p>
          </table:table-cell>
          <table:table-cell table:formula="of:=[.C268]/[.H268]" office:value-type="currency" office:currency="USD" office:value="121.431111111111">
            <text:p>$121.43</text:p>
          </table:table-cell>
          <table:table-cell table:formula="of:=[.D268]/[.H268]" office:value-type="currency" office:currency="USD" office:value="29.9333333333333">
            <text:p>$29.9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FLOODWOOD</text:p>
          </table:table-cell>
          <table:table-cell table:style-name="ce3" office:value-type="currency" office:currency="USD" office:value="133152">
            <text:p>$133,152</text:p>
          </table:table-cell>
          <table:table-cell table:style-name="ce3" office:value-type="currency" office:currency="USD" office:value="151209">
            <text:p>$151,209</text:p>
          </table:table-cell>
          <table:table-cell table:style-name="ce3" office:value-type="currency" office:currency="USD" office:value="18057">
            <text:p>$18,057</text:p>
          </table:table-cell>
          <table:table-cell table:style-name="ce6" office:value-type="percentage" office:value="0.1356">
            <text:p>13.56%</text:p>
          </table:table-cell>
          <table:table-cell office:value-type="string">
            <text:p>Floodwood </text:p>
          </table:table-cell>
          <table:table-cell table:style-name="ce7" table:formula="of:=[.H269]" office:value-type="float" office:value="528">
            <text:p>528</text:p>
          </table:table-cell>
          <table:table-cell office:value-type="float" office:value="528">
            <text:p>528</text:p>
          </table:table-cell>
          <table:table-cell office:value-type="string">
            <text:p>1600000US2721338</text:p>
          </table:table-cell>
          <table:table-cell office:value-type="float" office:value="2721338">
            <text:p>2721338</text:p>
          </table:table-cell>
          <table:table-cell table:formula="of:=[.C269]/[.H269]" office:value-type="currency" office:currency="USD" office:value="286.380681818182">
            <text:p>$286.38</text:p>
          </table:table-cell>
          <table:table-cell table:formula="of:=[.D269]/[.H269]" office:value-type="currency" office:currency="USD" office:value="34.1988636363636">
            <text:p>$34.2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LORENCE</text:p>
          </table:table-cell>
          <table:table-cell table:style-name="ce3" office:value-type="currency" office:currency="USD" office:value="9193">
            <text:p>$9,193</text:p>
          </table:table-cell>
          <table:table-cell table:style-name="ce3" office:value-type="currency" office:currency="USD" office:value="9602">
            <text:p>$9,602</text:p>
          </table:table-cell>
          <table:table-cell table:style-name="ce3" office:value-type="currency" office:currency="USD" office:value="409">
            <text:p>$409</text:p>
          </table:table-cell>
          <table:table-cell table:style-name="ce6" office:value-type="percentage" office:value="0.0445">
            <text:p>4.45%</text:p>
          </table:table-cell>
          <table:table-cell office:value-type="string">
            <text:p>Florence </text:p>
          </table:table-cell>
          <table:table-cell table:style-name="ce7" table:formula="of:=[.H270]" office:value-type="float" office:value="39">
            <text:p>39</text:p>
          </table:table-cell>
          <table:table-cell office:value-type="float" office:value="39">
            <text:p>39</text:p>
          </table:table-cell>
          <table:table-cell office:value-type="string">
            <text:p>1600000US2721410</text:p>
          </table:table-cell>
          <table:table-cell office:value-type="float" office:value="2721410">
            <text:p>2721410</text:p>
          </table:table-cell>
          <table:table-cell table:formula="of:=[.C270]/[.H270]" office:value-type="currency" office:currency="USD" office:value="246.205128205128">
            <text:p>$246.21</text:p>
          </table:table-cell>
          <table:table-cell table:formula="of:=[.D270]/[.H270]" office:value-type="currency" office:currency="USD" office:value="10.4871794871795">
            <text:p>$10.4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OLEY</text:p>
          </table:table-cell>
          <table:table-cell table:style-name="ce3" office:value-type="currency" office:currency="USD" office:value="634131">
            <text:p>$634,131</text:p>
          </table:table-cell>
          <table:table-cell table:style-name="ce3" office:value-type="currency" office:currency="USD" office:value="725340">
            <text:p>$725,340</text:p>
          </table:table-cell>
          <table:table-cell table:style-name="ce3" office:value-type="currency" office:currency="USD" office:value="91209">
            <text:p>$91,209</text:p>
          </table:table-cell>
          <table:table-cell table:style-name="ce6" office:value-type="percentage" office:value="0.1438">
            <text:p>14.38%</text:p>
          </table:table-cell>
          <table:table-cell office:value-type="string">
            <text:p>Foley </text:p>
          </table:table-cell>
          <table:table-cell table:style-name="ce7" table:formula="of:=[.H271]" office:value-type="float" office:value="2603">
            <text:p>2,603</text:p>
          </table:table-cell>
          <table:table-cell office:value-type="float" office:value="2603">
            <text:p>2603</text:p>
          </table:table-cell>
          <table:table-cell office:value-type="string">
            <text:p>1600000US2721536</text:p>
          </table:table-cell>
          <table:table-cell office:value-type="float" office:value="2721536">
            <text:p>2721536</text:p>
          </table:table-cell>
          <table:table-cell table:formula="of:=[.C271]/[.H271]" office:value-type="currency" office:currency="USD" office:value="278.655397618133">
            <text:p>$278.66</text:p>
          </table:table-cell>
          <table:table-cell table:formula="of:=[.D271]/[.H271]" office:value-type="currency" office:currency="USD" office:value="35.0399538993469">
            <text:p>$35.0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FORADA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Forada </text:p>
          </table:table-cell>
          <table:table-cell table:style-name="ce7" table:formula="of:=[.H272]" office:value-type="float" office:value="185">
            <text:p>185</text:p>
          </table:table-cell>
          <table:table-cell office:value-type="float" office:value="185">
            <text:p>185</text:p>
          </table:table-cell>
          <table:table-cell office:value-type="string">
            <text:p>1600000US2721608</text:p>
          </table:table-cell>
          <table:table-cell office:value-type="float" office:value="2721608">
            <text:p>2721608</text:p>
          </table:table-cell>
          <table:table-cell table:formula="of:=[.C272]/[.H272]" office:value-type="currency" office:currency="USD" office:value="0">
            <text:p>$0.00</text:p>
          </table:table-cell>
          <table:table-cell table:formula="of:=[.D272]/[.H272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OREST LAKE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56004">
            <text:p>$56,004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Forest Lake </text:p>
          </table:table-cell>
          <table:table-cell table:style-name="ce7" table:formula="of:=[.H273]" office:value-type="float" office:value="18375">
            <text:p>18,375</text:p>
          </table:table-cell>
          <table:table-cell office:value-type="float" office:value="18375">
            <text:p>18375</text:p>
          </table:table-cell>
          <table:table-cell office:value-type="string">
            <text:p>1600000US2721770</text:p>
          </table:table-cell>
          <table:table-cell office:value-type="float" office:value="2721770">
            <text:p>2721770</text:p>
          </table:table-cell>
          <table:table-cell table:formula="of:=[.C273]/[.H273]" office:value-type="currency" office:currency="USD" office:value="3.04783673469388">
            <text:p>$3.05</text:p>
          </table:table-cell>
          <table:table-cell table:formula="of:=[.D273]/[.H273]" office:value-type="currency" office:currency="USD" office:value="3.04783673469388">
            <text:p>$3.0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FORESTON</text:p>
          </table:table-cell>
          <table:table-cell table:style-name="ce3" office:value-type="currency" office:currency="USD" office:value="68533">
            <text:p>$68,533</text:p>
          </table:table-cell>
          <table:table-cell table:style-name="ce3" office:value-type="currency" office:currency="USD" office:value="92986">
            <text:p>$92,986</text:p>
          </table:table-cell>
          <table:table-cell table:style-name="ce3" office:value-type="currency" office:currency="USD" office:value="24453">
            <text:p>$24,453</text:p>
          </table:table-cell>
          <table:table-cell table:style-name="ce6" office:value-type="percentage" office:value="0.3568">
            <text:p>35.68%</text:p>
          </table:table-cell>
          <table:table-cell office:value-type="string">
            <text:p>Foreston </text:p>
          </table:table-cell>
          <table:table-cell table:style-name="ce7" table:formula="of:=[.H274]" office:value-type="float" office:value="533">
            <text:p>533</text:p>
          </table:table-cell>
          <table:table-cell office:value-type="float" office:value="533">
            <text:p>533</text:p>
          </table:table-cell>
          <table:table-cell office:value-type="string">
            <text:p>1600000US2721824</text:p>
          </table:table-cell>
          <table:table-cell office:value-type="float" office:value="2721824">
            <text:p>2721824</text:p>
          </table:table-cell>
          <table:table-cell table:formula="of:=[.C274]/[.H274]" office:value-type="currency" office:currency="USD" office:value="174.457786116323">
            <text:p>$174.46</text:p>
          </table:table-cell>
          <table:table-cell table:formula="of:=[.D274]/[.H274]" office:value-type="currency" office:currency="USD" office:value="45.8780487804878">
            <text:p>$45.8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ORT RIPLEY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Fort Ripley </text:p>
          </table:table-cell>
          <table:table-cell table:style-name="ce7" table:formula="of:=[.H275]"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string">
            <text:p>1600000US2721932</text:p>
          </table:table-cell>
          <table:table-cell office:value-type="float" office:value="2721932">
            <text:p>2721932</text:p>
          </table:table-cell>
          <table:table-cell table:formula="of:=[.C275]/[.H275]" office:value-type="currency" office:currency="USD" office:value="0">
            <text:p>$0.00</text:p>
          </table:table-cell>
          <table:table-cell table:formula="of:=[.D275]/[.H275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FOSSTON</text:p>
          </table:table-cell>
          <table:table-cell table:style-name="ce3" office:value-type="currency" office:currency="USD" office:value="531772">
            <text:p>$531,772</text:p>
          </table:table-cell>
          <table:table-cell table:style-name="ce3" office:value-type="currency" office:currency="USD" office:value="571829">
            <text:p>$571,829</text:p>
          </table:table-cell>
          <table:table-cell table:style-name="ce3" office:value-type="currency" office:currency="USD" office:value="40057">
            <text:p>$40,057</text:p>
          </table:table-cell>
          <table:table-cell table:style-name="ce6" office:value-type="percentage" office:value="0.0753">
            <text:p>7.53%</text:p>
          </table:table-cell>
          <table:table-cell office:value-type="string">
            <text:p>Fosston </text:p>
          </table:table-cell>
          <table:table-cell table:style-name="ce7" table:formula="of:=[.H276]" office:value-type="float" office:value="1527">
            <text:p>1,527</text:p>
          </table:table-cell>
          <table:table-cell office:value-type="float" office:value="1527">
            <text:p>1527</text:p>
          </table:table-cell>
          <table:table-cell office:value-type="string">
            <text:p>1600000US2721986</text:p>
          </table:table-cell>
          <table:table-cell office:value-type="float" office:value="2721986">
            <text:p>2721986</text:p>
          </table:table-cell>
          <table:table-cell table:formula="of:=[.C276]/[.H276]" office:value-type="currency" office:currency="USD" office:value="374.478716437459">
            <text:p>$374.48</text:p>
          </table:table-cell>
          <table:table-cell table:formula="of:=[.D276]/[.H276]" office:value-type="currency" office:currency="USD" office:value="26.2324819908317">
            <text:p>$26.2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OUNTAIN</text:p>
          </table:table-cell>
          <table:table-cell table:style-name="ce3" office:value-type="currency" office:currency="USD" office:value="61595">
            <text:p>$61,595</text:p>
          </table:table-cell>
          <table:table-cell table:style-name="ce3" office:value-type="currency" office:currency="USD" office:value="68555">
            <text:p>$68,555</text:p>
          </table:table-cell>
          <table:table-cell table:style-name="ce3" office:value-type="currency" office:currency="USD" office:value="6960">
            <text:p>$6,960</text:p>
          </table:table-cell>
          <table:table-cell table:style-name="ce6" office:value-type="percentage" office:value="0.113">
            <text:p>11.30%</text:p>
          </table:table-cell>
          <table:table-cell office:value-type="string">
            <text:p>Fountain </text:p>
          </table:table-cell>
          <table:table-cell table:style-name="ce7" table:formula="of:=[.H277]" office:value-type="float" office:value="410">
            <text:p>410</text:p>
          </table:table-cell>
          <table:table-cell office:value-type="float" office:value="410">
            <text:p>410</text:p>
          </table:table-cell>
          <table:table-cell office:value-type="string">
            <text:p>1600000US2722094</text:p>
          </table:table-cell>
          <table:table-cell office:value-type="float" office:value="2722094">
            <text:p>2722094</text:p>
          </table:table-cell>
          <table:table-cell table:formula="of:=[.C277]/[.H277]" office:value-type="currency" office:currency="USD" office:value="167.207317073171">
            <text:p>$167.21</text:p>
          </table:table-cell>
          <table:table-cell table:formula="of:=[.D277]/[.H277]" office:value-type="currency" office:currency="USD" office:value="16.9756097560976">
            <text:p>$16.9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FOXHOME</text:p>
          </table:table-cell>
          <table:table-cell table:style-name="ce3" office:value-type="currency" office:currency="USD" office:value="24020">
            <text:p>$24,020</text:p>
          </table:table-cell>
          <table:table-cell table:style-name="ce3" office:value-type="currency" office:currency="USD" office:value="26225">
            <text:p>$26,225</text:p>
          </table:table-cell>
          <table:table-cell table:style-name="ce3" office:value-type="currency" office:currency="USD" office:value="2205">
            <text:p>$2,205</text:p>
          </table:table-cell>
          <table:table-cell table:style-name="ce6" office:value-type="percentage" office:value="0.0918">
            <text:p>9.18%</text:p>
          </table:table-cell>
          <table:table-cell office:value-type="string">
            <text:p>Foxhome </text:p>
          </table:table-cell>
          <table:table-cell table:style-name="ce7" table:formula="of:=[.H278]" office:value-type="float" office:value="116">
            <text:p>116</text:p>
          </table:table-cell>
          <table:table-cell office:value-type="float" office:value="116">
            <text:p>116</text:p>
          </table:table-cell>
          <table:table-cell office:value-type="string">
            <text:p>1600000US2722202</text:p>
          </table:table-cell>
          <table:table-cell office:value-type="float" office:value="2722202">
            <text:p>2722202</text:p>
          </table:table-cell>
          <table:table-cell table:formula="of:=[.C278]/[.H278]" office:value-type="currency" office:currency="USD" office:value="226.077586206897">
            <text:p>$226.08</text:p>
          </table:table-cell>
          <table:table-cell table:formula="of:=[.D278]/[.H278]" office:value-type="currency" office:currency="USD" office:value="19.0086206896552">
            <text:p>$19.0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RANKLIN</text:p>
          </table:table-cell>
          <table:table-cell table:style-name="ce3" office:value-type="currency" office:currency="USD" office:value="132445">
            <text:p>$132,445</text:p>
          </table:table-cell>
          <table:table-cell table:style-name="ce3" office:value-type="currency" office:currency="USD" office:value="152058">
            <text:p>$152,058</text:p>
          </table:table-cell>
          <table:table-cell table:style-name="ce3" office:value-type="currency" office:currency="USD" office:value="19613">
            <text:p>$19,613</text:p>
          </table:table-cell>
          <table:table-cell table:style-name="ce6" office:value-type="percentage" office:value="0.1481">
            <text:p>14.81%</text:p>
          </table:table-cell>
          <table:table-cell office:value-type="string">
            <text:p>Franklin </text:p>
          </table:table-cell>
          <table:table-cell table:style-name="ce7" table:formula="of:=[.H279]" office:value-type="float" office:value="510">
            <text:p>510</text:p>
          </table:table-cell>
          <table:table-cell office:value-type="float" office:value="510">
            <text:p>510</text:p>
          </table:table-cell>
          <table:table-cell office:value-type="string">
            <text:p>1600000US2722364</text:p>
          </table:table-cell>
          <table:table-cell office:value-type="float" office:value="2722364">
            <text:p>2722364</text:p>
          </table:table-cell>
          <table:table-cell table:formula="of:=[.C279]/[.H279]" office:value-type="currency" office:currency="USD" office:value="298.152941176471">
            <text:p>$298.15</text:p>
          </table:table-cell>
          <table:table-cell table:formula="of:=[.D279]/[.H279]" office:value-type="currency" office:currency="USD" office:value="38.456862745098">
            <text:p>$38.4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FRAZEE</text:p>
          </table:table-cell>
          <table:table-cell table:style-name="ce3" office:value-type="currency" office:currency="USD" office:value="429375">
            <text:p>$429,375</text:p>
          </table:table-cell>
          <table:table-cell table:style-name="ce3" office:value-type="currency" office:currency="USD" office:value="476535">
            <text:p>$476,535</text:p>
          </table:table-cell>
          <table:table-cell table:style-name="ce3" office:value-type="currency" office:currency="USD" office:value="47160">
            <text:p>$47,160</text:p>
          </table:table-cell>
          <table:table-cell table:style-name="ce6" office:value-type="percentage" office:value="0.1098">
            <text:p>10.98%</text:p>
          </table:table-cell>
          <table:table-cell office:value-type="string">
            <text:p>Frazee </text:p>
          </table:table-cell>
          <table:table-cell table:style-name="ce7" table:formula="of:=[.H280]" office:value-type="float" office:value="1350">
            <text:p>1,350</text:p>
          </table:table-cell>
          <table:table-cell office:value-type="float" office:value="1350">
            <text:p>1350</text:p>
          </table:table-cell>
          <table:table-cell office:value-type="string">
            <text:p>1600000US2722472</text:p>
          </table:table-cell>
          <table:table-cell office:value-type="float" office:value="2722472">
            <text:p>2722472</text:p>
          </table:table-cell>
          <table:table-cell table:formula="of:=[.C280]/[.H280]" office:value-type="currency" office:currency="USD" office:value="352.988888888889">
            <text:p>$352.99</text:p>
          </table:table-cell>
          <table:table-cell table:formula="of:=[.D280]/[.H280]" office:value-type="currency" office:currency="USD" office:value="34.9333333333333">
            <text:p>$34.9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REEBORN</text:p>
          </table:table-cell>
          <table:table-cell table:style-name="ce3" office:value-type="currency" office:currency="USD" office:value="58270">
            <text:p>$58,270</text:p>
          </table:table-cell>
          <table:table-cell table:style-name="ce3" office:value-type="currency" office:currency="USD" office:value="69220">
            <text:p>$69,220</text:p>
          </table:table-cell>
          <table:table-cell table:style-name="ce3" office:value-type="currency" office:currency="USD" office:value="10950">
            <text:p>$10,950</text:p>
          </table:table-cell>
          <table:table-cell table:style-name="ce6" office:value-type="percentage" office:value="0.1879">
            <text:p>18.79%</text:p>
          </table:table-cell>
          <table:table-cell office:value-type="string">
            <text:p>Freeborn </text:p>
          </table:table-cell>
          <table:table-cell table:style-name="ce7" table:formula="of:=[.H281]" office:value-type="float" office:value="297">
            <text:p>297</text:p>
          </table:table-cell>
          <table:table-cell office:value-type="float" office:value="297">
            <text:p>297</text:p>
          </table:table-cell>
          <table:table-cell office:value-type="string">
            <text:p>1600000US2722526</text:p>
          </table:table-cell>
          <table:table-cell office:value-type="float" office:value="2722526">
            <text:p>2722526</text:p>
          </table:table-cell>
          <table:table-cell table:formula="of:=[.C281]/[.H281]" office:value-type="currency" office:currency="USD" office:value="233.063973063973">
            <text:p>$233.06</text:p>
          </table:table-cell>
          <table:table-cell table:formula="of:=[.D281]/[.H281]" office:value-type="currency" office:currency="USD" office:value="36.8686868686869">
            <text:p>$36.8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REEPORT</text:p>
          </table:table-cell>
          <table:table-cell table:style-name="ce3" office:value-type="currency" office:currency="USD" office:value="84947">
            <text:p>$84,947</text:p>
          </table:table-cell>
          <table:table-cell table:style-name="ce3" office:value-type="currency" office:currency="USD" office:value="108215">
            <text:p>$108,215</text:p>
          </table:table-cell>
          <table:table-cell table:style-name="ce3" office:value-type="currency" office:currency="USD" office:value="23268">
            <text:p>$23,268</text:p>
          </table:table-cell>
          <table:table-cell table:style-name="ce6" office:value-type="percentage" office:value="0.2739">
            <text:p>27.39%</text:p>
          </table:table-cell>
          <table:table-cell office:value-type="string">
            <text:p>Freeport </text:p>
          </table:table-cell>
          <table:table-cell table:style-name="ce7" table:formula="of:=[.H282]" office:value-type="float" office:value="632">
            <text:p>632</text:p>
          </table:table-cell>
          <table:table-cell office:value-type="float" office:value="632">
            <text:p>632</text:p>
          </table:table-cell>
          <table:table-cell office:value-type="string">
            <text:p>1600000US2722652</text:p>
          </table:table-cell>
          <table:table-cell office:value-type="float" office:value="2722652">
            <text:p>2722652</text:p>
          </table:table-cell>
          <table:table-cell table:formula="of:=[.C282]/[.H282]" office:value-type="currency" office:currency="USD" office:value="171.226265822785">
            <text:p>$171.23</text:p>
          </table:table-cell>
          <table:table-cell table:formula="of:=[.D282]/[.H282]" office:value-type="currency" office:currency="USD" office:value="36.8164556962025">
            <text:p>$36.8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RIDLEY</text:p>
          </table:table-cell>
          <table:table-cell table:style-name="ce3" office:value-type="currency" office:currency="USD" office:value="759414">
            <text:p>$759,414</text:p>
          </table:table-cell>
          <table:table-cell table:style-name="ce3" office:value-type="currency" office:currency="USD" office:value="1211026">
            <text:p>$1,211,026</text:p>
          </table:table-cell>
          <table:table-cell table:style-name="ce3" office:value-type="currency" office:currency="USD" office:value="451612">
            <text:p>$451,612</text:p>
          </table:table-cell>
          <table:table-cell table:style-name="ce6" office:value-type="percentage" office:value="0.5947">
            <text:p>59.47%</text:p>
          </table:table-cell>
          <table:table-cell office:value-type="string">
            <text:p>Fridley </text:p>
          </table:table-cell>
          <table:table-cell table:style-name="ce7" table:formula="of:=[.H283]" office:value-type="float" office:value="27208">
            <text:p>27,208</text:p>
          </table:table-cell>
          <table:table-cell office:value-type="float" office:value="27208">
            <text:p>27208</text:p>
          </table:table-cell>
          <table:table-cell office:value-type="string">
            <text:p>1600000US2722814</text:p>
          </table:table-cell>
          <table:table-cell office:value-type="float" office:value="2722814">
            <text:p>2722814</text:p>
          </table:table-cell>
          <table:table-cell table:formula="of:=[.C283]/[.H283]" office:value-type="currency" office:currency="USD" office:value="44.5099235518965">
            <text:p>$44.51</text:p>
          </table:table-cell>
          <table:table-cell table:formula="of:=[.D283]/[.H283]" office:value-type="currency" office:currency="USD" office:value="16.5985004410468">
            <text:p>$16.6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ROST</text:p>
          </table:table-cell>
          <table:table-cell table:style-name="ce3" office:value-type="currency" office:currency="USD" office:value="49882">
            <text:p>$49,882</text:p>
          </table:table-cell>
          <table:table-cell table:style-name="ce3" office:value-type="currency" office:currency="USD" office:value="52585">
            <text:p>$52,585</text:p>
          </table:table-cell>
          <table:table-cell table:style-name="ce3" office:value-type="currency" office:currency="USD" office:value="2703">
            <text:p>$2,703</text:p>
          </table:table-cell>
          <table:table-cell table:style-name="ce6" office:value-type="percentage" office:value="0.0542">
            <text:p>5.42%</text:p>
          </table:table-cell>
          <table:table-cell office:value-type="string">
            <text:p>Frost </text:p>
          </table:table-cell>
          <table:table-cell table:style-name="ce7" table:formula="of:=[.H284]" office:value-type="float" office:value="198">
            <text:p>198</text:p>
          </table:table-cell>
          <table:table-cell office:value-type="float" office:value="198">
            <text:p>198</text:p>
          </table:table-cell>
          <table:table-cell office:value-type="string">
            <text:p>1600000US2722940</text:p>
          </table:table-cell>
          <table:table-cell office:value-type="float" office:value="2722940">
            <text:p>2722940</text:p>
          </table:table-cell>
          <table:table-cell table:formula="of:=[.C284]/[.H284]" office:value-type="currency" office:currency="USD" office:value="265.580808080808">
            <text:p>$265.58</text:p>
          </table:table-cell>
          <table:table-cell table:formula="of:=[.D284]/[.H284]" office:value-type="currency" office:currency="USD" office:value="13.6515151515152">
            <text:p>$13.6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FULDA</text:p>
          </table:table-cell>
          <table:table-cell table:style-name="ce3" office:value-type="currency" office:currency="USD" office:value="402389">
            <text:p>$402,389</text:p>
          </table:table-cell>
          <table:table-cell table:style-name="ce3" office:value-type="currency" office:currency="USD" office:value="446009">
            <text:p>$446,009</text:p>
          </table:table-cell>
          <table:table-cell table:style-name="ce3" office:value-type="currency" office:currency="USD" office:value="43620">
            <text:p>$43,620</text:p>
          </table:table-cell>
          <table:table-cell table:style-name="ce6" office:value-type="percentage" office:value="0.1084">
            <text:p>10.84%</text:p>
          </table:table-cell>
          <table:table-cell office:value-type="string">
            <text:p>Fulda </text:p>
          </table:table-cell>
          <table:table-cell table:style-name="ce7" table:formula="of:=[.H285]" office:value-type="float" office:value="1318">
            <text:p>1,318</text:p>
          </table:table-cell>
          <table:table-cell office:value-type="float" office:value="1318">
            <text:p>1318</text:p>
          </table:table-cell>
          <table:table-cell office:value-type="string">
            <text:p>1600000US2722958</text:p>
          </table:table-cell>
          <table:table-cell office:value-type="float" office:value="2722958">
            <text:p>2722958</text:p>
          </table:table-cell>
          <table:table-cell table:formula="of:=[.C285]/[.H285]" office:value-type="currency" office:currency="USD" office:value="338.398330804249">
            <text:p>$338.40</text:p>
          </table:table-cell>
          <table:table-cell table:formula="of:=[.D285]/[.H285]" office:value-type="currency" office:currency="USD" office:value="33.0955993930197">
            <text:p>$33.1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FUNKLEY</text:p>
          </table:table-cell>
          <table:table-cell table:number-columns-repeated="2" table:style-name="ce3" office:value-type="currency" office:currency="USD" office:value="141">
            <text:p>$141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Funkley </text:p>
          </table:table-cell>
          <table:table-cell table:style-name="ce7" table:formula="of:=[.H286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1600000US2722976</text:p>
          </table:table-cell>
          <table:table-cell office:value-type="float" office:value="2722976">
            <text:p>2722976</text:p>
          </table:table-cell>
          <table:table-cell table:formula="of:=[.C286]/[.H286]" office:value-type="currency" office:currency="USD" office:value="28.2">
            <text:p>$28.20</text:p>
          </table:table-cell>
          <table:table-cell table:formula="of:=[.D286]/[.H286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ARFIELD</text:p>
          </table:table-cell>
          <table:table-cell table:style-name="ce3" office:value-type="currency" office:currency="USD" office:value="35975">
            <text:p>$35,975</text:p>
          </table:table-cell>
          <table:table-cell table:style-name="ce3" office:value-type="currency" office:currency="USD" office:value="45797">
            <text:p>$45,797</text:p>
          </table:table-cell>
          <table:table-cell table:style-name="ce3" office:value-type="currency" office:currency="USD" office:value="9822">
            <text:p>$9,822</text:p>
          </table:table-cell>
          <table:table-cell table:style-name="ce6" office:value-type="percentage" office:value="0.273">
            <text:p>27.30%</text:p>
          </table:table-cell>
          <table:table-cell office:value-type="string">
            <text:p>Garfield </text:p>
          </table:table-cell>
          <table:table-cell table:style-name="ce7" table:formula="of:=[.H287]" office:value-type="float" office:value="354">
            <text:p>354</text:p>
          </table:table-cell>
          <table:table-cell office:value-type="float" office:value="354">
            <text:p>354</text:p>
          </table:table-cell>
          <table:table-cell office:value-type="string">
            <text:p>1600000US2723120</text:p>
          </table:table-cell>
          <table:table-cell office:value-type="float" office:value="2723120">
            <text:p>2723120</text:p>
          </table:table-cell>
          <table:table-cell table:formula="of:=[.C287]/[.H287]" office:value-type="currency" office:currency="USD" office:value="129.370056497175">
            <text:p>$129.37</text:p>
          </table:table-cell>
          <table:table-cell table:formula="of:=[.D287]/[.H287]" office:value-type="currency" office:currency="USD" office:value="27.7457627118644">
            <text:p>$27.7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ARRISON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Garrison </text:p>
          </table:table-cell>
          <table:table-cell table:style-name="ce7" table:formula="of:=[.H288]" office:value-type="float" office:value="210">
            <text:p>210</text:p>
          </table:table-cell>
          <table:table-cell office:value-type="float" office:value="210">
            <text:p>210</text:p>
          </table:table-cell>
          <table:table-cell office:value-type="string">
            <text:p>1600000US2723192</text:p>
          </table:table-cell>
          <table:table-cell office:value-type="float" office:value="2723192">
            <text:p>2723192</text:p>
          </table:table-cell>
          <table:table-cell table:formula="of:=[.C288]/[.H288]" office:value-type="currency" office:currency="USD" office:value="0">
            <text:p>$0.00</text:p>
          </table:table-cell>
          <table:table-cell table:formula="of:=[.D288]/[.H288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ARVIN</text:p>
          </table:table-cell>
          <table:table-cell table:style-name="ce3" office:value-type="currency" office:currency="USD" office:value="35795">
            <text:p>$35,795</text:p>
          </table:table-cell>
          <table:table-cell table:style-name="ce3" office:value-type="currency" office:currency="USD" office:value="37522">
            <text:p>$37,522</text:p>
          </table:table-cell>
          <table:table-cell table:style-name="ce3" office:value-type="currency" office:currency="USD" office:value="1727">
            <text:p>$1,727</text:p>
          </table:table-cell>
          <table:table-cell table:style-name="ce6" office:value-type="percentage" office:value="0.0482">
            <text:p>4.82%</text:p>
          </table:table-cell>
          <table:table-cell office:value-type="string">
            <text:p>Garvin </text:p>
          </table:table-cell>
          <table:table-cell table:style-name="ce7" table:formula="of:=[.H289]"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string">
            <text:p>1600000US2723228</text:p>
          </table:table-cell>
          <table:table-cell office:value-type="float" office:value="2723228">
            <text:p>2723228</text:p>
          </table:table-cell>
          <table:table-cell table:formula="of:=[.C289]/[.H289]" office:value-type="currency" office:currency="USD" office:value="277.940740740741">
            <text:p>$277.94</text:p>
          </table:table-cell>
          <table:table-cell table:formula="of:=[.D289]/[.H289]" office:value-type="currency" office:currency="USD" office:value="12.7925925925926">
            <text:p>$12.7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ARY</text:p>
          </table:table-cell>
          <table:table-cell table:style-name="ce3" office:value-type="currency" office:currency="USD" office:value="49407">
            <text:p>$49,407</text:p>
          </table:table-cell>
          <table:table-cell table:style-name="ce3" office:value-type="currency" office:currency="USD" office:value="51976">
            <text:p>$51,976</text:p>
          </table:table-cell>
          <table:table-cell table:style-name="ce3" office:value-type="currency" office:currency="USD" office:value="2569">
            <text:p>$2,569</text:p>
          </table:table-cell>
          <table:table-cell table:style-name="ce6" office:value-type="percentage" office:value="0.052">
            <text:p>5.20%</text:p>
          </table:table-cell>
          <table:table-cell office:value-type="string">
            <text:p>Gary </text:p>
          </table:table-cell>
          <table:table-cell table:style-name="ce7" table:formula="of:=[.H290]" office:value-type="float" office:value="214">
            <text:p>214</text:p>
          </table:table-cell>
          <table:table-cell office:value-type="float" office:value="214">
            <text:p>214</text:p>
          </table:table-cell>
          <table:table-cell office:value-type="string">
            <text:p>1600000US2723246</text:p>
          </table:table-cell>
          <table:table-cell office:value-type="float" office:value="2723246">
            <text:p>2723246</text:p>
          </table:table-cell>
          <table:table-cell table:formula="of:=[.C290]/[.H290]" office:value-type="currency" office:currency="USD" office:value="242.878504672897">
            <text:p>$242.88</text:p>
          </table:table-cell>
          <table:table-cell table:formula="of:=[.D290]/[.H290]" office:value-type="currency" office:currency="USD" office:value="12.0046728971963">
            <text:p>$12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AYLORD</text:p>
          </table:table-cell>
          <table:table-cell table:style-name="ce3" office:value-type="currency" office:currency="USD" office:value="768161">
            <text:p>$768,161</text:p>
          </table:table-cell>
          <table:table-cell table:style-name="ce3" office:value-type="currency" office:currency="USD" office:value="838313">
            <text:p>$838,313</text:p>
          </table:table-cell>
          <table:table-cell table:style-name="ce3" office:value-type="currency" office:currency="USD" office:value="70152">
            <text:p>$70,152</text:p>
          </table:table-cell>
          <table:table-cell table:style-name="ce6" office:value-type="percentage" office:value="0.0913">
            <text:p>9.13%</text:p>
          </table:table-cell>
          <table:table-cell office:value-type="string">
            <text:p>Gaylord </text:p>
          </table:table-cell>
          <table:table-cell table:style-name="ce7" table:formula="of:=[.H291]" office:value-type="float" office:value="2305">
            <text:p>2,305</text:p>
          </table:table-cell>
          <table:table-cell office:value-type="float" office:value="2305">
            <text:p>2305</text:p>
          </table:table-cell>
          <table:table-cell office:value-type="string">
            <text:p>1600000US2723300</text:p>
          </table:table-cell>
          <table:table-cell office:value-type="float" office:value="2723300">
            <text:p>2723300</text:p>
          </table:table-cell>
          <table:table-cell table:formula="of:=[.C291]/[.H291]" office:value-type="currency" office:currency="USD" office:value="363.693275488069">
            <text:p>$363.69</text:p>
          </table:table-cell>
          <table:table-cell table:formula="of:=[.D291]/[.H291]" office:value-type="currency" office:currency="USD" office:value="30.4347071583514">
            <text:p>$30.4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EM LAK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Gem Lake </text:p>
          </table:table-cell>
          <table:table-cell table:style-name="ce7" table:formula="of:=[.H292]" office:value-type="float" office:value="393">
            <text:p>393</text:p>
          </table:table-cell>
          <table:table-cell office:value-type="float" office:value="393">
            <text:p>393</text:p>
          </table:table-cell>
          <table:table-cell office:value-type="string">
            <text:p>1600000US2723318</text:p>
          </table:table-cell>
          <table:table-cell office:value-type="float" office:value="2723318">
            <text:p>2723318</text:p>
          </table:table-cell>
          <table:table-cell table:formula="of:=[.C292]/[.H292]" office:value-type="currency" office:currency="USD" office:value="0">
            <text:p>$0.00</text:p>
          </table:table-cell>
          <table:table-cell table:formula="of:=[.D292]/[.H292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ENEVA</text:p>
          </table:table-cell>
          <table:table-cell table:style-name="ce3" office:value-type="currency" office:currency="USD" office:value="64937">
            <text:p>$64,937</text:p>
          </table:table-cell>
          <table:table-cell table:style-name="ce3" office:value-type="currency" office:currency="USD" office:value="93003">
            <text:p>$93,003</text:p>
          </table:table-cell>
          <table:table-cell table:style-name="ce3" office:value-type="currency" office:currency="USD" office:value="28066">
            <text:p>$28,066</text:p>
          </table:table-cell>
          <table:table-cell table:style-name="ce6" office:value-type="percentage" office:value="0.4322">
            <text:p>43.22%</text:p>
          </table:table-cell>
          <table:table-cell office:value-type="string">
            <text:p>Geneva </text:p>
          </table:table-cell>
          <table:table-cell table:style-name="ce7" table:formula="of:=[.H293]" office:value-type="float" office:value="555">
            <text:p>555</text:p>
          </table:table-cell>
          <table:table-cell office:value-type="float" office:value="555">
            <text:p>555</text:p>
          </table:table-cell>
          <table:table-cell office:value-type="string">
            <text:p>1600000US2723354</text:p>
          </table:table-cell>
          <table:table-cell office:value-type="float" office:value="2723354">
            <text:p>2723354</text:p>
          </table:table-cell>
          <table:table-cell table:formula="of:=[.C293]/[.H293]" office:value-type="currency" office:currency="USD" office:value="167.572972972973">
            <text:p>$167.57</text:p>
          </table:table-cell>
          <table:table-cell table:formula="of:=[.D293]/[.H293]" office:value-type="currency" office:currency="USD" office:value="50.5693693693694">
            <text:p>$50.5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ENOLA</text:p>
          </table:table-cell>
          <table:table-cell table:number-columns-repeated="2" table:style-name="ce3" office:value-type="currency" office:currency="USD" office:value="547">
            <text:p>$547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Genola </text:p>
          </table:table-cell>
          <table:table-cell table:style-name="ce7" table:formula="of:=[.H294]"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string">
            <text:p>1600000US2723444</text:p>
          </table:table-cell>
          <table:table-cell office:value-type="float" office:value="2723444">
            <text:p>2723444</text:p>
          </table:table-cell>
          <table:table-cell table:formula="of:=[.C294]/[.H294]" office:value-type="currency" office:currency="USD" office:value="7.29333333333333">
            <text:p>$7.29</text:p>
          </table:table-cell>
          <table:table-cell table:formula="of:=[.D294]/[.H29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EORGETOWN</text:p>
          </table:table-cell>
          <table:table-cell table:style-name="ce3" office:value-type="currency" office:currency="USD" office:value="12022">
            <text:p>$12,022</text:p>
          </table:table-cell>
          <table:table-cell table:style-name="ce3" office:value-type="currency" office:currency="USD" office:value="15936">
            <text:p>$15,936</text:p>
          </table:table-cell>
          <table:table-cell table:style-name="ce3" office:value-type="currency" office:currency="USD" office:value="3914">
            <text:p>$3,914</text:p>
          </table:table-cell>
          <table:table-cell table:style-name="ce6" office:value-type="percentage" office:value="0.3256">
            <text:p>32.56%</text:p>
          </table:table-cell>
          <table:table-cell office:value-type="string">
            <text:p>Georgetown </text:p>
          </table:table-cell>
          <table:table-cell table:style-name="ce7" table:formula="of:=[.H295]"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string">
            <text:p>1600000US2723498</text:p>
          </table:table-cell>
          <table:table-cell office:value-type="float" office:value="2723498">
            <text:p>2723498</text:p>
          </table:table-cell>
          <table:table-cell table:formula="of:=[.C295]/[.H295]" office:value-type="currency" office:currency="USD" office:value="123.53488372093">
            <text:p>$123.53</text:p>
          </table:table-cell>
          <table:table-cell table:formula="of:=[.D295]/[.H295]" office:value-type="currency" office:currency="USD" office:value="30.3410852713178">
            <text:p>$30.3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HENT</text:p>
          </table:table-cell>
          <table:table-cell table:style-name="ce3" office:value-type="currency" office:currency="USD" office:value="78035">
            <text:p>$78,035</text:p>
          </table:table-cell>
          <table:table-cell table:style-name="ce3" office:value-type="currency" office:currency="USD" office:value="91294">
            <text:p>$91,294</text:p>
          </table:table-cell>
          <table:table-cell table:style-name="ce3" office:value-type="currency" office:currency="USD" office:value="13259">
            <text:p>$13,259</text:p>
          </table:table-cell>
          <table:table-cell table:style-name="ce6" office:value-type="percentage" office:value="0.1699">
            <text:p>16.99%</text:p>
          </table:table-cell>
          <table:table-cell office:value-type="string">
            <text:p>Ghent </text:p>
          </table:table-cell>
          <table:table-cell table:style-name="ce7" table:formula="of:=[.H296]" office:value-type="float" office:value="370">
            <text:p>370</text:p>
          </table:table-cell>
          <table:table-cell office:value-type="float" office:value="370">
            <text:p>370</text:p>
          </table:table-cell>
          <table:table-cell office:value-type="string">
            <text:p>1600000US2723660</text:p>
          </table:table-cell>
          <table:table-cell office:value-type="float" office:value="2723660">
            <text:p>2723660</text:p>
          </table:table-cell>
          <table:table-cell table:formula="of:=[.C296]/[.H296]" office:value-type="currency" office:currency="USD" office:value="246.740540540541">
            <text:p>$246.74</text:p>
          </table:table-cell>
          <table:table-cell table:formula="of:=[.D296]/[.H296]" office:value-type="currency" office:currency="USD" office:value="35.8351351351351">
            <text:p>$35.8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IBBON</text:p>
          </table:table-cell>
          <table:table-cell table:style-name="ce3" office:value-type="currency" office:currency="USD" office:value="216241">
            <text:p>$216,241</text:p>
          </table:table-cell>
          <table:table-cell table:style-name="ce3" office:value-type="currency" office:currency="USD" office:value="252830">
            <text:p>$252,830</text:p>
          </table:table-cell>
          <table:table-cell table:style-name="ce3" office:value-type="currency" office:currency="USD" office:value="36589">
            <text:p>$36,589</text:p>
          </table:table-cell>
          <table:table-cell table:style-name="ce6" office:value-type="percentage" office:value="0.1692">
            <text:p>16.92%</text:p>
          </table:table-cell>
          <table:table-cell office:value-type="string">
            <text:p>Gibbon </text:p>
          </table:table-cell>
          <table:table-cell table:style-name="ce7" table:formula="of:=[.H297]" office:value-type="float" office:value="772">
            <text:p>772</text:p>
          </table:table-cell>
          <table:table-cell office:value-type="float" office:value="772">
            <text:p>772</text:p>
          </table:table-cell>
          <table:table-cell office:value-type="string">
            <text:p>1600000US2723678</text:p>
          </table:table-cell>
          <table:table-cell office:value-type="float" office:value="2723678">
            <text:p>2723678</text:p>
          </table:table-cell>
          <table:table-cell table:formula="of:=[.C297]/[.H297]" office:value-type="currency" office:currency="USD" office:value="327.5">
            <text:p>$327.50</text:p>
          </table:table-cell>
          <table:table-cell table:formula="of:=[.D297]/[.H297]" office:value-type="currency" office:currency="USD" office:value="47.3950777202073">
            <text:p>$47.4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ILBERT</text:p>
          </table:table-cell>
          <table:table-cell table:style-name="ce3" office:value-type="currency" office:currency="USD" office:value="685125">
            <text:p>$685,125</text:p>
          </table:table-cell>
          <table:table-cell table:style-name="ce3" office:value-type="currency" office:currency="USD" office:value="706175">
            <text:p>$706,175</text:p>
          </table:table-cell>
          <table:table-cell table:style-name="ce3" office:value-type="currency" office:currency="USD" office:value="21050">
            <text:p>$21,050</text:p>
          </table:table-cell>
          <table:table-cell table:style-name="ce6" office:value-type="percentage" office:value="0.0307">
            <text:p>3.07%</text:p>
          </table:table-cell>
          <table:table-cell office:value-type="string">
            <text:p>Gilbert </text:p>
          </table:table-cell>
          <table:table-cell table:style-name="ce7" table:formula="of:=[.H298]" office:value-type="float" office:value="1799">
            <text:p>1,799</text:p>
          </table:table-cell>
          <table:table-cell office:value-type="float" office:value="1799">
            <text:p>1799</text:p>
          </table:table-cell>
          <table:table-cell office:value-type="string">
            <text:p>1600000US2723714</text:p>
          </table:table-cell>
          <table:table-cell office:value-type="float" office:value="2723714">
            <text:p>2723714</text:p>
          </table:table-cell>
          <table:table-cell table:formula="of:=[.C298]/[.H298]" office:value-type="currency" office:currency="USD" office:value="392.537520844914">
            <text:p>$392.54</text:p>
          </table:table-cell>
          <table:table-cell table:formula="of:=[.D298]/[.H298]" office:value-type="currency" office:currency="USD" office:value="11.7009449694275">
            <text:p>$11.7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ILMAN</text:p>
          </table:table-cell>
          <table:table-cell table:style-name="ce3" office:value-type="currency" office:currency="USD" office:value="9574">
            <text:p>$9,574</text:p>
          </table:table-cell>
          <table:table-cell table:style-name="ce3" office:value-type="currency" office:currency="USD" office:value="17177">
            <text:p>$17,177</text:p>
          </table:table-cell>
          <table:table-cell table:style-name="ce3" office:value-type="currency" office:currency="USD" office:value="7603">
            <text:p>$7,603</text:p>
          </table:table-cell>
          <table:table-cell table:style-name="ce6" office:value-type="percentage" office:value="0.7941">
            <text:p>79.41%</text:p>
          </table:table-cell>
          <table:table-cell office:value-type="string">
            <text:p>Gilman </text:p>
          </table:table-cell>
          <table:table-cell table:style-name="ce7" table:formula="of:=[.H299]" office:value-type="float" office:value="224">
            <text:p>224</text:p>
          </table:table-cell>
          <table:table-cell office:value-type="float" office:value="224">
            <text:p>224</text:p>
          </table:table-cell>
          <table:table-cell office:value-type="string">
            <text:p>1600000US2723804</text:p>
          </table:table-cell>
          <table:table-cell office:value-type="float" office:value="2723804">
            <text:p>2723804</text:p>
          </table:table-cell>
          <table:table-cell table:formula="of:=[.C299]/[.H299]" office:value-type="currency" office:currency="USD" office:value="76.6830357142857">
            <text:p>$76.68</text:p>
          </table:table-cell>
          <table:table-cell table:formula="of:=[.D299]/[.H299]" office:value-type="currency" office:currency="USD" office:value="33.9419642857143">
            <text:p>$33.9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LENCOE</text:p>
          </table:table-cell>
          <table:table-cell table:style-name="ce3" office:value-type="currency" office:currency="USD" office:value="1063153">
            <text:p>$1,063,153</text:p>
          </table:table-cell>
          <table:table-cell table:style-name="ce3" office:value-type="currency" office:currency="USD" office:value="1294117">
            <text:p>$1,294,117</text:p>
          </table:table-cell>
          <table:table-cell table:style-name="ce3" office:value-type="currency" office:currency="USD" office:value="230964">
            <text:p>$230,964</text:p>
          </table:table-cell>
          <table:table-cell table:style-name="ce6" office:value-type="percentage" office:value="0.2172">
            <text:p>21.72%</text:p>
          </table:table-cell>
          <table:table-cell office:value-type="string">
            <text:p>Glencoe </text:p>
          </table:table-cell>
          <table:table-cell table:style-name="ce7" table:formula="of:=[.H300]" office:value-type="float" office:value="5631">
            <text:p>5,631</text:p>
          </table:table-cell>
          <table:table-cell office:value-type="float" office:value="5631">
            <text:p>5631</text:p>
          </table:table-cell>
          <table:table-cell office:value-type="string">
            <text:p>1600000US2723948</text:p>
          </table:table-cell>
          <table:table-cell office:value-type="float" office:value="2723948">
            <text:p>2723948</text:p>
          </table:table-cell>
          <table:table-cell table:formula="of:=[.C300]/[.H300]" office:value-type="currency" office:currency="USD" office:value="229.820103001243">
            <text:p>$229.82</text:p>
          </table:table-cell>
          <table:table-cell table:formula="of:=[.D300]/[.H300]" office:value-type="currency" office:currency="USD" office:value="41.016515716569">
            <text:p>$41.0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LENVILLE</text:p>
          </table:table-cell>
          <table:table-cell table:style-name="ce3" office:value-type="currency" office:currency="USD" office:value="181068">
            <text:p>$181,068</text:p>
          </table:table-cell>
          <table:table-cell table:style-name="ce3" office:value-type="currency" office:currency="USD" office:value="191967">
            <text:p>$191,967</text:p>
          </table:table-cell>
          <table:table-cell table:style-name="ce3" office:value-type="currency" office:currency="USD" office:value="10899">
            <text:p>$10,899</text:p>
          </table:table-cell>
          <table:table-cell table:style-name="ce6" office:value-type="percentage" office:value="0.0602">
            <text:p>6.02%</text:p>
          </table:table-cell>
          <table:table-cell office:value-type="string">
            <text:p>Glenville </text:p>
          </table:table-cell>
          <table:table-cell table:style-name="ce7" table:formula="of:=[.H301]" office:value-type="float" office:value="643">
            <text:p>643</text:p>
          </table:table-cell>
          <table:table-cell office:value-type="float" office:value="643">
            <text:p>643</text:p>
          </table:table-cell>
          <table:table-cell office:value-type="string">
            <text:p>1600000US2724056</text:p>
          </table:table-cell>
          <table:table-cell office:value-type="float" office:value="2724056">
            <text:p>2724056</text:p>
          </table:table-cell>
          <table:table-cell table:formula="of:=[.C301]/[.H301]" office:value-type="currency" office:currency="USD" office:value="298.54898911353">
            <text:p>$298.55</text:p>
          </table:table-cell>
          <table:table-cell table:formula="of:=[.D301]/[.H301]" office:value-type="currency" office:currency="USD" office:value="16.950233281493">
            <text:p>$16.9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LENWOOD</text:p>
          </table:table-cell>
          <table:table-cell table:style-name="ce3" office:value-type="currency" office:currency="USD" office:value="634282">
            <text:p>$634,282</text:p>
          </table:table-cell>
          <table:table-cell table:style-name="ce3" office:value-type="currency" office:currency="USD" office:value="665853">
            <text:p>$665,853</text:p>
          </table:table-cell>
          <table:table-cell table:style-name="ce3" office:value-type="currency" office:currency="USD" office:value="31571">
            <text:p>$31,571</text:p>
          </table:table-cell>
          <table:table-cell table:style-name="ce6" office:value-type="percentage" office:value="0.0498">
            <text:p>4.98%</text:p>
          </table:table-cell>
          <table:table-cell office:value-type="string">
            <text:p>Glenwood </text:p>
          </table:table-cell>
          <table:table-cell table:style-name="ce7" table:formula="of:=[.H302]" office:value-type="float" office:value="2564">
            <text:p>2,564</text:p>
          </table:table-cell>
          <table:table-cell office:value-type="float" office:value="2564">
            <text:p>2564</text:p>
          </table:table-cell>
          <table:table-cell office:value-type="string">
            <text:p>1600000US2724074</text:p>
          </table:table-cell>
          <table:table-cell office:value-type="float" office:value="2724074">
            <text:p>2724074</text:p>
          </table:table-cell>
          <table:table-cell table:formula="of:=[.C302]/[.H302]" office:value-type="currency" office:currency="USD" office:value="259.693057722309">
            <text:p>$259.69</text:p>
          </table:table-cell>
          <table:table-cell table:formula="of:=[.D302]/[.H302]" office:value-type="currency" office:currency="USD" office:value="12.3131825273011">
            <text:p>$12.3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LYNDON</text:p>
          </table:table-cell>
          <table:table-cell table:style-name="ce3" office:value-type="currency" office:currency="USD" office:value="272438">
            <text:p>$272,438</text:p>
          </table:table-cell>
          <table:table-cell table:style-name="ce3" office:value-type="currency" office:currency="USD" office:value="346893">
            <text:p>$346,893</text:p>
          </table:table-cell>
          <table:table-cell table:style-name="ce3" office:value-type="currency" office:currency="USD" office:value="74455">
            <text:p>$74,455</text:p>
          </table:table-cell>
          <table:table-cell table:style-name="ce6" office:value-type="percentage" office:value="0.2733">
            <text:p>27.33%</text:p>
          </table:table-cell>
          <table:table-cell office:value-type="string">
            <text:p>Glyndon </text:p>
          </table:table-cell>
          <table:table-cell table:style-name="ce7" table:formula="of:=[.H303]" office:value-type="float" office:value="1394">
            <text:p>1,394</text:p>
          </table:table-cell>
          <table:table-cell office:value-type="float" office:value="1394">
            <text:p>1394</text:p>
          </table:table-cell>
          <table:table-cell office:value-type="string">
            <text:p>1600000US2724182</text:p>
          </table:table-cell>
          <table:table-cell office:value-type="float" office:value="2724182">
            <text:p>2724182</text:p>
          </table:table-cell>
          <table:table-cell table:formula="of:=[.C303]/[.H303]" office:value-type="currency" office:currency="USD" office:value="248.847202295552">
            <text:p>$248.85</text:p>
          </table:table-cell>
          <table:table-cell table:formula="of:=[.D303]/[.H303]" office:value-type="currency" office:currency="USD" office:value="53.4110473457676">
            <text:p>$53.4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OLDEN VALLEY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19081">
            <text:p>$219,081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Golden Valley </text:p>
          </table:table-cell>
          <table:table-cell table:style-name="ce7" table:formula="of:=[.H304]" office:value-type="float" office:value="20371">
            <text:p>20,371</text:p>
          </table:table-cell>
          <table:table-cell office:value-type="float" office:value="20371">
            <text:p>20371</text:p>
          </table:table-cell>
          <table:table-cell office:value-type="string">
            <text:p>1600000US2724308</text:p>
          </table:table-cell>
          <table:table-cell office:value-type="float" office:value="2724308">
            <text:p>2724308</text:p>
          </table:table-cell>
          <table:table-cell table:formula="of:=[.C304]/[.H304]" office:value-type="currency" office:currency="USD" office:value="10.7545530410878">
            <text:p>$10.75</text:p>
          </table:table-cell>
          <table:table-cell table:formula="of:=[.D304]/[.H304]" office:value-type="currency" office:currency="USD" office:value="10.7545530410878">
            <text:p>$10.7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ONVICK</text:p>
          </table:table-cell>
          <table:table-cell table:style-name="ce3" office:value-type="currency" office:currency="USD" office:value="60511">
            <text:p>$60,511</text:p>
          </table:table-cell>
          <table:table-cell table:style-name="ce3" office:value-type="currency" office:currency="USD" office:value="69371">
            <text:p>$69,371</text:p>
          </table:table-cell>
          <table:table-cell table:style-name="ce3" office:value-type="currency" office:currency="USD" office:value="8860">
            <text:p>$8,860</text:p>
          </table:table-cell>
          <table:table-cell table:style-name="ce6" office:value-type="percentage" office:value="0.1464">
            <text:p>14.64%</text:p>
          </table:table-cell>
          <table:table-cell office:value-type="string">
            <text:p>Gonvick </text:p>
          </table:table-cell>
          <table:table-cell table:style-name="ce7" table:formula="of:=[.H305]" office:value-type="float" office:value="282">
            <text:p>282</text:p>
          </table:table-cell>
          <table:table-cell office:value-type="float" office:value="282">
            <text:p>282</text:p>
          </table:table-cell>
          <table:table-cell office:value-type="string">
            <text:p>1600000US2724344</text:p>
          </table:table-cell>
          <table:table-cell office:value-type="float" office:value="2724344">
            <text:p>2724344</text:p>
          </table:table-cell>
          <table:table-cell table:formula="of:=[.C305]/[.H305]" office:value-type="currency" office:currency="USD" office:value="245.996453900709">
            <text:p>$246.00</text:p>
          </table:table-cell>
          <table:table-cell table:formula="of:=[.D305]/[.H305]" office:value-type="currency" office:currency="USD" office:value="31.4184397163121">
            <text:p>$31.4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OOD THUNDER</text:p>
          </table:table-cell>
          <table:table-cell table:style-name="ce3" office:value-type="currency" office:currency="USD" office:value="146720">
            <text:p>$146,720</text:p>
          </table:table-cell>
          <table:table-cell table:style-name="ce3" office:value-type="currency" office:currency="USD" office:value="163763">
            <text:p>$163,763</text:p>
          </table:table-cell>
          <table:table-cell table:style-name="ce3" office:value-type="currency" office:currency="USD" office:value="17043">
            <text:p>$17,043</text:p>
          </table:table-cell>
          <table:table-cell table:style-name="ce6" office:value-type="percentage" office:value="0.1162">
            <text:p>11.62%</text:p>
          </table:table-cell>
          <table:table-cell office:value-type="string">
            <text:p>Good Thunder </text:p>
          </table:table-cell>
          <table:table-cell table:style-name="ce7" table:formula="of:=[.H306]" office:value-type="float" office:value="583">
            <text:p>583</text:p>
          </table:table-cell>
          <table:table-cell office:value-type="float" office:value="583">
            <text:p>583</text:p>
          </table:table-cell>
          <table:table-cell office:value-type="string">
            <text:p>1600000US2724506</text:p>
          </table:table-cell>
          <table:table-cell office:value-type="float" office:value="2724506">
            <text:p>2724506</text:p>
          </table:table-cell>
          <table:table-cell table:formula="of:=[.C306]/[.H306]" office:value-type="currency" office:currency="USD" office:value="280.897084048027">
            <text:p>$280.90</text:p>
          </table:table-cell>
          <table:table-cell table:formula="of:=[.D306]/[.H306]" office:value-type="currency" office:currency="USD" office:value="29.2332761578045">
            <text:p>$29.23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GOODHUE</text:p>
          </table:table-cell>
          <table:table-cell table:style-name="ce3" office:value-type="currency" office:currency="USD" office:value="203727">
            <text:p>$203,727</text:p>
          </table:table-cell>
          <table:table-cell table:style-name="ce3" office:value-type="currency" office:currency="USD" office:value="261661">
            <text:p>$261,661</text:p>
          </table:table-cell>
          <table:table-cell table:style-name="ce3" office:value-type="currency" office:currency="USD" office:value="57934">
            <text:p>$57,934</text:p>
          </table:table-cell>
          <table:table-cell table:style-name="ce6" office:value-type="percentage" office:value="0.2844">
            <text:p>28.44%</text:p>
          </table:table-cell>
          <table:table-cell office:value-type="string">
            <text:p>Goodhue </text:p>
          </table:table-cell>
          <table:table-cell table:style-name="ce7" table:formula="of:=[.H307]" office:value-type="float" office:value="1176">
            <text:p>1,176</text:p>
          </table:table-cell>
          <table:table-cell office:value-type="float" office:value="1176">
            <text:p>1176</text:p>
          </table:table-cell>
          <table:table-cell office:value-type="string">
            <text:p>1600000US2724398</text:p>
          </table:table-cell>
          <table:table-cell office:value-type="float" office:value="2724398">
            <text:p>2724398</text:p>
          </table:table-cell>
          <table:table-cell table:formula="of:=[.C307]/[.H307]" office:value-type="currency" office:currency="USD" office:value="222.500850340136">
            <text:p>$222.50</text:p>
          </table:table-cell>
          <table:table-cell table:formula="of:=[.D307]/[.H307]" office:value-type="currency" office:currency="USD" office:value="49.2636054421769">
            <text:p>$49.2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OODRIDGE</text:p>
          </table:table-cell>
          <table:table-cell table:style-name="ce3" office:value-type="currency" office:currency="USD" office:value="22707">
            <text:p>$22,707</text:p>
          </table:table-cell>
          <table:table-cell table:style-name="ce3" office:value-type="currency" office:currency="USD" office:value="27950">
            <text:p>$27,950</text:p>
          </table:table-cell>
          <table:table-cell table:style-name="ce3" office:value-type="currency" office:currency="USD" office:value="5243">
            <text:p>$5,243</text:p>
          </table:table-cell>
          <table:table-cell table:style-name="ce6" office:value-type="percentage" office:value="0.2309">
            <text:p>23.09%</text:p>
          </table:table-cell>
          <table:table-cell office:value-type="string">
            <text:p>Goodridge </text:p>
          </table:table-cell>
          <table:table-cell table:style-name="ce7" table:formula="of:=[.H308]"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string">
            <text:p>1600000US2724470</text:p>
          </table:table-cell>
          <table:table-cell office:value-type="float" office:value="2724470">
            <text:p>2724470</text:p>
          </table:table-cell>
          <table:table-cell table:formula="of:=[.C308]/[.H308]" office:value-type="currency" office:currency="USD" office:value="211.742424242424">
            <text:p>$211.74</text:p>
          </table:table-cell>
          <table:table-cell table:formula="of:=[.D308]/[.H308]" office:value-type="currency" office:currency="USD" office:value="39.719696969697">
            <text:p>$39.7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OODVIEW</text:p>
          </table:table-cell>
          <table:table-cell table:style-name="ce3" office:value-type="currency" office:currency="USD" office:value="138108">
            <text:p>$138,108</text:p>
          </table:table-cell>
          <table:table-cell table:style-name="ce3" office:value-type="currency" office:currency="USD" office:value="250841">
            <text:p>$250,841</text:p>
          </table:table-cell>
          <table:table-cell table:style-name="ce3" office:value-type="currency" office:currency="USD" office:value="112733">
            <text:p>$112,733</text:p>
          </table:table-cell>
          <table:table-cell table:style-name="ce6" office:value-type="percentage" office:value="0.8163">
            <text:p>81.63%</text:p>
          </table:table-cell>
          <table:table-cell office:value-type="string">
            <text:p>Goodview </text:p>
          </table:table-cell>
          <table:table-cell table:style-name="ce7" table:formula="of:=[.H309]" office:value-type="float" office:value="4036">
            <text:p>4,036</text:p>
          </table:table-cell>
          <table:table-cell office:value-type="float" office:value="4036">
            <text:p>4036</text:p>
          </table:table-cell>
          <table:table-cell office:value-type="string">
            <text:p>1600000US2724524</text:p>
          </table:table-cell>
          <table:table-cell office:value-type="float" office:value="2724524">
            <text:p>2724524</text:p>
          </table:table-cell>
          <table:table-cell table:formula="of:=[.C309]/[.H309]" office:value-type="currency" office:currency="USD" office:value="62.1508919722498">
            <text:p>$62.15</text:p>
          </table:table-cell>
          <table:table-cell table:formula="of:=[.D309]/[.H309]" office:value-type="currency" office:currency="USD" office:value="27.9318632309217">
            <text:p>$27.9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RACEVILLE</text:p>
          </table:table-cell>
          <table:table-cell table:style-name="ce3" office:value-type="currency" office:currency="USD" office:value="186713">
            <text:p>$186,713</text:p>
          </table:table-cell>
          <table:table-cell table:style-name="ce3" office:value-type="currency" office:currency="USD" office:value="202157">
            <text:p>$202,157</text:p>
          </table:table-cell>
          <table:table-cell table:style-name="ce3" office:value-type="currency" office:currency="USD" office:value="15444">
            <text:p>$15,444</text:p>
          </table:table-cell>
          <table:table-cell table:style-name="ce6" office:value-type="percentage" office:value="0.0827">
            <text:p>8.27%</text:p>
          </table:table-cell>
          <table:table-cell office:value-type="string">
            <text:p>Graceville </text:p>
          </table:table-cell>
          <table:table-cell table:style-name="ce7" table:formula="of:=[.H310]" office:value-type="float" office:value="577">
            <text:p>577</text:p>
          </table:table-cell>
          <table:table-cell office:value-type="float" office:value="577">
            <text:p>577</text:p>
          </table:table-cell>
          <table:table-cell office:value-type="string">
            <text:p>1600000US2724758</text:p>
          </table:table-cell>
          <table:table-cell office:value-type="float" office:value="2724758">
            <text:p>2724758</text:p>
          </table:table-cell>
          <table:table-cell table:formula="of:=[.C310]/[.H310]" office:value-type="currency" office:currency="USD" office:value="350.358752166378">
            <text:p>$350.36</text:p>
          </table:table-cell>
          <table:table-cell table:formula="of:=[.D310]/[.H310]" office:value-type="currency" office:currency="USD" office:value="26.7660311958406">
            <text:p>$26.7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RANADA</text:p>
          </table:table-cell>
          <table:table-cell table:style-name="ce3" office:value-type="currency" office:currency="USD" office:value="91663">
            <text:p>$91,663</text:p>
          </table:table-cell>
          <table:table-cell table:style-name="ce3" office:value-type="currency" office:currency="USD" office:value="95830">
            <text:p>$95,830</text:p>
          </table:table-cell>
          <table:table-cell table:style-name="ce3" office:value-type="currency" office:currency="USD" office:value="4167">
            <text:p>$4,167</text:p>
          </table:table-cell>
          <table:table-cell table:style-name="ce6" office:value-type="percentage" office:value="0.0455">
            <text:p>4.55%</text:p>
          </table:table-cell>
          <table:table-cell office:value-type="string">
            <text:p>Granada </text:p>
          </table:table-cell>
          <table:table-cell table:style-name="ce7" table:formula="of:=[.H311]" office:value-type="float" office:value="303">
            <text:p>303</text:p>
          </table:table-cell>
          <table:table-cell office:value-type="float" office:value="303">
            <text:p>303</text:p>
          </table:table-cell>
          <table:table-cell office:value-type="string">
            <text:p>1600000US2724884</text:p>
          </table:table-cell>
          <table:table-cell office:value-type="float" office:value="2724884">
            <text:p>2724884</text:p>
          </table:table-cell>
          <table:table-cell table:formula="of:=[.C311]/[.H311]" office:value-type="currency" office:currency="USD" office:value="316.270627062706">
            <text:p>$316.27</text:p>
          </table:table-cell>
          <table:table-cell table:formula="of:=[.D311]/[.H311]" office:value-type="currency" office:currency="USD" office:value="13.7524752475248">
            <text:p>$13.7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RAND MARAIS</text:p>
          </table:table-cell>
          <table:table-cell table:number-columns-repeated="2" table:style-name="ce3" office:value-type="currency" office:currency="USD" office:value="96422">
            <text:p>$96,422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Grand Marais </text:p>
          </table:table-cell>
          <table:table-cell table:style-name="ce7" table:formula="of:=[.H312]" office:value-type="float" office:value="1351">
            <text:p>1,351</text:p>
          </table:table-cell>
          <table:table-cell office:value-type="float" office:value="1351">
            <text:p>1351</text:p>
          </table:table-cell>
          <table:table-cell office:value-type="string">
            <text:p>1600000US2724992</text:p>
          </table:table-cell>
          <table:table-cell office:value-type="float" office:value="2724992">
            <text:p>2724992</text:p>
          </table:table-cell>
          <table:table-cell table:formula="of:=[.C312]/[.H312]" office:value-type="currency" office:currency="USD" office:value="71.3708364174685">
            <text:p>$71.37</text:p>
          </table:table-cell>
          <table:table-cell table:formula="of:=[.D312]/[.H312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RAND MEADOW</text:p>
          </table:table-cell>
          <table:table-cell table:style-name="ce3" office:value-type="currency" office:currency="USD" office:value="266391">
            <text:p>$266,391</text:p>
          </table:table-cell>
          <table:table-cell table:style-name="ce3" office:value-type="currency" office:currency="USD" office:value="316765">
            <text:p>$316,765</text:p>
          </table:table-cell>
          <table:table-cell table:style-name="ce3" office:value-type="currency" office:currency="USD" office:value="50374">
            <text:p>$50,374</text:p>
          </table:table-cell>
          <table:table-cell table:style-name="ce6" office:value-type="percentage" office:value="0.1891">
            <text:p>18.91%</text:p>
          </table:table-cell>
          <table:table-cell office:value-type="string">
            <text:p>Grand Meadow </text:p>
          </table:table-cell>
          <table:table-cell table:style-name="ce7" table:formula="of:=[.H313]" office:value-type="float" office:value="1139">
            <text:p>1,139</text:p>
          </table:table-cell>
          <table:table-cell office:value-type="float" office:value="1139">
            <text:p>1139</text:p>
          </table:table-cell>
          <table:table-cell office:value-type="string">
            <text:p>1600000US2725010</text:p>
          </table:table-cell>
          <table:table-cell office:value-type="float" office:value="2725010">
            <text:p>2725010</text:p>
          </table:table-cell>
          <table:table-cell table:formula="of:=[.C313]/[.H313]" office:value-type="currency" office:currency="USD" office:value="278.107989464442">
            <text:p>$278.11</text:p>
          </table:table-cell>
          <table:table-cell table:formula="of:=[.D313]/[.H313]" office:value-type="currency" office:currency="USD" office:value="44.2265144863916">
            <text:p>$44.2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RAND RAPIDS</text:p>
          </table:table-cell>
          <table:table-cell table:style-name="ce3" office:value-type="currency" office:currency="USD" office:value="963410">
            <text:p>$963,410</text:p>
          </table:table-cell>
          <table:table-cell table:style-name="ce3" office:value-type="currency" office:currency="USD" office:value="1270392">
            <text:p>$1,270,392</text:p>
          </table:table-cell>
          <table:table-cell table:style-name="ce3" office:value-type="currency" office:currency="USD" office:value="306982">
            <text:p>$306,982</text:p>
          </table:table-cell>
          <table:table-cell table:style-name="ce6" office:value-type="percentage" office:value="0.3186">
            <text:p>31.86%</text:p>
          </table:table-cell>
          <table:table-cell office:value-type="string">
            <text:p>Grand Rapids </text:p>
          </table:table-cell>
          <table:table-cell table:style-name="ce7" table:formula="of:=[.H314]" office:value-type="float" office:value="10869">
            <text:p>10,869</text:p>
          </table:table-cell>
          <table:table-cell office:value-type="float" office:value="10869">
            <text:p>10869</text:p>
          </table:table-cell>
          <table:table-cell office:value-type="string">
            <text:p>1600000US2725118</text:p>
          </table:table-cell>
          <table:table-cell office:value-type="float" office:value="2725118">
            <text:p>2725118</text:p>
          </table:table-cell>
          <table:table-cell table:formula="of:=[.C314]/[.H314]" office:value-type="currency" office:currency="USD" office:value="116.882141871377">
            <text:p>$116.88</text:p>
          </table:table-cell>
          <table:table-cell table:formula="of:=[.D314]/[.H314]" office:value-type="currency" office:currency="USD" office:value="28.2438126782593">
            <text:p>$28.2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RANITE FALLS</text:p>
          </table:table-cell>
          <table:table-cell table:style-name="ce3" office:value-type="currency" office:currency="USD" office:value="717911">
            <text:p>$717,911</text:p>
          </table:table-cell>
          <table:table-cell table:style-name="ce3" office:value-type="currency" office:currency="USD" office:value="908038">
            <text:p>$908,038</text:p>
          </table:table-cell>
          <table:table-cell table:style-name="ce3" office:value-type="currency" office:currency="USD" office:value="190127">
            <text:p>$190,127</text:p>
          </table:table-cell>
          <table:table-cell table:style-name="ce6" office:value-type="percentage" office:value="0.2648">
            <text:p>26.48%</text:p>
          </table:table-cell>
          <table:table-cell office:value-type="string">
            <text:p>Granite Falls </text:p>
          </table:table-cell>
          <table:table-cell table:style-name="ce7" table:formula="of:=[.H315]" office:value-type="float" office:value="2897">
            <text:p>2,897</text:p>
          </table:table-cell>
          <table:table-cell office:value-type="float" office:value="2897">
            <text:p>2897</text:p>
          </table:table-cell>
          <table:table-cell office:value-type="string">
            <text:p>1600000US2725280</text:p>
          </table:table-cell>
          <table:table-cell office:value-type="float" office:value="2725280">
            <text:p>2725280</text:p>
          </table:table-cell>
          <table:table-cell table:formula="of:=[.C315]/[.H315]" office:value-type="currency" office:currency="USD" office:value="313.440800828443">
            <text:p>$313.44</text:p>
          </table:table-cell>
          <table:table-cell table:formula="of:=[.D315]/[.H315]" office:value-type="currency" office:currency="USD" office:value="65.6289264756645">
            <text:p>$65.6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RANT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Grant </text:p>
          </table:table-cell>
          <table:table-cell table:style-name="ce7" table:formula="of:=[.H316]" office:value-type="float" office:value="4096">
            <text:p>4,096</text:p>
          </table:table-cell>
          <table:table-cell office:value-type="float" office:value="4096">
            <text:p>4096</text:p>
          </table:table-cell>
          <table:table-cell office:value-type="string">
            <text:p>1600000US2725334</text:p>
          </table:table-cell>
          <table:table-cell office:value-type="float" office:value="2725334">
            <text:p>2725334</text:p>
          </table:table-cell>
          <table:table-cell table:formula="of:=[.C316]/[.H316]" office:value-type="currency" office:currency="USD" office:value="0">
            <text:p>$0.00</text:p>
          </table:table-cell>
          <table:table-cell table:formula="of:=[.D316]/[.H316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RASSTON</text:p>
          </table:table-cell>
          <table:table-cell table:style-name="ce3" office:value-type="currency" office:currency="USD" office:value="15678">
            <text:p>$15,678</text:p>
          </table:table-cell>
          <table:table-cell table:style-name="ce3" office:value-type="currency" office:currency="USD" office:value="20552">
            <text:p>$20,552</text:p>
          </table:table-cell>
          <table:table-cell table:style-name="ce3" office:value-type="currency" office:currency="USD" office:value="4874">
            <text:p>$4,874</text:p>
          </table:table-cell>
          <table:table-cell table:style-name="ce6" office:value-type="percentage" office:value="0.3109">
            <text:p>31.09%</text:p>
          </table:table-cell>
          <table:table-cell office:value-type="string">
            <text:p>Grasston </text:p>
          </table:table-cell>
          <table:table-cell table:style-name="ce7" table:formula="of:=[.H317]" office:value-type="float" office:value="158">
            <text:p>158</text:p>
          </table:table-cell>
          <table:table-cell office:value-type="float" office:value="158">
            <text:p>158</text:p>
          </table:table-cell>
          <table:table-cell office:value-type="string">
            <text:p>1600000US2725424</text:p>
          </table:table-cell>
          <table:table-cell office:value-type="float" office:value="2725424">
            <text:p>2725424</text:p>
          </table:table-cell>
          <table:table-cell table:formula="of:=[.C317]/[.H317]" office:value-type="currency" office:currency="USD" office:value="130.075949367089">
            <text:p>$130.08</text:p>
          </table:table-cell>
          <table:table-cell table:formula="of:=[.D317]/[.H317]" office:value-type="currency" office:currency="USD" office:value="30.8481012658228">
            <text:p>$30.85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GREEN ISLE</text:p>
          </table:table-cell>
          <table:table-cell table:style-name="ce3" office:value-type="currency" office:currency="USD" office:value="53119">
            <text:p>$53,119</text:p>
          </table:table-cell>
          <table:table-cell table:style-name="ce3" office:value-type="currency" office:currency="USD" office:value="79969">
            <text:p>$79,969</text:p>
          </table:table-cell>
          <table:table-cell table:style-name="ce3" office:value-type="currency" office:currency="USD" office:value="26850">
            <text:p>$26,850</text:p>
          </table:table-cell>
          <table:table-cell table:style-name="ce6" office:value-type="percentage" office:value="0.5055">
            <text:p>50.55%</text:p>
          </table:table-cell>
          <table:table-cell office:value-type="string">
            <text:p>Green Isle </text:p>
          </table:table-cell>
          <table:table-cell table:style-name="ce7" table:formula="of:=[.H318]" office:value-type="float" office:value="559">
            <text:p>559</text:p>
          </table:table-cell>
          <table:table-cell office:value-type="float" office:value="559">
            <text:p>559</text:p>
          </table:table-cell>
          <table:table-cell office:value-type="string">
            <text:p>1600000US2725658</text:p>
          </table:table-cell>
          <table:table-cell office:value-type="float" office:value="2725658">
            <text:p>2725658</text:p>
          </table:table-cell>
          <table:table-cell table:formula="of:=[.C318]/[.H318]" office:value-type="currency" office:currency="USD" office:value="143.057245080501">
            <text:p>$143.06</text:p>
          </table:table-cell>
          <table:table-cell table:formula="of:=[.D318]/[.H318]" office:value-type="currency" office:currency="USD" office:value="48.0322003577818">
            <text:p>$48.0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REENBUSH</text:p>
          </table:table-cell>
          <table:table-cell table:style-name="ce3" office:value-type="currency" office:currency="USD" office:value="220770">
            <text:p>$220,770</text:p>
          </table:table-cell>
          <table:table-cell table:style-name="ce3" office:value-type="currency" office:currency="USD" office:value="249730">
            <text:p>$249,730</text:p>
          </table:table-cell>
          <table:table-cell table:style-name="ce3" office:value-type="currency" office:currency="USD" office:value="28960">
            <text:p>$28,960</text:p>
          </table:table-cell>
          <table:table-cell table:style-name="ce6" office:value-type="percentage" office:value="0.1312">
            <text:p>13.12%</text:p>
          </table:table-cell>
          <table:table-cell office:value-type="string">
            <text:p>Greenbush </text:p>
          </table:table-cell>
          <table:table-cell table:style-name="ce7" table:formula="of:=[.H319]" office:value-type="float" office:value="719">
            <text:p>719</text:p>
          </table:table-cell>
          <table:table-cell office:value-type="float" office:value="719">
            <text:p>719</text:p>
          </table:table-cell>
          <table:table-cell office:value-type="string">
            <text:p>1600000US2725604</text:p>
          </table:table-cell>
          <table:table-cell office:value-type="float" office:value="2725604">
            <text:p>2725604</text:p>
          </table:table-cell>
          <table:table-cell table:formula="of:=[.C319]/[.H319]" office:value-type="currency" office:currency="USD" office:value="347.329624478442">
            <text:p>$347.33</text:p>
          </table:table-cell>
          <table:table-cell table:formula="of:=[.D319]/[.H319]" office:value-type="currency" office:currency="USD" office:value="40.2781641168289">
            <text:p>$40.2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REENFIELD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Greenfield </text:p>
          </table:table-cell>
          <table:table-cell table:style-name="ce7" table:formula="of:=[.H320]" office:value-type="float" office:value="2777">
            <text:p>2,777</text:p>
          </table:table-cell>
          <table:table-cell office:value-type="float" office:value="2777">
            <text:p>2777</text:p>
          </table:table-cell>
          <table:table-cell office:value-type="string">
            <text:p>1600000US2725622</text:p>
          </table:table-cell>
          <table:table-cell office:value-type="float" office:value="2725622">
            <text:p>2725622</text:p>
          </table:table-cell>
          <table:table-cell table:formula="of:=[.C320]/[.H320]" office:value-type="currency" office:currency="USD" office:value="0">
            <text:p>$0.00</text:p>
          </table:table-cell>
          <table:table-cell table:formula="of:=[.D320]/[.H320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REENWALD</text:p>
          </table:table-cell>
          <table:table-cell table:style-name="ce3" office:value-type="currency" office:currency="USD" office:value="27389">
            <text:p>$27,389</text:p>
          </table:table-cell>
          <table:table-cell table:style-name="ce3" office:value-type="currency" office:currency="USD" office:value="33044">
            <text:p>$33,044</text:p>
          </table:table-cell>
          <table:table-cell table:style-name="ce3" office:value-type="currency" office:currency="USD" office:value="5655">
            <text:p>$5,655</text:p>
          </table:table-cell>
          <table:table-cell table:style-name="ce6" office:value-type="percentage" office:value="0.2065">
            <text:p>20.65%</text:p>
          </table:table-cell>
          <table:table-cell office:value-type="string">
            <text:p>Greenwald </text:p>
          </table:table-cell>
          <table:table-cell table:style-name="ce7" table:formula="of:=[.H321]" office:value-type="float" office:value="222">
            <text:p>222</text:p>
          </table:table-cell>
          <table:table-cell office:value-type="float" office:value="222">
            <text:p>222</text:p>
          </table:table-cell>
          <table:table-cell office:value-type="string">
            <text:p>1600000US2725874</text:p>
          </table:table-cell>
          <table:table-cell office:value-type="float" office:value="2725874">
            <text:p>2725874</text:p>
          </table:table-cell>
          <table:table-cell table:formula="of:=[.C321]/[.H321]" office:value-type="currency" office:currency="USD" office:value="148.846846846847">
            <text:p>$148.85</text:p>
          </table:table-cell>
          <table:table-cell table:formula="of:=[.D321]/[.H321]" office:value-type="currency" office:currency="USD" office:value="25.472972972973">
            <text:p>$25.4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REENWOOD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Greenwood </text:p>
          </table:table-cell>
          <table:table-cell table:style-name="ce7" table:formula="of:=[.H322]" office:value-type="float" office:value="688">
            <text:p>688</text:p>
          </table:table-cell>
          <table:table-cell office:value-type="float" office:value="688">
            <text:p>688</text:p>
          </table:table-cell>
          <table:table-cell office:value-type="string">
            <text:p>1600000US2725918</text:p>
          </table:table-cell>
          <table:table-cell office:value-type="float" office:value="2725918">
            <text:p>2725918</text:p>
          </table:table-cell>
          <table:table-cell table:formula="of:=[.C322]/[.H322]" office:value-type="currency" office:currency="USD" office:value="0">
            <text:p>$0.00</text:p>
          </table:table-cell>
          <table:table-cell table:formula="of:=[.D322]/[.H322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REY EAGLE</text:p>
          </table:table-cell>
          <table:table-cell table:style-name="ce3" office:value-type="currency" office:currency="USD" office:value="59124">
            <text:p>$59,124</text:p>
          </table:table-cell>
          <table:table-cell table:style-name="ce3" office:value-type="currency" office:currency="USD" office:value="68981">
            <text:p>$68,981</text:p>
          </table:table-cell>
          <table:table-cell table:style-name="ce3" office:value-type="currency" office:currency="USD" office:value="9857">
            <text:p>$9,857</text:p>
          </table:table-cell>
          <table:table-cell table:style-name="ce6" office:value-type="percentage" office:value="0.1667">
            <text:p>16.67%</text:p>
          </table:table-cell>
          <table:table-cell office:value-type="string">
            <text:p>Grey Eagle </text:p>
          </table:table-cell>
          <table:table-cell table:style-name="ce7" table:formula="of:=[.H323]" office:value-type="float" office:value="348">
            <text:p>348</text:p>
          </table:table-cell>
          <table:table-cell office:value-type="float" office:value="348">
            <text:p>348</text:p>
          </table:table-cell>
          <table:table-cell office:value-type="string">
            <text:p>1600000US2726000</text:p>
          </table:table-cell>
          <table:table-cell office:value-type="float" office:value="2726000">
            <text:p>2726000</text:p>
          </table:table-cell>
          <table:table-cell table:formula="of:=[.C323]/[.H323]" office:value-type="currency" office:currency="USD" office:value="198.221264367816">
            <text:p>$198.22</text:p>
          </table:table-cell>
          <table:table-cell table:formula="of:=[.D323]/[.H323]" office:value-type="currency" office:currency="USD" office:value="28.3247126436782">
            <text:p>$28.3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ROVE CITY</text:p>
          </table:table-cell>
          <table:table-cell table:style-name="ce3" office:value-type="currency" office:currency="USD" office:value="156743">
            <text:p>$156,743</text:p>
          </table:table-cell>
          <table:table-cell table:style-name="ce3" office:value-type="currency" office:currency="USD" office:value="185273">
            <text:p>$185,273</text:p>
          </table:table-cell>
          <table:table-cell table:style-name="ce3" office:value-type="currency" office:currency="USD" office:value="28530">
            <text:p>$28,530</text:p>
          </table:table-cell>
          <table:table-cell table:style-name="ce6" office:value-type="percentage" office:value="0.182">
            <text:p>18.20%</text:p>
          </table:table-cell>
          <table:table-cell office:value-type="string">
            <text:p>Grove City </text:p>
          </table:table-cell>
          <table:table-cell table:style-name="ce7" table:formula="of:=[.H324]" office:value-type="float" office:value="635">
            <text:p>635</text:p>
          </table:table-cell>
          <table:table-cell office:value-type="float" office:value="635">
            <text:p>635</text:p>
          </table:table-cell>
          <table:table-cell office:value-type="string">
            <text:p>1600000US2726126</text:p>
          </table:table-cell>
          <table:table-cell office:value-type="float" office:value="2726126">
            <text:p>2726126</text:p>
          </table:table-cell>
          <table:table-cell table:formula="of:=[.C324]/[.H324]" office:value-type="currency" office:currency="USD" office:value="291.768503937008">
            <text:p>$291.77</text:p>
          </table:table-cell>
          <table:table-cell table:formula="of:=[.D324]/[.H324]" office:value-type="currency" office:currency="USD" office:value="44.9291338582677">
            <text:p>$44.9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GRYGLA</text:p>
          </table:table-cell>
          <table:table-cell table:style-name="ce3" office:value-type="currency" office:currency="USD" office:value="42945">
            <text:p>$42,945</text:p>
          </table:table-cell>
          <table:table-cell table:style-name="ce3" office:value-type="currency" office:currency="USD" office:value="48633">
            <text:p>$48,633</text:p>
          </table:table-cell>
          <table:table-cell table:style-name="ce3" office:value-type="currency" office:currency="USD" office:value="5688">
            <text:p>$5,688</text:p>
          </table:table-cell>
          <table:table-cell table:style-name="ce6" office:value-type="percentage" office:value="0.1324">
            <text:p>13.24%</text:p>
          </table:table-cell>
          <table:table-cell office:value-type="string">
            <text:p>Grygla </text:p>
          </table:table-cell>
          <table:table-cell table:style-name="ce7" table:formula="of:=[.H325]" office:value-type="float" office:value="221">
            <text:p>221</text:p>
          </table:table-cell>
          <table:table-cell office:value-type="float" office:value="221">
            <text:p>221</text:p>
          </table:table-cell>
          <table:table-cell office:value-type="string">
            <text:p>1600000US2726216</text:p>
          </table:table-cell>
          <table:table-cell office:value-type="float" office:value="2726216">
            <text:p>2726216</text:p>
          </table:table-cell>
          <table:table-cell table:formula="of:=[.C325]/[.H325]" office:value-type="currency" office:currency="USD" office:value="220.058823529412">
            <text:p>$220.06</text:p>
          </table:table-cell>
          <table:table-cell table:formula="of:=[.D325]/[.H325]" office:value-type="currency" office:currency="USD" office:value="25.737556561086">
            <text:p>$25.7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GULLY</text:p>
          </table:table-cell>
          <table:table-cell table:number-columns-repeated="2" table:style-name="ce3" office:value-type="currency" office:currency="USD" office:value="17335">
            <text:p>$17,33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Gully </text:p>
          </table:table-cell>
          <table:table-cell table:style-name="ce7" table:formula="of:=[.H326]"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string">
            <text:p>1600000US2726270</text:p>
          </table:table-cell>
          <table:table-cell office:value-type="float" office:value="2726270">
            <text:p>2726270</text:p>
          </table:table-cell>
          <table:table-cell table:formula="of:=[.C326]/[.H326]" office:value-type="currency" office:currency="USD" office:value="262.651515151515">
            <text:p>$262.65</text:p>
          </table:table-cell>
          <table:table-cell table:formula="of:=[.D326]/[.H326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CKENSACK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Hackensack </text:p>
          </table:table-cell>
          <table:table-cell table:style-name="ce7" table:formula="of:=[.H327]" office:value-type="float" office:value="313">
            <text:p>313</text:p>
          </table:table-cell>
          <table:table-cell office:value-type="float" office:value="313">
            <text:p>313</text:p>
          </table:table-cell>
          <table:table-cell office:value-type="string">
            <text:p>1600000US2726378</text:p>
          </table:table-cell>
          <table:table-cell office:value-type="float" office:value="2726378">
            <text:p>2726378</text:p>
          </table:table-cell>
          <table:table-cell table:formula="of:=[.C327]/[.H327]" office:value-type="currency" office:currency="USD" office:value="0">
            <text:p>$0.00</text:p>
          </table:table-cell>
          <table:table-cell table:formula="of:=[.D327]/[.H327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DLEY</text:p>
          </table:table-cell>
          <table:table-cell table:number-columns-repeated="2" table:style-name="ce3" office:value-type="currency" office:currency="USD" office:value="15455">
            <text:p>$15,45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Hadley </text:p>
          </table:table-cell>
          <table:table-cell table:style-name="ce7" table:formula="of:=[.H328]"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string">
            <text:p>1600000US2726450</text:p>
          </table:table-cell>
          <table:table-cell office:value-type="float" office:value="2726450">
            <text:p>2726450</text:p>
          </table:table-cell>
          <table:table-cell table:formula="of:=[.C328]/[.H328]" office:value-type="currency" office:currency="USD" office:value="253.360655737705">
            <text:p>$253.36</text:p>
          </table:table-cell>
          <table:table-cell table:formula="of:=[.D328]/[.H328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ALLOCK</text:p>
          </table:table-cell>
          <table:table-cell table:style-name="ce3" office:value-type="currency" office:currency="USD" office:value="375642">
            <text:p>$375,642</text:p>
          </table:table-cell>
          <table:table-cell table:style-name="ce3" office:value-type="currency" office:currency="USD" office:value="390593">
            <text:p>$390,593</text:p>
          </table:table-cell>
          <table:table-cell table:style-name="ce3" office:value-type="currency" office:currency="USD" office:value="14951">
            <text:p>$14,951</text:p>
          </table:table-cell>
          <table:table-cell table:style-name="ce6" office:value-type="percentage" office:value="0.0398">
            <text:p>3.98%</text:p>
          </table:table-cell>
          <table:table-cell office:value-type="string">
            <text:p>Hallock </text:p>
          </table:table-cell>
          <table:table-cell table:style-name="ce7" table:formula="of:=[.H329]" office:value-type="float" office:value="981">
            <text:p>981</text:p>
          </table:table-cell>
          <table:table-cell office:value-type="float" office:value="981">
            <text:p>981</text:p>
          </table:table-cell>
          <table:table-cell office:value-type="string">
            <text:p>1600000US2726576</text:p>
          </table:table-cell>
          <table:table-cell office:value-type="float" office:value="2726576">
            <text:p>2726576</text:p>
          </table:table-cell>
          <table:table-cell table:formula="of:=[.C329]/[.H329]" office:value-type="currency" office:currency="USD" office:value="398.158002038736">
            <text:p>$398.16</text:p>
          </table:table-cell>
          <table:table-cell table:formula="of:=[.D329]/[.H329]" office:value-type="currency" office:currency="USD" office:value="15.2405708460754">
            <text:p>$15.2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ALMA</text:p>
          </table:table-cell>
          <table:table-cell table:style-name="ce3" office:value-type="currency" office:currency="USD" office:value="10985">
            <text:p>$10,985</text:p>
          </table:table-cell>
          <table:table-cell table:style-name="ce3" office:value-type="currency" office:currency="USD" office:value="12433">
            <text:p>$12,433</text:p>
          </table:table-cell>
          <table:table-cell table:style-name="ce3" office:value-type="currency" office:currency="USD" office:value="1448">
            <text:p>$1,448</text:p>
          </table:table-cell>
          <table:table-cell table:style-name="ce6" office:value-type="percentage" office:value="0.1318">
            <text:p>13.18%</text:p>
          </table:table-cell>
          <table:table-cell office:value-type="string">
            <text:p>Halma </text:p>
          </table:table-cell>
          <table:table-cell table:style-name="ce7" table:formula="of:=[.H330]"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string">
            <text:p>1600000US2726612</text:p>
          </table:table-cell>
          <table:table-cell office:value-type="float" office:value="2726612">
            <text:p>2726612</text:p>
          </table:table-cell>
          <table:table-cell table:formula="of:=[.C330]/[.H330]" office:value-type="currency" office:currency="USD" office:value="203.819672131148">
            <text:p>$203.82</text:p>
          </table:table-cell>
          <table:table-cell table:formula="of:=[.D330]/[.H330]" office:value-type="currency" office:currency="USD" office:value="23.7377049180328">
            <text:p>$23.7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ALSTAD</text:p>
          </table:table-cell>
          <table:table-cell table:style-name="ce3" office:value-type="currency" office:currency="USD" office:value="164085">
            <text:p>$164,085</text:p>
          </table:table-cell>
          <table:table-cell table:style-name="ce3" office:value-type="currency" office:currency="USD" office:value="182079">
            <text:p>$182,079</text:p>
          </table:table-cell>
          <table:table-cell table:style-name="ce3" office:value-type="currency" office:currency="USD" office:value="17994">
            <text:p>$17,994</text:p>
          </table:table-cell>
          <table:table-cell table:style-name="ce6" office:value-type="percentage" office:value="0.1097">
            <text:p>10.97%</text:p>
          </table:table-cell>
          <table:table-cell office:value-type="string">
            <text:p>Halstad </text:p>
          </table:table-cell>
          <table:table-cell table:style-name="ce7" table:formula="of:=[.H331]" office:value-type="float" office:value="597">
            <text:p>597</text:p>
          </table:table-cell>
          <table:table-cell office:value-type="float" office:value="597">
            <text:p>597</text:p>
          </table:table-cell>
          <table:table-cell office:value-type="string">
            <text:p>1600000US2726630</text:p>
          </table:table-cell>
          <table:table-cell office:value-type="float" office:value="2726630">
            <text:p>2726630</text:p>
          </table:table-cell>
          <table:table-cell table:formula="of:=[.C331]/[.H331]" office:value-type="currency" office:currency="USD" office:value="304.989949748744">
            <text:p>$304.99</text:p>
          </table:table-cell>
          <table:table-cell table:formula="of:=[.D331]/[.H331]" office:value-type="currency" office:currency="USD" office:value="30.1407035175879">
            <text:p>$30.1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M LAK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Ham Lake </text:p>
          </table:table-cell>
          <table:table-cell table:style-name="ce7" table:formula="of:=[.H332]" office:value-type="float" office:value="15296">
            <text:p>15,296</text:p>
          </table:table-cell>
          <table:table-cell office:value-type="float" office:value="15296">
            <text:p>15296</text:p>
          </table:table-cell>
          <table:table-cell office:value-type="string">
            <text:p>1600000US2726738</text:p>
          </table:table-cell>
          <table:table-cell office:value-type="float" office:value="2726738">
            <text:p>2726738</text:p>
          </table:table-cell>
          <table:table-cell table:formula="of:=[.C332]/[.H332]" office:value-type="currency" office:currency="USD" office:value="0">
            <text:p>$0.00</text:p>
          </table:table-cell>
          <table:table-cell table:formula="of:=[.D332]/[.H332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HAMBURG</text:p>
          </table:table-cell>
          <table:table-cell table:style-name="ce3" office:value-type="currency" office:currency="USD" office:value="58777">
            <text:p>$58,777</text:p>
          </table:table-cell>
          <table:table-cell table:style-name="ce3" office:value-type="currency" office:currency="USD" office:value="72948">
            <text:p>$72,948</text:p>
          </table:table-cell>
          <table:table-cell table:style-name="ce3" office:value-type="currency" office:currency="USD" office:value="14171">
            <text:p>$14,171</text:p>
          </table:table-cell>
          <table:table-cell table:style-name="ce6" office:value-type="percentage" office:value="0.2411">
            <text:p>24.11%</text:p>
          </table:table-cell>
          <table:table-cell office:value-type="string">
            <text:p>Hamburg </text:p>
          </table:table-cell>
          <table:table-cell table:style-name="ce7" table:formula="of:=[.H333]" office:value-type="float" office:value="513">
            <text:p>513</text:p>
          </table:table-cell>
          <table:table-cell office:value-type="float" office:value="513">
            <text:p>513</text:p>
          </table:table-cell>
          <table:table-cell office:value-type="string">
            <text:p>1600000US2726666</text:p>
          </table:table-cell>
          <table:table-cell office:value-type="float" office:value="2726666">
            <text:p>2726666</text:p>
          </table:table-cell>
          <table:table-cell table:formula="of:=[.C333]/[.H333]" office:value-type="currency" office:currency="USD" office:value="142.198830409357">
            <text:p>$142.20</text:p>
          </table:table-cell>
          <table:table-cell table:formula="of:=[.D333]/[.H333]" office:value-type="currency" office:currency="USD" office:value="27.6237816764133">
            <text:p>$27.6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MMOND</text:p>
          </table:table-cell>
          <table:table-cell table:number-columns-repeated="2" table:style-name="ce3" office:value-type="currency" office:currency="USD" office:value="42992">
            <text:p>$42,992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Hammond </text:p>
          </table:table-cell>
          <table:table-cell table:style-name="ce7" table:formula="of:=[.H334]"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string">
            <text:p>1600000US2726828</text:p>
          </table:table-cell>
          <table:table-cell office:value-type="float" office:value="2726828">
            <text:p>2726828</text:p>
          </table:table-cell>
          <table:table-cell table:formula="of:=[.C334]/[.H334]" office:value-type="currency" office:currency="USD" office:value="325.69696969697">
            <text:p>$325.70</text:p>
          </table:table-cell>
          <table:table-cell table:formula="of:=[.D334]/[.H33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MPTON</text:p>
          </table:table-cell>
          <table:table-cell table:style-name="ce3" office:value-type="currency" office:currency="USD" office:value="88374">
            <text:p>$88,374</text:p>
          </table:table-cell>
          <table:table-cell table:style-name="ce3" office:value-type="currency" office:currency="USD" office:value="107525">
            <text:p>$107,525</text:p>
          </table:table-cell>
          <table:table-cell table:style-name="ce3" office:value-type="currency" office:currency="USD" office:value="19151">
            <text:p>$19,151</text:p>
          </table:table-cell>
          <table:table-cell table:style-name="ce6" office:value-type="percentage" office:value="0.2167">
            <text:p>21.67%</text:p>
          </table:table-cell>
          <table:table-cell office:value-type="string">
            <text:p>Hampton </text:p>
          </table:table-cell>
          <table:table-cell table:style-name="ce7" table:formula="of:=[.H335]" office:value-type="float" office:value="689">
            <text:p>689</text:p>
          </table:table-cell>
          <table:table-cell office:value-type="float" office:value="689">
            <text:p>689</text:p>
          </table:table-cell>
          <table:table-cell office:value-type="string">
            <text:p>1600000US2726864</text:p>
          </table:table-cell>
          <table:table-cell office:value-type="float" office:value="2726864">
            <text:p>2726864</text:p>
          </table:table-cell>
          <table:table-cell table:formula="of:=[.C335]/[.H335]" office:value-type="currency" office:currency="USD" office:value="156.059506531205">
            <text:p>$156.06</text:p>
          </table:table-cell>
          <table:table-cell table:formula="of:=[.D335]/[.H335]" office:value-type="currency" office:currency="USD" office:value="27.7953555878084">
            <text:p>$27.8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NCOCK</text:p>
          </table:table-cell>
          <table:table-cell table:style-name="ce3" office:value-type="currency" office:currency="USD" office:value="231189">
            <text:p>$231,189</text:p>
          </table:table-cell>
          <table:table-cell table:style-name="ce3" office:value-type="currency" office:currency="USD" office:value="263796">
            <text:p>$263,796</text:p>
          </table:table-cell>
          <table:table-cell table:style-name="ce3" office:value-type="currency" office:currency="USD" office:value="32607">
            <text:p>$32,607</text:p>
          </table:table-cell>
          <table:table-cell table:style-name="ce6" office:value-type="percentage" office:value="0.141">
            <text:p>14.10%</text:p>
          </table:table-cell>
          <table:table-cell office:value-type="string">
            <text:p>Hancock </text:p>
          </table:table-cell>
          <table:table-cell table:style-name="ce7" table:formula="of:=[.H336]" office:value-type="float" office:value="765">
            <text:p>765</text:p>
          </table:table-cell>
          <table:table-cell office:value-type="float" office:value="765">
            <text:p>765</text:p>
          </table:table-cell>
          <table:table-cell office:value-type="string">
            <text:p>1600000US2726936</text:p>
          </table:table-cell>
          <table:table-cell office:value-type="float" office:value="2726936">
            <text:p>2726936</text:p>
          </table:table-cell>
          <table:table-cell table:formula="of:=[.C336]/[.H336]" office:value-type="currency" office:currency="USD" office:value="344.83137254902">
            <text:p>$344.83</text:p>
          </table:table-cell>
          <table:table-cell table:formula="of:=[.D336]/[.H336]" office:value-type="currency" office:currency="USD" office:value="42.6235294117647">
            <text:p>$42.6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NLEY FALLS</text:p>
          </table:table-cell>
          <table:table-cell table:style-name="ce3" office:value-type="currency" office:currency="USD" office:value="72453">
            <text:p>$72,453</text:p>
          </table:table-cell>
          <table:table-cell table:style-name="ce3" office:value-type="currency" office:currency="USD" office:value="82014">
            <text:p>$82,014</text:p>
          </table:table-cell>
          <table:table-cell table:style-name="ce3" office:value-type="currency" office:currency="USD" office:value="9561">
            <text:p>$9,561</text:p>
          </table:table-cell>
          <table:table-cell table:style-name="ce6" office:value-type="percentage" office:value="0.132">
            <text:p>13.20%</text:p>
          </table:table-cell>
          <table:table-cell office:value-type="string">
            <text:p>Hanley Falls </text:p>
          </table:table-cell>
          <table:table-cell table:style-name="ce7" table:formula="of:=[.H337]" office:value-type="float" office:value="304">
            <text:p>304</text:p>
          </table:table-cell>
          <table:table-cell office:value-type="float" office:value="304">
            <text:p>304</text:p>
          </table:table-cell>
          <table:table-cell office:value-type="string">
            <text:p>1600000US2726972</text:p>
          </table:table-cell>
          <table:table-cell office:value-type="float" office:value="2726972">
            <text:p>2726972</text:p>
          </table:table-cell>
          <table:table-cell table:formula="of:=[.C337]/[.H337]" office:value-type="currency" office:currency="USD" office:value="269.782894736842">
            <text:p>$269.78</text:p>
          </table:table-cell>
          <table:table-cell table:formula="of:=[.D337]/[.H337]" office:value-type="currency" office:currency="USD" office:value="31.4506578947368">
            <text:p>$31.4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NOVER</text:p>
          </table:table-cell>
          <table:table-cell table:style-name="ce3" office:value-type="currency" office:currency="USD" office:value="63203">
            <text:p>$63,203</text:p>
          </table:table-cell>
          <table:table-cell table:style-name="ce3" office:value-type="currency" office:currency="USD" office:value="100494">
            <text:p>$100,494</text:p>
          </table:table-cell>
          <table:table-cell table:style-name="ce3" office:value-type="currency" office:currency="USD" office:value="37291">
            <text:p>$37,291</text:p>
          </table:table-cell>
          <table:table-cell table:style-name="ce6" office:value-type="percentage" office:value="0.59">
            <text:p>59.00%</text:p>
          </table:table-cell>
          <table:table-cell office:value-type="string">
            <text:p>Hanover </text:p>
          </table:table-cell>
          <table:table-cell table:style-name="ce7" table:formula="of:=[.H338]" office:value-type="float" office:value="2938">
            <text:p>2,938</text:p>
          </table:table-cell>
          <table:table-cell office:value-type="float" office:value="2938">
            <text:p>2938</text:p>
          </table:table-cell>
          <table:table-cell office:value-type="string">
            <text:p>1600000US2726990</text:p>
          </table:table-cell>
          <table:table-cell office:value-type="float" office:value="2726990">
            <text:p>2726990</text:p>
          </table:table-cell>
          <table:table-cell table:formula="of:=[.C338]/[.H338]" office:value-type="currency" office:currency="USD" office:value="34.2049012933969">
            <text:p>$34.20</text:p>
          </table:table-cell>
          <table:table-cell table:formula="of:=[.D338]/[.H338]" office:value-type="currency" office:currency="USD" office:value="12.6926480599047">
            <text:p>$12.6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ANSKA</text:p>
          </table:table-cell>
          <table:table-cell table:style-name="ce3" office:value-type="currency" office:currency="USD" office:value="111632">
            <text:p>$111,632</text:p>
          </table:table-cell>
          <table:table-cell table:style-name="ce3" office:value-type="currency" office:currency="USD" office:value="120338">
            <text:p>$120,338</text:p>
          </table:table-cell>
          <table:table-cell table:style-name="ce3" office:value-type="currency" office:currency="USD" office:value="8706">
            <text:p>$8,706</text:p>
          </table:table-cell>
          <table:table-cell table:style-name="ce6" office:value-type="percentage" office:value="0.078">
            <text:p>7.80%</text:p>
          </table:table-cell>
          <table:table-cell office:value-type="string">
            <text:p>Hanska </text:p>
          </table:table-cell>
          <table:table-cell table:style-name="ce7" table:formula="of:=[.H339]" office:value-type="float" office:value="402">
            <text:p>402</text:p>
          </table:table-cell>
          <table:table-cell office:value-type="float" office:value="402">
            <text:p>402</text:p>
          </table:table-cell>
          <table:table-cell office:value-type="string">
            <text:p>1600000US2727008</text:p>
          </table:table-cell>
          <table:table-cell office:value-type="float" office:value="2727008">
            <text:p>2727008</text:p>
          </table:table-cell>
          <table:table-cell table:formula="of:=[.C339]/[.H339]" office:value-type="currency" office:currency="USD" office:value="299.348258706468">
            <text:p>$299.35</text:p>
          </table:table-cell>
          <table:table-cell table:formula="of:=[.D339]/[.H339]" office:value-type="currency" office:currency="USD" office:value="21.6567164179104">
            <text:p>$21.6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RDING</text:p>
          </table:table-cell>
          <table:table-cell table:style-name="ce3" office:value-type="currency" office:currency="USD" office:value="2049">
            <text:p>$2,049</text:p>
          </table:table-cell>
          <table:table-cell table:style-name="ce3" office:value-type="currency" office:currency="USD" office:value="6409">
            <text:p>$6,409</text:p>
          </table:table-cell>
          <table:table-cell table:style-name="ce3" office:value-type="currency" office:currency="USD" office:value="4360">
            <text:p>$4,360</text:p>
          </table:table-cell>
          <table:table-cell table:style-name="ce6" office:value-type="percentage" office:value="2.1279">
            <text:p>212.79%</text:p>
          </table:table-cell>
          <table:table-cell office:value-type="string">
            <text:p>Harding </text:p>
          </table:table-cell>
          <table:table-cell table:style-name="ce7" table:formula="of:=[.H340]"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string">
            <text:p>1600000US2727098</text:p>
          </table:table-cell>
          <table:table-cell office:value-type="float" office:value="2727098">
            <text:p>2727098</text:p>
          </table:table-cell>
          <table:table-cell table:formula="of:=[.C340]/[.H340]" office:value-type="currency" office:currency="USD" office:value="51.272">
            <text:p>$51.27</text:p>
          </table:table-cell>
          <table:table-cell table:formula="of:=[.D340]/[.H340]" office:value-type="currency" office:currency="USD" office:value="34.88">
            <text:p>$34.8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ARDWICK</text:p>
          </table:table-cell>
          <table:table-cell table:style-name="ce3" office:value-type="currency" office:currency="USD" office:value="45323">
            <text:p>$45,323</text:p>
          </table:table-cell>
          <table:table-cell table:style-name="ce3" office:value-type="currency" office:currency="USD" office:value="45899">
            <text:p>$45,899</text:p>
          </table:table-cell>
          <table:table-cell table:style-name="ce3" office:value-type="currency" office:currency="USD" office:value="576">
            <text:p>$576</text:p>
          </table:table-cell>
          <table:table-cell table:style-name="ce6" office:value-type="percentage" office:value="0.0127">
            <text:p>1.27%</text:p>
          </table:table-cell>
          <table:table-cell office:value-type="string">
            <text:p>Hardwick </text:p>
          </table:table-cell>
          <table:table-cell table:style-name="ce7" table:formula="of:=[.H341]" office:value-type="float" office:value="198">
            <text:p>198</text:p>
          </table:table-cell>
          <table:table-cell office:value-type="float" office:value="198">
            <text:p>198</text:p>
          </table:table-cell>
          <table:table-cell office:value-type="string">
            <text:p>1600000US2727116</text:p>
          </table:table-cell>
          <table:table-cell office:value-type="float" office:value="2727116">
            <text:p>2727116</text:p>
          </table:table-cell>
          <table:table-cell table:formula="of:=[.C341]/[.H341]" office:value-type="currency" office:currency="USD" office:value="231.813131313131">
            <text:p>$231.81</text:p>
          </table:table-cell>
          <table:table-cell table:formula="of:=[.D341]/[.H341]" office:value-type="currency" office:currency="USD" office:value="2.90909090909091">
            <text:p>$2.9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RMONY</text:p>
          </table:table-cell>
          <table:table-cell table:style-name="ce3" office:value-type="currency" office:currency="USD" office:value="320299">
            <text:p>$320,299</text:p>
          </table:table-cell>
          <table:table-cell table:style-name="ce3" office:value-type="currency" office:currency="USD" office:value="339819">
            <text:p>$339,819</text:p>
          </table:table-cell>
          <table:table-cell table:style-name="ce3" office:value-type="currency" office:currency="USD" office:value="19520">
            <text:p>$19,520</text:p>
          </table:table-cell>
          <table:table-cell table:style-name="ce6" office:value-type="percentage" office:value="0.0609">
            <text:p>6.09%</text:p>
          </table:table-cell>
          <table:table-cell office:value-type="string">
            <text:p>Harmony </text:p>
          </table:table-cell>
          <table:table-cell table:style-name="ce7" table:formula="of:=[.H342]" office:value-type="float" office:value="1020">
            <text:p>1,020</text:p>
          </table:table-cell>
          <table:table-cell office:value-type="float" office:value="1020">
            <text:p>1020</text:p>
          </table:table-cell>
          <table:table-cell office:value-type="string">
            <text:p>1600000US2727188</text:p>
          </table:table-cell>
          <table:table-cell office:value-type="float" office:value="2727188">
            <text:p>2727188</text:p>
          </table:table-cell>
          <table:table-cell table:formula="of:=[.C342]/[.H342]" office:value-type="currency" office:currency="USD" office:value="333.155882352941">
            <text:p>$333.16</text:p>
          </table:table-cell>
          <table:table-cell table:formula="of:=[.D342]/[.H342]" office:value-type="currency" office:currency="USD" office:value="19.1372549019608">
            <text:p>$19.1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RRIS</text:p>
          </table:table-cell>
          <table:table-cell table:style-name="ce3" office:value-type="currency" office:currency="USD" office:value="141539">
            <text:p>$141,539</text:p>
          </table:table-cell>
          <table:table-cell table:style-name="ce3" office:value-type="currency" office:currency="USD" office:value="171047">
            <text:p>$171,047</text:p>
          </table:table-cell>
          <table:table-cell table:style-name="ce3" office:value-type="currency" office:currency="USD" office:value="29508">
            <text:p>$29,508</text:p>
          </table:table-cell>
          <table:table-cell table:style-name="ce6" office:value-type="percentage" office:value="0.2085">
            <text:p>20.85%</text:p>
          </table:table-cell>
          <table:table-cell office:value-type="string">
            <text:p>Harris </text:p>
          </table:table-cell>
          <table:table-cell table:style-name="ce7" table:formula="of:=[.H343]" office:value-type="float" office:value="1132">
            <text:p>1,132</text:p>
          </table:table-cell>
          <table:table-cell office:value-type="float" office:value="1132">
            <text:p>1132</text:p>
          </table:table-cell>
          <table:table-cell office:value-type="string">
            <text:p>1600000US2727278</text:p>
          </table:table-cell>
          <table:table-cell office:value-type="float" office:value="2727278">
            <text:p>2727278</text:p>
          </table:table-cell>
          <table:table-cell table:formula="of:=[.C343]/[.H343]" office:value-type="currency" office:currency="USD" office:value="151.101590106007">
            <text:p>$151.10</text:p>
          </table:table-cell>
          <table:table-cell table:formula="of:=[.D343]/[.H343]" office:value-type="currency" office:currency="USD" office:value="26.0671378091873">
            <text:p>$26.0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ARTLAND</text:p>
          </table:table-cell>
          <table:table-cell table:style-name="ce3" office:value-type="currency" office:currency="USD" office:value="48121">
            <text:p>$48,121</text:p>
          </table:table-cell>
          <table:table-cell table:style-name="ce3" office:value-type="currency" office:currency="USD" office:value="59163">
            <text:p>$59,163</text:p>
          </table:table-cell>
          <table:table-cell table:style-name="ce3" office:value-type="currency" office:currency="USD" office:value="11042">
            <text:p>$11,042</text:p>
          </table:table-cell>
          <table:table-cell table:style-name="ce6" office:value-type="percentage" office:value="0.2295">
            <text:p>22.95%</text:p>
          </table:table-cell>
          <table:table-cell office:value-type="string">
            <text:p>Hartland </text:p>
          </table:table-cell>
          <table:table-cell table:style-name="ce7" table:formula="of:=[.H344]" office:value-type="float" office:value="315">
            <text:p>315</text:p>
          </table:table-cell>
          <table:table-cell office:value-type="float" office:value="315">
            <text:p>315</text:p>
          </table:table-cell>
          <table:table-cell office:value-type="string">
            <text:p>1600000US2727404</text:p>
          </table:table-cell>
          <table:table-cell office:value-type="float" office:value="2727404">
            <text:p>2727404</text:p>
          </table:table-cell>
          <table:table-cell table:formula="of:=[.C344]/[.H344]" office:value-type="currency" office:currency="USD" office:value="187.819047619048">
            <text:p>$187.82</text:p>
          </table:table-cell>
          <table:table-cell table:formula="of:=[.D344]/[.H344]" office:value-type="currency" office:currency="USD" office:value="35.0539682539683">
            <text:p>$35.0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STINGS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510137">
            <text:p>$510,137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Hastings </text:p>
          </table:table-cell>
          <table:table-cell table:style-name="ce7" table:formula="of:=[.H345]" office:value-type="float" office:value="22172">
            <text:p>22,172</text:p>
          </table:table-cell>
          <table:table-cell office:value-type="float" office:value="22172">
            <text:p>22172</text:p>
          </table:table-cell>
          <table:table-cell office:value-type="string">
            <text:p>1600000US2727530</text:p>
          </table:table-cell>
          <table:table-cell office:value-type="float" office:value="2727530">
            <text:p>2727530</text:p>
          </table:table-cell>
          <table:table-cell table:formula="of:=[.C345]/[.H345]" office:value-type="currency" office:currency="USD" office:value="23.0081634493956">
            <text:p>$23.01</text:p>
          </table:table-cell>
          <table:table-cell table:formula="of:=[.D345]/[.H345]" office:value-type="currency" office:currency="USD" office:value="23.0081634493956">
            <text:p>$23.0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TFIELD</text:p>
          </table:table-cell>
          <table:table-cell table:number-columns-repeated="2" table:style-name="ce3" office:value-type="currency" office:currency="USD" office:value="3830">
            <text:p>$3,83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Hatfield </text:p>
          </table:table-cell>
          <table:table-cell table:style-name="ce7" table:formula="of:=[.H346]"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string">
            <text:p>1600000US2727566</text:p>
          </table:table-cell>
          <table:table-cell office:value-type="float" office:value="2727566">
            <text:p>2727566</text:p>
          </table:table-cell>
          <table:table-cell table:formula="of:=[.C346]/[.H346]" office:value-type="currency" office:currency="USD" office:value="70.9259259259259">
            <text:p>$70.93</text:p>
          </table:table-cell>
          <table:table-cell table:formula="of:=[.D346]/[.H346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AWLEY</text:p>
          </table:table-cell>
          <table:table-cell table:style-name="ce3" office:value-type="currency" office:currency="USD" office:value="538040">
            <text:p>$538,040</text:p>
          </table:table-cell>
          <table:table-cell table:style-name="ce3" office:value-type="currency" office:currency="USD" office:value="600787">
            <text:p>$600,787</text:p>
          </table:table-cell>
          <table:table-cell table:style-name="ce3" office:value-type="currency" office:currency="USD" office:value="62747">
            <text:p>$62,747</text:p>
          </table:table-cell>
          <table:table-cell table:style-name="ce6" office:value-type="percentage" office:value="0.1166">
            <text:p>11.66%</text:p>
          </table:table-cell>
          <table:table-cell office:value-type="string">
            <text:p>Hawley </text:p>
          </table:table-cell>
          <table:table-cell table:style-name="ce7" table:formula="of:=[.H347]" office:value-type="float" office:value="2067">
            <text:p>2,067</text:p>
          </table:table-cell>
          <table:table-cell office:value-type="float" office:value="2067">
            <text:p>2067</text:p>
          </table:table-cell>
          <table:table-cell office:value-type="string">
            <text:p>1600000US2727746</text:p>
          </table:table-cell>
          <table:table-cell office:value-type="float" office:value="2727746">
            <text:p>2727746</text:p>
          </table:table-cell>
          <table:table-cell table:formula="of:=[.C347]/[.H347]" office:value-type="currency" office:currency="USD" office:value="290.656507014998">
            <text:p>$290.66</text:p>
          </table:table-cell>
          <table:table-cell table:formula="of:=[.D347]/[.H347]" office:value-type="currency" office:currency="USD" office:value="30.3565553942912">
            <text:p>$30.3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YFIELD</text:p>
          </table:table-cell>
          <table:table-cell table:style-name="ce3" office:value-type="currency" office:currency="USD" office:value="352569">
            <text:p>$352,569</text:p>
          </table:table-cell>
          <table:table-cell table:style-name="ce3" office:value-type="currency" office:currency="USD" office:value="390128">
            <text:p>$390,128</text:p>
          </table:table-cell>
          <table:table-cell table:style-name="ce3" office:value-type="currency" office:currency="USD" office:value="37559">
            <text:p>$37,559</text:p>
          </table:table-cell>
          <table:table-cell table:style-name="ce6" office:value-type="percentage" office:value="0.1065">
            <text:p>10.65%</text:p>
          </table:table-cell>
          <table:table-cell office:value-type="string">
            <text:p>Hayfield </text:p>
          </table:table-cell>
          <table:table-cell table:style-name="ce7" table:formula="of:=[.H348]" office:value-type="float" office:value="1340">
            <text:p>1,340</text:p>
          </table:table-cell>
          <table:table-cell office:value-type="float" office:value="1340">
            <text:p>1340</text:p>
          </table:table-cell>
          <table:table-cell office:value-type="string">
            <text:p>1600000US2727872</text:p>
          </table:table-cell>
          <table:table-cell office:value-type="float" office:value="2727872">
            <text:p>2727872</text:p>
          </table:table-cell>
          <table:table-cell table:formula="of:=[.C348]/[.H348]" office:value-type="currency" office:currency="USD" office:value="291.140298507463">
            <text:p>$291.14</text:p>
          </table:table-cell>
          <table:table-cell table:formula="of:=[.D348]/[.H348]" office:value-type="currency" office:currency="USD" office:value="28.0291044776119">
            <text:p>$28.0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YWARD</text:p>
          </table:table-cell>
          <table:table-cell table:style-name="ce3" office:value-type="currency" office:currency="USD" office:value="28981">
            <text:p>$28,981</text:p>
          </table:table-cell>
          <table:table-cell table:style-name="ce3" office:value-type="currency" office:currency="USD" office:value="34774">
            <text:p>$34,774</text:p>
          </table:table-cell>
          <table:table-cell table:style-name="ce3" office:value-type="currency" office:currency="USD" office:value="5793">
            <text:p>$5,793</text:p>
          </table:table-cell>
          <table:table-cell table:style-name="ce6" office:value-type="percentage" office:value="0.1999">
            <text:p>19.99%</text:p>
          </table:table-cell>
          <table:table-cell office:value-type="string">
            <text:p>Hayward </text:p>
          </table:table-cell>
          <table:table-cell table:style-name="ce7" table:formula="of:=[.H349]" office:value-type="float" office:value="250">
            <text:p>250</text:p>
          </table:table-cell>
          <table:table-cell office:value-type="float" office:value="250">
            <text:p>250</text:p>
          </table:table-cell>
          <table:table-cell office:value-type="string">
            <text:p>1600000US2727944</text:p>
          </table:table-cell>
          <table:table-cell office:value-type="float" office:value="2727944">
            <text:p>2727944</text:p>
          </table:table-cell>
          <table:table-cell table:formula="of:=[.C349]/[.H349]" office:value-type="currency" office:currency="USD" office:value="139.096">
            <text:p>$139.10</text:p>
          </table:table-cell>
          <table:table-cell table:formula="of:=[.D349]/[.H349]" office:value-type="currency" office:currency="USD" office:value="23.172">
            <text:p>$23.1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AZEL RUN</text:p>
          </table:table-cell>
          <table:table-cell table:number-columns-repeated="2" table:style-name="ce3" office:value-type="currency" office:currency="USD" office:value="13871">
            <text:p>$13,871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Hazel Run </text:p>
          </table:table-cell>
          <table:table-cell table:style-name="ce7" table:formula="of:=[.H350]"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string">
            <text:p>1600000US2728016</text:p>
          </table:table-cell>
          <table:table-cell office:value-type="float" office:value="2728016">
            <text:p>2728016</text:p>
          </table:table-cell>
          <table:table-cell table:formula="of:=[.C350]/[.H350]" office:value-type="currency" office:currency="USD" office:value="220.174603174603">
            <text:p>$220.17</text:p>
          </table:table-cell>
          <table:table-cell table:formula="of:=[.D350]/[.H350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ECTOR</text:p>
          </table:table-cell>
          <table:table-cell table:style-name="ce3" office:value-type="currency" office:currency="USD" office:value="294846">
            <text:p>$294,846</text:p>
          </table:table-cell>
          <table:table-cell table:style-name="ce3" office:value-type="currency" office:currency="USD" office:value="338885">
            <text:p>$338,885</text:p>
          </table:table-cell>
          <table:table-cell table:style-name="ce3" office:value-type="currency" office:currency="USD" office:value="44039">
            <text:p>$44,039</text:p>
          </table:table-cell>
          <table:table-cell table:style-name="ce6" office:value-type="percentage" office:value="0.1494">
            <text:p>14.94%</text:p>
          </table:table-cell>
          <table:table-cell office:value-type="string">
            <text:p>Hector </text:p>
          </table:table-cell>
          <table:table-cell table:style-name="ce7" table:formula="of:=[.H351]" office:value-type="float" office:value="1151">
            <text:p>1,151</text:p>
          </table:table-cell>
          <table:table-cell office:value-type="float" office:value="1151">
            <text:p>1151</text:p>
          </table:table-cell>
          <table:table-cell office:value-type="string">
            <text:p>1600000US2728124</text:p>
          </table:table-cell>
          <table:table-cell office:value-type="float" office:value="2728124">
            <text:p>2728124</text:p>
          </table:table-cell>
          <table:table-cell table:formula="of:=[.C351]/[.H351]" office:value-type="currency" office:currency="USD" office:value="294.426585577758">
            <text:p>$294.43</text:p>
          </table:table-cell>
          <table:table-cell table:formula="of:=[.D351]/[.H351]" office:value-type="currency" office:currency="USD" office:value="38.2615117289314">
            <text:p>$38.2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EIDELBERG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833">
            <text:p>$833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Heidelberg </text:p>
          </table:table-cell>
          <table:table-cell table:style-name="ce7" table:formula="of:=[.H352]"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string">
            <text:p>1600000US2728214</text:p>
          </table:table-cell>
          <table:table-cell office:value-type="float" office:value="2728214">
            <text:p>2728214</text:p>
          </table:table-cell>
          <table:table-cell table:formula="of:=[.C352]/[.H352]" office:value-type="currency" office:currency="USD" office:value="6.82786885245902">
            <text:p>$6.83</text:p>
          </table:table-cell>
          <table:table-cell table:formula="of:=[.D352]/[.H352]" office:value-type="currency" office:currency="USD" office:value="6.82786885245902">
            <text:p>$6.8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ENDERSON</text:p>
          </table:table-cell>
          <table:table-cell table:style-name="ce3" office:value-type="currency" office:currency="USD" office:value="265687">
            <text:p>$265,687</text:p>
          </table:table-cell>
          <table:table-cell table:style-name="ce3" office:value-type="currency" office:currency="USD" office:value="287001">
            <text:p>$287,001</text:p>
          </table:table-cell>
          <table:table-cell table:style-name="ce3" office:value-type="currency" office:currency="USD" office:value="21314">
            <text:p>$21,314</text:p>
          </table:table-cell>
          <table:table-cell table:style-name="ce6" office:value-type="percentage" office:value="0.0802">
            <text:p>8.02%</text:p>
          </table:table-cell>
          <table:table-cell office:value-type="string">
            <text:p>Henderson </text:p>
          </table:table-cell>
          <table:table-cell table:style-name="ce7" table:formula="of:=[.H353]" office:value-type="float" office:value="886">
            <text:p>886</text:p>
          </table:table-cell>
          <table:table-cell office:value-type="float" office:value="886">
            <text:p>886</text:p>
          </table:table-cell>
          <table:table-cell office:value-type="string">
            <text:p>1600000US2728394</text:p>
          </table:table-cell>
          <table:table-cell office:value-type="float" office:value="2728394">
            <text:p>2728394</text:p>
          </table:table-cell>
          <table:table-cell table:formula="of:=[.C353]/[.H353]" office:value-type="currency" office:currency="USD" office:value="323.928893905192">
            <text:p>$323.93</text:p>
          </table:table-cell>
          <table:table-cell table:formula="of:=[.D353]/[.H353]" office:value-type="currency" office:currency="USD" office:value="24.0564334085779">
            <text:p>$24.0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ENDRICKS</text:p>
          </table:table-cell>
          <table:table-cell table:style-name="ce3" office:value-type="currency" office:currency="USD" office:value="214826">
            <text:p>$214,826</text:p>
          </table:table-cell>
          <table:table-cell table:style-name="ce3" office:value-type="currency" office:currency="USD" office:value="241774">
            <text:p>$241,774</text:p>
          </table:table-cell>
          <table:table-cell table:style-name="ce3" office:value-type="currency" office:currency="USD" office:value="26948">
            <text:p>$26,948</text:p>
          </table:table-cell>
          <table:table-cell table:style-name="ce6" office:value-type="percentage" office:value="0.1254">
            <text:p>12.54%</text:p>
          </table:table-cell>
          <table:table-cell office:value-type="string">
            <text:p>Hendricks </text:p>
          </table:table-cell>
          <table:table-cell table:style-name="ce7" table:formula="of:=[.H354]" office:value-type="float" office:value="713">
            <text:p>713</text:p>
          </table:table-cell>
          <table:table-cell office:value-type="float" office:value="713">
            <text:p>713</text:p>
          </table:table-cell>
          <table:table-cell office:value-type="string">
            <text:p>1600000US2728430</text:p>
          </table:table-cell>
          <table:table-cell office:value-type="float" office:value="2728430">
            <text:p>2728430</text:p>
          </table:table-cell>
          <table:table-cell table:formula="of:=[.C354]/[.H354]" office:value-type="currency" office:currency="USD" office:value="339.09396914446">
            <text:p>$339.09</text:p>
          </table:table-cell>
          <table:table-cell table:formula="of:=[.D354]/[.H354]" office:value-type="currency" office:currency="USD" office:value="37.7952314165498">
            <text:p>$37.8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ENDRUM</text:p>
          </table:table-cell>
          <table:table-cell table:style-name="ce3" office:value-type="currency" office:currency="USD" office:value="57667">
            <text:p>$57,667</text:p>
          </table:table-cell>
          <table:table-cell table:style-name="ce3" office:value-type="currency" office:currency="USD" office:value="66944">
            <text:p>$66,944</text:p>
          </table:table-cell>
          <table:table-cell table:style-name="ce3" office:value-type="currency" office:currency="USD" office:value="9277">
            <text:p>$9,277</text:p>
          </table:table-cell>
          <table:table-cell table:style-name="ce6" office:value-type="percentage" office:value="0.1609">
            <text:p>16.09%</text:p>
          </table:table-cell>
          <table:table-cell office:value-type="string">
            <text:p>Hendrum </text:p>
          </table:table-cell>
          <table:table-cell table:style-name="ce7" table:formula="of:=[.H355]" office:value-type="float" office:value="307">
            <text:p>307</text:p>
          </table:table-cell>
          <table:table-cell office:value-type="float" office:value="307">
            <text:p>307</text:p>
          </table:table-cell>
          <table:table-cell office:value-type="string">
            <text:p>1600000US2728484</text:p>
          </table:table-cell>
          <table:table-cell office:value-type="float" office:value="2728484">
            <text:p>2728484</text:p>
          </table:table-cell>
          <table:table-cell table:formula="of:=[.C355]/[.H355]" office:value-type="currency" office:currency="USD" office:value="218.058631921824">
            <text:p>$218.06</text:p>
          </table:table-cell>
          <table:table-cell table:formula="of:=[.D355]/[.H355]" office:value-type="currency" office:currency="USD" office:value="30.2182410423453">
            <text:p>$30.2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ENNING</text:p>
          </table:table-cell>
          <table:table-cell table:style-name="ce3" office:value-type="currency" office:currency="USD" office:value="251273">
            <text:p>$251,273</text:p>
          </table:table-cell>
          <table:table-cell table:style-name="ce3" office:value-type="currency" office:currency="USD" office:value="278376">
            <text:p>$278,376</text:p>
          </table:table-cell>
          <table:table-cell table:style-name="ce3" office:value-type="currency" office:currency="USD" office:value="27103">
            <text:p>$27,103</text:p>
          </table:table-cell>
          <table:table-cell table:style-name="ce6" office:value-type="percentage" office:value="0.1079">
            <text:p>10.79%</text:p>
          </table:table-cell>
          <table:table-cell office:value-type="string">
            <text:p>Henning </text:p>
          </table:table-cell>
          <table:table-cell table:style-name="ce7" table:formula="of:=[.H356]" office:value-type="float" office:value="802">
            <text:p>802</text:p>
          </table:table-cell>
          <table:table-cell office:value-type="float" office:value="802">
            <text:p>802</text:p>
          </table:table-cell>
          <table:table-cell office:value-type="string">
            <text:p>1600000US2728520</text:p>
          </table:table-cell>
          <table:table-cell office:value-type="float" office:value="2728520">
            <text:p>2728520</text:p>
          </table:table-cell>
          <table:table-cell table:formula="of:=[.C356]/[.H356]" office:value-type="currency" office:currency="USD" office:value="347.102244389027">
            <text:p>$347.10</text:p>
          </table:table-cell>
          <table:table-cell table:formula="of:=[.D356]/[.H356]" office:value-type="currency" office:currency="USD" office:value="33.7942643391521">
            <text:p>$33.7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ENRIETTE</text:p>
          </table:table-cell>
          <table:table-cell table:style-name="ce3" office:value-type="currency" office:currency="USD" office:value="10694">
            <text:p>$10,694</text:p>
          </table:table-cell>
          <table:table-cell table:style-name="ce3" office:value-type="currency" office:currency="USD" office:value="11960">
            <text:p>$11,960</text:p>
          </table:table-cell>
          <table:table-cell table:style-name="ce3" office:value-type="currency" office:currency="USD" office:value="1266">
            <text:p>$1,266</text:p>
          </table:table-cell>
          <table:table-cell table:style-name="ce6" office:value-type="percentage" office:value="0.1184">
            <text:p>11.84%</text:p>
          </table:table-cell>
          <table:table-cell office:value-type="string">
            <text:p>Henriette </text:p>
          </table:table-cell>
          <table:table-cell table:style-name="ce7" table:formula="of:=[.H357]"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string">
            <text:p>1600000US2728574</text:p>
          </table:table-cell>
          <table:table-cell office:value-type="float" office:value="2728574">
            <text:p>2728574</text:p>
          </table:table-cell>
          <table:table-cell table:formula="of:=[.C357]/[.H357]" office:value-type="currency" office:currency="USD" office:value="168.450704225352">
            <text:p>$168.45</text:p>
          </table:table-cell>
          <table:table-cell table:formula="of:=[.D357]/[.H357]" office:value-type="currency" office:currency="USD" office:value="17.830985915493">
            <text:p>$17.8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ERMAN</text:p>
          </table:table-cell>
          <table:table-cell table:style-name="ce3" office:value-type="currency" office:currency="USD" office:value="107927">
            <text:p>$107,927</text:p>
          </table:table-cell>
          <table:table-cell table:style-name="ce3" office:value-type="currency" office:currency="USD" office:value="116635">
            <text:p>$116,635</text:p>
          </table:table-cell>
          <table:table-cell table:style-name="ce3" office:value-type="currency" office:currency="USD" office:value="8708">
            <text:p>$8,708</text:p>
          </table:table-cell>
          <table:table-cell table:style-name="ce6" office:value-type="percentage" office:value="0.0807">
            <text:p>8.07%</text:p>
          </table:table-cell>
          <table:table-cell office:value-type="string">
            <text:p>Herman </text:p>
          </table:table-cell>
          <table:table-cell table:style-name="ce7" table:formula="of:=[.H358]" office:value-type="float" office:value="437">
            <text:p>437</text:p>
          </table:table-cell>
          <table:table-cell office:value-type="float" office:value="437">
            <text:p>437</text:p>
          </table:table-cell>
          <table:table-cell office:value-type="string">
            <text:p>1600000US2728646</text:p>
          </table:table-cell>
          <table:table-cell office:value-type="float" office:value="2728646">
            <text:p>2728646</text:p>
          </table:table-cell>
          <table:table-cell table:formula="of:=[.C358]/[.H358]" office:value-type="currency" office:currency="USD" office:value="266.899313501144">
            <text:p>$266.90</text:p>
          </table:table-cell>
          <table:table-cell table:formula="of:=[.D358]/[.H358]" office:value-type="currency" office:currency="USD" office:value="19.9267734553776">
            <text:p>$19.9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ERMANTOWN</text:p>
          </table:table-cell>
          <table:table-cell table:style-name="ce3" office:value-type="currency" office:currency="USD" office:value="331873">
            <text:p>$331,873</text:p>
          </table:table-cell>
          <table:table-cell table:style-name="ce3" office:value-type="currency" office:currency="USD" office:value="355571">
            <text:p>$355,571</text:p>
          </table:table-cell>
          <table:table-cell table:style-name="ce3" office:value-type="currency" office:currency="USD" office:value="23698">
            <text:p>$23,698</text:p>
          </table:table-cell>
          <table:table-cell table:style-name="ce6" office:value-type="percentage" office:value="0.0714">
            <text:p>7.14%</text:p>
          </table:table-cell>
          <table:table-cell office:value-type="string">
            <text:p>Hermantown </text:p>
          </table:table-cell>
          <table:table-cell table:style-name="ce7" table:formula="of:=[.H359]" office:value-type="float" office:value="9414">
            <text:p>9,414</text:p>
          </table:table-cell>
          <table:table-cell office:value-type="float" office:value="9414">
            <text:p>9414</text:p>
          </table:table-cell>
          <table:table-cell office:value-type="string">
            <text:p>1600000US2728682</text:p>
          </table:table-cell>
          <table:table-cell office:value-type="float" office:value="2728682">
            <text:p>2728682</text:p>
          </table:table-cell>
          <table:table-cell table:formula="of:=[.C359]/[.H359]" office:value-type="currency" office:currency="USD" office:value="37.7704482685362">
            <text:p>$37.77</text:p>
          </table:table-cell>
          <table:table-cell table:formula="of:=[.D359]/[.H359]" office:value-type="currency" office:currency="USD" office:value="2.51731463777353">
            <text:p>$2.5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ERON LAKE</text:p>
          </table:table-cell>
          <table:table-cell table:style-name="ce3" office:value-type="currency" office:currency="USD" office:value="287970">
            <text:p>$287,970</text:p>
          </table:table-cell>
          <table:table-cell table:style-name="ce3" office:value-type="currency" office:currency="USD" office:value="295049">
            <text:p>$295,049</text:p>
          </table:table-cell>
          <table:table-cell table:style-name="ce3" office:value-type="currency" office:currency="USD" office:value="7079">
            <text:p>$7,079</text:p>
          </table:table-cell>
          <table:table-cell table:style-name="ce6" office:value-type="percentage" office:value="0.0246">
            <text:p>2.46%</text:p>
          </table:table-cell>
          <table:table-cell office:value-type="string">
            <text:p>Heron Lake </text:p>
          </table:table-cell>
          <table:table-cell table:style-name="ce7" table:formula="of:=[.H360]" office:value-type="float" office:value="698">
            <text:p>698</text:p>
          </table:table-cell>
          <table:table-cell office:value-type="float" office:value="698">
            <text:p>698</text:p>
          </table:table-cell>
          <table:table-cell office:value-type="string">
            <text:p>1600000US2728700</text:p>
          </table:table-cell>
          <table:table-cell office:value-type="float" office:value="2728700">
            <text:p>2728700</text:p>
          </table:table-cell>
          <table:table-cell table:formula="of:=[.C360]/[.H360]" office:value-type="currency" office:currency="USD" office:value="422.706303724928">
            <text:p>$422.71</text:p>
          </table:table-cell>
          <table:table-cell table:formula="of:=[.D360]/[.H360]" office:value-type="currency" office:currency="USD" office:value="10.1418338108883">
            <text:p>$10.1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EWITT</text:p>
          </table:table-cell>
          <table:table-cell table:style-name="ce3" office:value-type="currency" office:currency="USD" office:value="59776">
            <text:p>$59,776</text:p>
          </table:table-cell>
          <table:table-cell table:style-name="ce3" office:value-type="currency" office:currency="USD" office:value="65974">
            <text:p>$65,974</text:p>
          </table:table-cell>
          <table:table-cell table:style-name="ce3" office:value-type="currency" office:currency="USD" office:value="6198">
            <text:p>$6,198</text:p>
          </table:table-cell>
          <table:table-cell table:style-name="ce6" office:value-type="percentage" office:value="0.1037">
            <text:p>10.37%</text:p>
          </table:table-cell>
          <table:table-cell office:value-type="string">
            <text:p>Hewitt </text:p>
          </table:table-cell>
          <table:table-cell table:style-name="ce7" table:formula="of:=[.H361]" office:value-type="float" office:value="266">
            <text:p>266</text:p>
          </table:table-cell>
          <table:table-cell office:value-type="float" office:value="266">
            <text:p>266</text:p>
          </table:table-cell>
          <table:table-cell office:value-type="string">
            <text:p>1600000US2728754</text:p>
          </table:table-cell>
          <table:table-cell office:value-type="float" office:value="2728754">
            <text:p>2728754</text:p>
          </table:table-cell>
          <table:table-cell table:formula="of:=[.C361]/[.H361]" office:value-type="currency" office:currency="USD" office:value="248.022556390977">
            <text:p>$248.02</text:p>
          </table:table-cell>
          <table:table-cell table:formula="of:=[.D361]/[.H361]" office:value-type="currency" office:currency="USD" office:value="23.3007518796992">
            <text:p>$23.3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IBBING</text:p>
          </table:table-cell>
          <table:table-cell table:style-name="ce3" office:value-type="currency" office:currency="USD" office:value="7994316">
            <text:p>$7,994,316</text:p>
          </table:table-cell>
          <table:table-cell table:style-name="ce3" office:value-type="currency" office:currency="USD" office:value="8082406">
            <text:p>$8,082,406</text:p>
          </table:table-cell>
          <table:table-cell table:style-name="ce3" office:value-type="currency" office:currency="USD" office:value="88090">
            <text:p>$88,090</text:p>
          </table:table-cell>
          <table:table-cell table:style-name="ce6" office:value-type="percentage" office:value="0.011">
            <text:p>1.10%</text:p>
          </table:table-cell>
          <table:table-cell office:value-type="string">
            <text:p>Hibbing </text:p>
          </table:table-cell>
          <table:table-cell table:style-name="ce7" table:formula="of:=[.H362]" office:value-type="float" office:value="16361">
            <text:p>16,361</text:p>
          </table:table-cell>
          <table:table-cell office:value-type="float" office:value="16361">
            <text:p>16361</text:p>
          </table:table-cell>
          <table:table-cell office:value-type="string">
            <text:p>1600000US2728790</text:p>
          </table:table-cell>
          <table:table-cell office:value-type="float" office:value="2728790">
            <text:p>2728790</text:p>
          </table:table-cell>
          <table:table-cell table:formula="of:=[.C362]/[.H362]" office:value-type="currency" office:currency="USD" office:value="494.004400709003">
            <text:p>$494.00</text:p>
          </table:table-cell>
          <table:table-cell table:formula="of:=[.D362]/[.H362]" office:value-type="currency" office:currency="USD" office:value="5.3841452233971">
            <text:p>$5.3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ILL CITY</text:p>
          </table:table-cell>
          <table:table-cell table:style-name="ce3" office:value-type="currency" office:currency="USD" office:value="54550">
            <text:p>$54,550</text:p>
          </table:table-cell>
          <table:table-cell table:style-name="ce3" office:value-type="currency" office:currency="USD" office:value="91000">
            <text:p>$91,000</text:p>
          </table:table-cell>
          <table:table-cell table:style-name="ce3" office:value-type="currency" office:currency="USD" office:value="36450">
            <text:p>$36,450</text:p>
          </table:table-cell>
          <table:table-cell table:style-name="ce6" office:value-type="percentage" office:value="0.6682">
            <text:p>66.82%</text:p>
          </table:table-cell>
          <table:table-cell office:value-type="string">
            <text:p>Hill City </text:p>
          </table:table-cell>
          <table:table-cell table:style-name="ce7" table:formula="of:=[.H363]" office:value-type="float" office:value="633">
            <text:p>633</text:p>
          </table:table-cell>
          <table:table-cell office:value-type="float" office:value="633">
            <text:p>633</text:p>
          </table:table-cell>
          <table:table-cell office:value-type="string">
            <text:p>1600000US2729096</text:p>
          </table:table-cell>
          <table:table-cell office:value-type="float" office:value="2729096">
            <text:p>2729096</text:p>
          </table:table-cell>
          <table:table-cell table:formula="of:=[.C363]/[.H363]" office:value-type="currency" office:currency="USD" office:value="143.759873617694">
            <text:p>$143.76</text:p>
          </table:table-cell>
          <table:table-cell table:formula="of:=[.D363]/[.H363]" office:value-type="currency" office:currency="USD" office:value="57.5829383886256">
            <text:p>$57.5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ILLMAN</text:p>
          </table:table-cell>
          <table:table-cell table:style-name="ce3" office:value-type="currency" office:currency="USD" office:value="2746">
            <text:p>$2,746</text:p>
          </table:table-cell>
          <table:table-cell table:style-name="ce3" office:value-type="currency" office:currency="USD" office:value="4115">
            <text:p>$4,115</text:p>
          </table:table-cell>
          <table:table-cell table:style-name="ce3" office:value-type="currency" office:currency="USD" office:value="1369">
            <text:p>$1,369</text:p>
          </table:table-cell>
          <table:table-cell table:style-name="ce6" office:value-type="percentage" office:value="0.4985">
            <text:p>49.85%</text:p>
          </table:table-cell>
          <table:table-cell office:value-type="string">
            <text:p>Hillman </text:p>
          </table:table-cell>
          <table:table-cell table:style-name="ce7" table:formula="of:=[.H364]"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string">
            <text:p>1600000US2729150</text:p>
          </table:table-cell>
          <table:table-cell office:value-type="float" office:value="2729150">
            <text:p>2729150</text:p>
          </table:table-cell>
          <table:table-cell table:formula="of:=[.C364]/[.H364]" office:value-type="currency" office:currency="USD" office:value="108.289473684211">
            <text:p>$108.29</text:p>
          </table:table-cell>
          <table:table-cell table:formula="of:=[.D364]/[.H364]" office:value-type="currency" office:currency="USD" office:value="36.0263157894737">
            <text:p>$36.0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ILLS</text:p>
          </table:table-cell>
          <table:table-cell table:style-name="ce3" office:value-type="currency" office:currency="USD" office:value="140126">
            <text:p>$140,126</text:p>
          </table:table-cell>
          <table:table-cell table:style-name="ce3" office:value-type="currency" office:currency="USD" office:value="176524">
            <text:p>$176,524</text:p>
          </table:table-cell>
          <table:table-cell table:style-name="ce3" office:value-type="currency" office:currency="USD" office:value="36398">
            <text:p>$36,398</text:p>
          </table:table-cell>
          <table:table-cell table:style-name="ce6" office:value-type="percentage" office:value="0.2598">
            <text:p>25.98%</text:p>
          </table:table-cell>
          <table:table-cell office:value-type="string">
            <text:p>Hills </text:p>
          </table:table-cell>
          <table:table-cell table:style-name="ce7" table:formula="of:=[.H365]" office:value-type="float" office:value="686">
            <text:p>686</text:p>
          </table:table-cell>
          <table:table-cell office:value-type="float" office:value="686">
            <text:p>686</text:p>
          </table:table-cell>
          <table:table-cell office:value-type="string">
            <text:p>1600000US2729204</text:p>
          </table:table-cell>
          <table:table-cell office:value-type="float" office:value="2729204">
            <text:p>2729204</text:p>
          </table:table-cell>
          <table:table-cell table:formula="of:=[.C365]/[.H365]" office:value-type="currency" office:currency="USD" office:value="257.32361516035">
            <text:p>$257.32</text:p>
          </table:table-cell>
          <table:table-cell table:formula="of:=[.D365]/[.H365]" office:value-type="currency" office:currency="USD" office:value="53.0583090379009">
            <text:p>$53.0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ILLTOP</text:p>
          </table:table-cell>
          <table:table-cell table:style-name="ce3" office:value-type="currency" office:currency="USD" office:value="116309">
            <text:p>$116,309</text:p>
          </table:table-cell>
          <table:table-cell table:style-name="ce3" office:value-type="currency" office:currency="USD" office:value="138622">
            <text:p>$138,622</text:p>
          </table:table-cell>
          <table:table-cell table:style-name="ce3" office:value-type="currency" office:currency="USD" office:value="22313">
            <text:p>$22,313</text:p>
          </table:table-cell>
          <table:table-cell table:style-name="ce6" office:value-type="percentage" office:value="0.1918">
            <text:p>19.18%</text:p>
          </table:table-cell>
          <table:table-cell office:value-type="string">
            <text:p>Hilltop </text:p>
          </table:table-cell>
          <table:table-cell table:style-name="ce7" table:formula="of:=[.H366]" office:value-type="float" office:value="744">
            <text:p>744</text:p>
          </table:table-cell>
          <table:table-cell office:value-type="float" office:value="744">
            <text:p>744</text:p>
          </table:table-cell>
          <table:table-cell office:value-type="string">
            <text:p>1600000US2729258</text:p>
          </table:table-cell>
          <table:table-cell office:value-type="float" office:value="2729258">
            <text:p>2729258</text:p>
          </table:table-cell>
          <table:table-cell table:formula="of:=[.C366]/[.H366]" office:value-type="currency" office:currency="USD" office:value="186.319892473118">
            <text:p>$186.32</text:p>
          </table:table-cell>
          <table:table-cell table:formula="of:=[.D366]/[.H366]" office:value-type="currency" office:currency="USD" office:value="29.9905913978495">
            <text:p>$29.9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INCKLEY</text:p>
          </table:table-cell>
          <table:table-cell table:style-name="ce3" office:value-type="currency" office:currency="USD" office:value="267164">
            <text:p>$267,164</text:p>
          </table:table-cell>
          <table:table-cell table:style-name="ce3" office:value-type="currency" office:currency="USD" office:value="329587">
            <text:p>$329,587</text:p>
          </table:table-cell>
          <table:table-cell table:style-name="ce3" office:value-type="currency" office:currency="USD" office:value="62423">
            <text:p>$62,423</text:p>
          </table:table-cell>
          <table:table-cell table:style-name="ce6" office:value-type="percentage" office:value="0.2337">
            <text:p>23.37%</text:p>
          </table:table-cell>
          <table:table-cell office:value-type="string">
            <text:p>Hinckley </text:p>
          </table:table-cell>
          <table:table-cell table:style-name="ce7" table:formula="of:=[.H367]" office:value-type="float" office:value="1800">
            <text:p>1,800</text:p>
          </table:table-cell>
          <table:table-cell office:value-type="float" office:value="1800">
            <text:p>1800</text:p>
          </table:table-cell>
          <table:table-cell office:value-type="string">
            <text:p>1600000US2729294</text:p>
          </table:table-cell>
          <table:table-cell office:value-type="float" office:value="2729294">
            <text:p>2729294</text:p>
          </table:table-cell>
          <table:table-cell table:formula="of:=[.C367]/[.H367]" office:value-type="currency" office:currency="USD" office:value="183.103888888889">
            <text:p>$183.10</text:p>
          </table:table-cell>
          <table:table-cell table:formula="of:=[.D367]/[.H367]" office:value-type="currency" office:currency="USD" office:value="34.6794444444444">
            <text:p>$34.6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ITTERDAL</text:p>
          </table:table-cell>
          <table:table-cell table:style-name="ce3" office:value-type="currency" office:currency="USD" office:value="38852">
            <text:p>$38,852</text:p>
          </table:table-cell>
          <table:table-cell table:style-name="ce3" office:value-type="currency" office:currency="USD" office:value="43029">
            <text:p>$43,029</text:p>
          </table:table-cell>
          <table:table-cell table:style-name="ce3" office:value-type="currency" office:currency="USD" office:value="4177">
            <text:p>$4,177</text:p>
          </table:table-cell>
          <table:table-cell table:style-name="ce6" office:value-type="percentage" office:value="0.1075">
            <text:p>10.75%</text:p>
          </table:table-cell>
          <table:table-cell office:value-type="string">
            <text:p>Hitterdal </text:p>
          </table:table-cell>
          <table:table-cell table:style-name="ce7" table:formula="of:=[.H368]" office:value-type="float" office:value="201">
            <text:p>201</text:p>
          </table:table-cell>
          <table:table-cell office:value-type="float" office:value="201">
            <text:p>201</text:p>
          </table:table-cell>
          <table:table-cell office:value-type="string">
            <text:p>1600000US2729402</text:p>
          </table:table-cell>
          <table:table-cell office:value-type="float" office:value="2729402">
            <text:p>2729402</text:p>
          </table:table-cell>
          <table:table-cell table:formula="of:=[.C368]/[.H368]" office:value-type="currency" office:currency="USD" office:value="214.074626865672">
            <text:p>$214.07</text:p>
          </table:table-cell>
          <table:table-cell table:formula="of:=[.D368]/[.H368]" office:value-type="currency" office:currency="USD" office:value="20.7810945273632">
            <text:p>$20.7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OFFMAN</text:p>
          </table:table-cell>
          <table:table-cell table:style-name="ce3" office:value-type="currency" office:currency="USD" office:value="139624">
            <text:p>$139,624</text:p>
          </table:table-cell>
          <table:table-cell table:style-name="ce3" office:value-type="currency" office:currency="USD" office:value="176344">
            <text:p>$176,344</text:p>
          </table:table-cell>
          <table:table-cell table:style-name="ce3" office:value-type="currency" office:currency="USD" office:value="36720">
            <text:p>$36,720</text:p>
          </table:table-cell>
          <table:table-cell table:style-name="ce6" office:value-type="percentage" office:value="0.263">
            <text:p>26.30%</text:p>
          </table:table-cell>
          <table:table-cell office:value-type="string">
            <text:p>Hoffman </text:p>
          </table:table-cell>
          <table:table-cell table:style-name="ce7" table:formula="of:=[.H369]" office:value-type="float" office:value="681">
            <text:p>681</text:p>
          </table:table-cell>
          <table:table-cell office:value-type="float" office:value="681">
            <text:p>681</text:p>
          </table:table-cell>
          <table:table-cell office:value-type="string">
            <text:p>1600000US2729474</text:p>
          </table:table-cell>
          <table:table-cell office:value-type="float" office:value="2729474">
            <text:p>2729474</text:p>
          </table:table-cell>
          <table:table-cell table:formula="of:=[.C369]/[.H369]" office:value-type="currency" office:currency="USD" office:value="258.948604992658">
            <text:p>$258.95</text:p>
          </table:table-cell>
          <table:table-cell table:formula="of:=[.D369]/[.H369]" office:value-type="currency" office:currency="USD" office:value="53.920704845815">
            <text:p>$53.9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OKAH</text:p>
          </table:table-cell>
          <table:table-cell table:style-name="ce3" office:value-type="currency" office:currency="USD" office:value="154315">
            <text:p>$154,315</text:p>
          </table:table-cell>
          <table:table-cell table:style-name="ce3" office:value-type="currency" office:currency="USD" office:value="167109">
            <text:p>$167,109</text:p>
          </table:table-cell>
          <table:table-cell table:style-name="ce3" office:value-type="currency" office:currency="USD" office:value="12794">
            <text:p>$12,794</text:p>
          </table:table-cell>
          <table:table-cell table:style-name="ce6" office:value-type="percentage" office:value="0.0829">
            <text:p>8.29%</text:p>
          </table:table-cell>
          <table:table-cell office:value-type="string">
            <text:p>Hokah </text:p>
          </table:table-cell>
          <table:table-cell table:style-name="ce7" table:formula="of:=[.H370]" office:value-type="float" office:value="580">
            <text:p>580</text:p>
          </table:table-cell>
          <table:table-cell office:value-type="float" office:value="580">
            <text:p>580</text:p>
          </table:table-cell>
          <table:table-cell office:value-type="string">
            <text:p>1600000US2729510</text:p>
          </table:table-cell>
          <table:table-cell office:value-type="float" office:value="2729510">
            <text:p>2729510</text:p>
          </table:table-cell>
          <table:table-cell table:formula="of:=[.C370]/[.H370]" office:value-type="currency" office:currency="USD" office:value="288.118965517241">
            <text:p>$288.12</text:p>
          </table:table-cell>
          <table:table-cell table:formula="of:=[.D370]/[.H370]" office:value-type="currency" office:currency="USD" office:value="22.0586206896552">
            <text:p>$22.0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OLDINGFORD</text:p>
          </table:table-cell>
          <table:table-cell table:style-name="ce3" office:value-type="currency" office:currency="USD" office:value="165544">
            <text:p>$165,544</text:p>
          </table:table-cell>
          <table:table-cell table:style-name="ce3" office:value-type="currency" office:currency="USD" office:value="195217">
            <text:p>$195,217</text:p>
          </table:table-cell>
          <table:table-cell table:style-name="ce3" office:value-type="currency" office:currency="USD" office:value="29673">
            <text:p>$29,673</text:p>
          </table:table-cell>
          <table:table-cell table:style-name="ce6" office:value-type="percentage" office:value="0.1792">
            <text:p>17.92%</text:p>
          </table:table-cell>
          <table:table-cell office:value-type="string">
            <text:p>Holdingford </text:p>
          </table:table-cell>
          <table:table-cell table:style-name="ce7" table:formula="of:=[.H371]" office:value-type="float" office:value="708">
            <text:p>708</text:p>
          </table:table-cell>
          <table:table-cell office:value-type="float" office:value="708">
            <text:p>708</text:p>
          </table:table-cell>
          <table:table-cell office:value-type="string">
            <text:p>1600000US2729582</text:p>
          </table:table-cell>
          <table:table-cell office:value-type="float" office:value="2729582">
            <text:p>2729582</text:p>
          </table:table-cell>
          <table:table-cell table:formula="of:=[.C371]/[.H371]" office:value-type="currency" office:currency="USD" office:value="275.730225988701">
            <text:p>$275.73</text:p>
          </table:table-cell>
          <table:table-cell table:formula="of:=[.D371]/[.H371]" office:value-type="currency" office:currency="USD" office:value="41.9110169491525">
            <text:p>$41.9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OLLAND</text:p>
          </table:table-cell>
          <table:table-cell table:style-name="ce3" office:value-type="currency" office:currency="USD" office:value="46655">
            <text:p>$46,655</text:p>
          </table:table-cell>
          <table:table-cell table:style-name="ce3" office:value-type="currency" office:currency="USD" office:value="47705">
            <text:p>$47,705</text:p>
          </table:table-cell>
          <table:table-cell table:style-name="ce3" office:value-type="currency" office:currency="USD" office:value="1050">
            <text:p>$1,050</text:p>
          </table:table-cell>
          <table:table-cell table:style-name="ce6" office:value-type="percentage" office:value="0.0225">
            <text:p>2.25%</text:p>
          </table:table-cell>
          <table:table-cell office:value-type="string">
            <text:p>Holland </text:p>
          </table:table-cell>
          <table:table-cell table:style-name="ce7" table:formula="of:=[.H372]" office:value-type="float" office:value="187">
            <text:p>187</text:p>
          </table:table-cell>
          <table:table-cell office:value-type="float" office:value="187">
            <text:p>187</text:p>
          </table:table-cell>
          <table:table-cell office:value-type="string">
            <text:p>1600000US2729618</text:p>
          </table:table-cell>
          <table:table-cell office:value-type="float" office:value="2729618">
            <text:p>2729618</text:p>
          </table:table-cell>
          <table:table-cell table:formula="of:=[.C372]/[.H372]" office:value-type="currency" office:currency="USD" office:value="255.106951871658">
            <text:p>$255.11</text:p>
          </table:table-cell>
          <table:table-cell table:formula="of:=[.D372]/[.H372]" office:value-type="currency" office:currency="USD" office:value="5.61497326203209">
            <text:p>$5.6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OLLANDALE</text:p>
          </table:table-cell>
          <table:table-cell table:style-name="ce3" office:value-type="currency" office:currency="USD" office:value="38035">
            <text:p>$38,035</text:p>
          </table:table-cell>
          <table:table-cell table:style-name="ce3" office:value-type="currency" office:currency="USD" office:value="50317">
            <text:p>$50,317</text:p>
          </table:table-cell>
          <table:table-cell table:style-name="ce3" office:value-type="currency" office:currency="USD" office:value="12282">
            <text:p>$12,282</text:p>
          </table:table-cell>
          <table:table-cell table:style-name="ce6" office:value-type="percentage" office:value="0.3229">
            <text:p>32.29%</text:p>
          </table:table-cell>
          <table:table-cell office:value-type="string">
            <text:p>Hollandale </text:p>
          </table:table-cell>
          <table:table-cell table:style-name="ce7" table:formula="of:=[.H373]" office:value-type="float" office:value="303">
            <text:p>303</text:p>
          </table:table-cell>
          <table:table-cell office:value-type="float" office:value="303">
            <text:p>303</text:p>
          </table:table-cell>
          <table:table-cell office:value-type="string">
            <text:p>1600000US2729636</text:p>
          </table:table-cell>
          <table:table-cell office:value-type="float" office:value="2729636">
            <text:p>2729636</text:p>
          </table:table-cell>
          <table:table-cell table:formula="of:=[.C373]/[.H373]" office:value-type="currency" office:currency="USD" office:value="166.062706270627">
            <text:p>$166.06</text:p>
          </table:table-cell>
          <table:table-cell table:formula="of:=[.D373]/[.H373]" office:value-type="currency" office:currency="USD" office:value="40.5346534653465">
            <text:p>$40.5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OLLOWAY</text:p>
          </table:table-cell>
          <table:table-cell table:number-columns-repeated="2" table:style-name="ce3" office:value-type="currency" office:currency="USD" office:value="9065">
            <text:p>$9,06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Holloway </text:p>
          </table:table-cell>
          <table:table-cell table:style-name="ce7" table:formula="of:=[.H374]"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string">
            <text:p>1600000US2729672</text:p>
          </table:table-cell>
          <table:table-cell office:value-type="float" office:value="2729672">
            <text:p>2729672</text:p>
          </table:table-cell>
          <table:table-cell table:formula="of:=[.C374]/[.H374]" office:value-type="currency" office:currency="USD" office:value="98.5326086956522">
            <text:p>$98.53</text:p>
          </table:table-cell>
          <table:table-cell table:formula="of:=[.D374]/[.H37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OLT</text:p>
          </table:table-cell>
          <table:table-cell table:style-name="ce3" office:value-type="currency" office:currency="USD" office:value="15629">
            <text:p>$15,629</text:p>
          </table:table-cell>
          <table:table-cell table:style-name="ce3" office:value-type="currency" office:currency="USD" office:value="17890">
            <text:p>$17,890</text:p>
          </table:table-cell>
          <table:table-cell table:style-name="ce3" office:value-type="currency" office:currency="USD" office:value="2261">
            <text:p>$2,261</text:p>
          </table:table-cell>
          <table:table-cell table:style-name="ce6" office:value-type="percentage" office:value="0.1447">
            <text:p>14.47%</text:p>
          </table:table-cell>
          <table:table-cell office:value-type="string">
            <text:p>Holt </text:p>
          </table:table-cell>
          <table:table-cell table:style-name="ce7" table:formula="of:=[.H375]"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string">
            <text:p>1600000US2729870</text:p>
          </table:table-cell>
          <table:table-cell office:value-type="float" office:value="2729870">
            <text:p>2729870</text:p>
          </table:table-cell>
          <table:table-cell table:formula="of:=[.C375]/[.H375]" office:value-type="currency" office:currency="USD" office:value="203.295454545455">
            <text:p>$203.30</text:p>
          </table:table-cell>
          <table:table-cell table:formula="of:=[.D375]/[.H375]" office:value-type="currency" office:currency="USD" office:value="25.6931818181818">
            <text:p>$25.6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OPKINS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89921">
            <text:p>$289,921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Hopkins </text:p>
          </table:table-cell>
          <table:table-cell table:style-name="ce7" table:formula="of:=[.H376]" office:value-type="float" office:value="17591">
            <text:p>17,591</text:p>
          </table:table-cell>
          <table:table-cell office:value-type="float" office:value="17591">
            <text:p>17591</text:p>
          </table:table-cell>
          <table:table-cell office:value-type="string">
            <text:p>1600000US2730140</text:p>
          </table:table-cell>
          <table:table-cell office:value-type="float" office:value="2730140">
            <text:p>2730140</text:p>
          </table:table-cell>
          <table:table-cell table:formula="of:=[.C376]/[.H376]" office:value-type="currency" office:currency="USD" office:value="16.4812119834006">
            <text:p>$16.48</text:p>
          </table:table-cell>
          <table:table-cell table:formula="of:=[.D376]/[.H376]" office:value-type="currency" office:currency="USD" office:value="16.4812119834006">
            <text:p>$16.4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OUSTON</text:p>
          </table:table-cell>
          <table:table-cell table:style-name="ce3" office:value-type="currency" office:currency="USD" office:value="331011">
            <text:p>$331,011</text:p>
          </table:table-cell>
          <table:table-cell table:style-name="ce3" office:value-type="currency" office:currency="USD" office:value="353618">
            <text:p>$353,618</text:p>
          </table:table-cell>
          <table:table-cell table:style-name="ce3" office:value-type="currency" office:currency="USD" office:value="22607">
            <text:p>$22,607</text:p>
          </table:table-cell>
          <table:table-cell table:style-name="ce6" office:value-type="percentage" office:value="0.0683">
            <text:p>6.83%</text:p>
          </table:table-cell>
          <table:table-cell office:value-type="string">
            <text:p>Houston </text:p>
          </table:table-cell>
          <table:table-cell table:style-name="ce7" table:formula="of:=[.H377]" office:value-type="float" office:value="979">
            <text:p>979</text:p>
          </table:table-cell>
          <table:table-cell office:value-type="float" office:value="979">
            <text:p>979</text:p>
          </table:table-cell>
          <table:table-cell office:value-type="string">
            <text:p>1600000US2730230</text:p>
          </table:table-cell>
          <table:table-cell office:value-type="float" office:value="2730230">
            <text:p>2730230</text:p>
          </table:table-cell>
          <table:table-cell table:formula="of:=[.C377]/[.H377]" office:value-type="currency" office:currency="USD" office:value="361.203268641471">
            <text:p>$361.20</text:p>
          </table:table-cell>
          <table:table-cell table:formula="of:=[.D377]/[.H377]" office:value-type="currency" office:currency="USD" office:value="23.0919305413687">
            <text:p>$23.0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OWARD LAKE</text:p>
          </table:table-cell>
          <table:table-cell table:style-name="ce3" office:value-type="currency" office:currency="USD" office:value="476814">
            <text:p>$476,814</text:p>
          </table:table-cell>
          <table:table-cell table:style-name="ce3" office:value-type="currency" office:currency="USD" office:value="543982">
            <text:p>$543,982</text:p>
          </table:table-cell>
          <table:table-cell table:style-name="ce3" office:value-type="currency" office:currency="USD" office:value="67168">
            <text:p>$67,168</text:p>
          </table:table-cell>
          <table:table-cell table:style-name="ce6" office:value-type="percentage" office:value="0.1409">
            <text:p>14.09%</text:p>
          </table:table-cell>
          <table:table-cell office:value-type="string">
            <text:p>Howard Lake </text:p>
          </table:table-cell>
          <table:table-cell table:style-name="ce7" table:formula="of:=[.H378]" office:value-type="float" office:value="1962">
            <text:p>1,962</text:p>
          </table:table-cell>
          <table:table-cell office:value-type="float" office:value="1962">
            <text:p>1962</text:p>
          </table:table-cell>
          <table:table-cell office:value-type="string">
            <text:p>1600000US2730284</text:p>
          </table:table-cell>
          <table:table-cell office:value-type="float" office:value="2730284">
            <text:p>2730284</text:p>
          </table:table-cell>
          <table:table-cell table:formula="of:=[.C378]/[.H378]" office:value-type="currency" office:currency="USD" office:value="277.258919469929">
            <text:p>$277.26</text:p>
          </table:table-cell>
          <table:table-cell table:formula="of:=[.D378]/[.H378]" office:value-type="currency" office:currency="USD" office:value="34.2344546381244">
            <text:p>$34.2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OYT LAKES</text:p>
          </table:table-cell>
          <table:table-cell table:style-name="ce3" office:value-type="currency" office:currency="USD" office:value="360759">
            <text:p>$360,759</text:p>
          </table:table-cell>
          <table:table-cell table:style-name="ce3" office:value-type="currency" office:currency="USD" office:value="391194">
            <text:p>$391,194</text:p>
          </table:table-cell>
          <table:table-cell table:style-name="ce3" office:value-type="currency" office:currency="USD" office:value="30435">
            <text:p>$30,435</text:p>
          </table:table-cell>
          <table:table-cell table:style-name="ce6" office:value-type="percentage" office:value="0.0844">
            <text:p>8.44%</text:p>
          </table:table-cell>
          <table:table-cell office:value-type="string">
            <text:p>Hoyt Lakes </text:p>
          </table:table-cell>
          <table:table-cell table:style-name="ce7" table:formula="of:=[.H379]" office:value-type="float" office:value="2017">
            <text:p>2,017</text:p>
          </table:table-cell>
          <table:table-cell office:value-type="float" office:value="2017">
            <text:p>2017</text:p>
          </table:table-cell>
          <table:table-cell office:value-type="string">
            <text:p>1600000US2730302</text:p>
          </table:table-cell>
          <table:table-cell office:value-type="float" office:value="2730302">
            <text:p>2730302</text:p>
          </table:table-cell>
          <table:table-cell table:formula="of:=[.C379]/[.H379]" office:value-type="currency" office:currency="USD" office:value="193.948438274665">
            <text:p>$193.95</text:p>
          </table:table-cell>
          <table:table-cell table:formula="of:=[.D379]/[.H379]" office:value-type="currency" office:currency="USD" office:value="15.0892414476946">
            <text:p>$15.0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UGO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Hugo </text:p>
          </table:table-cell>
          <table:table-cell table:style-name="ce7" table:formula="of:=[.H380]" office:value-type="float" office:value="13332">
            <text:p>13,332</text:p>
          </table:table-cell>
          <table:table-cell office:value-type="float" office:value="13332">
            <text:p>13332</text:p>
          </table:table-cell>
          <table:table-cell office:value-type="string">
            <text:p>1600000US2730392</text:p>
          </table:table-cell>
          <table:table-cell office:value-type="float" office:value="2730392">
            <text:p>2730392</text:p>
          </table:table-cell>
          <table:table-cell table:formula="of:=[.C380]/[.H380]" office:value-type="currency" office:currency="USD" office:value="0">
            <text:p>$0.00</text:p>
          </table:table-cell>
          <table:table-cell table:formula="of:=[.D380]/[.H380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UMBOLDT</text:p>
          </table:table-cell>
          <table:table-cell table:style-name="ce3" office:value-type="currency" office:currency="USD" office:value="12042">
            <text:p>$12,042</text:p>
          </table:table-cell>
          <table:table-cell table:style-name="ce3" office:value-type="currency" office:currency="USD" office:value="12302">
            <text:p>$12,302</text:p>
          </table:table-cell>
          <table:table-cell table:style-name="ce3" office:value-type="currency" office:currency="USD" office:value="260">
            <text:p>$260</text:p>
          </table:table-cell>
          <table:table-cell table:style-name="ce6" office:value-type="percentage" office:value="0.0216">
            <text:p>2.16%</text:p>
          </table:table-cell>
          <table:table-cell office:value-type="string">
            <text:p>Humboldt </text:p>
          </table:table-cell>
          <table:table-cell table:style-name="ce7" table:formula="of:=[.H381]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string">
            <text:p>1600000US2730446</text:p>
          </table:table-cell>
          <table:table-cell office:value-type="float" office:value="2730446">
            <text:p>2730446</text:p>
          </table:table-cell>
          <table:table-cell table:formula="of:=[.C381]/[.H381]" office:value-type="currency" office:currency="USD" office:value="273.377777777778">
            <text:p>$273.38</text:p>
          </table:table-cell>
          <table:table-cell table:formula="of:=[.D381]/[.H381]" office:value-type="currency" office:currency="USD" office:value="5.77777777777778">
            <text:p>$5.7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HUTCHINSON</text:p>
          </table:table-cell>
          <table:table-cell table:style-name="ce3" office:value-type="currency" office:currency="USD" office:value="1784272">
            <text:p>$1,784,272</text:p>
          </table:table-cell>
          <table:table-cell table:style-name="ce3" office:value-type="currency" office:currency="USD" office:value="2213199">
            <text:p>$2,213,199</text:p>
          </table:table-cell>
          <table:table-cell table:style-name="ce3" office:value-type="currency" office:currency="USD" office:value="428927">
            <text:p>$428,927</text:p>
          </table:table-cell>
          <table:table-cell table:style-name="ce6" office:value-type="percentage" office:value="0.2404">
            <text:p>24.04%</text:p>
          </table:table-cell>
          <table:table-cell office:value-type="string">
            <text:p>Hutchinson </text:p>
          </table:table-cell>
          <table:table-cell table:style-name="ce7" table:formula="of:=[.H382]" office:value-type="float" office:value="14178">
            <text:p>14,178</text:p>
          </table:table-cell>
          <table:table-cell office:value-type="float" office:value="14178">
            <text:p>14178</text:p>
          </table:table-cell>
          <table:table-cell office:value-type="string">
            <text:p>1600000US2730644</text:p>
          </table:table-cell>
          <table:table-cell office:value-type="float" office:value="2730644">
            <text:p>2730644</text:p>
          </table:table-cell>
          <table:table-cell table:formula="of:=[.C382]/[.H382]" office:value-type="currency" office:currency="USD" office:value="156.10093101989">
            <text:p>$156.10</text:p>
          </table:table-cell>
          <table:table-cell table:formula="of:=[.D382]/[.H382]" office:value-type="currency" office:currency="USD" office:value="30.2529976019185">
            <text:p>$30.2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IHLEN</text:p>
          </table:table-cell>
          <table:table-cell table:number-columns-repeated="2" table:style-name="ce3" office:value-type="currency" office:currency="USD" office:value="16654">
            <text:p>$16,654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Ihlen </text:p>
          </table:table-cell>
          <table:table-cell table:style-name="ce7" table:formula="of:=[.H383]"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string">
            <text:p>1600000US2730806</text:p>
          </table:table-cell>
          <table:table-cell office:value-type="float" office:value="2730806">
            <text:p>2730806</text:p>
          </table:table-cell>
          <table:table-cell table:formula="of:=[.C383]/[.H383]" office:value-type="currency" office:currency="USD" office:value="264.349206349206">
            <text:p>$264.35</text:p>
          </table:table-cell>
          <table:table-cell table:formula="of:=[.D383]/[.H383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INDEPENDENC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Independence </text:p>
          </table:table-cell>
          <table:table-cell table:style-name="ce7" table:formula="of:=[.H384]" office:value-type="float" office:value="3504">
            <text:p>3,504</text:p>
          </table:table-cell>
          <table:table-cell office:value-type="float" office:value="3504">
            <text:p>3504</text:p>
          </table:table-cell>
          <table:table-cell office:value-type="string">
            <text:p>1600000US2730842</text:p>
          </table:table-cell>
          <table:table-cell office:value-type="float" office:value="2730842">
            <text:p>2730842</text:p>
          </table:table-cell>
          <table:table-cell table:formula="of:=[.C384]/[.H384]" office:value-type="currency" office:currency="USD" office:value="0">
            <text:p>$0.00</text:p>
          </table:table-cell>
          <table:table-cell table:formula="of:=[.D384]/[.H38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INTERNATIONAL FALLS</text:p>
          </table:table-cell>
          <table:table-cell table:style-name="ce3" office:value-type="currency" office:currency="USD" office:value="3710994">
            <text:p>$3,710,994</text:p>
          </table:table-cell>
          <table:table-cell table:style-name="ce3" office:value-type="currency" office:currency="USD" office:value="3975561">
            <text:p>$3,975,561</text:p>
          </table:table-cell>
          <table:table-cell table:style-name="ce3" office:value-type="currency" office:currency="USD" office:value="264567">
            <text:p>$264,567</text:p>
          </table:table-cell>
          <table:table-cell table:style-name="ce6" office:value-type="percentage" office:value="0.0713">
            <text:p>7.13%</text:p>
          </table:table-cell>
          <table:table-cell office:value-type="string">
            <text:p>International Falls </text:p>
          </table:table-cell>
          <table:table-cell table:style-name="ce7" table:formula="of:=[.H385]" office:value-type="float" office:value="6424">
            <text:p>6,424</text:p>
          </table:table-cell>
          <table:table-cell office:value-type="float" office:value="6424">
            <text:p>6424</text:p>
          </table:table-cell>
          <table:table-cell office:value-type="string">
            <text:p>1600000US2731040</text:p>
          </table:table-cell>
          <table:table-cell office:value-type="float" office:value="2731040">
            <text:p>2731040</text:p>
          </table:table-cell>
          <table:table-cell table:formula="of:=[.C385]/[.H385]" office:value-type="currency" office:currency="USD" office:value="618.860678704857">
            <text:p>$618.86</text:p>
          </table:table-cell>
          <table:table-cell table:formula="of:=[.D385]/[.H385]" office:value-type="currency" office:currency="USD" office:value="41.1841531755915">
            <text:p>$41.1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INVER GROVE HEIGHTS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Inver Grove Heights </text:p>
          </table:table-cell>
          <table:table-cell table:style-name="ce7" table:formula="of:=[.H386]" office:value-type="float" office:value="33880">
            <text:p>33,880</text:p>
          </table:table-cell>
          <table:table-cell office:value-type="float" office:value="33880">
            <text:p>33880</text:p>
          </table:table-cell>
          <table:table-cell office:value-type="string">
            <text:p>1600000US2731076</text:p>
          </table:table-cell>
          <table:table-cell office:value-type="float" office:value="2731076">
            <text:p>2731076</text:p>
          </table:table-cell>
          <table:table-cell table:formula="of:=[.C386]/[.H386]" office:value-type="currency" office:currency="USD" office:value="0">
            <text:p>$0.00</text:p>
          </table:table-cell>
          <table:table-cell table:formula="of:=[.D386]/[.H386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IONA</text:p>
          </table:table-cell>
          <table:table-cell table:style-name="ce3" office:value-type="currency" office:currency="USD" office:value="37043">
            <text:p>$37,043</text:p>
          </table:table-cell>
          <table:table-cell table:style-name="ce3" office:value-type="currency" office:currency="USD" office:value="37234">
            <text:p>$37,234</text:p>
          </table:table-cell>
          <table:table-cell table:style-name="ce3" office:value-type="currency" office:currency="USD" office:value="191">
            <text:p>$191</text:p>
          </table:table-cell>
          <table:table-cell table:style-name="ce6" office:value-type="percentage" office:value="0.0052">
            <text:p>0.52%</text:p>
          </table:table-cell>
          <table:table-cell office:value-type="string">
            <text:p>Iona </text:p>
          </table:table-cell>
          <table:table-cell table:style-name="ce7" table:formula="of:=[.H387]"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string">
            <text:p>1600000US2731094</text:p>
          </table:table-cell>
          <table:table-cell office:value-type="float" office:value="2731094">
            <text:p>2731094</text:p>
          </table:table-cell>
          <table:table-cell table:formula="of:=[.C387]/[.H387]" office:value-type="currency" office:currency="USD" office:value="271.78102189781">
            <text:p>$271.78</text:p>
          </table:table-cell>
          <table:table-cell table:formula="of:=[.D387]/[.H387]" office:value-type="currency" office:currency="USD" office:value="1.39416058394161">
            <text:p>$1.3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IRON JUNCTION</text:p>
          </table:table-cell>
          <table:table-cell table:style-name="ce3" office:value-type="currency" office:currency="USD" office:value="12230">
            <text:p>$12,230</text:p>
          </table:table-cell>
          <table:table-cell table:style-name="ce3" office:value-type="currency" office:currency="USD" office:value="12315">
            <text:p>$12,315</text:p>
          </table:table-cell>
          <table:table-cell table:style-name="ce3" office:value-type="currency" office:currency="USD" office:value="85">
            <text:p>$85</text:p>
          </table:table-cell>
          <table:table-cell table:style-name="ce6" office:value-type="percentage" office:value="0.007">
            <text:p>0.70%</text:p>
          </table:table-cell>
          <table:table-cell office:value-type="string">
            <text:p>Iron Junction </text:p>
          </table:table-cell>
          <table:table-cell table:style-name="ce7" table:formula="of:=[.H388]"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string">
            <text:p>1600000US2731238</text:p>
          </table:table-cell>
          <table:table-cell office:value-type="float" office:value="2731238">
            <text:p>2731238</text:p>
          </table:table-cell>
          <table:table-cell table:formula="of:=[.C388]/[.H388]" office:value-type="currency" office:currency="USD" office:value="143.197674418605">
            <text:p>$143.20</text:p>
          </table:table-cell>
          <table:table-cell table:formula="of:=[.D388]/[.H388]" office:value-type="currency" office:currency="USD" office:value="0.988372093023256">
            <text:p>$0.9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IRONTON</text:p>
          </table:table-cell>
          <table:table-cell table:style-name="ce3" office:value-type="currency" office:currency="USD" office:value="114741">
            <text:p>$114,741</text:p>
          </table:table-cell>
          <table:table-cell table:style-name="ce3" office:value-type="currency" office:currency="USD" office:value="137846">
            <text:p>$137,846</text:p>
          </table:table-cell>
          <table:table-cell table:style-name="ce3" office:value-type="currency" office:currency="USD" office:value="23105">
            <text:p>$23,105</text:p>
          </table:table-cell>
          <table:table-cell table:style-name="ce6" office:value-type="percentage" office:value="0.2014">
            <text:p>20.14%</text:p>
          </table:table-cell>
          <table:table-cell office:value-type="string">
            <text:p>Ironton </text:p>
          </table:table-cell>
          <table:table-cell table:style-name="ce7" table:formula="of:=[.H389]" office:value-type="float" office:value="572">
            <text:p>572</text:p>
          </table:table-cell>
          <table:table-cell office:value-type="float" office:value="572">
            <text:p>572</text:p>
          </table:table-cell>
          <table:table-cell office:value-type="string">
            <text:p>1600000US2731274</text:p>
          </table:table-cell>
          <table:table-cell office:value-type="float" office:value="2731274">
            <text:p>2731274</text:p>
          </table:table-cell>
          <table:table-cell table:formula="of:=[.C389]/[.H389]" office:value-type="currency" office:currency="USD" office:value="240.98951048951">
            <text:p>$240.99</text:p>
          </table:table-cell>
          <table:table-cell table:formula="of:=[.D389]/[.H389]" office:value-type="currency" office:currency="USD" office:value="40.3933566433567">
            <text:p>$40.3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ISANTI</text:p>
          </table:table-cell>
          <table:table-cell table:style-name="ce3" office:value-type="currency" office:currency="USD" office:value="313359">
            <text:p>$313,359</text:p>
          </table:table-cell>
          <table:table-cell table:style-name="ce3" office:value-type="currency" office:currency="USD" office:value="545485">
            <text:p>$545,485</text:p>
          </table:table-cell>
          <table:table-cell table:style-name="ce3" office:value-type="currency" office:currency="USD" office:value="232126">
            <text:p>$232,126</text:p>
          </table:table-cell>
          <table:table-cell table:style-name="ce6" office:value-type="percentage" office:value="0.7408">
            <text:p>74.08%</text:p>
          </table:table-cell>
          <table:table-cell office:value-type="string">
            <text:p>Isanti </text:p>
          </table:table-cell>
          <table:table-cell table:style-name="ce7" table:formula="of:=[.H390]" office:value-type="float" office:value="5251">
            <text:p>5,251</text:p>
          </table:table-cell>
          <table:table-cell office:value-type="float" office:value="5251">
            <text:p>5251</text:p>
          </table:table-cell>
          <table:table-cell office:value-type="string">
            <text:p>1600000US2731328</text:p>
          </table:table-cell>
          <table:table-cell office:value-type="float" office:value="2731328">
            <text:p>2731328</text:p>
          </table:table-cell>
          <table:table-cell table:formula="of:=[.C390]/[.H390]" office:value-type="currency" office:currency="USD" office:value="103.882117691868">
            <text:p>$103.88</text:p>
          </table:table-cell>
          <table:table-cell table:formula="of:=[.D390]/[.H390]" office:value-type="currency" office:currency="USD" office:value="44.2060559893354">
            <text:p>$44.2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ISLE</text:p>
          </table:table-cell>
          <table:table-cell table:style-name="ce3" office:value-type="currency" office:currency="USD" office:value="25272">
            <text:p>$25,272</text:p>
          </table:table-cell>
          <table:table-cell table:style-name="ce3" office:value-type="currency" office:currency="USD" office:value="36767">
            <text:p>$36,767</text:p>
          </table:table-cell>
          <table:table-cell table:style-name="ce3" office:value-type="currency" office:currency="USD" office:value="11495">
            <text:p>$11,495</text:p>
          </table:table-cell>
          <table:table-cell table:style-name="ce6" office:value-type="percentage" office:value="0.4549">
            <text:p>45.49%</text:p>
          </table:table-cell>
          <table:table-cell office:value-type="string">
            <text:p>Isle </text:p>
          </table:table-cell>
          <table:table-cell table:style-name="ce7" table:formula="of:=[.H391]" office:value-type="float" office:value="751">
            <text:p>751</text:p>
          </table:table-cell>
          <table:table-cell office:value-type="float" office:value="751">
            <text:p>751</text:p>
          </table:table-cell>
          <table:table-cell office:value-type="string">
            <text:p>1600000US2731472</text:p>
          </table:table-cell>
          <table:table-cell office:value-type="float" office:value="2731472">
            <text:p>2731472</text:p>
          </table:table-cell>
          <table:table-cell table:formula="of:=[.C391]/[.H391]" office:value-type="currency" office:currency="USD" office:value="48.9573901464714">
            <text:p>$48.96</text:p>
          </table:table-cell>
          <table:table-cell table:formula="of:=[.D391]/[.H391]" office:value-type="currency" office:currency="USD" office:value="15.306258322237">
            <text:p>$15.3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IVANHOE</text:p>
          </table:table-cell>
          <table:table-cell table:style-name="ce3" office:value-type="currency" office:currency="USD" office:value="203179">
            <text:p>$203,179</text:p>
          </table:table-cell>
          <table:table-cell table:style-name="ce3" office:value-type="currency" office:currency="USD" office:value="213187">
            <text:p>$213,187</text:p>
          </table:table-cell>
          <table:table-cell table:style-name="ce3" office:value-type="currency" office:currency="USD" office:value="10008">
            <text:p>$10,008</text:p>
          </table:table-cell>
          <table:table-cell table:style-name="ce6" office:value-type="percentage" office:value="0.0493">
            <text:p>4.93%</text:p>
          </table:table-cell>
          <table:table-cell office:value-type="string">
            <text:p>Ivanhoe </text:p>
          </table:table-cell>
          <table:table-cell table:style-name="ce7" table:formula="of:=[.H392]" office:value-type="float" office:value="559">
            <text:p>559</text:p>
          </table:table-cell>
          <table:table-cell office:value-type="float" office:value="559">
            <text:p>559</text:p>
          </table:table-cell>
          <table:table-cell office:value-type="string">
            <text:p>1600000US2731526</text:p>
          </table:table-cell>
          <table:table-cell office:value-type="float" office:value="2731526">
            <text:p>2731526</text:p>
          </table:table-cell>
          <table:table-cell table:formula="of:=[.C392]/[.H392]" office:value-type="currency" office:currency="USD" office:value="381.372093023256">
            <text:p>$381.37</text:p>
          </table:table-cell>
          <table:table-cell table:formula="of:=[.D392]/[.H392]" office:value-type="currency" office:currency="USD" office:value="17.9033989266547">
            <text:p>$17.9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JACKSON</text:p>
          </table:table-cell>
          <table:table-cell table:style-name="ce3" office:value-type="currency" office:currency="USD" office:value="1086755">
            <text:p>$1,086,755</text:p>
          </table:table-cell>
          <table:table-cell table:style-name="ce3" office:value-type="currency" office:currency="USD" office:value="1291985">
            <text:p>$1,291,985</text:p>
          </table:table-cell>
          <table:table-cell table:style-name="ce3" office:value-type="currency" office:currency="USD" office:value="205230">
            <text:p>$205,230</text:p>
          </table:table-cell>
          <table:table-cell table:style-name="ce6" office:value-type="percentage" office:value="0.1888">
            <text:p>18.88%</text:p>
          </table:table-cell>
          <table:table-cell office:value-type="string">
            <text:p>Jackson </text:p>
          </table:table-cell>
          <table:table-cell table:style-name="ce7" table:formula="of:=[.H393]" office:value-type="float" office:value="3299">
            <text:p>3,299</text:p>
          </table:table-cell>
          <table:table-cell office:value-type="float" office:value="3299">
            <text:p>3299</text:p>
          </table:table-cell>
          <table:table-cell office:value-type="string">
            <text:p>1600000US2731562</text:p>
          </table:table-cell>
          <table:table-cell office:value-type="float" office:value="2731562">
            <text:p>2731562</text:p>
          </table:table-cell>
          <table:table-cell table:formula="of:=[.C393]/[.H393]" office:value-type="currency" office:currency="USD" office:value="391.629281600485">
            <text:p>$391.63</text:p>
          </table:table-cell>
          <table:table-cell table:formula="of:=[.D393]/[.H393]" office:value-type="currency" office:currency="USD" office:value="62.209760533495">
            <text:p>$62.2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JANESVILLE</text:p>
          </table:table-cell>
          <table:table-cell table:style-name="ce3" office:value-type="currency" office:currency="USD" office:value="724872">
            <text:p>$724,872</text:p>
          </table:table-cell>
          <table:table-cell table:style-name="ce3" office:value-type="currency" office:currency="USD" office:value="775075">
            <text:p>$775,075</text:p>
          </table:table-cell>
          <table:table-cell table:style-name="ce3" office:value-type="currency" office:currency="USD" office:value="50203">
            <text:p>$50,203</text:p>
          </table:table-cell>
          <table:table-cell table:style-name="ce6" office:value-type="percentage" office:value="0.0693">
            <text:p>6.93%</text:p>
          </table:table-cell>
          <table:table-cell office:value-type="string">
            <text:p>Janesville </text:p>
          </table:table-cell>
          <table:table-cell table:style-name="ce7" table:formula="of:=[.H394]" office:value-type="float" office:value="2256">
            <text:p>2,256</text:p>
          </table:table-cell>
          <table:table-cell office:value-type="float" office:value="2256">
            <text:p>2256</text:p>
          </table:table-cell>
          <table:table-cell office:value-type="string">
            <text:p>1600000US2731706</text:p>
          </table:table-cell>
          <table:table-cell office:value-type="float" office:value="2731706">
            <text:p>2731706</text:p>
          </table:table-cell>
          <table:table-cell table:formula="of:=[.C394]/[.H394]" office:value-type="currency" office:currency="USD" office:value="343.561613475177">
            <text:p>$343.56</text:p>
          </table:table-cell>
          <table:table-cell table:formula="of:=[.D394]/[.H394]" office:value-type="currency" office:currency="USD" office:value="22.2531028368794">
            <text:p>$22.2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JASPER</text:p>
          </table:table-cell>
          <table:table-cell table:style-name="ce3" office:value-type="currency" office:currency="USD" office:value="182806">
            <text:p>$182,806</text:p>
          </table:table-cell>
          <table:table-cell table:style-name="ce3" office:value-type="currency" office:currency="USD" office:value="206478">
            <text:p>$206,478</text:p>
          </table:table-cell>
          <table:table-cell table:style-name="ce3" office:value-type="currency" office:currency="USD" office:value="23672">
            <text:p>$23,672</text:p>
          </table:table-cell>
          <table:table-cell table:style-name="ce6" office:value-type="percentage" office:value="0.1295">
            <text:p>12.95%</text:p>
          </table:table-cell>
          <table:table-cell office:value-type="string">
            <text:p>Jasper </text:p>
          </table:table-cell>
          <table:table-cell table:style-name="ce7" table:formula="of:=[.H395]" office:value-type="float" office:value="633">
            <text:p>633</text:p>
          </table:table-cell>
          <table:table-cell office:value-type="float" office:value="633">
            <text:p>633</text:p>
          </table:table-cell>
          <table:table-cell office:value-type="string">
            <text:p>1600000US2731760</text:p>
          </table:table-cell>
          <table:table-cell office:value-type="float" office:value="2731760">
            <text:p>2731760</text:p>
          </table:table-cell>
          <table:table-cell table:formula="of:=[.C395]/[.H395]" office:value-type="currency" office:currency="USD" office:value="326.189573459716">
            <text:p>$326.19</text:p>
          </table:table-cell>
          <table:table-cell table:formula="of:=[.D395]/[.H395]" office:value-type="currency" office:currency="USD" office:value="37.3965244865719">
            <text:p>$37.4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JEFFERS</text:p>
          </table:table-cell>
          <table:table-cell table:style-name="ce3" office:value-type="currency" office:currency="USD" office:value="112493">
            <text:p>$112,493</text:p>
          </table:table-cell>
          <table:table-cell table:style-name="ce3" office:value-type="currency" office:currency="USD" office:value="116128">
            <text:p>$116,128</text:p>
          </table:table-cell>
          <table:table-cell table:style-name="ce3" office:value-type="currency" office:currency="USD" office:value="3635">
            <text:p>$3,635</text:p>
          </table:table-cell>
          <table:table-cell table:style-name="ce6" office:value-type="percentage" office:value="0.0323">
            <text:p>3.23%</text:p>
          </table:table-cell>
          <table:table-cell office:value-type="string">
            <text:p>Jeffers </text:p>
          </table:table-cell>
          <table:table-cell table:style-name="ce7" table:formula="of:=[.H396]" office:value-type="float" office:value="369">
            <text:p>369</text:p>
          </table:table-cell>
          <table:table-cell office:value-type="float" office:value="369">
            <text:p>369</text:p>
          </table:table-cell>
          <table:table-cell office:value-type="string">
            <text:p>1600000US2731796</text:p>
          </table:table-cell>
          <table:table-cell office:value-type="float" office:value="2731796">
            <text:p>2731796</text:p>
          </table:table-cell>
          <table:table-cell table:formula="of:=[.C396]/[.H396]" office:value-type="currency" office:currency="USD" office:value="314.710027100271">
            <text:p>$314.71</text:p>
          </table:table-cell>
          <table:table-cell table:formula="of:=[.D396]/[.H396]" office:value-type="currency" office:currency="USD" office:value="9.8509485094851">
            <text:p>$9.8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JENKINS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5387">
            <text:p>$5,387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Jenkins </text:p>
          </table:table-cell>
          <table:table-cell table:style-name="ce7" table:formula="of:=[.H397]" office:value-type="float" office:value="430">
            <text:p>430</text:p>
          </table:table-cell>
          <table:table-cell office:value-type="float" office:value="430">
            <text:p>430</text:p>
          </table:table-cell>
          <table:table-cell office:value-type="string">
            <text:p>1600000US2731832</text:p>
          </table:table-cell>
          <table:table-cell office:value-type="float" office:value="2731832">
            <text:p>2731832</text:p>
          </table:table-cell>
          <table:table-cell table:formula="of:=[.C397]/[.H397]" office:value-type="currency" office:currency="USD" office:value="12.5279069767442">
            <text:p>$12.53</text:p>
          </table:table-cell>
          <table:table-cell table:formula="of:=[.D397]/[.H397]" office:value-type="currency" office:currency="USD" office:value="12.5279069767442">
            <text:p>$12.5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JOHNSON</text:p>
          </table:table-cell>
          <table:table-cell table:number-columns-repeated="2" table:style-name="ce3" office:value-type="currency" office:currency="USD" office:value="7000">
            <text:p>$7,00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Johnson </text:p>
          </table:table-cell>
          <table:table-cell table:style-name="ce7" table:formula="of:=[.H398]"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string">
            <text:p>1600000US2732012</text:p>
          </table:table-cell>
          <table:table-cell office:value-type="float" office:value="2732012">
            <text:p>2732012</text:p>
          </table:table-cell>
          <table:table-cell table:formula="of:=[.C398]/[.H398]" office:value-type="currency" office:currency="USD" office:value="241.379310344828">
            <text:p>$241.38</text:p>
          </table:table-cell>
          <table:table-cell table:formula="of:=[.D398]/[.H398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JORDAN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37091">
            <text:p>$237,091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Jordan </text:p>
          </table:table-cell>
          <table:table-cell table:style-name="ce7" table:formula="of:=[.H399]" office:value-type="float" office:value="5470">
            <text:p>5,470</text:p>
          </table:table-cell>
          <table:table-cell office:value-type="float" office:value="5470">
            <text:p>5470</text:p>
          </table:table-cell>
          <table:table-cell office:value-type="string">
            <text:p>1600000US2732174</text:p>
          </table:table-cell>
          <table:table-cell office:value-type="float" office:value="2732174">
            <text:p>2732174</text:p>
          </table:table-cell>
          <table:table-cell table:formula="of:=[.C399]/[.H399]" office:value-type="currency" office:currency="USD" office:value="43.3438756855576">
            <text:p>$43.34</text:p>
          </table:table-cell>
          <table:table-cell table:formula="of:=[.D399]/[.H399]" office:value-type="currency" office:currency="USD" office:value="43.3438756855576">
            <text:p>$43.3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KANDIYOHI</text:p>
          </table:table-cell>
          <table:table-cell table:style-name="ce3" office:value-type="currency" office:currency="USD" office:value="97952">
            <text:p>$97,952</text:p>
          </table:table-cell>
          <table:table-cell table:style-name="ce3" office:value-type="currency" office:currency="USD" office:value="114797">
            <text:p>$114,797</text:p>
          </table:table-cell>
          <table:table-cell table:style-name="ce3" office:value-type="currency" office:currency="USD" office:value="16845">
            <text:p>$16,845</text:p>
          </table:table-cell>
          <table:table-cell table:style-name="ce6" office:value-type="percentage" office:value="0.172">
            <text:p>17.20%</text:p>
          </table:table-cell>
          <table:table-cell office:value-type="string">
            <text:p>Kandiyohi </text:p>
          </table:table-cell>
          <table:table-cell table:style-name="ce7" table:formula="of:=[.H400]" office:value-type="float" office:value="491">
            <text:p>491</text:p>
          </table:table-cell>
          <table:table-cell office:value-type="float" office:value="491">
            <text:p>491</text:p>
          </table:table-cell>
          <table:table-cell office:value-type="string">
            <text:p>1600000US2732372</text:p>
          </table:table-cell>
          <table:table-cell office:value-type="float" office:value="2732372">
            <text:p>2732372</text:p>
          </table:table-cell>
          <table:table-cell table:formula="of:=[.C400]/[.H400]" office:value-type="currency" office:currency="USD" office:value="233.802443991853">
            <text:p>$233.80</text:p>
          </table:table-cell>
          <table:table-cell table:formula="of:=[.D400]/[.H400]" office:value-type="currency" office:currency="USD" office:value="34.3075356415479">
            <text:p>$34.3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KARLSTAD</text:p>
          </table:table-cell>
          <table:table-cell table:style-name="ce3" office:value-type="currency" office:currency="USD" office:value="232848">
            <text:p>$232,848</text:p>
          </table:table-cell>
          <table:table-cell table:style-name="ce3" office:value-type="currency" office:currency="USD" office:value="260382">
            <text:p>$260,382</text:p>
          </table:table-cell>
          <table:table-cell table:style-name="ce3" office:value-type="currency" office:currency="USD" office:value="27534">
            <text:p>$27,534</text:p>
          </table:table-cell>
          <table:table-cell table:style-name="ce6" office:value-type="percentage" office:value="0.1182">
            <text:p>11.82%</text:p>
          </table:table-cell>
          <table:table-cell office:value-type="string">
            <text:p>Karlstad </text:p>
          </table:table-cell>
          <table:table-cell table:style-name="ce7" table:formula="of:=[.H401]" office:value-type="float" office:value="760">
            <text:p>760</text:p>
          </table:table-cell>
          <table:table-cell office:value-type="float" office:value="760">
            <text:p>760</text:p>
          </table:table-cell>
          <table:table-cell office:value-type="string">
            <text:p>1600000US2732444</text:p>
          </table:table-cell>
          <table:table-cell office:value-type="float" office:value="2732444">
            <text:p>2732444</text:p>
          </table:table-cell>
          <table:table-cell table:formula="of:=[.C401]/[.H401]" office:value-type="currency" office:currency="USD" office:value="342.607894736842">
            <text:p>$342.61</text:p>
          </table:table-cell>
          <table:table-cell table:formula="of:=[.D401]/[.H401]" office:value-type="currency" office:currency="USD" office:value="36.2289473684211">
            <text:p>$36.2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KASOTA</text:p>
          </table:table-cell>
          <table:table-cell table:style-name="ce3" office:value-type="currency" office:currency="USD" office:value="143296">
            <text:p>$143,296</text:p>
          </table:table-cell>
          <table:table-cell table:style-name="ce3" office:value-type="currency" office:currency="USD" office:value="168056">
            <text:p>$168,056</text:p>
          </table:table-cell>
          <table:table-cell table:style-name="ce3" office:value-type="currency" office:currency="USD" office:value="24760">
            <text:p>$24,760</text:p>
          </table:table-cell>
          <table:table-cell table:style-name="ce6" office:value-type="percentage" office:value="0.1728">
            <text:p>17.28%</text:p>
          </table:table-cell>
          <table:table-cell office:value-type="string">
            <text:p>Kasota </text:p>
          </table:table-cell>
          <table:table-cell table:style-name="ce7" table:formula="of:=[.H402]" office:value-type="float" office:value="675">
            <text:p>675</text:p>
          </table:table-cell>
          <table:table-cell office:value-type="float" office:value="675">
            <text:p>675</text:p>
          </table:table-cell>
          <table:table-cell office:value-type="string">
            <text:p>1600000US2732462</text:p>
          </table:table-cell>
          <table:table-cell office:value-type="float" office:value="2732462">
            <text:p>2732462</text:p>
          </table:table-cell>
          <table:table-cell table:formula="of:=[.C402]/[.H402]" office:value-type="currency" office:currency="USD" office:value="248.971851851852">
            <text:p>$248.97</text:p>
          </table:table-cell>
          <table:table-cell table:formula="of:=[.D402]/[.H402]" office:value-type="currency" office:currency="USD" office:value="36.6814814814815">
            <text:p>$36.6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KASSON</text:p>
          </table:table-cell>
          <table:table-cell table:style-name="ce3" office:value-type="currency" office:currency="USD" office:value="780209">
            <text:p>$780,209</text:p>
          </table:table-cell>
          <table:table-cell table:style-name="ce3" office:value-type="currency" office:currency="USD" office:value="982348">
            <text:p>$982,348</text:p>
          </table:table-cell>
          <table:table-cell table:style-name="ce3" office:value-type="currency" office:currency="USD" office:value="202139">
            <text:p>$202,139</text:p>
          </table:table-cell>
          <table:table-cell table:style-name="ce6" office:value-type="percentage" office:value="0.2591">
            <text:p>25.91%</text:p>
          </table:table-cell>
          <table:table-cell office:value-type="string">
            <text:p>Kasson </text:p>
          </table:table-cell>
          <table:table-cell table:style-name="ce7" table:formula="of:=[.H403]" office:value-type="float" office:value="5931">
            <text:p>5,931</text:p>
          </table:table-cell>
          <table:table-cell office:value-type="float" office:value="5931">
            <text:p>5931</text:p>
          </table:table-cell>
          <table:table-cell office:value-type="string">
            <text:p>1600000US2732498</text:p>
          </table:table-cell>
          <table:table-cell office:value-type="float" office:value="2732498">
            <text:p>2732498</text:p>
          </table:table-cell>
          <table:table-cell table:formula="of:=[.C403]/[.H403]" office:value-type="currency" office:currency="USD" office:value="165.629404822121">
            <text:p>$165.63</text:p>
          </table:table-cell>
          <table:table-cell table:formula="of:=[.D403]/[.H403]" office:value-type="currency" office:currency="USD" office:value="34.0817737312426">
            <text:p>$34.0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KEEWATIN</text:p>
          </table:table-cell>
          <table:table-cell table:style-name="ce3" office:value-type="currency" office:currency="USD" office:value="343738">
            <text:p>$343,738</text:p>
          </table:table-cell>
          <table:table-cell table:style-name="ce3" office:value-type="currency" office:currency="USD" office:value="378009">
            <text:p>$378,009</text:p>
          </table:table-cell>
          <table:table-cell table:style-name="ce3" office:value-type="currency" office:currency="USD" office:value="34271">
            <text:p>$34,271</text:p>
          </table:table-cell>
          <table:table-cell table:style-name="ce6" office:value-type="percentage" office:value="0.0997">
            <text:p>9.97%</text:p>
          </table:table-cell>
          <table:table-cell office:value-type="string">
            <text:p>Keewatin </text:p>
          </table:table-cell>
          <table:table-cell table:style-name="ce7" table:formula="of:=[.H404]" office:value-type="float" office:value="1068">
            <text:p>1,068</text:p>
          </table:table-cell>
          <table:table-cell office:value-type="float" office:value="1068">
            <text:p>1068</text:p>
          </table:table-cell>
          <table:table-cell office:value-type="string">
            <text:p>1600000US2732570</text:p>
          </table:table-cell>
          <table:table-cell office:value-type="float" office:value="2732570">
            <text:p>2732570</text:p>
          </table:table-cell>
          <table:table-cell table:formula="of:=[.C404]/[.H404]" office:value-type="currency" office:currency="USD" office:value="353.941011235955">
            <text:p>$353.94</text:p>
          </table:table-cell>
          <table:table-cell table:formula="of:=[.D404]/[.H404]" office:value-type="currency" office:currency="USD" office:value="32.0889513108614">
            <text:p>$32.0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KELLIHER</text:p>
          </table:table-cell>
          <table:table-cell table:number-columns-repeated="2" table:style-name="ce3" office:value-type="currency" office:currency="USD" office:value="107307">
            <text:p>$107,307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Kelliher </text:p>
          </table:table-cell>
          <table:table-cell table:style-name="ce7" table:formula="of:=[.H405]" office:value-type="float" office:value="262">
            <text:p>262</text:p>
          </table:table-cell>
          <table:table-cell office:value-type="float" office:value="262">
            <text:p>262</text:p>
          </table:table-cell>
          <table:table-cell office:value-type="string">
            <text:p>1600000US2732606</text:p>
          </table:table-cell>
          <table:table-cell office:value-type="float" office:value="2732606">
            <text:p>2732606</text:p>
          </table:table-cell>
          <table:table-cell table:formula="of:=[.C405]/[.H405]" office:value-type="currency" office:currency="USD" office:value="409.568702290076">
            <text:p>$409.57</text:p>
          </table:table-cell>
          <table:table-cell table:formula="of:=[.D405]/[.H405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KELLOGG</text:p>
          </table:table-cell>
          <table:table-cell table:style-name="ce3" office:value-type="currency" office:currency="USD" office:value="83859">
            <text:p>$83,859</text:p>
          </table:table-cell>
          <table:table-cell table:style-name="ce3" office:value-type="currency" office:currency="USD" office:value="93910">
            <text:p>$93,910</text:p>
          </table:table-cell>
          <table:table-cell table:style-name="ce3" office:value-type="currency" office:currency="USD" office:value="10051">
            <text:p>$10,051</text:p>
          </table:table-cell>
          <table:table-cell table:style-name="ce6" office:value-type="percentage" office:value="0.1199">
            <text:p>11.99%</text:p>
          </table:table-cell>
          <table:table-cell office:value-type="string">
            <text:p>Kellogg </text:p>
          </table:table-cell>
          <table:table-cell table:style-name="ce7" table:formula="of:=[.H406]" office:value-type="float" office:value="456">
            <text:p>456</text:p>
          </table:table-cell>
          <table:table-cell office:value-type="float" office:value="456">
            <text:p>456</text:p>
          </table:table-cell>
          <table:table-cell office:value-type="string">
            <text:p>1600000US2732642</text:p>
          </table:table-cell>
          <table:table-cell office:value-type="float" office:value="2732642">
            <text:p>2732642</text:p>
          </table:table-cell>
          <table:table-cell table:formula="of:=[.C406]/[.H406]" office:value-type="currency" office:currency="USD" office:value="205.94298245614">
            <text:p>$205.94</text:p>
          </table:table-cell>
          <table:table-cell table:formula="of:=[.D406]/[.H406]" office:value-type="currency" office:currency="USD" office:value="22.0416666666667">
            <text:p>$22.0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KENNEDY</text:p>
          </table:table-cell>
          <table:table-cell table:number-columns-repeated="2" table:style-name="ce3" office:value-type="currency" office:currency="USD" office:value="66764">
            <text:p>$66,764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Kennedy </text:p>
          </table:table-cell>
          <table:table-cell table:style-name="ce7" table:formula="of:=[.H407]" office:value-type="float" office:value="193">
            <text:p>193</text:p>
          </table:table-cell>
          <table:table-cell office:value-type="float" office:value="193">
            <text:p>193</text:p>
          </table:table-cell>
          <table:table-cell office:value-type="string">
            <text:p>1600000US2732732</text:p>
          </table:table-cell>
          <table:table-cell office:value-type="float" office:value="2732732">
            <text:p>2732732</text:p>
          </table:table-cell>
          <table:table-cell table:formula="of:=[.C407]/[.H407]" office:value-type="currency" office:currency="USD" office:value="345.927461139896">
            <text:p>$345.93</text:p>
          </table:table-cell>
          <table:table-cell table:formula="of:=[.D407]/[.H407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KENNETH</text:p>
          </table:table-cell>
          <table:table-cell table:style-name="ce3" office:value-type="currency" office:currency="USD" office:value="10330">
            <text:p>$10,330</text:p>
          </table:table-cell>
          <table:table-cell table:style-name="ce3" office:value-type="currency" office:currency="USD" office:value="10536">
            <text:p>$10,536</text:p>
          </table:table-cell>
          <table:table-cell table:style-name="ce3" office:value-type="currency" office:currency="USD" office:value="206">
            <text:p>$206</text:p>
          </table:table-cell>
          <table:table-cell table:style-name="ce6" office:value-type="percentage" office:value="0.0199">
            <text:p>1.99%</text:p>
          </table:table-cell>
          <table:table-cell office:value-type="string">
            <text:p>Kenneth </text:p>
          </table:table-cell>
          <table:table-cell table:style-name="ce7" table:formula="of:=[.H408]"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string">
            <text:p>1600000US2732750</text:p>
          </table:table-cell>
          <table:table-cell office:value-type="float" office:value="2732750">
            <text:p>2732750</text:p>
          </table:table-cell>
          <table:table-cell table:formula="of:=[.C408]/[.H408]" office:value-type="currency" office:currency="USD" office:value="154.941176470588">
            <text:p>$154.94</text:p>
          </table:table-cell>
          <table:table-cell table:formula="of:=[.D408]/[.H408]" office:value-type="currency" office:currency="USD" office:value="3.02941176470588">
            <text:p>$3.0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KENSINGTON</text:p>
          </table:table-cell>
          <table:table-cell table:style-name="ce3" office:value-type="currency" office:currency="USD" office:value="54270">
            <text:p>$54,270</text:p>
          </table:table-cell>
          <table:table-cell table:style-name="ce3" office:value-type="currency" office:currency="USD" office:value="60471">
            <text:p>$60,471</text:p>
          </table:table-cell>
          <table:table-cell table:style-name="ce3" office:value-type="currency" office:currency="USD" office:value="6201">
            <text:p>$6,201</text:p>
          </table:table-cell>
          <table:table-cell table:style-name="ce6" office:value-type="percentage" office:value="0.1143">
            <text:p>11.43%</text:p>
          </table:table-cell>
          <table:table-cell office:value-type="string">
            <text:p>Kensington </text:p>
          </table:table-cell>
          <table:table-cell table:style-name="ce7" table:formula="of:=[.H409]" office:value-type="float" office:value="292">
            <text:p>292</text:p>
          </table:table-cell>
          <table:table-cell office:value-type="float" office:value="292">
            <text:p>292</text:p>
          </table:table-cell>
          <table:table-cell office:value-type="string">
            <text:p>1600000US2732768</text:p>
          </table:table-cell>
          <table:table-cell office:value-type="float" office:value="2732768">
            <text:p>2732768</text:p>
          </table:table-cell>
          <table:table-cell table:formula="of:=[.C409]/[.H409]" office:value-type="currency" office:currency="USD" office:value="207.092465753425">
            <text:p>$207.09</text:p>
          </table:table-cell>
          <table:table-cell table:formula="of:=[.D409]/[.H409]" office:value-type="currency" office:currency="USD" office:value="21.236301369863">
            <text:p>$21.2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KENT</text:p>
          </table:table-cell>
          <table:table-cell table:style-name="ce3" office:value-type="currency" office:currency="USD" office:value="20567">
            <text:p>$20,567</text:p>
          </table:table-cell>
          <table:table-cell table:style-name="ce3" office:value-type="currency" office:currency="USD" office:value="21171">
            <text:p>$21,171</text:p>
          </table:table-cell>
          <table:table-cell table:style-name="ce3" office:value-type="currency" office:currency="USD" office:value="604">
            <text:p>$604</text:p>
          </table:table-cell>
          <table:table-cell table:style-name="ce6" office:value-type="percentage" office:value="0.0294">
            <text:p>2.94%</text:p>
          </table:table-cell>
          <table:table-cell office:value-type="string">
            <text:p>Kent </text:p>
          </table:table-cell>
          <table:table-cell table:style-name="ce7" table:formula="of:=[.H410]" office:value-type="float" office:value="81">
            <text:p>81</text:p>
          </table:table-cell>
          <table:table-cell office:value-type="float" office:value="81">
            <text:p>81</text:p>
          </table:table-cell>
          <table:table-cell office:value-type="string">
            <text:p>1600000US2732786</text:p>
          </table:table-cell>
          <table:table-cell office:value-type="float" office:value="2732786">
            <text:p>2732786</text:p>
          </table:table-cell>
          <table:table-cell table:formula="of:=[.C410]/[.H410]" office:value-type="currency" office:currency="USD" office:value="261.37037037037">
            <text:p>$261.37</text:p>
          </table:table-cell>
          <table:table-cell table:formula="of:=[.D410]/[.H410]" office:value-type="currency" office:currency="USD" office:value="7.45679012345679">
            <text:p>$7.4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KENYON</text:p>
          </table:table-cell>
          <table:table-cell table:style-name="ce3" office:value-type="currency" office:currency="USD" office:value="466643">
            <text:p>$466,643</text:p>
          </table:table-cell>
          <table:table-cell table:style-name="ce3" office:value-type="currency" office:currency="USD" office:value="516686">
            <text:p>$516,686</text:p>
          </table:table-cell>
          <table:table-cell table:style-name="ce3" office:value-type="currency" office:currency="USD" office:value="50043">
            <text:p>$50,043</text:p>
          </table:table-cell>
          <table:table-cell table:style-name="ce6" office:value-type="percentage" office:value="0.1072">
            <text:p>10.72%</text:p>
          </table:table-cell>
          <table:table-cell office:value-type="string">
            <text:p>Kenyon </text:p>
          </table:table-cell>
          <table:table-cell table:style-name="ce7" table:formula="of:=[.H411]" office:value-type="float" office:value="1815">
            <text:p>1,815</text:p>
          </table:table-cell>
          <table:table-cell office:value-type="float" office:value="1815">
            <text:p>1815</text:p>
          </table:table-cell>
          <table:table-cell office:value-type="string">
            <text:p>1600000US2732840</text:p>
          </table:table-cell>
          <table:table-cell office:value-type="float" office:value="2732840">
            <text:p>2732840</text:p>
          </table:table-cell>
          <table:table-cell table:formula="of:=[.C411]/[.H411]" office:value-type="currency" office:currency="USD" office:value="284.675482093664">
            <text:p>$284.68</text:p>
          </table:table-cell>
          <table:table-cell table:formula="of:=[.D411]/[.H411]" office:value-type="currency" office:currency="USD" office:value="27.5719008264463">
            <text:p>$27.5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KERKHOVEN</text:p>
          </table:table-cell>
          <table:table-cell table:style-name="ce3" office:value-type="currency" office:currency="USD" office:value="185283">
            <text:p>$185,283</text:p>
          </table:table-cell>
          <table:table-cell table:style-name="ce3" office:value-type="currency" office:currency="USD" office:value="217168">
            <text:p>$217,168</text:p>
          </table:table-cell>
          <table:table-cell table:style-name="ce3" office:value-type="currency" office:currency="USD" office:value="31885">
            <text:p>$31,885</text:p>
          </table:table-cell>
          <table:table-cell table:style-name="ce6" office:value-type="percentage" office:value="0.1721">
            <text:p>17.21%</text:p>
          </table:table-cell>
          <table:table-cell office:value-type="string">
            <text:p>Kerkhoven </text:p>
          </table:table-cell>
          <table:table-cell table:style-name="ce7" table:formula="of:=[.H412]" office:value-type="float" office:value="759">
            <text:p>759</text:p>
          </table:table-cell>
          <table:table-cell office:value-type="float" office:value="759">
            <text:p>759</text:p>
          </table:table-cell>
          <table:table-cell office:value-type="string">
            <text:p>1600000US2732876</text:p>
          </table:table-cell>
          <table:table-cell office:value-type="float" office:value="2732876">
            <text:p>2732876</text:p>
          </table:table-cell>
          <table:table-cell table:formula="of:=[.C412]/[.H412]" office:value-type="currency" office:currency="USD" office:value="286.123847167325">
            <text:p>$286.12</text:p>
          </table:table-cell>
          <table:table-cell table:formula="of:=[.D412]/[.H412]" office:value-type="currency" office:currency="USD" office:value="42.0092226613966">
            <text:p>$42.0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KERRICK</text:p>
          </table:table-cell>
          <table:table-cell table:style-name="ce3" office:value-type="currency" office:currency="USD" office:value="3489">
            <text:p>$3,489</text:p>
          </table:table-cell>
          <table:table-cell table:style-name="ce3" office:value-type="currency" office:currency="USD" office:value="5352">
            <text:p>$5,352</text:p>
          </table:table-cell>
          <table:table-cell table:style-name="ce3" office:value-type="currency" office:currency="USD" office:value="1863">
            <text:p>$1,863</text:p>
          </table:table-cell>
          <table:table-cell table:style-name="ce6" office:value-type="percentage" office:value="0.534">
            <text:p>53.40%</text:p>
          </table:table-cell>
          <table:table-cell office:value-type="string">
            <text:p>Kerrick </text:p>
          </table:table-cell>
          <table:table-cell table:style-name="ce7" table:formula="of:=[.H413]"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string">
            <text:p>1600000US2732912</text:p>
          </table:table-cell>
          <table:table-cell office:value-type="float" office:value="2732912">
            <text:p>2732912</text:p>
          </table:table-cell>
          <table:table-cell table:formula="of:=[.C413]/[.H413]" office:value-type="currency" office:currency="USD" office:value="82.3384615384616">
            <text:p>$82.34</text:p>
          </table:table-cell>
          <table:table-cell table:formula="of:=[.D413]/[.H413]" office:value-type="currency" office:currency="USD" office:value="28.6615384615385">
            <text:p>$28.6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KETTLE RIVER</text:p>
          </table:table-cell>
          <table:table-cell table:style-name="ce3" office:value-type="currency" office:currency="USD" office:value="22510">
            <text:p>$22,510</text:p>
          </table:table-cell>
          <table:table-cell table:style-name="ce3" office:value-type="currency" office:currency="USD" office:value="27092">
            <text:p>$27,092</text:p>
          </table:table-cell>
          <table:table-cell table:style-name="ce3" office:value-type="currency" office:currency="USD" office:value="4582">
            <text:p>$4,582</text:p>
          </table:table-cell>
          <table:table-cell table:style-name="ce6" office:value-type="percentage" office:value="0.2036">
            <text:p>20.36%</text:p>
          </table:table-cell>
          <table:table-cell office:value-type="string">
            <text:p>Kettle River </text:p>
          </table:table-cell>
          <table:table-cell table:style-name="ce7" table:formula="of:=[.H414]" office:value-type="float" office:value="180">
            <text:p>180</text:p>
          </table:table-cell>
          <table:table-cell office:value-type="float" office:value="180">
            <text:p>180</text:p>
          </table:table-cell>
          <table:table-cell office:value-type="string">
            <text:p>1600000US2732966</text:p>
          </table:table-cell>
          <table:table-cell office:value-type="float" office:value="2732966">
            <text:p>2732966</text:p>
          </table:table-cell>
          <table:table-cell table:formula="of:=[.C414]/[.H414]" office:value-type="currency" office:currency="USD" office:value="150.511111111111">
            <text:p>$150.51</text:p>
          </table:table-cell>
          <table:table-cell table:formula="of:=[.D414]/[.H414]" office:value-type="currency" office:currency="USD" office:value="25.4555555555556">
            <text:p>$25.4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KIESTER</text:p>
          </table:table-cell>
          <table:table-cell table:style-name="ce3" office:value-type="currency" office:currency="USD" office:value="151029">
            <text:p>$151,029</text:p>
          </table:table-cell>
          <table:table-cell table:style-name="ce3" office:value-type="currency" office:currency="USD" office:value="165486">
            <text:p>$165,486</text:p>
          </table:table-cell>
          <table:table-cell table:style-name="ce3" office:value-type="currency" office:currency="USD" office:value="14457">
            <text:p>$14,457</text:p>
          </table:table-cell>
          <table:table-cell table:style-name="ce6" office:value-type="percentage" office:value="0.0957">
            <text:p>9.57%</text:p>
          </table:table-cell>
          <table:table-cell office:value-type="string">
            <text:p>Kiester </text:p>
          </table:table-cell>
          <table:table-cell table:style-name="ce7" table:formula="of:=[.H415]" office:value-type="float" office:value="501">
            <text:p>501</text:p>
          </table:table-cell>
          <table:table-cell office:value-type="float" office:value="501">
            <text:p>501</text:p>
          </table:table-cell>
          <table:table-cell office:value-type="string">
            <text:p>1600000US2733056</text:p>
          </table:table-cell>
          <table:table-cell office:value-type="float" office:value="2733056">
            <text:p>2733056</text:p>
          </table:table-cell>
          <table:table-cell table:formula="of:=[.C415]/[.H415]" office:value-type="currency" office:currency="USD" office:value="330.311377245509">
            <text:p>$330.31</text:p>
          </table:table-cell>
          <table:table-cell table:formula="of:=[.D415]/[.H415]" office:value-type="currency" office:currency="USD" office:value="28.8562874251497">
            <text:p>$28.8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KILKENNY</text:p>
          </table:table-cell>
          <table:table-cell table:number-columns-repeated="2" table:style-name="ce3" office:value-type="currency" office:currency="USD" office:value="35924">
            <text:p>$35,924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Kilkenny </text:p>
          </table:table-cell>
          <table:table-cell table:style-name="ce7" table:formula="of:=[.H416]"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string">
            <text:p>1600000US2733110</text:p>
          </table:table-cell>
          <table:table-cell office:value-type="float" office:value="2733110">
            <text:p>2733110</text:p>
          </table:table-cell>
          <table:table-cell table:formula="of:=[.C416]/[.H416]" office:value-type="currency" office:currency="USD" office:value="268.089552238806">
            <text:p>$268.09</text:p>
          </table:table-cell>
          <table:table-cell table:formula="of:=[.D416]/[.H416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KIMBALL</text:p>
          </table:table-cell>
          <table:table-cell table:style-name="ce3" office:value-type="currency" office:currency="USD" office:value="117942">
            <text:p>$117,942</text:p>
          </table:table-cell>
          <table:table-cell table:style-name="ce3" office:value-type="currency" office:currency="USD" office:value="146839">
            <text:p>$146,839</text:p>
          </table:table-cell>
          <table:table-cell table:style-name="ce3" office:value-type="currency" office:currency="USD" office:value="28897">
            <text:p>$28,897</text:p>
          </table:table-cell>
          <table:table-cell table:style-name="ce6" office:value-type="percentage" office:value="0.245">
            <text:p>24.50%</text:p>
          </table:table-cell>
          <table:table-cell office:value-type="string">
            <text:p>Kimball </text:p>
          </table:table-cell>
          <table:table-cell table:style-name="ce7" table:formula="of:=[.H417]" office:value-type="float" office:value="762">
            <text:p>762</text:p>
          </table:table-cell>
          <table:table-cell office:value-type="float" office:value="762">
            <text:p>762</text:p>
          </table:table-cell>
          <table:table-cell office:value-type="string">
            <text:p>1600000US2733164</text:p>
          </table:table-cell>
          <table:table-cell office:value-type="float" office:value="2733164">
            <text:p>2733164</text:p>
          </table:table-cell>
          <table:table-cell table:formula="of:=[.C417]/[.H417]" office:value-type="currency" office:currency="USD" office:value="192.702099737533">
            <text:p>$192.70</text:p>
          </table:table-cell>
          <table:table-cell table:formula="of:=[.D417]/[.H417]" office:value-type="currency" office:currency="USD" office:value="37.9225721784777">
            <text:p>$37.9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KINBRAE</text:p>
          </table:table-cell>
          <table:table-cell table:number-columns-repeated="2" table:style-name="ce3" office:value-type="currency" office:currency="USD" office:value="201">
            <text:p>$201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Kinbrae </text:p>
          </table:table-cell>
          <table:table-cell table:style-name="ce7" table:formula="of:=[.H418]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string">
            <text:p>1600000US2733236</text:p>
          </table:table-cell>
          <table:table-cell office:value-type="float" office:value="2733236">
            <text:p>2733236</text:p>
          </table:table-cell>
          <table:table-cell table:formula="of:=[.C418]/[.H418]" office:value-type="currency" office:currency="USD" office:value="16.75">
            <text:p>$16.75</text:p>
          </table:table-cell>
          <table:table-cell table:formula="of:=[.D418]/[.H418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KINGSTON</text:p>
          </table:table-cell>
          <table:table-cell table:style-name="ce3" office:value-type="currency" office:currency="USD" office:value="12833">
            <text:p>$12,833</text:p>
          </table:table-cell>
          <table:table-cell table:style-name="ce3" office:value-type="currency" office:currency="USD" office:value="17977">
            <text:p>$17,977</text:p>
          </table:table-cell>
          <table:table-cell table:style-name="ce3" office:value-type="currency" office:currency="USD" office:value="5144">
            <text:p>$5,144</text:p>
          </table:table-cell>
          <table:table-cell table:style-name="ce6" office:value-type="percentage" office:value="0.4008">
            <text:p>40.08%</text:p>
          </table:table-cell>
          <table:table-cell office:value-type="string">
            <text:p>Kingston </text:p>
          </table:table-cell>
          <table:table-cell table:style-name="ce7" table:formula="of:=[.H419]" office:value-type="float" office:value="161">
            <text:p>161</text:p>
          </table:table-cell>
          <table:table-cell office:value-type="float" office:value="161">
            <text:p>161</text:p>
          </table:table-cell>
          <table:table-cell office:value-type="string">
            <text:p>1600000US2733344</text:p>
          </table:table-cell>
          <table:table-cell office:value-type="float" office:value="2733344">
            <text:p>2733344</text:p>
          </table:table-cell>
          <table:table-cell table:formula="of:=[.C419]/[.H419]" office:value-type="currency" office:currency="USD" office:value="111.658385093168">
            <text:p>$111.66</text:p>
          </table:table-cell>
          <table:table-cell table:formula="of:=[.D419]/[.H419]" office:value-type="currency" office:currency="USD" office:value="31.9503105590062">
            <text:p>$31.9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KINNEY</text:p>
          </table:table-cell>
          <table:table-cell table:number-columns-repeated="2" table:style-name="ce3" office:value-type="currency" office:currency="USD" office:value="59925">
            <text:p>$59,92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Kinney </text:p>
          </table:table-cell>
          <table:table-cell table:style-name="ce7" table:formula="of:=[.H420]" office:value-type="float" office:value="169">
            <text:p>169</text:p>
          </table:table-cell>
          <table:table-cell office:value-type="float" office:value="169">
            <text:p>169</text:p>
          </table:table-cell>
          <table:table-cell office:value-type="string">
            <text:p>1600000US2733416</text:p>
          </table:table-cell>
          <table:table-cell office:value-type="float" office:value="2733416">
            <text:p>2733416</text:p>
          </table:table-cell>
          <table:table-cell table:formula="of:=[.C420]/[.H420]" office:value-type="currency" office:currency="USD" office:value="354.585798816568">
            <text:p>$354.59</text:p>
          </table:table-cell>
          <table:table-cell table:formula="of:=[.D420]/[.H420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CRESCENT</text:p>
          </table:table-cell>
          <table:table-cell table:style-name="ce3" office:value-type="currency" office:currency="USD" office:value="422847">
            <text:p>$422,847</text:p>
          </table:table-cell>
          <table:table-cell table:style-name="ce3" office:value-type="currency" office:currency="USD" office:value="515089">
            <text:p>$515,089</text:p>
          </table:table-cell>
          <table:table-cell table:style-name="ce3" office:value-type="currency" office:currency="USD" office:value="92242">
            <text:p>$92,242</text:p>
          </table:table-cell>
          <table:table-cell table:style-name="ce6" office:value-type="percentage" office:value="0.2181">
            <text:p>21.81%</text:p>
          </table:table-cell>
          <table:table-cell office:value-type="string">
            <text:p>La Crescent </text:p>
          </table:table-cell>
          <table:table-cell table:style-name="ce7" table:formula="of:=[.H421]" office:value-type="float" office:value="4830">
            <text:p>4,830</text:p>
          </table:table-cell>
          <table:table-cell office:value-type="float" office:value="4830">
            <text:p>4830</text:p>
          </table:table-cell>
          <table:table-cell office:value-type="string">
            <text:p>1600000US2733866</text:p>
          </table:table-cell>
          <table:table-cell office:value-type="float" office:value="2733866">
            <text:p>2733866</text:p>
          </table:table-cell>
          <table:table-cell table:formula="of:=[.C421]/[.H421]" office:value-type="currency" office:currency="USD" office:value="106.643685300207">
            <text:p>$106.64</text:p>
          </table:table-cell>
          <table:table-cell table:formula="of:=[.D421]/[.H421]" office:value-type="currency" office:currency="USD" office:value="19.0977225672878">
            <text:p>$19.1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FAYETTE</text:p>
          </table:table-cell>
          <table:table-cell table:style-name="ce3" office:value-type="currency" office:currency="USD" office:value="120676">
            <text:p>$120,676</text:p>
          </table:table-cell>
          <table:table-cell table:style-name="ce3" office:value-type="currency" office:currency="USD" office:value="129923">
            <text:p>$129,923</text:p>
          </table:table-cell>
          <table:table-cell table:style-name="ce3" office:value-type="currency" office:currency="USD" office:value="9247">
            <text:p>$9,247</text:p>
          </table:table-cell>
          <table:table-cell table:style-name="ce6" office:value-type="percentage" office:value="0.0766">
            <text:p>7.66%</text:p>
          </table:table-cell>
          <table:table-cell office:value-type="string">
            <text:p>Lafayette </text:p>
          </table:table-cell>
          <table:table-cell table:style-name="ce7" table:formula="of:=[.H422]" office:value-type="float" office:value="504">
            <text:p>504</text:p>
          </table:table-cell>
          <table:table-cell office:value-type="float" office:value="504">
            <text:p>504</text:p>
          </table:table-cell>
          <table:table-cell office:value-type="string">
            <text:p>1600000US2733920</text:p>
          </table:table-cell>
          <table:table-cell office:value-type="float" office:value="2733920">
            <text:p>2733920</text:p>
          </table:table-cell>
          <table:table-cell table:formula="of:=[.C422]/[.H422]" office:value-type="currency" office:currency="USD" office:value="257.78373015873">
            <text:p>$257.78</text:p>
          </table:table-cell>
          <table:table-cell table:formula="of:=[.D422]/[.H422]" office:value-type="currency" office:currency="USD" office:value="18.3472222222222">
            <text:p>$18.3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KE BENTON</text:p>
          </table:table-cell>
          <table:table-cell table:style-name="ce3" office:value-type="currency" office:currency="USD" office:value="198628">
            <text:p>$198,628</text:p>
          </table:table-cell>
          <table:table-cell table:style-name="ce3" office:value-type="currency" office:currency="USD" office:value="223630">
            <text:p>$223,630</text:p>
          </table:table-cell>
          <table:table-cell table:style-name="ce3" office:value-type="currency" office:currency="USD" office:value="25002">
            <text:p>$25,002</text:p>
          </table:table-cell>
          <table:table-cell table:style-name="ce6" office:value-type="percentage" office:value="0.1259">
            <text:p>12.59%</text:p>
          </table:table-cell>
          <table:table-cell office:value-type="string">
            <text:p>Lake Benton </text:p>
          </table:table-cell>
          <table:table-cell table:style-name="ce7" table:formula="of:=[.H423]" office:value-type="float" office:value="683">
            <text:p>683</text:p>
          </table:table-cell>
          <table:table-cell office:value-type="float" office:value="683">
            <text:p>683</text:p>
          </table:table-cell>
          <table:table-cell office:value-type="string">
            <text:p>1600000US2734100</text:p>
          </table:table-cell>
          <table:table-cell office:value-type="float" office:value="2734100">
            <text:p>2734100</text:p>
          </table:table-cell>
          <table:table-cell table:formula="of:=[.C423]/[.H423]" office:value-type="currency" office:currency="USD" office:value="327.423133235725">
            <text:p>$327.42</text:p>
          </table:table-cell>
          <table:table-cell table:formula="of:=[.D423]/[.H423]" office:value-type="currency" office:currency="USD" office:value="36.606149341142">
            <text:p>$36.6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KE BRONSON</text:p>
          </table:table-cell>
          <table:table-cell table:style-name="ce3" office:value-type="currency" office:currency="USD" office:value="71423">
            <text:p>$71,423</text:p>
          </table:table-cell>
          <table:table-cell table:style-name="ce3" office:value-type="currency" office:currency="USD" office:value="74541">
            <text:p>$74,541</text:p>
          </table:table-cell>
          <table:table-cell table:style-name="ce3" office:value-type="currency" office:currency="USD" office:value="3118">
            <text:p>$3,118</text:p>
          </table:table-cell>
          <table:table-cell table:style-name="ce6" office:value-type="percentage" office:value="0.0437">
            <text:p>4.37%</text:p>
          </table:table-cell>
          <table:table-cell office:value-type="string">
            <text:p>Lake Bronson </text:p>
          </table:table-cell>
          <table:table-cell table:style-name="ce7" table:formula="of:=[.H424]" office:value-type="float" office:value="229">
            <text:p>229</text:p>
          </table:table-cell>
          <table:table-cell office:value-type="float" office:value="229">
            <text:p>229</text:p>
          </table:table-cell>
          <table:table-cell office:value-type="string">
            <text:p>1600000US2734136</text:p>
          </table:table-cell>
          <table:table-cell office:value-type="float" office:value="2734136">
            <text:p>2734136</text:p>
          </table:table-cell>
          <table:table-cell table:formula="of:=[.C424]/[.H424]" office:value-type="currency" office:currency="USD" office:value="325.506550218341">
            <text:p>$325.51</text:p>
          </table:table-cell>
          <table:table-cell table:formula="of:=[.D424]/[.H424]" office:value-type="currency" office:currency="USD" office:value="13.6157205240175">
            <text:p>$13.6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KE CITY</text:p>
          </table:table-cell>
          <table:table-cell table:style-name="ce3" office:value-type="currency" office:currency="USD" office:value="610347">
            <text:p>$610,347</text:p>
          </table:table-cell>
          <table:table-cell table:style-name="ce3" office:value-type="currency" office:currency="USD" office:value="751581">
            <text:p>$751,581</text:p>
          </table:table-cell>
          <table:table-cell table:style-name="ce3" office:value-type="currency" office:currency="USD" office:value="141234">
            <text:p>$141,234</text:p>
          </table:table-cell>
          <table:table-cell table:style-name="ce6" office:value-type="percentage" office:value="0.2314">
            <text:p>23.14%</text:p>
          </table:table-cell>
          <table:table-cell office:value-type="string">
            <text:p>Lake City </text:p>
          </table:table-cell>
          <table:table-cell table:style-name="ce7" table:formula="of:=[.H425]" office:value-type="float" office:value="5063">
            <text:p>5,063</text:p>
          </table:table-cell>
          <table:table-cell office:value-type="float" office:value="5063">
            <text:p>5063</text:p>
          </table:table-cell>
          <table:table-cell office:value-type="string">
            <text:p>1600000US2734172</text:p>
          </table:table-cell>
          <table:table-cell office:value-type="float" office:value="2734172">
            <text:p>2734172</text:p>
          </table:table-cell>
          <table:table-cell table:formula="of:=[.C425]/[.H425]" office:value-type="currency" office:currency="USD" office:value="148.44578313253">
            <text:p>$148.45</text:p>
          </table:table-cell>
          <table:table-cell table:formula="of:=[.D425]/[.H425]" office:value-type="currency" office:currency="USD" office:value="27.8953189808414">
            <text:p>$27.9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KE CRYSTAL</text:p>
          </table:table-cell>
          <table:table-cell table:style-name="ce3" office:value-type="currency" office:currency="USD" office:value="621727">
            <text:p>$621,727</text:p>
          </table:table-cell>
          <table:table-cell table:style-name="ce3" office:value-type="currency" office:currency="USD" office:value="706125">
            <text:p>$706,125</text:p>
          </table:table-cell>
          <table:table-cell table:style-name="ce3" office:value-type="currency" office:currency="USD" office:value="84398">
            <text:p>$84,398</text:p>
          </table:table-cell>
          <table:table-cell table:style-name="ce6" office:value-type="percentage" office:value="0.1357">
            <text:p>13.57%</text:p>
          </table:table-cell>
          <table:table-cell office:value-type="string">
            <text:p>Lake Crystal </text:p>
          </table:table-cell>
          <table:table-cell table:style-name="ce7" table:formula="of:=[.H426]" office:value-type="float" office:value="2549">
            <text:p>2,549</text:p>
          </table:table-cell>
          <table:table-cell office:value-type="float" office:value="2549">
            <text:p>2549</text:p>
          </table:table-cell>
          <table:table-cell office:value-type="string">
            <text:p>1600000US2734190</text:p>
          </table:table-cell>
          <table:table-cell office:value-type="float" office:value="2734190">
            <text:p>2734190</text:p>
          </table:table-cell>
          <table:table-cell table:formula="of:=[.C426]/[.H426]" office:value-type="currency" office:currency="USD" office:value="277.020400156924">
            <text:p>$277.02</text:p>
          </table:table-cell>
          <table:table-cell table:formula="of:=[.D426]/[.H426]" office:value-type="currency" office:currency="USD" office:value="33.1102393095331">
            <text:p>$33.1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KE ELMO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Lake Elmo </text:p>
          </table:table-cell>
          <table:table-cell table:style-name="ce7" table:formula="of:=[.H427]" office:value-type="float" office:value="8069">
            <text:p>8,069</text:p>
          </table:table-cell>
          <table:table-cell office:value-type="float" office:value="8069">
            <text:p>8069</text:p>
          </table:table-cell>
          <table:table-cell office:value-type="string">
            <text:p>1600000US2734244</text:p>
          </table:table-cell>
          <table:table-cell office:value-type="float" office:value="2734244">
            <text:p>2734244</text:p>
          </table:table-cell>
          <table:table-cell table:formula="of:=[.C427]/[.H427]" office:value-type="currency" office:currency="USD" office:value="0">
            <text:p>$0.00</text:p>
          </table:table-cell>
          <table:table-cell table:formula="of:=[.D427]/[.H427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KE HENRY</text:p>
          </table:table-cell>
          <table:table-cell table:style-name="ce3" office:value-type="currency" office:currency="USD" office:value="6578">
            <text:p>$6,578</text:p>
          </table:table-cell>
          <table:table-cell table:style-name="ce3" office:value-type="currency" office:currency="USD" office:value="10510">
            <text:p>$10,510</text:p>
          </table:table-cell>
          <table:table-cell table:style-name="ce3" office:value-type="currency" office:currency="USD" office:value="3932">
            <text:p>$3,932</text:p>
          </table:table-cell>
          <table:table-cell table:style-name="ce6" office:value-type="percentage" office:value="0.5978">
            <text:p>59.78%</text:p>
          </table:table-cell>
          <table:table-cell office:value-type="string">
            <text:p>Lake Henry </text:p>
          </table:table-cell>
          <table:table-cell table:style-name="ce7" table:formula="of:=[.H428]"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string">
            <text:p>1600000US2734478</text:p>
          </table:table-cell>
          <table:table-cell office:value-type="float" office:value="2734478">
            <text:p>2734478</text:p>
          </table:table-cell>
          <table:table-cell table:formula="of:=[.C428]/[.H428]" office:value-type="currency" office:currency="USD" office:value="102.038834951456">
            <text:p>$102.04</text:p>
          </table:table-cell>
          <table:table-cell table:formula="of:=[.D428]/[.H428]" office:value-type="currency" office:currency="USD" office:value="38.1747572815534">
            <text:p>$38.1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KE LILLIAN</text:p>
          </table:table-cell>
          <table:table-cell table:style-name="ce3" office:value-type="currency" office:currency="USD" office:value="33155">
            <text:p>$33,155</text:p>
          </table:table-cell>
          <table:table-cell table:style-name="ce3" office:value-type="currency" office:currency="USD" office:value="39931">
            <text:p>$39,931</text:p>
          </table:table-cell>
          <table:table-cell table:style-name="ce3" office:value-type="currency" office:currency="USD" office:value="6776">
            <text:p>$6,776</text:p>
          </table:table-cell>
          <table:table-cell table:style-name="ce6" office:value-type="percentage" office:value="0.2044">
            <text:p>20.44%</text:p>
          </table:table-cell>
          <table:table-cell office:value-type="string">
            <text:p>Lake Lillian </text:p>
          </table:table-cell>
          <table:table-cell table:style-name="ce7" table:formula="of:=[.H429]" office:value-type="float" office:value="238">
            <text:p>238</text:p>
          </table:table-cell>
          <table:table-cell office:value-type="float" office:value="238">
            <text:p>238</text:p>
          </table:table-cell>
          <table:table-cell office:value-type="string">
            <text:p>1600000US2734676</text:p>
          </table:table-cell>
          <table:table-cell office:value-type="float" office:value="2734676">
            <text:p>2734676</text:p>
          </table:table-cell>
          <table:table-cell table:formula="of:=[.C429]/[.H429]" office:value-type="currency" office:currency="USD" office:value="167.77731092437">
            <text:p>$167.78</text:p>
          </table:table-cell>
          <table:table-cell table:formula="of:=[.D429]/[.H429]" office:value-type="currency" office:currency="USD" office:value="28.4705882352941">
            <text:p>$28.4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KE PARK</text:p>
          </table:table-cell>
          <table:table-cell table:style-name="ce3" office:value-type="currency" office:currency="USD" office:value="231084">
            <text:p>$231,084</text:p>
          </table:table-cell>
          <table:table-cell table:style-name="ce3" office:value-type="currency" office:currency="USD" office:value="253110">
            <text:p>$253,110</text:p>
          </table:table-cell>
          <table:table-cell table:style-name="ce3" office:value-type="currency" office:currency="USD" office:value="22026">
            <text:p>$22,026</text:p>
          </table:table-cell>
          <table:table-cell table:style-name="ce6" office:value-type="percentage" office:value="0.0953">
            <text:p>9.53%</text:p>
          </table:table-cell>
          <table:table-cell office:value-type="string">
            <text:p>Lake Park </text:p>
          </table:table-cell>
          <table:table-cell table:style-name="ce7" table:formula="of:=[.H430]" office:value-type="float" office:value="783">
            <text:p>783</text:p>
          </table:table-cell>
          <table:table-cell office:value-type="float" office:value="783">
            <text:p>783</text:p>
          </table:table-cell>
          <table:table-cell office:value-type="string">
            <text:p>1600000US2734784</text:p>
          </table:table-cell>
          <table:table-cell office:value-type="float" office:value="2734784">
            <text:p>2734784</text:p>
          </table:table-cell>
          <table:table-cell table:formula="of:=[.C430]/[.H430]" office:value-type="currency" office:currency="USD" office:value="323.256704980843">
            <text:p>$323.26</text:p>
          </table:table-cell>
          <table:table-cell table:formula="of:=[.D430]/[.H430]" office:value-type="currency" office:currency="USD" office:value="28.1302681992337">
            <text:p>$28.1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KE SHOR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Lake Shore </text:p>
          </table:table-cell>
          <table:table-cell table:style-name="ce7" table:formula="of:=[.H431]" office:value-type="float" office:value="1004">
            <text:p>1,004</text:p>
          </table:table-cell>
          <table:table-cell office:value-type="float" office:value="1004">
            <text:p>1004</text:p>
          </table:table-cell>
          <table:table-cell office:value-type="string">
            <text:p>1600000US2734928</text:p>
          </table:table-cell>
          <table:table-cell office:value-type="float" office:value="2734928">
            <text:p>2734928</text:p>
          </table:table-cell>
          <table:table-cell table:formula="of:=[.C431]/[.H431]" office:value-type="currency" office:currency="USD" office:value="0">
            <text:p>$0.00</text:p>
          </table:table-cell>
          <table:table-cell table:formula="of:=[.D431]/[.H431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LAKE ST CROIX BEACH</text:p>
          </table:table-cell>
          <table:table-cell table:style-name="ce3" office:value-type="currency" office:currency="USD" office:value="25673">
            <text:p>$25,673</text:p>
          </table:table-cell>
          <table:table-cell table:style-name="ce3" office:value-type="currency" office:currency="USD" office:value="66315">
            <text:p>$66,315</text:p>
          </table:table-cell>
          <table:table-cell table:style-name="ce3" office:value-type="currency" office:currency="USD" office:value="40642">
            <text:p>$40,642</text:p>
          </table:table-cell>
          <table:table-cell table:style-name="ce6" office:value-type="percentage" office:value="1.5831">
            <text:p>158.31%</text:p>
          </table:table-cell>
          <table:table-cell office:value-type="string">
            <text:p>Lake St. Croix Beach </text:p>
          </table:table-cell>
          <table:table-cell table:style-name="ce7" table:formula="of:=[.H432]" office:value-type="float" office:value="1051">
            <text:p>1,051</text:p>
          </table:table-cell>
          <table:table-cell office:value-type="float" office:value="1051">
            <text:p>1051</text:p>
          </table:table-cell>
          <table:table-cell office:value-type="string">
            <text:p>1600000US2734865</text:p>
          </table:table-cell>
          <table:table-cell office:value-type="float" office:value="2734865">
            <text:p>2734865</text:p>
          </table:table-cell>
          <table:table-cell table:formula="of:=[.C432]/[.H432]" office:value-type="currency" office:currency="USD" office:value="63.0970504281637">
            <text:p>$63.10</text:p>
          </table:table-cell>
          <table:table-cell table:formula="of:=[.D432]/[.H432]" office:value-type="currency" office:currency="USD" office:value="38.6698382492864">
            <text:p>$38.67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LAKE WILSON</text:p>
          </table:table-cell>
          <table:table-cell table:style-name="ce3" office:value-type="currency" office:currency="USD" office:value="76722">
            <text:p>$76,722</text:p>
          </table:table-cell>
          <table:table-cell table:style-name="ce3" office:value-type="currency" office:currency="USD" office:value="78109">
            <text:p>$78,109</text:p>
          </table:table-cell>
          <table:table-cell table:style-name="ce3" office:value-type="currency" office:currency="USD" office:value="1387">
            <text:p>$1,387</text:p>
          </table:table-cell>
          <table:table-cell table:style-name="ce6" office:value-type="percentage" office:value="0.0181">
            <text:p>1.81%</text:p>
          </table:table-cell>
          <table:table-cell office:value-type="string">
            <text:p>Lake Wilson </text:p>
          </table:table-cell>
          <table:table-cell table:style-name="ce7" table:formula="of:=[.H433]" office:value-type="float" office:value="251">
            <text:p>251</text:p>
          </table:table-cell>
          <table:table-cell office:value-type="float" office:value="251">
            <text:p>251</text:p>
          </table:table-cell>
          <table:table-cell office:value-type="string">
            <text:p>1600000US2735198</text:p>
          </table:table-cell>
          <table:table-cell office:value-type="float" office:value="2735198">
            <text:p>2735198</text:p>
          </table:table-cell>
          <table:table-cell table:formula="of:=[.C433]/[.H433]" office:value-type="currency" office:currency="USD" office:value="311.191235059761">
            <text:p>$311.19</text:p>
          </table:table-cell>
          <table:table-cell table:formula="of:=[.D433]/[.H433]" office:value-type="currency" office:currency="USD" office:value="5.52589641434263">
            <text:p>$5.5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AKEFIELD</text:p>
          </table:table-cell>
          <table:table-cell table:style-name="ce3" office:value-type="currency" office:currency="USD" office:value="614261">
            <text:p>$614,261</text:p>
          </table:table-cell>
          <table:table-cell table:style-name="ce3" office:value-type="currency" office:currency="USD" office:value="650488">
            <text:p>$650,488</text:p>
          </table:table-cell>
          <table:table-cell table:style-name="ce3" office:value-type="currency" office:currency="USD" office:value="36227">
            <text:p>$36,227</text:p>
          </table:table-cell>
          <table:table-cell table:style-name="ce6" office:value-type="percentage" office:value="0.059">
            <text:p>5.90%</text:p>
          </table:table-cell>
          <table:table-cell office:value-type="string">
            <text:p>Lakefield </text:p>
          </table:table-cell>
          <table:table-cell table:style-name="ce7" table:formula="of:=[.H434]" office:value-type="float" office:value="1694">
            <text:p>1,694</text:p>
          </table:table-cell>
          <table:table-cell office:value-type="float" office:value="1694">
            <text:p>1694</text:p>
          </table:table-cell>
          <table:table-cell office:value-type="string">
            <text:p>1600000US2734316</text:p>
          </table:table-cell>
          <table:table-cell office:value-type="float" office:value="2734316">
            <text:p>2734316</text:p>
          </table:table-cell>
          <table:table-cell table:formula="of:=[.C434]/[.H434]" office:value-type="currency" office:currency="USD" office:value="383.995277449823">
            <text:p>$384.00</text:p>
          </table:table-cell>
          <table:table-cell table:formula="of:=[.D434]/[.H434]" office:value-type="currency" office:currency="USD" office:value="21.3854781582054">
            <text:p>$21.3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KELAND</text:p>
          </table:table-cell>
          <table:table-cell table:style-name="ce3" office:value-type="currency" office:currency="USD" office:value="33574">
            <text:p>$33,574</text:p>
          </table:table-cell>
          <table:table-cell table:style-name="ce3" office:value-type="currency" office:currency="USD" office:value="47158">
            <text:p>$47,158</text:p>
          </table:table-cell>
          <table:table-cell table:style-name="ce3" office:value-type="currency" office:currency="USD" office:value="13584">
            <text:p>$13,584</text:p>
          </table:table-cell>
          <table:table-cell table:style-name="ce6" office:value-type="percentage" office:value="0.4046">
            <text:p>40.46%</text:p>
          </table:table-cell>
          <table:table-cell office:value-type="string">
            <text:p>Lakeland </text:p>
          </table:table-cell>
          <table:table-cell table:style-name="ce7" table:formula="of:=[.H435]" office:value-type="float" office:value="1796">
            <text:p>1,796</text:p>
          </table:table-cell>
          <table:table-cell office:value-type="float" office:value="1796">
            <text:p>1796</text:p>
          </table:table-cell>
          <table:table-cell office:value-type="string">
            <text:p>1600000US2734622</text:p>
          </table:table-cell>
          <table:table-cell office:value-type="float" office:value="2734622">
            <text:p>2734622</text:p>
          </table:table-cell>
          <table:table-cell table:formula="of:=[.C435]/[.H435]" office:value-type="currency" office:currency="USD" office:value="26.2572383073497">
            <text:p>$26.26</text:p>
          </table:table-cell>
          <table:table-cell table:formula="of:=[.D435]/[.H435]" office:value-type="currency" office:currency="USD" office:value="7.56347438752784">
            <text:p>$7.5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KELAND SHORES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Lakeland Shores </text:p>
          </table:table-cell>
          <table:table-cell table:style-name="ce7" table:formula="of:=[.H436]" office:value-type="float" office:value="311">
            <text:p>311</text:p>
          </table:table-cell>
          <table:table-cell office:value-type="float" office:value="311">
            <text:p>311</text:p>
          </table:table-cell>
          <table:table-cell office:value-type="string">
            <text:p>1600000US2734658</text:p>
          </table:table-cell>
          <table:table-cell office:value-type="float" office:value="2734658">
            <text:p>2734658</text:p>
          </table:table-cell>
          <table:table-cell table:formula="of:=[.C436]/[.H436]" office:value-type="currency" office:currency="USD" office:value="0">
            <text:p>$0.00</text:p>
          </table:table-cell>
          <table:table-cell table:formula="of:=[.D436]/[.H436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AKEVILL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Lakeville </text:p>
          </table:table-cell>
          <table:table-cell table:style-name="ce7" table:formula="of:=[.H437]" office:value-type="float" office:value="55954">
            <text:p>55,954</text:p>
          </table:table-cell>
          <table:table-cell office:value-type="float" office:value="55954">
            <text:p>55954</text:p>
          </table:table-cell>
          <table:table-cell office:value-type="string">
            <text:p>1600000US2735180</text:p>
          </table:table-cell>
          <table:table-cell office:value-type="float" office:value="2735180">
            <text:p>2735180</text:p>
          </table:table-cell>
          <table:table-cell table:formula="of:=[.C437]/[.H437]" office:value-type="currency" office:currency="USD" office:value="0">
            <text:p>$0.00</text:p>
          </table:table-cell>
          <table:table-cell table:formula="of:=[.D437]/[.H437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AMBERTON</text:p>
          </table:table-cell>
          <table:table-cell table:style-name="ce3" office:value-type="currency" office:currency="USD" office:value="287784">
            <text:p>$287,784</text:p>
          </table:table-cell>
          <table:table-cell table:style-name="ce3" office:value-type="currency" office:currency="USD" office:value="304386">
            <text:p>$304,386</text:p>
          </table:table-cell>
          <table:table-cell table:style-name="ce3" office:value-type="currency" office:currency="USD" office:value="16602">
            <text:p>$16,602</text:p>
          </table:table-cell>
          <table:table-cell table:style-name="ce6" office:value-type="percentage" office:value="0.0577">
            <text:p>5.77%</text:p>
          </table:table-cell>
          <table:table-cell office:value-type="string">
            <text:p>Lamberton </text:p>
          </table:table-cell>
          <table:table-cell table:style-name="ce7" table:formula="of:=[.H438]" office:value-type="float" office:value="824">
            <text:p>824</text:p>
          </table:table-cell>
          <table:table-cell office:value-type="float" office:value="824">
            <text:p>824</text:p>
          </table:table-cell>
          <table:table-cell office:value-type="string">
            <text:p>1600000US2735288</text:p>
          </table:table-cell>
          <table:table-cell office:value-type="float" office:value="2735288">
            <text:p>2735288</text:p>
          </table:table-cell>
          <table:table-cell table:formula="of:=[.C438]/[.H438]" office:value-type="currency" office:currency="USD" office:value="369.400485436893">
            <text:p>$369.40</text:p>
          </table:table-cell>
          <table:table-cell table:formula="of:=[.D438]/[.H438]" office:value-type="currency" office:currency="USD" office:value="20.1480582524272">
            <text:p>$20.1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NCASTER</text:p>
          </table:table-cell>
          <table:table-cell table:style-name="ce3" office:value-type="currency" office:currency="USD" office:value="75242">
            <text:p>$75,242</text:p>
          </table:table-cell>
          <table:table-cell table:style-name="ce3" office:value-type="currency" office:currency="USD" office:value="86599">
            <text:p>$86,599</text:p>
          </table:table-cell>
          <table:table-cell table:style-name="ce3" office:value-type="currency" office:currency="USD" office:value="11357">
            <text:p>$11,357</text:p>
          </table:table-cell>
          <table:table-cell table:style-name="ce6" office:value-type="percentage" office:value="0.1509">
            <text:p>15.09%</text:p>
          </table:table-cell>
          <table:table-cell office:value-type="string">
            <text:p>Lancaster </text:p>
          </table:table-cell>
          <table:table-cell table:style-name="ce7" table:formula="of:=[.H439]" office:value-type="float" office:value="340">
            <text:p>340</text:p>
          </table:table-cell>
          <table:table-cell office:value-type="float" office:value="340">
            <text:p>340</text:p>
          </table:table-cell>
          <table:table-cell office:value-type="string">
            <text:p>1600000US2735378</text:p>
          </table:table-cell>
          <table:table-cell office:value-type="float" office:value="2735378">
            <text:p>2735378</text:p>
          </table:table-cell>
          <table:table-cell table:formula="of:=[.C439]/[.H439]" office:value-type="currency" office:currency="USD" office:value="254.702941176471">
            <text:p>$254.70</text:p>
          </table:table-cell>
          <table:table-cell table:formula="of:=[.D439]/[.H439]" office:value-type="currency" office:currency="USD" office:value="33.4029411764706">
            <text:p>$33.4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NDFALL</text:p>
          </table:table-cell>
          <table:table-cell table:style-name="ce3" office:value-type="currency" office:currency="USD" office:value="79977">
            <text:p>$79,977</text:p>
          </table:table-cell>
          <table:table-cell table:style-name="ce3" office:value-type="currency" office:currency="USD" office:value="96185">
            <text:p>$96,185</text:p>
          </table:table-cell>
          <table:table-cell table:style-name="ce3" office:value-type="currency" office:currency="USD" office:value="16208">
            <text:p>$16,208</text:p>
          </table:table-cell>
          <table:table-cell table:style-name="ce6" office:value-type="percentage" office:value="0.2027">
            <text:p>20.27%</text:p>
          </table:table-cell>
          <table:table-cell office:value-type="string">
            <text:p>Landfall </text:p>
          </table:table-cell>
          <table:table-cell table:style-name="ce7" table:formula="of:=[.H440]" office:value-type="float" office:value="686">
            <text:p>686</text:p>
          </table:table-cell>
          <table:table-cell office:value-type="float" office:value="686">
            <text:p>686</text:p>
          </table:table-cell>
          <table:table-cell office:value-type="string">
            <text:p>1600000US2735414</text:p>
          </table:table-cell>
          <table:table-cell office:value-type="float" office:value="2735414">
            <text:p>2735414</text:p>
          </table:table-cell>
          <table:table-cell table:formula="of:=[.C440]/[.H440]" office:value-type="currency" office:currency="USD" office:value="140.211370262391">
            <text:p>$140.21</text:p>
          </table:table-cell>
          <table:table-cell table:formula="of:=[.D440]/[.H440]" office:value-type="currency" office:currency="USD" office:value="23.6268221574344">
            <text:p>$23.63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LANESBORO</text:p>
          </table:table-cell>
          <table:table-cell table:style-name="ce3" office:value-type="currency" office:currency="USD" office:value="204520">
            <text:p>$204,520</text:p>
          </table:table-cell>
          <table:table-cell table:style-name="ce3" office:value-type="currency" office:currency="USD" office:value="210284">
            <text:p>$210,284</text:p>
          </table:table-cell>
          <table:table-cell table:style-name="ce3" office:value-type="currency" office:currency="USD" office:value="5764">
            <text:p>$5,764</text:p>
          </table:table-cell>
          <table:table-cell table:style-name="ce6" office:value-type="percentage" office:value="0.0282">
            <text:p>2.82%</text:p>
          </table:table-cell>
          <table:table-cell office:value-type="string">
            <text:p>Lanesboro </text:p>
          </table:table-cell>
          <table:table-cell table:style-name="ce7" table:formula="of:=[.H441]" office:value-type="float" office:value="754">
            <text:p>754</text:p>
          </table:table-cell>
          <table:table-cell office:value-type="float" office:value="754">
            <text:p>754</text:p>
          </table:table-cell>
          <table:table-cell office:value-type="string">
            <text:p>1600000US2735450</text:p>
          </table:table-cell>
          <table:table-cell office:value-type="float" office:value="2735450">
            <text:p>2735450</text:p>
          </table:table-cell>
          <table:table-cell table:formula="of:=[.C441]/[.H441]" office:value-type="currency" office:currency="USD" office:value="278.89124668435">
            <text:p>$278.89</text:p>
          </table:table-cell>
          <table:table-cell table:formula="of:=[.D441]/[.H441]" office:value-type="currency" office:currency="USD" office:value="7.64456233421751">
            <text:p>$7.6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PORTE</text:p>
          </table:table-cell>
          <table:table-cell table:number-columns-repeated="2" table:style-name="ce3" office:value-type="currency" office:currency="USD" office:value="10915">
            <text:p>$10,91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Laporte </text:p>
          </table:table-cell>
          <table:table-cell table:style-name="ce7" table:formula="of:=[.H442]"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string">
            <text:p>1600000US2735612</text:p>
          </table:table-cell>
          <table:table-cell office:value-type="float" office:value="2735612">
            <text:p>2735612</text:p>
          </table:table-cell>
          <table:table-cell table:formula="of:=[.C442]/[.H442]" office:value-type="currency" office:currency="USD" office:value="98.3333333333333">
            <text:p>$98.33</text:p>
          </table:table-cell>
          <table:table-cell table:formula="of:=[.D442]/[.H442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PRAIRIE</text:p>
          </table:table-cell>
          <table:table-cell table:style-name="ce3" office:value-type="currency" office:currency="USD" office:value="66553">
            <text:p>$66,553</text:p>
          </table:table-cell>
          <table:table-cell table:style-name="ce3" office:value-type="currency" office:currency="USD" office:value="79909">
            <text:p>$79,909</text:p>
          </table:table-cell>
          <table:table-cell table:style-name="ce3" office:value-type="currency" office:currency="USD" office:value="13356">
            <text:p>$13,356</text:p>
          </table:table-cell>
          <table:table-cell table:style-name="ce6" office:value-type="percentage" office:value="0.2007">
            <text:p>20.07%</text:p>
          </table:table-cell>
          <table:table-cell office:value-type="string">
            <text:p>La Prairie </text:p>
          </table:table-cell>
          <table:table-cell table:style-name="ce7" table:formula="of:=[.H443]" office:value-type="float" office:value="665">
            <text:p>665</text:p>
          </table:table-cell>
          <table:table-cell office:value-type="float" office:value="665">
            <text:p>665</text:p>
          </table:table-cell>
          <table:table-cell office:value-type="string">
            <text:p>1600000US2735648</text:p>
          </table:table-cell>
          <table:table-cell office:value-type="float" office:value="2735648">
            <text:p>2735648</text:p>
          </table:table-cell>
          <table:table-cell table:formula="of:=[.C443]/[.H443]" office:value-type="currency" office:currency="USD" office:value="120.163909774436">
            <text:p>$120.16</text:p>
          </table:table-cell>
          <table:table-cell table:formula="of:=[.D443]/[.H443]" office:value-type="currency" office:currency="USD" office:value="20.0842105263158">
            <text:p>$20.0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ASALLE</text:p>
          </table:table-cell>
          <table:table-cell table:style-name="ce3" office:value-type="currency" office:currency="USD" office:value="16635">
            <text:p>$16,635</text:p>
          </table:table-cell>
          <table:table-cell table:style-name="ce3" office:value-type="currency" office:currency="USD" office:value="17821">
            <text:p>$17,821</text:p>
          </table:table-cell>
          <table:table-cell table:style-name="ce3" office:value-type="currency" office:currency="USD" office:value="1186">
            <text:p>$1,186</text:p>
          </table:table-cell>
          <table:table-cell table:style-name="ce6" office:value-type="percentage" office:value="0.0713">
            <text:p>7.13%</text:p>
          </table:table-cell>
          <table:table-cell office:value-type="string">
            <text:p>La Salle </text:p>
          </table:table-cell>
          <table:table-cell table:style-name="ce7" table:formula="of:=[.H444]"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string">
            <text:p>1600000US2735702</text:p>
          </table:table-cell>
          <table:table-cell office:value-type="float" office:value="2735702">
            <text:p>2735702</text:p>
          </table:table-cell>
          <table:table-cell table:formula="of:=[.C444]/[.H444]" office:value-type="currency" office:currency="USD" office:value="204.83908045977">
            <text:p>$204.84</text:p>
          </table:table-cell>
          <table:table-cell table:formula="of:=[.D444]/[.H444]" office:value-type="currency" office:currency="USD" office:value="13.632183908046">
            <text:p>$13.6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ASTRUP</text:p>
          </table:table-cell>
          <table:table-cell table:style-name="ce3" office:value-type="currency" office:currency="USD" office:value="3428">
            <text:p>$3,428</text:p>
          </table:table-cell>
          <table:table-cell table:style-name="ce3" office:value-type="currency" office:currency="USD" office:value="5849">
            <text:p>$5,849</text:p>
          </table:table-cell>
          <table:table-cell table:style-name="ce3" office:value-type="currency" office:currency="USD" office:value="2421">
            <text:p>$2,421</text:p>
          </table:table-cell>
          <table:table-cell table:style-name="ce6" office:value-type="percentage" office:value="0.7062">
            <text:p>70.62%</text:p>
          </table:table-cell>
          <table:table-cell office:value-type="string">
            <text:p>Lastrup </text:p>
          </table:table-cell>
          <table:table-cell table:style-name="ce7" table:formula="of:=[.H445]"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string">
            <text:p>1600000US2735720</text:p>
          </table:table-cell>
          <table:table-cell office:value-type="float" office:value="2735720">
            <text:p>2735720</text:p>
          </table:table-cell>
          <table:table-cell table:formula="of:=[.C445]/[.H445]" office:value-type="currency" office:currency="USD" office:value="56.2403846153846">
            <text:p>$56.24</text:p>
          </table:table-cell>
          <table:table-cell table:formula="of:=[.D445]/[.H445]" office:value-type="currency" office:currency="USD" office:value="23.2788461538462">
            <text:p>$23.2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AUDERDALE</text:p>
          </table:table-cell>
          <table:table-cell table:style-name="ce3" office:value-type="currency" office:currency="USD" office:value="516153">
            <text:p>$516,153</text:p>
          </table:table-cell>
          <table:table-cell table:style-name="ce3" office:value-type="currency" office:currency="USD" office:value="535093">
            <text:p>$535,093</text:p>
          </table:table-cell>
          <table:table-cell table:style-name="ce3" office:value-type="currency" office:currency="USD" office:value="18940">
            <text:p>$18,940</text:p>
          </table:table-cell>
          <table:table-cell table:style-name="ce6" office:value-type="percentage" office:value="0.0367">
            <text:p>3.67%</text:p>
          </table:table-cell>
          <table:table-cell office:value-type="string">
            <text:p>Lauderdale </text:p>
          </table:table-cell>
          <table:table-cell table:style-name="ce7" table:formula="of:=[.H446]" office:value-type="float" office:value="2379">
            <text:p>2,379</text:p>
          </table:table-cell>
          <table:table-cell office:value-type="float" office:value="2379">
            <text:p>2379</text:p>
          </table:table-cell>
          <table:table-cell office:value-type="string">
            <text:p>1600000US2735738</text:p>
          </table:table-cell>
          <table:table-cell office:value-type="float" office:value="2735738">
            <text:p>2735738</text:p>
          </table:table-cell>
          <table:table-cell table:formula="of:=[.C446]/[.H446]" office:value-type="currency" office:currency="USD" office:value="224.92349726776">
            <text:p>$224.92</text:p>
          </table:table-cell>
          <table:table-cell table:formula="of:=[.D446]/[.H446]" office:value-type="currency" office:currency="USD" office:value="7.96132828919714">
            <text:p>$7.9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ECENTER</text:p>
          </table:table-cell>
          <table:table-cell table:style-name="ce3" office:value-type="currency" office:currency="USD" office:value="719916">
            <text:p>$719,916</text:p>
          </table:table-cell>
          <table:table-cell table:style-name="ce3" office:value-type="currency" office:currency="USD" office:value="785606">
            <text:p>$785,606</text:p>
          </table:table-cell>
          <table:table-cell table:style-name="ce3" office:value-type="currency" office:currency="USD" office:value="65690">
            <text:p>$65,690</text:p>
          </table:table-cell>
          <table:table-cell table:style-name="ce6" office:value-type="percentage" office:value="0.0912">
            <text:p>9.12%</text:p>
          </table:table-cell>
          <table:table-cell office:value-type="string">
            <text:p>Le Center </text:p>
          </table:table-cell>
          <table:table-cell table:style-name="ce7" table:formula="of:=[.H447]" office:value-type="float" office:value="2499">
            <text:p>2,499</text:p>
          </table:table-cell>
          <table:table-cell office:value-type="float" office:value="2499">
            <text:p>2499</text:p>
          </table:table-cell>
          <table:table-cell office:value-type="string">
            <text:p>1600000US2736134</text:p>
          </table:table-cell>
          <table:table-cell office:value-type="float" office:value="2736134">
            <text:p>2736134</text:p>
          </table:table-cell>
          <table:table-cell table:formula="of:=[.C447]/[.H447]" office:value-type="currency" office:currency="USD" office:value="314.368147258904">
            <text:p>$314.37</text:p>
          </table:table-cell>
          <table:table-cell table:formula="of:=[.D447]/[.H447]" office:value-type="currency" office:currency="USD" office:value="26.2865146058423">
            <text:p>$26.2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ENGBY</text:p>
          </table:table-cell>
          <table:table-cell table:number-columns-repeated="2" table:style-name="ce3" office:value-type="currency" office:currency="USD" office:value="21916">
            <text:p>$21,916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Lengby </text:p>
          </table:table-cell>
          <table:table-cell table:style-name="ce7" table:formula="of:=[.H448]"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string">
            <text:p>1600000US2736404</text:p>
          </table:table-cell>
          <table:table-cell office:value-type="float" office:value="2736404">
            <text:p>2736404</text:p>
          </table:table-cell>
          <table:table-cell table:formula="of:=[.C448]/[.H448]" office:value-type="currency" office:currency="USD" office:value="254.837209302326">
            <text:p>$254.84</text:p>
          </table:table-cell>
          <table:table-cell table:formula="of:=[.D448]/[.H448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EONARD</text:p>
          </table:table-cell>
          <table:table-cell table:style-name="ce3" office:value-type="currency" office:currency="USD" office:value="4390">
            <text:p>$4,390</text:p>
          </table:table-cell>
          <table:table-cell table:style-name="ce3" office:value-type="currency" office:currency="USD" office:value="5661">
            <text:p>$5,661</text:p>
          </table:table-cell>
          <table:table-cell table:style-name="ce3" office:value-type="currency" office:currency="USD" office:value="1271">
            <text:p>$1,271</text:p>
          </table:table-cell>
          <table:table-cell table:style-name="ce6" office:value-type="percentage" office:value="0.2895">
            <text:p>28.95%</text:p>
          </table:table-cell>
          <table:table-cell office:value-type="string">
            <text:p>Leonard </text:p>
          </table:table-cell>
          <table:table-cell table:style-name="ce7" table:formula="of:=[.H449]"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string">
            <text:p>1600000US2736494</text:p>
          </table:table-cell>
          <table:table-cell office:value-type="float" office:value="2736494">
            <text:p>2736494</text:p>
          </table:table-cell>
          <table:table-cell table:formula="of:=[.C449]/[.H449]" office:value-type="currency" office:currency="USD" office:value="138.073170731707">
            <text:p>$138.07</text:p>
          </table:table-cell>
          <table:table-cell table:formula="of:=[.D449]/[.H449]" office:value-type="currency" office:currency="USD" office:value="31">
            <text:p>$31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EONIDAS</text:p>
          </table:table-cell>
          <table:table-cell table:number-columns-repeated="2" table:style-name="ce3" office:value-type="currency" office:currency="USD" office:value="34670">
            <text:p>$34,67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Leonidas </text:p>
          </table:table-cell>
          <table:table-cell table:style-name="ce7" table:formula="of:=[.H450]"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string">
            <text:p>1600000US2736530</text:p>
          </table:table-cell>
          <table:table-cell office:value-type="float" office:value="2736530">
            <text:p>2736530</text:p>
          </table:table-cell>
          <table:table-cell table:formula="of:=[.C450]/[.H450]" office:value-type="currency" office:currency="USD" office:value="666.730769230769">
            <text:p>$666.73</text:p>
          </table:table-cell>
          <table:table-cell table:formula="of:=[.D450]/[.H450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EROY</text:p>
          </table:table-cell>
          <table:table-cell table:style-name="ce3" office:value-type="currency" office:currency="USD" office:value="296859">
            <text:p>$296,859</text:p>
          </table:table-cell>
          <table:table-cell table:style-name="ce3" office:value-type="currency" office:currency="USD" office:value="322499">
            <text:p>$322,499</text:p>
          </table:table-cell>
          <table:table-cell table:style-name="ce3" office:value-type="currency" office:currency="USD" office:value="25640">
            <text:p>$25,640</text:p>
          </table:table-cell>
          <table:table-cell table:style-name="ce6" office:value-type="percentage" office:value="0.0864">
            <text:p>8.64%</text:p>
          </table:table-cell>
          <table:table-cell office:value-type="string">
            <text:p>Le Roy </text:p>
          </table:table-cell>
          <table:table-cell table:style-name="ce7" table:formula="of:=[.H451]" office:value-type="float" office:value="929">
            <text:p>929</text:p>
          </table:table-cell>
          <table:table-cell office:value-type="float" office:value="929">
            <text:p>929</text:p>
          </table:table-cell>
          <table:table-cell office:value-type="string">
            <text:p>1600000US2736620</text:p>
          </table:table-cell>
          <table:table-cell office:value-type="float" office:value="2736620">
            <text:p>2736620</text:p>
          </table:table-cell>
          <table:table-cell table:formula="of:=[.C451]/[.H451]" office:value-type="currency" office:currency="USD" office:value="347.146393972013">
            <text:p>$347.15</text:p>
          </table:table-cell>
          <table:table-cell table:formula="of:=[.D451]/[.H451]" office:value-type="currency" office:currency="USD" office:value="27.5995694294941">
            <text:p>$27.6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ESTER PRAIRIE</text:p>
          </table:table-cell>
          <table:table-cell table:style-name="ce3" office:value-type="currency" office:currency="USD" office:value="425969">
            <text:p>$425,969</text:p>
          </table:table-cell>
          <table:table-cell table:style-name="ce3" office:value-type="currency" office:currency="USD" office:value="491618">
            <text:p>$491,618</text:p>
          </table:table-cell>
          <table:table-cell table:style-name="ce3" office:value-type="currency" office:currency="USD" office:value="65649">
            <text:p>$65,649</text:p>
          </table:table-cell>
          <table:table-cell table:style-name="ce6" office:value-type="percentage" office:value="0.1541">
            <text:p>15.41%</text:p>
          </table:table-cell>
          <table:table-cell office:value-type="string">
            <text:p>Lester Prairie </text:p>
          </table:table-cell>
          <table:table-cell table:style-name="ce7" table:formula="of:=[.H452]" office:value-type="float" office:value="1730">
            <text:p>1,730</text:p>
          </table:table-cell>
          <table:table-cell office:value-type="float" office:value="1730">
            <text:p>1730</text:p>
          </table:table-cell>
          <table:table-cell office:value-type="string">
            <text:p>1600000US2736728</text:p>
          </table:table-cell>
          <table:table-cell office:value-type="float" office:value="2736728">
            <text:p>2736728</text:p>
          </table:table-cell>
          <table:table-cell table:formula="of:=[.C452]/[.H452]" office:value-type="currency" office:currency="USD" office:value="284.17225433526">
            <text:p>$284.17</text:p>
          </table:table-cell>
          <table:table-cell table:formula="of:=[.D452]/[.H452]" office:value-type="currency" office:currency="USD" office:value="37.9473988439306">
            <text:p>$37.9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ESUEUR</text:p>
          </table:table-cell>
          <table:table-cell table:style-name="ce3" office:value-type="currency" office:currency="USD" office:value="767922">
            <text:p>$767,922</text:p>
          </table:table-cell>
          <table:table-cell table:style-name="ce3" office:value-type="currency" office:currency="USD" office:value="914451">
            <text:p>$914,451</text:p>
          </table:table-cell>
          <table:table-cell table:style-name="ce3" office:value-type="currency" office:currency="USD" office:value="146529">
            <text:p>$146,529</text:p>
          </table:table-cell>
          <table:table-cell table:style-name="ce6" office:value-type="percentage" office:value="0.1908">
            <text:p>19.08%</text:p>
          </table:table-cell>
          <table:table-cell office:value-type="string">
            <text:p>Le Sueur </text:p>
          </table:table-cell>
          <table:table-cell table:style-name="ce7" table:formula="of:=[.H453]" office:value-type="float" office:value="4058">
            <text:p>4,058</text:p>
          </table:table-cell>
          <table:table-cell office:value-type="float" office:value="4058">
            <text:p>4058</text:p>
          </table:table-cell>
          <table:table-cell office:value-type="string">
            <text:p>1600000US2736746</text:p>
          </table:table-cell>
          <table:table-cell office:value-type="float" office:value="2736746">
            <text:p>2736746</text:p>
          </table:table-cell>
          <table:table-cell table:formula="of:=[.C453]/[.H453]" office:value-type="currency" office:currency="USD" office:value="225.345243962543">
            <text:p>$225.35</text:p>
          </table:table-cell>
          <table:table-cell table:formula="of:=[.D453]/[.H453]" office:value-type="currency" office:currency="USD" office:value="36.1086742237555">
            <text:p>$36.1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EWISTON</text:p>
          </table:table-cell>
          <table:table-cell table:style-name="ce3" office:value-type="currency" office:currency="USD" office:value="383755">
            <text:p>$383,755</text:p>
          </table:table-cell>
          <table:table-cell table:style-name="ce3" office:value-type="currency" office:currency="USD" office:value="436424">
            <text:p>$436,424</text:p>
          </table:table-cell>
          <table:table-cell table:style-name="ce3" office:value-type="currency" office:currency="USD" office:value="52669">
            <text:p>$52,669</text:p>
          </table:table-cell>
          <table:table-cell table:style-name="ce6" office:value-type="percentage" office:value="0.1372">
            <text:p>13.72%</text:p>
          </table:table-cell>
          <table:table-cell office:value-type="string">
            <text:p>Lewiston </text:p>
          </table:table-cell>
          <table:table-cell table:style-name="ce7" table:formula="of:=[.H454]" office:value-type="float" office:value="1620">
            <text:p>1,620</text:p>
          </table:table-cell>
          <table:table-cell office:value-type="float" office:value="1620">
            <text:p>1620</text:p>
          </table:table-cell>
          <table:table-cell office:value-type="string">
            <text:p>1600000US2736800</text:p>
          </table:table-cell>
          <table:table-cell office:value-type="float" office:value="2736800">
            <text:p>2736800</text:p>
          </table:table-cell>
          <table:table-cell table:formula="of:=[.C454]/[.H454]" office:value-type="currency" office:currency="USD" office:value="269.397530864197">
            <text:p>$269.40</text:p>
          </table:table-cell>
          <table:table-cell table:formula="of:=[.D454]/[.H454]" office:value-type="currency" office:currency="USD" office:value="32.5117283950617">
            <text:p>$32.5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EWISVILLE</text:p>
          </table:table-cell>
          <table:table-cell table:style-name="ce3" office:value-type="currency" office:currency="USD" office:value="67068">
            <text:p>$67,068</text:p>
          </table:table-cell>
          <table:table-cell table:style-name="ce3" office:value-type="currency" office:currency="USD" office:value="71850">
            <text:p>$71,850</text:p>
          </table:table-cell>
          <table:table-cell table:style-name="ce3" office:value-type="currency" office:currency="USD" office:value="4782">
            <text:p>$4,782</text:p>
          </table:table-cell>
          <table:table-cell table:style-name="ce6" office:value-type="percentage" office:value="0.0713">
            <text:p>7.13%</text:p>
          </table:table-cell>
          <table:table-cell office:value-type="string">
            <text:p>Lewisville </text:p>
          </table:table-cell>
          <table:table-cell table:style-name="ce7" table:formula="of:=[.H455]" office:value-type="float" office:value="250">
            <text:p>250</text:p>
          </table:table-cell>
          <table:table-cell office:value-type="float" office:value="250">
            <text:p>250</text:p>
          </table:table-cell>
          <table:table-cell office:value-type="string">
            <text:p>1600000US2736818</text:p>
          </table:table-cell>
          <table:table-cell office:value-type="float" office:value="2736818">
            <text:p>2736818</text:p>
          </table:table-cell>
          <table:table-cell table:formula="of:=[.C455]/[.H455]" office:value-type="currency" office:currency="USD" office:value="287.4">
            <text:p>$287.40</text:p>
          </table:table-cell>
          <table:table-cell table:formula="of:=[.D455]/[.H455]" office:value-type="currency" office:currency="USD" office:value="19.128">
            <text:p>$19.1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EXINGTON</text:p>
          </table:table-cell>
          <table:table-cell table:style-name="ce3" office:value-type="currency" office:currency="USD" office:value="335280">
            <text:p>$335,280</text:p>
          </table:table-cell>
          <table:table-cell table:style-name="ce3" office:value-type="currency" office:currency="USD" office:value="385301">
            <text:p>$385,301</text:p>
          </table:table-cell>
          <table:table-cell table:style-name="ce3" office:value-type="currency" office:currency="USD" office:value="50021">
            <text:p>$50,021</text:p>
          </table:table-cell>
          <table:table-cell table:style-name="ce6" office:value-type="percentage" office:value="0.1492">
            <text:p>14.92%</text:p>
          </table:table-cell>
          <table:table-cell office:value-type="string">
            <text:p>Lexington </text:p>
          </table:table-cell>
          <table:table-cell table:style-name="ce7" table:formula="of:=[.H456]" office:value-type="float" office:value="2049">
            <text:p>2,049</text:p>
          </table:table-cell>
          <table:table-cell office:value-type="float" office:value="2049">
            <text:p>2049</text:p>
          </table:table-cell>
          <table:table-cell office:value-type="string">
            <text:p>1600000US2736836</text:p>
          </table:table-cell>
          <table:table-cell office:value-type="float" office:value="2736836">
            <text:p>2736836</text:p>
          </table:table-cell>
          <table:table-cell table:formula="of:=[.C456]/[.H456]" office:value-type="currency" office:currency="USD" office:value="188.043435822352">
            <text:p>$188.04</text:p>
          </table:table-cell>
          <table:table-cell table:formula="of:=[.D456]/[.H456]" office:value-type="currency" office:currency="USD" office:value="24.4123962908736">
            <text:p>$24.4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ILYDAL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Lilydale </text:p>
          </table:table-cell>
          <table:table-cell table:style-name="ce7" table:formula="of:=[.H457]" office:value-type="float" office:value="623">
            <text:p>623</text:p>
          </table:table-cell>
          <table:table-cell office:value-type="float" office:value="623">
            <text:p>623</text:p>
          </table:table-cell>
          <table:table-cell office:value-type="string">
            <text:p>1600000US2737016</text:p>
          </table:table-cell>
          <table:table-cell office:value-type="float" office:value="2737016">
            <text:p>2737016</text:p>
          </table:table-cell>
          <table:table-cell table:formula="of:=[.C457]/[.H457]" office:value-type="currency" office:currency="USD" office:value="0">
            <text:p>$0.00</text:p>
          </table:table-cell>
          <table:table-cell table:formula="of:=[.D457]/[.H457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INDSTROM</text:p>
          </table:table-cell>
          <table:table-cell table:style-name="ce3" office:value-type="currency" office:currency="USD" office:value="134663">
            <text:p>$134,663</text:p>
          </table:table-cell>
          <table:table-cell table:style-name="ce3" office:value-type="currency" office:currency="USD" office:value="281204">
            <text:p>$281,204</text:p>
          </table:table-cell>
          <table:table-cell table:style-name="ce3" office:value-type="currency" office:currency="USD" office:value="146541">
            <text:p>$146,541</text:p>
          </table:table-cell>
          <table:table-cell table:style-name="ce6" office:value-type="percentage" office:value="1.0882">
            <text:p>108.82%</text:p>
          </table:table-cell>
          <table:table-cell office:value-type="string">
            <text:p>Lindstrom </text:p>
          </table:table-cell>
          <table:table-cell table:style-name="ce7" table:formula="of:=[.H458]" office:value-type="float" office:value="4442">
            <text:p>4,442</text:p>
          </table:table-cell>
          <table:table-cell office:value-type="float" office:value="4442">
            <text:p>4442</text:p>
          </table:table-cell>
          <table:table-cell office:value-type="string">
            <text:p>1600000US2737304</text:p>
          </table:table-cell>
          <table:table-cell office:value-type="float" office:value="2737304">
            <text:p>2737304</text:p>
          </table:table-cell>
          <table:table-cell table:formula="of:=[.C458]/[.H458]" office:value-type="currency" office:currency="USD" office:value="63.3057181449797">
            <text:p>$63.31</text:p>
          </table:table-cell>
          <table:table-cell table:formula="of:=[.D458]/[.H458]" office:value-type="currency" office:currency="USD" office:value="32.9898694281855">
            <text:p>$32.9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INO LAKES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Lino Lakes </text:p>
          </table:table-cell>
          <table:table-cell table:style-name="ce7" table:formula="of:=[.H459]" office:value-type="float" office:value="20216">
            <text:p>20,216</text:p>
          </table:table-cell>
          <table:table-cell office:value-type="float" office:value="20216">
            <text:p>20216</text:p>
          </table:table-cell>
          <table:table-cell office:value-type="string">
            <text:p>1600000US2737322</text:p>
          </table:table-cell>
          <table:table-cell office:value-type="float" office:value="2737322">
            <text:p>2737322</text:p>
          </table:table-cell>
          <table:table-cell table:formula="of:=[.C459]/[.H459]" office:value-type="currency" office:currency="USD" office:value="0">
            <text:p>$0.00</text:p>
          </table:table-cell>
          <table:table-cell table:formula="of:=[.D459]/[.H459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ISMORE</text:p>
          </table:table-cell>
          <table:table-cell table:style-name="ce3" office:value-type="currency" office:currency="USD" office:value="65548">
            <text:p>$65,548</text:p>
          </table:table-cell>
          <table:table-cell table:style-name="ce3" office:value-type="currency" office:currency="USD" office:value="66891">
            <text:p>$66,891</text:p>
          </table:table-cell>
          <table:table-cell table:style-name="ce3" office:value-type="currency" office:currency="USD" office:value="1343">
            <text:p>$1,343</text:p>
          </table:table-cell>
          <table:table-cell table:style-name="ce6" office:value-type="percentage" office:value="0.0205">
            <text:p>2.05%</text:p>
          </table:table-cell>
          <table:table-cell office:value-type="string">
            <text:p>Lismore </text:p>
          </table:table-cell>
          <table:table-cell table:style-name="ce7" table:formula="of:=[.H460]" office:value-type="float" office:value="227">
            <text:p>227</text:p>
          </table:table-cell>
          <table:table-cell office:value-type="float" office:value="227">
            <text:p>227</text:p>
          </table:table-cell>
          <table:table-cell office:value-type="string">
            <text:p>1600000US2737412</text:p>
          </table:table-cell>
          <table:table-cell office:value-type="float" office:value="2737412">
            <text:p>2737412</text:p>
          </table:table-cell>
          <table:table-cell table:formula="of:=[.C460]/[.H460]" office:value-type="currency" office:currency="USD" office:value="294.674008810573">
            <text:p>$294.67</text:p>
          </table:table-cell>
          <table:table-cell table:formula="of:=[.D460]/[.H460]" office:value-type="currency" office:currency="USD" office:value="5.91629955947137">
            <text:p>$5.9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ITCHFIELD</text:p>
          </table:table-cell>
          <table:table-cell table:style-name="ce3" office:value-type="currency" office:currency="USD" office:value="1588853">
            <text:p>$1,588,853</text:p>
          </table:table-cell>
          <table:table-cell table:style-name="ce3" office:value-type="currency" office:currency="USD" office:value="1833620">
            <text:p>$1,833,620</text:p>
          </table:table-cell>
          <table:table-cell table:style-name="ce3" office:value-type="currency" office:currency="USD" office:value="244767">
            <text:p>$244,767</text:p>
          </table:table-cell>
          <table:table-cell table:style-name="ce6" office:value-type="percentage" office:value="0.1541">
            <text:p>15.41%</text:p>
          </table:table-cell>
          <table:table-cell office:value-type="string">
            <text:p>Litchfield </text:p>
          </table:table-cell>
          <table:table-cell table:style-name="ce7" table:formula="of:=[.H461]" office:value-type="float" office:value="6726">
            <text:p>6,726</text:p>
          </table:table-cell>
          <table:table-cell office:value-type="float" office:value="6726">
            <text:p>6726</text:p>
          </table:table-cell>
          <table:table-cell office:value-type="string">
            <text:p>1600000US2737448</text:p>
          </table:table-cell>
          <table:table-cell office:value-type="float" office:value="2737448">
            <text:p>2737448</text:p>
          </table:table-cell>
          <table:table-cell table:formula="of:=[.C461]/[.H461]" office:value-type="currency" office:currency="USD" office:value="272.6167112697">
            <text:p>$272.62</text:p>
          </table:table-cell>
          <table:table-cell table:formula="of:=[.D461]/[.H461]" office:value-type="currency" office:currency="USD" office:value="36.3911685994648">
            <text:p>$36.3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ITTLE CANADA</text:p>
          </table:table-cell>
          <table:table-cell table:style-name="ce3" office:value-type="currency" office:currency="USD" office:value="195843">
            <text:p>$195,843</text:p>
          </table:table-cell>
          <table:table-cell table:style-name="ce3" office:value-type="currency" office:currency="USD" office:value="344825">
            <text:p>$344,825</text:p>
          </table:table-cell>
          <table:table-cell table:style-name="ce3" office:value-type="currency" office:currency="USD" office:value="148982">
            <text:p>$148,982</text:p>
          </table:table-cell>
          <table:table-cell table:style-name="ce6" office:value-type="percentage" office:value="0.7607">
            <text:p>76.07%</text:p>
          </table:table-cell>
          <table:table-cell office:value-type="string">
            <text:p>Little Canada </text:p>
          </table:table-cell>
          <table:table-cell table:style-name="ce7" table:formula="of:=[.H462]" office:value-type="float" office:value="9773">
            <text:p>9,773</text:p>
          </table:table-cell>
          <table:table-cell office:value-type="float" office:value="9773">
            <text:p>9773</text:p>
          </table:table-cell>
          <table:table-cell office:value-type="string">
            <text:p>1600000US2737502</text:p>
          </table:table-cell>
          <table:table-cell office:value-type="float" office:value="2737502">
            <text:p>2737502</text:p>
          </table:table-cell>
          <table:table-cell table:formula="of:=[.C462]/[.H462]" office:value-type="currency" office:currency="USD" office:value="35.2834339506804">
            <text:p>$35.28</text:p>
          </table:table-cell>
          <table:table-cell table:formula="of:=[.D462]/[.H462]" office:value-type="currency" office:currency="USD" office:value="15.2442443466694">
            <text:p>$15.2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ITTLE FALLS</text:p>
          </table:table-cell>
          <table:table-cell table:style-name="ce3" office:value-type="currency" office:currency="USD" office:value="2089080">
            <text:p>$2,089,080</text:p>
          </table:table-cell>
          <table:table-cell table:style-name="ce3" office:value-type="currency" office:currency="USD" office:value="2438918">
            <text:p>$2,438,918</text:p>
          </table:table-cell>
          <table:table-cell table:style-name="ce3" office:value-type="currency" office:currency="USD" office:value="349838">
            <text:p>$349,838</text:p>
          </table:table-cell>
          <table:table-cell table:style-name="ce6" office:value-type="percentage" office:value="0.1675">
            <text:p>16.75%</text:p>
          </table:table-cell>
          <table:table-cell office:value-type="string">
            <text:p>Little Falls </text:p>
          </table:table-cell>
          <table:table-cell table:style-name="ce7" table:formula="of:=[.H463]" office:value-type="float" office:value="8343">
            <text:p>8,343</text:p>
          </table:table-cell>
          <table:table-cell office:value-type="float" office:value="8343">
            <text:p>8343</text:p>
          </table:table-cell>
          <table:table-cell office:value-type="string">
            <text:p>1600000US2737556</text:p>
          </table:table-cell>
          <table:table-cell office:value-type="float" office:value="2737556">
            <text:p>2737556</text:p>
          </table:table-cell>
          <table:table-cell table:formula="of:=[.C463]/[.H463]" office:value-type="currency" office:currency="USD" office:value="292.331055975069">
            <text:p>$292.33</text:p>
          </table:table-cell>
          <table:table-cell table:formula="of:=[.D463]/[.H463]" office:value-type="currency" office:currency="USD" office:value="41.9319189739902">
            <text:p>$41.9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ITTLEFORK</text:p>
          </table:table-cell>
          <table:table-cell table:style-name="ce3" office:value-type="currency" office:currency="USD" office:value="214814">
            <text:p>$214,814</text:p>
          </table:table-cell>
          <table:table-cell table:style-name="ce3" office:value-type="currency" office:currency="USD" office:value="233889">
            <text:p>$233,889</text:p>
          </table:table-cell>
          <table:table-cell table:style-name="ce3" office:value-type="currency" office:currency="USD" office:value="19075">
            <text:p>$19,075</text:p>
          </table:table-cell>
          <table:table-cell table:style-name="ce6" office:value-type="percentage" office:value="0.0888">
            <text:p>8.88%</text:p>
          </table:table-cell>
          <table:table-cell office:value-type="string">
            <text:p>Littlefork </text:p>
          </table:table-cell>
          <table:table-cell table:style-name="ce7" table:formula="of:=[.H464]" office:value-type="float" office:value="647">
            <text:p>647</text:p>
          </table:table-cell>
          <table:table-cell office:value-type="float" office:value="647">
            <text:p>647</text:p>
          </table:table-cell>
          <table:table-cell office:value-type="string">
            <text:p>1600000US2737592</text:p>
          </table:table-cell>
          <table:table-cell office:value-type="float" office:value="2737592">
            <text:p>2737592</text:p>
          </table:table-cell>
          <table:table-cell table:formula="of:=[.C464]/[.H464]" office:value-type="currency" office:currency="USD" office:value="361.497681607419">
            <text:p>$361.50</text:p>
          </table:table-cell>
          <table:table-cell table:formula="of:=[.D464]/[.H464]" office:value-type="currency" office:currency="USD" office:value="29.4822256568779">
            <text:p>$29.4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ONG BEACH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Long Beach </text:p>
          </table:table-cell>
          <table:table-cell table:style-name="ce7" table:formula="of:=[.H465]" office:value-type="float" office:value="335">
            <text:p>335</text:p>
          </table:table-cell>
          <table:table-cell office:value-type="float" office:value="335">
            <text:p>335</text:p>
          </table:table-cell>
          <table:table-cell office:value-type="string">
            <text:p>1600000US2737970</text:p>
          </table:table-cell>
          <table:table-cell office:value-type="float" office:value="2737970">
            <text:p>2737970</text:p>
          </table:table-cell>
          <table:table-cell table:formula="of:=[.C465]/[.H465]" office:value-type="currency" office:currency="USD" office:value="0">
            <text:p>$0.00</text:p>
          </table:table-cell>
          <table:table-cell table:formula="of:=[.D465]/[.H465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ONG LAKE</text:p>
          </table:table-cell>
          <table:table-cell table:number-columns-repeated="2" table:style-name="ce3" office:value-type="currency" office:currency="USD" office:value="26410">
            <text:p>$26,41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Long Lake </text:p>
          </table:table-cell>
          <table:table-cell table:style-name="ce7" table:formula="of:=[.H466]" office:value-type="float" office:value="1768">
            <text:p>1,768</text:p>
          </table:table-cell>
          <table:table-cell office:value-type="float" office:value="1768">
            <text:p>1768</text:p>
          </table:table-cell>
          <table:table-cell office:value-type="string">
            <text:p>1600000US2738006</text:p>
          </table:table-cell>
          <table:table-cell office:value-type="float" office:value="2738006">
            <text:p>2738006</text:p>
          </table:table-cell>
          <table:table-cell table:formula="of:=[.C466]/[.H466]" office:value-type="currency" office:currency="USD" office:value="14.9377828054299">
            <text:p>$14.94</text:p>
          </table:table-cell>
          <table:table-cell table:formula="of:=[.D466]/[.H466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ONG PRAIRIE</text:p>
          </table:table-cell>
          <table:table-cell table:style-name="ce3" office:value-type="currency" office:currency="USD" office:value="735532">
            <text:p>$735,532</text:p>
          </table:table-cell>
          <table:table-cell table:style-name="ce3" office:value-type="currency" office:currency="USD" office:value="918834">
            <text:p>$918,834</text:p>
          </table:table-cell>
          <table:table-cell table:style-name="ce3" office:value-type="currency" office:currency="USD" office:value="183302">
            <text:p>$183,302</text:p>
          </table:table-cell>
          <table:table-cell table:style-name="ce6" office:value-type="percentage" office:value="0.2492">
            <text:p>24.92%</text:p>
          </table:table-cell>
          <table:table-cell office:value-type="string">
            <text:p>Long Prairie </text:p>
          </table:table-cell>
          <table:table-cell table:style-name="ce7" table:formula="of:=[.H467]" office:value-type="float" office:value="3458">
            <text:p>3,458</text:p>
          </table:table-cell>
          <table:table-cell office:value-type="float" office:value="3458">
            <text:p>3458</text:p>
          </table:table-cell>
          <table:table-cell office:value-type="string">
            <text:p>1600000US2738060</text:p>
          </table:table-cell>
          <table:table-cell office:value-type="float" office:value="2738060">
            <text:p>2738060</text:p>
          </table:table-cell>
          <table:table-cell table:formula="of:=[.C467]/[.H467]" office:value-type="currency" office:currency="USD" office:value="265.712550607287">
            <text:p>$265.71</text:p>
          </table:table-cell>
          <table:table-cell table:formula="of:=[.D467]/[.H467]" office:value-type="currency" office:currency="USD" office:value="53.0080971659919">
            <text:p>$53.0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ONGVILL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Longville </text:p>
          </table:table-cell>
          <table:table-cell table:style-name="ce7" table:formula="of:=[.H468]" office:value-type="float" office:value="156">
            <text:p>156</text:p>
          </table:table-cell>
          <table:table-cell office:value-type="float" office:value="156">
            <text:p>156</text:p>
          </table:table-cell>
          <table:table-cell office:value-type="string">
            <text:p>1600000US2738114</text:p>
          </table:table-cell>
          <table:table-cell office:value-type="float" office:value="2738114">
            <text:p>2738114</text:p>
          </table:table-cell>
          <table:table-cell table:formula="of:=[.C468]/[.H468]" office:value-type="currency" office:currency="USD" office:value="0">
            <text:p>$0.00</text:p>
          </table:table-cell>
          <table:table-cell table:formula="of:=[.D468]/[.H468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ONSDALE</text:p>
          </table:table-cell>
          <table:table-cell table:style-name="ce3" office:value-type="currency" office:currency="USD" office:value="245346">
            <text:p>$245,346</text:p>
          </table:table-cell>
          <table:table-cell table:style-name="ce3" office:value-type="currency" office:currency="USD" office:value="384662">
            <text:p>$384,662</text:p>
          </table:table-cell>
          <table:table-cell table:style-name="ce3" office:value-type="currency" office:currency="USD" office:value="139316">
            <text:p>$139,316</text:p>
          </table:table-cell>
          <table:table-cell table:style-name="ce6" office:value-type="percentage" office:value="0.5678">
            <text:p>56.78%</text:p>
          </table:table-cell>
          <table:table-cell office:value-type="string">
            <text:p>Lonsdale </text:p>
          </table:table-cell>
          <table:table-cell table:style-name="ce7" table:formula="of:=[.H469]" office:value-type="float" office:value="3674">
            <text:p>3,674</text:p>
          </table:table-cell>
          <table:table-cell office:value-type="float" office:value="3674">
            <text:p>3674</text:p>
          </table:table-cell>
          <table:table-cell office:value-type="string">
            <text:p>1600000US2738150</text:p>
          </table:table-cell>
          <table:table-cell office:value-type="float" office:value="2738150">
            <text:p>2738150</text:p>
          </table:table-cell>
          <table:table-cell table:formula="of:=[.C469]/[.H469]" office:value-type="currency" office:currency="USD" office:value="104.69842133914">
            <text:p>$104.70</text:p>
          </table:table-cell>
          <table:table-cell table:formula="of:=[.D469]/[.H469]" office:value-type="currency" office:currency="USD" office:value="37.9194338595536">
            <text:p>$37.9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ORETTO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3053">
            <text:p>$23,053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Loretto </text:p>
          </table:table-cell>
          <table:table-cell table:style-name="ce7" table:formula="of:=[.H470]" office:value-type="float" office:value="650">
            <text:p>650</text:p>
          </table:table-cell>
          <table:table-cell office:value-type="float" office:value="650">
            <text:p>650</text:p>
          </table:table-cell>
          <table:table-cell office:value-type="string">
            <text:p>1600000US2738222</text:p>
          </table:table-cell>
          <table:table-cell office:value-type="float" office:value="2738222">
            <text:p>2738222</text:p>
          </table:table-cell>
          <table:table-cell table:formula="of:=[.C470]/[.H470]" office:value-type="currency" office:currency="USD" office:value="35.4661538461538">
            <text:p>$35.47</text:p>
          </table:table-cell>
          <table:table-cell table:formula="of:=[.D470]/[.H470]" office:value-type="currency" office:currency="USD" office:value="35.4661538461538">
            <text:p>$35.4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OUISBURG</text:p>
          </table:table-cell>
          <table:table-cell table:style-name="ce3" office:value-type="currency" office:currency="USD" office:value="7954">
            <text:p>$7,954</text:p>
          </table:table-cell>
          <table:table-cell table:style-name="ce3" office:value-type="currency" office:currency="USD" office:value="8231">
            <text:p>$8,231</text:p>
          </table:table-cell>
          <table:table-cell table:style-name="ce3" office:value-type="currency" office:currency="USD" office:value="277">
            <text:p>$277</text:p>
          </table:table-cell>
          <table:table-cell table:style-name="ce6" office:value-type="percentage" office:value="0.0348">
            <text:p>3.48%</text:p>
          </table:table-cell>
          <table:table-cell office:value-type="string">
            <text:p>Louisburg </text:p>
          </table:table-cell>
          <table:table-cell table:style-name="ce7" table:formula="of:=[.H471]"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string">
            <text:p>1600000US2738258</text:p>
          </table:table-cell>
          <table:table-cell office:value-type="float" office:value="2738258">
            <text:p>2738258</text:p>
          </table:table-cell>
          <table:table-cell table:formula="of:=[.C471]/[.H471]" office:value-type="currency" office:currency="USD" office:value="175.127659574468">
            <text:p>$175.13</text:p>
          </table:table-cell>
          <table:table-cell table:formula="of:=[.D471]/[.H471]" office:value-type="currency" office:currency="USD" office:value="5.8936170212766">
            <text:p>$5.8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OWRY</text:p>
          </table:table-cell>
          <table:table-cell table:style-name="ce3" office:value-type="currency" office:currency="USD" office:value="49088">
            <text:p>$49,088</text:p>
          </table:table-cell>
          <table:table-cell table:style-name="ce3" office:value-type="currency" office:currency="USD" office:value="56203">
            <text:p>$56,203</text:p>
          </table:table-cell>
          <table:table-cell table:style-name="ce3" office:value-type="currency" office:currency="USD" office:value="7115">
            <text:p>$7,115</text:p>
          </table:table-cell>
          <table:table-cell table:style-name="ce6" office:value-type="percentage" office:value="0.1449">
            <text:p>14.49%</text:p>
          </table:table-cell>
          <table:table-cell office:value-type="string">
            <text:p>Lowry </text:p>
          </table:table-cell>
          <table:table-cell table:style-name="ce7" table:formula="of:=[.H472]" office:value-type="float" office:value="299">
            <text:p>299</text:p>
          </table:table-cell>
          <table:table-cell office:value-type="float" office:value="299">
            <text:p>299</text:p>
          </table:table-cell>
          <table:table-cell office:value-type="string">
            <text:p>1600000US2738366</text:p>
          </table:table-cell>
          <table:table-cell office:value-type="float" office:value="2738366">
            <text:p>2738366</text:p>
          </table:table-cell>
          <table:table-cell table:formula="of:=[.C472]/[.H472]" office:value-type="currency" office:currency="USD" office:value="187.969899665552">
            <text:p>$187.97</text:p>
          </table:table-cell>
          <table:table-cell table:formula="of:=[.D472]/[.H472]" office:value-type="currency" office:currency="USD" office:value="23.7959866220736">
            <text:p>$23.8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UCAN</text:p>
          </table:table-cell>
          <table:table-cell table:style-name="ce3" office:value-type="currency" office:currency="USD" office:value="49989">
            <text:p>$49,989</text:p>
          </table:table-cell>
          <table:table-cell table:style-name="ce3" office:value-type="currency" office:currency="USD" office:value="52427">
            <text:p>$52,427</text:p>
          </table:table-cell>
          <table:table-cell table:style-name="ce3" office:value-type="currency" office:currency="USD" office:value="2438">
            <text:p>$2,438</text:p>
          </table:table-cell>
          <table:table-cell table:style-name="ce6" office:value-type="percentage" office:value="0.0488">
            <text:p>4.88%</text:p>
          </table:table-cell>
          <table:table-cell office:value-type="string">
            <text:p>Lucan </text:p>
          </table:table-cell>
          <table:table-cell table:style-name="ce7" table:formula="of:=[.H473]" office:value-type="float" office:value="191">
            <text:p>191</text:p>
          </table:table-cell>
          <table:table-cell office:value-type="float" office:value="191">
            <text:p>191</text:p>
          </table:table-cell>
          <table:table-cell office:value-type="string">
            <text:p>1600000US2738420</text:p>
          </table:table-cell>
          <table:table-cell office:value-type="float" office:value="2738420">
            <text:p>2738420</text:p>
          </table:table-cell>
          <table:table-cell table:formula="of:=[.C473]/[.H473]" office:value-type="currency" office:currency="USD" office:value="274.486910994764">
            <text:p>$274.49</text:p>
          </table:table-cell>
          <table:table-cell table:formula="of:=[.D473]/[.H473]" office:value-type="currency" office:currency="USD" office:value="12.7643979057592">
            <text:p>$12.7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UVERNE</text:p>
          </table:table-cell>
          <table:table-cell table:style-name="ce3" office:value-type="currency" office:currency="USD" office:value="1194175">
            <text:p>$1,194,175</text:p>
          </table:table-cell>
          <table:table-cell table:style-name="ce3" office:value-type="currency" office:currency="USD" office:value="1349790">
            <text:p>$1,349,790</text:p>
          </table:table-cell>
          <table:table-cell table:style-name="ce3" office:value-type="currency" office:currency="USD" office:value="155615">
            <text:p>$155,615</text:p>
          </table:table-cell>
          <table:table-cell table:style-name="ce6" office:value-type="percentage" office:value="0.1303">
            <text:p>13.03%</text:p>
          </table:table-cell>
          <table:table-cell office:value-type="string">
            <text:p>Luverne </text:p>
          </table:table-cell>
          <table:table-cell table:style-name="ce7" table:formula="of:=[.H474]" office:value-type="float" office:value="4745">
            <text:p>4,745</text:p>
          </table:table-cell>
          <table:table-cell office:value-type="float" office:value="4745">
            <text:p>4745</text:p>
          </table:table-cell>
          <table:table-cell office:value-type="string">
            <text:p>1600000US2738564</text:p>
          </table:table-cell>
          <table:table-cell office:value-type="float" office:value="2738564">
            <text:p>2738564</text:p>
          </table:table-cell>
          <table:table-cell table:formula="of:=[.C474]/[.H474]" office:value-type="currency" office:currency="USD" office:value="284.465753424658">
            <text:p>$284.47</text:p>
          </table:table-cell>
          <table:table-cell table:formula="of:=[.D474]/[.H474]" office:value-type="currency" office:currency="USD" office:value="32.795574288725">
            <text:p>$32.8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LYLE</text:p>
          </table:table-cell>
          <table:table-cell table:style-name="ce3" office:value-type="currency" office:currency="USD" office:value="163174">
            <text:p>$163,174</text:p>
          </table:table-cell>
          <table:table-cell table:style-name="ce3" office:value-type="currency" office:currency="USD" office:value="179497">
            <text:p>$179,497</text:p>
          </table:table-cell>
          <table:table-cell table:style-name="ce3" office:value-type="currency" office:currency="USD" office:value="16323">
            <text:p>$16,323</text:p>
          </table:table-cell>
          <table:table-cell table:style-name="ce6" office:value-type="percentage" office:value="0.1">
            <text:p>10.00%</text:p>
          </table:table-cell>
          <table:table-cell office:value-type="string">
            <text:p>Lyle </text:p>
          </table:table-cell>
          <table:table-cell table:style-name="ce7" table:formula="of:=[.H475]" office:value-type="float" office:value="551">
            <text:p>551</text:p>
          </table:table-cell>
          <table:table-cell office:value-type="float" office:value="551">
            <text:p>551</text:p>
          </table:table-cell>
          <table:table-cell office:value-type="string">
            <text:p>1600000US2738654</text:p>
          </table:table-cell>
          <table:table-cell office:value-type="float" office:value="2738654">
            <text:p>2738654</text:p>
          </table:table-cell>
          <table:table-cell table:formula="of:=[.C475]/[.H475]" office:value-type="currency" office:currency="USD" office:value="325.765880217786">
            <text:p>$325.77</text:p>
          </table:table-cell>
          <table:table-cell table:formula="of:=[.D475]/[.H475]" office:value-type="currency" office:currency="USD" office:value="29.6243194192377">
            <text:p>$29.6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YND</text:p>
          </table:table-cell>
          <table:table-cell table:style-name="ce3" office:value-type="currency" office:currency="USD" office:value="55313">
            <text:p>$55,313</text:p>
          </table:table-cell>
          <table:table-cell table:style-name="ce3" office:value-type="currency" office:currency="USD" office:value="70074">
            <text:p>$70,074</text:p>
          </table:table-cell>
          <table:table-cell table:style-name="ce3" office:value-type="currency" office:currency="USD" office:value="14761">
            <text:p>$14,761</text:p>
          </table:table-cell>
          <table:table-cell table:style-name="ce6" office:value-type="percentage" office:value="0.2669">
            <text:p>26.69%</text:p>
          </table:table-cell>
          <table:table-cell office:value-type="string">
            <text:p>Lynd </text:p>
          </table:table-cell>
          <table:table-cell table:style-name="ce7" table:formula="of:=[.H476]" office:value-type="float" office:value="448">
            <text:p>448</text:p>
          </table:table-cell>
          <table:table-cell office:value-type="float" office:value="448">
            <text:p>448</text:p>
          </table:table-cell>
          <table:table-cell office:value-type="string">
            <text:p>1600000US2738708</text:p>
          </table:table-cell>
          <table:table-cell office:value-type="float" office:value="2738708">
            <text:p>2738708</text:p>
          </table:table-cell>
          <table:table-cell table:formula="of:=[.C476]/[.H476]" office:value-type="currency" office:currency="USD" office:value="156.415178571429">
            <text:p>$156.42</text:p>
          </table:table-cell>
          <table:table-cell table:formula="of:=[.D476]/[.H476]" office:value-type="currency" office:currency="USD" office:value="32.9486607142857">
            <text:p>$32.9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ABEL</text:p>
          </table:table-cell>
          <table:table-cell table:style-name="ce3" office:value-type="currency" office:currency="USD" office:value="223127">
            <text:p>$223,127</text:p>
          </table:table-cell>
          <table:table-cell table:style-name="ce3" office:value-type="currency" office:currency="USD" office:value="255954">
            <text:p>$255,954</text:p>
          </table:table-cell>
          <table:table-cell table:style-name="ce3" office:value-type="currency" office:currency="USD" office:value="32827">
            <text:p>$32,827</text:p>
          </table:table-cell>
          <table:table-cell table:style-name="ce6" office:value-type="percentage" office:value="0.1471">
            <text:p>14.71%</text:p>
          </table:table-cell>
          <table:table-cell office:value-type="string">
            <text:p>Mabel </text:p>
          </table:table-cell>
          <table:table-cell table:style-name="ce7" table:formula="of:=[.H477]" office:value-type="float" office:value="780">
            <text:p>780</text:p>
          </table:table-cell>
          <table:table-cell office:value-type="float" office:value="780">
            <text:p>780</text:p>
          </table:table-cell>
          <table:table-cell office:value-type="string">
            <text:p>1600000US2738888</text:p>
          </table:table-cell>
          <table:table-cell office:value-type="float" office:value="2738888">
            <text:p>2738888</text:p>
          </table:table-cell>
          <table:table-cell table:formula="of:=[.C477]/[.H477]" office:value-type="currency" office:currency="USD" office:value="328.146153846154">
            <text:p>$328.15</text:p>
          </table:table-cell>
          <table:table-cell table:formula="of:=[.D477]/[.H477]" office:value-type="currency" office:currency="USD" office:value="42.0858974358974">
            <text:p>$42.0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ADELIA</text:p>
          </table:table-cell>
          <table:table-cell table:style-name="ce3" office:value-type="currency" office:currency="USD" office:value="860375">
            <text:p>$860,375</text:p>
          </table:table-cell>
          <table:table-cell table:style-name="ce3" office:value-type="currency" office:currency="USD" office:value="916865">
            <text:p>$916,865</text:p>
          </table:table-cell>
          <table:table-cell table:style-name="ce3" office:value-type="currency" office:currency="USD" office:value="56490">
            <text:p>$56,490</text:p>
          </table:table-cell>
          <table:table-cell table:style-name="ce6" office:value-type="percentage" office:value="0.0657">
            <text:p>6.57%</text:p>
          </table:table-cell>
          <table:table-cell office:value-type="string">
            <text:p>Madelia </text:p>
          </table:table-cell>
          <table:table-cell table:style-name="ce7" table:formula="of:=[.H478]" office:value-type="float" office:value="2308">
            <text:p>2,308</text:p>
          </table:table-cell>
          <table:table-cell office:value-type="float" office:value="2308">
            <text:p>2308</text:p>
          </table:table-cell>
          <table:table-cell office:value-type="string">
            <text:p>1600000US2739230</text:p>
          </table:table-cell>
          <table:table-cell office:value-type="float" office:value="2739230">
            <text:p>2739230</text:p>
          </table:table-cell>
          <table:table-cell table:formula="of:=[.C478]/[.H478]" office:value-type="currency" office:currency="USD" office:value="397.255199306759">
            <text:p>$397.26</text:p>
          </table:table-cell>
          <table:table-cell table:formula="of:=[.D478]/[.H478]" office:value-type="currency" office:currency="USD" office:value="24.4757365684575">
            <text:p>$24.4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ADISON</text:p>
          </table:table-cell>
          <table:table-cell table:style-name="ce3" office:value-type="currency" office:currency="USD" office:value="729097">
            <text:p>$729,097</text:p>
          </table:table-cell>
          <table:table-cell table:style-name="ce3" office:value-type="currency" office:currency="USD" office:value="742727">
            <text:p>$742,727</text:p>
          </table:table-cell>
          <table:table-cell table:style-name="ce3" office:value-type="currency" office:currency="USD" office:value="13630">
            <text:p>$13,630</text:p>
          </table:table-cell>
          <table:table-cell table:style-name="ce6" office:value-type="percentage" office:value="0.0187">
            <text:p>1.87%</text:p>
          </table:table-cell>
          <table:table-cell office:value-type="string">
            <text:p>Madison </text:p>
          </table:table-cell>
          <table:table-cell table:style-name="ce7" table:formula="of:=[.H479]" office:value-type="float" office:value="1551">
            <text:p>1,551</text:p>
          </table:table-cell>
          <table:table-cell office:value-type="float" office:value="1551">
            <text:p>1551</text:p>
          </table:table-cell>
          <table:table-cell office:value-type="string">
            <text:p>1600000US2739266</text:p>
          </table:table-cell>
          <table:table-cell office:value-type="float" office:value="2739266">
            <text:p>2739266</text:p>
          </table:table-cell>
          <table:table-cell table:formula="of:=[.C479]/[.H479]" office:value-type="currency" office:currency="USD" office:value="478.86976144423">
            <text:p>$478.87</text:p>
          </table:table-cell>
          <table:table-cell table:formula="of:=[.D479]/[.H479]" office:value-type="currency" office:currency="USD" office:value="8.78787878787879">
            <text:p>$8.7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ADISON LAKE</text:p>
          </table:table-cell>
          <table:table-cell table:style-name="ce3" office:value-type="currency" office:currency="USD" office:value="119406">
            <text:p>$119,406</text:p>
          </table:table-cell>
          <table:table-cell table:style-name="ce3" office:value-type="currency" office:currency="USD" office:value="152988">
            <text:p>$152,988</text:p>
          </table:table-cell>
          <table:table-cell table:style-name="ce3" office:value-type="currency" office:currency="USD" office:value="33582">
            <text:p>$33,582</text:p>
          </table:table-cell>
          <table:table-cell table:style-name="ce6" office:value-type="percentage" office:value="0.2812">
            <text:p>28.12%</text:p>
          </table:table-cell>
          <table:table-cell office:value-type="string">
            <text:p>Madison Lake </text:p>
          </table:table-cell>
          <table:table-cell table:style-name="ce7" table:formula="of:=[.H480]" office:value-type="float" office:value="1017">
            <text:p>1,017</text:p>
          </table:table-cell>
          <table:table-cell office:value-type="float" office:value="1017">
            <text:p>1017</text:p>
          </table:table-cell>
          <table:table-cell office:value-type="string">
            <text:p>1600000US2739320</text:p>
          </table:table-cell>
          <table:table-cell office:value-type="float" office:value="2739320">
            <text:p>2739320</text:p>
          </table:table-cell>
          <table:table-cell table:formula="of:=[.C480]/[.H480]" office:value-type="currency" office:currency="USD" office:value="150.430678466077">
            <text:p>$150.43</text:p>
          </table:table-cell>
          <table:table-cell table:formula="of:=[.D480]/[.H480]" office:value-type="currency" office:currency="USD" office:value="33.0206489675516">
            <text:p>$33.0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AGNOLIA</text:p>
          </table:table-cell>
          <table:table-cell table:style-name="ce3" office:value-type="currency" office:currency="USD" office:value="43194">
            <text:p>$43,194</text:p>
          </table:table-cell>
          <table:table-cell table:style-name="ce3" office:value-type="currency" office:currency="USD" office:value="46802">
            <text:p>$46,802</text:p>
          </table:table-cell>
          <table:table-cell table:style-name="ce3" office:value-type="currency" office:currency="USD" office:value="3608">
            <text:p>$3,608</text:p>
          </table:table-cell>
          <table:table-cell table:style-name="ce6" office:value-type="percentage" office:value="0.0835">
            <text:p>8.35%</text:p>
          </table:table-cell>
          <table:table-cell office:value-type="string">
            <text:p>Magnolia </text:p>
          </table:table-cell>
          <table:table-cell table:style-name="ce7" table:formula="of:=[.H481]" office:value-type="float" office:value="222">
            <text:p>222</text:p>
          </table:table-cell>
          <table:table-cell office:value-type="float" office:value="222">
            <text:p>222</text:p>
          </table:table-cell>
          <table:table-cell office:value-type="string">
            <text:p>1600000US2739338</text:p>
          </table:table-cell>
          <table:table-cell office:value-type="float" office:value="2739338">
            <text:p>2739338</text:p>
          </table:table-cell>
          <table:table-cell table:formula="of:=[.C481]/[.H481]" office:value-type="currency" office:currency="USD" office:value="210.81981981982">
            <text:p>$210.82</text:p>
          </table:table-cell>
          <table:table-cell table:formula="of:=[.D481]/[.H481]" office:value-type="currency" office:currency="USD" office:value="16.2522522522523">
            <text:p>$16.2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AHNOMEN</text:p>
          </table:table-cell>
          <table:table-cell table:style-name="ce3" office:value-type="currency" office:currency="USD" office:value="446371">
            <text:p>$446,371</text:p>
          </table:table-cell>
          <table:table-cell table:style-name="ce3" office:value-type="currency" office:currency="USD" office:value="631386">
            <text:p>$631,386</text:p>
          </table:table-cell>
          <table:table-cell table:style-name="ce3" office:value-type="currency" office:currency="USD" office:value="185015">
            <text:p>$185,015</text:p>
          </table:table-cell>
          <table:table-cell table:style-name="ce6" office:value-type="percentage" office:value="0.4145">
            <text:p>41.45%</text:p>
          </table:table-cell>
          <table:table-cell office:value-type="string">
            <text:p>Mahnomen </text:p>
          </table:table-cell>
          <table:table-cell table:style-name="ce7" table:formula="of:=[.H482]" office:value-type="float" office:value="1214">
            <text:p>1,214</text:p>
          </table:table-cell>
          <table:table-cell office:value-type="float" office:value="1214">
            <text:p>1214</text:p>
          </table:table-cell>
          <table:table-cell office:value-type="string">
            <text:p>1600000US2739392</text:p>
          </table:table-cell>
          <table:table-cell office:value-type="float" office:value="2739392">
            <text:p>2739392</text:p>
          </table:table-cell>
          <table:table-cell table:formula="of:=[.C482]/[.H482]" office:value-type="currency" office:currency="USD" office:value="520.087314662274">
            <text:p>$520.09</text:p>
          </table:table-cell>
          <table:table-cell table:formula="of:=[.D482]/[.H482]" office:value-type="currency" office:currency="USD" office:value="152.401153212521">
            <text:p>$152.4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AHTOMEDI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ahtomedi </text:p>
          </table:table-cell>
          <table:table-cell table:style-name="ce7" table:formula="of:=[.H483]" office:value-type="float" office:value="7676">
            <text:p>7,676</text:p>
          </table:table-cell>
          <table:table-cell office:value-type="float" office:value="7676">
            <text:p>7676</text:p>
          </table:table-cell>
          <table:table-cell office:value-type="string">
            <text:p>1600000US2739428</text:p>
          </table:table-cell>
          <table:table-cell office:value-type="float" office:value="2739428">
            <text:p>2739428</text:p>
          </table:table-cell>
          <table:table-cell table:formula="of:=[.C483]/[.H483]" office:value-type="currency" office:currency="USD" office:value="0">
            <text:p>$0.00</text:p>
          </table:table-cell>
          <table:table-cell table:formula="of:=[.D483]/[.H483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ANCHESTER</text:p>
          </table:table-cell>
          <table:table-cell table:number-columns-repeated="2" table:style-name="ce3" office:value-type="currency" office:currency="USD" office:value="14717">
            <text:p>$14,717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anchester </text:p>
          </table:table-cell>
          <table:table-cell table:style-name="ce7" table:formula="of:=[.H484]"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string">
            <text:p>1600000US2739716</text:p>
          </table:table-cell>
          <table:table-cell office:value-type="float" office:value="2739716">
            <text:p>2739716</text:p>
          </table:table-cell>
          <table:table-cell table:formula="of:=[.C484]/[.H484]" office:value-type="currency" office:currency="USD" office:value="258.19298245614">
            <text:p>$258.19</text:p>
          </table:table-cell>
          <table:table-cell table:formula="of:=[.D484]/[.H48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ANHATTAN BEACH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anhattan Beach </text:p>
          </table:table-cell>
          <table:table-cell table:style-name="ce7" table:formula="of:=[.H485]"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string">
            <text:p>1600000US2739806</text:p>
          </table:table-cell>
          <table:table-cell office:value-type="float" office:value="2739806">
            <text:p>2739806</text:p>
          </table:table-cell>
          <table:table-cell table:formula="of:=[.C485]/[.H485]" office:value-type="currency" office:currency="USD" office:value="0">
            <text:p>$0.00</text:p>
          </table:table-cell>
          <table:table-cell table:formula="of:=[.D485]/[.H485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ANKATO</text:p>
          </table:table-cell>
          <table:table-cell table:style-name="ce3" office:value-type="currency" office:currency="USD" office:value="6228727">
            <text:p>$6,228,727</text:p>
          </table:table-cell>
          <table:table-cell table:style-name="ce3" office:value-type="currency" office:currency="USD" office:value="6818164">
            <text:p>$6,818,164</text:p>
          </table:table-cell>
          <table:table-cell table:style-name="ce3" office:value-type="currency" office:currency="USD" office:value="589437">
            <text:p>$589,437</text:p>
          </table:table-cell>
          <table:table-cell table:style-name="ce6" office:value-type="percentage" office:value="0.0946">
            <text:p>9.46%</text:p>
          </table:table-cell>
          <table:table-cell office:value-type="string">
            <text:p>Mankato </text:p>
          </table:table-cell>
          <table:table-cell table:style-name="ce7" table:formula="of:=[.H486]" office:value-type="float" office:value="39309">
            <text:p>39,309</text:p>
          </table:table-cell>
          <table:table-cell office:value-type="float" office:value="39309">
            <text:p>39309</text:p>
          </table:table-cell>
          <table:table-cell office:value-type="string">
            <text:p>1600000US2739878</text:p>
          </table:table-cell>
          <table:table-cell office:value-type="float" office:value="2739878">
            <text:p>2739878</text:p>
          </table:table-cell>
          <table:table-cell table:formula="of:=[.C486]/[.H486]" office:value-type="currency" office:currency="USD" office:value="173.450456638429">
            <text:p>$173.45</text:p>
          </table:table-cell>
          <table:table-cell table:formula="of:=[.D486]/[.H486]" office:value-type="currency" office:currency="USD" office:value="14.9949629855758">
            <text:p>$14.9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ANTORVILLE</text:p>
          </table:table-cell>
          <table:table-cell table:style-name="ce3" office:value-type="currency" office:currency="USD" office:value="209003">
            <text:p>$209,003</text:p>
          </table:table-cell>
          <table:table-cell table:style-name="ce3" office:value-type="currency" office:currency="USD" office:value="257868">
            <text:p>$257,868</text:p>
          </table:table-cell>
          <table:table-cell table:style-name="ce3" office:value-type="currency" office:currency="USD" office:value="48865">
            <text:p>$48,865</text:p>
          </table:table-cell>
          <table:table-cell table:style-name="ce6" office:value-type="percentage" office:value="0.2338">
            <text:p>23.38%</text:p>
          </table:table-cell>
          <table:table-cell office:value-type="string">
            <text:p>Mantorville </text:p>
          </table:table-cell>
          <table:table-cell table:style-name="ce7" table:formula="of:=[.H487]" office:value-type="float" office:value="1197">
            <text:p>1,197</text:p>
          </table:table-cell>
          <table:table-cell office:value-type="float" office:value="1197">
            <text:p>1197</text:p>
          </table:table-cell>
          <table:table-cell office:value-type="string">
            <text:p>1600000US2739986</text:p>
          </table:table-cell>
          <table:table-cell office:value-type="float" office:value="2739986">
            <text:p>2739986</text:p>
          </table:table-cell>
          <table:table-cell table:formula="of:=[.C487]/[.H487]" office:value-type="currency" office:currency="USD" office:value="215.428571428571">
            <text:p>$215.43</text:p>
          </table:table-cell>
          <table:table-cell table:formula="of:=[.D487]/[.H487]" office:value-type="currency" office:currency="USD" office:value="40.8228905597327">
            <text:p>$40.8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APLE GROV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aple Grove </text:p>
          </table:table-cell>
          <table:table-cell table:style-name="ce7" table:formula="of:=[.H488]" office:value-type="float" office:value="61567">
            <text:p>61,567</text:p>
          </table:table-cell>
          <table:table-cell office:value-type="float" office:value="61567">
            <text:p>61567</text:p>
          </table:table-cell>
          <table:table-cell office:value-type="string">
            <text:p>1600000US2740166</text:p>
          </table:table-cell>
          <table:table-cell office:value-type="float" office:value="2740166">
            <text:p>2740166</text:p>
          </table:table-cell>
          <table:table-cell table:formula="of:=[.C488]/[.H488]" office:value-type="currency" office:currency="USD" office:value="0">
            <text:p>$0.00</text:p>
          </table:table-cell>
          <table:table-cell table:formula="of:=[.D488]/[.H488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APLE LAKE</text:p>
          </table:table-cell>
          <table:table-cell table:style-name="ce3" office:value-type="currency" office:currency="USD" office:value="431190">
            <text:p>$431,190</text:p>
          </table:table-cell>
          <table:table-cell table:style-name="ce3" office:value-type="currency" office:currency="USD" office:value="479341">
            <text:p>$479,341</text:p>
          </table:table-cell>
          <table:table-cell table:style-name="ce3" office:value-type="currency" office:currency="USD" office:value="48151">
            <text:p>$48,151</text:p>
          </table:table-cell>
          <table:table-cell table:style-name="ce6" office:value-type="percentage" office:value="0.1117">
            <text:p>11.17%</text:p>
          </table:table-cell>
          <table:table-cell office:value-type="string">
            <text:p>Maple Lake </text:p>
          </table:table-cell>
          <table:table-cell table:style-name="ce7" table:formula="of:=[.H489]" office:value-type="float" office:value="2059">
            <text:p>2,059</text:p>
          </table:table-cell>
          <table:table-cell office:value-type="float" office:value="2059">
            <text:p>2059</text:p>
          </table:table-cell>
          <table:table-cell office:value-type="string">
            <text:p>1600000US2740220</text:p>
          </table:table-cell>
          <table:table-cell office:value-type="float" office:value="2740220">
            <text:p>2740220</text:p>
          </table:table-cell>
          <table:table-cell table:formula="of:=[.C489]/[.H489]" office:value-type="currency" office:currency="USD" office:value="232.802816901408">
            <text:p>$232.80</text:p>
          </table:table-cell>
          <table:table-cell table:formula="of:=[.D489]/[.H489]" office:value-type="currency" office:currency="USD" office:value="23.3856240893638">
            <text:p>$23.3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APLE PLAIN</text:p>
          </table:table-cell>
          <table:table-cell table:style-name="ce3" office:value-type="currency" office:currency="USD" office:value="240047">
            <text:p>$240,047</text:p>
          </table:table-cell>
          <table:table-cell table:style-name="ce3" office:value-type="currency" office:currency="USD" office:value="248537">
            <text:p>$248,537</text:p>
          </table:table-cell>
          <table:table-cell table:style-name="ce3" office:value-type="currency" office:currency="USD" office:value="8490">
            <text:p>$8,490</text:p>
          </table:table-cell>
          <table:table-cell table:style-name="ce6" office:value-type="percentage" office:value="0.0354">
            <text:p>3.54%</text:p>
          </table:table-cell>
          <table:table-cell office:value-type="string">
            <text:p>Maple Plain </text:p>
          </table:table-cell>
          <table:table-cell table:style-name="ce7" table:formula="of:=[.H490]" office:value-type="float" office:value="1768">
            <text:p>1,768</text:p>
          </table:table-cell>
          <table:table-cell office:value-type="float" office:value="1768">
            <text:p>1768</text:p>
          </table:table-cell>
          <table:table-cell office:value-type="string">
            <text:p>1600000US2740256</text:p>
          </table:table-cell>
          <table:table-cell office:value-type="float" office:value="2740256">
            <text:p>2740256</text:p>
          </table:table-cell>
          <table:table-cell table:formula="of:=[.C490]/[.H490]" office:value-type="currency" office:currency="USD" office:value="140.575226244344">
            <text:p>$140.58</text:p>
          </table:table-cell>
          <table:table-cell table:formula="of:=[.D490]/[.H490]" office:value-type="currency" office:currency="USD" office:value="4.80203619909502">
            <text:p>$4.8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APLETON</text:p>
          </table:table-cell>
          <table:table-cell table:style-name="ce3" office:value-type="currency" office:currency="USD" office:value="486318">
            <text:p>$486,318</text:p>
          </table:table-cell>
          <table:table-cell table:style-name="ce3" office:value-type="currency" office:currency="USD" office:value="548860">
            <text:p>$548,860</text:p>
          </table:table-cell>
          <table:table-cell table:style-name="ce3" office:value-type="currency" office:currency="USD" office:value="62542">
            <text:p>$62,542</text:p>
          </table:table-cell>
          <table:table-cell table:style-name="ce6" office:value-type="percentage" office:value="0.1286">
            <text:p>12.86%</text:p>
          </table:table-cell>
          <table:table-cell office:value-type="string">
            <text:p>Mapleton </text:p>
          </table:table-cell>
          <table:table-cell table:style-name="ce7" table:formula="of:=[.H491]" office:value-type="float" office:value="1756">
            <text:p>1,756</text:p>
          </table:table-cell>
          <table:table-cell office:value-type="float" office:value="1756">
            <text:p>1756</text:p>
          </table:table-cell>
          <table:table-cell office:value-type="string">
            <text:p>1600000US2740310</text:p>
          </table:table-cell>
          <table:table-cell office:value-type="float" office:value="2740310">
            <text:p>2740310</text:p>
          </table:table-cell>
          <table:table-cell table:formula="of:=[.C491]/[.H491]" office:value-type="currency" office:currency="USD" office:value="312.562642369021">
            <text:p>$312.56</text:p>
          </table:table-cell>
          <table:table-cell table:formula="of:=[.D491]/[.H491]" office:value-type="currency" office:currency="USD" office:value="35.6161731207289">
            <text:p>$35.6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APLEVIEW</text:p>
          </table:table-cell>
          <table:table-cell table:style-name="ce3" office:value-type="currency" office:currency="USD" office:value="50167">
            <text:p>$50,167</text:p>
          </table:table-cell>
          <table:table-cell table:style-name="ce3" office:value-type="currency" office:currency="USD" office:value="51679">
            <text:p>$51,679</text:p>
          </table:table-cell>
          <table:table-cell table:style-name="ce3" office:value-type="currency" office:currency="USD" office:value="1512">
            <text:p>$1,512</text:p>
          </table:table-cell>
          <table:table-cell table:style-name="ce6" office:value-type="percentage" office:value="0.0301">
            <text:p>3.01%</text:p>
          </table:table-cell>
          <table:table-cell office:value-type="string">
            <text:p>Mapleview </text:p>
          </table:table-cell>
          <table:table-cell table:style-name="ce7" table:formula="of:=[.H492]" office:value-type="float" office:value="176">
            <text:p>176</text:p>
          </table:table-cell>
          <table:table-cell office:value-type="float" office:value="176">
            <text:p>176</text:p>
          </table:table-cell>
          <table:table-cell office:value-type="string">
            <text:p>1600000US2740346</text:p>
          </table:table-cell>
          <table:table-cell office:value-type="float" office:value="2740346">
            <text:p>2740346</text:p>
          </table:table-cell>
          <table:table-cell table:formula="of:=[.C492]/[.H492]" office:value-type="currency" office:currency="USD" office:value="293.630681818182">
            <text:p>$293.63</text:p>
          </table:table-cell>
          <table:table-cell table:formula="of:=[.D492]/[.H492]" office:value-type="currency" office:currency="USD" office:value="8.59090909090909">
            <text:p>$8.5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APLEWOOD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530709">
            <text:p>$530,709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aplewood </text:p>
          </table:table-cell>
          <table:table-cell table:style-name="ce7" table:formula="of:=[.H493]" office:value-type="float" office:value="38018">
            <text:p>38,018</text:p>
          </table:table-cell>
          <table:table-cell office:value-type="float" office:value="38018">
            <text:p>38018</text:p>
          </table:table-cell>
          <table:table-cell office:value-type="string">
            <text:p>1600000US2740382</text:p>
          </table:table-cell>
          <table:table-cell office:value-type="float" office:value="2740382">
            <text:p>2740382</text:p>
          </table:table-cell>
          <table:table-cell table:formula="of:=[.C493]/[.H493]" office:value-type="currency" office:currency="USD" office:value="13.9594139618076">
            <text:p>$13.96</text:p>
          </table:table-cell>
          <table:table-cell table:formula="of:=[.D493]/[.H493]" office:value-type="currency" office:currency="USD" office:value="13.9594139618076">
            <text:p>$13.9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ARBLE</text:p>
          </table:table-cell>
          <table:table-cell table:style-name="ce3" office:value-type="currency" office:currency="USD" office:value="221504">
            <text:p>$221,504</text:p>
          </table:table-cell>
          <table:table-cell table:style-name="ce3" office:value-type="currency" office:currency="USD" office:value="241627">
            <text:p>$241,627</text:p>
          </table:table-cell>
          <table:table-cell table:style-name="ce3" office:value-type="currency" office:currency="USD" office:value="20123">
            <text:p>$20,123</text:p>
          </table:table-cell>
          <table:table-cell table:style-name="ce6" office:value-type="percentage" office:value="0.0908">
            <text:p>9.08%</text:p>
          </table:table-cell>
          <table:table-cell office:value-type="string">
            <text:p>Marble </text:p>
          </table:table-cell>
          <table:table-cell table:style-name="ce7" table:formula="of:=[.H494]" office:value-type="float" office:value="701">
            <text:p>701</text:p>
          </table:table-cell>
          <table:table-cell office:value-type="float" office:value="701">
            <text:p>701</text:p>
          </table:table-cell>
          <table:table-cell office:value-type="string">
            <text:p>1600000US2740418</text:p>
          </table:table-cell>
          <table:table-cell office:value-type="float" office:value="2740418">
            <text:p>2740418</text:p>
          </table:table-cell>
          <table:table-cell table:formula="of:=[.C494]/[.H494]" office:value-type="currency" office:currency="USD" office:value="344.689015691869">
            <text:p>$344.69</text:p>
          </table:table-cell>
          <table:table-cell table:formula="of:=[.D494]/[.H494]" office:value-type="currency" office:currency="USD" office:value="28.7061340941512">
            <text:p>$28.7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MARIETTA</text:p>
          </table:table-cell>
          <table:table-cell table:style-name="ce3" office:value-type="currency" office:currency="USD" office:value="50577">
            <text:p>$50,577</text:p>
          </table:table-cell>
          <table:table-cell table:style-name="ce3" office:value-type="currency" office:currency="USD" office:value="52083">
            <text:p>$52,083</text:p>
          </table:table-cell>
          <table:table-cell table:style-name="ce3" office:value-type="currency" office:currency="USD" office:value="1506">
            <text:p>$1,506</text:p>
          </table:table-cell>
          <table:table-cell table:style-name="ce6" office:value-type="percentage" office:value="0.0298">
            <text:p>2.98%</text:p>
          </table:table-cell>
          <table:table-cell office:value-type="string">
            <text:p>Marietta </text:p>
          </table:table-cell>
          <table:table-cell table:style-name="ce7" table:formula="of:=[.H495]" office:value-type="float" office:value="162">
            <text:p>162</text:p>
          </table:table-cell>
          <table:table-cell office:value-type="float" office:value="162">
            <text:p>162</text:p>
          </table:table-cell>
          <table:table-cell office:value-type="string">
            <text:p>1600000US2740526</text:p>
          </table:table-cell>
          <table:table-cell office:value-type="float" office:value="2740526">
            <text:p>2740526</text:p>
          </table:table-cell>
          <table:table-cell table:formula="of:=[.C495]/[.H495]" office:value-type="currency" office:currency="USD" office:value="321.5">
            <text:p>$321.50</text:p>
          </table:table-cell>
          <table:table-cell table:formula="of:=[.D495]/[.H495]" office:value-type="currency" office:currency="USD" office:value="9.2962962962963">
            <text:p>$9.3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MARINE ON ST CROIX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arine on St. Croix </text:p>
          </table:table-cell>
          <table:table-cell table:style-name="ce7" table:formula="of:=[.H496]" office:value-type="float" office:value="689">
            <text:p>689</text:p>
          </table:table-cell>
          <table:table-cell office:value-type="float" office:value="689">
            <text:p>689</text:p>
          </table:table-cell>
          <table:table-cell office:value-type="string">
            <text:p>1600000US2740562</text:p>
          </table:table-cell>
          <table:table-cell office:value-type="float" office:value="2740562">
            <text:p>2740562</text:p>
          </table:table-cell>
          <table:table-cell table:formula="of:=[.C496]/[.H496]" office:value-type="currency" office:currency="USD" office:value="0">
            <text:p>$0.00</text:p>
          </table:table-cell>
          <table:table-cell table:formula="of:=[.D496]/[.H496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MARSHALL</text:p>
          </table:table-cell>
          <table:table-cell table:style-name="ce3" office:value-type="currency" office:currency="USD" office:value="2110608">
            <text:p>$2,110,608</text:p>
          </table:table-cell>
          <table:table-cell table:style-name="ce3" office:value-type="currency" office:currency="USD" office:value="2451304">
            <text:p>$2,451,304</text:p>
          </table:table-cell>
          <table:table-cell table:style-name="ce3" office:value-type="currency" office:currency="USD" office:value="340696">
            <text:p>$340,696</text:p>
          </table:table-cell>
          <table:table-cell table:style-name="ce6" office:value-type="percentage" office:value="0.1614">
            <text:p>16.14%</text:p>
          </table:table-cell>
          <table:table-cell office:value-type="string">
            <text:p>Marshall </text:p>
          </table:table-cell>
          <table:table-cell table:style-name="ce7" table:formula="of:=[.H497]" office:value-type="float" office:value="13680">
            <text:p>13,680</text:p>
          </table:table-cell>
          <table:table-cell office:value-type="float" office:value="13680">
            <text:p>13680</text:p>
          </table:table-cell>
          <table:table-cell office:value-type="string">
            <text:p>1600000US2740688</text:p>
          </table:table-cell>
          <table:table-cell office:value-type="float" office:value="2740688">
            <text:p>2740688</text:p>
          </table:table-cell>
          <table:table-cell table:formula="of:=[.C497]/[.H497]" office:value-type="currency" office:currency="USD" office:value="179.188888888889">
            <text:p>$179.19</text:p>
          </table:table-cell>
          <table:table-cell table:formula="of:=[.D497]/[.H497]" office:value-type="currency" office:currency="USD" office:value="24.9046783625731">
            <text:p>$24.9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MAYER</text:p>
          </table:table-cell>
          <table:table-cell table:style-name="ce3" office:value-type="currency" office:currency="USD" office:value="266365">
            <text:p>$266,365</text:p>
          </table:table-cell>
          <table:table-cell table:style-name="ce3" office:value-type="currency" office:currency="USD" office:value="290421">
            <text:p>$290,421</text:p>
          </table:table-cell>
          <table:table-cell table:style-name="ce3" office:value-type="currency" office:currency="USD" office:value="24056">
            <text:p>$24,056</text:p>
          </table:table-cell>
          <table:table-cell table:style-name="ce6" office:value-type="percentage" office:value="0.0903">
            <text:p>9.03%</text:p>
          </table:table-cell>
          <table:table-cell office:value-type="string">
            <text:p>Mayer </text:p>
          </table:table-cell>
          <table:table-cell table:style-name="ce7" table:formula="of:=[.H498]" office:value-type="float" office:value="1749">
            <text:p>1,749</text:p>
          </table:table-cell>
          <table:table-cell office:value-type="float" office:value="1749">
            <text:p>1749</text:p>
          </table:table-cell>
          <table:table-cell office:value-type="string">
            <text:p>1600000US2741138</text:p>
          </table:table-cell>
          <table:table-cell office:value-type="float" office:value="2741138">
            <text:p>2741138</text:p>
          </table:table-cell>
          <table:table-cell table:formula="of:=[.C498]/[.H498]" office:value-type="currency" office:currency="USD" office:value="166.04974271012">
            <text:p>$166.05</text:p>
          </table:table-cell>
          <table:table-cell table:formula="of:=[.D498]/[.H498]" office:value-type="currency" office:currency="USD" office:value="13.7541452258433">
            <text:p>$13.7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AYNARD</text:p>
          </table:table-cell>
          <table:table-cell table:style-name="ce3" office:value-type="currency" office:currency="USD" office:value="121181">
            <text:p>$121,181</text:p>
          </table:table-cell>
          <table:table-cell table:style-name="ce3" office:value-type="currency" office:currency="USD" office:value="121270">
            <text:p>$121,270</text:p>
          </table:table-cell>
          <table:table-cell table:style-name="ce3" office:value-type="currency" office:currency="USD" office:value="89">
            <text:p>$89</text:p>
          </table:table-cell>
          <table:table-cell table:style-name="ce6" office:value-type="percentage" office:value="0.0007">
            <text:p>0.07%</text:p>
          </table:table-cell>
          <table:table-cell office:value-type="string">
            <text:p>Maynard </text:p>
          </table:table-cell>
          <table:table-cell table:style-name="ce7" table:formula="of:=[.H499]" office:value-type="float" office:value="366">
            <text:p>366</text:p>
          </table:table-cell>
          <table:table-cell office:value-type="float" office:value="366">
            <text:p>366</text:p>
          </table:table-cell>
          <table:table-cell office:value-type="string">
            <text:p>1600000US2741210</text:p>
          </table:table-cell>
          <table:table-cell office:value-type="float" office:value="2741210">
            <text:p>2741210</text:p>
          </table:table-cell>
          <table:table-cell table:formula="of:=[.C499]/[.H499]" office:value-type="currency" office:currency="USD" office:value="331.338797814208">
            <text:p>$331.34</text:p>
          </table:table-cell>
          <table:table-cell table:formula="of:=[.D499]/[.H499]" office:value-type="currency" office:currency="USD" office:value="0.243169398907104">
            <text:p>$0.2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AZEPPA</text:p>
          </table:table-cell>
          <table:table-cell table:style-name="ce3" office:value-type="currency" office:currency="USD" office:value="158301">
            <text:p>$158,301</text:p>
          </table:table-cell>
          <table:table-cell table:style-name="ce3" office:value-type="currency" office:currency="USD" office:value="193236">
            <text:p>$193,236</text:p>
          </table:table-cell>
          <table:table-cell table:style-name="ce3" office:value-type="currency" office:currency="USD" office:value="34935">
            <text:p>$34,935</text:p>
          </table:table-cell>
          <table:table-cell table:style-name="ce6" office:value-type="percentage" office:value="0.2207">
            <text:p>22.07%</text:p>
          </table:table-cell>
          <table:table-cell office:value-type="string">
            <text:p>Mazeppa </text:p>
          </table:table-cell>
          <table:table-cell table:style-name="ce7" table:formula="of:=[.H500]" office:value-type="float" office:value="842">
            <text:p>842</text:p>
          </table:table-cell>
          <table:table-cell office:value-type="float" office:value="842">
            <text:p>842</text:p>
          </table:table-cell>
          <table:table-cell office:value-type="string">
            <text:p>1600000US2741282</text:p>
          </table:table-cell>
          <table:table-cell office:value-type="float" office:value="2741282">
            <text:p>2741282</text:p>
          </table:table-cell>
          <table:table-cell table:formula="of:=[.C500]/[.H500]" office:value-type="currency" office:currency="USD" office:value="229.496437054632">
            <text:p>$229.50</text:p>
          </table:table-cell>
          <table:table-cell table:formula="of:=[.D500]/[.H500]" office:value-type="currency" office:currency="USD" office:value="41.4904988123516">
            <text:p>$41.4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CGRATH</text:p>
          </table:table-cell>
          <table:table-cell table:style-name="ce3" office:value-type="currency" office:currency="USD" office:value="7837">
            <text:p>$7,837</text:p>
          </table:table-cell>
          <table:table-cell table:style-name="ce3" office:value-type="currency" office:currency="USD" office:value="11189">
            <text:p>$11,189</text:p>
          </table:table-cell>
          <table:table-cell table:style-name="ce3" office:value-type="currency" office:currency="USD" office:value="3352">
            <text:p>$3,352</text:p>
          </table:table-cell>
          <table:table-cell table:style-name="ce6" office:value-type="percentage" office:value="0.4277">
            <text:p>42.77%</text:p>
          </table:table-cell>
          <table:table-cell office:value-type="string">
            <text:p>McGrath </text:p>
          </table:table-cell>
          <table:table-cell table:style-name="ce7" table:formula="of:=[.H501]"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string">
            <text:p>1600000US2738996</text:p>
          </table:table-cell>
          <table:table-cell office:value-type="float" office:value="2738996">
            <text:p>2738996</text:p>
          </table:table-cell>
          <table:table-cell table:formula="of:=[.C501]/[.H501]" office:value-type="currency" office:currency="USD" office:value="139.8625">
            <text:p>$139.86</text:p>
          </table:table-cell>
          <table:table-cell table:formula="of:=[.D501]/[.H501]" office:value-type="currency" office:currency="USD" office:value="41.9">
            <text:p>$41.9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CGREGOR</text:p>
          </table:table-cell>
          <table:table-cell table:style-name="ce3" office:value-type="currency" office:currency="USD" office:value="89434">
            <text:p>$89,434</text:p>
          </table:table-cell>
          <table:table-cell table:style-name="ce3" office:value-type="currency" office:currency="USD" office:value="90174">
            <text:p>$90,174</text:p>
          </table:table-cell>
          <table:table-cell table:style-name="ce3" office:value-type="currency" office:currency="USD" office:value="740">
            <text:p>$740</text:p>
          </table:table-cell>
          <table:table-cell table:style-name="ce6" office:value-type="percentage" office:value="0.0083">
            <text:p>0.83%</text:p>
          </table:table-cell>
          <table:table-cell office:value-type="string">
            <text:p>McGregor </text:p>
          </table:table-cell>
          <table:table-cell table:style-name="ce7" table:formula="of:=[.H502]" office:value-type="float" office:value="391">
            <text:p>391</text:p>
          </table:table-cell>
          <table:table-cell office:value-type="float" office:value="391">
            <text:p>391</text:p>
          </table:table-cell>
          <table:table-cell office:value-type="string">
            <text:p>1600000US2739014</text:p>
          </table:table-cell>
          <table:table-cell office:value-type="float" office:value="2739014">
            <text:p>2739014</text:p>
          </table:table-cell>
          <table:table-cell table:formula="of:=[.C502]/[.H502]" office:value-type="currency" office:currency="USD" office:value="230.624040920716">
            <text:p>$230.62</text:p>
          </table:table-cell>
          <table:table-cell table:formula="of:=[.D502]/[.H502]" office:value-type="currency" office:currency="USD" office:value="1.8925831202046">
            <text:p>$1.8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CINTOSH</text:p>
          </table:table-cell>
          <table:table-cell table:style-name="ce3" office:value-type="currency" office:currency="USD" office:value="199366">
            <text:p>$199,366</text:p>
          </table:table-cell>
          <table:table-cell table:style-name="ce3" office:value-type="currency" office:currency="USD" office:value="220247">
            <text:p>$220,247</text:p>
          </table:table-cell>
          <table:table-cell table:style-name="ce3" office:value-type="currency" office:currency="USD" office:value="20881">
            <text:p>$20,881</text:p>
          </table:table-cell>
          <table:table-cell table:style-name="ce6" office:value-type="percentage" office:value="0.1047">
            <text:p>10.47%</text:p>
          </table:table-cell>
          <table:table-cell office:value-type="string">
            <text:p>McIntosh </text:p>
          </table:table-cell>
          <table:table-cell table:style-name="ce7" table:formula="of:=[.H503]" office:value-type="float" office:value="625">
            <text:p>625</text:p>
          </table:table-cell>
          <table:table-cell office:value-type="float" office:value="625">
            <text:p>625</text:p>
          </table:table-cell>
          <table:table-cell office:value-type="string">
            <text:p>1600000US2739050</text:p>
          </table:table-cell>
          <table:table-cell office:value-type="float" office:value="2739050">
            <text:p>2739050</text:p>
          </table:table-cell>
          <table:table-cell table:formula="of:=[.C503]/[.H503]" office:value-type="currency" office:currency="USD" office:value="352.3952">
            <text:p>$352.40</text:p>
          </table:table-cell>
          <table:table-cell table:formula="of:=[.D503]/[.H503]" office:value-type="currency" office:currency="USD" office:value="33.4096">
            <text:p>$33.4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CKINLEY</text:p>
          </table:table-cell>
          <table:table-cell table:number-columns-repeated="2" table:style-name="ce3" office:value-type="currency" office:currency="USD" office:value="51142">
            <text:p>$51,142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cKinley </text:p>
          </table:table-cell>
          <table:table-cell table:style-name="ce7" table:formula="of:=[.H504]"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string">
            <text:p>1600000US2739140</text:p>
          </table:table-cell>
          <table:table-cell office:value-type="float" office:value="2739140">
            <text:p>2739140</text:p>
          </table:table-cell>
          <table:table-cell table:formula="of:=[.C504]/[.H504]" office:value-type="currency" office:currency="USD" office:value="399.546875">
            <text:p>$399.55</text:p>
          </table:table-cell>
          <table:table-cell table:formula="of:=[.D504]/[.H50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EADOWLANDS</text:p>
          </table:table-cell>
          <table:table-cell table:style-name="ce3" office:value-type="currency" office:currency="USD" office:value="21477">
            <text:p>$21,477</text:p>
          </table:table-cell>
          <table:table-cell table:style-name="ce3" office:value-type="currency" office:currency="USD" office:value="23936">
            <text:p>$23,936</text:p>
          </table:table-cell>
          <table:table-cell table:style-name="ce3" office:value-type="currency" office:currency="USD" office:value="2459">
            <text:p>$2,459</text:p>
          </table:table-cell>
          <table:table-cell table:style-name="ce6" office:value-type="percentage" office:value="0.1145">
            <text:p>11.45%</text:p>
          </table:table-cell>
          <table:table-cell office:value-type="string">
            <text:p>Meadowlands </text:p>
          </table:table-cell>
          <table:table-cell table:style-name="ce7" table:formula="of:=[.H505]"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string">
            <text:p>1600000US2741372</text:p>
          </table:table-cell>
          <table:table-cell office:value-type="float" office:value="2741372">
            <text:p>2741372</text:p>
          </table:table-cell>
          <table:table-cell table:formula="of:=[.C505]/[.H505]" office:value-type="currency" office:currency="USD" office:value="178.626865671642">
            <text:p>$178.63</text:p>
          </table:table-cell>
          <table:table-cell table:formula="of:=[.D505]/[.H505]" office:value-type="currency" office:currency="USD" office:value="18.3507462686567">
            <text:p>$18.3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EDFORD</text:p>
          </table:table-cell>
          <table:table-cell table:style-name="ce3" office:value-type="currency" office:currency="USD" office:value="161120">
            <text:p>$161,120</text:p>
          </table:table-cell>
          <table:table-cell table:style-name="ce3" office:value-type="currency" office:currency="USD" office:value="201256">
            <text:p>$201,256</text:p>
          </table:table-cell>
          <table:table-cell table:style-name="ce3" office:value-type="currency" office:currency="USD" office:value="40136">
            <text:p>$40,136</text:p>
          </table:table-cell>
          <table:table-cell table:style-name="ce6" office:value-type="percentage" office:value="0.2491">
            <text:p>24.91%</text:p>
          </table:table-cell>
          <table:table-cell office:value-type="string">
            <text:p>Medford </text:p>
          </table:table-cell>
          <table:table-cell table:style-name="ce7" table:formula="of:=[.H506]" office:value-type="float" office:value="1239">
            <text:p>1,239</text:p>
          </table:table-cell>
          <table:table-cell office:value-type="float" office:value="1239">
            <text:p>1239</text:p>
          </table:table-cell>
          <table:table-cell office:value-type="string">
            <text:p>1600000US2741426</text:p>
          </table:table-cell>
          <table:table-cell office:value-type="float" office:value="2741426">
            <text:p>2741426</text:p>
          </table:table-cell>
          <table:table-cell table:formula="of:=[.C506]/[.H506]" office:value-type="currency" office:currency="USD" office:value="162.434221146086">
            <text:p>$162.43</text:p>
          </table:table-cell>
          <table:table-cell table:formula="of:=[.D506]/[.H506]" office:value-type="currency" office:currency="USD" office:value="32.3938660209847">
            <text:p>$32.3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EDICINE LAK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edicine Lake </text:p>
          </table:table-cell>
          <table:table-cell table:style-name="ce7" table:formula="of:=[.H507]" office:value-type="float" office:value="371">
            <text:p>371</text:p>
          </table:table-cell>
          <table:table-cell office:value-type="float" office:value="371">
            <text:p>371</text:p>
          </table:table-cell>
          <table:table-cell office:value-type="string">
            <text:p>1600000US2741462</text:p>
          </table:table-cell>
          <table:table-cell office:value-type="float" office:value="2741462">
            <text:p>2741462</text:p>
          </table:table-cell>
          <table:table-cell table:formula="of:=[.C507]/[.H507]" office:value-type="currency" office:currency="USD" office:value="0">
            <text:p>$0.00</text:p>
          </table:table-cell>
          <table:table-cell table:formula="of:=[.D507]/[.H507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EDINA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edina </text:p>
          </table:table-cell>
          <table:table-cell table:style-name="ce7" table:formula="of:=[.H508]" office:value-type="float" office:value="4892">
            <text:p>4,892</text:p>
          </table:table-cell>
          <table:table-cell office:value-type="float" office:value="4892">
            <text:p>4892</text:p>
          </table:table-cell>
          <table:table-cell office:value-type="string">
            <text:p>1600000US2741480</text:p>
          </table:table-cell>
          <table:table-cell office:value-type="float" office:value="2741480">
            <text:p>2741480</text:p>
          </table:table-cell>
          <table:table-cell table:formula="of:=[.C508]/[.H508]" office:value-type="currency" office:currency="USD" office:value="0">
            <text:p>$0.00</text:p>
          </table:table-cell>
          <table:table-cell table:formula="of:=[.D508]/[.H508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EIRE GROVE</text:p>
          </table:table-cell>
          <table:table-cell table:style-name="ce3" office:value-type="currency" office:currency="USD" office:value="12123">
            <text:p>$12,123</text:p>
          </table:table-cell>
          <table:table-cell table:style-name="ce3" office:value-type="currency" office:currency="USD" office:value="19881">
            <text:p>$19,881</text:p>
          </table:table-cell>
          <table:table-cell table:style-name="ce3" office:value-type="currency" office:currency="USD" office:value="7758">
            <text:p>$7,758</text:p>
          </table:table-cell>
          <table:table-cell table:style-name="ce6" office:value-type="percentage" office:value="0.6399">
            <text:p>63.99%</text:p>
          </table:table-cell>
          <table:table-cell office:value-type="string">
            <text:p>Meire Grove </text:p>
          </table:table-cell>
          <table:table-cell table:style-name="ce7" table:formula="of:=[.H509]" office:value-type="float" office:value="179">
            <text:p>179</text:p>
          </table:table-cell>
          <table:table-cell office:value-type="float" office:value="179">
            <text:p>179</text:p>
          </table:table-cell>
          <table:table-cell office:value-type="string">
            <text:p>1600000US2741534</text:p>
          </table:table-cell>
          <table:table-cell office:value-type="float" office:value="2741534">
            <text:p>2741534</text:p>
          </table:table-cell>
          <table:table-cell table:formula="of:=[.C509]/[.H509]" office:value-type="currency" office:currency="USD" office:value="111.067039106145">
            <text:p>$111.07</text:p>
          </table:table-cell>
          <table:table-cell table:formula="of:=[.D509]/[.H509]" office:value-type="currency" office:currency="USD" office:value="43.340782122905">
            <text:p>$43.3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ELROSE</text:p>
          </table:table-cell>
          <table:table-cell table:style-name="ce3" office:value-type="currency" office:currency="USD" office:value="614850">
            <text:p>$614,850</text:p>
          </table:table-cell>
          <table:table-cell table:style-name="ce3" office:value-type="currency" office:currency="USD" office:value="766370">
            <text:p>$766,370</text:p>
          </table:table-cell>
          <table:table-cell table:style-name="ce3" office:value-type="currency" office:currency="USD" office:value="151520">
            <text:p>$151,520</text:p>
          </table:table-cell>
          <table:table-cell table:style-name="ce6" office:value-type="percentage" office:value="0.2464">
            <text:p>24.64%</text:p>
          </table:table-cell>
          <table:table-cell office:value-type="string">
            <text:p>Melrose </text:p>
          </table:table-cell>
          <table:table-cell table:style-name="ce7" table:formula="of:=[.H510]" office:value-type="float" office:value="3598">
            <text:p>3,598</text:p>
          </table:table-cell>
          <table:table-cell office:value-type="float" office:value="3598">
            <text:p>3598</text:p>
          </table:table-cell>
          <table:table-cell office:value-type="string">
            <text:p>1600000US2741570</text:p>
          </table:table-cell>
          <table:table-cell office:value-type="float" office:value="2741570">
            <text:p>2741570</text:p>
          </table:table-cell>
          <table:table-cell table:formula="of:=[.C510]/[.H510]" office:value-type="currency" office:currency="USD" office:value="212.998888271262">
            <text:p>$213.00</text:p>
          </table:table-cell>
          <table:table-cell table:formula="of:=[.D510]/[.H510]" office:value-type="currency" office:currency="USD" office:value="42.112284602557">
            <text:p>$42.1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ENAHGA</text:p>
          </table:table-cell>
          <table:table-cell table:style-name="ce3" office:value-type="currency" office:currency="USD" office:value="281960">
            <text:p>$281,960</text:p>
          </table:table-cell>
          <table:table-cell table:style-name="ce3" office:value-type="currency" office:currency="USD" office:value="345644">
            <text:p>$345,644</text:p>
          </table:table-cell>
          <table:table-cell table:style-name="ce3" office:value-type="currency" office:currency="USD" office:value="63684">
            <text:p>$63,684</text:p>
          </table:table-cell>
          <table:table-cell table:style-name="ce6" office:value-type="percentage" office:value="0.2259">
            <text:p>22.59%</text:p>
          </table:table-cell>
          <table:table-cell office:value-type="string">
            <text:p>Menahga </text:p>
          </table:table-cell>
          <table:table-cell table:style-name="ce7" table:formula="of:=[.H511]" office:value-type="float" office:value="1306">
            <text:p>1,306</text:p>
          </table:table-cell>
          <table:table-cell office:value-type="float" office:value="1306">
            <text:p>1306</text:p>
          </table:table-cell>
          <table:table-cell office:value-type="string">
            <text:p>1600000US2741660</text:p>
          </table:table-cell>
          <table:table-cell office:value-type="float" office:value="2741660">
            <text:p>2741660</text:p>
          </table:table-cell>
          <table:table-cell table:formula="of:=[.C511]/[.H511]" office:value-type="currency" office:currency="USD" office:value="264.658499234303">
            <text:p>$264.66</text:p>
          </table:table-cell>
          <table:table-cell table:formula="of:=[.D511]/[.H511]" office:value-type="currency" office:currency="USD" office:value="48.7626339969372">
            <text:p>$48.7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ENDOTA</text:p>
          </table:table-cell>
          <table:table-cell table:number-columns-repeated="2" table:style-name="ce3" office:value-type="currency" office:currency="USD" office:value="25000">
            <text:p>$25,00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endota </text:p>
          </table:table-cell>
          <table:table-cell table:style-name="ce7" table:formula="of:=[.H512]" office:value-type="float" office:value="198">
            <text:p>198</text:p>
          </table:table-cell>
          <table:table-cell office:value-type="float" office:value="198">
            <text:p>198</text:p>
          </table:table-cell>
          <table:table-cell office:value-type="string">
            <text:p>1600000US2741678</text:p>
          </table:table-cell>
          <table:table-cell office:value-type="float" office:value="2741678">
            <text:p>2741678</text:p>
          </table:table-cell>
          <table:table-cell table:formula="of:=[.C512]/[.H512]" office:value-type="currency" office:currency="USD" office:value="126.262626262626">
            <text:p>$126.26</text:p>
          </table:table-cell>
          <table:table-cell table:formula="of:=[.D512]/[.H512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ENDOTA HEIGHTS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endota Heights </text:p>
          </table:table-cell>
          <table:table-cell table:style-name="ce7" table:formula="of:=[.H513]" office:value-type="float" office:value="11071">
            <text:p>11,071</text:p>
          </table:table-cell>
          <table:table-cell office:value-type="float" office:value="11071">
            <text:p>11071</text:p>
          </table:table-cell>
          <table:table-cell office:value-type="string">
            <text:p>1600000US2741696</text:p>
          </table:table-cell>
          <table:table-cell office:value-type="float" office:value="2741696">
            <text:p>2741696</text:p>
          </table:table-cell>
          <table:table-cell table:formula="of:=[.C513]/[.H513]" office:value-type="currency" office:currency="USD" office:value="0">
            <text:p>$0.00</text:p>
          </table:table-cell>
          <table:table-cell table:formula="of:=[.D513]/[.H513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ENTOR</text:p>
          </table:table-cell>
          <table:table-cell table:style-name="ce3" office:value-type="currency" office:currency="USD" office:value="32824">
            <text:p>$32,824</text:p>
          </table:table-cell>
          <table:table-cell table:style-name="ce3" office:value-type="currency" office:currency="USD" office:value="35008">
            <text:p>$35,008</text:p>
          </table:table-cell>
          <table:table-cell table:style-name="ce3" office:value-type="currency" office:currency="USD" office:value="2184">
            <text:p>$2,184</text:p>
          </table:table-cell>
          <table:table-cell table:style-name="ce6" office:value-type="percentage" office:value="0.0665">
            <text:p>6.65%</text:p>
          </table:table-cell>
          <table:table-cell office:value-type="string">
            <text:p>Mentor </text:p>
          </table:table-cell>
          <table:table-cell table:style-name="ce7" table:formula="of:=[.H514]" office:value-type="float" office:value="153">
            <text:p>153</text:p>
          </table:table-cell>
          <table:table-cell office:value-type="float" office:value="153">
            <text:p>153</text:p>
          </table:table-cell>
          <table:table-cell office:value-type="string">
            <text:p>1600000US2741714</text:p>
          </table:table-cell>
          <table:table-cell office:value-type="float" office:value="2741714">
            <text:p>2741714</text:p>
          </table:table-cell>
          <table:table-cell table:formula="of:=[.C514]/[.H514]" office:value-type="currency" office:currency="USD" office:value="228.81045751634">
            <text:p>$228.81</text:p>
          </table:table-cell>
          <table:table-cell table:formula="of:=[.D514]/[.H514]" office:value-type="currency" office:currency="USD" office:value="14.2745098039216">
            <text:p>$14.2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IDDLE RIVER</text:p>
          </table:table-cell>
          <table:table-cell table:style-name="ce3" office:value-type="currency" office:currency="USD" office:value="78955">
            <text:p>$78,955</text:p>
          </table:table-cell>
          <table:table-cell table:style-name="ce3" office:value-type="currency" office:currency="USD" office:value="85669">
            <text:p>$85,669</text:p>
          </table:table-cell>
          <table:table-cell table:style-name="ce3" office:value-type="currency" office:currency="USD" office:value="6714">
            <text:p>$6,714</text:p>
          </table:table-cell>
          <table:table-cell table:style-name="ce6" office:value-type="percentage" office:value="0.085">
            <text:p>8.50%</text:p>
          </table:table-cell>
          <table:table-cell office:value-type="string">
            <text:p>Middle River </text:p>
          </table:table-cell>
          <table:table-cell table:style-name="ce7" table:formula="of:=[.H515]" office:value-type="float" office:value="303">
            <text:p>303</text:p>
          </table:table-cell>
          <table:table-cell office:value-type="float" office:value="303">
            <text:p>303</text:p>
          </table:table-cell>
          <table:table-cell office:value-type="string">
            <text:p>1600000US2741912</text:p>
          </table:table-cell>
          <table:table-cell office:value-type="float" office:value="2741912">
            <text:p>2741912</text:p>
          </table:table-cell>
          <table:table-cell table:formula="of:=[.C515]/[.H515]" office:value-type="currency" office:currency="USD" office:value="282.73597359736">
            <text:p>$282.74</text:p>
          </table:table-cell>
          <table:table-cell table:formula="of:=[.D515]/[.H515]" office:value-type="currency" office:currency="USD" office:value="22.1584158415842">
            <text:p>$22.1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IESVILL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iesville </text:p>
          </table:table-cell>
          <table:table-cell table:style-name="ce7" table:formula="of:=[.H516]"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string">
            <text:p>1600000US2742092</text:p>
          </table:table-cell>
          <table:table-cell office:value-type="float" office:value="2742092">
            <text:p>2742092</text:p>
          </table:table-cell>
          <table:table-cell table:formula="of:=[.C516]/[.H516]" office:value-type="currency" office:currency="USD" office:value="0">
            <text:p>$0.00</text:p>
          </table:table-cell>
          <table:table-cell table:formula="of:=[.D516]/[.H516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ILACA</text:p>
          </table:table-cell>
          <table:table-cell table:style-name="ce3" office:value-type="currency" office:currency="USD" office:value="602629">
            <text:p>$602,629</text:p>
          </table:table-cell>
          <table:table-cell table:style-name="ce3" office:value-type="currency" office:currency="USD" office:value="756247">
            <text:p>$756,247</text:p>
          </table:table-cell>
          <table:table-cell table:style-name="ce3" office:value-type="currency" office:currency="USD" office:value="153618">
            <text:p>$153,618</text:p>
          </table:table-cell>
          <table:table-cell table:style-name="ce6" office:value-type="percentage" office:value="0.2549">
            <text:p>25.49%</text:p>
          </table:table-cell>
          <table:table-cell office:value-type="string">
            <text:p>Milaca </text:p>
          </table:table-cell>
          <table:table-cell table:style-name="ce7" table:formula="of:=[.H517]" office:value-type="float" office:value="2946">
            <text:p>2,946</text:p>
          </table:table-cell>
          <table:table-cell office:value-type="float" office:value="2946">
            <text:p>2946</text:p>
          </table:table-cell>
          <table:table-cell office:value-type="string">
            <text:p>1600000US2742110</text:p>
          </table:table-cell>
          <table:table-cell office:value-type="float" office:value="2742110">
            <text:p>2742110</text:p>
          </table:table-cell>
          <table:table-cell table:formula="of:=[.C517]/[.H517]" office:value-type="currency" office:currency="USD" office:value="256.702987101154">
            <text:p>$256.70</text:p>
          </table:table-cell>
          <table:table-cell table:formula="of:=[.D517]/[.H517]" office:value-type="currency" office:currency="USD" office:value="52.1446028513238">
            <text:p>$52.1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ILAN</text:p>
          </table:table-cell>
          <table:table-cell table:style-name="ce3" office:value-type="currency" office:currency="USD" office:value="87281">
            <text:p>$87,281</text:p>
          </table:table-cell>
          <table:table-cell table:style-name="ce3" office:value-type="currency" office:currency="USD" office:value="98866">
            <text:p>$98,866</text:p>
          </table:table-cell>
          <table:table-cell table:style-name="ce3" office:value-type="currency" office:currency="USD" office:value="11585">
            <text:p>$11,585</text:p>
          </table:table-cell>
          <table:table-cell table:style-name="ce6" office:value-type="percentage" office:value="0.1327">
            <text:p>13.27%</text:p>
          </table:table-cell>
          <table:table-cell office:value-type="string">
            <text:p>Milan </text:p>
          </table:table-cell>
          <table:table-cell table:style-name="ce7" table:formula="of:=[.H518]" office:value-type="float" office:value="369">
            <text:p>369</text:p>
          </table:table-cell>
          <table:table-cell office:value-type="float" office:value="369">
            <text:p>369</text:p>
          </table:table-cell>
          <table:table-cell office:value-type="string">
            <text:p>1600000US2742146</text:p>
          </table:table-cell>
          <table:table-cell office:value-type="float" office:value="2742146">
            <text:p>2742146</text:p>
          </table:table-cell>
          <table:table-cell table:formula="of:=[.C518]/[.H518]" office:value-type="currency" office:currency="USD" office:value="267.929539295393">
            <text:p>$267.93</text:p>
          </table:table-cell>
          <table:table-cell table:formula="of:=[.D518]/[.H518]" office:value-type="currency" office:currency="USD" office:value="31.3956639566396">
            <text:p>$31.4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ILLERVILLE</text:p>
          </table:table-cell>
          <table:table-cell table:style-name="ce3" office:value-type="currency" office:currency="USD" office:value="7791">
            <text:p>$7,791</text:p>
          </table:table-cell>
          <table:table-cell table:style-name="ce3" office:value-type="currency" office:currency="USD" office:value="9595">
            <text:p>$9,595</text:p>
          </table:table-cell>
          <table:table-cell table:style-name="ce3" office:value-type="currency" office:currency="USD" office:value="1804">
            <text:p>$1,804</text:p>
          </table:table-cell>
          <table:table-cell table:style-name="ce6" office:value-type="percentage" office:value="0.2315">
            <text:p>23.15%</text:p>
          </table:table-cell>
          <table:table-cell office:value-type="string">
            <text:p>Millerville </text:p>
          </table:table-cell>
          <table:table-cell table:style-name="ce7" table:formula="of:=[.H519]"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>
            <text:p>1600000US2742254</text:p>
          </table:table-cell>
          <table:table-cell office:value-type="float" office:value="2742254">
            <text:p>2742254</text:p>
          </table:table-cell>
          <table:table-cell table:formula="of:=[.C519]/[.H519]" office:value-type="currency" office:currency="USD" office:value="90.5188679245283">
            <text:p>$90.52</text:p>
          </table:table-cell>
          <table:table-cell table:formula="of:=[.D519]/[.H519]" office:value-type="currency" office:currency="USD" office:value="17.0188679245283">
            <text:p>$17.0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ILLVILLE</text:p>
          </table:table-cell>
          <table:table-cell table:style-name="ce3" office:value-type="currency" office:currency="USD" office:value="18803">
            <text:p>$18,803</text:p>
          </table:table-cell>
          <table:table-cell table:style-name="ce3" office:value-type="currency" office:currency="USD" office:value="23293">
            <text:p>$23,293</text:p>
          </table:table-cell>
          <table:table-cell table:style-name="ce3" office:value-type="currency" office:currency="USD" office:value="4490">
            <text:p>$4,490</text:p>
          </table:table-cell>
          <table:table-cell table:style-name="ce6" office:value-type="percentage" office:value="0.2388">
            <text:p>23.88%</text:p>
          </table:table-cell>
          <table:table-cell office:value-type="string">
            <text:p>Millville </text:p>
          </table:table-cell>
          <table:table-cell table:style-name="ce7" table:formula="of:=[.H520]" office:value-type="float" office:value="182">
            <text:p>182</text:p>
          </table:table-cell>
          <table:table-cell office:value-type="float" office:value="182">
            <text:p>182</text:p>
          </table:table-cell>
          <table:table-cell office:value-type="string">
            <text:p>1600000US2742290</text:p>
          </table:table-cell>
          <table:table-cell office:value-type="float" office:value="2742290">
            <text:p>2742290</text:p>
          </table:table-cell>
          <table:table-cell table:formula="of:=[.C520]/[.H520]" office:value-type="currency" office:currency="USD" office:value="127.983516483517">
            <text:p>$127.98</text:p>
          </table:table-cell>
          <table:table-cell table:formula="of:=[.D520]/[.H520]" office:value-type="currency" office:currency="USD" office:value="24.6703296703297">
            <text:p>$24.6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ILROY</text:p>
          </table:table-cell>
          <table:table-cell table:style-name="ce3" office:value-type="currency" office:currency="USD" office:value="57009">
            <text:p>$57,009</text:p>
          </table:table-cell>
          <table:table-cell table:style-name="ce3" office:value-type="currency" office:currency="USD" office:value="61096">
            <text:p>$61,096</text:p>
          </table:table-cell>
          <table:table-cell table:style-name="ce3" office:value-type="currency" office:currency="USD" office:value="4087">
            <text:p>$4,087</text:p>
          </table:table-cell>
          <table:table-cell table:style-name="ce6" office:value-type="percentage" office:value="0.0717">
            <text:p>7.17%</text:p>
          </table:table-cell>
          <table:table-cell office:value-type="string">
            <text:p>Milroy </text:p>
          </table:table-cell>
          <table:table-cell table:style-name="ce7" table:formula="of:=[.H521]" office:value-type="float" office:value="252">
            <text:p>252</text:p>
          </table:table-cell>
          <table:table-cell office:value-type="float" office:value="252">
            <text:p>252</text:p>
          </table:table-cell>
          <table:table-cell office:value-type="string">
            <text:p>1600000US2742362</text:p>
          </table:table-cell>
          <table:table-cell office:value-type="float" office:value="2742362">
            <text:p>2742362</text:p>
          </table:table-cell>
          <table:table-cell table:formula="of:=[.C521]/[.H521]" office:value-type="currency" office:currency="USD" office:value="242.444444444444">
            <text:p>$242.44</text:p>
          </table:table-cell>
          <table:table-cell table:formula="of:=[.D521]/[.H521]" office:value-type="currency" office:currency="USD" office:value="16.218253968254">
            <text:p>$16.2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ILTONA</text:p>
          </table:table-cell>
          <table:table-cell table:style-name="ce3" office:value-type="currency" office:currency="USD" office:value="34112">
            <text:p>$34,112</text:p>
          </table:table-cell>
          <table:table-cell table:style-name="ce3" office:value-type="currency" office:currency="USD" office:value="51587">
            <text:p>$51,587</text:p>
          </table:table-cell>
          <table:table-cell table:style-name="ce3" office:value-type="currency" office:currency="USD" office:value="17475">
            <text:p>$17,475</text:p>
          </table:table-cell>
          <table:table-cell table:style-name="ce6" office:value-type="percentage" office:value="0.5123">
            <text:p>51.23%</text:p>
          </table:table-cell>
          <table:table-cell office:value-type="string">
            <text:p>Miltona </text:p>
          </table:table-cell>
          <table:table-cell table:style-name="ce7" table:formula="of:=[.H522]" office:value-type="float" office:value="424">
            <text:p>424</text:p>
          </table:table-cell>
          <table:table-cell office:value-type="float" office:value="424">
            <text:p>424</text:p>
          </table:table-cell>
          <table:table-cell office:value-type="string">
            <text:p>1600000US2742398</text:p>
          </table:table-cell>
          <table:table-cell office:value-type="float" office:value="2742398">
            <text:p>2742398</text:p>
          </table:table-cell>
          <table:table-cell table:formula="of:=[.C522]/[.H522]" office:value-type="currency" office:currency="USD" office:value="121.667452830189">
            <text:p>$121.67</text:p>
          </table:table-cell>
          <table:table-cell table:formula="of:=[.D522]/[.H522]" office:value-type="currency" office:currency="USD" office:value="41.2146226415094">
            <text:p>$41.2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INNEAPOLIS</text:p>
          </table:table-cell>
          <table:table-cell table:style-name="ce3" office:value-type="currency" office:currency="USD" office:value="64142268">
            <text:p>$64,142,268</text:p>
          </table:table-cell>
          <table:table-cell table:style-name="ce3" office:value-type="currency" office:currency="USD" office:value="76066082">
            <text:p>$76,066,082</text:p>
          </table:table-cell>
          <table:table-cell table:style-name="ce3" office:value-type="currency" office:currency="USD" office:value="11923814">
            <text:p>$11,923,814</text:p>
          </table:table-cell>
          <table:table-cell table:style-name="ce6" office:value-type="percentage" office:value="0.1859">
            <text:p>18.59%</text:p>
          </table:table-cell>
          <table:table-cell office:value-type="string">
            <text:p>Minneapolis </text:p>
          </table:table-cell>
          <table:table-cell table:style-name="ce7" table:formula="of:=[.H523]" office:value-type="float" office:value="382578">
            <text:p>382,578</text:p>
          </table:table-cell>
          <table:table-cell office:value-type="float" office:value="382578">
            <text:p>382578</text:p>
          </table:table-cell>
          <table:table-cell office:value-type="string">
            <text:p>1600000US2743000</text:p>
          </table:table-cell>
          <table:table-cell office:value-type="float" office:value="2743000">
            <text:p>2743000</text:p>
          </table:table-cell>
          <table:table-cell table:formula="of:=[.C523]/[.H523]" office:value-type="currency" office:currency="USD" office:value="198.825029144384">
            <text:p>$198.83</text:p>
          </table:table-cell>
          <table:table-cell table:formula="of:=[.D523]/[.H523]" office:value-type="currency" office:currency="USD" office:value="31.1670143081934">
            <text:p>$31.1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INNEISKA</text:p>
          </table:table-cell>
          <table:table-cell table:number-columns-repeated="2" table:style-name="ce3" office:value-type="currency" office:currency="USD" office:value="5781">
            <text:p>$5,781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inneiska </text:p>
          </table:table-cell>
          <table:table-cell table:style-name="ce7" table:formula="of:=[.H524]"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string">
            <text:p>1600000US2743036</text:p>
          </table:table-cell>
          <table:table-cell office:value-type="float" office:value="2743036">
            <text:p>2743036</text:p>
          </table:table-cell>
          <table:table-cell table:formula="of:=[.C524]/[.H524]" office:value-type="currency" office:currency="USD" office:value="52.0810810810811">
            <text:p>$52.08</text:p>
          </table:table-cell>
          <table:table-cell table:formula="of:=[.D524]/[.H524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INNEOTA</text:p>
          </table:table-cell>
          <table:table-cell table:style-name="ce3" office:value-type="currency" office:currency="USD" office:value="412603">
            <text:p>$412,603</text:p>
          </table:table-cell>
          <table:table-cell table:style-name="ce3" office:value-type="currency" office:currency="USD" office:value="459018">
            <text:p>$459,018</text:p>
          </table:table-cell>
          <table:table-cell table:style-name="ce3" office:value-type="currency" office:currency="USD" office:value="46415">
            <text:p>$46,415</text:p>
          </table:table-cell>
          <table:table-cell table:style-name="ce6" office:value-type="percentage" office:value="0.1125">
            <text:p>11.25%</text:p>
          </table:table-cell>
          <table:table-cell office:value-type="string">
            <text:p>Minneota </text:p>
          </table:table-cell>
          <table:table-cell table:style-name="ce7" table:formula="of:=[.H525]" office:value-type="float" office:value="1392">
            <text:p>1,392</text:p>
          </table:table-cell>
          <table:table-cell office:value-type="float" office:value="1392">
            <text:p>1392</text:p>
          </table:table-cell>
          <table:table-cell office:value-type="string">
            <text:p>1600000US2743126</text:p>
          </table:table-cell>
          <table:table-cell office:value-type="float" office:value="2743126">
            <text:p>2743126</text:p>
          </table:table-cell>
          <table:table-cell table:formula="of:=[.C525]/[.H525]" office:value-type="currency" office:currency="USD" office:value="329.754310344828">
            <text:p>$329.75</text:p>
          </table:table-cell>
          <table:table-cell table:formula="of:=[.D525]/[.H525]" office:value-type="currency" office:currency="USD" office:value="33.3441091954023">
            <text:p>$33.3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INNESOTA CITY</text:p>
          </table:table-cell>
          <table:table-cell table:style-name="ce3" office:value-type="currency" office:currency="USD" office:value="39186">
            <text:p>$39,186</text:p>
          </table:table-cell>
          <table:table-cell table:style-name="ce3" office:value-type="currency" office:currency="USD" office:value="39596">
            <text:p>$39,596</text:p>
          </table:table-cell>
          <table:table-cell table:style-name="ce3" office:value-type="currency" office:currency="USD" office:value="410">
            <text:p>$410</text:p>
          </table:table-cell>
          <table:table-cell table:style-name="ce6" office:value-type="percentage" office:value="0.0105">
            <text:p>1.05%</text:p>
          </table:table-cell>
          <table:table-cell office:value-type="string">
            <text:p>Minnesota City </text:p>
          </table:table-cell>
          <table:table-cell table:style-name="ce7" table:formula="of:=[.H526]" office:value-type="float" office:value="204">
            <text:p>204</text:p>
          </table:table-cell>
          <table:table-cell office:value-type="float" office:value="204">
            <text:p>204</text:p>
          </table:table-cell>
          <table:table-cell office:value-type="string">
            <text:p>1600000US2743144</text:p>
          </table:table-cell>
          <table:table-cell office:value-type="float" office:value="2743144">
            <text:p>2743144</text:p>
          </table:table-cell>
          <table:table-cell table:formula="of:=[.C526]/[.H526]" office:value-type="currency" office:currency="USD" office:value="194.098039215686">
            <text:p>$194.10</text:p>
          </table:table-cell>
          <table:table-cell table:formula="of:=[.D526]/[.H526]" office:value-type="currency" office:currency="USD" office:value="2.00980392156863">
            <text:p>$2.0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INNESOTA LAKE</text:p>
          </table:table-cell>
          <table:table-cell table:style-name="ce3" office:value-type="currency" office:currency="USD" office:value="128750">
            <text:p>$128,750</text:p>
          </table:table-cell>
          <table:table-cell table:style-name="ce3" office:value-type="currency" office:currency="USD" office:value="159450">
            <text:p>$159,450</text:p>
          </table:table-cell>
          <table:table-cell table:style-name="ce3" office:value-type="currency" office:currency="USD" office:value="30700">
            <text:p>$30,700</text:p>
          </table:table-cell>
          <table:table-cell table:style-name="ce6" office:value-type="percentage" office:value="0.2384">
            <text:p>23.84%</text:p>
          </table:table-cell>
          <table:table-cell office:value-type="string">
            <text:p>Minnesota Lake </text:p>
          </table:table-cell>
          <table:table-cell table:style-name="ce7" table:formula="of:=[.H527]" office:value-type="float" office:value="687">
            <text:p>687</text:p>
          </table:table-cell>
          <table:table-cell office:value-type="float" office:value="687">
            <text:p>687</text:p>
          </table:table-cell>
          <table:table-cell office:value-type="string">
            <text:p>1600000US2743198</text:p>
          </table:table-cell>
          <table:table-cell office:value-type="float" office:value="2743198">
            <text:p>2743198</text:p>
          </table:table-cell>
          <table:table-cell table:formula="of:=[.C527]/[.H527]" office:value-type="currency" office:currency="USD" office:value="232.096069868996">
            <text:p>$232.10</text:p>
          </table:table-cell>
          <table:table-cell table:formula="of:=[.D527]/[.H527]" office:value-type="currency" office:currency="USD" office:value="44.6870451237264">
            <text:p>$44.6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INNETONKA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innetonka </text:p>
          </table:table-cell>
          <table:table-cell table:style-name="ce7" table:formula="of:=[.H528]" office:value-type="float" office:value="49734">
            <text:p>49,734</text:p>
          </table:table-cell>
          <table:table-cell office:value-type="float" office:value="49734">
            <text:p>49734</text:p>
          </table:table-cell>
          <table:table-cell office:value-type="string">
            <text:p>1600000US2743252</text:p>
          </table:table-cell>
          <table:table-cell office:value-type="float" office:value="2743252">
            <text:p>2743252</text:p>
          </table:table-cell>
          <table:table-cell table:formula="of:=[.C528]/[.H528]" office:value-type="currency" office:currency="USD" office:value="0">
            <text:p>$0.00</text:p>
          </table:table-cell>
          <table:table-cell table:formula="of:=[.D528]/[.H528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INNETONKA BEACH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innetonka Beach </text:p>
          </table:table-cell>
          <table:table-cell table:style-name="ce7" table:formula="of:=[.H529]" office:value-type="float" office:value="539">
            <text:p>539</text:p>
          </table:table-cell>
          <table:table-cell office:value-type="float" office:value="539">
            <text:p>539</text:p>
          </table:table-cell>
          <table:table-cell office:value-type="string">
            <text:p>1600000US2743270</text:p>
          </table:table-cell>
          <table:table-cell office:value-type="float" office:value="2743270">
            <text:p>2743270</text:p>
          </table:table-cell>
          <table:table-cell table:formula="of:=[.C529]/[.H529]" office:value-type="currency" office:currency="USD" office:value="0">
            <text:p>$0.00</text:p>
          </table:table-cell>
          <table:table-cell table:formula="of:=[.D529]/[.H529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INNETRISTA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innetrista </text:p>
          </table:table-cell>
          <table:table-cell table:style-name="ce7" table:formula="of:=[.H530]" office:value-type="float" office:value="6384">
            <text:p>6,384</text:p>
          </table:table-cell>
          <table:table-cell office:value-type="float" office:value="6384">
            <text:p>6384</text:p>
          </table:table-cell>
          <table:table-cell office:value-type="string">
            <text:p>1600000US2743306</text:p>
          </table:table-cell>
          <table:table-cell office:value-type="float" office:value="2743306">
            <text:p>2743306</text:p>
          </table:table-cell>
          <table:table-cell table:formula="of:=[.C530]/[.H530]" office:value-type="currency" office:currency="USD" office:value="0">
            <text:p>$0.00</text:p>
          </table:table-cell>
          <table:table-cell table:formula="of:=[.D530]/[.H530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IZPAH</text:p>
          </table:table-cell>
          <table:table-cell table:style-name="ce3" office:value-type="currency" office:currency="USD" office:value="6496">
            <text:p>$6,496</text:p>
          </table:table-cell>
          <table:table-cell table:style-name="ce3" office:value-type="currency" office:currency="USD" office:value="7984">
            <text:p>$7,984</text:p>
          </table:table-cell>
          <table:table-cell table:style-name="ce3" office:value-type="currency" office:currency="USD" office:value="1488">
            <text:p>$1,488</text:p>
          </table:table-cell>
          <table:table-cell table:style-name="ce6" office:value-type="percentage" office:value="0.2291">
            <text:p>22.91%</text:p>
          </table:table-cell>
          <table:table-cell office:value-type="string">
            <text:p>Mizpah </text:p>
          </table:table-cell>
          <table:table-cell table:style-name="ce7" table:formula="of:=[.H531]"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string">
            <text:p>1600000US2743540</text:p>
          </table:table-cell>
          <table:table-cell office:value-type="float" office:value="2743540">
            <text:p>2743540</text:p>
          </table:table-cell>
          <table:table-cell table:formula="of:=[.C531]/[.H531]" office:value-type="currency" office:currency="USD" office:value="142.571428571429">
            <text:p>$142.57</text:p>
          </table:table-cell>
          <table:table-cell table:formula="of:=[.D531]/[.H531]" office:value-type="currency" office:currency="USD" office:value="26.5714285714286">
            <text:p>$26.5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NTEVIDEO</text:p>
          </table:table-cell>
          <table:table-cell table:style-name="ce3" office:value-type="currency" office:currency="USD" office:value="1674841">
            <text:p>$1,674,841</text:p>
          </table:table-cell>
          <table:table-cell table:style-name="ce3" office:value-type="currency" office:currency="USD" office:value="1978139">
            <text:p>$1,978,139</text:p>
          </table:table-cell>
          <table:table-cell table:style-name="ce3" office:value-type="currency" office:currency="USD" office:value="303298">
            <text:p>$303,298</text:p>
          </table:table-cell>
          <table:table-cell table:style-name="ce6" office:value-type="percentage" office:value="0.1811">
            <text:p>18.11%</text:p>
          </table:table-cell>
          <table:table-cell office:value-type="string">
            <text:p>Montevideo </text:p>
          </table:table-cell>
          <table:table-cell table:style-name="ce7" table:formula="of:=[.H532]" office:value-type="float" office:value="5383">
            <text:p>5,383</text:p>
          </table:table-cell>
          <table:table-cell office:value-type="float" office:value="5383">
            <text:p>5383</text:p>
          </table:table-cell>
          <table:table-cell office:value-type="string">
            <text:p>1600000US2743720</text:p>
          </table:table-cell>
          <table:table-cell office:value-type="float" office:value="2743720">
            <text:p>2743720</text:p>
          </table:table-cell>
          <table:table-cell table:formula="of:=[.C532]/[.H532]" office:value-type="currency" office:currency="USD" office:value="367.478915103102">
            <text:p>$367.48</text:p>
          </table:table-cell>
          <table:table-cell table:formula="of:=[.D532]/[.H532]" office:value-type="currency" office:currency="USD" office:value="56.3436745309307">
            <text:p>$56.3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NTGOMERY</text:p>
          </table:table-cell>
          <table:table-cell table:style-name="ce3" office:value-type="currency" office:currency="USD" office:value="628916">
            <text:p>$628,916</text:p>
          </table:table-cell>
          <table:table-cell table:style-name="ce3" office:value-type="currency" office:currency="USD" office:value="729745">
            <text:p>$729,745</text:p>
          </table:table-cell>
          <table:table-cell table:style-name="ce3" office:value-type="currency" office:currency="USD" office:value="100829">
            <text:p>$100,829</text:p>
          </table:table-cell>
          <table:table-cell table:style-name="ce6" office:value-type="percentage" office:value="0.1603">
            <text:p>16.03%</text:p>
          </table:table-cell>
          <table:table-cell office:value-type="string">
            <text:p>Montgomery </text:p>
          </table:table-cell>
          <table:table-cell table:style-name="ce7" table:formula="of:=[.H533]" office:value-type="float" office:value="2956">
            <text:p>2,956</text:p>
          </table:table-cell>
          <table:table-cell office:value-type="float" office:value="2956">
            <text:p>2956</text:p>
          </table:table-cell>
          <table:table-cell office:value-type="string">
            <text:p>1600000US2743738</text:p>
          </table:table-cell>
          <table:table-cell office:value-type="float" office:value="2743738">
            <text:p>2743738</text:p>
          </table:table-cell>
          <table:table-cell table:formula="of:=[.C533]/[.H533]" office:value-type="currency" office:currency="USD" office:value="246.869079837618">
            <text:p>$246.87</text:p>
          </table:table-cell>
          <table:table-cell table:formula="of:=[.D533]/[.H533]" office:value-type="currency" office:currency="USD" office:value="34.1099458728011">
            <text:p>$34.1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NTICELLO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onticello </text:p>
          </table:table-cell>
          <table:table-cell table:style-name="ce7" table:formula="of:=[.H534]" office:value-type="float" office:value="12759">
            <text:p>12,759</text:p>
          </table:table-cell>
          <table:table-cell office:value-type="float" office:value="12759">
            <text:p>12759</text:p>
          </table:table-cell>
          <table:table-cell office:value-type="string">
            <text:p>1600000US2743774</text:p>
          </table:table-cell>
          <table:table-cell office:value-type="float" office:value="2743774">
            <text:p>2743774</text:p>
          </table:table-cell>
          <table:table-cell table:formula="of:=[.C534]/[.H534]" office:value-type="currency" office:currency="USD" office:value="0">
            <text:p>$0.00</text:p>
          </table:table-cell>
          <table:table-cell table:formula="of:=[.D534]/[.H53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NTROSE</text:p>
          </table:table-cell>
          <table:table-cell table:style-name="ce3" office:value-type="currency" office:currency="USD" office:value="489481">
            <text:p>$489,481</text:p>
          </table:table-cell>
          <table:table-cell table:style-name="ce3" office:value-type="currency" office:currency="USD" office:value="568485">
            <text:p>$568,485</text:p>
          </table:table-cell>
          <table:table-cell table:style-name="ce3" office:value-type="currency" office:currency="USD" office:value="79004">
            <text:p>$79,004</text:p>
          </table:table-cell>
          <table:table-cell table:style-name="ce6" office:value-type="percentage" office:value="0.1614">
            <text:p>16.14%</text:p>
          </table:table-cell>
          <table:table-cell office:value-type="string">
            <text:p>Montrose </text:p>
          </table:table-cell>
          <table:table-cell table:style-name="ce7" table:formula="of:=[.H535]" office:value-type="float" office:value="2847">
            <text:p>2,847</text:p>
          </table:table-cell>
          <table:table-cell office:value-type="float" office:value="2847">
            <text:p>2847</text:p>
          </table:table-cell>
          <table:table-cell office:value-type="string">
            <text:p>1600000US2743810</text:p>
          </table:table-cell>
          <table:table-cell office:value-type="float" office:value="2743810">
            <text:p>2743810</text:p>
          </table:table-cell>
          <table:table-cell table:formula="of:=[.C535]/[.H535]" office:value-type="currency" office:currency="USD" office:value="199.678609062171">
            <text:p>$199.68</text:p>
          </table:table-cell>
          <table:table-cell table:formula="of:=[.D535]/[.H535]" office:value-type="currency" office:currency="USD" office:value="27.7499121882684">
            <text:p>$27.7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ORHEAD</text:p>
          </table:table-cell>
          <table:table-cell table:style-name="ce3" office:value-type="currency" office:currency="USD" office:value="6790628">
            <text:p>$6,790,628</text:p>
          </table:table-cell>
          <table:table-cell table:style-name="ce3" office:value-type="currency" office:currency="USD" office:value="7078368">
            <text:p>$7,078,368</text:p>
          </table:table-cell>
          <table:table-cell table:style-name="ce3" office:value-type="currency" office:currency="USD" office:value="287740">
            <text:p>$287,740</text:p>
          </table:table-cell>
          <table:table-cell table:style-name="ce6" office:value-type="percentage" office:value="0.0424">
            <text:p>4.24%</text:p>
          </table:table-cell>
          <table:table-cell office:value-type="string">
            <text:p>Moorhead </text:p>
          </table:table-cell>
          <table:table-cell table:style-name="ce7" table:formula="of:=[.H536]" office:value-type="float" office:value="38065">
            <text:p>38,065</text:p>
          </table:table-cell>
          <table:table-cell office:value-type="float" office:value="38065">
            <text:p>38065</text:p>
          </table:table-cell>
          <table:table-cell office:value-type="string">
            <text:p>1600000US2743864</text:p>
          </table:table-cell>
          <table:table-cell office:value-type="float" office:value="2743864">
            <text:p>2743864</text:p>
          </table:table-cell>
          <table:table-cell table:formula="of:=[.C536]/[.H536]" office:value-type="currency" office:currency="USD" office:value="185.954761592014">
            <text:p>$185.95</text:p>
          </table:table-cell>
          <table:table-cell table:formula="of:=[.D536]/[.H536]" office:value-type="currency" office:currency="USD" office:value="7.55917509523184">
            <text:p>$7.5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OSE LAKE</text:p>
          </table:table-cell>
          <table:table-cell table:style-name="ce3" office:value-type="currency" office:currency="USD" office:value="588789">
            <text:p>$588,789</text:p>
          </table:table-cell>
          <table:table-cell table:style-name="ce3" office:value-type="currency" office:currency="USD" office:value="767080">
            <text:p>$767,080</text:p>
          </table:table-cell>
          <table:table-cell table:style-name="ce3" office:value-type="currency" office:currency="USD" office:value="178291">
            <text:p>$178,291</text:p>
          </table:table-cell>
          <table:table-cell table:style-name="ce6" office:value-type="percentage" office:value="0.3028">
            <text:p>30.28%</text:p>
          </table:table-cell>
          <table:table-cell office:value-type="string">
            <text:p>Moose Lake </text:p>
          </table:table-cell>
          <table:table-cell table:style-name="ce7" table:formula="of:=[.H537]" office:value-type="float" office:value="2751">
            <text:p>2,751</text:p>
          </table:table-cell>
          <table:table-cell office:value-type="float" office:value="2751">
            <text:p>2751</text:p>
          </table:table-cell>
          <table:table-cell office:value-type="string">
            <text:p>1600000US2743954</text:p>
          </table:table-cell>
          <table:table-cell office:value-type="float" office:value="2743954">
            <text:p>2743954</text:p>
          </table:table-cell>
          <table:table-cell table:formula="of:=[.C537]/[.H537]" office:value-type="currency" office:currency="USD" office:value="278.836786623046">
            <text:p>$278.84</text:p>
          </table:table-cell>
          <table:table-cell table:formula="of:=[.D537]/[.H537]" office:value-type="currency" office:currency="USD" office:value="64.8095238095238">
            <text:p>$64.8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ORA</text:p>
          </table:table-cell>
          <table:table-cell table:style-name="ce3" office:value-type="currency" office:currency="USD" office:value="710562">
            <text:p>$710,562</text:p>
          </table:table-cell>
          <table:table-cell table:style-name="ce3" office:value-type="currency" office:currency="USD" office:value="862161">
            <text:p>$862,161</text:p>
          </table:table-cell>
          <table:table-cell table:style-name="ce3" office:value-type="currency" office:currency="USD" office:value="151599">
            <text:p>$151,599</text:p>
          </table:table-cell>
          <table:table-cell table:style-name="ce6" office:value-type="percentage" office:value="0.2134">
            <text:p>21.34%</text:p>
          </table:table-cell>
          <table:table-cell office:value-type="string">
            <text:p>Mora </text:p>
          </table:table-cell>
          <table:table-cell table:style-name="ce7" table:formula="of:=[.H538]" office:value-type="float" office:value="3571">
            <text:p>3,571</text:p>
          </table:table-cell>
          <table:table-cell office:value-type="float" office:value="3571">
            <text:p>3571</text:p>
          </table:table-cell>
          <table:table-cell office:value-type="string">
            <text:p>1600000US2744044</text:p>
          </table:table-cell>
          <table:table-cell office:value-type="float" office:value="2744044">
            <text:p>2744044</text:p>
          </table:table-cell>
          <table:table-cell table:formula="of:=[.C538]/[.H538]" office:value-type="currency" office:currency="USD" office:value="241.43405208625">
            <text:p>$241.43</text:p>
          </table:table-cell>
          <table:table-cell table:formula="of:=[.D538]/[.H538]" office:value-type="currency" office:currency="USD" office:value="42.4528143377205">
            <text:p>$42.4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RGAN</text:p>
          </table:table-cell>
          <table:table-cell table:style-name="ce3" office:value-type="currency" office:currency="USD" office:value="292157">
            <text:p>$292,157</text:p>
          </table:table-cell>
          <table:table-cell table:style-name="ce3" office:value-type="currency" office:currency="USD" office:value="322375">
            <text:p>$322,375</text:p>
          </table:table-cell>
          <table:table-cell table:style-name="ce3" office:value-type="currency" office:currency="USD" office:value="30218">
            <text:p>$30,218</text:p>
          </table:table-cell>
          <table:table-cell table:style-name="ce6" office:value-type="percentage" office:value="0.1034">
            <text:p>10.34%</text:p>
          </table:table-cell>
          <table:table-cell office:value-type="string">
            <text:p>Morgan </text:p>
          </table:table-cell>
          <table:table-cell table:style-name="ce7" table:formula="of:=[.H539]" office:value-type="float" office:value="896">
            <text:p>896</text:p>
          </table:table-cell>
          <table:table-cell office:value-type="float" office:value="896">
            <text:p>896</text:p>
          </table:table-cell>
          <table:table-cell office:value-type="string">
            <text:p>1600000US2744116</text:p>
          </table:table-cell>
          <table:table-cell office:value-type="float" office:value="2744116">
            <text:p>2744116</text:p>
          </table:table-cell>
          <table:table-cell table:formula="of:=[.C539]/[.H539]" office:value-type="currency" office:currency="USD" office:value="359.793526785714">
            <text:p>$359.79</text:p>
          </table:table-cell>
          <table:table-cell table:formula="of:=[.D539]/[.H539]" office:value-type="currency" office:currency="USD" office:value="33.7254464285714">
            <text:p>$33.7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RRIS</text:p>
          </table:table-cell>
          <table:table-cell table:style-name="ce3" office:value-type="currency" office:currency="USD" office:value="2110244">
            <text:p>$2,110,244</text:p>
          </table:table-cell>
          <table:table-cell table:style-name="ce3" office:value-type="currency" office:currency="USD" office:value="2263770">
            <text:p>$2,263,770</text:p>
          </table:table-cell>
          <table:table-cell table:style-name="ce3" office:value-type="currency" office:currency="USD" office:value="153526">
            <text:p>$153,526</text:p>
          </table:table-cell>
          <table:table-cell table:style-name="ce6" office:value-type="percentage" office:value="0.0728">
            <text:p>7.28%</text:p>
          </table:table-cell>
          <table:table-cell office:value-type="string">
            <text:p>Morris </text:p>
          </table:table-cell>
          <table:table-cell table:style-name="ce7" table:formula="of:=[.H540]" office:value-type="float" office:value="5286">
            <text:p>5,286</text:p>
          </table:table-cell>
          <table:table-cell office:value-type="float" office:value="5286">
            <text:p>5286</text:p>
          </table:table-cell>
          <table:table-cell office:value-type="string">
            <text:p>1600000US2744242</text:p>
          </table:table-cell>
          <table:table-cell office:value-type="float" office:value="2744242">
            <text:p>2744242</text:p>
          </table:table-cell>
          <table:table-cell table:formula="of:=[.C540]/[.H540]" office:value-type="currency" office:currency="USD" office:value="428.257661748014">
            <text:p>$428.26</text:p>
          </table:table-cell>
          <table:table-cell table:formula="of:=[.D540]/[.H540]" office:value-type="currency" office:currency="USD" office:value="29.0438895194854">
            <text:p>$29.0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RRISTOWN</text:p>
          </table:table-cell>
          <table:table-cell table:style-name="ce3" office:value-type="currency" office:currency="USD" office:value="230442">
            <text:p>$230,442</text:p>
          </table:table-cell>
          <table:table-cell table:style-name="ce3" office:value-type="currency" office:currency="USD" office:value="276354">
            <text:p>$276,354</text:p>
          </table:table-cell>
          <table:table-cell table:style-name="ce3" office:value-type="currency" office:currency="USD" office:value="45912">
            <text:p>$45,912</text:p>
          </table:table-cell>
          <table:table-cell table:style-name="ce6" office:value-type="percentage" office:value="0.1992">
            <text:p>19.92%</text:p>
          </table:table-cell>
          <table:table-cell office:value-type="string">
            <text:p>Morristown </text:p>
          </table:table-cell>
          <table:table-cell table:style-name="ce7" table:formula="of:=[.H541]" office:value-type="float" office:value="987">
            <text:p>987</text:p>
          </table:table-cell>
          <table:table-cell office:value-type="float" office:value="987">
            <text:p>987</text:p>
          </table:table-cell>
          <table:table-cell office:value-type="string">
            <text:p>1600000US2744296</text:p>
          </table:table-cell>
          <table:table-cell office:value-type="float" office:value="2744296">
            <text:p>2744296</text:p>
          </table:table-cell>
          <table:table-cell table:formula="of:=[.C541]/[.H541]" office:value-type="currency" office:currency="USD" office:value="279.993920972644">
            <text:p>$279.99</text:p>
          </table:table-cell>
          <table:table-cell table:formula="of:=[.D541]/[.H541]" office:value-type="currency" office:currency="USD" office:value="46.516717325228">
            <text:p>$46.5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RTON</text:p>
          </table:table-cell>
          <table:table-cell table:style-name="ce3" office:value-type="currency" office:currency="USD" office:value="131431">
            <text:p>$131,431</text:p>
          </table:table-cell>
          <table:table-cell table:style-name="ce3" office:value-type="currency" office:currency="USD" office:value="137149">
            <text:p>$137,149</text:p>
          </table:table-cell>
          <table:table-cell table:style-name="ce3" office:value-type="currency" office:currency="USD" office:value="5718">
            <text:p>$5,718</text:p>
          </table:table-cell>
          <table:table-cell table:style-name="ce6" office:value-type="percentage" office:value="0.0435">
            <text:p>4.35%</text:p>
          </table:table-cell>
          <table:table-cell office:value-type="string">
            <text:p>Morton </text:p>
          </table:table-cell>
          <table:table-cell table:style-name="ce7" table:formula="of:=[.H542]" office:value-type="float" office:value="411">
            <text:p>411</text:p>
          </table:table-cell>
          <table:table-cell office:value-type="float" office:value="411">
            <text:p>411</text:p>
          </table:table-cell>
          <table:table-cell office:value-type="string">
            <text:p>1600000US2744368</text:p>
          </table:table-cell>
          <table:table-cell office:value-type="float" office:value="2744368">
            <text:p>2744368</text:p>
          </table:table-cell>
          <table:table-cell table:formula="of:=[.C542]/[.H542]" office:value-type="currency" office:currency="USD" office:value="333.695863746959">
            <text:p>$333.70</text:p>
          </table:table-cell>
          <table:table-cell table:formula="of:=[.D542]/[.H542]" office:value-type="currency" office:currency="USD" office:value="13.9124087591241">
            <text:p>$13.9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TLEY</text:p>
          </table:table-cell>
          <table:table-cell table:style-name="ce3" office:value-type="currency" office:currency="USD" office:value="131075">
            <text:p>$131,075</text:p>
          </table:table-cell>
          <table:table-cell table:style-name="ce3" office:value-type="currency" office:currency="USD" office:value="155952">
            <text:p>$155,952</text:p>
          </table:table-cell>
          <table:table-cell table:style-name="ce3" office:value-type="currency" office:currency="USD" office:value="24877">
            <text:p>$24,877</text:p>
          </table:table-cell>
          <table:table-cell table:style-name="ce6" office:value-type="percentage" office:value="0.1898">
            <text:p>18.98%</text:p>
          </table:table-cell>
          <table:table-cell office:value-type="string">
            <text:p>Motley </text:p>
          </table:table-cell>
          <table:table-cell table:style-name="ce7" table:formula="of:=[.H543]" office:value-type="float" office:value="671">
            <text:p>671</text:p>
          </table:table-cell>
          <table:table-cell office:value-type="float" office:value="671">
            <text:p>671</text:p>
          </table:table-cell>
          <table:table-cell office:value-type="string">
            <text:p>1600000US2744422</text:p>
          </table:table-cell>
          <table:table-cell office:value-type="float" office:value="2744422">
            <text:p>2744422</text:p>
          </table:table-cell>
          <table:table-cell table:formula="of:=[.C543]/[.H543]" office:value-type="currency" office:currency="USD" office:value="232.417287630402">
            <text:p>$232.42</text:p>
          </table:table-cell>
          <table:table-cell table:formula="of:=[.D543]/[.H543]" office:value-type="currency" office:currency="USD" office:value="37.0745156482861">
            <text:p>$37.0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UND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91731">
            <text:p>$291,731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ound </text:p>
          </table:table-cell>
          <table:table-cell table:style-name="ce7" table:formula="of:=[.H544]" office:value-type="float" office:value="9052">
            <text:p>9,052</text:p>
          </table:table-cell>
          <table:table-cell office:value-type="float" office:value="9052">
            <text:p>9052</text:p>
          </table:table-cell>
          <table:table-cell office:value-type="string">
            <text:p>1600000US2744476</text:p>
          </table:table-cell>
          <table:table-cell office:value-type="float" office:value="2744476">
            <text:p>2744476</text:p>
          </table:table-cell>
          <table:table-cell table:formula="of:=[.C544]/[.H544]" office:value-type="currency" office:currency="USD" office:value="32.2283473265577">
            <text:p>$32.23</text:p>
          </table:table-cell>
          <table:table-cell table:formula="of:=[.D544]/[.H544]" office:value-type="currency" office:currency="USD" office:value="32.2283473265577">
            <text:p>$32.2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UNDS VIEW</text:p>
          </table:table-cell>
          <table:table-cell table:style-name="ce3" office:value-type="currency" office:currency="USD" office:value="232078">
            <text:p>$232,078</text:p>
          </table:table-cell>
          <table:table-cell table:style-name="ce3" office:value-type="currency" office:currency="USD" office:value="597024">
            <text:p>$597,024</text:p>
          </table:table-cell>
          <table:table-cell table:style-name="ce3" office:value-type="currency" office:currency="USD" office:value="364946">
            <text:p>$364,946</text:p>
          </table:table-cell>
          <table:table-cell table:style-name="ce6" office:value-type="percentage" office:value="1.5725">
            <text:p>157.25%</text:p>
          </table:table-cell>
          <table:table-cell office:value-type="string">
            <text:p>Mounds View </text:p>
          </table:table-cell>
          <table:table-cell table:style-name="ce7" table:formula="of:=[.H545]" office:value-type="float" office:value="12155">
            <text:p>12,155</text:p>
          </table:table-cell>
          <table:table-cell office:value-type="float" office:value="12155">
            <text:p>12155</text:p>
          </table:table-cell>
          <table:table-cell office:value-type="string">
            <text:p>1600000US2744530</text:p>
          </table:table-cell>
          <table:table-cell office:value-type="float" office:value="2744530">
            <text:p>2744530</text:p>
          </table:table-cell>
          <table:table-cell table:formula="of:=[.C545]/[.H545]" office:value-type="currency" office:currency="USD" office:value="49.117564788153">
            <text:p>$49.12</text:p>
          </table:table-cell>
          <table:table-cell table:formula="of:=[.D545]/[.H545]" office:value-type="currency" office:currency="USD" office:value="30.0243521184698">
            <text:p>$30.0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UNTAIN IRON</text:p>
          </table:table-cell>
          <table:table-cell table:style-name="ce3" office:value-type="currency" office:currency="USD" office:value="1156268">
            <text:p>$1,156,268</text:p>
          </table:table-cell>
          <table:table-cell table:style-name="ce3" office:value-type="currency" office:currency="USD" office:value="1281590">
            <text:p>$1,281,590</text:p>
          </table:table-cell>
          <table:table-cell table:style-name="ce3" office:value-type="currency" office:currency="USD" office:value="125322">
            <text:p>$125,322</text:p>
          </table:table-cell>
          <table:table-cell table:style-name="ce6" office:value-type="percentage" office:value="0.1084">
            <text:p>10.84%</text:p>
          </table:table-cell>
          <table:table-cell office:value-type="string">
            <text:p>Mountain Iron </text:p>
          </table:table-cell>
          <table:table-cell table:style-name="ce7" table:formula="of:=[.H546]" office:value-type="float" office:value="2869">
            <text:p>2,869</text:p>
          </table:table-cell>
          <table:table-cell office:value-type="float" office:value="2869">
            <text:p>2869</text:p>
          </table:table-cell>
          <table:table-cell office:value-type="string">
            <text:p>1600000US2744548</text:p>
          </table:table-cell>
          <table:table-cell office:value-type="float" office:value="2744548">
            <text:p>2744548</text:p>
          </table:table-cell>
          <table:table-cell table:formula="of:=[.C546]/[.H546]" office:value-type="currency" office:currency="USD" office:value="446.702683861973">
            <text:p>$446.70</text:p>
          </table:table-cell>
          <table:table-cell table:formula="of:=[.D546]/[.H546]" office:value-type="currency" office:currency="USD" office:value="43.6814220982921">
            <text:p>$43.6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OUNTAIN LAKE</text:p>
          </table:table-cell>
          <table:table-cell table:style-name="ce3" office:value-type="currency" office:currency="USD" office:value="807450">
            <text:p>$807,450</text:p>
          </table:table-cell>
          <table:table-cell table:style-name="ce3" office:value-type="currency" office:currency="USD" office:value="863258">
            <text:p>$863,258</text:p>
          </table:table-cell>
          <table:table-cell table:style-name="ce3" office:value-type="currency" office:currency="USD" office:value="55808">
            <text:p>$55,808</text:p>
          </table:table-cell>
          <table:table-cell table:style-name="ce6" office:value-type="percentage" office:value="0.0691">
            <text:p>6.91%</text:p>
          </table:table-cell>
          <table:table-cell office:value-type="string">
            <text:p>Mountain Lake </text:p>
          </table:table-cell>
          <table:table-cell table:style-name="ce7" table:formula="of:=[.H547]" office:value-type="float" office:value="2104">
            <text:p>2,104</text:p>
          </table:table-cell>
          <table:table-cell office:value-type="float" office:value="2104">
            <text:p>2104</text:p>
          </table:table-cell>
          <table:table-cell office:value-type="string">
            <text:p>1600000US2744566</text:p>
          </table:table-cell>
          <table:table-cell office:value-type="float" office:value="2744566">
            <text:p>2744566</text:p>
          </table:table-cell>
          <table:table-cell table:formula="of:=[.C547]/[.H547]" office:value-type="currency" office:currency="USD" office:value="410.293726235741">
            <text:p>$410.29</text:p>
          </table:table-cell>
          <table:table-cell table:formula="of:=[.D547]/[.H547]" office:value-type="currency" office:currency="USD" office:value="26.5247148288973">
            <text:p>$26.5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URDOCK</text:p>
          </table:table-cell>
          <table:table-cell table:number-columns-repeated="2" table:style-name="ce3" office:value-type="currency" office:currency="USD" office:value="69561">
            <text:p>$69,561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urdock </text:p>
          </table:table-cell>
          <table:table-cell table:style-name="ce7" table:formula="of:=[.H548]" office:value-type="float" office:value="278">
            <text:p>278</text:p>
          </table:table-cell>
          <table:table-cell office:value-type="float" office:value="278">
            <text:p>278</text:p>
          </table:table-cell>
          <table:table-cell office:value-type="string">
            <text:p>1600000US2744818</text:p>
          </table:table-cell>
          <table:table-cell office:value-type="float" office:value="2744818">
            <text:p>2744818</text:p>
          </table:table-cell>
          <table:table-cell table:formula="of:=[.C548]/[.H548]" office:value-type="currency" office:currency="USD" office:value="250.219424460432">
            <text:p>$250.22</text:p>
          </table:table-cell>
          <table:table-cell table:formula="of:=[.D548]/[.H548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MYRTLE</text:p>
          </table:table-cell>
          <table:table-cell table:number-columns-repeated="2" table:style-name="ce3" office:value-type="currency" office:currency="USD" office:value="11424">
            <text:p>$11,424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Myrtle </text:p>
          </table:table-cell>
          <table:table-cell table:style-name="ce7" table:formula="of:=[.H549]"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string">
            <text:p>1600000US2744890</text:p>
          </table:table-cell>
          <table:table-cell office:value-type="float" office:value="2744890">
            <text:p>2744890</text:p>
          </table:table-cell>
          <table:table-cell table:formula="of:=[.C549]/[.H549]" office:value-type="currency" office:currency="USD" office:value="238">
            <text:p>$238.00</text:p>
          </table:table-cell>
          <table:table-cell table:formula="of:=[.D549]/[.H549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ASHUA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Nashua </text:p>
          </table:table-cell>
          <table:table-cell table:style-name="ce7" table:formula="of:=[.H550]"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string">
            <text:p>1600000US2744944</text:p>
          </table:table-cell>
          <table:table-cell office:value-type="float" office:value="2744944">
            <text:p>2744944</text:p>
          </table:table-cell>
          <table:table-cell table:formula="of:=[.C550]/[.H550]" office:value-type="currency" office:currency="USD" office:value="0">
            <text:p>$0.00</text:p>
          </table:table-cell>
          <table:table-cell table:formula="of:=[.D550]/[.H550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NASHWAUK</text:p>
          </table:table-cell>
          <table:table-cell table:number-columns-repeated="2" table:style-name="ce3" office:value-type="currency" office:currency="USD" office:value="403480">
            <text:p>$403,48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Nashwauk </text:p>
          </table:table-cell>
          <table:table-cell table:style-name="ce7" table:formula="of:=[.H551]" office:value-type="float" office:value="983">
            <text:p>983</text:p>
          </table:table-cell>
          <table:table-cell office:value-type="float" office:value="983">
            <text:p>983</text:p>
          </table:table-cell>
          <table:table-cell office:value-type="string">
            <text:p>1600000US2744980</text:p>
          </table:table-cell>
          <table:table-cell office:value-type="float" office:value="2744980">
            <text:p>2744980</text:p>
          </table:table-cell>
          <table:table-cell table:formula="of:=[.C551]/[.H551]" office:value-type="currency" office:currency="USD" office:value="410.457782299084">
            <text:p>$410.46</text:p>
          </table:table-cell>
          <table:table-cell table:formula="of:=[.D551]/[.H551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ASSAU</text:p>
          </table:table-cell>
          <table:table-cell table:number-columns-repeated="2" table:style-name="ce3" office:value-type="currency" office:currency="USD" office:value="17638">
            <text:p>$17,638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Nassau </text:p>
          </table:table-cell>
          <table:table-cell table:style-name="ce7" table:formula="of:=[.H552]"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string">
            <text:p>1600000US2745016</text:p>
          </table:table-cell>
          <table:table-cell office:value-type="float" office:value="2745016">
            <text:p>2745016</text:p>
          </table:table-cell>
          <table:table-cell table:formula="of:=[.C552]/[.H552]" office:value-type="currency" office:currency="USD" office:value="244.972222222222">
            <text:p>$244.97</text:p>
          </table:table-cell>
          <table:table-cell table:formula="of:=[.D552]/[.H552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ELSON</text:p>
          </table:table-cell>
          <table:table-cell table:style-name="ce3" office:value-type="currency" office:currency="USD" office:value="23990">
            <text:p>$23,990</text:p>
          </table:table-cell>
          <table:table-cell table:style-name="ce3" office:value-type="currency" office:currency="USD" office:value="27215">
            <text:p>$27,215</text:p>
          </table:table-cell>
          <table:table-cell table:style-name="ce3" office:value-type="currency" office:currency="USD" office:value="3225">
            <text:p>$3,225</text:p>
          </table:table-cell>
          <table:table-cell table:style-name="ce6" office:value-type="percentage" office:value="0.1344">
            <text:p>13.44%</text:p>
          </table:table-cell>
          <table:table-cell office:value-type="string">
            <text:p>Nelson </text:p>
          </table:table-cell>
          <table:table-cell table:style-name="ce7" table:formula="of:=[.H553]" office:value-type="float" office:value="187">
            <text:p>187</text:p>
          </table:table-cell>
          <table:table-cell office:value-type="float" office:value="187">
            <text:p>187</text:p>
          </table:table-cell>
          <table:table-cell office:value-type="string">
            <text:p>1600000US2745106</text:p>
          </table:table-cell>
          <table:table-cell office:value-type="float" office:value="2745106">
            <text:p>2745106</text:p>
          </table:table-cell>
          <table:table-cell table:formula="of:=[.C553]/[.H553]" office:value-type="currency" office:currency="USD" office:value="145.534759358289">
            <text:p>$145.53</text:p>
          </table:table-cell>
          <table:table-cell table:formula="of:=[.D553]/[.H553]" office:value-type="currency" office:currency="USD" office:value="17.2459893048128">
            <text:p>$17.2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NERSTRAND</text:p>
          </table:table-cell>
          <table:table-cell table:style-name="ce3" office:value-type="currency" office:currency="USD" office:value="24733">
            <text:p>$24,733</text:p>
          </table:table-cell>
          <table:table-cell table:style-name="ce3" office:value-type="currency" office:currency="USD" office:value="30488">
            <text:p>$30,488</text:p>
          </table:table-cell>
          <table:table-cell table:style-name="ce3" office:value-type="currency" office:currency="USD" office:value="5755">
            <text:p>$5,755</text:p>
          </table:table-cell>
          <table:table-cell table:style-name="ce6" office:value-type="percentage" office:value="0.2327">
            <text:p>23.27%</text:p>
          </table:table-cell>
          <table:table-cell office:value-type="string">
            <text:p>Nerstrand </text:p>
          </table:table-cell>
          <table:table-cell table:style-name="ce7" table:formula="of:=[.H554]" office:value-type="float" office:value="295">
            <text:p>295</text:p>
          </table:table-cell>
          <table:table-cell office:value-type="float" office:value="295">
            <text:p>295</text:p>
          </table:table-cell>
          <table:table-cell office:value-type="string">
            <text:p>1600000US2745196</text:p>
          </table:table-cell>
          <table:table-cell office:value-type="float" office:value="2745196">
            <text:p>2745196</text:p>
          </table:table-cell>
          <table:table-cell table:formula="of:=[.C554]/[.H554]" office:value-type="currency" office:currency="USD" office:value="103.349152542373">
            <text:p>$103.35</text:p>
          </table:table-cell>
          <table:table-cell table:formula="of:=[.D554]/[.H554]" office:value-type="currency" office:currency="USD" office:value="19.5084745762712">
            <text:p>$19.5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EVIS</text:p>
          </table:table-cell>
          <table:table-cell table:style-name="ce3" office:value-type="currency" office:currency="USD" office:value="41623">
            <text:p>$41,623</text:p>
          </table:table-cell>
          <table:table-cell table:style-name="ce3" office:value-type="currency" office:currency="USD" office:value="53936">
            <text:p>$53,936</text:p>
          </table:table-cell>
          <table:table-cell table:style-name="ce3" office:value-type="currency" office:currency="USD" office:value="12313">
            <text:p>$12,313</text:p>
          </table:table-cell>
          <table:table-cell table:style-name="ce6" office:value-type="percentage" office:value="0.2958">
            <text:p>29.58%</text:p>
          </table:table-cell>
          <table:table-cell office:value-type="string">
            <text:p>Nevis </text:p>
          </table:table-cell>
          <table:table-cell table:style-name="ce7" table:formula="of:=[.H555]" office:value-type="float" office:value="390">
            <text:p>390</text:p>
          </table:table-cell>
          <table:table-cell office:value-type="float" office:value="390">
            <text:p>390</text:p>
          </table:table-cell>
          <table:table-cell office:value-type="string">
            <text:p>1600000US2745340</text:p>
          </table:table-cell>
          <table:table-cell office:value-type="float" office:value="2745340">
            <text:p>2745340</text:p>
          </table:table-cell>
          <table:table-cell table:formula="of:=[.C555]/[.H555]" office:value-type="currency" office:currency="USD" office:value="138.297435897436">
            <text:p>$138.30</text:p>
          </table:table-cell>
          <table:table-cell table:formula="of:=[.D555]/[.H555]" office:value-type="currency" office:currency="USD" office:value="31.5717948717949">
            <text:p>$31.5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EW AUBURN</text:p>
          </table:table-cell>
          <table:table-cell table:style-name="ce3" office:value-type="currency" office:currency="USD" office:value="106481">
            <text:p>$106,481</text:p>
          </table:table-cell>
          <table:table-cell table:style-name="ce3" office:value-type="currency" office:currency="USD" office:value="121771">
            <text:p>$121,771</text:p>
          </table:table-cell>
          <table:table-cell table:style-name="ce3" office:value-type="currency" office:currency="USD" office:value="15290">
            <text:p>$15,290</text:p>
          </table:table-cell>
          <table:table-cell table:style-name="ce6" office:value-type="percentage" office:value="0.1436">
            <text:p>14.36%</text:p>
          </table:table-cell>
          <table:table-cell office:value-type="string">
            <text:p>New Auburn </text:p>
          </table:table-cell>
          <table:table-cell table:style-name="ce7" table:formula="of:=[.H556]" office:value-type="float" office:value="456">
            <text:p>456</text:p>
          </table:table-cell>
          <table:table-cell office:value-type="float" office:value="456">
            <text:p>456</text:p>
          </table:table-cell>
          <table:table-cell office:value-type="string">
            <text:p>1600000US2745376</text:p>
          </table:table-cell>
          <table:table-cell office:value-type="float" office:value="2745376">
            <text:p>2745376</text:p>
          </table:table-cell>
          <table:table-cell table:formula="of:=[.C556]/[.H556]" office:value-type="currency" office:currency="USD" office:value="267.041666666667">
            <text:p>$267.04</text:p>
          </table:table-cell>
          <table:table-cell table:formula="of:=[.D556]/[.H556]" office:value-type="currency" office:currency="USD" office:value="33.530701754386">
            <text:p>$33.5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EW BRIGHTON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493136">
            <text:p>$493,136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New Brighton </text:p>
          </table:table-cell>
          <table:table-cell table:style-name="ce7" table:formula="of:=[.H557]" office:value-type="float" office:value="21456">
            <text:p>21,456</text:p>
          </table:table-cell>
          <table:table-cell office:value-type="float" office:value="21456">
            <text:p>21456</text:p>
          </table:table-cell>
          <table:table-cell office:value-type="string">
            <text:p>1600000US2745430</text:p>
          </table:table-cell>
          <table:table-cell office:value-type="float" office:value="2745430">
            <text:p>2745430</text:p>
          </table:table-cell>
          <table:table-cell table:formula="of:=[.C557]/[.H557]" office:value-type="currency" office:currency="USD" office:value="22.9835943325876">
            <text:p>$22.98</text:p>
          </table:table-cell>
          <table:table-cell table:formula="of:=[.D557]/[.H557]" office:value-type="currency" office:currency="USD" office:value="22.9835943325876">
            <text:p>$22.9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EW GERMANY</text:p>
          </table:table-cell>
          <table:table-cell table:style-name="ce3" office:value-type="currency" office:currency="USD" office:value="11743">
            <text:p>$11,743</text:p>
          </table:table-cell>
          <table:table-cell table:style-name="ce3" office:value-type="currency" office:currency="USD" office:value="15815">
            <text:p>$15,815</text:p>
          </table:table-cell>
          <table:table-cell table:style-name="ce3" office:value-type="currency" office:currency="USD" office:value="4072">
            <text:p>$4,072</text:p>
          </table:table-cell>
          <table:table-cell table:style-name="ce6" office:value-type="percentage" office:value="0.3468">
            <text:p>34.68%</text:p>
          </table:table-cell>
          <table:table-cell office:value-type="string">
            <text:p>New Germany </text:p>
          </table:table-cell>
          <table:table-cell table:style-name="ce7" table:formula="of:=[.H558]" office:value-type="float" office:value="372">
            <text:p>372</text:p>
          </table:table-cell>
          <table:table-cell office:value-type="float" office:value="372">
            <text:p>372</text:p>
          </table:table-cell>
          <table:table-cell office:value-type="string">
            <text:p>1600000US2745556</text:p>
          </table:table-cell>
          <table:table-cell office:value-type="float" office:value="2745556">
            <text:p>2745556</text:p>
          </table:table-cell>
          <table:table-cell table:formula="of:=[.C558]/[.H558]" office:value-type="currency" office:currency="USD" office:value="42.5134408602151">
            <text:p>$42.51</text:p>
          </table:table-cell>
          <table:table-cell table:formula="of:=[.D558]/[.H558]" office:value-type="currency" office:currency="USD" office:value="10.9462365591398">
            <text:p>$10.9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EW HOPE</text:p>
          </table:table-cell>
          <table:table-cell table:style-name="ce3" office:value-type="currency" office:currency="USD" office:value="41843">
            <text:p>$41,843</text:p>
          </table:table-cell>
          <table:table-cell table:style-name="ce3" office:value-type="currency" office:currency="USD" office:value="532819">
            <text:p>$532,819</text:p>
          </table:table-cell>
          <table:table-cell table:style-name="ce3" office:value-type="currency" office:currency="USD" office:value="490976">
            <text:p>$490,976</text:p>
          </table:table-cell>
          <table:table-cell table:style-name="ce6" office:value-type="percentage" office:value="11.7338">
            <text:p>1173.38%</text:p>
          </table:table-cell>
          <table:table-cell office:value-type="string">
            <text:p>New Hope </text:p>
          </table:table-cell>
          <table:table-cell table:style-name="ce7" table:formula="of:=[.H559]" office:value-type="float" office:value="20339">
            <text:p>20,339</text:p>
          </table:table-cell>
          <table:table-cell office:value-type="float" office:value="20339">
            <text:p>20339</text:p>
          </table:table-cell>
          <table:table-cell office:value-type="string">
            <text:p>1600000US2745628</text:p>
          </table:table-cell>
          <table:table-cell office:value-type="float" office:value="2745628">
            <text:p>2745628</text:p>
          </table:table-cell>
          <table:table-cell table:formula="of:=[.C559]/[.H559]" office:value-type="currency" office:currency="USD" office:value="26.1969123359064">
            <text:p>$26.20</text:p>
          </table:table-cell>
          <table:table-cell table:formula="of:=[.D559]/[.H559]" office:value-type="currency" office:currency="USD" office:value="24.1396332169723">
            <text:p>$24.1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EW LONDON</text:p>
          </table:table-cell>
          <table:table-cell table:style-name="ce3" office:value-type="currency" office:currency="USD" office:value="274860">
            <text:p>$274,860</text:p>
          </table:table-cell>
          <table:table-cell table:style-name="ce3" office:value-type="currency" office:currency="USD" office:value="308292">
            <text:p>$308,292</text:p>
          </table:table-cell>
          <table:table-cell table:style-name="ce3" office:value-type="currency" office:currency="USD" office:value="33432">
            <text:p>$33,432</text:p>
          </table:table-cell>
          <table:table-cell table:style-name="ce6" office:value-type="percentage" office:value="0.1216">
            <text:p>12.16%</text:p>
          </table:table-cell>
          <table:table-cell office:value-type="string">
            <text:p>New London </text:p>
          </table:table-cell>
          <table:table-cell table:style-name="ce7" table:formula="of:=[.H560]" office:value-type="float" office:value="1251">
            <text:p>1,251</text:p>
          </table:table-cell>
          <table:table-cell office:value-type="float" office:value="1251">
            <text:p>1251</text:p>
          </table:table-cell>
          <table:table-cell office:value-type="string">
            <text:p>1600000US2745682</text:p>
          </table:table-cell>
          <table:table-cell office:value-type="float" office:value="2745682">
            <text:p>2745682</text:p>
          </table:table-cell>
          <table:table-cell table:formula="of:=[.C560]/[.H560]" office:value-type="currency" office:currency="USD" office:value="246.436450839329">
            <text:p>$246.44</text:p>
          </table:table-cell>
          <table:table-cell table:formula="of:=[.D560]/[.H560]" office:value-type="currency" office:currency="USD" office:value="26.7242206235012">
            <text:p>$26.7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EW MUNICH</text:p>
          </table:table-cell>
          <table:table-cell table:style-name="ce3" office:value-type="currency" office:currency="USD" office:value="69686">
            <text:p>$69,686</text:p>
          </table:table-cell>
          <table:table-cell table:style-name="ce3" office:value-type="currency" office:currency="USD" office:value="72942">
            <text:p>$72,942</text:p>
          </table:table-cell>
          <table:table-cell table:style-name="ce3" office:value-type="currency" office:currency="USD" office:value="3256">
            <text:p>$3,256</text:p>
          </table:table-cell>
          <table:table-cell table:style-name="ce6" office:value-type="percentage" office:value="0.0467">
            <text:p>4.67%</text:p>
          </table:table-cell>
          <table:table-cell office:value-type="string">
            <text:p>New Munich </text:p>
          </table:table-cell>
          <table:table-cell table:style-name="ce7" table:formula="of:=[.H561]" office:value-type="float" office:value="320">
            <text:p>320</text:p>
          </table:table-cell>
          <table:table-cell office:value-type="float" office:value="320">
            <text:p>320</text:p>
          </table:table-cell>
          <table:table-cell office:value-type="string">
            <text:p>1600000US2745772</text:p>
          </table:table-cell>
          <table:table-cell office:value-type="float" office:value="2745772">
            <text:p>2745772</text:p>
          </table:table-cell>
          <table:table-cell table:formula="of:=[.C561]/[.H561]" office:value-type="currency" office:currency="USD" office:value="227.94375">
            <text:p>$227.94</text:p>
          </table:table-cell>
          <table:table-cell table:formula="of:=[.D561]/[.H561]" office:value-type="currency" office:currency="USD" office:value="10.175">
            <text:p>$10.1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EW PRAGUE</text:p>
          </table:table-cell>
          <table:table-cell table:style-name="ce3" office:value-type="currency" office:currency="USD" office:value="515478">
            <text:p>$515,478</text:p>
          </table:table-cell>
          <table:table-cell table:style-name="ce3" office:value-type="currency" office:currency="USD" office:value="770864">
            <text:p>$770,864</text:p>
          </table:table-cell>
          <table:table-cell table:style-name="ce3" office:value-type="currency" office:currency="USD" office:value="255386">
            <text:p>$255,386</text:p>
          </table:table-cell>
          <table:table-cell table:style-name="ce6" office:value-type="percentage" office:value="0.4954">
            <text:p>49.54%</text:p>
          </table:table-cell>
          <table:table-cell office:value-type="string">
            <text:p>New Prague </text:p>
          </table:table-cell>
          <table:table-cell table:style-name="ce7" table:formula="of:=[.H562]" office:value-type="float" office:value="7321">
            <text:p>7,321</text:p>
          </table:table-cell>
          <table:table-cell office:value-type="float" office:value="7321">
            <text:p>7321</text:p>
          </table:table-cell>
          <table:table-cell office:value-type="string">
            <text:p>1600000US2745808</text:p>
          </table:table-cell>
          <table:table-cell office:value-type="float" office:value="2745808">
            <text:p>2745808</text:p>
          </table:table-cell>
          <table:table-cell table:formula="of:=[.C562]/[.H562]" office:value-type="currency" office:currency="USD" office:value="105.294905067614">
            <text:p>$105.29</text:p>
          </table:table-cell>
          <table:table-cell table:formula="of:=[.D562]/[.H562]" office:value-type="currency" office:currency="USD" office:value="34.8840322360333">
            <text:p>$34.8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EW RICHLAND</text:p>
          </table:table-cell>
          <table:table-cell table:style-name="ce3" office:value-type="currency" office:currency="USD" office:value="325599">
            <text:p>$325,599</text:p>
          </table:table-cell>
          <table:table-cell table:style-name="ce3" office:value-type="currency" office:currency="USD" office:value="377598">
            <text:p>$377,598</text:p>
          </table:table-cell>
          <table:table-cell table:style-name="ce3" office:value-type="currency" office:currency="USD" office:value="51999">
            <text:p>$51,999</text:p>
          </table:table-cell>
          <table:table-cell table:style-name="ce6" office:value-type="percentage" office:value="0.1597">
            <text:p>15.97%</text:p>
          </table:table-cell>
          <table:table-cell office:value-type="string">
            <text:p>New Richland </text:p>
          </table:table-cell>
          <table:table-cell table:style-name="ce7" table:formula="of:=[.H563]" office:value-type="float" office:value="1203">
            <text:p>1,203</text:p>
          </table:table-cell>
          <table:table-cell office:value-type="float" office:value="1203">
            <text:p>1203</text:p>
          </table:table-cell>
          <table:table-cell office:value-type="string">
            <text:p>1600000US2745862</text:p>
          </table:table-cell>
          <table:table-cell office:value-type="float" office:value="2745862">
            <text:p>2745862</text:p>
          </table:table-cell>
          <table:table-cell table:formula="of:=[.C563]/[.H563]" office:value-type="currency" office:currency="USD" office:value="313.88029925187">
            <text:p>$313.88</text:p>
          </table:table-cell>
          <table:table-cell table:formula="of:=[.D563]/[.H563]" office:value-type="currency" office:currency="USD" office:value="43.2244389027431">
            <text:p>$43.2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EW TRIER</text:p>
          </table:table-cell>
          <table:table-cell table:style-name="ce3" office:value-type="currency" office:currency="USD" office:value="779">
            <text:p>$779</text:p>
          </table:table-cell>
          <table:table-cell table:style-name="ce3" office:value-type="currency" office:currency="USD" office:value="2483">
            <text:p>$2,483</text:p>
          </table:table-cell>
          <table:table-cell table:style-name="ce3" office:value-type="currency" office:currency="USD" office:value="1704">
            <text:p>$1,704</text:p>
          </table:table-cell>
          <table:table-cell table:style-name="ce6" office:value-type="percentage" office:value="2.1874">
            <text:p>218.74%</text:p>
          </table:table-cell>
          <table:table-cell office:value-type="string">
            <text:p>New Trier </text:p>
          </table:table-cell>
          <table:table-cell table:style-name="ce7" table:formula="of:=[.H564]"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string">
            <text:p>1600000US2746024</text:p>
          </table:table-cell>
          <table:table-cell office:value-type="float" office:value="2746024">
            <text:p>2746024</text:p>
          </table:table-cell>
          <table:table-cell table:formula="of:=[.C564]/[.H564]" office:value-type="currency" office:currency="USD" office:value="22.1696428571429">
            <text:p>$22.17</text:p>
          </table:table-cell>
          <table:table-cell table:formula="of:=[.D564]/[.H564]" office:value-type="currency" office:currency="USD" office:value="15.2142857142857">
            <text:p>$15.2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NEW ULM</text:p>
          </table:table-cell>
          <table:table-cell table:style-name="ce3" office:value-type="currency" office:currency="USD" office:value="4111762">
            <text:p>$4,111,762</text:p>
          </table:table-cell>
          <table:table-cell table:style-name="ce3" office:value-type="currency" office:currency="USD" office:value="4222711">
            <text:p>$4,222,711</text:p>
          </table:table-cell>
          <table:table-cell table:style-name="ce3" office:value-type="currency" office:currency="USD" office:value="110949">
            <text:p>$110,949</text:p>
          </table:table-cell>
          <table:table-cell table:style-name="ce6" office:value-type="percentage" office:value="0.027">
            <text:p>2.70%</text:p>
          </table:table-cell>
          <table:table-cell office:value-type="string">
            <text:p>New Ulm </text:p>
          </table:table-cell>
          <table:table-cell table:style-name="ce7" table:formula="of:=[.H565]" office:value-type="float" office:value="13522">
            <text:p>13,522</text:p>
          </table:table-cell>
          <table:table-cell office:value-type="float" office:value="13522">
            <text:p>13522</text:p>
          </table:table-cell>
          <table:table-cell office:value-type="string">
            <text:p>1600000US2746042</text:p>
          </table:table-cell>
          <table:table-cell office:value-type="float" office:value="2746042">
            <text:p>2746042</text:p>
          </table:table-cell>
          <table:table-cell table:formula="of:=[.C565]/[.H565]" office:value-type="currency" office:currency="USD" office:value="312.284499334418">
            <text:p>$312.28</text:p>
          </table:table-cell>
          <table:table-cell table:formula="of:=[.D565]/[.H565]" office:value-type="currency" office:currency="USD" office:value="8.20507321402159">
            <text:p>$8.2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NEW YORK MILLS</text:p>
          </table:table-cell>
          <table:table-cell table:style-name="ce3" office:value-type="currency" office:currency="USD" office:value="342150">
            <text:p>$342,150</text:p>
          </table:table-cell>
          <table:table-cell table:style-name="ce3" office:value-type="currency" office:currency="USD" office:value="376744">
            <text:p>$376,744</text:p>
          </table:table-cell>
          <table:table-cell table:style-name="ce3" office:value-type="currency" office:currency="USD" office:value="34594">
            <text:p>$34,594</text:p>
          </table:table-cell>
          <table:table-cell table:style-name="ce6" office:value-type="percentage" office:value="0.1011">
            <text:p>10.11%</text:p>
          </table:table-cell>
          <table:table-cell office:value-type="string">
            <text:p>New York Mills </text:p>
          </table:table-cell>
          <table:table-cell table:style-name="ce7" table:formula="of:=[.H566]" office:value-type="float" office:value="1199">
            <text:p>1,199</text:p>
          </table:table-cell>
          <table:table-cell office:value-type="float" office:value="1199">
            <text:p>1199</text:p>
          </table:table-cell>
          <table:table-cell office:value-type="string">
            <text:p>1600000US2746060</text:p>
          </table:table-cell>
          <table:table-cell office:value-type="float" office:value="2746060">
            <text:p>2746060</text:p>
          </table:table-cell>
          <table:table-cell table:formula="of:=[.C566]/[.H566]" office:value-type="currency" office:currency="USD" office:value="314.215179316097">
            <text:p>$314.22</text:p>
          </table:table-cell>
          <table:table-cell table:formula="of:=[.D566]/[.H566]" office:value-type="currency" office:currency="USD" office:value="28.8523769808173">
            <text:p>$28.85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NEWFOLDEN</text:p>
          </table:table-cell>
          <table:table-cell table:style-name="ce3" office:value-type="currency" office:currency="USD" office:value="75781">
            <text:p>$75,781</text:p>
          </table:table-cell>
          <table:table-cell table:style-name="ce3" office:value-type="currency" office:currency="USD" office:value="88944">
            <text:p>$88,944</text:p>
          </table:table-cell>
          <table:table-cell table:style-name="ce3" office:value-type="currency" office:currency="USD" office:value="13163">
            <text:p>$13,163</text:p>
          </table:table-cell>
          <table:table-cell table:style-name="ce6" office:value-type="percentage" office:value="0.1737">
            <text:p>17.37%</text:p>
          </table:table-cell>
          <table:table-cell office:value-type="string">
            <text:p>Newfolden </text:p>
          </table:table-cell>
          <table:table-cell table:style-name="ce7" table:formula="of:=[.H567]" office:value-type="float" office:value="368">
            <text:p>368</text:p>
          </table:table-cell>
          <table:table-cell office:value-type="float" office:value="368">
            <text:p>368</text:p>
          </table:table-cell>
          <table:table-cell office:value-type="string">
            <text:p>1600000US2745520</text:p>
          </table:table-cell>
          <table:table-cell office:value-type="float" office:value="2745520">
            <text:p>2745520</text:p>
          </table:table-cell>
          <table:table-cell table:formula="of:=[.C567]/[.H567]" office:value-type="currency" office:currency="USD" office:value="241.695652173913">
            <text:p>$241.70</text:p>
          </table:table-cell>
          <table:table-cell table:formula="of:=[.D567]/[.H567]" office:value-type="currency" office:currency="USD" office:value="35.7690217391304">
            <text:p>$35.7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EWPORT</text:p>
          </table:table-cell>
          <table:table-cell table:style-name="ce3" office:value-type="currency" office:currency="USD" office:value="588876">
            <text:p>$588,876</text:p>
          </table:table-cell>
          <table:table-cell table:style-name="ce3" office:value-type="currency" office:currency="USD" office:value="627338">
            <text:p>$627,338</text:p>
          </table:table-cell>
          <table:table-cell table:style-name="ce3" office:value-type="currency" office:currency="USD" office:value="38462">
            <text:p>$38,462</text:p>
          </table:table-cell>
          <table:table-cell table:style-name="ce6" office:value-type="percentage" office:value="0.0653">
            <text:p>6.53%</text:p>
          </table:table-cell>
          <table:table-cell office:value-type="string">
            <text:p>Newport </text:p>
          </table:table-cell>
          <table:table-cell table:style-name="ce7" table:formula="of:=[.H568]" office:value-type="float" office:value="3435">
            <text:p>3,435</text:p>
          </table:table-cell>
          <table:table-cell office:value-type="float" office:value="3435">
            <text:p>3435</text:p>
          </table:table-cell>
          <table:table-cell office:value-type="string">
            <text:p>1600000US2745790</text:p>
          </table:table-cell>
          <table:table-cell office:value-type="float" office:value="2745790">
            <text:p>2745790</text:p>
          </table:table-cell>
          <table:table-cell table:formula="of:=[.C568]/[.H568]" office:value-type="currency" office:currency="USD" office:value="182.63114992722">
            <text:p>$182.63</text:p>
          </table:table-cell>
          <table:table-cell table:formula="of:=[.D568]/[.H568]" office:value-type="currency" office:currency="USD" office:value="11.1970887918486">
            <text:p>$11.2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ICOLLET</text:p>
          </table:table-cell>
          <table:table-cell table:style-name="ce3" office:value-type="currency" office:currency="USD" office:value="179752">
            <text:p>$179,752</text:p>
          </table:table-cell>
          <table:table-cell table:style-name="ce3" office:value-type="currency" office:currency="USD" office:value="225089">
            <text:p>$225,089</text:p>
          </table:table-cell>
          <table:table-cell table:style-name="ce3" office:value-type="currency" office:currency="USD" office:value="45337">
            <text:p>$45,337</text:p>
          </table:table-cell>
          <table:table-cell table:style-name="ce6" office:value-type="percentage" office:value="0.2522">
            <text:p>25.22%</text:p>
          </table:table-cell>
          <table:table-cell office:value-type="string">
            <text:p>Nicollet </text:p>
          </table:table-cell>
          <table:table-cell table:style-name="ce7" table:formula="of:=[.H569]" office:value-type="float" office:value="1093">
            <text:p>1,093</text:p>
          </table:table-cell>
          <table:table-cell office:value-type="float" office:value="1093">
            <text:p>1093</text:p>
          </table:table-cell>
          <table:table-cell office:value-type="string">
            <text:p>1600000US2746150</text:p>
          </table:table-cell>
          <table:table-cell office:value-type="float" office:value="2746150">
            <text:p>2746150</text:p>
          </table:table-cell>
          <table:table-cell table:formula="of:=[.C569]/[.H569]" office:value-type="currency" office:currency="USD" office:value="205.936870997255">
            <text:p>$205.94</text:p>
          </table:table-cell>
          <table:table-cell table:formula="of:=[.D569]/[.H569]" office:value-type="currency" office:currency="USD" office:value="41.4794144556267">
            <text:p>$41.4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NIELSVILLE</text:p>
          </table:table-cell>
          <table:table-cell table:style-name="ce3" office:value-type="currency" office:currency="USD" office:value="21942">
            <text:p>$21,942</text:p>
          </table:table-cell>
          <table:table-cell table:style-name="ce3" office:value-type="currency" office:currency="USD" office:value="23544">
            <text:p>$23,544</text:p>
          </table:table-cell>
          <table:table-cell table:style-name="ce3" office:value-type="currency" office:currency="USD" office:value="1602">
            <text:p>$1,602</text:p>
          </table:table-cell>
          <table:table-cell table:style-name="ce6" office:value-type="percentage" office:value="0.073">
            <text:p>7.30%</text:p>
          </table:table-cell>
          <table:table-cell office:value-type="string">
            <text:p>Nielsville </text:p>
          </table:table-cell>
          <table:table-cell table:style-name="ce7" table:formula="of:=[.H570]"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string">
            <text:p>1600000US2746258</text:p>
          </table:table-cell>
          <table:table-cell office:value-type="float" office:value="2746258">
            <text:p>2746258</text:p>
          </table:table-cell>
          <table:table-cell table:formula="of:=[.C570]/[.H570]" office:value-type="currency" office:currency="USD" office:value="261.6">
            <text:p>$261.60</text:p>
          </table:table-cell>
          <table:table-cell table:formula="of:=[.D570]/[.H570]" office:value-type="currency" office:currency="USD" office:value="17.8">
            <text:p>$17.8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IMROD</text:p>
          </table:table-cell>
          <table:table-cell table:style-name="ce3" office:value-type="currency" office:currency="USD" office:value="2542">
            <text:p>$2,542</text:p>
          </table:table-cell>
          <table:table-cell table:style-name="ce3" office:value-type="currency" office:currency="USD" office:value="4937">
            <text:p>$4,937</text:p>
          </table:table-cell>
          <table:table-cell table:style-name="ce3" office:value-type="currency" office:currency="USD" office:value="2395">
            <text:p>$2,395</text:p>
          </table:table-cell>
          <table:table-cell table:style-name="ce6" office:value-type="percentage" office:value="0.9422">
            <text:p>94.22%</text:p>
          </table:table-cell>
          <table:table-cell office:value-type="string">
            <text:p>Nimrod </text:p>
          </table:table-cell>
          <table:table-cell table:style-name="ce7" table:formula="of:=[.H571]"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string">
            <text:p>1600000US2746294</text:p>
          </table:table-cell>
          <table:table-cell office:value-type="float" office:value="2746294">
            <text:p>2746294</text:p>
          </table:table-cell>
          <table:table-cell table:formula="of:=[.C571]/[.H571]" office:value-type="currency" office:currency="USD" office:value="71.5507246376812">
            <text:p>$71.55</text:p>
          </table:table-cell>
          <table:table-cell table:formula="of:=[.D571]/[.H571]" office:value-type="currency" office:currency="USD" office:value="34.7101449275362">
            <text:p>$34.7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NISSWA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Nisswa </text:p>
          </table:table-cell>
          <table:table-cell table:style-name="ce7" table:formula="of:=[.H572]" office:value-type="float" office:value="1971">
            <text:p>1,971</text:p>
          </table:table-cell>
          <table:table-cell office:value-type="float" office:value="1971">
            <text:p>1971</text:p>
          </table:table-cell>
          <table:table-cell office:value-type="string">
            <text:p>1600000US2746348</text:p>
          </table:table-cell>
          <table:table-cell office:value-type="float" office:value="2746348">
            <text:p>2746348</text:p>
          </table:table-cell>
          <table:table-cell table:formula="of:=[.C572]/[.H572]" office:value-type="currency" office:currency="USD" office:value="0">
            <text:p>$0.00</text:p>
          </table:table-cell>
          <table:table-cell table:formula="of:=[.D572]/[.H572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NORCROSS</text:p>
          </table:table-cell>
          <table:table-cell table:number-columns-repeated="2" table:style-name="ce3" office:value-type="currency" office:currency="USD" office:value="16497">
            <text:p>$16,497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Norcross </text:p>
          </table:table-cell>
          <table:table-cell table:style-name="ce7" table:formula="of:=[.H573]"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string">
            <text:p>1600000US2746492</text:p>
          </table:table-cell>
          <table:table-cell office:value-type="float" office:value="2746492">
            <text:p>2746492</text:p>
          </table:table-cell>
          <table:table-cell table:formula="of:=[.C573]/[.H573]" office:value-type="currency" office:currency="USD" office:value="235.671428571429">
            <text:p>$235.67</text:p>
          </table:table-cell>
          <table:table-cell table:formula="of:=[.D573]/[.H573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ORTH BRANCH</text:p>
          </table:table-cell>
          <table:table-cell table:style-name="ce3" office:value-type="currency" office:currency="USD" office:value="146132">
            <text:p>$146,132</text:p>
          </table:table-cell>
          <table:table-cell table:style-name="ce3" office:value-type="currency" office:currency="USD" office:value="537850">
            <text:p>$537,850</text:p>
          </table:table-cell>
          <table:table-cell table:style-name="ce3" office:value-type="currency" office:currency="USD" office:value="391718">
            <text:p>$391,718</text:p>
          </table:table-cell>
          <table:table-cell table:style-name="ce6" office:value-type="percentage" office:value="2.6806">
            <text:p>268.06%</text:p>
          </table:table-cell>
          <table:table-cell office:value-type="string">
            <text:p>North Branch </text:p>
          </table:table-cell>
          <table:table-cell table:style-name="ce7" table:formula="of:=[.H574]" office:value-type="float" office:value="10125">
            <text:p>10,125</text:p>
          </table:table-cell>
          <table:table-cell office:value-type="float" office:value="10125">
            <text:p>10125</text:p>
          </table:table-cell>
          <table:table-cell office:value-type="string">
            <text:p>1600000US2746798</text:p>
          </table:table-cell>
          <table:table-cell office:value-type="float" office:value="2746798">
            <text:p>2746798</text:p>
          </table:table-cell>
          <table:table-cell table:formula="of:=[.C574]/[.H574]" office:value-type="currency" office:currency="USD" office:value="53.120987654321">
            <text:p>$53.12</text:p>
          </table:table-cell>
          <table:table-cell table:formula="of:=[.D574]/[.H574]" office:value-type="currency" office:currency="USD" office:value="38.6881975308642">
            <text:p>$38.6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ORTH MANKATO</text:p>
          </table:table-cell>
          <table:table-cell table:style-name="ce3" office:value-type="currency" office:currency="USD" office:value="1358107">
            <text:p>$1,358,107</text:p>
          </table:table-cell>
          <table:table-cell table:style-name="ce3" office:value-type="currency" office:currency="USD" office:value="1559008">
            <text:p>$1,559,008</text:p>
          </table:table-cell>
          <table:table-cell table:style-name="ce3" office:value-type="currency" office:currency="USD" office:value="200901">
            <text:p>$200,901</text:p>
          </table:table-cell>
          <table:table-cell table:style-name="ce6" office:value-type="percentage" office:value="0.1479">
            <text:p>14.79%</text:p>
          </table:table-cell>
          <table:table-cell office:value-type="string">
            <text:p>North Mankato </text:p>
          </table:table-cell>
          <table:table-cell table:style-name="ce7" table:formula="of:=[.H575]" office:value-type="float" office:value="13394">
            <text:p>13,394</text:p>
          </table:table-cell>
          <table:table-cell office:value-type="float" office:value="13394">
            <text:p>13394</text:p>
          </table:table-cell>
          <table:table-cell office:value-type="string">
            <text:p>1600000US2747068</text:p>
          </table:table-cell>
          <table:table-cell office:value-type="float" office:value="2747068">
            <text:p>2747068</text:p>
          </table:table-cell>
          <table:table-cell table:formula="of:=[.C575]/[.H575]" office:value-type="currency" office:currency="USD" office:value="116.395998208153">
            <text:p>$116.40</text:p>
          </table:table-cell>
          <table:table-cell table:formula="of:=[.D575]/[.H575]" office:value-type="currency" office:currency="USD" office:value="14.9993280573391">
            <text:p>$15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ORTH OAKS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North Oaks </text:p>
          </table:table-cell>
          <table:table-cell table:style-name="ce7" table:formula="of:=[.H576]" office:value-type="float" office:value="4469">
            <text:p>4,469</text:p>
          </table:table-cell>
          <table:table-cell office:value-type="float" office:value="4469">
            <text:p>4469</text:p>
          </table:table-cell>
          <table:table-cell office:value-type="string">
            <text:p>1600000US2747104</text:p>
          </table:table-cell>
          <table:table-cell office:value-type="float" office:value="2747104">
            <text:p>2747104</text:p>
          </table:table-cell>
          <table:table-cell table:formula="of:=[.C576]/[.H576]" office:value-type="currency" office:currency="USD" office:value="0">
            <text:p>$0.00</text:p>
          </table:table-cell>
          <table:table-cell table:formula="of:=[.D576]/[.H576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ORTH ST PAUL</text:p>
          </table:table-cell>
          <table:table-cell table:number-columns-repeated="2" table:style-name="ce3" office:value-type="currency" office:currency="USD" office:value="1863726">
            <text:p>$1,863,726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North St. Paul </text:p>
          </table:table-cell>
          <table:table-cell table:style-name="ce7" table:formula="of:=[.H577]" office:value-type="float" office:value="11460">
            <text:p>11,460</text:p>
          </table:table-cell>
          <table:table-cell office:value-type="float" office:value="11460">
            <text:p>11460</text:p>
          </table:table-cell>
          <table:table-cell office:value-type="string">
            <text:p>1600000US2747221</text:p>
          </table:table-cell>
          <table:table-cell office:value-type="float" office:value="2747221">
            <text:p>2747221</text:p>
          </table:table-cell>
          <table:table-cell table:formula="of:=[.C577]/[.H577]" office:value-type="currency" office:currency="USD" office:value="162.628795811518">
            <text:p>$162.63</text:p>
          </table:table-cell>
          <table:table-cell table:formula="of:=[.D577]/[.H577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NORTHFIELD</text:p>
          </table:table-cell>
          <table:table-cell table:style-name="ce3" office:value-type="currency" office:currency="USD" office:value="2243397">
            <text:p>$2,243,397</text:p>
          </table:table-cell>
          <table:table-cell table:style-name="ce3" office:value-type="currency" office:currency="USD" office:value="2802323">
            <text:p>$2,802,323</text:p>
          </table:table-cell>
          <table:table-cell table:style-name="ce3" office:value-type="currency" office:currency="USD" office:value="558926">
            <text:p>$558,926</text:p>
          </table:table-cell>
          <table:table-cell table:style-name="ce6" office:value-type="percentage" office:value="0.2491">
            <text:p>24.91%</text:p>
          </table:table-cell>
          <table:table-cell office:value-type="string">
            <text:p>Northfield </text:p>
          </table:table-cell>
          <table:table-cell table:style-name="ce7" table:formula="of:=[.H578]" office:value-type="float" office:value="20007">
            <text:p>20,007</text:p>
          </table:table-cell>
          <table:table-cell office:value-type="float" office:value="20007">
            <text:p>20007</text:p>
          </table:table-cell>
          <table:table-cell office:value-type="string">
            <text:p>1600000US2746924</text:p>
          </table:table-cell>
          <table:table-cell office:value-type="float" office:value="2746924">
            <text:p>2746924</text:p>
          </table:table-cell>
          <table:table-cell table:formula="of:=[.C578]/[.H578]" office:value-type="currency" office:currency="USD" office:value="140.067126505723">
            <text:p>$140.07</text:p>
          </table:table-cell>
          <table:table-cell table:formula="of:=[.D578]/[.H578]" office:value-type="currency" office:currency="USD" office:value="27.936522217224">
            <text:p>$27.9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NORTHOME</text:p>
          </table:table-cell>
          <table:table-cell table:number-columns-repeated="2" table:style-name="ce3" office:value-type="currency" office:currency="USD" office:value="65984">
            <text:p>$65,984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Northome </text:p>
          </table:table-cell>
          <table:table-cell table:style-name="ce7" table:formula="of:=[.H579]" office:value-type="float" office:value="200">
            <text:p>200</text:p>
          </table:table-cell>
          <table:table-cell office:value-type="float" office:value="200">
            <text:p>200</text:p>
          </table:table-cell>
          <table:table-cell office:value-type="string">
            <text:p>1600000US2747122</text:p>
          </table:table-cell>
          <table:table-cell office:value-type="float" office:value="2747122">
            <text:p>2747122</text:p>
          </table:table-cell>
          <table:table-cell table:formula="of:=[.C579]/[.H579]" office:value-type="currency" office:currency="USD" office:value="329.92">
            <text:p>$329.92</text:p>
          </table:table-cell>
          <table:table-cell table:formula="of:=[.D579]/[.H579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ORTHROP</text:p>
          </table:table-cell>
          <table:table-cell table:style-name="ce3" office:value-type="currency" office:currency="USD" office:value="45444">
            <text:p>$45,444</text:p>
          </table:table-cell>
          <table:table-cell table:style-name="ce3" office:value-type="currency" office:currency="USD" office:value="51981">
            <text:p>$51,981</text:p>
          </table:table-cell>
          <table:table-cell table:style-name="ce3" office:value-type="currency" office:currency="USD" office:value="6537">
            <text:p>$6,537</text:p>
          </table:table-cell>
          <table:table-cell table:style-name="ce6" office:value-type="percentage" office:value="0.1438">
            <text:p>14.38%</text:p>
          </table:table-cell>
          <table:table-cell office:value-type="string">
            <text:p>Northrop </text:p>
          </table:table-cell>
          <table:table-cell table:style-name="ce7" table:formula="of:=[.H580]" office:value-type="float" office:value="227">
            <text:p>227</text:p>
          </table:table-cell>
          <table:table-cell office:value-type="float" office:value="227">
            <text:p>227</text:p>
          </table:table-cell>
          <table:table-cell office:value-type="string">
            <text:p>1600000US2747212</text:p>
          </table:table-cell>
          <table:table-cell office:value-type="float" office:value="2747212">
            <text:p>2747212</text:p>
          </table:table-cell>
          <table:table-cell table:formula="of:=[.C580]/[.H580]" office:value-type="currency" office:currency="USD" office:value="228.991189427313">
            <text:p>$228.99</text:p>
          </table:table-cell>
          <table:table-cell table:formula="of:=[.D580]/[.H580]" office:value-type="currency" office:currency="USD" office:value="28.7973568281938">
            <text:p>$28.8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NORWOOD YOUNG AMERICA</text:p>
          </table:table-cell>
          <table:table-cell table:style-name="ce3" office:value-type="currency" office:currency="USD" office:value="203574">
            <text:p>$203,574</text:p>
          </table:table-cell>
          <table:table-cell table:style-name="ce3" office:value-type="currency" office:currency="USD" office:value="345515">
            <text:p>$345,515</text:p>
          </table:table-cell>
          <table:table-cell table:style-name="ce3" office:value-type="currency" office:currency="USD" office:value="141941">
            <text:p>$141,941</text:p>
          </table:table-cell>
          <table:table-cell table:style-name="ce6" office:value-type="percentage" office:value="0.6972">
            <text:p>69.72%</text:p>
          </table:table-cell>
          <table:table-cell office:value-type="string">
            <text:p>Norwood Young America </text:p>
          </table:table-cell>
          <table:table-cell table:style-name="ce7" table:formula="of:=[.H581]" office:value-type="float" office:value="3549">
            <text:p>3,549</text:p>
          </table:table-cell>
          <table:table-cell office:value-type="float" office:value="3549">
            <text:p>3549</text:p>
          </table:table-cell>
          <table:table-cell office:value-type="string">
            <text:p>1600000US2747520</text:p>
          </table:table-cell>
          <table:table-cell office:value-type="float" office:value="2747520">
            <text:p>2747520</text:p>
          </table:table-cell>
          <table:table-cell table:formula="of:=[.C581]/[.H581]" office:value-type="currency" office:currency="USD" office:value="97.3555931248239">
            <text:p>$97.36</text:p>
          </table:table-cell>
          <table:table-cell table:formula="of:=[.D581]/[.H581]" office:value-type="currency" office:currency="USD" office:value="39.9946463792618">
            <text:p>$39.9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NOWTHEN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11565">
            <text:p>$11,565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Nowthen </text:p>
          </table:table-cell>
          <table:table-cell table:style-name="ce7" table:formula="of:=[.H582]" office:value-type="float" office:value="4443">
            <text:p>4,443</text:p>
          </table:table-cell>
          <table:table-cell office:value-type="float" office:value="4443">
            <text:p>4443</text:p>
          </table:table-cell>
          <table:table-cell office:value-type="string">
            <text:p>1600000US2747536</text:p>
          </table:table-cell>
          <table:table-cell office:value-type="float" office:value="2747536">
            <text:p>2747536</text:p>
          </table:table-cell>
          <table:table-cell table:formula="of:=[.C582]/[.H582]" office:value-type="currency" office:currency="USD" office:value="2.60297096556381">
            <text:p>$2.60</text:p>
          </table:table-cell>
          <table:table-cell table:formula="of:=[.D582]/[.H582]" office:value-type="currency" office:currency="USD" office:value="2.60297096556381">
            <text:p>$2.6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OAK GROVE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81555">
            <text:p>$81,555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Oak Grove </text:p>
          </table:table-cell>
          <table:table-cell table:style-name="ce7" table:formula="of:=[.H583]" office:value-type="float" office:value="8031">
            <text:p>8,031</text:p>
          </table:table-cell>
          <table:table-cell office:value-type="float" office:value="8031">
            <text:p>8031</text:p>
          </table:table-cell>
          <table:table-cell office:value-type="string">
            <text:p>1600000US2747690</text:p>
          </table:table-cell>
          <table:table-cell office:value-type="float" office:value="2747690">
            <text:p>2747690</text:p>
          </table:table-cell>
          <table:table-cell table:formula="of:=[.C583]/[.H583]" office:value-type="currency" office:currency="USD" office:value="10.1550242809115">
            <text:p>$10.16</text:p>
          </table:table-cell>
          <table:table-cell table:formula="of:=[.D583]/[.H583]" office:value-type="currency" office:currency="USD" office:value="10.1550242809115">
            <text:p>$10.1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OAK PARK HEIGHTS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Oak Park Heights </text:p>
          </table:table-cell>
          <table:table-cell table:style-name="ce7" table:formula="of:=[.H584]" office:value-type="float" office:value="4339">
            <text:p>4,339</text:p>
          </table:table-cell>
          <table:table-cell office:value-type="float" office:value="4339">
            <text:p>4339</text:p>
          </table:table-cell>
          <table:table-cell office:value-type="string">
            <text:p>1600000US2747914</text:p>
          </table:table-cell>
          <table:table-cell office:value-type="float" office:value="2747914">
            <text:p>2747914</text:p>
          </table:table-cell>
          <table:table-cell table:formula="of:=[.C584]/[.H584]" office:value-type="currency" office:currency="USD" office:value="0">
            <text:p>$0.00</text:p>
          </table:table-cell>
          <table:table-cell table:formula="of:=[.D584]/[.H58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OAKDALE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106035">
            <text:p>$106,035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Oakdale </text:p>
          </table:table-cell>
          <table:table-cell table:style-name="ce7" table:formula="of:=[.H585]" office:value-type="float" office:value="27378">
            <text:p>27,378</text:p>
          </table:table-cell>
          <table:table-cell office:value-type="float" office:value="27378">
            <text:p>27378</text:p>
          </table:table-cell>
          <table:table-cell office:value-type="string">
            <text:p>1600000US2747680</text:p>
          </table:table-cell>
          <table:table-cell office:value-type="float" office:value="2747680">
            <text:p>2747680</text:p>
          </table:table-cell>
          <table:table-cell table:formula="of:=[.C585]/[.H585]" office:value-type="currency" office:currency="USD" office:value="3.87300021915407">
            <text:p>$3.87</text:p>
          </table:table-cell>
          <table:table-cell table:formula="of:=[.D585]/[.H585]" office:value-type="currency" office:currency="USD" office:value="3.87300021915407">
            <text:p>$3.87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ODESSA</text:p>
          </table:table-cell>
          <table:table-cell table:style-name="ce3" office:value-type="currency" office:currency="USD" office:value="37973">
            <text:p>$37,973</text:p>
          </table:table-cell>
          <table:table-cell table:style-name="ce3" office:value-type="currency" office:currency="USD" office:value="39155">
            <text:p>$39,155</text:p>
          </table:table-cell>
          <table:table-cell table:style-name="ce3" office:value-type="currency" office:currency="USD" office:value="1182">
            <text:p>$1,182</text:p>
          </table:table-cell>
          <table:table-cell table:style-name="ce6" office:value-type="percentage" office:value="0.0311">
            <text:p>3.11%</text:p>
          </table:table-cell>
          <table:table-cell office:value-type="string">
            <text:p>Odessa </text:p>
          </table:table-cell>
          <table:table-cell table:style-name="ce7" table:formula="of:=[.H586]"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string">
            <text:p>1600000US2748058</text:p>
          </table:table-cell>
          <table:table-cell office:value-type="float" office:value="2748058">
            <text:p>2748058</text:p>
          </table:table-cell>
          <table:table-cell table:formula="of:=[.C586]/[.H586]" office:value-type="currency" office:currency="USD" office:value="290.037037037037">
            <text:p>$290.04</text:p>
          </table:table-cell>
          <table:table-cell table:formula="of:=[.D586]/[.H586]" office:value-type="currency" office:currency="USD" office:value="8.75555555555556">
            <text:p>$8.7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ODIN</text:p>
          </table:table-cell>
          <table:table-cell table:style-name="ce3" office:value-type="currency" office:currency="USD" office:value="24822">
            <text:p>$24,822</text:p>
          </table:table-cell>
          <table:table-cell table:style-name="ce3" office:value-type="currency" office:currency="USD" office:value="25566">
            <text:p>$25,566</text:p>
          </table:table-cell>
          <table:table-cell table:style-name="ce3" office:value-type="currency" office:currency="USD" office:value="744">
            <text:p>$744</text:p>
          </table:table-cell>
          <table:table-cell table:style-name="ce6" office:value-type="percentage" office:value="0.03">
            <text:p>3.00%</text:p>
          </table:table-cell>
          <table:table-cell office:value-type="string">
            <text:p>Odin </text:p>
          </table:table-cell>
          <table:table-cell table:style-name="ce7" table:formula="of:=[.H587]"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>
            <text:p>1600000US2748094</text:p>
          </table:table-cell>
          <table:table-cell office:value-type="float" office:value="2748094">
            <text:p>2748094</text:p>
          </table:table-cell>
          <table:table-cell table:formula="of:=[.C587]/[.H587]" office:value-type="currency" office:currency="USD" office:value="241.188679245283">
            <text:p>$241.19</text:p>
          </table:table-cell>
          <table:table-cell table:formula="of:=[.D587]/[.H587]" office:value-type="currency" office:currency="USD" office:value="7.0188679245283">
            <text:p>$7.0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GEMA</text:p>
          </table:table-cell>
          <table:table-cell table:style-name="ce3" office:value-type="currency" office:currency="USD" office:value="26614">
            <text:p>$26,614</text:p>
          </table:table-cell>
          <table:table-cell table:style-name="ce3" office:value-type="currency" office:currency="USD" office:value="33585">
            <text:p>$33,585</text:p>
          </table:table-cell>
          <table:table-cell table:style-name="ce3" office:value-type="currency" office:currency="USD" office:value="6971">
            <text:p>$6,971</text:p>
          </table:table-cell>
          <table:table-cell table:style-name="ce6" office:value-type="percentage" office:value="0.2619">
            <text:p>26.19%</text:p>
          </table:table-cell>
          <table:table-cell office:value-type="string">
            <text:p>Ogema </text:p>
          </table:table-cell>
          <table:table-cell table:style-name="ce7" table:formula="of:=[.H588]" office:value-type="float" office:value="184">
            <text:p>184</text:p>
          </table:table-cell>
          <table:table-cell office:value-type="float" office:value="184">
            <text:p>184</text:p>
          </table:table-cell>
          <table:table-cell office:value-type="string">
            <text:p>1600000US2748130</text:p>
          </table:table-cell>
          <table:table-cell office:value-type="float" office:value="2748130">
            <text:p>2748130</text:p>
          </table:table-cell>
          <table:table-cell table:formula="of:=[.C588]/[.H588]" office:value-type="currency" office:currency="USD" office:value="182.527173913043">
            <text:p>$182.53</text:p>
          </table:table-cell>
          <table:table-cell table:formula="of:=[.D588]/[.H588]" office:value-type="currency" office:currency="USD" office:value="37.8858695652174">
            <text:p>$37.8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GILVIE</text:p>
          </table:table-cell>
          <table:table-cell table:number-columns-repeated="2" table:style-name="ce3" office:value-type="currency" office:currency="USD" office:value="123218">
            <text:p>$123,218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Ogilvie </text:p>
          </table:table-cell>
          <table:table-cell table:style-name="ce7" table:formula="of:=[.H589]" office:value-type="float" office:value="369">
            <text:p>369</text:p>
          </table:table-cell>
          <table:table-cell office:value-type="float" office:value="369">
            <text:p>369</text:p>
          </table:table-cell>
          <table:table-cell office:value-type="string">
            <text:p>1600000US2748166</text:p>
          </table:table-cell>
          <table:table-cell office:value-type="float" office:value="2748166">
            <text:p>2748166</text:p>
          </table:table-cell>
          <table:table-cell table:formula="of:=[.C589]/[.H589]" office:value-type="currency" office:currency="USD" office:value="333.924119241192">
            <text:p>$333.92</text:p>
          </table:table-cell>
          <table:table-cell table:formula="of:=[.D589]/[.H589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KABENA</text:p>
          </table:table-cell>
          <table:table-cell table:style-name="ce3" office:value-type="currency" office:currency="USD" office:value="49544">
            <text:p>$49,544</text:p>
          </table:table-cell>
          <table:table-cell table:style-name="ce3" office:value-type="currency" office:currency="USD" office:value="52256">
            <text:p>$52,256</text:p>
          </table:table-cell>
          <table:table-cell table:style-name="ce3" office:value-type="currency" office:currency="USD" office:value="2712">
            <text:p>$2,712</text:p>
          </table:table-cell>
          <table:table-cell table:style-name="ce6" office:value-type="percentage" office:value="0.0547">
            <text:p>5.47%</text:p>
          </table:table-cell>
          <table:table-cell office:value-type="string">
            <text:p>Okabena </text:p>
          </table:table-cell>
          <table:table-cell table:style-name="ce7" table:formula="of:=[.H590]" office:value-type="float" office:value="188">
            <text:p>188</text:p>
          </table:table-cell>
          <table:table-cell office:value-type="float" office:value="188">
            <text:p>188</text:p>
          </table:table-cell>
          <table:table-cell office:value-type="string">
            <text:p>1600000US2748184</text:p>
          </table:table-cell>
          <table:table-cell office:value-type="float" office:value="2748184">
            <text:p>2748184</text:p>
          </table:table-cell>
          <table:table-cell table:formula="of:=[.C590]/[.H590]" office:value-type="currency" office:currency="USD" office:value="277.957446808511">
            <text:p>$277.96</text:p>
          </table:table-cell>
          <table:table-cell table:formula="of:=[.D590]/[.H590]" office:value-type="currency" office:currency="USD" office:value="14.4255319148936">
            <text:p>$14.4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KLEE</text:p>
          </table:table-cell>
          <table:table-cell table:style-name="ce3" office:value-type="currency" office:currency="USD" office:value="107276">
            <text:p>$107,276</text:p>
          </table:table-cell>
          <table:table-cell table:style-name="ce3" office:value-type="currency" office:currency="USD" office:value="122695">
            <text:p>$122,695</text:p>
          </table:table-cell>
          <table:table-cell table:style-name="ce3" office:value-type="currency" office:currency="USD" office:value="15419">
            <text:p>$15,419</text:p>
          </table:table-cell>
          <table:table-cell table:style-name="ce6" office:value-type="percentage" office:value="0.1437">
            <text:p>14.37%</text:p>
          </table:table-cell>
          <table:table-cell office:value-type="string">
            <text:p>Oklee </text:p>
          </table:table-cell>
          <table:table-cell table:style-name="ce7" table:formula="of:=[.H591]" office:value-type="float" office:value="435">
            <text:p>435</text:p>
          </table:table-cell>
          <table:table-cell office:value-type="float" office:value="435">
            <text:p>435</text:p>
          </table:table-cell>
          <table:table-cell office:value-type="string">
            <text:p>1600000US2748202</text:p>
          </table:table-cell>
          <table:table-cell office:value-type="float" office:value="2748202">
            <text:p>2748202</text:p>
          </table:table-cell>
          <table:table-cell table:formula="of:=[.C591]/[.H591]" office:value-type="currency" office:currency="USD" office:value="282.057471264368">
            <text:p>$282.06</text:p>
          </table:table-cell>
          <table:table-cell table:formula="of:=[.D591]/[.H591]" office:value-type="currency" office:currency="USD" office:value="35.4459770114943">
            <text:p>$35.4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OLIVIA</text:p>
          </table:table-cell>
          <table:table-cell table:style-name="ce3" office:value-type="currency" office:currency="USD" office:value="706366">
            <text:p>$706,366</text:p>
          </table:table-cell>
          <table:table-cell table:style-name="ce3" office:value-type="currency" office:currency="USD" office:value="772697">
            <text:p>$772,697</text:p>
          </table:table-cell>
          <table:table-cell table:style-name="ce3" office:value-type="currency" office:currency="USD" office:value="66331">
            <text:p>$66,331</text:p>
          </table:table-cell>
          <table:table-cell table:style-name="ce6" office:value-type="percentage" office:value="0.0939">
            <text:p>9.39%</text:p>
          </table:table-cell>
          <table:table-cell office:value-type="string">
            <text:p>Olivia </text:p>
          </table:table-cell>
          <table:table-cell table:style-name="ce7" table:formula="of:=[.H592]" office:value-type="float" office:value="2484">
            <text:p>2,484</text:p>
          </table:table-cell>
          <table:table-cell office:value-type="float" office:value="2484">
            <text:p>2484</text:p>
          </table:table-cell>
          <table:table-cell office:value-type="string">
            <text:p>1600000US2748256</text:p>
          </table:table-cell>
          <table:table-cell office:value-type="float" office:value="2748256">
            <text:p>2748256</text:p>
          </table:table-cell>
          <table:table-cell table:formula="of:=[.C592]/[.H592]" office:value-type="currency" office:currency="USD" office:value="311.069645732689">
            <text:p>$311.07</text:p>
          </table:table-cell>
          <table:table-cell table:formula="of:=[.D592]/[.H592]" office:value-type="currency" office:currency="USD" office:value="26.7033011272142">
            <text:p>$26.7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NAMIA</text:p>
          </table:table-cell>
          <table:table-cell table:style-name="ce3" office:value-type="currency" office:currency="USD" office:value="239116">
            <text:p>$239,116</text:p>
          </table:table-cell>
          <table:table-cell table:style-name="ce3" office:value-type="currency" office:currency="USD" office:value="260943">
            <text:p>$260,943</text:p>
          </table:table-cell>
          <table:table-cell table:style-name="ce3" office:value-type="currency" office:currency="USD" office:value="21827">
            <text:p>$21,827</text:p>
          </table:table-cell>
          <table:table-cell table:style-name="ce6" office:value-type="percentage" office:value="0.0913">
            <text:p>9.13%</text:p>
          </table:table-cell>
          <table:table-cell office:value-type="string">
            <text:p>Onamia </text:p>
          </table:table-cell>
          <table:table-cell table:style-name="ce7" table:formula="of:=[.H593]" office:value-type="float" office:value="878">
            <text:p>878</text:p>
          </table:table-cell>
          <table:table-cell office:value-type="float" office:value="878">
            <text:p>878</text:p>
          </table:table-cell>
          <table:table-cell office:value-type="string">
            <text:p>1600000US2748310</text:p>
          </table:table-cell>
          <table:table-cell office:value-type="float" office:value="2748310">
            <text:p>2748310</text:p>
          </table:table-cell>
          <table:table-cell table:formula="of:=[.C593]/[.H593]" office:value-type="currency" office:currency="USD" office:value="297.20159453303">
            <text:p>$297.20</text:p>
          </table:table-cell>
          <table:table-cell table:formula="of:=[.D593]/[.H593]" office:value-type="currency" office:currency="USD" office:value="24.8599088838269">
            <text:p>$24.8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RMSBY</text:p>
          </table:table-cell>
          <table:table-cell table:style-name="ce3" office:value-type="currency" office:currency="USD" office:value="24183">
            <text:p>$24,183</text:p>
          </table:table-cell>
          <table:table-cell table:style-name="ce3" office:value-type="currency" office:currency="USD" office:value="26389">
            <text:p>$26,389</text:p>
          </table:table-cell>
          <table:table-cell table:style-name="ce3" office:value-type="currency" office:currency="USD" office:value="2206">
            <text:p>$2,206</text:p>
          </table:table-cell>
          <table:table-cell table:style-name="ce6" office:value-type="percentage" office:value="0.0912">
            <text:p>9.12%</text:p>
          </table:table-cell>
          <table:table-cell office:value-type="string">
            <text:p>Ormsby </text:p>
          </table:table-cell>
          <table:table-cell table:style-name="ce7" table:formula="of:=[.H594]"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string">
            <text:p>1600000US2748562</text:p>
          </table:table-cell>
          <table:table-cell office:value-type="float" office:value="2748562">
            <text:p>2748562</text:p>
          </table:table-cell>
          <table:table-cell table:formula="of:=[.C594]/[.H594]" office:value-type="currency" office:currency="USD" office:value="201.442748091603">
            <text:p>$201.44</text:p>
          </table:table-cell>
          <table:table-cell table:formula="of:=[.D594]/[.H594]" office:value-type="currency" office:currency="USD" office:value="16.8396946564886">
            <text:p>$16.8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ORONO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Orono </text:p>
          </table:table-cell>
          <table:table-cell table:style-name="ce7" table:formula="of:=[.H595]" office:value-type="float" office:value="7437">
            <text:p>7,437</text:p>
          </table:table-cell>
          <table:table-cell office:value-type="float" office:value="7437">
            <text:p>7437</text:p>
          </table:table-cell>
          <table:table-cell office:value-type="string">
            <text:p>1600000US2748580</text:p>
          </table:table-cell>
          <table:table-cell office:value-type="float" office:value="2748580">
            <text:p>2748580</text:p>
          </table:table-cell>
          <table:table-cell table:formula="of:=[.C595]/[.H595]" office:value-type="currency" office:currency="USD" office:value="0">
            <text:p>$0.00</text:p>
          </table:table-cell>
          <table:table-cell table:formula="of:=[.D595]/[.H595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RONOCO</text:p>
          </table:table-cell>
          <table:table-cell table:style-name="ce3" office:value-type="currency" office:currency="USD" office:value="28182">
            <text:p>$28,182</text:p>
          </table:table-cell>
          <table:table-cell table:style-name="ce3" office:value-type="currency" office:currency="USD" office:value="66652">
            <text:p>$66,652</text:p>
          </table:table-cell>
          <table:table-cell table:style-name="ce3" office:value-type="currency" office:currency="USD" office:value="38470">
            <text:p>$38,470</text:p>
          </table:table-cell>
          <table:table-cell table:style-name="ce6" office:value-type="percentage" office:value="1.3651">
            <text:p>136.51%</text:p>
          </table:table-cell>
          <table:table-cell office:value-type="string">
            <text:p>Oronoco </text:p>
          </table:table-cell>
          <table:table-cell table:style-name="ce7" table:formula="of:=[.H596]" office:value-type="float" office:value="1300">
            <text:p>1,300</text:p>
          </table:table-cell>
          <table:table-cell office:value-type="float" office:value="1300">
            <text:p>1300</text:p>
          </table:table-cell>
          <table:table-cell office:value-type="string">
            <text:p>1600000US2748598</text:p>
          </table:table-cell>
          <table:table-cell office:value-type="float" office:value="2748598">
            <text:p>2748598</text:p>
          </table:table-cell>
          <table:table-cell table:formula="of:=[.C596]/[.H596]" office:value-type="currency" office:currency="USD" office:value="51.2707692307692">
            <text:p>$51.27</text:p>
          </table:table-cell>
          <table:table-cell table:formula="of:=[.D596]/[.H596]" office:value-type="currency" office:currency="USD" office:value="29.5923076923077">
            <text:p>$29.5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ORR</text:p>
          </table:table-cell>
          <table:table-cell table:style-name="ce3" office:value-type="currency" office:currency="USD" office:value="41927">
            <text:p>$41,927</text:p>
          </table:table-cell>
          <table:table-cell table:style-name="ce3" office:value-type="currency" office:currency="USD" office:value="47502">
            <text:p>$47,502</text:p>
          </table:table-cell>
          <table:table-cell table:style-name="ce3" office:value-type="currency" office:currency="USD" office:value="5575">
            <text:p>$5,575</text:p>
          </table:table-cell>
          <table:table-cell table:style-name="ce6" office:value-type="percentage" office:value="0.133">
            <text:p>13.30%</text:p>
          </table:table-cell>
          <table:table-cell office:value-type="string">
            <text:p>Orr </text:p>
          </table:table-cell>
          <table:table-cell table:style-name="ce7" table:formula="of:=[.H597]" office:value-type="float" office:value="267">
            <text:p>267</text:p>
          </table:table-cell>
          <table:table-cell office:value-type="float" office:value="267">
            <text:p>267</text:p>
          </table:table-cell>
          <table:table-cell office:value-type="string">
            <text:p>1600000US2748634</text:p>
          </table:table-cell>
          <table:table-cell office:value-type="float" office:value="2748634">
            <text:p>2748634</text:p>
          </table:table-cell>
          <table:table-cell table:formula="of:=[.C597]/[.H597]" office:value-type="currency" office:currency="USD" office:value="177.910112359551">
            <text:p>$177.91</text:p>
          </table:table-cell>
          <table:table-cell table:formula="of:=[.D597]/[.H597]" office:value-type="currency" office:currency="USD" office:value="20.8801498127341">
            <text:p>$20.8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RTONVILLE</text:p>
          </table:table-cell>
          <table:table-cell table:style-name="ce3" office:value-type="currency" office:currency="USD" office:value="703420">
            <text:p>$703,420</text:p>
          </table:table-cell>
          <table:table-cell table:style-name="ce3" office:value-type="currency" office:currency="USD" office:value="734799">
            <text:p>$734,799</text:p>
          </table:table-cell>
          <table:table-cell table:style-name="ce3" office:value-type="currency" office:currency="USD" office:value="31379">
            <text:p>$31,379</text:p>
          </table:table-cell>
          <table:table-cell table:style-name="ce6" office:value-type="percentage" office:value="0.0446">
            <text:p>4.46%</text:p>
          </table:table-cell>
          <table:table-cell office:value-type="string">
            <text:p>Ortonville </text:p>
          </table:table-cell>
          <table:table-cell table:style-name="ce7" table:formula="of:=[.H598]" office:value-type="float" office:value="1916">
            <text:p>1,916</text:p>
          </table:table-cell>
          <table:table-cell office:value-type="float" office:value="1916">
            <text:p>1916</text:p>
          </table:table-cell>
          <table:table-cell office:value-type="string">
            <text:p>1600000US2748706</text:p>
          </table:table-cell>
          <table:table-cell office:value-type="float" office:value="2748706">
            <text:p>2748706</text:p>
          </table:table-cell>
          <table:table-cell table:formula="of:=[.C598]/[.H598]" office:value-type="currency" office:currency="USD" office:value="383.506784968685">
            <text:p>$383.51</text:p>
          </table:table-cell>
          <table:table-cell table:formula="of:=[.D598]/[.H598]" office:value-type="currency" office:currency="USD" office:value="16.3773486430063">
            <text:p>$16.3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SAKIS</text:p>
          </table:table-cell>
          <table:table-cell table:style-name="ce3" office:value-type="currency" office:currency="USD" office:value="380867">
            <text:p>$380,867</text:p>
          </table:table-cell>
          <table:table-cell table:style-name="ce3" office:value-type="currency" office:currency="USD" office:value="434108">
            <text:p>$434,108</text:p>
          </table:table-cell>
          <table:table-cell table:style-name="ce3" office:value-type="currency" office:currency="USD" office:value="53241">
            <text:p>$53,241</text:p>
          </table:table-cell>
          <table:table-cell table:style-name="ce6" office:value-type="percentage" office:value="0.1398">
            <text:p>13.98%</text:p>
          </table:table-cell>
          <table:table-cell office:value-type="string">
            <text:p>Osakis </text:p>
          </table:table-cell>
          <table:table-cell table:style-name="ce7" table:formula="of:=[.H599]" office:value-type="float" office:value="1740">
            <text:p>1,740</text:p>
          </table:table-cell>
          <table:table-cell office:value-type="float" office:value="1740">
            <text:p>1740</text:p>
          </table:table-cell>
          <table:table-cell office:value-type="string">
            <text:p>1600000US2748796</text:p>
          </table:table-cell>
          <table:table-cell office:value-type="float" office:value="2748796">
            <text:p>2748796</text:p>
          </table:table-cell>
          <table:table-cell table:formula="of:=[.C599]/[.H599]" office:value-type="currency" office:currency="USD" office:value="249.487356321839">
            <text:p>$249.49</text:p>
          </table:table-cell>
          <table:table-cell table:formula="of:=[.D599]/[.H599]" office:value-type="currency" office:currency="USD" office:value="30.598275862069">
            <text:p>$30.6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OSLO</text:p>
          </table:table-cell>
          <table:table-cell table:style-name="ce3" office:value-type="currency" office:currency="USD" office:value="74947">
            <text:p>$74,947</text:p>
          </table:table-cell>
          <table:table-cell table:style-name="ce3" office:value-type="currency" office:currency="USD" office:value="82194">
            <text:p>$82,194</text:p>
          </table:table-cell>
          <table:table-cell table:style-name="ce3" office:value-type="currency" office:currency="USD" office:value="7247">
            <text:p>$7,247</text:p>
          </table:table-cell>
          <table:table-cell table:style-name="ce6" office:value-type="percentage" office:value="0.0967">
            <text:p>9.67%</text:p>
          </table:table-cell>
          <table:table-cell office:value-type="string">
            <text:p>Oslo </text:p>
          </table:table-cell>
          <table:table-cell table:style-name="ce7" table:formula="of:=[.H600]" office:value-type="float" office:value="330">
            <text:p>330</text:p>
          </table:table-cell>
          <table:table-cell office:value-type="float" office:value="330">
            <text:p>330</text:p>
          </table:table-cell>
          <table:table-cell office:value-type="string">
            <text:p>1600000US2748976</text:p>
          </table:table-cell>
          <table:table-cell office:value-type="float" office:value="2748976">
            <text:p>2748976</text:p>
          </table:table-cell>
          <table:table-cell table:formula="of:=[.C600]/[.H600]" office:value-type="currency" office:currency="USD" office:value="249.072727272727">
            <text:p>$249.07</text:p>
          </table:table-cell>
          <table:table-cell table:formula="of:=[.D600]/[.H600]" office:value-type="currency" office:currency="USD" office:value="21.9606060606061">
            <text:p>$21.9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SSEO</text:p>
          </table:table-cell>
          <table:table-cell table:number-columns-repeated="2" table:style-name="ce3" office:value-type="currency" office:currency="USD" office:value="634438">
            <text:p>$634,438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Osseo </text:p>
          </table:table-cell>
          <table:table-cell table:style-name="ce7" table:formula="of:=[.H601]" office:value-type="float" office:value="2430">
            <text:p>2,430</text:p>
          </table:table-cell>
          <table:table-cell office:value-type="float" office:value="2430">
            <text:p>2430</text:p>
          </table:table-cell>
          <table:table-cell office:value-type="string">
            <text:p>1600000US2749012</text:p>
          </table:table-cell>
          <table:table-cell office:value-type="float" office:value="2749012">
            <text:p>2749012</text:p>
          </table:table-cell>
          <table:table-cell table:formula="of:=[.C601]/[.H601]" office:value-type="currency" office:currency="USD" office:value="261.085596707819">
            <text:p>$261.09</text:p>
          </table:table-cell>
          <table:table-cell table:formula="of:=[.D601]/[.H601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STRANDER</text:p>
          </table:table-cell>
          <table:table-cell table:style-name="ce3" office:value-type="currency" office:currency="USD" office:value="52825">
            <text:p>$52,825</text:p>
          </table:table-cell>
          <table:table-cell table:style-name="ce3" office:value-type="currency" office:currency="USD" office:value="55718">
            <text:p>$55,718</text:p>
          </table:table-cell>
          <table:table-cell table:style-name="ce3" office:value-type="currency" office:currency="USD" office:value="2893">
            <text:p>$2,893</text:p>
          </table:table-cell>
          <table:table-cell table:style-name="ce6" office:value-type="percentage" office:value="0.0548">
            <text:p>5.48%</text:p>
          </table:table-cell>
          <table:table-cell office:value-type="string">
            <text:p>Ostrander </text:p>
          </table:table-cell>
          <table:table-cell table:style-name="ce7" table:formula="of:=[.H602]" office:value-type="float" office:value="254">
            <text:p>254</text:p>
          </table:table-cell>
          <table:table-cell office:value-type="float" office:value="254">
            <text:p>254</text:p>
          </table:table-cell>
          <table:table-cell office:value-type="string">
            <text:p>1600000US2749030</text:p>
          </table:table-cell>
          <table:table-cell office:value-type="float" office:value="2749030">
            <text:p>2749030</text:p>
          </table:table-cell>
          <table:table-cell table:formula="of:=[.C602]/[.H602]" office:value-type="currency" office:currency="USD" office:value="219.362204724409">
            <text:p>$219.36</text:p>
          </table:table-cell>
          <table:table-cell table:formula="of:=[.D602]/[.H602]" office:value-type="currency" office:currency="USD" office:value="11.3897637795276">
            <text:p>$11.3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TSEGO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112711">
            <text:p>$112,711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Otsego </text:p>
          </table:table-cell>
          <table:table-cell table:style-name="ce7" table:formula="of:=[.H603]" office:value-type="float" office:value="13571">
            <text:p>13,571</text:p>
          </table:table-cell>
          <table:table-cell office:value-type="float" office:value="13571">
            <text:p>13571</text:p>
          </table:table-cell>
          <table:table-cell office:value-type="string">
            <text:p>1600000US2749138</text:p>
          </table:table-cell>
          <table:table-cell office:value-type="float" office:value="2749138">
            <text:p>2749138</text:p>
          </table:table-cell>
          <table:table-cell table:formula="of:=[.C603]/[.H603]" office:value-type="currency" office:currency="USD" office:value="8.30528332473657">
            <text:p>$8.31</text:p>
          </table:table-cell>
          <table:table-cell table:formula="of:=[.D603]/[.H603]" office:value-type="currency" office:currency="USD" office:value="8.30528332473657">
            <text:p>$8.3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TTERTAIL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Ottertail </text:p>
          </table:table-cell>
          <table:table-cell table:style-name="ce7" table:formula="of:=[.H604]" office:value-type="float" office:value="572">
            <text:p>572</text:p>
          </table:table-cell>
          <table:table-cell office:value-type="float" office:value="572">
            <text:p>572</text:p>
          </table:table-cell>
          <table:table-cell office:value-type="string">
            <text:p>1600000US2749210</text:p>
          </table:table-cell>
          <table:table-cell office:value-type="float" office:value="2749210">
            <text:p>2749210</text:p>
          </table:table-cell>
          <table:table-cell table:formula="of:=[.C604]/[.H604]" office:value-type="currency" office:currency="USD" office:value="0">
            <text:p>$0.00</text:p>
          </table:table-cell>
          <table:table-cell table:formula="of:=[.D604]/[.H604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WATONNA</text:p>
          </table:table-cell>
          <table:table-cell table:style-name="ce3" office:value-type="currency" office:currency="USD" office:value="3153124">
            <text:p>$3,153,124</text:p>
          </table:table-cell>
          <table:table-cell table:style-name="ce3" office:value-type="currency" office:currency="USD" office:value="3935915">
            <text:p>$3,935,915</text:p>
          </table:table-cell>
          <table:table-cell table:style-name="ce3" office:value-type="currency" office:currency="USD" office:value="782791">
            <text:p>$782,791</text:p>
          </table:table-cell>
          <table:table-cell table:style-name="ce6" office:value-type="percentage" office:value="0.2483">
            <text:p>24.83%</text:p>
          </table:table-cell>
          <table:table-cell office:value-type="string">
            <text:p>Owatonna </text:p>
          </table:table-cell>
          <table:table-cell table:style-name="ce7" table:formula="of:=[.H605]" office:value-type="float" office:value="25599">
            <text:p>25,599</text:p>
          </table:table-cell>
          <table:table-cell office:value-type="float" office:value="25599">
            <text:p>25599</text:p>
          </table:table-cell>
          <table:table-cell office:value-type="string">
            <text:p>1600000US2749300</text:p>
          </table:table-cell>
          <table:table-cell office:value-type="float" office:value="2749300">
            <text:p>2749300</text:p>
          </table:table-cell>
          <table:table-cell table:formula="of:=[.C605]/[.H605]" office:value-type="currency" office:currency="USD" office:value="153.752685651783">
            <text:p>$153.75</text:p>
          </table:table-cell>
          <table:table-cell table:formula="of:=[.D605]/[.H605]" office:value-type="currency" office:currency="USD" office:value="30.5789679284347">
            <text:p>$30.5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ALISADE</text:p>
          </table:table-cell>
          <table:table-cell table:style-name="ce3" office:value-type="currency" office:currency="USD" office:value="14295">
            <text:p>$14,295</text:p>
          </table:table-cell>
          <table:table-cell table:style-name="ce3" office:value-type="currency" office:currency="USD" office:value="18675">
            <text:p>$18,675</text:p>
          </table:table-cell>
          <table:table-cell table:style-name="ce3" office:value-type="currency" office:currency="USD" office:value="4380">
            <text:p>$4,380</text:p>
          </table:table-cell>
          <table:table-cell table:style-name="ce6" office:value-type="percentage" office:value="0.3064">
            <text:p>30.64%</text:p>
          </table:table-cell>
          <table:table-cell office:value-type="string">
            <text:p>Palisade </text:p>
          </table:table-cell>
          <table:table-cell table:style-name="ce7" table:formula="of:=[.H606]" office:value-type="float" office:value="167">
            <text:p>167</text:p>
          </table:table-cell>
          <table:table-cell office:value-type="float" office:value="167">
            <text:p>167</text:p>
          </table:table-cell>
          <table:table-cell office:value-type="string">
            <text:p>1600000US2749498</text:p>
          </table:table-cell>
          <table:table-cell office:value-type="float" office:value="2749498">
            <text:p>2749498</text:p>
          </table:table-cell>
          <table:table-cell table:formula="of:=[.C606]/[.H606]" office:value-type="currency" office:currency="USD" office:value="111.826347305389">
            <text:p>$111.83</text:p>
          </table:table-cell>
          <table:table-cell table:formula="of:=[.D606]/[.H606]" office:value-type="currency" office:currency="USD" office:value="26.2275449101796">
            <text:p>$26.2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ARK RAPIDS</text:p>
          </table:table-cell>
          <table:table-cell table:style-name="ce3" office:value-type="currency" office:currency="USD" office:value="314126">
            <text:p>$314,126</text:p>
          </table:table-cell>
          <table:table-cell table:style-name="ce3" office:value-type="currency" office:currency="USD" office:value="459947">
            <text:p>$459,947</text:p>
          </table:table-cell>
          <table:table-cell table:style-name="ce3" office:value-type="currency" office:currency="USD" office:value="145821">
            <text:p>$145,821</text:p>
          </table:table-cell>
          <table:table-cell table:style-name="ce6" office:value-type="percentage" office:value="0.4642">
            <text:p>46.42%</text:p>
          </table:table-cell>
          <table:table-cell office:value-type="string">
            <text:p>Park Rapids </text:p>
          </table:table-cell>
          <table:table-cell table:style-name="ce7" table:formula="of:=[.H607]" office:value-type="float" office:value="3709">
            <text:p>3,709</text:p>
          </table:table-cell>
          <table:table-cell office:value-type="float" office:value="3709">
            <text:p>3709</text:p>
          </table:table-cell>
          <table:table-cell office:value-type="string">
            <text:p>1600000US2749768</text:p>
          </table:table-cell>
          <table:table-cell office:value-type="float" office:value="2749768">
            <text:p>2749768</text:p>
          </table:table-cell>
          <table:table-cell table:formula="of:=[.C607]/[.H607]" office:value-type="currency" office:currency="USD" office:value="124.008358047991">
            <text:p>$124.01</text:p>
          </table:table-cell>
          <table:table-cell table:formula="of:=[.D607]/[.H607]" office:value-type="currency" office:currency="USD" office:value="39.3154489080615">
            <text:p>$39.32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PARKERS PRAIRIE</text:p>
          </table:table-cell>
          <table:table-cell table:style-name="ce3" office:value-type="currency" office:currency="USD" office:value="225671">
            <text:p>$225,671</text:p>
          </table:table-cell>
          <table:table-cell table:style-name="ce3" office:value-type="currency" office:currency="USD" office:value="255927">
            <text:p>$255,927</text:p>
          </table:table-cell>
          <table:table-cell table:style-name="ce3" office:value-type="currency" office:currency="USD" office:value="30256">
            <text:p>$30,256</text:p>
          </table:table-cell>
          <table:table-cell table:style-name="ce6" office:value-type="percentage" office:value="0.1341">
            <text:p>13.41%</text:p>
          </table:table-cell>
          <table:table-cell office:value-type="string">
            <text:p>Parkers Prairie </text:p>
          </table:table-cell>
          <table:table-cell table:style-name="ce7" table:formula="of:=[.H608]" office:value-type="float" office:value="1011">
            <text:p>1,011</text:p>
          </table:table-cell>
          <table:table-cell office:value-type="float" office:value="1011">
            <text:p>1011</text:p>
          </table:table-cell>
          <table:table-cell office:value-type="string">
            <text:p>1600000US2749732</text:p>
          </table:table-cell>
          <table:table-cell office:value-type="float" office:value="2749732">
            <text:p>2749732</text:p>
          </table:table-cell>
          <table:table-cell table:formula="of:=[.C608]/[.H608]" office:value-type="currency" office:currency="USD" office:value="253.142433234421">
            <text:p>$253.14</text:p>
          </table:table-cell>
          <table:table-cell table:formula="of:=[.D608]/[.H608]" office:value-type="currency" office:currency="USD" office:value="29.9268051434224">
            <text:p>$29.9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PAYNESVILLE</text:p>
          </table:table-cell>
          <table:table-cell table:style-name="ce3" office:value-type="currency" office:currency="USD" office:value="679593">
            <text:p>$679,593</text:p>
          </table:table-cell>
          <table:table-cell table:style-name="ce3" office:value-type="currency" office:currency="USD" office:value="716095">
            <text:p>$716,095</text:p>
          </table:table-cell>
          <table:table-cell table:style-name="ce3" office:value-type="currency" office:currency="USD" office:value="36502">
            <text:p>$36,502</text:p>
          </table:table-cell>
          <table:table-cell table:style-name="ce6" office:value-type="percentage" office:value="0.0537">
            <text:p>5.37%</text:p>
          </table:table-cell>
          <table:table-cell office:value-type="string">
            <text:p>Paynesville </text:p>
          </table:table-cell>
          <table:table-cell table:style-name="ce7" table:formula="of:=[.H609]" office:value-type="float" office:value="2432">
            <text:p>2,432</text:p>
          </table:table-cell>
          <table:table-cell office:value-type="float" office:value="2432">
            <text:p>2432</text:p>
          </table:table-cell>
          <table:table-cell office:value-type="string">
            <text:p>1600000US2749966</text:p>
          </table:table-cell>
          <table:table-cell office:value-type="float" office:value="2749966">
            <text:p>2749966</text:p>
          </table:table-cell>
          <table:table-cell table:formula="of:=[.C609]/[.H609]" office:value-type="currency" office:currency="USD" office:value="294.446957236842">
            <text:p>$294.45</text:p>
          </table:table-cell>
          <table:table-cell table:formula="of:=[.D609]/[.H609]" office:value-type="currency" office:currency="USD" office:value="15.0090460526316">
            <text:p>$15.0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PEASE</text:p>
          </table:table-cell>
          <table:table-cell table:style-name="ce3" office:value-type="currency" office:currency="USD" office:value="19424">
            <text:p>$19,424</text:p>
          </table:table-cell>
          <table:table-cell table:style-name="ce3" office:value-type="currency" office:currency="USD" office:value="28857">
            <text:p>$28,857</text:p>
          </table:table-cell>
          <table:table-cell table:style-name="ce3" office:value-type="currency" office:currency="USD" office:value="9433">
            <text:p>$9,433</text:p>
          </table:table-cell>
          <table:table-cell table:style-name="ce6" office:value-type="percentage" office:value="0.4856">
            <text:p>48.56%</text:p>
          </table:table-cell>
          <table:table-cell office:value-type="string">
            <text:p>Pease </text:p>
          </table:table-cell>
          <table:table-cell table:style-name="ce7" table:formula="of:=[.H610]" office:value-type="float" office:value="242">
            <text:p>242</text:p>
          </table:table-cell>
          <table:table-cell office:value-type="float" office:value="242">
            <text:p>242</text:p>
          </table:table-cell>
          <table:table-cell office:value-type="string">
            <text:p>1600000US2750056</text:p>
          </table:table-cell>
          <table:table-cell office:value-type="float" office:value="2750056">
            <text:p>2750056</text:p>
          </table:table-cell>
          <table:table-cell table:formula="of:=[.C610]/[.H610]" office:value-type="currency" office:currency="USD" office:value="119.243801652893">
            <text:p>$119.24</text:p>
          </table:table-cell>
          <table:table-cell table:formula="of:=[.D610]/[.H610]" office:value-type="currency" office:currency="USD" office:value="38.9793388429752">
            <text:p>$38.9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ELICAN RAPIDS</text:p>
          </table:table-cell>
          <table:table-cell table:style-name="ce3" office:value-type="currency" office:currency="USD" office:value="908614">
            <text:p>$908,614</text:p>
          </table:table-cell>
          <table:table-cell table:style-name="ce3" office:value-type="currency" office:currency="USD" office:value="953191">
            <text:p>$953,191</text:p>
          </table:table-cell>
          <table:table-cell table:style-name="ce3" office:value-type="currency" office:currency="USD" office:value="44577">
            <text:p>$44,577</text:p>
          </table:table-cell>
          <table:table-cell table:style-name="ce6" office:value-type="percentage" office:value="0.0491">
            <text:p>4.91%</text:p>
          </table:table-cell>
          <table:table-cell office:value-type="string">
            <text:p>Pelican Rapids </text:p>
          </table:table-cell>
          <table:table-cell table:style-name="ce7" table:formula="of:=[.H611]" office:value-type="float" office:value="2464">
            <text:p>2,464</text:p>
          </table:table-cell>
          <table:table-cell office:value-type="float" office:value="2464">
            <text:p>2464</text:p>
          </table:table-cell>
          <table:table-cell office:value-type="string">
            <text:p>1600000US2750164</text:p>
          </table:table-cell>
          <table:table-cell office:value-type="float" office:value="2750164">
            <text:p>2750164</text:p>
          </table:table-cell>
          <table:table-cell table:formula="of:=[.C611]/[.H611]" office:value-type="currency" office:currency="USD" office:value="386.846996753247">
            <text:p>$386.85</text:p>
          </table:table-cell>
          <table:table-cell table:formula="of:=[.D611]/[.H611]" office:value-type="currency" office:currency="USD" office:value="18.0913149350649">
            <text:p>$18.0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PEMBERTON</text:p>
          </table:table-cell>
          <table:table-cell table:style-name="ce3" office:value-type="currency" office:currency="USD" office:value="25203">
            <text:p>$25,203</text:p>
          </table:table-cell>
          <table:table-cell table:style-name="ce3" office:value-type="currency" office:currency="USD" office:value="33030">
            <text:p>$33,030</text:p>
          </table:table-cell>
          <table:table-cell table:style-name="ce3" office:value-type="currency" office:currency="USD" office:value="7827">
            <text:p>$7,827</text:p>
          </table:table-cell>
          <table:table-cell table:style-name="ce6" office:value-type="percentage" office:value="0.3106">
            <text:p>31.06%</text:p>
          </table:table-cell>
          <table:table-cell office:value-type="string">
            <text:p>Pemberton </text:p>
          </table:table-cell>
          <table:table-cell table:style-name="ce7" table:formula="of:=[.H612]" office:value-type="float" office:value="247">
            <text:p>247</text:p>
          </table:table-cell>
          <table:table-cell office:value-type="float" office:value="247">
            <text:p>247</text:p>
          </table:table-cell>
          <table:table-cell office:value-type="string">
            <text:p>1600000US2750200</text:p>
          </table:table-cell>
          <table:table-cell office:value-type="float" office:value="2750200">
            <text:p>2750200</text:p>
          </table:table-cell>
          <table:table-cell table:formula="of:=[.C612]/[.H612]" office:value-type="currency" office:currency="USD" office:value="133.724696356275">
            <text:p>$133.72</text:p>
          </table:table-cell>
          <table:table-cell table:formula="of:=[.D612]/[.H612]" office:value-type="currency" office:currency="USD" office:value="31.6882591093117">
            <text:p>$31.6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PENNOCK</text:p>
          </table:table-cell>
          <table:table-cell table:style-name="ce3" office:value-type="currency" office:currency="USD" office:value="109031">
            <text:p>$109,031</text:p>
          </table:table-cell>
          <table:table-cell table:style-name="ce3" office:value-type="currency" office:currency="USD" office:value="129110">
            <text:p>$129,110</text:p>
          </table:table-cell>
          <table:table-cell table:style-name="ce3" office:value-type="currency" office:currency="USD" office:value="20079">
            <text:p>$20,079</text:p>
          </table:table-cell>
          <table:table-cell table:style-name="ce6" office:value-type="percentage" office:value="0.1842">
            <text:p>18.42%</text:p>
          </table:table-cell>
          <table:table-cell office:value-type="string">
            <text:p>Pennock </text:p>
          </table:table-cell>
          <table:table-cell table:style-name="ce7" table:formula="of:=[.H613]" office:value-type="float" office:value="508">
            <text:p>508</text:p>
          </table:table-cell>
          <table:table-cell office:value-type="float" office:value="508">
            <text:p>508</text:p>
          </table:table-cell>
          <table:table-cell office:value-type="string">
            <text:p>1600000US2750344</text:p>
          </table:table-cell>
          <table:table-cell office:value-type="float" office:value="2750344">
            <text:p>2750344</text:p>
          </table:table-cell>
          <table:table-cell table:formula="of:=[.C613]/[.H613]" office:value-type="currency" office:currency="USD" office:value="254.153543307087">
            <text:p>$254.15</text:p>
          </table:table-cell>
          <table:table-cell table:formula="of:=[.D613]/[.H613]" office:value-type="currency" office:currency="USD" office:value="39.5255905511811">
            <text:p>$39.5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EQUOT LAKES</text:p>
          </table:table-cell>
          <table:table-cell table:style-name="ce3" office:value-type="currency" office:currency="USD" office:value="59996">
            <text:p>$59,996</text:p>
          </table:table-cell>
          <table:table-cell table:style-name="ce3" office:value-type="currency" office:currency="USD" office:value="72386">
            <text:p>$72,386</text:p>
          </table:table-cell>
          <table:table-cell table:style-name="ce3" office:value-type="currency" office:currency="USD" office:value="12390">
            <text:p>$12,390</text:p>
          </table:table-cell>
          <table:table-cell table:style-name="ce6" office:value-type="percentage" office:value="0.2065">
            <text:p>20.65%</text:p>
          </table:table-cell>
          <table:table-cell office:value-type="string">
            <text:p>Pequot Lakes </text:p>
          </table:table-cell>
          <table:table-cell table:style-name="ce7" table:formula="of:=[.H614]" office:value-type="float" office:value="2162">
            <text:p>2,162</text:p>
          </table:table-cell>
          <table:table-cell office:value-type="float" office:value="2162">
            <text:p>2162</text:p>
          </table:table-cell>
          <table:table-cell office:value-type="string">
            <text:p>1600000US2750416</text:p>
          </table:table-cell>
          <table:table-cell office:value-type="float" office:value="2750416">
            <text:p>2750416</text:p>
          </table:table-cell>
          <table:table-cell table:formula="of:=[.C614]/[.H614]" office:value-type="currency" office:currency="USD" office:value="33.4810360777058">
            <text:p>$33.48</text:p>
          </table:table-cell>
          <table:table-cell table:formula="of:=[.D614]/[.H614]" office:value-type="currency" office:currency="USD" office:value="5.73080481036078">
            <text:p>$5.7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PERHAM</text:p>
          </table:table-cell>
          <table:table-cell table:style-name="ce3" office:value-type="currency" office:currency="USD" office:value="459137">
            <text:p>$459,137</text:p>
          </table:table-cell>
          <table:table-cell table:style-name="ce3" office:value-type="currency" office:currency="USD" office:value="583104">
            <text:p>$583,104</text:p>
          </table:table-cell>
          <table:table-cell table:style-name="ce3" office:value-type="currency" office:currency="USD" office:value="123967">
            <text:p>$123,967</text:p>
          </table:table-cell>
          <table:table-cell table:style-name="ce6" office:value-type="percentage" office:value="0.27">
            <text:p>27.00%</text:p>
          </table:table-cell>
          <table:table-cell office:value-type="string">
            <text:p>Perham </text:p>
          </table:table-cell>
          <table:table-cell table:style-name="ce7" table:formula="of:=[.H615]" office:value-type="float" office:value="2985">
            <text:p>2,985</text:p>
          </table:table-cell>
          <table:table-cell office:value-type="float" office:value="2985">
            <text:p>2985</text:p>
          </table:table-cell>
          <table:table-cell office:value-type="string">
            <text:p>1600000US2750470</text:p>
          </table:table-cell>
          <table:table-cell office:value-type="float" office:value="2750470">
            <text:p>2750470</text:p>
          </table:table-cell>
          <table:table-cell table:formula="of:=[.C615]/[.H615]" office:value-type="currency" office:currency="USD" office:value="195.34472361809">
            <text:p>$195.34</text:p>
          </table:table-cell>
          <table:table-cell table:formula="of:=[.D615]/[.H615]" office:value-type="currency" office:currency="USD" office:value="41.5299832495812">
            <text:p>$41.5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PERLEY</text:p>
          </table:table-cell>
          <table:table-cell table:number-columns-repeated="2" table:style-name="ce3" office:value-type="currency" office:currency="USD" office:value="22100">
            <text:p>$22,10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Perley </text:p>
          </table:table-cell>
          <table:table-cell table:style-name="ce7" table:formula="of:=[.H616]"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string">
            <text:p>1600000US2750506</text:p>
          </table:table-cell>
          <table:table-cell office:value-type="float" office:value="2750506">
            <text:p>2750506</text:p>
          </table:table-cell>
          <table:table-cell table:formula="of:=[.C616]/[.H616]" office:value-type="currency" office:currency="USD" office:value="240.217391304348">
            <text:p>$240.22</text:p>
          </table:table-cell>
          <table:table-cell table:formula="of:=[.D616]/[.H616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ETERSON</text:p>
          </table:table-cell>
          <table:table-cell table:number-columns-repeated="2" table:style-name="ce3" office:value-type="currency" office:currency="USD" office:value="45675">
            <text:p>$45,67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Peterson </text:p>
          </table:table-cell>
          <table:table-cell table:style-name="ce7" table:formula="of:=[.H617]" office:value-type="float" office:value="199">
            <text:p>199</text:p>
          </table:table-cell>
          <table:table-cell office:value-type="float" office:value="199">
            <text:p>199</text:p>
          </table:table-cell>
          <table:table-cell office:value-type="string">
            <text:p>1600000US2750596</text:p>
          </table:table-cell>
          <table:table-cell office:value-type="float" office:value="2750596">
            <text:p>2750596</text:p>
          </table:table-cell>
          <table:table-cell table:formula="of:=[.C617]/[.H617]" office:value-type="currency" office:currency="USD" office:value="229.522613065327">
            <text:p>$229.52</text:p>
          </table:table-cell>
          <table:table-cell table:formula="of:=[.D617]/[.H617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PIERZ</text:p>
          </table:table-cell>
          <table:table-cell table:style-name="ce3" office:value-type="currency" office:currency="USD" office:value="362938">
            <text:p>$362,938</text:p>
          </table:table-cell>
          <table:table-cell table:style-name="ce3" office:value-type="currency" office:currency="USD" office:value="409779">
            <text:p>$409,779</text:p>
          </table:table-cell>
          <table:table-cell table:style-name="ce3" office:value-type="currency" office:currency="USD" office:value="46841">
            <text:p>$46,841</text:p>
          </table:table-cell>
          <table:table-cell table:style-name="ce6" office:value-type="percentage" office:value="0.1291">
            <text:p>12.91%</text:p>
          </table:table-cell>
          <table:table-cell office:value-type="string">
            <text:p>Pierz </text:p>
          </table:table-cell>
          <table:table-cell table:style-name="ce7" table:formula="of:=[.H618]" office:value-type="float" office:value="1393">
            <text:p>1,393</text:p>
          </table:table-cell>
          <table:table-cell office:value-type="float" office:value="1393">
            <text:p>1393</text:p>
          </table:table-cell>
          <table:table-cell office:value-type="string">
            <text:p>1600000US2750776</text:p>
          </table:table-cell>
          <table:table-cell office:value-type="float" office:value="2750776">
            <text:p>2750776</text:p>
          </table:table-cell>
          <table:table-cell table:formula="of:=[.C618]/[.H618]" office:value-type="currency" office:currency="USD" office:value="294.170136396267">
            <text:p>$294.17</text:p>
          </table:table-cell>
          <table:table-cell table:formula="of:=[.D618]/[.H618]" office:value-type="currency" office:currency="USD" office:value="33.6259870782484">
            <text:p>$33.6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ILLAGER</text:p>
          </table:table-cell>
          <table:table-cell table:style-name="ce3" office:value-type="currency" office:currency="USD" office:value="124543">
            <text:p>$124,543</text:p>
          </table:table-cell>
          <table:table-cell table:style-name="ce3" office:value-type="currency" office:currency="USD" office:value="124651">
            <text:p>$124,651</text:p>
          </table:table-cell>
          <table:table-cell table:style-name="ce3" office:value-type="currency" office:currency="USD" office:value="108">
            <text:p>$108</text:p>
          </table:table-cell>
          <table:table-cell table:style-name="ce6" office:value-type="percentage" office:value="0.0009">
            <text:p>0.09%</text:p>
          </table:table-cell>
          <table:table-cell office:value-type="string">
            <text:p>Pillager </text:p>
          </table:table-cell>
          <table:table-cell table:style-name="ce7" table:formula="of:=[.H619]" office:value-type="float" office:value="469">
            <text:p>469</text:p>
          </table:table-cell>
          <table:table-cell office:value-type="float" office:value="469">
            <text:p>469</text:p>
          </table:table-cell>
          <table:table-cell office:value-type="string">
            <text:p>1600000US2750902</text:p>
          </table:table-cell>
          <table:table-cell office:value-type="float" office:value="2750902">
            <text:p>2750902</text:p>
          </table:table-cell>
          <table:table-cell table:formula="of:=[.C619]/[.H619]" office:value-type="currency" office:currency="USD" office:value="265.780383795309">
            <text:p>$265.78</text:p>
          </table:table-cell>
          <table:table-cell table:formula="of:=[.D619]/[.H619]" office:value-type="currency" office:currency="USD" office:value="0.230277185501066">
            <text:p>$0.2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INE CITY</text:p>
          </table:table-cell>
          <table:table-cell table:style-name="ce3" office:value-type="currency" office:currency="USD" office:value="426553">
            <text:p>$426,553</text:p>
          </table:table-cell>
          <table:table-cell table:style-name="ce3" office:value-type="currency" office:currency="USD" office:value="551992">
            <text:p>$551,992</text:p>
          </table:table-cell>
          <table:table-cell table:style-name="ce3" office:value-type="currency" office:currency="USD" office:value="125439">
            <text:p>$125,439</text:p>
          </table:table-cell>
          <table:table-cell table:style-name="ce6" office:value-type="percentage" office:value="0.2941">
            <text:p>29.41%</text:p>
          </table:table-cell>
          <table:table-cell office:value-type="string">
            <text:p>Pine City </text:p>
          </table:table-cell>
          <table:table-cell table:style-name="ce7" table:formula="of:=[.H620]" office:value-type="float" office:value="3123">
            <text:p>3,123</text:p>
          </table:table-cell>
          <table:table-cell office:value-type="float" office:value="3123">
            <text:p>3123</text:p>
          </table:table-cell>
          <table:table-cell office:value-type="string">
            <text:p>1600000US2751064</text:p>
          </table:table-cell>
          <table:table-cell office:value-type="float" office:value="2751064">
            <text:p>2751064</text:p>
          </table:table-cell>
          <table:table-cell table:formula="of:=[.C620]/[.H620]" office:value-type="currency" office:currency="USD" office:value="176.75056035863">
            <text:p>$176.75</text:p>
          </table:table-cell>
          <table:table-cell table:formula="of:=[.D620]/[.H620]" office:value-type="currency" office:currency="USD" office:value="40.1661863592699">
            <text:p>$40.1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INE ISLAND</text:p>
          </table:table-cell>
          <table:table-cell table:style-name="ce3" office:value-type="currency" office:currency="USD" office:value="498960">
            <text:p>$498,960</text:p>
          </table:table-cell>
          <table:table-cell table:style-name="ce3" office:value-type="currency" office:currency="USD" office:value="579117">
            <text:p>$579,117</text:p>
          </table:table-cell>
          <table:table-cell table:style-name="ce3" office:value-type="currency" office:currency="USD" office:value="80157">
            <text:p>$80,157</text:p>
          </table:table-cell>
          <table:table-cell table:style-name="ce6" office:value-type="percentage" office:value="0.1606">
            <text:p>16.06%</text:p>
          </table:table-cell>
          <table:table-cell office:value-type="string">
            <text:p>Pine Island </text:p>
          </table:table-cell>
          <table:table-cell table:style-name="ce7" table:formula="of:=[.H621]" office:value-type="float" office:value="3263">
            <text:p>3,263</text:p>
          </table:table-cell>
          <table:table-cell office:value-type="float" office:value="3263">
            <text:p>3263</text:p>
          </table:table-cell>
          <table:table-cell office:value-type="string">
            <text:p>1600000US2751136</text:p>
          </table:table-cell>
          <table:table-cell office:value-type="float" office:value="2751136">
            <text:p>2751136</text:p>
          </table:table-cell>
          <table:table-cell table:formula="of:=[.C621]/[.H621]" office:value-type="currency" office:currency="USD" office:value="177.479926448054">
            <text:p>$177.48</text:p>
          </table:table-cell>
          <table:table-cell table:formula="of:=[.D621]/[.H621]" office:value-type="currency" office:currency="USD" office:value="24.5654305853509">
            <text:p>$24.5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INE RIVER</text:p>
          </table:table-cell>
          <table:table-cell table:style-name="ce3" office:value-type="currency" office:currency="USD" office:value="247854">
            <text:p>$247,854</text:p>
          </table:table-cell>
          <table:table-cell table:style-name="ce3" office:value-type="currency" office:currency="USD" office:value="274000">
            <text:p>$274,000</text:p>
          </table:table-cell>
          <table:table-cell table:style-name="ce3" office:value-type="currency" office:currency="USD" office:value="26146">
            <text:p>$26,146</text:p>
          </table:table-cell>
          <table:table-cell table:style-name="ce6" office:value-type="percentage" office:value="0.1055">
            <text:p>10.55%</text:p>
          </table:table-cell>
          <table:table-cell office:value-type="string">
            <text:p>Pine River </text:p>
          </table:table-cell>
          <table:table-cell table:style-name="ce7" table:formula="of:=[.H622]" office:value-type="float" office:value="944">
            <text:p>944</text:p>
          </table:table-cell>
          <table:table-cell office:value-type="float" office:value="944">
            <text:p>944</text:p>
          </table:table-cell>
          <table:table-cell office:value-type="string">
            <text:p>1600000US2751280</text:p>
          </table:table-cell>
          <table:table-cell office:value-type="float" office:value="2751280">
            <text:p>2751280</text:p>
          </table:table-cell>
          <table:table-cell table:formula="of:=[.C622]/[.H622]" office:value-type="currency" office:currency="USD" office:value="290.254237288136">
            <text:p>$290.25</text:p>
          </table:table-cell>
          <table:table-cell table:formula="of:=[.D622]/[.H622]" office:value-type="currency" office:currency="USD" office:value="27.6970338983051">
            <text:p>$27.7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INE SPRINGS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Pine Springs </text:p>
          </table:table-cell>
          <table:table-cell table:style-name="ce7" table:formula="of:=[.H623]" office:value-type="float" office:value="408">
            <text:p>408</text:p>
          </table:table-cell>
          <table:table-cell office:value-type="float" office:value="408">
            <text:p>408</text:p>
          </table:table-cell>
          <table:table-cell office:value-type="string">
            <text:p>1600000US2751316</text:p>
          </table:table-cell>
          <table:table-cell office:value-type="float" office:value="2751316">
            <text:p>2751316</text:p>
          </table:table-cell>
          <table:table-cell table:formula="of:=[.C623]/[.H623]" office:value-type="currency" office:currency="USD" office:value="0">
            <text:p>$0.00</text:p>
          </table:table-cell>
          <table:table-cell table:formula="of:=[.D623]/[.H623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IPESTONE</text:p>
          </table:table-cell>
          <table:table-cell table:style-name="ce3" office:value-type="currency" office:currency="USD" office:value="1535857">
            <text:p>$1,535,857</text:p>
          </table:table-cell>
          <table:table-cell table:style-name="ce3" office:value-type="currency" office:currency="USD" office:value="1907456">
            <text:p>$1,907,456</text:p>
          </table:table-cell>
          <table:table-cell table:style-name="ce3" office:value-type="currency" office:currency="USD" office:value="371599">
            <text:p>$371,599</text:p>
          </table:table-cell>
          <table:table-cell table:style-name="ce6" office:value-type="percentage" office:value="0.2419">
            <text:p>24.19%</text:p>
          </table:table-cell>
          <table:table-cell office:value-type="string">
            <text:p>Pipestone </text:p>
          </table:table-cell>
          <table:table-cell table:style-name="ce7" table:formula="of:=[.H624]" office:value-type="float" office:value="4317">
            <text:p>4,317</text:p>
          </table:table-cell>
          <table:table-cell office:value-type="float" office:value="4317">
            <text:p>4317</text:p>
          </table:table-cell>
          <table:table-cell office:value-type="string">
            <text:p>1600000US2751388</text:p>
          </table:table-cell>
          <table:table-cell office:value-type="float" office:value="2751388">
            <text:p>2751388</text:p>
          </table:table-cell>
          <table:table-cell table:formula="of:=[.C624]/[.H624]" office:value-type="currency" office:currency="USD" office:value="441.847579337503">
            <text:p>$441.85</text:p>
          </table:table-cell>
          <table:table-cell table:formula="of:=[.D624]/[.H624]" office:value-type="currency" office:currency="USD" office:value="86.0780634700023">
            <text:p>$86.0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PLAINVIEW</text:p>
          </table:table-cell>
          <table:table-cell table:style-name="ce3" office:value-type="currency" office:currency="USD" office:value="544648">
            <text:p>$544,648</text:p>
          </table:table-cell>
          <table:table-cell table:style-name="ce3" office:value-type="currency" office:currency="USD" office:value="696835">
            <text:p>$696,835</text:p>
          </table:table-cell>
          <table:table-cell table:style-name="ce3" office:value-type="currency" office:currency="USD" office:value="152187">
            <text:p>$152,187</text:p>
          </table:table-cell>
          <table:table-cell table:style-name="ce6" office:value-type="percentage" office:value="0.2794">
            <text:p>27.94%</text:p>
          </table:table-cell>
          <table:table-cell office:value-type="string">
            <text:p>Plainview </text:p>
          </table:table-cell>
          <table:table-cell table:style-name="ce7" table:formula="of:=[.H625]" office:value-type="float" office:value="3340">
            <text:p>3,340</text:p>
          </table:table-cell>
          <table:table-cell office:value-type="float" office:value="3340">
            <text:p>3340</text:p>
          </table:table-cell>
          <table:table-cell office:value-type="string">
            <text:p>1600000US2751424</text:p>
          </table:table-cell>
          <table:table-cell office:value-type="float" office:value="2751424">
            <text:p>2751424</text:p>
          </table:table-cell>
          <table:table-cell table:formula="of:=[.C625]/[.H625]" office:value-type="currency" office:currency="USD" office:value="208.633233532934">
            <text:p>$208.63</text:p>
          </table:table-cell>
          <table:table-cell table:formula="of:=[.D625]/[.H625]" office:value-type="currency" office:currency="USD" office:value="45.5649700598802">
            <text:p>$45.5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LATO</text:p>
          </table:table-cell>
          <table:table-cell table:style-name="ce3" office:value-type="currency" office:currency="USD" office:value="22094">
            <text:p>$22,094</text:p>
          </table:table-cell>
          <table:table-cell table:style-name="ce3" office:value-type="currency" office:currency="USD" office:value="31643">
            <text:p>$31,643</text:p>
          </table:table-cell>
          <table:table-cell table:style-name="ce3" office:value-type="currency" office:currency="USD" office:value="9549">
            <text:p>$9,549</text:p>
          </table:table-cell>
          <table:table-cell table:style-name="ce6" office:value-type="percentage" office:value="0.4322">
            <text:p>43.22%</text:p>
          </table:table-cell>
          <table:table-cell office:value-type="string">
            <text:p>Plato </text:p>
          </table:table-cell>
          <table:table-cell table:style-name="ce7" table:formula="of:=[.H626]" office:value-type="float" office:value="320">
            <text:p>320</text:p>
          </table:table-cell>
          <table:table-cell office:value-type="float" office:value="320">
            <text:p>320</text:p>
          </table:table-cell>
          <table:table-cell office:value-type="string">
            <text:p>1600000US2751460</text:p>
          </table:table-cell>
          <table:table-cell office:value-type="float" office:value="2751460">
            <text:p>2751460</text:p>
          </table:table-cell>
          <table:table-cell table:formula="of:=[.C626]/[.H626]" office:value-type="currency" office:currency="USD" office:value="98.884375">
            <text:p>$98.88</text:p>
          </table:table-cell>
          <table:table-cell table:formula="of:=[.D626]/[.H626]" office:value-type="currency" office:currency="USD" office:value="29.840625">
            <text:p>$29.8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LUMMER</text:p>
          </table:table-cell>
          <table:table-cell table:style-name="ce3" office:value-type="currency" office:currency="USD" office:value="49211">
            <text:p>$49,211</text:p>
          </table:table-cell>
          <table:table-cell table:style-name="ce3" office:value-type="currency" office:currency="USD" office:value="56167">
            <text:p>$56,167</text:p>
          </table:table-cell>
          <table:table-cell table:style-name="ce3" office:value-type="currency" office:currency="USD" office:value="6956">
            <text:p>$6,956</text:p>
          </table:table-cell>
          <table:table-cell table:style-name="ce6" office:value-type="percentage" office:value="0.1414">
            <text:p>14.14%</text:p>
          </table:table-cell>
          <table:table-cell office:value-type="string">
            <text:p>Plummer </text:p>
          </table:table-cell>
          <table:table-cell table:style-name="ce7" table:formula="of:=[.H627]" office:value-type="float" office:value="292">
            <text:p>292</text:p>
          </table:table-cell>
          <table:table-cell office:value-type="float" office:value="292">
            <text:p>292</text:p>
          </table:table-cell>
          <table:table-cell office:value-type="string">
            <text:p>1600000US2751712</text:p>
          </table:table-cell>
          <table:table-cell office:value-type="float" office:value="2751712">
            <text:p>2751712</text:p>
          </table:table-cell>
          <table:table-cell table:formula="of:=[.C627]/[.H627]" office:value-type="currency" office:currency="USD" office:value="192.352739726027">
            <text:p>$192.35</text:p>
          </table:table-cell>
          <table:table-cell table:formula="of:=[.D627]/[.H627]" office:value-type="currency" office:currency="USD" office:value="23.8219178082192">
            <text:p>$23.8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LYMOUTH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Plymouth </text:p>
          </table:table-cell>
          <table:table-cell table:style-name="ce7" table:formula="of:=[.H628]" office:value-type="float" office:value="70576">
            <text:p>70,576</text:p>
          </table:table-cell>
          <table:table-cell office:value-type="float" office:value="70576">
            <text:p>70576</text:p>
          </table:table-cell>
          <table:table-cell office:value-type="string">
            <text:p>1600000US2751730</text:p>
          </table:table-cell>
          <table:table-cell office:value-type="float" office:value="2751730">
            <text:p>2751730</text:p>
          </table:table-cell>
          <table:table-cell table:formula="of:=[.C628]/[.H628]" office:value-type="currency" office:currency="USD" office:value="0">
            <text:p>$0.00</text:p>
          </table:table-cell>
          <table:table-cell table:formula="of:=[.D628]/[.H628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ORTER</text:p>
          </table:table-cell>
          <table:table-cell table:number-columns-repeated="2" table:style-name="ce3" office:value-type="currency" office:currency="USD" office:value="35295">
            <text:p>$35,29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Porter </text:p>
          </table:table-cell>
          <table:table-cell table:style-name="ce7" table:formula="of:=[.H629]" office:value-type="float" office:value="183">
            <text:p>183</text:p>
          </table:table-cell>
          <table:table-cell office:value-type="float" office:value="183">
            <text:p>183</text:p>
          </table:table-cell>
          <table:table-cell office:value-type="string">
            <text:p>1600000US2752144</text:p>
          </table:table-cell>
          <table:table-cell office:value-type="float" office:value="2752144">
            <text:p>2752144</text:p>
          </table:table-cell>
          <table:table-cell table:formula="of:=[.C629]/[.H629]" office:value-type="currency" office:currency="USD" office:value="192.868852459016">
            <text:p>$192.87</text:p>
          </table:table-cell>
          <table:table-cell table:formula="of:=[.D629]/[.H629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RESTON</text:p>
          </table:table-cell>
          <table:table-cell table:style-name="ce3" office:value-type="currency" office:currency="USD" office:value="484980">
            <text:p>$484,980</text:p>
          </table:table-cell>
          <table:table-cell table:style-name="ce3" office:value-type="currency" office:currency="USD" office:value="493987">
            <text:p>$493,987</text:p>
          </table:table-cell>
          <table:table-cell table:style-name="ce3" office:value-type="currency" office:currency="USD" office:value="9007">
            <text:p>$9,007</text:p>
          </table:table-cell>
          <table:table-cell table:style-name="ce6" office:value-type="percentage" office:value="0.0186">
            <text:p>1.86%</text:p>
          </table:table-cell>
          <table:table-cell office:value-type="string">
            <text:p>Preston </text:p>
          </table:table-cell>
          <table:table-cell table:style-name="ce7" table:formula="of:=[.H630]" office:value-type="float" office:value="1325">
            <text:p>1,325</text:p>
          </table:table-cell>
          <table:table-cell office:value-type="float" office:value="1325">
            <text:p>1325</text:p>
          </table:table-cell>
          <table:table-cell office:value-type="string">
            <text:p>1600000US2752450</text:p>
          </table:table-cell>
          <table:table-cell office:value-type="float" office:value="2752450">
            <text:p>2752450</text:p>
          </table:table-cell>
          <table:table-cell table:formula="of:=[.C630]/[.H630]" office:value-type="currency" office:currency="USD" office:value="372.820377358491">
            <text:p>$372.82</text:p>
          </table:table-cell>
          <table:table-cell table:formula="of:=[.D630]/[.H630]" office:value-type="currency" office:currency="USD" office:value="6.7977358490566">
            <text:p>$6.8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RINCETON</text:p>
          </table:table-cell>
          <table:table-cell table:style-name="ce3" office:value-type="currency" office:currency="USD" office:value="612831">
            <text:p>$612,831</text:p>
          </table:table-cell>
          <table:table-cell table:style-name="ce3" office:value-type="currency" office:currency="USD" office:value="813075">
            <text:p>$813,075</text:p>
          </table:table-cell>
          <table:table-cell table:style-name="ce3" office:value-type="currency" office:currency="USD" office:value="200244">
            <text:p>$200,244</text:p>
          </table:table-cell>
          <table:table-cell table:style-name="ce6" office:value-type="percentage" office:value="0.3268">
            <text:p>32.68%</text:p>
          </table:table-cell>
          <table:table-cell office:value-type="string">
            <text:p>Princeton </text:p>
          </table:table-cell>
          <table:table-cell table:style-name="ce7" table:formula="of:=[.H631]" office:value-type="float" office:value="4698">
            <text:p>4,698</text:p>
          </table:table-cell>
          <table:table-cell office:value-type="float" office:value="4698">
            <text:p>4698</text:p>
          </table:table-cell>
          <table:table-cell office:value-type="string">
            <text:p>1600000US2752522</text:p>
          </table:table-cell>
          <table:table-cell office:value-type="float" office:value="2752522">
            <text:p>2752522</text:p>
          </table:table-cell>
          <table:table-cell table:formula="of:=[.C631]/[.H631]" office:value-type="currency" office:currency="USD" office:value="173.068326947637">
            <text:p>$173.07</text:p>
          </table:table-cell>
          <table:table-cell table:formula="of:=[.D631]/[.H631]" office:value-type="currency" office:currency="USD" office:value="42.6232439335888">
            <text:p>$42.6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PRINSBURG</text:p>
          </table:table-cell>
          <table:table-cell table:style-name="ce3" office:value-type="currency" office:currency="USD" office:value="75659">
            <text:p>$75,659</text:p>
          </table:table-cell>
          <table:table-cell table:style-name="ce3" office:value-type="currency" office:currency="USD" office:value="89667">
            <text:p>$89,667</text:p>
          </table:table-cell>
          <table:table-cell table:style-name="ce3" office:value-type="currency" office:currency="USD" office:value="14008">
            <text:p>$14,008</text:p>
          </table:table-cell>
          <table:table-cell table:style-name="ce6" office:value-type="percentage" office:value="0.1851">
            <text:p>18.51%</text:p>
          </table:table-cell>
          <table:table-cell office:value-type="string">
            <text:p>Prinsburg </text:p>
          </table:table-cell>
          <table:table-cell table:style-name="ce7" table:formula="of:=[.H632]" office:value-type="float" office:value="497">
            <text:p>497</text:p>
          </table:table-cell>
          <table:table-cell office:value-type="float" office:value="497">
            <text:p>497</text:p>
          </table:table-cell>
          <table:table-cell office:value-type="string">
            <text:p>1600000US2752558</text:p>
          </table:table-cell>
          <table:table-cell office:value-type="float" office:value="2752558">
            <text:p>2752558</text:p>
          </table:table-cell>
          <table:table-cell table:formula="of:=[.C632]/[.H632]" office:value-type="currency" office:currency="USD" office:value="180.416498993964">
            <text:p>$180.42</text:p>
          </table:table-cell>
          <table:table-cell table:formula="of:=[.D632]/[.H632]" office:value-type="currency" office:currency="USD" office:value="28.1851106639839">
            <text:p>$28.1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RIOR LAK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Prior Lake </text:p>
          </table:table-cell>
          <table:table-cell table:style-name="ce7" table:formula="of:=[.H633]" office:value-type="float" office:value="22796">
            <text:p>22,796</text:p>
          </table:table-cell>
          <table:table-cell office:value-type="float" office:value="22796">
            <text:p>22796</text:p>
          </table:table-cell>
          <table:table-cell office:value-type="string">
            <text:p>1600000US2752594</text:p>
          </table:table-cell>
          <table:table-cell office:value-type="float" office:value="2752594">
            <text:p>2752594</text:p>
          </table:table-cell>
          <table:table-cell table:formula="of:=[.C633]/[.H633]" office:value-type="currency" office:currency="USD" office:value="0">
            <text:p>$0.00</text:p>
          </table:table-cell>
          <table:table-cell table:formula="of:=[.D633]/[.H633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ROCTOR</text:p>
          </table:table-cell>
          <table:table-cell table:style-name="ce3" office:value-type="currency" office:currency="USD" office:value="955226">
            <text:p>$955,226</text:p>
          </table:table-cell>
          <table:table-cell table:style-name="ce3" office:value-type="currency" office:currency="USD" office:value="1019135">
            <text:p>$1,019,135</text:p>
          </table:table-cell>
          <table:table-cell table:style-name="ce3" office:value-type="currency" office:currency="USD" office:value="63909">
            <text:p>$63,909</text:p>
          </table:table-cell>
          <table:table-cell table:style-name="ce6" office:value-type="percentage" office:value="0.0669">
            <text:p>6.69%</text:p>
          </table:table-cell>
          <table:table-cell office:value-type="string">
            <text:p>Proctor </text:p>
          </table:table-cell>
          <table:table-cell table:style-name="ce7" table:formula="of:=[.H634]" office:value-type="float" office:value="3057">
            <text:p>3,057</text:p>
          </table:table-cell>
          <table:table-cell office:value-type="float" office:value="3057">
            <text:p>3057</text:p>
          </table:table-cell>
          <table:table-cell office:value-type="string">
            <text:p>1600000US2752630</text:p>
          </table:table-cell>
          <table:table-cell office:value-type="float" office:value="2752630">
            <text:p>2752630</text:p>
          </table:table-cell>
          <table:table-cell table:formula="of:=[.C634]/[.H634]" office:value-type="currency" office:currency="USD" office:value="333.377494275433">
            <text:p>$333.38</text:p>
          </table:table-cell>
          <table:table-cell table:formula="of:=[.D634]/[.H634]" office:value-type="currency" office:currency="USD" office:value="20.9057899901865">
            <text:p>$20.9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QUAMBA</text:p>
          </table:table-cell>
          <table:table-cell table:style-name="ce3" office:value-type="currency" office:currency="USD" office:value="15487">
            <text:p>$15,487</text:p>
          </table:table-cell>
          <table:table-cell table:style-name="ce3" office:value-type="currency" office:currency="USD" office:value="19322">
            <text:p>$19,322</text:p>
          </table:table-cell>
          <table:table-cell table:style-name="ce3" office:value-type="currency" office:currency="USD" office:value="3835">
            <text:p>$3,835</text:p>
          </table:table-cell>
          <table:table-cell table:style-name="ce6" office:value-type="percentage" office:value="0.2476">
            <text:p>24.76%</text:p>
          </table:table-cell>
          <table:table-cell office:value-type="string">
            <text:p>Quamba </text:p>
          </table:table-cell>
          <table:table-cell table:style-name="ce7" table:formula="of:=[.H635]"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string">
            <text:p>1600000US2752756</text:p>
          </table:table-cell>
          <table:table-cell office:value-type="float" office:value="2752756">
            <text:p>2752756</text:p>
          </table:table-cell>
          <table:table-cell table:formula="of:=[.C635]/[.H635]" office:value-type="currency" office:currency="USD" office:value="157.089430894309">
            <text:p>$157.09</text:p>
          </table:table-cell>
          <table:table-cell table:formula="of:=[.D635]/[.H635]" office:value-type="currency" office:currency="USD" office:value="31.1788617886179">
            <text:p>$31.1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ACINE</text:p>
          </table:table-cell>
          <table:table-cell table:style-name="ce3" office:value-type="currency" office:currency="USD" office:value="61097">
            <text:p>$61,097</text:p>
          </table:table-cell>
          <table:table-cell table:style-name="ce3" office:value-type="currency" office:currency="USD" office:value="72805">
            <text:p>$72,805</text:p>
          </table:table-cell>
          <table:table-cell table:style-name="ce3" office:value-type="currency" office:currency="USD" office:value="11708">
            <text:p>$11,708</text:p>
          </table:table-cell>
          <table:table-cell table:style-name="ce6" office:value-type="percentage" office:value="0.1916">
            <text:p>19.16%</text:p>
          </table:table-cell>
          <table:table-cell office:value-type="string">
            <text:p>Racine </text:p>
          </table:table-cell>
          <table:table-cell table:style-name="ce7" table:formula="of:=[.H636]" office:value-type="float" office:value="442">
            <text:p>442</text:p>
          </table:table-cell>
          <table:table-cell office:value-type="float" office:value="442">
            <text:p>442</text:p>
          </table:table-cell>
          <table:table-cell office:value-type="string">
            <text:p>1600000US2752882</text:p>
          </table:table-cell>
          <table:table-cell office:value-type="float" office:value="2752882">
            <text:p>2752882</text:p>
          </table:table-cell>
          <table:table-cell table:formula="of:=[.C636]/[.H636]" office:value-type="currency" office:currency="USD" office:value="164.717194570136">
            <text:p>$164.72</text:p>
          </table:table-cell>
          <table:table-cell table:formula="of:=[.D636]/[.H636]" office:value-type="currency" office:currency="USD" office:value="26.4886877828054">
            <text:p>$26.4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AMSEY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91381">
            <text:p>$91,381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Ramsey </text:p>
          </table:table-cell>
          <table:table-cell table:style-name="ce7" table:formula="of:=[.H637]" office:value-type="float" office:value="23668">
            <text:p>23,668</text:p>
          </table:table-cell>
          <table:table-cell office:value-type="float" office:value="23668">
            <text:p>23668</text:p>
          </table:table-cell>
          <table:table-cell office:value-type="string">
            <text:p>1600000US2753026</text:p>
          </table:table-cell>
          <table:table-cell office:value-type="float" office:value="2753026">
            <text:p>2753026</text:p>
          </table:table-cell>
          <table:table-cell table:formula="of:=[.C637]/[.H637]" office:value-type="currency" office:currency="USD" office:value="3.86095149569038">
            <text:p>$3.86</text:p>
          </table:table-cell>
          <table:table-cell table:formula="of:=[.D637]/[.H637]" office:value-type="currency" office:currency="USD" office:value="3.86095149569038">
            <text:p>$3.8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ANDALL</text:p>
          </table:table-cell>
          <table:table-cell table:style-name="ce3" office:value-type="currency" office:currency="USD" office:value="125534">
            <text:p>$125,534</text:p>
          </table:table-cell>
          <table:table-cell table:style-name="ce3" office:value-type="currency" office:currency="USD" office:value="162363">
            <text:p>$162,363</text:p>
          </table:table-cell>
          <table:table-cell table:style-name="ce3" office:value-type="currency" office:currency="USD" office:value="36829">
            <text:p>$36,829</text:p>
          </table:table-cell>
          <table:table-cell table:style-name="ce6" office:value-type="percentage" office:value="0.2934">
            <text:p>29.34%</text:p>
          </table:table-cell>
          <table:table-cell office:value-type="string">
            <text:p>Randall </text:p>
          </table:table-cell>
          <table:table-cell table:style-name="ce7" table:formula="of:=[.H638]" office:value-type="float" office:value="650">
            <text:p>650</text:p>
          </table:table-cell>
          <table:table-cell office:value-type="float" office:value="650">
            <text:p>650</text:p>
          </table:table-cell>
          <table:table-cell office:value-type="string">
            <text:p>1600000US2753080</text:p>
          </table:table-cell>
          <table:table-cell office:value-type="float" office:value="2753080">
            <text:p>2753080</text:p>
          </table:table-cell>
          <table:table-cell table:formula="of:=[.C638]/[.H638]" office:value-type="currency" office:currency="USD" office:value="249.789230769231">
            <text:p>$249.79</text:p>
          </table:table-cell>
          <table:table-cell table:formula="of:=[.D638]/[.H638]" office:value-type="currency" office:currency="USD" office:value="56.66">
            <text:p>$56.6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ANDOLPH</text:p>
          </table:table-cell>
          <table:table-cell table:style-name="ce3" office:value-type="currency" office:currency="USD" office:value="11015">
            <text:p>$11,015</text:p>
          </table:table-cell>
          <table:table-cell table:style-name="ce3" office:value-type="currency" office:currency="USD" office:value="22803">
            <text:p>$22,803</text:p>
          </table:table-cell>
          <table:table-cell table:style-name="ce3" office:value-type="currency" office:currency="USD" office:value="11788">
            <text:p>$11,788</text:p>
          </table:table-cell>
          <table:table-cell table:style-name="ce6" office:value-type="percentage" office:value="1.0702">
            <text:p>107.02%</text:p>
          </table:table-cell>
          <table:table-cell office:value-type="string">
            <text:p>Randolph </text:p>
          </table:table-cell>
          <table:table-cell table:style-name="ce7" table:formula="of:=[.H639]" office:value-type="float" office:value="436">
            <text:p>436</text:p>
          </table:table-cell>
          <table:table-cell office:value-type="float" office:value="436">
            <text:p>436</text:p>
          </table:table-cell>
          <table:table-cell office:value-type="string">
            <text:p>1600000US2753098</text:p>
          </table:table-cell>
          <table:table-cell office:value-type="float" office:value="2753098">
            <text:p>2753098</text:p>
          </table:table-cell>
          <table:table-cell table:formula="of:=[.C639]/[.H639]" office:value-type="currency" office:currency="USD" office:value="52.3004587155963">
            <text:p>$52.30</text:p>
          </table:table-cell>
          <table:table-cell table:formula="of:=[.D639]/[.H639]" office:value-type="currency" office:currency="USD" office:value="27.0366972477064">
            <text:p>$27.0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ANIER</text:p>
          </table:table-cell>
          <table:table-cell table:style-name="ce3" office:value-type="currency" office:currency="USD" office:value="21685">
            <text:p>$21,685</text:p>
          </table:table-cell>
          <table:table-cell table:style-name="ce3" office:value-type="currency" office:currency="USD" office:value="45479">
            <text:p>$45,479</text:p>
          </table:table-cell>
          <table:table-cell table:style-name="ce3" office:value-type="currency" office:currency="USD" office:value="23794">
            <text:p>$23,794</text:p>
          </table:table-cell>
          <table:table-cell table:style-name="ce6" office:value-type="percentage" office:value="1.0973">
            <text:p>109.73%</text:p>
          </table:table-cell>
          <table:table-cell office:value-type="string">
            <text:p>Ranier </text:p>
          </table:table-cell>
          <table:table-cell table:style-name="ce7" table:formula="of:=[.H640]"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string">
            <text:p>1600000US2753134</text:p>
          </table:table-cell>
          <table:table-cell office:value-type="float" office:value="2753134">
            <text:p>2753134</text:p>
          </table:table-cell>
          <table:table-cell table:formula="of:=[.C640]/[.H640]" office:value-type="currency" office:currency="USD" office:value="313.648275862069">
            <text:p>$313.65</text:p>
          </table:table-cell>
          <table:table-cell table:formula="of:=[.D640]/[.H640]" office:value-type="currency" office:currency="USD" office:value="164.096551724138">
            <text:p>$164.1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AYMOND</text:p>
          </table:table-cell>
          <table:table-cell table:style-name="ce3" office:value-type="currency" office:currency="USD" office:value="203926">
            <text:p>$203,926</text:p>
          </table:table-cell>
          <table:table-cell table:style-name="ce3" office:value-type="currency" office:currency="USD" office:value="234243">
            <text:p>$234,243</text:p>
          </table:table-cell>
          <table:table-cell table:style-name="ce3" office:value-type="currency" office:currency="USD" office:value="30317">
            <text:p>$30,317</text:p>
          </table:table-cell>
          <table:table-cell table:style-name="ce6" office:value-type="percentage" office:value="0.1487">
            <text:p>14.87%</text:p>
          </table:table-cell>
          <table:table-cell office:value-type="string">
            <text:p>Raymond </text:p>
          </table:table-cell>
          <table:table-cell table:style-name="ce7" table:formula="of:=[.H641]" office:value-type="float" office:value="764">
            <text:p>764</text:p>
          </table:table-cell>
          <table:table-cell office:value-type="float" office:value="764">
            <text:p>764</text:p>
          </table:table-cell>
          <table:table-cell office:value-type="string">
            <text:p>1600000US2753296</text:p>
          </table:table-cell>
          <table:table-cell office:value-type="float" office:value="2753296">
            <text:p>2753296</text:p>
          </table:table-cell>
          <table:table-cell table:formula="of:=[.C641]/[.H641]" office:value-type="currency" office:currency="USD" office:value="306.600785340314">
            <text:p>$306.60</text:p>
          </table:table-cell>
          <table:table-cell table:formula="of:=[.D641]/[.H641]" office:value-type="currency" office:currency="USD" office:value="39.6819371727749">
            <text:p>$39.6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ED LAKE FALLS</text:p>
          </table:table-cell>
          <table:table-cell table:style-name="ce3" office:value-type="currency" office:currency="USD" office:value="546204">
            <text:p>$546,204</text:p>
          </table:table-cell>
          <table:table-cell table:style-name="ce3" office:value-type="currency" office:currency="USD" office:value="582709">
            <text:p>$582,709</text:p>
          </table:table-cell>
          <table:table-cell table:style-name="ce3" office:value-type="currency" office:currency="USD" office:value="36505">
            <text:p>$36,505</text:p>
          </table:table-cell>
          <table:table-cell table:style-name="ce6" office:value-type="percentage" office:value="0.0668">
            <text:p>6.68%</text:p>
          </table:table-cell>
          <table:table-cell office:value-type="string">
            <text:p>Red Lake Falls </text:p>
          </table:table-cell>
          <table:table-cell table:style-name="ce7" table:formula="of:=[.H642]" office:value-type="float" office:value="1427">
            <text:p>1,427</text:p>
          </table:table-cell>
          <table:table-cell office:value-type="float" office:value="1427">
            <text:p>1427</text:p>
          </table:table-cell>
          <table:table-cell office:value-type="string">
            <text:p>1600000US2753476</text:p>
          </table:table-cell>
          <table:table-cell office:value-type="float" office:value="2753476">
            <text:p>2753476</text:p>
          </table:table-cell>
          <table:table-cell table:formula="of:=[.C642]/[.H642]" office:value-type="currency" office:currency="USD" office:value="408.345480028031">
            <text:p>$408.35</text:p>
          </table:table-cell>
          <table:table-cell table:formula="of:=[.D642]/[.H642]" office:value-type="currency" office:currency="USD" office:value="25.5816398037842">
            <text:p>$25.5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ED WING</text:p>
          </table:table-cell>
          <table:table-cell table:style-name="ce3" office:value-type="currency" office:currency="USD" office:value="619586">
            <text:p>$619,586</text:p>
          </table:table-cell>
          <table:table-cell table:style-name="ce3" office:value-type="currency" office:currency="USD" office:value="1619586">
            <text:p>$1,619,586</text:p>
          </table:table-cell>
          <table:table-cell table:style-name="ce3" office:value-type="currency" office:currency="USD" office:value="1000000">
            <text:p>$1,000,000</text:p>
          </table:table-cell>
          <table:table-cell table:style-name="ce6" office:value-type="percentage" office:value="1.614">
            <text:p>161.40%</text:p>
          </table:table-cell>
          <table:table-cell office:value-type="string">
            <text:p>Red Wing </text:p>
          </table:table-cell>
          <table:table-cell table:style-name="ce7" table:formula="of:=[.H643]" office:value-type="float" office:value="16459">
            <text:p>16,459</text:p>
          </table:table-cell>
          <table:table-cell office:value-type="float" office:value="16459">
            <text:p>16459</text:p>
          </table:table-cell>
          <table:table-cell office:value-type="string">
            <text:p>1600000US2753620</text:p>
          </table:table-cell>
          <table:table-cell office:value-type="float" office:value="2753620">
            <text:p>2753620</text:p>
          </table:table-cell>
          <table:table-cell table:formula="of:=[.C643]/[.H643]" office:value-type="currency" office:currency="USD" office:value="98.4012394434656">
            <text:p>$98.40</text:p>
          </table:table-cell>
          <table:table-cell table:formula="of:=[.D643]/[.H643]" office:value-type="currency" office:currency="USD" office:value="60.7570326265265">
            <text:p>$60.7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EDWOOD FALLS</text:p>
          </table:table-cell>
          <table:table-cell table:style-name="ce3" office:value-type="currency" office:currency="USD" office:value="1075270">
            <text:p>$1,075,270</text:p>
          </table:table-cell>
          <table:table-cell table:style-name="ce3" office:value-type="currency" office:currency="USD" office:value="1400196">
            <text:p>$1,400,196</text:p>
          </table:table-cell>
          <table:table-cell table:style-name="ce3" office:value-type="currency" office:currency="USD" office:value="324926">
            <text:p>$324,926</text:p>
          </table:table-cell>
          <table:table-cell table:style-name="ce6" office:value-type="percentage" office:value="0.3022">
            <text:p>30.22%</text:p>
          </table:table-cell>
          <table:table-cell office:value-type="string">
            <text:p>Redwood Falls </text:p>
          </table:table-cell>
          <table:table-cell table:style-name="ce7" table:formula="of:=[.H644]" office:value-type="float" office:value="5254">
            <text:p>5,254</text:p>
          </table:table-cell>
          <table:table-cell office:value-type="float" office:value="5254">
            <text:p>5254</text:p>
          </table:table-cell>
          <table:table-cell office:value-type="string">
            <text:p>1600000US2753656</text:p>
          </table:table-cell>
          <table:table-cell office:value-type="float" office:value="2753656">
            <text:p>2753656</text:p>
          </table:table-cell>
          <table:table-cell table:formula="of:=[.C644]/[.H644]" office:value-type="currency" office:currency="USD" office:value="266.500951655881">
            <text:p>$266.50</text:p>
          </table:table-cell>
          <table:table-cell table:formula="of:=[.D644]/[.H644]" office:value-type="currency" office:currency="USD" office:value="61.8435477731252">
            <text:p>$61.8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EGAL</text:p>
          </table:table-cell>
          <table:table-cell table:number-columns-repeated="2" table:style-name="ce3" office:value-type="currency" office:currency="USD" office:value="2115">
            <text:p>$2,11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Regal </text:p>
          </table:table-cell>
          <table:table-cell table:style-name="ce7" table:formula="of:=[.H645]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string">
            <text:p>1600000US2753710</text:p>
          </table:table-cell>
          <table:table-cell office:value-type="float" office:value="2753710">
            <text:p>2753710</text:p>
          </table:table-cell>
          <table:table-cell table:formula="of:=[.C645]/[.H645]" office:value-type="currency" office:currency="USD" office:value="62.2058823529412">
            <text:p>$62.21</text:p>
          </table:table-cell>
          <table:table-cell table:formula="of:=[.D645]/[.H645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EMER</text:p>
          </table:table-cell>
          <table:table-cell table:style-name="ce3" office:value-type="currency" office:currency="USD" office:value="56366">
            <text:p>$56,366</text:p>
          </table:table-cell>
          <table:table-cell table:style-name="ce3" office:value-type="currency" office:currency="USD" office:value="64811">
            <text:p>$64,811</text:p>
          </table:table-cell>
          <table:table-cell table:style-name="ce3" office:value-type="currency" office:currency="USD" office:value="8445">
            <text:p>$8,445</text:p>
          </table:table-cell>
          <table:table-cell table:style-name="ce6" office:value-type="percentage" office:value="0.1498">
            <text:p>14.98%</text:p>
          </table:table-cell>
          <table:table-cell office:value-type="string">
            <text:p>Remer </text:p>
          </table:table-cell>
          <table:table-cell table:style-name="ce7" table:formula="of:=[.H646]" office:value-type="float" office:value="370">
            <text:p>370</text:p>
          </table:table-cell>
          <table:table-cell office:value-type="float" office:value="370">
            <text:p>370</text:p>
          </table:table-cell>
          <table:table-cell office:value-type="string">
            <text:p>1600000US2753782</text:p>
          </table:table-cell>
          <table:table-cell office:value-type="float" office:value="2753782">
            <text:p>2753782</text:p>
          </table:table-cell>
          <table:table-cell table:formula="of:=[.C646]/[.H646]" office:value-type="currency" office:currency="USD" office:value="175.164864864865">
            <text:p>$175.16</text:p>
          </table:table-cell>
          <table:table-cell table:formula="of:=[.D646]/[.H646]" office:value-type="currency" office:currency="USD" office:value="22.8243243243243">
            <text:p>$22.8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ENVILLE</text:p>
          </table:table-cell>
          <table:table-cell table:style-name="ce3" office:value-type="currency" office:currency="USD" office:value="408605">
            <text:p>$408,605</text:p>
          </table:table-cell>
          <table:table-cell table:style-name="ce3" office:value-type="currency" office:currency="USD" office:value="444170">
            <text:p>$444,170</text:p>
          </table:table-cell>
          <table:table-cell table:style-name="ce3" office:value-type="currency" office:currency="USD" office:value="35565">
            <text:p>$35,565</text:p>
          </table:table-cell>
          <table:table-cell table:style-name="ce6" office:value-type="percentage" office:value="0.087">
            <text:p>8.70%</text:p>
          </table:table-cell>
          <table:table-cell office:value-type="string">
            <text:p>Renville </text:p>
          </table:table-cell>
          <table:table-cell table:style-name="ce7" table:formula="of:=[.H647]" office:value-type="float" office:value="1287">
            <text:p>1,287</text:p>
          </table:table-cell>
          <table:table-cell office:value-type="float" office:value="1287">
            <text:p>1287</text:p>
          </table:table-cell>
          <table:table-cell office:value-type="string">
            <text:p>1600000US2753890</text:p>
          </table:table-cell>
          <table:table-cell office:value-type="float" office:value="2753890">
            <text:p>2753890</text:p>
          </table:table-cell>
          <table:table-cell table:formula="of:=[.C647]/[.H647]" office:value-type="currency" office:currency="USD" office:value="345.120435120435">
            <text:p>$345.12</text:p>
          </table:table-cell>
          <table:table-cell table:formula="of:=[.D647]/[.H647]" office:value-type="currency" office:currency="USD" office:value="27.6340326340326">
            <text:p>$27.6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EVERE</text:p>
          </table:table-cell>
          <table:table-cell table:style-name="ce3" office:value-type="currency" office:currency="USD" office:value="20990">
            <text:p>$20,990</text:p>
          </table:table-cell>
          <table:table-cell table:style-name="ce3" office:value-type="currency" office:currency="USD" office:value="21441">
            <text:p>$21,441</text:p>
          </table:table-cell>
          <table:table-cell table:style-name="ce3" office:value-type="currency" office:currency="USD" office:value="451">
            <text:p>$451</text:p>
          </table:table-cell>
          <table:table-cell table:style-name="ce6" office:value-type="percentage" office:value="0.0215">
            <text:p>2.15%</text:p>
          </table:table-cell>
          <table:table-cell office:value-type="string">
            <text:p>Revere </text:p>
          </table:table-cell>
          <table:table-cell table:style-name="ce7" table:formula="of:=[.H648]"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string">
            <text:p>1600000US2753908</text:p>
          </table:table-cell>
          <table:table-cell office:value-type="float" office:value="2753908">
            <text:p>2753908</text:p>
          </table:table-cell>
          <table:table-cell table:formula="of:=[.C648]/[.H648]" office:value-type="currency" office:currency="USD" office:value="225.694736842105">
            <text:p>$225.69</text:p>
          </table:table-cell>
          <table:table-cell table:formula="of:=[.D648]/[.H648]" office:value-type="currency" office:currency="USD" office:value="4.74736842105263">
            <text:p>$4.7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ICE</text:p>
          </table:table-cell>
          <table:table-cell table:style-name="ce3" office:value-type="currency" office:currency="USD" office:value="146674">
            <text:p>$146,674</text:p>
          </table:table-cell>
          <table:table-cell table:style-name="ce3" office:value-type="currency" office:currency="USD" office:value="167931">
            <text:p>$167,931</text:p>
          </table:table-cell>
          <table:table-cell table:style-name="ce3" office:value-type="currency" office:currency="USD" office:value="21257">
            <text:p>$21,257</text:p>
          </table:table-cell>
          <table:table-cell table:style-name="ce6" office:value-type="percentage" office:value="0.1449">
            <text:p>14.49%</text:p>
          </table:table-cell>
          <table:table-cell office:value-type="string">
            <text:p>Rice </text:p>
          </table:table-cell>
          <table:table-cell table:style-name="ce7" table:formula="of:=[.H649]" office:value-type="float" office:value="1275">
            <text:p>1,275</text:p>
          </table:table-cell>
          <table:table-cell office:value-type="float" office:value="1275">
            <text:p>1275</text:p>
          </table:table-cell>
          <table:table-cell office:value-type="string">
            <text:p>1600000US2753998</text:p>
          </table:table-cell>
          <table:table-cell office:value-type="float" office:value="2753998">
            <text:p>2753998</text:p>
          </table:table-cell>
          <table:table-cell table:formula="of:=[.C649]/[.H649]" office:value-type="currency" office:currency="USD" office:value="131.710588235294">
            <text:p>$131.71</text:p>
          </table:table-cell>
          <table:table-cell table:formula="of:=[.D649]/[.H649]" office:value-type="currency" office:currency="USD" office:value="16.6721568627451">
            <text:p>$16.6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ICHFIELD</text:p>
          </table:table-cell>
          <table:table-cell table:style-name="ce3" office:value-type="currency" office:currency="USD" office:value="1218346">
            <text:p>$1,218,346</text:p>
          </table:table-cell>
          <table:table-cell table:style-name="ce3" office:value-type="currency" office:currency="USD" office:value="1937907">
            <text:p>$1,937,907</text:p>
          </table:table-cell>
          <table:table-cell table:style-name="ce3" office:value-type="currency" office:currency="USD" office:value="719561">
            <text:p>$719,561</text:p>
          </table:table-cell>
          <table:table-cell table:style-name="ce6" office:value-type="percentage" office:value="0.5906">
            <text:p>59.06%</text:p>
          </table:table-cell>
          <table:table-cell office:value-type="string">
            <text:p>Richfield </text:p>
          </table:table-cell>
          <table:table-cell table:style-name="ce7" table:formula="of:=[.H650]" office:value-type="float" office:value="35228">
            <text:p>35,228</text:p>
          </table:table-cell>
          <table:table-cell office:value-type="float" office:value="35228">
            <text:p>35228</text:p>
          </table:table-cell>
          <table:table-cell office:value-type="string">
            <text:p>1600000US2754214</text:p>
          </table:table-cell>
          <table:table-cell office:value-type="float" office:value="2754214">
            <text:p>2754214</text:p>
          </table:table-cell>
          <table:table-cell table:formula="of:=[.C650]/[.H650]" office:value-type="currency" office:currency="USD" office:value="55.010417849438">
            <text:p>$55.01</text:p>
          </table:table-cell>
          <table:table-cell table:formula="of:=[.D650]/[.H650]" office:value-type="currency" office:currency="USD" office:value="20.4258260474622">
            <text:p>$20.4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ICHMOND</text:p>
          </table:table-cell>
          <table:table-cell table:style-name="ce3" office:value-type="currency" office:currency="USD" office:value="237322">
            <text:p>$237,322</text:p>
          </table:table-cell>
          <table:table-cell table:style-name="ce3" office:value-type="currency" office:currency="USD" office:value="289007">
            <text:p>$289,007</text:p>
          </table:table-cell>
          <table:table-cell table:style-name="ce3" office:value-type="currency" office:currency="USD" office:value="51685">
            <text:p>$51,685</text:p>
          </table:table-cell>
          <table:table-cell table:style-name="ce6" office:value-type="percentage" office:value="0.2178">
            <text:p>21.78%</text:p>
          </table:table-cell>
          <table:table-cell office:value-type="string">
            <text:p>Richmond </text:p>
          </table:table-cell>
          <table:table-cell table:style-name="ce7" table:formula="of:=[.H651]" office:value-type="float" office:value="1422">
            <text:p>1,422</text:p>
          </table:table-cell>
          <table:table-cell office:value-type="float" office:value="1422">
            <text:p>1422</text:p>
          </table:table-cell>
          <table:table-cell office:value-type="string">
            <text:p>1600000US2754268</text:p>
          </table:table-cell>
          <table:table-cell office:value-type="float" office:value="2754268">
            <text:p>2754268</text:p>
          </table:table-cell>
          <table:table-cell table:formula="of:=[.C651]/[.H651]" office:value-type="currency" office:currency="USD" office:value="203.239803094233">
            <text:p>$203.24</text:p>
          </table:table-cell>
          <table:table-cell table:formula="of:=[.D651]/[.H651]" office:value-type="currency" office:currency="USD" office:value="36.3466947960619">
            <text:p>$36.3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ICHVILLE</text:p>
          </table:table-cell>
          <table:table-cell table:style-name="ce3" office:value-type="currency" office:currency="USD" office:value="14049">
            <text:p>$14,049</text:p>
          </table:table-cell>
          <table:table-cell table:style-name="ce3" office:value-type="currency" office:currency="USD" office:value="15480">
            <text:p>$15,480</text:p>
          </table:table-cell>
          <table:table-cell table:style-name="ce3" office:value-type="currency" office:currency="USD" office:value="1431">
            <text:p>$1,431</text:p>
          </table:table-cell>
          <table:table-cell table:style-name="ce6" office:value-type="percentage" office:value="0.1019">
            <text:p>10.19%</text:p>
          </table:table-cell>
          <table:table-cell office:value-type="string">
            <text:p>Richville </text:p>
          </table:table-cell>
          <table:table-cell table:style-name="ce7" table:formula="of:=[.H652]"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string">
            <text:p>1600000US2754340</text:p>
          </table:table-cell>
          <table:table-cell office:value-type="float" office:value="2754340">
            <text:p>2754340</text:p>
          </table:table-cell>
          <table:table-cell table:formula="of:=[.C652]/[.H652]" office:value-type="currency" office:currency="USD" office:value="161.25">
            <text:p>$161.25</text:p>
          </table:table-cell>
          <table:table-cell table:formula="of:=[.D652]/[.H652]" office:value-type="currency" office:currency="USD" office:value="14.90625">
            <text:p>$14.9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IVERTON</text:p>
          </table:table-cell>
          <table:table-cell table:style-name="ce3" office:value-type="currency" office:currency="USD" office:value="5562">
            <text:p>$5,562</text:p>
          </table:table-cell>
          <table:table-cell table:style-name="ce3" office:value-type="currency" office:currency="USD" office:value="6428">
            <text:p>$6,428</text:p>
          </table:table-cell>
          <table:table-cell table:style-name="ce3" office:value-type="currency" office:currency="USD" office:value="866">
            <text:p>$866</text:p>
          </table:table-cell>
          <table:table-cell table:style-name="ce6" office:value-type="percentage" office:value="0.1557">
            <text:p>15.57%</text:p>
          </table:table-cell>
          <table:table-cell office:value-type="string">
            <text:p>Riverton </text:p>
          </table:table-cell>
          <table:table-cell table:style-name="ce7" table:formula="of:=[.H653]" office:value-type="float" office:value="117">
            <text:p>117</text:p>
          </table:table-cell>
          <table:table-cell office:value-type="float" office:value="117">
            <text:p>117</text:p>
          </table:table-cell>
          <table:table-cell office:value-type="string">
            <text:p>1600000US2754736</text:p>
          </table:table-cell>
          <table:table-cell office:value-type="float" office:value="2754736">
            <text:p>2754736</text:p>
          </table:table-cell>
          <table:table-cell table:formula="of:=[.C653]/[.H653]" office:value-type="currency" office:currency="USD" office:value="54.9401709401709">
            <text:p>$54.94</text:p>
          </table:table-cell>
          <table:table-cell table:formula="of:=[.D653]/[.H653]" office:value-type="currency" office:currency="USD" office:value="7.4017094017094">
            <text:p>$7.4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OBBINSDALE</text:p>
          </table:table-cell>
          <table:table-cell table:style-name="ce3" office:value-type="currency" office:currency="USD" office:value="1170849">
            <text:p>$1,170,849</text:p>
          </table:table-cell>
          <table:table-cell table:style-name="ce3" office:value-type="currency" office:currency="USD" office:value="1619093">
            <text:p>$1,619,093</text:p>
          </table:table-cell>
          <table:table-cell table:style-name="ce3" office:value-type="currency" office:currency="USD" office:value="448244">
            <text:p>$448,244</text:p>
          </table:table-cell>
          <table:table-cell table:style-name="ce6" office:value-type="percentage" office:value="0.3828">
            <text:p>38.28%</text:p>
          </table:table-cell>
          <table:table-cell office:value-type="string">
            <text:p>Robbinsdale </text:p>
          </table:table-cell>
          <table:table-cell table:style-name="ce7" table:formula="of:=[.H654]" office:value-type="float" office:value="13953">
            <text:p>13,953</text:p>
          </table:table-cell>
          <table:table-cell office:value-type="float" office:value="13953">
            <text:p>13953</text:p>
          </table:table-cell>
          <table:table-cell office:value-type="string">
            <text:p>1600000US2754808</text:p>
          </table:table-cell>
          <table:table-cell office:value-type="float" office:value="2754808">
            <text:p>2754808</text:p>
          </table:table-cell>
          <table:table-cell table:formula="of:=[.C654]/[.H654]" office:value-type="currency" office:currency="USD" office:value="116.039059700423">
            <text:p>$116.04</text:p>
          </table:table-cell>
          <table:table-cell table:formula="of:=[.D654]/[.H654]" office:value-type="currency" office:currency="USD" office:value="32.1252777180535">
            <text:p>$32.1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OCHESTER</text:p>
          </table:table-cell>
          <table:table-cell table:style-name="ce3" office:value-type="currency" office:currency="USD" office:value="5101571">
            <text:p>$5,101,571</text:p>
          </table:table-cell>
          <table:table-cell table:style-name="ce3" office:value-type="currency" office:currency="USD" office:value="6930376">
            <text:p>$6,930,376</text:p>
          </table:table-cell>
          <table:table-cell table:style-name="ce3" office:value-type="currency" office:currency="USD" office:value="1828805">
            <text:p>$1,828,805</text:p>
          </table:table-cell>
          <table:table-cell table:style-name="ce6" office:value-type="percentage" office:value="0.3585">
            <text:p>35.85%</text:p>
          </table:table-cell>
          <table:table-cell office:value-type="string">
            <text:p>Rochester </text:p>
          </table:table-cell>
          <table:table-cell table:style-name="ce7" table:formula="of:=[.H655]" office:value-type="float" office:value="106769">
            <text:p>106,769</text:p>
          </table:table-cell>
          <table:table-cell office:value-type="float" office:value="106769">
            <text:p>106769</text:p>
          </table:table-cell>
          <table:table-cell office:value-type="string">
            <text:p>1600000US2754880</text:p>
          </table:table-cell>
          <table:table-cell office:value-type="float" office:value="2754880">
            <text:p>2754880</text:p>
          </table:table-cell>
          <table:table-cell table:formula="of:=[.C655]/[.H655]" office:value-type="currency" office:currency="USD" office:value="64.910001966863">
            <text:p>$64.91</text:p>
          </table:table-cell>
          <table:table-cell table:formula="of:=[.D655]/[.H655]" office:value-type="currency" office:currency="USD" office:value="17.1286141108374">
            <text:p>$17.1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OCK CREEK</text:p>
          </table:table-cell>
          <table:table-cell table:style-name="ce3" office:value-type="currency" office:currency="USD" office:value="133506">
            <text:p>$133,506</text:p>
          </table:table-cell>
          <table:table-cell table:style-name="ce3" office:value-type="currency" office:currency="USD" office:value="208588">
            <text:p>$208,588</text:p>
          </table:table-cell>
          <table:table-cell table:style-name="ce3" office:value-type="currency" office:currency="USD" office:value="75082">
            <text:p>$75,082</text:p>
          </table:table-cell>
          <table:table-cell table:style-name="ce6" office:value-type="percentage" office:value="0.5624">
            <text:p>56.24%</text:p>
          </table:table-cell>
          <table:table-cell office:value-type="string">
            <text:p>Rock Creek </text:p>
          </table:table-cell>
          <table:table-cell table:style-name="ce7" table:formula="of:=[.H656]" office:value-type="float" office:value="1628">
            <text:p>1,628</text:p>
          </table:table-cell>
          <table:table-cell office:value-type="float" office:value="1628">
            <text:p>1628</text:p>
          </table:table-cell>
          <table:table-cell office:value-type="string">
            <text:p>1600000US2754934</text:p>
          </table:table-cell>
          <table:table-cell office:value-type="float" office:value="2754934">
            <text:p>2754934</text:p>
          </table:table-cell>
          <table:table-cell table:formula="of:=[.C656]/[.H656]" office:value-type="currency" office:currency="USD" office:value="128.125307125307">
            <text:p>$128.13</text:p>
          </table:table-cell>
          <table:table-cell table:formula="of:=[.D656]/[.H656]" office:value-type="currency" office:currency="USD" office:value="46.1191646191646">
            <text:p>$46.1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OCKFORD</text:p>
          </table:table-cell>
          <table:table-cell table:style-name="ce3" office:value-type="currency" office:currency="USD" office:value="309689">
            <text:p>$309,689</text:p>
          </table:table-cell>
          <table:table-cell table:style-name="ce3" office:value-type="currency" office:currency="USD" office:value="453290">
            <text:p>$453,290</text:p>
          </table:table-cell>
          <table:table-cell table:style-name="ce3" office:value-type="currency" office:currency="USD" office:value="143601">
            <text:p>$143,601</text:p>
          </table:table-cell>
          <table:table-cell table:style-name="ce6" office:value-type="percentage" office:value="0.4637">
            <text:p>46.37%</text:p>
          </table:table-cell>
          <table:table-cell office:value-type="string">
            <text:p>Rockford </text:p>
          </table:table-cell>
          <table:table-cell table:style-name="ce7" table:formula="of:=[.H657]" office:value-type="float" office:value="4316">
            <text:p>4,316</text:p>
          </table:table-cell>
          <table:table-cell office:value-type="float" office:value="4316">
            <text:p>4316</text:p>
          </table:table-cell>
          <table:table-cell office:value-type="string">
            <text:p>1600000US2755006</text:p>
          </table:table-cell>
          <table:table-cell office:value-type="float" office:value="2755006">
            <text:p>2755006</text:p>
          </table:table-cell>
          <table:table-cell table:formula="of:=[.C657]/[.H657]" office:value-type="currency" office:currency="USD" office:value="105.025486561631">
            <text:p>$105.03</text:p>
          </table:table-cell>
          <table:table-cell table:formula="of:=[.D657]/[.H657]" office:value-type="currency" office:currency="USD" office:value="33.2717794253939">
            <text:p>$33.2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OCKVILLE</text:p>
          </table:table-cell>
          <table:table-cell table:style-name="ce3" office:value-type="currency" office:currency="USD" office:value="105568">
            <text:p>$105,568</text:p>
          </table:table-cell>
          <table:table-cell table:style-name="ce3" office:value-type="currency" office:currency="USD" office:value="168093">
            <text:p>$168,093</text:p>
          </table:table-cell>
          <table:table-cell table:style-name="ce3" office:value-type="currency" office:currency="USD" office:value="62525">
            <text:p>$62,525</text:p>
          </table:table-cell>
          <table:table-cell table:style-name="ce6" office:value-type="percentage" office:value="0.5923">
            <text:p>59.23%</text:p>
          </table:table-cell>
          <table:table-cell office:value-type="string">
            <text:p>Rockville </text:p>
          </table:table-cell>
          <table:table-cell table:style-name="ce7" table:formula="of:=[.H658]" office:value-type="float" office:value="2448">
            <text:p>2,448</text:p>
          </table:table-cell>
          <table:table-cell office:value-type="float" office:value="2448">
            <text:p>2448</text:p>
          </table:table-cell>
          <table:table-cell office:value-type="string">
            <text:p>1600000US2755078</text:p>
          </table:table-cell>
          <table:table-cell office:value-type="float" office:value="2755078">
            <text:p>2755078</text:p>
          </table:table-cell>
          <table:table-cell table:formula="of:=[.C658]/[.H658]" office:value-type="currency" office:currency="USD" office:value="68.6654411764706">
            <text:p>$68.67</text:p>
          </table:table-cell>
          <table:table-cell table:formula="of:=[.D658]/[.H658]" office:value-type="currency" office:currency="USD" office:value="25.5412581699346">
            <text:p>$25.5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OGERS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97137">
            <text:p>$97,137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Rogers </text:p>
          </table:table-cell>
          <table:table-cell table:style-name="ce7" table:formula="of:=[.H659]" office:value-type="float" office:value="8597">
            <text:p>8,597</text:p>
          </table:table-cell>
          <table:table-cell office:value-type="float" office:value="8597">
            <text:p>8597</text:p>
          </table:table-cell>
          <table:table-cell office:value-type="string">
            <text:p>1600000US2755186</text:p>
          </table:table-cell>
          <table:table-cell office:value-type="float" office:value="2755186">
            <text:p>2755186</text:p>
          </table:table-cell>
          <table:table-cell table:formula="of:=[.C659]/[.H659]" office:value-type="currency" office:currency="USD" office:value="11.2989414912179">
            <text:p>$11.30</text:p>
          </table:table-cell>
          <table:table-cell table:formula="of:=[.D659]/[.H659]" office:value-type="currency" office:currency="USD" office:value="11.2989414912179">
            <text:p>$11.3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OLLINGSTONE</text:p>
          </table:table-cell>
          <table:table-cell table:style-name="ce3" office:value-type="currency" office:currency="USD" office:value="135555">
            <text:p>$135,555</text:p>
          </table:table-cell>
          <table:table-cell table:style-name="ce3" office:value-type="currency" office:currency="USD" office:value="155260">
            <text:p>$155,260</text:p>
          </table:table-cell>
          <table:table-cell table:style-name="ce3" office:value-type="currency" office:currency="USD" office:value="19705">
            <text:p>$19,705</text:p>
          </table:table-cell>
          <table:table-cell table:style-name="ce6" office:value-type="percentage" office:value="0.1454">
            <text:p>14.54%</text:p>
          </table:table-cell>
          <table:table-cell office:value-type="string">
            <text:p>Rollingstone </text:p>
          </table:table-cell>
          <table:table-cell table:style-name="ce7" table:formula="of:=[.H660]" office:value-type="float" office:value="664">
            <text:p>664</text:p>
          </table:table-cell>
          <table:table-cell office:value-type="float" office:value="664">
            <text:p>664</text:p>
          </table:table-cell>
          <table:table-cell office:value-type="string">
            <text:p>1600000US2755276</text:p>
          </table:table-cell>
          <table:table-cell office:value-type="float" office:value="2755276">
            <text:p>2755276</text:p>
          </table:table-cell>
          <table:table-cell table:formula="of:=[.C660]/[.H660]" office:value-type="currency" office:currency="USD" office:value="233.825301204819">
            <text:p>$233.83</text:p>
          </table:table-cell>
          <table:table-cell table:formula="of:=[.D660]/[.H660]" office:value-type="currency" office:currency="USD" office:value="29.6762048192771">
            <text:p>$29.6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OOSEVELT</text:p>
          </table:table-cell>
          <table:table-cell table:style-name="ce3" office:value-type="currency" office:currency="USD" office:value="18964">
            <text:p>$18,964</text:p>
          </table:table-cell>
          <table:table-cell table:style-name="ce3" office:value-type="currency" office:currency="USD" office:value="23807">
            <text:p>$23,807</text:p>
          </table:table-cell>
          <table:table-cell table:style-name="ce3" office:value-type="currency" office:currency="USD" office:value="4843">
            <text:p>$4,843</text:p>
          </table:table-cell>
          <table:table-cell table:style-name="ce6" office:value-type="percentage" office:value="0.2554">
            <text:p>25.54%</text:p>
          </table:table-cell>
          <table:table-cell office:value-type="string">
            <text:p>Roosevelt </text:p>
          </table:table-cell>
          <table:table-cell table:style-name="ce7" table:formula="of:=[.H661]" office:value-type="float" office:value="151">
            <text:p>151</text:p>
          </table:table-cell>
          <table:table-cell office:value-type="float" office:value="151">
            <text:p>151</text:p>
          </table:table-cell>
          <table:table-cell office:value-type="string">
            <text:p>1600000US2755438</text:p>
          </table:table-cell>
          <table:table-cell office:value-type="float" office:value="2755438">
            <text:p>2755438</text:p>
          </table:table-cell>
          <table:table-cell table:formula="of:=[.C661]/[.H661]" office:value-type="currency" office:currency="USD" office:value="157.662251655629">
            <text:p>$157.66</text:p>
          </table:table-cell>
          <table:table-cell table:formula="of:=[.D661]/[.H661]" office:value-type="currency" office:currency="USD" office:value="32.0728476821192">
            <text:p>$32.0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OSCOE</text:p>
          </table:table-cell>
          <table:table-cell table:number-columns-repeated="2" table:style-name="ce3" office:value-type="currency" office:currency="USD" office:value="21702">
            <text:p>$21,702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Roscoe </text:p>
          </table:table-cell>
          <table:table-cell table:style-name="ce7" table:formula="of:=[.H662]"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string">
            <text:p>1600000US2755510</text:p>
          </table:table-cell>
          <table:table-cell office:value-type="float" office:value="2755510">
            <text:p>2755510</text:p>
          </table:table-cell>
          <table:table-cell table:formula="of:=[.C662]/[.H662]" office:value-type="currency" office:currency="USD" office:value="212.764705882353">
            <text:p>$212.76</text:p>
          </table:table-cell>
          <table:table-cell table:formula="of:=[.D662]/[.H662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OSE CREEK</text:p>
          </table:table-cell>
          <table:table-cell table:style-name="ce3" office:value-type="currency" office:currency="USD" office:value="71101">
            <text:p>$71,101</text:p>
          </table:table-cell>
          <table:table-cell table:style-name="ce3" office:value-type="currency" office:currency="USD" office:value="84232">
            <text:p>$84,232</text:p>
          </table:table-cell>
          <table:table-cell table:style-name="ce3" office:value-type="currency" office:currency="USD" office:value="13131">
            <text:p>$13,131</text:p>
          </table:table-cell>
          <table:table-cell table:style-name="ce6" office:value-type="percentage" office:value="0.1847">
            <text:p>18.47%</text:p>
          </table:table-cell>
          <table:table-cell office:value-type="string">
            <text:p>Rose Creek </text:p>
          </table:table-cell>
          <table:table-cell table:style-name="ce7" table:formula="of:=[.H663]" office:value-type="float" office:value="394">
            <text:p>394</text:p>
          </table:table-cell>
          <table:table-cell office:value-type="float" office:value="394">
            <text:p>394</text:p>
          </table:table-cell>
          <table:table-cell office:value-type="string">
            <text:p>1600000US2755600</text:p>
          </table:table-cell>
          <table:table-cell office:value-type="float" office:value="2755600">
            <text:p>2755600</text:p>
          </table:table-cell>
          <table:table-cell table:formula="of:=[.C663]/[.H663]" office:value-type="currency" office:currency="USD" office:value="213.786802030457">
            <text:p>$213.79</text:p>
          </table:table-cell>
          <table:table-cell table:formula="of:=[.D663]/[.H663]" office:value-type="currency" office:currency="USD" office:value="33.3274111675127">
            <text:p>$33.33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ROSEAU</text:p>
          </table:table-cell>
          <table:table-cell table:style-name="ce3" office:value-type="currency" office:currency="USD" office:value="569076">
            <text:p>$569,076</text:p>
          </table:table-cell>
          <table:table-cell table:style-name="ce3" office:value-type="currency" office:currency="USD" office:value="650330">
            <text:p>$650,330</text:p>
          </table:table-cell>
          <table:table-cell table:style-name="ce3" office:value-type="currency" office:currency="USD" office:value="81254">
            <text:p>$81,254</text:p>
          </table:table-cell>
          <table:table-cell table:style-name="ce6" office:value-type="percentage" office:value="0.1428">
            <text:p>14.28%</text:p>
          </table:table-cell>
          <table:table-cell office:value-type="string">
            <text:p>Roseau </text:p>
          </table:table-cell>
          <table:table-cell table:style-name="ce7" table:formula="of:=[.H664]" office:value-type="float" office:value="2633">
            <text:p>2,633</text:p>
          </table:table-cell>
          <table:table-cell office:value-type="float" office:value="2633">
            <text:p>2633</text:p>
          </table:table-cell>
          <table:table-cell office:value-type="string">
            <text:p>1600000US2755546</text:p>
          </table:table-cell>
          <table:table-cell office:value-type="float" office:value="2755546">
            <text:p>2755546</text:p>
          </table:table-cell>
          <table:table-cell table:formula="of:=[.C664]/[.H664]" office:value-type="currency" office:currency="USD" office:value="246.992024306874">
            <text:p>$246.99</text:p>
          </table:table-cell>
          <table:table-cell table:formula="of:=[.D664]/[.H664]" office:value-type="currency" office:currency="USD" office:value="30.8598556779339">
            <text:p>$30.8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OSEMOUNT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Rosemount </text:p>
          </table:table-cell>
          <table:table-cell table:style-name="ce7" table:formula="of:=[.H665]" office:value-type="float" office:value="21874">
            <text:p>21,874</text:p>
          </table:table-cell>
          <table:table-cell office:value-type="float" office:value="21874">
            <text:p>21874</text:p>
          </table:table-cell>
          <table:table-cell office:value-type="string">
            <text:p>1600000US2755726</text:p>
          </table:table-cell>
          <table:table-cell office:value-type="float" office:value="2755726">
            <text:p>2755726</text:p>
          </table:table-cell>
          <table:table-cell table:formula="of:=[.C665]/[.H665]" office:value-type="currency" office:currency="USD" office:value="0">
            <text:p>$0.00</text:p>
          </table:table-cell>
          <table:table-cell table:formula="of:=[.D665]/[.H665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OSEVILLE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24940">
            <text:p>$224,94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Roseville </text:p>
          </table:table-cell>
          <table:table-cell table:style-name="ce7" table:formula="of:=[.H666]" office:value-type="float" office:value="33660">
            <text:p>33,660</text:p>
          </table:table-cell>
          <table:table-cell office:value-type="float" office:value="33660">
            <text:p>33660</text:p>
          </table:table-cell>
          <table:table-cell office:value-type="string">
            <text:p>1600000US2755852</text:p>
          </table:table-cell>
          <table:table-cell office:value-type="float" office:value="2755852">
            <text:p>2755852</text:p>
          </table:table-cell>
          <table:table-cell table:formula="of:=[.C666]/[.H666]" office:value-type="currency" office:currency="USD" office:value="6.68270944741533">
            <text:p>$6.68</text:p>
          </table:table-cell>
          <table:table-cell table:formula="of:=[.D666]/[.H666]" office:value-type="currency" office:currency="USD" office:value="6.68270944741533">
            <text:p>$6.6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OTHSAY</text:p>
          </table:table-cell>
          <table:table-cell table:style-name="ce3" office:value-type="currency" office:currency="USD" office:value="116916">
            <text:p>$116,916</text:p>
          </table:table-cell>
          <table:table-cell table:style-name="ce3" office:value-type="currency" office:currency="USD" office:value="129551">
            <text:p>$129,551</text:p>
          </table:table-cell>
          <table:table-cell table:style-name="ce3" office:value-type="currency" office:currency="USD" office:value="12635">
            <text:p>$12,635</text:p>
          </table:table-cell>
          <table:table-cell table:style-name="ce6" office:value-type="percentage" office:value="0.1081">
            <text:p>10.81%</text:p>
          </table:table-cell>
          <table:table-cell office:value-type="string">
            <text:p>Rothsay </text:p>
          </table:table-cell>
          <table:table-cell table:style-name="ce7" table:formula="of:=[.H667]" office:value-type="float" office:value="493">
            <text:p>493</text:p>
          </table:table-cell>
          <table:table-cell office:value-type="float" office:value="493">
            <text:p>493</text:p>
          </table:table-cell>
          <table:table-cell office:value-type="string">
            <text:p>1600000US2756014</text:p>
          </table:table-cell>
          <table:table-cell office:value-type="float" office:value="2756014">
            <text:p>2756014</text:p>
          </table:table-cell>
          <table:table-cell table:formula="of:=[.C667]/[.H667]" office:value-type="currency" office:currency="USD" office:value="262.78093306288">
            <text:p>$262.78</text:p>
          </table:table-cell>
          <table:table-cell table:formula="of:=[.D667]/[.H667]" office:value-type="currency" office:currency="USD" office:value="25.6288032454361">
            <text:p>$25.6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OUND LAKE</text:p>
          </table:table-cell>
          <table:table-cell table:style-name="ce3" office:value-type="currency" office:currency="USD" office:value="119605">
            <text:p>$119,605</text:p>
          </table:table-cell>
          <table:table-cell table:style-name="ce3" office:value-type="currency" office:currency="USD" office:value="121131">
            <text:p>$121,131</text:p>
          </table:table-cell>
          <table:table-cell table:style-name="ce3" office:value-type="currency" office:currency="USD" office:value="1526">
            <text:p>$1,526</text:p>
          </table:table-cell>
          <table:table-cell table:style-name="ce6" office:value-type="percentage" office:value="0.0128">
            <text:p>1.28%</text:p>
          </table:table-cell>
          <table:table-cell office:value-type="string">
            <text:p>Round Lake </text:p>
          </table:table-cell>
          <table:table-cell table:style-name="ce7" table:formula="of:=[.H668]" office:value-type="float" office:value="376">
            <text:p>376</text:p>
          </table:table-cell>
          <table:table-cell office:value-type="float" office:value="376">
            <text:p>376</text:p>
          </table:table-cell>
          <table:table-cell office:value-type="string">
            <text:p>1600000US2756086</text:p>
          </table:table-cell>
          <table:table-cell office:value-type="float" office:value="2756086">
            <text:p>2756086</text:p>
          </table:table-cell>
          <table:table-cell table:formula="of:=[.C668]/[.H668]" office:value-type="currency" office:currency="USD" office:value="322.156914893617">
            <text:p>$322.16</text:p>
          </table:table-cell>
          <table:table-cell table:formula="of:=[.D668]/[.H668]" office:value-type="currency" office:currency="USD" office:value="4.05851063829787">
            <text:p>$4.0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OYALTON</text:p>
          </table:table-cell>
          <table:table-cell table:style-name="ce3" office:value-type="currency" office:currency="USD" office:value="209265">
            <text:p>$209,265</text:p>
          </table:table-cell>
          <table:table-cell table:style-name="ce3" office:value-type="currency" office:currency="USD" office:value="277375">
            <text:p>$277,375</text:p>
          </table:table-cell>
          <table:table-cell table:style-name="ce3" office:value-type="currency" office:currency="USD" office:value="68110">
            <text:p>$68,110</text:p>
          </table:table-cell>
          <table:table-cell table:style-name="ce6" office:value-type="percentage" office:value="0.3255">
            <text:p>32.55%</text:p>
          </table:table-cell>
          <table:table-cell office:value-type="string">
            <text:p>Royalton </text:p>
          </table:table-cell>
          <table:table-cell table:style-name="ce7" table:formula="of:=[.H669]" office:value-type="float" office:value="1242">
            <text:p>1,242</text:p>
          </table:table-cell>
          <table:table-cell office:value-type="float" office:value="1242">
            <text:p>1242</text:p>
          </table:table-cell>
          <table:table-cell office:value-type="string">
            <text:p>1600000US2756176</text:p>
          </table:table-cell>
          <table:table-cell office:value-type="float" office:value="2756176">
            <text:p>2756176</text:p>
          </table:table-cell>
          <table:table-cell table:formula="of:=[.C669]/[.H669]" office:value-type="currency" office:currency="USD" office:value="223.329307568438">
            <text:p>$223.33</text:p>
          </table:table-cell>
          <table:table-cell table:formula="of:=[.D669]/[.H669]" office:value-type="currency" office:currency="USD" office:value="54.8389694041868">
            <text:p>$54.8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USH CITY</text:p>
          </table:table-cell>
          <table:table-cell table:style-name="ce3" office:value-type="currency" office:currency="USD" office:value="620496">
            <text:p>$620,496</text:p>
          </table:table-cell>
          <table:table-cell table:style-name="ce3" office:value-type="currency" office:currency="USD" office:value="781850">
            <text:p>$781,850</text:p>
          </table:table-cell>
          <table:table-cell table:style-name="ce3" office:value-type="currency" office:currency="USD" office:value="161354">
            <text:p>$161,354</text:p>
          </table:table-cell>
          <table:table-cell table:style-name="ce6" office:value-type="percentage" office:value="0.26">
            <text:p>26.00%</text:p>
          </table:table-cell>
          <table:table-cell office:value-type="string">
            <text:p>Rush City </text:p>
          </table:table-cell>
          <table:table-cell table:style-name="ce7" table:formula="of:=[.H670]" office:value-type="float" office:value="3079">
            <text:p>3,079</text:p>
          </table:table-cell>
          <table:table-cell office:value-type="float" office:value="3079">
            <text:p>3079</text:p>
          </table:table-cell>
          <table:table-cell office:value-type="string">
            <text:p>1600000US2756266</text:p>
          </table:table-cell>
          <table:table-cell office:value-type="float" office:value="2756266">
            <text:p>2756266</text:p>
          </table:table-cell>
          <table:table-cell table:formula="of:=[.C670]/[.H670]" office:value-type="currency" office:currency="USD" office:value="253.929847353037">
            <text:p>$253.93</text:p>
          </table:table-cell>
          <table:table-cell table:formula="of:=[.D670]/[.H670]" office:value-type="currency" office:currency="USD" office:value="52.4046768431309">
            <text:p>$52.4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USHFORD</text:p>
          </table:table-cell>
          <table:table-cell table:style-name="ce3" office:value-type="currency" office:currency="USD" office:value="559018">
            <text:p>$559,018</text:p>
          </table:table-cell>
          <table:table-cell table:style-name="ce3" office:value-type="currency" office:currency="USD" office:value="584270">
            <text:p>$584,270</text:p>
          </table:table-cell>
          <table:table-cell table:style-name="ce3" office:value-type="currency" office:currency="USD" office:value="25252">
            <text:p>$25,252</text:p>
          </table:table-cell>
          <table:table-cell table:style-name="ce6" office:value-type="percentage" office:value="0.0452">
            <text:p>4.52%</text:p>
          </table:table-cell>
          <table:table-cell office:value-type="string">
            <text:p>Rushford </text:p>
          </table:table-cell>
          <table:table-cell table:style-name="ce7" table:formula="of:=[.H671]" office:value-type="float" office:value="1731">
            <text:p>1,731</text:p>
          </table:table-cell>
          <table:table-cell office:value-type="float" office:value="1731">
            <text:p>1731</text:p>
          </table:table-cell>
          <table:table-cell office:value-type="string">
            <text:p>1600000US2756284</text:p>
          </table:table-cell>
          <table:table-cell office:value-type="float" office:value="2756284">
            <text:p>2756284</text:p>
          </table:table-cell>
          <table:table-cell table:formula="of:=[.C671]/[.H671]" office:value-type="currency" office:currency="USD" office:value="337.533217793183">
            <text:p>$337.53</text:p>
          </table:table-cell>
          <table:table-cell table:formula="of:=[.D671]/[.H671]" office:value-type="currency" office:currency="USD" office:value="14.5880993645292">
            <text:p>$14.5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USHFORD VILLAGE</text:p>
          </table:table-cell>
          <table:table-cell table:number-columns-repeated="2" table:style-name="ce3" office:value-type="currency" office:currency="USD" office:value="43944">
            <text:p>$43,944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Rushford Village </text:p>
          </table:table-cell>
          <table:table-cell table:style-name="ce7" table:formula="of:=[.H672]" office:value-type="float" office:value="807">
            <text:p>807</text:p>
          </table:table-cell>
          <table:table-cell office:value-type="float" office:value="807">
            <text:p>807</text:p>
          </table:table-cell>
          <table:table-cell office:value-type="string">
            <text:p>1600000US2756302</text:p>
          </table:table-cell>
          <table:table-cell office:value-type="float" office:value="2756302">
            <text:p>2756302</text:p>
          </table:table-cell>
          <table:table-cell table:formula="of:=[.C672]/[.H672]" office:value-type="currency" office:currency="USD" office:value="54.453531598513">
            <text:p>$54.45</text:p>
          </table:table-cell>
          <table:table-cell table:formula="of:=[.D672]/[.H672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USHMORE</text:p>
          </table:table-cell>
          <table:table-cell table:style-name="ce3" office:value-type="currency" office:currency="USD" office:value="101319">
            <text:p>$101,319</text:p>
          </table:table-cell>
          <table:table-cell table:style-name="ce3" office:value-type="currency" office:currency="USD" office:value="106296">
            <text:p>$106,296</text:p>
          </table:table-cell>
          <table:table-cell table:style-name="ce3" office:value-type="currency" office:currency="USD" office:value="4977">
            <text:p>$4,977</text:p>
          </table:table-cell>
          <table:table-cell table:style-name="ce6" office:value-type="percentage" office:value="0.0491">
            <text:p>4.91%</text:p>
          </table:table-cell>
          <table:table-cell office:value-type="string">
            <text:p>Rushmore </text:p>
          </table:table-cell>
          <table:table-cell table:style-name="ce7" table:formula="of:=[.H673]" office:value-type="float" office:value="342">
            <text:p>342</text:p>
          </table:table-cell>
          <table:table-cell office:value-type="float" office:value="342">
            <text:p>342</text:p>
          </table:table-cell>
          <table:table-cell office:value-type="string">
            <text:p>1600000US2756338</text:p>
          </table:table-cell>
          <table:table-cell office:value-type="float" office:value="2756338">
            <text:p>2756338</text:p>
          </table:table-cell>
          <table:table-cell table:formula="of:=[.C673]/[.H673]" office:value-type="currency" office:currency="USD" office:value="310.80701754386">
            <text:p>$310.81</text:p>
          </table:table-cell>
          <table:table-cell table:formula="of:=[.D673]/[.H673]" office:value-type="currency" office:currency="USD" office:value="14.5526315789474">
            <text:p>$14.5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USSELL</text:p>
          </table:table-cell>
          <table:table-cell table:style-name="ce3" office:value-type="currency" office:currency="USD" office:value="81277">
            <text:p>$81,277</text:p>
          </table:table-cell>
          <table:table-cell table:style-name="ce3" office:value-type="currency" office:currency="USD" office:value="87987">
            <text:p>$87,987</text:p>
          </table:table-cell>
          <table:table-cell table:style-name="ce3" office:value-type="currency" office:currency="USD" office:value="6710">
            <text:p>$6,710</text:p>
          </table:table-cell>
          <table:table-cell table:style-name="ce6" office:value-type="percentage" office:value="0.0826">
            <text:p>8.26%</text:p>
          </table:table-cell>
          <table:table-cell office:value-type="string">
            <text:p>Russell </text:p>
          </table:table-cell>
          <table:table-cell table:style-name="ce7" table:formula="of:=[.H674]" office:value-type="float" office:value="338">
            <text:p>338</text:p>
          </table:table-cell>
          <table:table-cell office:value-type="float" office:value="338">
            <text:p>338</text:p>
          </table:table-cell>
          <table:table-cell office:value-type="string">
            <text:p>1600000US2756428</text:p>
          </table:table-cell>
          <table:table-cell office:value-type="float" office:value="2756428">
            <text:p>2756428</text:p>
          </table:table-cell>
          <table:table-cell table:formula="of:=[.C674]/[.H674]" office:value-type="currency" office:currency="USD" office:value="260.316568047337">
            <text:p>$260.32</text:p>
          </table:table-cell>
          <table:table-cell table:formula="of:=[.D674]/[.H674]" office:value-type="currency" office:currency="USD" office:value="19.8520710059172">
            <text:p>$19.8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UTHTON</text:p>
          </table:table-cell>
          <table:table-cell table:number-columns-repeated="2" table:style-name="ce3" office:value-type="currency" office:currency="USD" office:value="80121">
            <text:p>$80,121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Ruthton </text:p>
          </table:table-cell>
          <table:table-cell table:style-name="ce7" table:formula="of:=[.H675]" office:value-type="float" office:value="241">
            <text:p>241</text:p>
          </table:table-cell>
          <table:table-cell office:value-type="float" office:value="241">
            <text:p>241</text:p>
          </table:table-cell>
          <table:table-cell office:value-type="string">
            <text:p>1600000US2756482</text:p>
          </table:table-cell>
          <table:table-cell office:value-type="float" office:value="2756482">
            <text:p>2756482</text:p>
          </table:table-cell>
          <table:table-cell table:formula="of:=[.C675]/[.H675]" office:value-type="currency" office:currency="USD" office:value="332.452282157676">
            <text:p>$332.45</text:p>
          </table:table-cell>
          <table:table-cell table:formula="of:=[.D675]/[.H675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RUTLEDGE</text:p>
          </table:table-cell>
          <table:table-cell table:style-name="ce3" office:value-type="currency" office:currency="USD" office:value="3257">
            <text:p>$3,257</text:p>
          </table:table-cell>
          <table:table-cell table:style-name="ce3" office:value-type="currency" office:currency="USD" office:value="10566">
            <text:p>$10,566</text:p>
          </table:table-cell>
          <table:table-cell table:style-name="ce3" office:value-type="currency" office:currency="USD" office:value="7309">
            <text:p>$7,309</text:p>
          </table:table-cell>
          <table:table-cell table:style-name="ce6" office:value-type="percentage" office:value="2.2441">
            <text:p>224.41%</text:p>
          </table:table-cell>
          <table:table-cell office:value-type="string">
            <text:p>Rutledge </text:p>
          </table:table-cell>
          <table:table-cell table:style-name="ce7" table:formula="of:=[.H676]" office:value-type="float" office:value="229">
            <text:p>229</text:p>
          </table:table-cell>
          <table:table-cell office:value-type="float" office:value="229">
            <text:p>229</text:p>
          </table:table-cell>
          <table:table-cell office:value-type="string">
            <text:p>1600000US2756518</text:p>
          </table:table-cell>
          <table:table-cell office:value-type="float" office:value="2756518">
            <text:p>2756518</text:p>
          </table:table-cell>
          <table:table-cell table:formula="of:=[.C676]/[.H676]" office:value-type="currency" office:currency="USD" office:value="46.1397379912664">
            <text:p>$46.14</text:p>
          </table:table-cell>
          <table:table-cell table:formula="of:=[.D676]/[.H676]" office:value-type="currency" office:currency="USD" office:value="31.9170305676856">
            <text:p>$31.9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ABIN</text:p>
          </table:table-cell>
          <table:table-cell table:style-name="ce3" office:value-type="currency" office:currency="USD" office:value="73496">
            <text:p>$73,496</text:p>
          </table:table-cell>
          <table:table-cell table:style-name="ce3" office:value-type="currency" office:currency="USD" office:value="95688">
            <text:p>$95,688</text:p>
          </table:table-cell>
          <table:table-cell table:style-name="ce3" office:value-type="currency" office:currency="USD" office:value="22192">
            <text:p>$22,192</text:p>
          </table:table-cell>
          <table:table-cell table:style-name="ce6" office:value-type="percentage" office:value="0.3019">
            <text:p>30.19%</text:p>
          </table:table-cell>
          <table:table-cell office:value-type="string">
            <text:p>Sabin </text:p>
          </table:table-cell>
          <table:table-cell table:style-name="ce7" table:formula="of:=[.H677]" office:value-type="float" office:value="522">
            <text:p>522</text:p>
          </table:table-cell>
          <table:table-cell office:value-type="float" office:value="522">
            <text:p>522</text:p>
          </table:table-cell>
          <table:table-cell office:value-type="string">
            <text:p>1600000US2756554</text:p>
          </table:table-cell>
          <table:table-cell office:value-type="float" office:value="2756554">
            <text:p>2756554</text:p>
          </table:table-cell>
          <table:table-cell table:formula="of:=[.C677]/[.H677]" office:value-type="currency" office:currency="USD" office:value="183.310344827586">
            <text:p>$183.31</text:p>
          </table:table-cell>
          <table:table-cell table:formula="of:=[.D677]/[.H677]" office:value-type="currency" office:currency="USD" office:value="42.5134099616858">
            <text:p>$42.5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ARED HEART</text:p>
          </table:table-cell>
          <table:table-cell table:style-name="ce3" office:value-type="currency" office:currency="USD" office:value="192791">
            <text:p>$192,791</text:p>
          </table:table-cell>
          <table:table-cell table:style-name="ce3" office:value-type="currency" office:currency="USD" office:value="204939">
            <text:p>$204,939</text:p>
          </table:table-cell>
          <table:table-cell table:style-name="ce3" office:value-type="currency" office:currency="USD" office:value="12148">
            <text:p>$12,148</text:p>
          </table:table-cell>
          <table:table-cell table:style-name="ce6" office:value-type="percentage" office:value="0.063">
            <text:p>6.30%</text:p>
          </table:table-cell>
          <table:table-cell office:value-type="string">
            <text:p>Sacred Heart </text:p>
          </table:table-cell>
          <table:table-cell table:style-name="ce7" table:formula="of:=[.H678]" office:value-type="float" office:value="548">
            <text:p>548</text:p>
          </table:table-cell>
          <table:table-cell office:value-type="float" office:value="548">
            <text:p>548</text:p>
          </table:table-cell>
          <table:table-cell office:value-type="string">
            <text:p>1600000US2756572</text:p>
          </table:table-cell>
          <table:table-cell office:value-type="float" office:value="2756572">
            <text:p>2756572</text:p>
          </table:table-cell>
          <table:table-cell table:formula="of:=[.C678]/[.H678]" office:value-type="currency" office:currency="USD" office:value="373.976277372263">
            <text:p>$373.98</text:p>
          </table:table-cell>
          <table:table-cell table:formula="of:=[.D678]/[.H678]" office:value-type="currency" office:currency="USD" office:value="22.1678832116788">
            <text:p>$22.1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AINT ANTHONY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442967">
            <text:p>$442,967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t. Anthony <text:s/>(Hennepin and Ramsey Counties)</text:p>
          </table:table-cell>
          <table:table-cell table:style-name="ce7" table:formula="of:=[.H679]" office:value-type="float" office:value="8226">
            <text:p>8,226</text:p>
          </table:table-cell>
          <table:table-cell office:value-type="float" office:value="8226">
            <text:p>8226</text:p>
          </table:table-cell>
          <table:table-cell office:value-type="string">
            <text:p>1600000US2756680</text:p>
          </table:table-cell>
          <table:table-cell office:value-type="float" office:value="2756680">
            <text:p>2756680</text:p>
          </table:table-cell>
          <table:table-cell table:formula="of:=[.C679]/[.H679]" office:value-type="currency" office:currency="USD" office:value="53.849623146122">
            <text:p>$53.85</text:p>
          </table:table-cell>
          <table:table-cell table:formula="of:=[.D679]/[.H679]" office:value-type="currency" office:currency="USD" office:value="53.849623146122">
            <text:p>$53.8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AINT BONIFACIUS</text:p>
          </table:table-cell>
          <table:table-cell table:style-name="ce3" office:value-type="currency" office:currency="USD" office:value="294333">
            <text:p>$294,333</text:p>
          </table:table-cell>
          <table:table-cell table:style-name="ce3" office:value-type="currency" office:currency="USD" office:value="339936">
            <text:p>$339,936</text:p>
          </table:table-cell>
          <table:table-cell table:style-name="ce3" office:value-type="currency" office:currency="USD" office:value="45603">
            <text:p>$45,603</text:p>
          </table:table-cell>
          <table:table-cell table:style-name="ce6" office:value-type="percentage" office:value="0.1549">
            <text:p>15.49%</text:p>
          </table:table-cell>
          <table:table-cell office:value-type="string">
            <text:p>St. Bonifacius </text:p>
          </table:table-cell>
          <table:table-cell table:style-name="ce7" table:formula="of:=[.H680]" office:value-type="float" office:value="2283">
            <text:p>2,283</text:p>
          </table:table-cell>
          <table:table-cell office:value-type="float" office:value="2283">
            <text:p>2283</text:p>
          </table:table-cell>
          <table:table-cell office:value-type="string">
            <text:p>1600000US2756770</text:p>
          </table:table-cell>
          <table:table-cell office:value-type="float" office:value="2756770">
            <text:p>2756770</text:p>
          </table:table-cell>
          <table:table-cell table:formula="of:=[.C680]/[.H680]" office:value-type="currency" office:currency="USD" office:value="148.898817345598">
            <text:p>$148.90</text:p>
          </table:table-cell>
          <table:table-cell table:formula="of:=[.D680]/[.H680]" office:value-type="currency" office:currency="USD" office:value="19.9750328515112">
            <text:p>$19.9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AINT LOUIS PARK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458830">
            <text:p>$458,83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t. Louis Park </text:p>
          </table:table-cell>
          <table:table-cell table:style-name="ce7" table:formula="of:=[.H681]" office:value-type="float" office:value="45250">
            <text:p>45,250</text:p>
          </table:table-cell>
          <table:table-cell office:value-type="float" office:value="45250">
            <text:p>45250</text:p>
          </table:table-cell>
          <table:table-cell office:value-type="string">
            <text:p>1600000US2757220</text:p>
          </table:table-cell>
          <table:table-cell office:value-type="float" office:value="2757220">
            <text:p>2757220</text:p>
          </table:table-cell>
          <table:table-cell table:formula="of:=[.C681]/[.H681]" office:value-type="currency" office:currency="USD" office:value="10.1398895027624">
            <text:p>$10.14</text:p>
          </table:table-cell>
          <table:table-cell table:formula="of:=[.D681]/[.H681]" office:value-type="currency" office:currency="USD" office:value="10.1398895027624">
            <text:p>$10.1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ANBORN</text:p>
          </table:table-cell>
          <table:table-cell table:number-columns-repeated="2" table:style-name="ce3" office:value-type="currency" office:currency="USD" office:value="121650">
            <text:p>$121,65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anborn </text:p>
          </table:table-cell>
          <table:table-cell table:style-name="ce7" table:formula="of:=[.H682]" office:value-type="float" office:value="339">
            <text:p>339</text:p>
          </table:table-cell>
          <table:table-cell office:value-type="float" office:value="339">
            <text:p>339</text:p>
          </table:table-cell>
          <table:table-cell office:value-type="string">
            <text:p>1600000US2758306</text:p>
          </table:table-cell>
          <table:table-cell office:value-type="float" office:value="2758306">
            <text:p>2758306</text:p>
          </table:table-cell>
          <table:table-cell table:formula="of:=[.C682]/[.H682]" office:value-type="currency" office:currency="USD" office:value="358.849557522124">
            <text:p>$358.85</text:p>
          </table:table-cell>
          <table:table-cell table:formula="of:=[.D682]/[.H682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ANDSTONE</text:p>
          </table:table-cell>
          <table:table-cell table:style-name="ce3" office:value-type="currency" office:currency="USD" office:value="869374">
            <text:p>$869,374</text:p>
          </table:table-cell>
          <table:table-cell table:style-name="ce3" office:value-type="currency" office:currency="USD" office:value="1038284">
            <text:p>$1,038,284</text:p>
          </table:table-cell>
          <table:table-cell table:style-name="ce3" office:value-type="currency" office:currency="USD" office:value="168910">
            <text:p>$168,910</text:p>
          </table:table-cell>
          <table:table-cell table:style-name="ce6" office:value-type="percentage" office:value="0.1943">
            <text:p>19.43%</text:p>
          </table:table-cell>
          <table:table-cell office:value-type="string">
            <text:p>Sandstone </text:p>
          </table:table-cell>
          <table:table-cell table:style-name="ce7" table:formula="of:=[.H683]" office:value-type="float" office:value="2849">
            <text:p>2,849</text:p>
          </table:table-cell>
          <table:table-cell office:value-type="float" office:value="2849">
            <text:p>2849</text:p>
          </table:table-cell>
          <table:table-cell office:value-type="string">
            <text:p>1600000US2758396</text:p>
          </table:table-cell>
          <table:table-cell office:value-type="float" office:value="2758396">
            <text:p>2758396</text:p>
          </table:table-cell>
          <table:table-cell table:formula="of:=[.C683]/[.H683]" office:value-type="currency" office:currency="USD" office:value="364.438048438048">
            <text:p>$364.44</text:p>
          </table:table-cell>
          <table:table-cell table:formula="of:=[.D683]/[.H683]" office:value-type="currency" office:currency="USD" office:value="59.2874692874693">
            <text:p>$59.29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SARGEANT</text:p>
          </table:table-cell>
          <table:table-cell table:number-columns-repeated="2" table:style-name="ce3" office:value-type="currency" office:currency="USD" office:value="12070">
            <text:p>$12,07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argeant </text:p>
          </table:table-cell>
          <table:table-cell table:style-name="ce7" table:formula="of:=[.H684]"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string">
            <text:p>1600000US2758576</text:p>
          </table:table-cell>
          <table:table-cell office:value-type="float" office:value="2758576">
            <text:p>2758576</text:p>
          </table:table-cell>
          <table:table-cell table:formula="of:=[.C684]/[.H684]" office:value-type="currency" office:currency="USD" office:value="197.868852459016">
            <text:p>$197.87</text:p>
          </table:table-cell>
          <table:table-cell table:formula="of:=[.D684]/[.H684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SARTELL</text:p>
          </table:table-cell>
          <table:table-cell table:style-name="ce3" office:value-type="currency" office:currency="USD" office:value="3554">
            <text:p>$3,554</text:p>
          </table:table-cell>
          <table:table-cell table:style-name="ce3" office:value-type="currency" office:currency="USD" office:value="110668">
            <text:p>$110,668</text:p>
          </table:table-cell>
          <table:table-cell table:style-name="ce3" office:value-type="currency" office:currency="USD" office:value="107114">
            <text:p>$107,114</text:p>
          </table:table-cell>
          <table:table-cell table:style-name="ce6" office:value-type="percentage" office:value="30.139">
            <text:p>3013.90%</text:p>
          </table:table-cell>
          <table:table-cell office:value-type="string">
            <text:p>Sartell </text:p>
          </table:table-cell>
          <table:table-cell table:style-name="ce7" table:formula="of:=[.H685]" office:value-type="float" office:value="15876">
            <text:p>15,876</text:p>
          </table:table-cell>
          <table:table-cell office:value-type="float" office:value="15876">
            <text:p>15876</text:p>
          </table:table-cell>
          <table:table-cell office:value-type="string">
            <text:p>1600000US2758612</text:p>
          </table:table-cell>
          <table:table-cell office:value-type="float" office:value="2758612">
            <text:p>2758612</text:p>
          </table:table-cell>
          <table:table-cell table:formula="of:=[.C685]/[.H685]" office:value-type="currency" office:currency="USD" office:value="6.97077349458302">
            <text:p>$6.97</text:p>
          </table:table-cell>
          <table:table-cell table:formula="of:=[.D685]/[.H685]" office:value-type="currency" office:currency="USD" office:value="6.74691358024691">
            <text:p>$6.75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AUK CENTRE</text:p>
          </table:table-cell>
          <table:table-cell table:style-name="ce3" office:value-type="currency" office:currency="USD" office:value="966004">
            <text:p>$966,004</text:p>
          </table:table-cell>
          <table:table-cell table:style-name="ce3" office:value-type="currency" office:currency="USD" office:value="1099851">
            <text:p>$1,099,851</text:p>
          </table:table-cell>
          <table:table-cell table:style-name="ce3" office:value-type="currency" office:currency="USD" office:value="133847">
            <text:p>$133,847</text:p>
          </table:table-cell>
          <table:table-cell table:style-name="ce6" office:value-type="percentage" office:value="0.1386">
            <text:p>13.86%</text:p>
          </table:table-cell>
          <table:table-cell office:value-type="string">
            <text:p>Sauk Centre </text:p>
          </table:table-cell>
          <table:table-cell table:style-name="ce7" table:formula="of:=[.H686]" office:value-type="float" office:value="4317">
            <text:p>4,317</text:p>
          </table:table-cell>
          <table:table-cell office:value-type="float" office:value="4317">
            <text:p>4317</text:p>
          </table:table-cell>
          <table:table-cell office:value-type="string">
            <text:p>1600000US2758648</text:p>
          </table:table-cell>
          <table:table-cell office:value-type="float" office:value="2758648">
            <text:p>2758648</text:p>
          </table:table-cell>
          <table:table-cell table:formula="of:=[.C686]/[.H686]" office:value-type="currency" office:currency="USD" office:value="254.772063933287">
            <text:p>$254.77</text:p>
          </table:table-cell>
          <table:table-cell table:formula="of:=[.D686]/[.H686]" office:value-type="currency" office:currency="USD" office:value="31.0046328468844">
            <text:p>$31.0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AUK RAPIDS</text:p>
          </table:table-cell>
          <table:table-cell table:style-name="ce3" office:value-type="currency" office:currency="USD" office:value="1579706">
            <text:p>$1,579,706</text:p>
          </table:table-cell>
          <table:table-cell table:style-name="ce3" office:value-type="currency" office:currency="USD" office:value="1912498">
            <text:p>$1,912,498</text:p>
          </table:table-cell>
          <table:table-cell table:style-name="ce3" office:value-type="currency" office:currency="USD" office:value="332792">
            <text:p>$332,792</text:p>
          </table:table-cell>
          <table:table-cell table:style-name="ce6" office:value-type="percentage" office:value="0.2107">
            <text:p>21.07%</text:p>
          </table:table-cell>
          <table:table-cell office:value-type="string">
            <text:p>Sauk Rapids </text:p>
          </table:table-cell>
          <table:table-cell table:style-name="ce7" table:formula="of:=[.H687]" office:value-type="float" office:value="12773">
            <text:p>12,773</text:p>
          </table:table-cell>
          <table:table-cell office:value-type="float" office:value="12773">
            <text:p>12773</text:p>
          </table:table-cell>
          <table:table-cell office:value-type="string">
            <text:p>1600000US2758684</text:p>
          </table:table-cell>
          <table:table-cell office:value-type="float" office:value="2758684">
            <text:p>2758684</text:p>
          </table:table-cell>
          <table:table-cell table:formula="of:=[.C687]/[.H687]" office:value-type="currency" office:currency="USD" office:value="149.729742425429">
            <text:p>$149.73</text:p>
          </table:table-cell>
          <table:table-cell table:formula="of:=[.D687]/[.H687]" office:value-type="currency" office:currency="USD" office:value="26.05433335943">
            <text:p>$26.05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AVAG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avage </text:p>
          </table:table-cell>
          <table:table-cell table:style-name="ce7" table:formula="of:=[.H688]" office:value-type="float" office:value="26911">
            <text:p>26,911</text:p>
          </table:table-cell>
          <table:table-cell office:value-type="float" office:value="26911">
            <text:p>26911</text:p>
          </table:table-cell>
          <table:table-cell office:value-type="string">
            <text:p>1600000US2758738</text:p>
          </table:table-cell>
          <table:table-cell office:value-type="float" office:value="2758738">
            <text:p>2758738</text:p>
          </table:table-cell>
          <table:table-cell table:formula="of:=[.C688]/[.H688]" office:value-type="currency" office:currency="USD" office:value="0">
            <text:p>$0.00</text:p>
          </table:table-cell>
          <table:table-cell table:formula="of:=[.D688]/[.H688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SCANDIA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candia </text:p>
          </table:table-cell>
          <table:table-cell table:style-name="ce7" table:formula="of:=[.H689]" office:value-type="float" office:value="3936">
            <text:p>3,936</text:p>
          </table:table-cell>
          <table:table-cell office:value-type="float" office:value="3936">
            <text:p>3936</text:p>
          </table:table-cell>
          <table:table-cell office:value-type="string">
            <text:p>1600000US2758900</text:p>
          </table:table-cell>
          <table:table-cell office:value-type="float" office:value="2758900">
            <text:p>2758900</text:p>
          </table:table-cell>
          <table:table-cell table:formula="of:=[.C689]/[.H689]" office:value-type="currency" office:currency="USD" office:value="0">
            <text:p>$0.00</text:p>
          </table:table-cell>
          <table:table-cell table:formula="of:=[.D689]/[.H689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SCANLON</text:p>
          </table:table-cell>
          <table:table-cell table:style-name="ce3" office:value-type="currency" office:currency="USD" office:value="175093">
            <text:p>$175,093</text:p>
          </table:table-cell>
          <table:table-cell table:style-name="ce3" office:value-type="currency" office:currency="USD" office:value="203428">
            <text:p>$203,428</text:p>
          </table:table-cell>
          <table:table-cell table:style-name="ce3" office:value-type="currency" office:currency="USD" office:value="28335">
            <text:p>$28,335</text:p>
          </table:table-cell>
          <table:table-cell table:style-name="ce6" office:value-type="percentage" office:value="0.1618">
            <text:p>16.18%</text:p>
          </table:table-cell>
          <table:table-cell office:value-type="string">
            <text:p>Scanlon </text:p>
          </table:table-cell>
          <table:table-cell table:style-name="ce7" table:formula="of:=[.H690]" office:value-type="float" office:value="991">
            <text:p>991</text:p>
          </table:table-cell>
          <table:table-cell office:value-type="float" office:value="991">
            <text:p>991</text:p>
          </table:table-cell>
          <table:table-cell office:value-type="string">
            <text:p>1600000US2758936</text:p>
          </table:table-cell>
          <table:table-cell office:value-type="float" office:value="2758936">
            <text:p>2758936</text:p>
          </table:table-cell>
          <table:table-cell table:formula="of:=[.C690]/[.H690]" office:value-type="currency" office:currency="USD" office:value="205.275479313824">
            <text:p>$205.28</text:p>
          </table:table-cell>
          <table:table-cell table:formula="of:=[.D690]/[.H690]" office:value-type="currency" office:currency="USD" office:value="28.5923309788093">
            <text:p>$28.59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SEAFORTH</text:p>
          </table:table-cell>
          <table:table-cell table:style-name="ce3" office:value-type="currency" office:currency="USD" office:value="16402">
            <text:p>$16,402</text:p>
          </table:table-cell>
          <table:table-cell table:style-name="ce3" office:value-type="currency" office:currency="USD" office:value="17391">
            <text:p>$17,391</text:p>
          </table:table-cell>
          <table:table-cell table:style-name="ce3" office:value-type="currency" office:currency="USD" office:value="989">
            <text:p>$989</text:p>
          </table:table-cell>
          <table:table-cell table:style-name="ce6" office:value-type="percentage" office:value="0.0603">
            <text:p>6.03%</text:p>
          </table:table-cell>
          <table:table-cell office:value-type="string">
            <text:p>Seaforth </text:p>
          </table:table-cell>
          <table:table-cell table:style-name="ce7" table:formula="of:=[.H691]"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string">
            <text:p>1600000US2759098</text:p>
          </table:table-cell>
          <table:table-cell office:value-type="float" office:value="2759098">
            <text:p>2759098</text:p>
          </table:table-cell>
          <table:table-cell table:formula="of:=[.C691]/[.H691]" office:value-type="currency" office:currency="USD" office:value="202.220930232558">
            <text:p>$202.22</text:p>
          </table:table-cell>
          <table:table-cell table:formula="of:=[.D691]/[.H691]" office:value-type="currency" office:currency="USD" office:value="11.5">
            <text:p>$11.5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SEBEKA</text:p>
          </table:table-cell>
          <table:table-cell table:style-name="ce3" office:value-type="currency" office:currency="USD" office:value="169550">
            <text:p>$169,550</text:p>
          </table:table-cell>
          <table:table-cell table:style-name="ce3" office:value-type="currency" office:currency="USD" office:value="209431">
            <text:p>$209,431</text:p>
          </table:table-cell>
          <table:table-cell table:style-name="ce3" office:value-type="currency" office:currency="USD" office:value="39881">
            <text:p>$39,881</text:p>
          </table:table-cell>
          <table:table-cell table:style-name="ce6" office:value-type="percentage" office:value="0.2352">
            <text:p>23.52%</text:p>
          </table:table-cell>
          <table:table-cell office:value-type="string">
            <text:p>Sebeka </text:p>
          </table:table-cell>
          <table:table-cell table:style-name="ce7" table:formula="of:=[.H692]" office:value-type="float" office:value="711">
            <text:p>711</text:p>
          </table:table-cell>
          <table:table-cell office:value-type="float" office:value="711">
            <text:p>711</text:p>
          </table:table-cell>
          <table:table-cell office:value-type="string">
            <text:p>1600000US2759152</text:p>
          </table:table-cell>
          <table:table-cell office:value-type="float" office:value="2759152">
            <text:p>2759152</text:p>
          </table:table-cell>
          <table:table-cell table:formula="of:=[.C692]/[.H692]" office:value-type="currency" office:currency="USD" office:value="294.558368495077">
            <text:p>$294.56</text:p>
          </table:table-cell>
          <table:table-cell table:formula="of:=[.D692]/[.H692]" office:value-type="currency" office:currency="USD" office:value="56.0914205344585">
            <text:p>$56.09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EDAN</text:p>
          </table:table-cell>
          <table:table-cell table:number-columns-repeated="2" table:style-name="ce3" office:value-type="currency" office:currency="USD" office:value="7025">
            <text:p>$7,025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edan </text:p>
          </table:table-cell>
          <table:table-cell table:style-name="ce7" table:formula="of:=[.H693]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string">
            <text:p>1600000US2759188</text:p>
          </table:table-cell>
          <table:table-cell office:value-type="float" office:value="2759188">
            <text:p>2759188</text:p>
          </table:table-cell>
          <table:table-cell table:formula="of:=[.C693]/[.H693]" office:value-type="currency" office:currency="USD" office:value="156.111111111111">
            <text:p>$156.11</text:p>
          </table:table-cell>
          <table:table-cell table:formula="of:=[.D693]/[.H693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SHAFER</text:p>
          </table:table-cell>
          <table:table-cell table:style-name="ce3" office:value-type="currency" office:currency="USD" office:value="150254">
            <text:p>$150,254</text:p>
          </table:table-cell>
          <table:table-cell table:style-name="ce3" office:value-type="currency" office:currency="USD" office:value="209982">
            <text:p>$209,982</text:p>
          </table:table-cell>
          <table:table-cell table:style-name="ce3" office:value-type="currency" office:currency="USD" office:value="59728">
            <text:p>$59,728</text:p>
          </table:table-cell>
          <table:table-cell table:style-name="ce6" office:value-type="percentage" office:value="0.3975">
            <text:p>39.75%</text:p>
          </table:table-cell>
          <table:table-cell office:value-type="string">
            <text:p>Shafer </text:p>
          </table:table-cell>
          <table:table-cell table:style-name="ce7" table:formula="of:=[.H694]" office:value-type="float" office:value="1045">
            <text:p>1,045</text:p>
          </table:table-cell>
          <table:table-cell office:value-type="float" office:value="1045">
            <text:p>1045</text:p>
          </table:table-cell>
          <table:table-cell office:value-type="string">
            <text:p>1600000US2759314</text:p>
          </table:table-cell>
          <table:table-cell office:value-type="float" office:value="2759314">
            <text:p>2759314</text:p>
          </table:table-cell>
          <table:table-cell table:formula="of:=[.C694]/[.H694]" office:value-type="currency" office:currency="USD" office:value="200.93971291866">
            <text:p>$200.94</text:p>
          </table:table-cell>
          <table:table-cell table:formula="of:=[.D694]/[.H694]" office:value-type="currency" office:currency="USD" office:value="57.155980861244">
            <text:p>$57.16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SHAKOPE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hakopee </text:p>
          </table:table-cell>
          <table:table-cell table:style-name="ce7" table:formula="of:=[.H695]" office:value-type="float" office:value="37076">
            <text:p>37,076</text:p>
          </table:table-cell>
          <table:table-cell office:value-type="float" office:value="37076">
            <text:p>37076</text:p>
          </table:table-cell>
          <table:table-cell office:value-type="string">
            <text:p>1600000US2759350</text:p>
          </table:table-cell>
          <table:table-cell office:value-type="float" office:value="2759350">
            <text:p>2759350</text:p>
          </table:table-cell>
          <table:table-cell table:formula="of:=[.C695]/[.H695]" office:value-type="currency" office:currency="USD" office:value="0">
            <text:p>$0.00</text:p>
          </table:table-cell>
          <table:table-cell table:formula="of:=[.D695]/[.H695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HELLY</text:p>
          </table:table-cell>
          <table:table-cell table:number-columns-repeated="2" table:style-name="ce3" office:value-type="currency" office:currency="USD" office:value="65258">
            <text:p>$65,258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helly </text:p>
          </table:table-cell>
          <table:table-cell table:style-name="ce7" table:formula="of:=[.H696]" office:value-type="float" office:value="191">
            <text:p>191</text:p>
          </table:table-cell>
          <table:table-cell office:value-type="float" office:value="191">
            <text:p>191</text:p>
          </table:table-cell>
          <table:table-cell office:value-type="string">
            <text:p>1600000US2759566</text:p>
          </table:table-cell>
          <table:table-cell office:value-type="float" office:value="2759566">
            <text:p>2759566</text:p>
          </table:table-cell>
          <table:table-cell table:formula="of:=[.C696]/[.H696]" office:value-type="currency" office:currency="USD" office:value="341.664921465969">
            <text:p>$341.66</text:p>
          </table:table-cell>
          <table:table-cell table:formula="of:=[.D696]/[.H696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SHERBURN</text:p>
          </table:table-cell>
          <table:table-cell table:style-name="ce3" office:value-type="currency" office:currency="USD" office:value="291361">
            <text:p>$291,361</text:p>
          </table:table-cell>
          <table:table-cell table:style-name="ce3" office:value-type="currency" office:currency="USD" office:value="346996">
            <text:p>$346,996</text:p>
          </table:table-cell>
          <table:table-cell table:style-name="ce3" office:value-type="currency" office:currency="USD" office:value="55635">
            <text:p>$55,635</text:p>
          </table:table-cell>
          <table:table-cell table:style-name="ce6" office:value-type="percentage" office:value="0.1909">
            <text:p>19.09%</text:p>
          </table:table-cell>
          <table:table-cell office:value-type="string">
            <text:p>Sherburn </text:p>
          </table:table-cell>
          <table:table-cell table:style-name="ce7" table:formula="of:=[.H697]" office:value-type="float" office:value="1137">
            <text:p>1,137</text:p>
          </table:table-cell>
          <table:table-cell office:value-type="float" office:value="1137">
            <text:p>1137</text:p>
          </table:table-cell>
          <table:table-cell office:value-type="string">
            <text:p>1600000US2759620</text:p>
          </table:table-cell>
          <table:table-cell office:value-type="float" office:value="2759620">
            <text:p>2759620</text:p>
          </table:table-cell>
          <table:table-cell table:formula="of:=[.C697]/[.H697]" office:value-type="currency" office:currency="USD" office:value="305.185576077397">
            <text:p>$305.19</text:p>
          </table:table-cell>
          <table:table-cell table:formula="of:=[.D697]/[.H697]" office:value-type="currency" office:currency="USD" office:value="48.9313984168865">
            <text:p>$48.93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SHEVLIN</text:p>
          </table:table-cell>
          <table:table-cell table:style-name="ce3" office:value-type="currency" office:currency="USD" office:value="24244">
            <text:p>$24,244</text:p>
          </table:table-cell>
          <table:table-cell table:style-name="ce3" office:value-type="currency" office:currency="USD" office:value="30319">
            <text:p>$30,319</text:p>
          </table:table-cell>
          <table:table-cell table:style-name="ce3" office:value-type="currency" office:currency="USD" office:value="6075">
            <text:p>$6,075</text:p>
          </table:table-cell>
          <table:table-cell table:style-name="ce6" office:value-type="percentage" office:value="0.2506">
            <text:p>25.06%</text:p>
          </table:table-cell>
          <table:table-cell office:value-type="string">
            <text:p>Shevlin </text:p>
          </table:table-cell>
          <table:table-cell table:style-name="ce7" table:formula="of:=[.H698]" office:value-type="float" office:value="176">
            <text:p>176</text:p>
          </table:table-cell>
          <table:table-cell office:value-type="float" office:value="176">
            <text:p>176</text:p>
          </table:table-cell>
          <table:table-cell office:value-type="string">
            <text:p>1600000US2759782</text:p>
          </table:table-cell>
          <table:table-cell office:value-type="float" office:value="2759782">
            <text:p>2759782</text:p>
          </table:table-cell>
          <table:table-cell table:formula="of:=[.C698]/[.H698]" office:value-type="currency" office:currency="USD" office:value="172.267045454545">
            <text:p>$172.27</text:p>
          </table:table-cell>
          <table:table-cell table:formula="of:=[.D698]/[.H698]" office:value-type="currency" office:currency="USD" office:value="34.5170454545455">
            <text:p>$34.52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SHOREVIEW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horeview </text:p>
          </table:table-cell>
          <table:table-cell table:style-name="ce7" table:formula="of:=[.H699]" office:value-type="float" office:value="25043">
            <text:p>25,043</text:p>
          </table:table-cell>
          <table:table-cell office:value-type="float" office:value="25043">
            <text:p>25043</text:p>
          </table:table-cell>
          <table:table-cell office:value-type="string">
            <text:p>1600000US2759998</text:p>
          </table:table-cell>
          <table:table-cell office:value-type="float" office:value="2759998">
            <text:p>2759998</text:p>
          </table:table-cell>
          <table:table-cell table:formula="of:=[.C699]/[.H699]" office:value-type="currency" office:currency="USD" office:value="0">
            <text:p>$0.00</text:p>
          </table:table-cell>
          <table:table-cell table:formula="of:=[.D699]/[.H699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SHOREWOOD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horewood </text:p>
          </table:table-cell>
          <table:table-cell table:style-name="ce7" table:formula="of:=[.H700]" office:value-type="float" office:value="7307">
            <text:p>7,307</text:p>
          </table:table-cell>
          <table:table-cell office:value-type="float" office:value="7307">
            <text:p>7307</text:p>
          </table:table-cell>
          <table:table-cell office:value-type="string">
            <text:p>1600000US2760016</text:p>
          </table:table-cell>
          <table:table-cell office:value-type="float" office:value="2760016">
            <text:p>2760016</text:p>
          </table:table-cell>
          <table:table-cell table:formula="of:=[.C700]/[.H700]" office:value-type="currency" office:currency="USD" office:value="0">
            <text:p>$0.00</text:p>
          </table:table-cell>
          <table:table-cell table:formula="of:=[.D700]/[.H700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ILVER BAY</text:p>
          </table:table-cell>
          <table:table-cell table:style-name="ce3" office:value-type="currency" office:currency="USD" office:value="450020">
            <text:p>$450,020</text:p>
          </table:table-cell>
          <table:table-cell table:style-name="ce3" office:value-type="currency" office:currency="USD" office:value="498610">
            <text:p>$498,610</text:p>
          </table:table-cell>
          <table:table-cell table:style-name="ce3" office:value-type="currency" office:currency="USD" office:value="48590">
            <text:p>$48,590</text:p>
          </table:table-cell>
          <table:table-cell table:style-name="ce6" office:value-type="percentage" office:value="0.108">
            <text:p>10.80%</text:p>
          </table:table-cell>
          <table:table-cell office:value-type="string">
            <text:p>Silver Bay </text:p>
          </table:table-cell>
          <table:table-cell table:style-name="ce7" table:formula="of:=[.H701]" office:value-type="float" office:value="1887">
            <text:p>1,887</text:p>
          </table:table-cell>
          <table:table-cell office:value-type="float" office:value="1887">
            <text:p>1887</text:p>
          </table:table-cell>
          <table:table-cell office:value-type="string">
            <text:p>1600000US2760250</text:p>
          </table:table-cell>
          <table:table-cell office:value-type="float" office:value="2760250">
            <text:p>2760250</text:p>
          </table:table-cell>
          <table:table-cell table:formula="of:=[.C701]/[.H701]" office:value-type="currency" office:currency="USD" office:value="264.234234234234">
            <text:p>$264.23</text:p>
          </table:table-cell>
          <table:table-cell table:formula="of:=[.D701]/[.H701]" office:value-type="currency" office:currency="USD" office:value="25.7498675145734">
            <text:p>$25.7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ILVER LAKE</text:p>
          </table:table-cell>
          <table:table-cell table:style-name="ce3" office:value-type="currency" office:currency="USD" office:value="168619">
            <text:p>$168,619</text:p>
          </table:table-cell>
          <table:table-cell table:style-name="ce3" office:value-type="currency" office:currency="USD" office:value="208209">
            <text:p>$208,209</text:p>
          </table:table-cell>
          <table:table-cell table:style-name="ce3" office:value-type="currency" office:currency="USD" office:value="39590">
            <text:p>$39,590</text:p>
          </table:table-cell>
          <table:table-cell table:style-name="ce6" office:value-type="percentage" office:value="0.2348">
            <text:p>23.48%</text:p>
          </table:table-cell>
          <table:table-cell office:value-type="string">
            <text:p>Silver Lake </text:p>
          </table:table-cell>
          <table:table-cell table:style-name="ce7" table:formula="of:=[.H702]" office:value-type="float" office:value="837">
            <text:p>837</text:p>
          </table:table-cell>
          <table:table-cell office:value-type="float" office:value="837">
            <text:p>837</text:p>
          </table:table-cell>
          <table:table-cell office:value-type="string">
            <text:p>1600000US2760376</text:p>
          </table:table-cell>
          <table:table-cell office:value-type="float" office:value="2760376">
            <text:p>2760376</text:p>
          </table:table-cell>
          <table:table-cell table:formula="of:=[.C702]/[.H702]" office:value-type="currency" office:currency="USD" office:value="248.756272401434">
            <text:p>$248.76</text:p>
          </table:table-cell>
          <table:table-cell table:formula="of:=[.D702]/[.H702]" office:value-type="currency" office:currency="USD" office:value="47.299880525687">
            <text:p>$47.3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KYLINE</text:p>
          </table:table-cell>
          <table:table-cell table:style-name="ce3" office:value-type="currency" office:currency="USD" office:value="4344">
            <text:p>$4,344</text:p>
          </table:table-cell>
          <table:table-cell table:style-name="ce3" office:value-type="currency" office:currency="USD" office:value="10982">
            <text:p>$10,982</text:p>
          </table:table-cell>
          <table:table-cell table:style-name="ce3" office:value-type="currency" office:currency="USD" office:value="6638">
            <text:p>$6,638</text:p>
          </table:table-cell>
          <table:table-cell table:style-name="ce6" office:value-type="percentage" office:value="1.5281">
            <text:p>152.81%</text:p>
          </table:table-cell>
          <table:table-cell office:value-type="string">
            <text:p>Skyline </text:p>
          </table:table-cell>
          <table:table-cell table:style-name="ce7" table:formula="of:=[.H703]" office:value-type="float" office:value="289">
            <text:p>289</text:p>
          </table:table-cell>
          <table:table-cell office:value-type="float" office:value="289">
            <text:p>289</text:p>
          </table:table-cell>
          <table:table-cell office:value-type="string">
            <text:p>1600000US2760754</text:p>
          </table:table-cell>
          <table:table-cell office:value-type="float" office:value="2760754">
            <text:p>2760754</text:p>
          </table:table-cell>
          <table:table-cell table:formula="of:=[.C703]/[.H703]" office:value-type="currency" office:currency="USD" office:value="38">
            <text:p>$38.00</text:p>
          </table:table-cell>
          <table:table-cell table:formula="of:=[.D703]/[.H703]" office:value-type="currency" office:currency="USD" office:value="22.9688581314879">
            <text:p>$22.9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LAYTON</text:p>
          </table:table-cell>
          <table:table-cell table:style-name="ce3" office:value-type="currency" office:currency="USD" office:value="762656">
            <text:p>$762,656</text:p>
          </table:table-cell>
          <table:table-cell table:style-name="ce3" office:value-type="currency" office:currency="USD" office:value="799337">
            <text:p>$799,337</text:p>
          </table:table-cell>
          <table:table-cell table:style-name="ce3" office:value-type="currency" office:currency="USD" office:value="36681">
            <text:p>$36,681</text:p>
          </table:table-cell>
          <table:table-cell table:style-name="ce6" office:value-type="percentage" office:value="0.0481">
            <text:p>4.81%</text:p>
          </table:table-cell>
          <table:table-cell office:value-type="string">
            <text:p>Slayton </text:p>
          </table:table-cell>
          <table:table-cell table:style-name="ce7" table:formula="of:=[.H704]" office:value-type="float" office:value="2153">
            <text:p>2,153</text:p>
          </table:table-cell>
          <table:table-cell office:value-type="float" office:value="2153">
            <text:p>2153</text:p>
          </table:table-cell>
          <table:table-cell office:value-type="string">
            <text:p>1600000US2760808</text:p>
          </table:table-cell>
          <table:table-cell office:value-type="float" office:value="2760808">
            <text:p>2760808</text:p>
          </table:table-cell>
          <table:table-cell table:formula="of:=[.C704]/[.H704]" office:value-type="currency" office:currency="USD" office:value="371.266604737575">
            <text:p>$371.27</text:p>
          </table:table-cell>
          <table:table-cell table:formula="of:=[.D704]/[.H704]" office:value-type="currency" office:currency="USD" office:value="17.0371574547144">
            <text:p>$17.0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LEEPY EYE</text:p>
          </table:table-cell>
          <table:table-cell table:style-name="ce3" office:value-type="currency" office:currency="USD" office:value="1274191">
            <text:p>$1,274,191</text:p>
          </table:table-cell>
          <table:table-cell table:style-name="ce3" office:value-type="currency" office:currency="USD" office:value="1412211">
            <text:p>$1,412,211</text:p>
          </table:table-cell>
          <table:table-cell table:style-name="ce3" office:value-type="currency" office:currency="USD" office:value="138020">
            <text:p>$138,020</text:p>
          </table:table-cell>
          <table:table-cell table:style-name="ce6" office:value-type="percentage" office:value="0.1083">
            <text:p>10.83%</text:p>
          </table:table-cell>
          <table:table-cell office:value-type="string">
            <text:p>Sleepy Eye </text:p>
          </table:table-cell>
          <table:table-cell table:style-name="ce7" table:formula="of:=[.H705]" office:value-type="float" office:value="3599">
            <text:p>3,599</text:p>
          </table:table-cell>
          <table:table-cell office:value-type="float" office:value="3599">
            <text:p>3599</text:p>
          </table:table-cell>
          <table:table-cell office:value-type="string">
            <text:p>1600000US2760844</text:p>
          </table:table-cell>
          <table:table-cell office:value-type="float" office:value="2760844">
            <text:p>2760844</text:p>
          </table:table-cell>
          <table:table-cell table:formula="of:=[.C705]/[.H705]" office:value-type="currency" office:currency="USD" office:value="392.389830508475">
            <text:p>$392.39</text:p>
          </table:table-cell>
          <table:table-cell table:formula="of:=[.D705]/[.H705]" office:value-type="currency" office:currency="USD" office:value="38.3495415393165">
            <text:p>$38.3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OBIESKI</text:p>
          </table:table-cell>
          <table:table-cell table:style-name="ce3" office:value-type="currency" office:currency="USD" office:value="11997">
            <text:p>$11,997</text:p>
          </table:table-cell>
          <table:table-cell table:style-name="ce3" office:value-type="currency" office:currency="USD" office:value="18511">
            <text:p>$18,511</text:p>
          </table:table-cell>
          <table:table-cell table:style-name="ce3" office:value-type="currency" office:currency="USD" office:value="6514">
            <text:p>$6,514</text:p>
          </table:table-cell>
          <table:table-cell table:style-name="ce6" office:value-type="percentage" office:value="0.543">
            <text:p>54.30%</text:p>
          </table:table-cell>
          <table:table-cell office:value-type="string">
            <text:p>Sobieski </text:p>
          </table:table-cell>
          <table:table-cell table:style-name="ce7" table:formula="of:=[.H706]" office:value-type="float" office:value="195">
            <text:p>195</text:p>
          </table:table-cell>
          <table:table-cell office:value-type="float" office:value="195">
            <text:p>195</text:p>
          </table:table-cell>
          <table:table-cell office:value-type="string">
            <text:p>1600000US2761006</text:p>
          </table:table-cell>
          <table:table-cell office:value-type="float" office:value="2761006">
            <text:p>2761006</text:p>
          </table:table-cell>
          <table:table-cell table:formula="of:=[.C706]/[.H706]" office:value-type="currency" office:currency="USD" office:value="94.9282051282051">
            <text:p>$94.93</text:p>
          </table:table-cell>
          <table:table-cell table:formula="of:=[.D706]/[.H706]" office:value-type="currency" office:currency="USD" office:value="33.4051282051282">
            <text:p>$33.4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OLWAY</text:p>
          </table:table-cell>
          <table:table-cell table:style-name="ce3" office:value-type="currency" office:currency="USD" office:value="4975">
            <text:p>$4,975</text:p>
          </table:table-cell>
          <table:table-cell table:style-name="ce3" office:value-type="currency" office:currency="USD" office:value="9073">
            <text:p>$9,073</text:p>
          </table:table-cell>
          <table:table-cell table:style-name="ce3" office:value-type="currency" office:currency="USD" office:value="4098">
            <text:p>$4,098</text:p>
          </table:table-cell>
          <table:table-cell table:style-name="ce6" office:value-type="percentage" office:value="0.8237">
            <text:p>82.37%</text:p>
          </table:table-cell>
          <table:table-cell office:value-type="string">
            <text:p>Solway </text:p>
          </table:table-cell>
          <table:table-cell table:style-name="ce7" table:formula="of:=[.H707]"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string">
            <text:p>1600000US2761114</text:p>
          </table:table-cell>
          <table:table-cell office:value-type="float" office:value="2761114">
            <text:p>2761114</text:p>
          </table:table-cell>
          <table:table-cell table:formula="of:=[.C707]/[.H707]" office:value-type="currency" office:currency="USD" office:value="94.5104166666667">
            <text:p>$94.51</text:p>
          </table:table-cell>
          <table:table-cell table:formula="of:=[.D707]/[.H707]" office:value-type="currency" office:currency="USD" office:value="42.6875">
            <text:p>$42.6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OUTH HAVEN</text:p>
          </table:table-cell>
          <table:table-cell table:style-name="ce3" office:value-type="currency" office:currency="USD" office:value="32626">
            <text:p>$32,626</text:p>
          </table:table-cell>
          <table:table-cell table:style-name="ce3" office:value-type="currency" office:currency="USD" office:value="34496">
            <text:p>$34,496</text:p>
          </table:table-cell>
          <table:table-cell table:style-name="ce3" office:value-type="currency" office:currency="USD" office:value="1870">
            <text:p>$1,870</text:p>
          </table:table-cell>
          <table:table-cell table:style-name="ce6" office:value-type="percentage" office:value="0.0573">
            <text:p>5.73%</text:p>
          </table:table-cell>
          <table:table-cell office:value-type="string">
            <text:p>South Haven </text:p>
          </table:table-cell>
          <table:table-cell table:style-name="ce7" table:formula="of:=[.H708]" office:value-type="float" office:value="187">
            <text:p>187</text:p>
          </table:table-cell>
          <table:table-cell office:value-type="float" office:value="187">
            <text:p>187</text:p>
          </table:table-cell>
          <table:table-cell office:value-type="string">
            <text:p>1600000US2761402</text:p>
          </table:table-cell>
          <table:table-cell office:value-type="float" office:value="2761402">
            <text:p>2761402</text:p>
          </table:table-cell>
          <table:table-cell table:formula="of:=[.C708]/[.H708]" office:value-type="currency" office:currency="USD" office:value="184.470588235294">
            <text:p>$184.47</text:p>
          </table:table-cell>
          <table:table-cell table:formula="of:=[.D708]/[.H708]" office:value-type="currency" office:currency="USD" office:value="10">
            <text:p>$1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OUTH ST PAUL</text:p>
          </table:table-cell>
          <table:table-cell table:style-name="ce3" office:value-type="currency" office:currency="USD" office:value="1663720">
            <text:p>$1,663,720</text:p>
          </table:table-cell>
          <table:table-cell table:style-name="ce3" office:value-type="currency" office:currency="USD" office:value="2290390">
            <text:p>$2,290,390</text:p>
          </table:table-cell>
          <table:table-cell table:style-name="ce3" office:value-type="currency" office:currency="USD" office:value="626670">
            <text:p>$626,670</text:p>
          </table:table-cell>
          <table:table-cell table:style-name="ce6" office:value-type="percentage" office:value="0.3767">
            <text:p>37.67%</text:p>
          </table:table-cell>
          <table:table-cell office:value-type="string">
            <text:p>South St. Paul </text:p>
          </table:table-cell>
          <table:table-cell table:style-name="ce7" table:formula="of:=[.H709]" office:value-type="float" office:value="20160">
            <text:p>20,160</text:p>
          </table:table-cell>
          <table:table-cell office:value-type="float" office:value="20160">
            <text:p>20160</text:p>
          </table:table-cell>
          <table:table-cell office:value-type="string">
            <text:p>1600000US2761492</text:p>
          </table:table-cell>
          <table:table-cell office:value-type="float" office:value="2761492">
            <text:p>2761492</text:p>
          </table:table-cell>
          <table:table-cell table:formula="of:=[.C709]/[.H709]" office:value-type="currency" office:currency="USD" office:value="113.610615079365">
            <text:p>$113.61</text:p>
          </table:table-cell>
          <table:table-cell table:formula="of:=[.D709]/[.H709]" office:value-type="currency" office:currency="USD" office:value="31.0848214285714">
            <text:p>$31.0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PICER</text:p>
          </table:table-cell>
          <table:table-cell table:style-name="ce3" office:value-type="currency" office:currency="USD" office:value="45440">
            <text:p>$45,440</text:p>
          </table:table-cell>
          <table:table-cell table:style-name="ce3" office:value-type="currency" office:currency="USD" office:value="57263">
            <text:p>$57,263</text:p>
          </table:table-cell>
          <table:table-cell table:style-name="ce3" office:value-type="currency" office:currency="USD" office:value="11823">
            <text:p>$11,823</text:p>
          </table:table-cell>
          <table:table-cell table:style-name="ce6" office:value-type="percentage" office:value="0.2602">
            <text:p>26.02%</text:p>
          </table:table-cell>
          <table:table-cell office:value-type="string">
            <text:p>Spicer </text:p>
          </table:table-cell>
          <table:table-cell table:style-name="ce7" table:formula="of:=[.H710]" office:value-type="float" office:value="1167">
            <text:p>1,167</text:p>
          </table:table-cell>
          <table:table-cell office:value-type="float" office:value="1167">
            <text:p>1167</text:p>
          </table:table-cell>
          <table:table-cell office:value-type="string">
            <text:p>1600000US2761690</text:p>
          </table:table-cell>
          <table:table-cell office:value-type="float" office:value="2761690">
            <text:p>2761690</text:p>
          </table:table-cell>
          <table:table-cell table:formula="of:=[.C710]/[.H710]" office:value-type="currency" office:currency="USD" office:value="49.0685518423308">
            <text:p>$49.07</text:p>
          </table:table-cell>
          <table:table-cell table:formula="of:=[.D710]/[.H710]" office:value-type="currency" office:currency="USD" office:value="10.1311053984576">
            <text:p>$10.1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PRING GROVE</text:p>
          </table:table-cell>
          <table:table-cell table:style-name="ce3" office:value-type="currency" office:currency="USD" office:value="367822">
            <text:p>$367,822</text:p>
          </table:table-cell>
          <table:table-cell table:style-name="ce3" office:value-type="currency" office:currency="USD" office:value="411372">
            <text:p>$411,372</text:p>
          </table:table-cell>
          <table:table-cell table:style-name="ce3" office:value-type="currency" office:currency="USD" office:value="43550">
            <text:p>$43,550</text:p>
          </table:table-cell>
          <table:table-cell table:style-name="ce6" office:value-type="percentage" office:value="0.1184">
            <text:p>11.84%</text:p>
          </table:table-cell>
          <table:table-cell office:value-type="string">
            <text:p>Spring Grove </text:p>
          </table:table-cell>
          <table:table-cell table:style-name="ce7" table:formula="of:=[.H711]" office:value-type="float" office:value="1330">
            <text:p>1,330</text:p>
          </table:table-cell>
          <table:table-cell office:value-type="float" office:value="1330">
            <text:p>1330</text:p>
          </table:table-cell>
          <table:table-cell office:value-type="string">
            <text:p>1600000US2761852</text:p>
          </table:table-cell>
          <table:table-cell office:value-type="float" office:value="2761852">
            <text:p>2761852</text:p>
          </table:table-cell>
          <table:table-cell table:formula="of:=[.C711]/[.H711]" office:value-type="currency" office:currency="USD" office:value="309.302255639098">
            <text:p>$309.30</text:p>
          </table:table-cell>
          <table:table-cell table:formula="of:=[.D711]/[.H711]" office:value-type="currency" office:currency="USD" office:value="32.7443609022556">
            <text:p>$32.7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PRING HILL</text:p>
          </table:table-cell>
          <table:table-cell table:style-name="ce3" office:value-type="currency" office:currency="USD" office:value="2131">
            <text:p>$2,131</text:p>
          </table:table-cell>
          <table:table-cell table:style-name="ce3" office:value-type="currency" office:currency="USD" office:value="5192">
            <text:p>$5,192</text:p>
          </table:table-cell>
          <table:table-cell table:style-name="ce3" office:value-type="currency" office:currency="USD" office:value="3061">
            <text:p>$3,061</text:p>
          </table:table-cell>
          <table:table-cell table:style-name="ce6" office:value-type="percentage" office:value="1.4364">
            <text:p>143.64%</text:p>
          </table:table-cell>
          <table:table-cell office:value-type="string">
            <text:p>Spring Hill </text:p>
          </table:table-cell>
          <table:table-cell table:style-name="ce7" table:formula="of:=[.H712]"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string">
            <text:p>1600000US2761888</text:p>
          </table:table-cell>
          <table:table-cell office:value-type="float" office:value="2761888">
            <text:p>2761888</text:p>
          </table:table-cell>
          <table:table-cell table:formula="of:=[.C712]/[.H712]" office:value-type="currency" office:currency="USD" office:value="61.0823529411765">
            <text:p>$61.08</text:p>
          </table:table-cell>
          <table:table-cell table:formula="of:=[.D712]/[.H712]" office:value-type="currency" office:currency="USD" office:value="36.0117647058824">
            <text:p>$36.0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PRING LAKE PARK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85196">
            <text:p>$285,196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pring Lake Park </text:p>
          </table:table-cell>
          <table:table-cell table:style-name="ce7" table:formula="of:=[.H713]" office:value-type="float" office:value="6412">
            <text:p>6,412</text:p>
          </table:table-cell>
          <table:table-cell office:value-type="float" office:value="6412">
            <text:p>6412</text:p>
          </table:table-cell>
          <table:table-cell office:value-type="string">
            <text:p>1600000US2761996</text:p>
          </table:table-cell>
          <table:table-cell office:value-type="float" office:value="2761996">
            <text:p>2761996</text:p>
          </table:table-cell>
          <table:table-cell table:formula="of:=[.C713]/[.H713]" office:value-type="currency" office:currency="USD" office:value="44.4784778540237">
            <text:p>$44.48</text:p>
          </table:table-cell>
          <table:table-cell table:formula="of:=[.D713]/[.H713]" office:value-type="currency" office:currency="USD" office:value="44.4784778540237">
            <text:p>$44.4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PRING PARK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pring Park </text:p>
          </table:table-cell>
          <table:table-cell table:style-name="ce7" table:formula="of:=[.H714]" office:value-type="float" office:value="1669">
            <text:p>1,669</text:p>
          </table:table-cell>
          <table:table-cell office:value-type="float" office:value="1669">
            <text:p>1669</text:p>
          </table:table-cell>
          <table:table-cell office:value-type="string">
            <text:p>1600000US2762014</text:p>
          </table:table-cell>
          <table:table-cell office:value-type="float" office:value="2762014">
            <text:p>2762014</text:p>
          </table:table-cell>
          <table:table-cell table:formula="of:=[.C714]/[.H714]" office:value-type="currency" office:currency="USD" office:value="0">
            <text:p>$0.00</text:p>
          </table:table-cell>
          <table:table-cell table:formula="of:=[.D714]/[.H71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PRING VALLEY</text:p>
          </table:table-cell>
          <table:table-cell table:style-name="ce3" office:value-type="currency" office:currency="USD" office:value="797702">
            <text:p>$797,702</text:p>
          </table:table-cell>
          <table:table-cell table:style-name="ce3" office:value-type="currency" office:currency="USD" office:value="860781">
            <text:p>$860,781</text:p>
          </table:table-cell>
          <table:table-cell table:style-name="ce3" office:value-type="currency" office:currency="USD" office:value="63079">
            <text:p>$63,079</text:p>
          </table:table-cell>
          <table:table-cell table:style-name="ce6" office:value-type="percentage" office:value="0.0791">
            <text:p>7.91%</text:p>
          </table:table-cell>
          <table:table-cell office:value-type="string">
            <text:p>Spring Valley </text:p>
          </table:table-cell>
          <table:table-cell table:style-name="ce7" table:formula="of:=[.H715]" office:value-type="float" office:value="2479">
            <text:p>2,479</text:p>
          </table:table-cell>
          <table:table-cell office:value-type="float" office:value="2479">
            <text:p>2479</text:p>
          </table:table-cell>
          <table:table-cell office:value-type="string">
            <text:p>1600000US2762104</text:p>
          </table:table-cell>
          <table:table-cell office:value-type="float" office:value="2762104">
            <text:p>2762104</text:p>
          </table:table-cell>
          <table:table-cell table:formula="of:=[.C715]/[.H715]" office:value-type="currency" office:currency="USD" office:value="347.229124647035">
            <text:p>$347.23</text:p>
          </table:table-cell>
          <table:table-cell table:formula="of:=[.D715]/[.H715]" office:value-type="currency" office:currency="USD" office:value="25.4453408632513">
            <text:p>$25.4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PRINGFIELD</text:p>
          </table:table-cell>
          <table:table-cell table:style-name="ce3" office:value-type="currency" office:currency="USD" office:value="875030">
            <text:p>$875,030</text:p>
          </table:table-cell>
          <table:table-cell table:style-name="ce3" office:value-type="currency" office:currency="USD" office:value="911484">
            <text:p>$911,484</text:p>
          </table:table-cell>
          <table:table-cell table:style-name="ce3" office:value-type="currency" office:currency="USD" office:value="36454">
            <text:p>$36,454</text:p>
          </table:table-cell>
          <table:table-cell table:style-name="ce6" office:value-type="percentage" office:value="0.0417">
            <text:p>4.17%</text:p>
          </table:table-cell>
          <table:table-cell office:value-type="string">
            <text:p>Springfield </text:p>
          </table:table-cell>
          <table:table-cell table:style-name="ce7" table:formula="of:=[.H716]" office:value-type="float" office:value="2152">
            <text:p>2,152</text:p>
          </table:table-cell>
          <table:table-cell office:value-type="float" office:value="2152">
            <text:p>2152</text:p>
          </table:table-cell>
          <table:table-cell office:value-type="string">
            <text:p>1600000US2761816</text:p>
          </table:table-cell>
          <table:table-cell office:value-type="float" office:value="2761816">
            <text:p>2761816</text:p>
          </table:table-cell>
          <table:table-cell table:formula="of:=[.C716]/[.H716]" office:value-type="currency" office:currency="USD" office:value="423.552044609665">
            <text:p>$423.55</text:p>
          </table:table-cell>
          <table:table-cell table:formula="of:=[.D716]/[.H716]" office:value-type="currency" office:currency="USD" office:value="16.9395910780669">
            <text:p>$16.9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QUAW LAKE</text:p>
          </table:table-cell>
          <table:table-cell table:style-name="ce3" office:value-type="currency" office:currency="USD" office:value="9160">
            <text:p>$9,160</text:p>
          </table:table-cell>
          <table:table-cell table:style-name="ce3" office:value-type="currency" office:currency="USD" office:value="10726">
            <text:p>$10,726</text:p>
          </table:table-cell>
          <table:table-cell table:style-name="ce3" office:value-type="currency" office:currency="USD" office:value="1566">
            <text:p>$1,566</text:p>
          </table:table-cell>
          <table:table-cell table:style-name="ce6" office:value-type="percentage" office:value="0.171">
            <text:p>17.10%</text:p>
          </table:table-cell>
          <table:table-cell office:value-type="string">
            <text:p>Squaw Lake </text:p>
          </table:table-cell>
          <table:table-cell table:style-name="ce7" table:formula="of:=[.H717]"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string">
            <text:p>1600000US2762284</text:p>
          </table:table-cell>
          <table:table-cell office:value-type="float" office:value="2762284">
            <text:p>2762284</text:p>
          </table:table-cell>
          <table:table-cell table:formula="of:=[.C717]/[.H717]" office:value-type="currency" office:currency="USD" office:value="100.242990654206">
            <text:p>$100.24</text:p>
          </table:table-cell>
          <table:table-cell table:formula="of:=[.D717]/[.H717]" office:value-type="currency" office:currency="USD" office:value="14.6355140186916">
            <text:p>$14.6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T ANTHONY</text:p>
          </table:table-cell>
          <table:table-cell table:style-name="ce3" office:value-type="currency" office:currency="USD" office:value="7166">
            <text:p>$7,166</text:p>
          </table:table-cell>
          <table:table-cell table:style-name="ce3" office:value-type="currency" office:currency="USD" office:value="9655">
            <text:p>$9,655</text:p>
          </table:table-cell>
          <table:table-cell table:style-name="ce3" office:value-type="currency" office:currency="USD" office:value="2489">
            <text:p>$2,489</text:p>
          </table:table-cell>
          <table:table-cell table:style-name="ce6" office:value-type="percentage" office:value="0.3473">
            <text:p>34.73%</text:p>
          </table:table-cell>
          <table:table-cell office:value-type="string">
            <text:p>St. Anthony <text:s/>(Stearns County)</text:p>
          </table:table-cell>
          <table:table-cell table:style-name="ce7" table:formula="of:=[.H718]"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string">
            <text:p>1600000US2756698</text:p>
          </table:table-cell>
          <table:table-cell office:value-type="float" office:value="2756698">
            <text:p>2756698</text:p>
          </table:table-cell>
          <table:table-cell table:formula="of:=[.C718]/[.H718]" office:value-type="currency" office:currency="USD" office:value="112.267441860465">
            <text:p>$112.27</text:p>
          </table:table-cell>
          <table:table-cell table:formula="of:=[.D718]/[.H718]" office:value-type="currency" office:currency="USD" office:value="28.9418604651163">
            <text:p>$28.9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T AUGUSTA</text:p>
          </table:table-cell>
          <table:table-cell table:style-name="ce3" office:value-type="currency" office:currency="USD" office:value="10963">
            <text:p>$10,963</text:p>
          </table:table-cell>
          <table:table-cell table:style-name="ce3" office:value-type="currency" office:currency="USD" office:value="55218">
            <text:p>$55,218</text:p>
          </table:table-cell>
          <table:table-cell table:style-name="ce3" office:value-type="currency" office:currency="USD" office:value="44255">
            <text:p>$44,255</text:p>
          </table:table-cell>
          <table:table-cell table:style-name="ce6" office:value-type="percentage" office:value="4.0368">
            <text:p>403.68%</text:p>
          </table:table-cell>
          <table:table-cell office:value-type="string">
            <text:p>St. Augusta </text:p>
          </table:table-cell>
          <table:table-cell table:style-name="ce7" table:formula="of:=[.H719]" office:value-type="float" office:value="3317">
            <text:p>3,317</text:p>
          </table:table-cell>
          <table:table-cell office:value-type="float" office:value="3317">
            <text:p>3317</text:p>
          </table:table-cell>
          <table:table-cell office:value-type="string">
            <text:p>1600000US2756724</text:p>
          </table:table-cell>
          <table:table-cell office:value-type="float" office:value="2756724">
            <text:p>2756724</text:p>
          </table:table-cell>
          <table:table-cell table:formula="of:=[.C719]/[.H719]" office:value-type="currency" office:currency="USD" office:value="16.6469701537534">
            <text:p>$16.65</text:p>
          </table:table-cell>
          <table:table-cell table:formula="of:=[.D719]/[.H719]" office:value-type="currency" office:currency="USD" office:value="13.3418751884233">
            <text:p>$13.3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T CHARLES</text:p>
          </table:table-cell>
          <table:table-cell table:style-name="ce3" office:value-type="currency" office:currency="USD" office:value="757339">
            <text:p>$757,339</text:p>
          </table:table-cell>
          <table:table-cell table:style-name="ce3" office:value-type="currency" office:currency="USD" office:value="860985">
            <text:p>$860,985</text:p>
          </table:table-cell>
          <table:table-cell table:style-name="ce3" office:value-type="currency" office:currency="USD" office:value="103646">
            <text:p>$103,646</text:p>
          </table:table-cell>
          <table:table-cell table:style-name="ce6" office:value-type="percentage" office:value="0.1369">
            <text:p>13.69%</text:p>
          </table:table-cell>
          <table:table-cell office:value-type="string">
            <text:p>St. Charles </text:p>
          </table:table-cell>
          <table:table-cell table:style-name="ce7" table:formula="of:=[.H720]" office:value-type="float" office:value="3735">
            <text:p>3,735</text:p>
          </table:table-cell>
          <table:table-cell office:value-type="float" office:value="3735">
            <text:p>3735</text:p>
          </table:table-cell>
          <table:table-cell office:value-type="string">
            <text:p>1600000US2756788</text:p>
          </table:table-cell>
          <table:table-cell office:value-type="float" office:value="2756788">
            <text:p>2756788</text:p>
          </table:table-cell>
          <table:table-cell table:formula="of:=[.C720]/[.H720]" office:value-type="currency" office:currency="USD" office:value="230.518072289157">
            <text:p>$230.52</text:p>
          </table:table-cell>
          <table:table-cell table:formula="of:=[.D720]/[.H720]" office:value-type="currency" office:currency="USD" office:value="27.7499330655957">
            <text:p>$27.7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T CLAIR</text:p>
          </table:table-cell>
          <table:table-cell table:style-name="ce3" office:value-type="currency" office:currency="USD" office:value="182675">
            <text:p>$182,675</text:p>
          </table:table-cell>
          <table:table-cell table:style-name="ce3" office:value-type="currency" office:currency="USD" office:value="231871">
            <text:p>$231,871</text:p>
          </table:table-cell>
          <table:table-cell table:style-name="ce3" office:value-type="currency" office:currency="USD" office:value="49196">
            <text:p>$49,196</text:p>
          </table:table-cell>
          <table:table-cell table:style-name="ce6" office:value-type="percentage" office:value="0.2693">
            <text:p>26.93%</text:p>
          </table:table-cell>
          <table:table-cell office:value-type="string">
            <text:p>St. Clair </text:p>
          </table:table-cell>
          <table:table-cell table:style-name="ce7" table:formula="of:=[.H721]" office:value-type="float" office:value="868">
            <text:p>868</text:p>
          </table:table-cell>
          <table:table-cell office:value-type="float" office:value="868">
            <text:p>868</text:p>
          </table:table-cell>
          <table:table-cell office:value-type="string">
            <text:p>1600000US2756824</text:p>
          </table:table-cell>
          <table:table-cell office:value-type="float" office:value="2756824">
            <text:p>2756824</text:p>
          </table:table-cell>
          <table:table-cell table:formula="of:=[.C721]/[.H721]" office:value-type="currency" office:currency="USD" office:value="267.132488479263">
            <text:p>$267.13</text:p>
          </table:table-cell>
          <table:table-cell table:formula="of:=[.D721]/[.H721]" office:value-type="currency" office:currency="USD" office:value="56.6774193548387">
            <text:p>$56.6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T CLOUD</text:p>
          </table:table-cell>
          <table:table-cell table:style-name="ce3" office:value-type="currency" office:currency="USD" office:value="10081386">
            <text:p>$10,081,386</text:p>
          </table:table-cell>
          <table:table-cell table:style-name="ce3" office:value-type="currency" office:currency="USD" office:value="11728327">
            <text:p>$11,728,327</text:p>
          </table:table-cell>
          <table:table-cell table:style-name="ce3" office:value-type="currency" office:currency="USD" office:value="1646941">
            <text:p>$1,646,941</text:p>
          </table:table-cell>
          <table:table-cell table:style-name="ce6" office:value-type="percentage" office:value="0.1634">
            <text:p>16.34%</text:p>
          </table:table-cell>
          <table:table-cell office:value-type="string">
            <text:p>St. Cloud </text:p>
          </table:table-cell>
          <table:table-cell table:style-name="ce7" table:formula="of:=[.H722]" office:value-type="float" office:value="65842">
            <text:p>65,842</text:p>
          </table:table-cell>
          <table:table-cell office:value-type="float" office:value="65842">
            <text:p>65842</text:p>
          </table:table-cell>
          <table:table-cell office:value-type="string">
            <text:p>1600000US2756896</text:p>
          </table:table-cell>
          <table:table-cell office:value-type="float" office:value="2756896">
            <text:p>2756896</text:p>
          </table:table-cell>
          <table:table-cell table:formula="of:=[.C722]/[.H722]" office:value-type="currency" office:currency="USD" office:value="178.128352723186">
            <text:p>$178.13</text:p>
          </table:table-cell>
          <table:table-cell table:formula="of:=[.D722]/[.H722]" office:value-type="currency" office:currency="USD" office:value="25.0135323957352">
            <text:p>$25.0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 FRANCIS</text:p>
          </table:table-cell>
          <table:table-cell table:style-name="ce3" office:value-type="currency" office:currency="USD" office:value="80929">
            <text:p>$80,929</text:p>
          </table:table-cell>
          <table:table-cell table:style-name="ce3" office:value-type="currency" office:currency="USD" office:value="313466">
            <text:p>$313,466</text:p>
          </table:table-cell>
          <table:table-cell table:style-name="ce3" office:value-type="currency" office:currency="USD" office:value="232537">
            <text:p>$232,537</text:p>
          </table:table-cell>
          <table:table-cell table:style-name="ce6" office:value-type="percentage" office:value="2.8733">
            <text:p>287.33%</text:p>
          </table:table-cell>
          <table:table-cell office:value-type="string">
            <text:p>St. Francis </text:p>
          </table:table-cell>
          <table:table-cell table:style-name="ce7" table:formula="of:=[.H723]" office:value-type="float" office:value="7218">
            <text:p>7,218</text:p>
          </table:table-cell>
          <table:table-cell office:value-type="float" office:value="7218">
            <text:p>7218</text:p>
          </table:table-cell>
          <table:table-cell office:value-type="string">
            <text:p>1600000US2756950</text:p>
          </table:table-cell>
          <table:table-cell office:value-type="float" office:value="2756950">
            <text:p>2756950</text:p>
          </table:table-cell>
          <table:table-cell table:formula="of:=[.C723]/[.H723]" office:value-type="currency" office:currency="USD" office:value="43.4283735106678">
            <text:p>$43.43</text:p>
          </table:table-cell>
          <table:table-cell table:formula="of:=[.D723]/[.H723]" office:value-type="currency" office:currency="USD" office:value="32.2162648933222">
            <text:p>$32.22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 HILAIRE</text:p>
          </table:table-cell>
          <table:table-cell table:style-name="ce3" office:value-type="currency" office:currency="USD" office:value="68008">
            <text:p>$68,008</text:p>
          </table:table-cell>
          <table:table-cell table:style-name="ce3" office:value-type="currency" office:currency="USD" office:value="69996">
            <text:p>$69,996</text:p>
          </table:table-cell>
          <table:table-cell table:style-name="ce3" office:value-type="currency" office:currency="USD" office:value="1988">
            <text:p>$1,988</text:p>
          </table:table-cell>
          <table:table-cell table:style-name="ce6" office:value-type="percentage" office:value="0.0292">
            <text:p>2.92%</text:p>
          </table:table-cell>
          <table:table-cell office:value-type="string">
            <text:p>St. Hilaire </text:p>
          </table:table-cell>
          <table:table-cell table:style-name="ce7" table:formula="of:=[.H724]" office:value-type="float" office:value="279">
            <text:p>279</text:p>
          </table:table-cell>
          <table:table-cell office:value-type="float" office:value="279">
            <text:p>279</text:p>
          </table:table-cell>
          <table:table-cell office:value-type="string">
            <text:p>1600000US2757022</text:p>
          </table:table-cell>
          <table:table-cell office:value-type="float" office:value="2757022">
            <text:p>2757022</text:p>
          </table:table-cell>
          <table:table-cell table:formula="of:=[.C724]/[.H724]" office:value-type="currency" office:currency="USD" office:value="250.881720430108">
            <text:p>$250.88</text:p>
          </table:table-cell>
          <table:table-cell table:formula="of:=[.D724]/[.H724]" office:value-type="currency" office:currency="USD" office:value="7.12544802867384">
            <text:p>$7.13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 JAMES</text:p>
          </table:table-cell>
          <table:table-cell table:style-name="ce3" office:value-type="currency" office:currency="USD" office:value="1336057">
            <text:p>$1,336,057</text:p>
          </table:table-cell>
          <table:table-cell table:style-name="ce3" office:value-type="currency" office:currency="USD" office:value="1568166">
            <text:p>$1,568,166</text:p>
          </table:table-cell>
          <table:table-cell table:style-name="ce3" office:value-type="currency" office:currency="USD" office:value="232109">
            <text:p>$232,109</text:p>
          </table:table-cell>
          <table:table-cell table:style-name="ce6" office:value-type="percentage" office:value="0.1737">
            <text:p>17.37%</text:p>
          </table:table-cell>
          <table:table-cell office:value-type="string">
            <text:p>St. James </text:p>
          </table:table-cell>
          <table:table-cell table:style-name="ce7" table:formula="of:=[.H725]" office:value-type="float" office:value="4605">
            <text:p>4,605</text:p>
          </table:table-cell>
          <table:table-cell office:value-type="float" office:value="4605">
            <text:p>4605</text:p>
          </table:table-cell>
          <table:table-cell office:value-type="string">
            <text:p>1600000US2757040</text:p>
          </table:table-cell>
          <table:table-cell office:value-type="float" office:value="2757040">
            <text:p>2757040</text:p>
          </table:table-cell>
          <table:table-cell table:formula="of:=[.C725]/[.H725]" office:value-type="currency" office:currency="USD" office:value="340.535504885993">
            <text:p>$340.54</text:p>
          </table:table-cell>
          <table:table-cell table:formula="of:=[.D725]/[.H725]" office:value-type="currency" office:currency="USD" office:value="50.4036916395223">
            <text:p>$50.4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 JOSEPH</text:p>
          </table:table-cell>
          <table:table-cell table:style-name="ce3" office:value-type="currency" office:currency="USD" office:value="645151">
            <text:p>$645,151</text:p>
          </table:table-cell>
          <table:table-cell table:style-name="ce3" office:value-type="currency" office:currency="USD" office:value="873172">
            <text:p>$873,172</text:p>
          </table:table-cell>
          <table:table-cell table:style-name="ce3" office:value-type="currency" office:currency="USD" office:value="228021">
            <text:p>$228,021</text:p>
          </table:table-cell>
          <table:table-cell table:style-name="ce6" office:value-type="percentage" office:value="0.3534">
            <text:p>35.34%</text:p>
          </table:table-cell>
          <table:table-cell office:value-type="string">
            <text:p>St. Joseph </text:p>
          </table:table-cell>
          <table:table-cell table:style-name="ce7" table:formula="of:=[.H726]" office:value-type="float" office:value="6534">
            <text:p>6,534</text:p>
          </table:table-cell>
          <table:table-cell office:value-type="float" office:value="6534">
            <text:p>6534</text:p>
          </table:table-cell>
          <table:table-cell office:value-type="string">
            <text:p>1600000US2757130</text:p>
          </table:table-cell>
          <table:table-cell office:value-type="float" office:value="2757130">
            <text:p>2757130</text:p>
          </table:table-cell>
          <table:table-cell table:formula="of:=[.C726]/[.H726]" office:value-type="currency" office:currency="USD" office:value="133.635139271503">
            <text:p>$133.64</text:p>
          </table:table-cell>
          <table:table-cell table:formula="of:=[.D726]/[.H726]" office:value-type="currency" office:currency="USD" office:value="34.8976124885216">
            <text:p>$34.9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 LEO</text:p>
          </table:table-cell>
          <table:table-cell table:style-name="ce3" office:value-type="currency" office:currency="USD" office:value="16916">
            <text:p>$16,916</text:p>
          </table:table-cell>
          <table:table-cell table:style-name="ce3" office:value-type="currency" office:currency="USD" office:value="19623">
            <text:p>$19,623</text:p>
          </table:table-cell>
          <table:table-cell table:style-name="ce3" office:value-type="currency" office:currency="USD" office:value="2707">
            <text:p>$2,707</text:p>
          </table:table-cell>
          <table:table-cell table:style-name="ce6" office:value-type="percentage" office:value="0.16">
            <text:p>16.00%</text:p>
          </table:table-cell>
          <table:table-cell office:value-type="string">
            <text:p>St. Leo </text:p>
          </table:table-cell>
          <table:table-cell table:style-name="ce7" table:formula="of:=[.H727]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string">
            <text:p>1600000US2757202</text:p>
          </table:table-cell>
          <table:table-cell office:value-type="float" office:value="2757202">
            <text:p>2757202</text:p>
          </table:table-cell>
          <table:table-cell table:formula="of:=[.C727]/[.H727]" office:value-type="currency" office:currency="USD" office:value="196.23">
            <text:p>$196.23</text:p>
          </table:table-cell>
          <table:table-cell table:formula="of:=[.D727]/[.H727]" office:value-type="currency" office:currency="USD" office:value="27.07">
            <text:p>$27.07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 MARTIN</text:p>
          </table:table-cell>
          <table:table-cell table:style-name="ce3" office:value-type="currency" office:currency="USD" office:value="42909">
            <text:p>$42,909</text:p>
          </table:table-cell>
          <table:table-cell table:style-name="ce3" office:value-type="currency" office:currency="USD" office:value="46122">
            <text:p>$46,122</text:p>
          </table:table-cell>
          <table:table-cell table:style-name="ce3" office:value-type="currency" office:currency="USD" office:value="3213">
            <text:p>$3,213</text:p>
          </table:table-cell>
          <table:table-cell table:style-name="ce6" office:value-type="percentage" office:value="0.0749">
            <text:p>7.49%</text:p>
          </table:table-cell>
          <table:table-cell office:value-type="string">
            <text:p>St. Martin </text:p>
          </table:table-cell>
          <table:table-cell table:style-name="ce7" table:formula="of:=[.H728]" office:value-type="float" office:value="308">
            <text:p>308</text:p>
          </table:table-cell>
          <table:table-cell office:value-type="float" office:value="308">
            <text:p>308</text:p>
          </table:table-cell>
          <table:table-cell office:value-type="string">
            <text:p>1600000US2757238</text:p>
          </table:table-cell>
          <table:table-cell office:value-type="float" office:value="2757238">
            <text:p>2757238</text:p>
          </table:table-cell>
          <table:table-cell table:formula="of:=[.C728]/[.H728]" office:value-type="currency" office:currency="USD" office:value="149.746753246753">
            <text:p>$149.75</text:p>
          </table:table-cell>
          <table:table-cell table:formula="of:=[.D728]/[.H728]" office:value-type="currency" office:currency="USD" office:value="10.4318181818182">
            <text:p>$10.43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ST MARY'S POINT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t. Marys Point </text:p>
          </table:table-cell>
          <table:table-cell table:style-name="ce7" table:formula="of:=[.H729]" office:value-type="float" office:value="368">
            <text:p>368</text:p>
          </table:table-cell>
          <table:table-cell office:value-type="float" office:value="368">
            <text:p>368</text:p>
          </table:table-cell>
          <table:table-cell office:value-type="string">
            <text:p>1600000US2757292</text:p>
          </table:table-cell>
          <table:table-cell office:value-type="float" office:value="2757292">
            <text:p>2757292</text:p>
          </table:table-cell>
          <table:table-cell table:formula="of:=[.C729]/[.H729]" office:value-type="currency" office:currency="USD" office:value="0">
            <text:p>$0.00</text:p>
          </table:table-cell>
          <table:table-cell table:formula="of:=[.D729]/[.H729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 MICHAEL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39141">
            <text:p>$239,141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t. Michael </text:p>
          </table:table-cell>
          <table:table-cell table:style-name="ce7" table:formula="of:=[.H730]" office:value-type="float" office:value="16399">
            <text:p>16,399</text:p>
          </table:table-cell>
          <table:table-cell office:value-type="float" office:value="16399">
            <text:p>16399</text:p>
          </table:table-cell>
          <table:table-cell office:value-type="string">
            <text:p>1600000US2757346</text:p>
          </table:table-cell>
          <table:table-cell office:value-type="float" office:value="2757346">
            <text:p>2757346</text:p>
          </table:table-cell>
          <table:table-cell table:formula="of:=[.C730]/[.H730]" office:value-type="currency" office:currency="USD" office:value="14.5826574791146">
            <text:p>$14.58</text:p>
          </table:table-cell>
          <table:table-cell table:formula="of:=[.D730]/[.H730]" office:value-type="currency" office:currency="USD" office:value="14.5826574791146">
            <text:p>$14.58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 PAUL</text:p>
          </table:table-cell>
          <table:table-cell table:style-name="ce3" office:value-type="currency" office:currency="USD" office:value="50320488">
            <text:p>$50,320,488</text:p>
          </table:table-cell>
          <table:table-cell table:style-name="ce3" office:value-type="currency" office:currency="USD" office:value="60424253">
            <text:p>$60,424,253</text:p>
          </table:table-cell>
          <table:table-cell table:style-name="ce3" office:value-type="currency" office:currency="USD" office:value="10103765">
            <text:p>$10,103,765</text:p>
          </table:table-cell>
          <table:table-cell table:style-name="ce6" office:value-type="percentage" office:value="0.2008">
            <text:p>20.08%</text:p>
          </table:table-cell>
          <table:table-cell office:value-type="string">
            <text:p>St. Paul </text:p>
          </table:table-cell>
          <table:table-cell table:style-name="ce7" table:formula="of:=[.H731]" office:value-type="float" office:value="285068">
            <text:p>285,068</text:p>
          </table:table-cell>
          <table:table-cell office:value-type="float" office:value="285068">
            <text:p>285068</text:p>
          </table:table-cell>
          <table:table-cell office:value-type="string">
            <text:p>1600000US2758000</text:p>
          </table:table-cell>
          <table:table-cell office:value-type="float" office:value="2758000">
            <text:p>2758000</text:p>
          </table:table-cell>
          <table:table-cell table:formula="of:=[.C731]/[.H731]" office:value-type="currency" office:currency="USD" office:value="211.964348857115">
            <text:p>$211.96</text:p>
          </table:table-cell>
          <table:table-cell table:formula="of:=[.D731]/[.H731]" office:value-type="currency" office:currency="USD" office:value="35.443350358511">
            <text:p>$35.44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 PAUL PARK</text:p>
          </table:table-cell>
          <table:table-cell table:style-name="ce3" office:value-type="currency" office:currency="USD" office:value="143307">
            <text:p>$143,307</text:p>
          </table:table-cell>
          <table:table-cell table:style-name="ce3" office:value-type="currency" office:currency="USD" office:value="452209">
            <text:p>$452,209</text:p>
          </table:table-cell>
          <table:table-cell table:style-name="ce3" office:value-type="currency" office:currency="USD" office:value="308902">
            <text:p>$308,902</text:p>
          </table:table-cell>
          <table:table-cell table:style-name="ce6" office:value-type="percentage" office:value="2.1555">
            <text:p>215.55%</text:p>
          </table:table-cell>
          <table:table-cell office:value-type="string">
            <text:p>St. Paul Park </text:p>
          </table:table-cell>
          <table:table-cell table:style-name="ce7" table:formula="of:=[.H732]" office:value-type="float" office:value="5279">
            <text:p>5,279</text:p>
          </table:table-cell>
          <table:table-cell office:value-type="float" office:value="5279">
            <text:p>5279</text:p>
          </table:table-cell>
          <table:table-cell office:value-type="string">
            <text:p>1600000US2758018</text:p>
          </table:table-cell>
          <table:table-cell office:value-type="float" office:value="2758018">
            <text:p>2758018</text:p>
          </table:table-cell>
          <table:table-cell table:formula="of:=[.C732]/[.H732]" office:value-type="currency" office:currency="USD" office:value="85.6618677779882">
            <text:p>$85.66</text:p>
          </table:table-cell>
          <table:table-cell table:formula="of:=[.D732]/[.H732]" office:value-type="currency" office:currency="USD" office:value="58.5152491002084">
            <text:p>$58.52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 PETER</text:p>
          </table:table-cell>
          <table:table-cell table:style-name="ce3" office:value-type="currency" office:currency="USD" office:value="2616126">
            <text:p>$2,616,126</text:p>
          </table:table-cell>
          <table:table-cell table:style-name="ce3" office:value-type="currency" office:currency="USD" office:value="2908508">
            <text:p>$2,908,508</text:p>
          </table:table-cell>
          <table:table-cell table:style-name="ce3" office:value-type="currency" office:currency="USD" office:value="292382">
            <text:p>$292,382</text:p>
          </table:table-cell>
          <table:table-cell table:style-name="ce6" office:value-type="percentage" office:value="0.1118">
            <text:p>11.18%</text:p>
          </table:table-cell>
          <table:table-cell office:value-type="string">
            <text:p>St. Peter </text:p>
          </table:table-cell>
          <table:table-cell table:style-name="ce7" table:formula="of:=[.H733]" office:value-type="float" office:value="11196">
            <text:p>11,196</text:p>
          </table:table-cell>
          <table:table-cell office:value-type="float" office:value="11196">
            <text:p>11196</text:p>
          </table:table-cell>
          <table:table-cell office:value-type="string">
            <text:p>1600000US2758036</text:p>
          </table:table-cell>
          <table:table-cell office:value-type="float" office:value="2758036">
            <text:p>2758036</text:p>
          </table:table-cell>
          <table:table-cell table:formula="of:=[.C733]/[.H733]" office:value-type="currency" office:currency="USD" office:value="259.780993211861">
            <text:p>$259.78</text:p>
          </table:table-cell>
          <table:table-cell table:formula="of:=[.D733]/[.H733]" office:value-type="currency" office:currency="USD" office:value="26.1148624508753">
            <text:p>$26.1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 ROSA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t. Rosa </text:p>
          </table:table-cell>
          <table:table-cell table:style-name="ce7" table:formula="of:=[.H734]"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string">
            <text:p>1600000US2758072</text:p>
          </table:table-cell>
          <table:table-cell office:value-type="float" office:value="2758072">
            <text:p>2758072</text:p>
          </table:table-cell>
          <table:table-cell table:formula="of:=[.C734]/[.H734]" office:value-type="currency" office:currency="USD" office:value="0">
            <text:p>$0.00</text:p>
          </table:table-cell>
          <table:table-cell table:formula="of:=[.D734]/[.H734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 STEPHEN</text:p>
          </table:table-cell>
          <table:table-cell table:style-name="ce3" office:value-type="currency" office:currency="USD" office:value="105818">
            <text:p>$105,818</text:p>
          </table:table-cell>
          <table:table-cell table:style-name="ce3" office:value-type="currency" office:currency="USD" office:value="146647">
            <text:p>$146,647</text:p>
          </table:table-cell>
          <table:table-cell table:style-name="ce3" office:value-type="currency" office:currency="USD" office:value="40829">
            <text:p>$40,829</text:p>
          </table:table-cell>
          <table:table-cell table:style-name="ce6" office:value-type="percentage" office:value="0.3858">
            <text:p>38.58%</text:p>
          </table:table-cell>
          <table:table-cell office:value-type="string">
            <text:p>St. Stephen </text:p>
          </table:table-cell>
          <table:table-cell table:style-name="ce7" table:formula="of:=[.H735]" office:value-type="float" office:value="851">
            <text:p>851</text:p>
          </table:table-cell>
          <table:table-cell office:value-type="float" office:value="851">
            <text:p>851</text:p>
          </table:table-cell>
          <table:table-cell office:value-type="string">
            <text:p>1600000US2758090</text:p>
          </table:table-cell>
          <table:table-cell office:value-type="float" office:value="2758090">
            <text:p>2758090</text:p>
          </table:table-cell>
          <table:table-cell table:formula="of:=[.C735]/[.H735]" office:value-type="currency" office:currency="USD" office:value="172.323149236193">
            <text:p>$172.32</text:p>
          </table:table-cell>
          <table:table-cell table:formula="of:=[.D735]/[.H735]" office:value-type="currency" office:currency="USD" office:value="47.9776733254994">
            <text:p>$47.98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 VINCENT</text:p>
          </table:table-cell>
          <table:table-cell table:number-columns-repeated="2" table:style-name="ce3" office:value-type="currency" office:currency="USD" office:value="21076">
            <text:p>$21,076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t. Vincent </text:p>
          </table:table-cell>
          <table:table-cell table:style-name="ce7" table:formula="of:=[.H736]"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string">
            <text:p>1600000US2758144</text:p>
          </table:table-cell>
          <table:table-cell office:value-type="float" office:value="2758144">
            <text:p>2758144</text:p>
          </table:table-cell>
          <table:table-cell table:formula="of:=[.C736]/[.H736]" office:value-type="currency" office:currency="USD" office:value="329.3125">
            <text:p>$329.31</text:p>
          </table:table-cell>
          <table:table-cell table:formula="of:=[.D736]/[.H736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ACY</text:p>
          </table:table-cell>
          <table:table-cell table:style-name="ce3" office:value-type="currency" office:currency="USD" office:value="235912">
            <text:p>$235,912</text:p>
          </table:table-cell>
          <table:table-cell table:style-name="ce3" office:value-type="currency" office:currency="USD" office:value="281740">
            <text:p>$281,740</text:p>
          </table:table-cell>
          <table:table-cell table:style-name="ce3" office:value-type="currency" office:currency="USD" office:value="45828">
            <text:p>$45,828</text:p>
          </table:table-cell>
          <table:table-cell table:style-name="ce6" office:value-type="percentage" office:value="0.1943">
            <text:p>19.43%</text:p>
          </table:table-cell>
          <table:table-cell office:value-type="string">
            <text:p>Stacy </text:p>
          </table:table-cell>
          <table:table-cell table:style-name="ce7" table:formula="of:=[.H737]" office:value-type="float" office:value="1456">
            <text:p>1,456</text:p>
          </table:table-cell>
          <table:table-cell office:value-type="float" office:value="1456">
            <text:p>1456</text:p>
          </table:table-cell>
          <table:table-cell office:value-type="string">
            <text:p>1600000US2762320</text:p>
          </table:table-cell>
          <table:table-cell office:value-type="float" office:value="2762320">
            <text:p>2762320</text:p>
          </table:table-cell>
          <table:table-cell table:formula="of:=[.C737]/[.H737]" office:value-type="currency" office:currency="USD" office:value="193.502747252747">
            <text:p>$193.50</text:p>
          </table:table-cell>
          <table:table-cell table:formula="of:=[.D737]/[.H737]" office:value-type="currency" office:currency="USD" office:value="31.4752747252747">
            <text:p>$31.48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APLES</text:p>
          </table:table-cell>
          <table:table-cell table:style-name="ce3" office:value-type="currency" office:currency="USD" office:value="957573">
            <text:p>$957,573</text:p>
          </table:table-cell>
          <table:table-cell table:style-name="ce3" office:value-type="currency" office:currency="USD" office:value="1121514">
            <text:p>$1,121,514</text:p>
          </table:table-cell>
          <table:table-cell table:style-name="ce3" office:value-type="currency" office:currency="USD" office:value="163941">
            <text:p>$163,941</text:p>
          </table:table-cell>
          <table:table-cell table:style-name="ce6" office:value-type="percentage" office:value="0.1712">
            <text:p>17.12%</text:p>
          </table:table-cell>
          <table:table-cell office:value-type="string">
            <text:p>Staples </text:p>
          </table:table-cell>
          <table:table-cell table:style-name="ce7" table:formula="of:=[.H738]" office:value-type="float" office:value="2981">
            <text:p>2,981</text:p>
          </table:table-cell>
          <table:table-cell office:value-type="float" office:value="2981">
            <text:p>2981</text:p>
          </table:table-cell>
          <table:table-cell office:value-type="string">
            <text:p>1600000US2762446</text:p>
          </table:table-cell>
          <table:table-cell office:value-type="float" office:value="2762446">
            <text:p>2762446</text:p>
          </table:table-cell>
          <table:table-cell table:formula="of:=[.C738]/[.H738]" office:value-type="currency" office:currency="USD" office:value="376.220731298222">
            <text:p>$376.22</text:p>
          </table:table-cell>
          <table:table-cell table:formula="of:=[.D738]/[.H738]" office:value-type="currency" office:currency="USD" office:value="54.9953035893995">
            <text:p>$55.0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ARBUCK</text:p>
          </table:table-cell>
          <table:table-cell table:style-name="ce3" office:value-type="currency" office:currency="USD" office:value="316109">
            <text:p>$316,109</text:p>
          </table:table-cell>
          <table:table-cell table:style-name="ce3" office:value-type="currency" office:currency="USD" office:value="350549">
            <text:p>$350,549</text:p>
          </table:table-cell>
          <table:table-cell table:style-name="ce3" office:value-type="currency" office:currency="USD" office:value="34440">
            <text:p>$34,440</text:p>
          </table:table-cell>
          <table:table-cell table:style-name="ce6" office:value-type="percentage" office:value="0.1089">
            <text:p>10.89%</text:p>
          </table:table-cell>
          <table:table-cell office:value-type="string">
            <text:p>Starbuck </text:p>
          </table:table-cell>
          <table:table-cell table:style-name="ce7" table:formula="of:=[.H739]" office:value-type="float" office:value="1302">
            <text:p>1,302</text:p>
          </table:table-cell>
          <table:table-cell office:value-type="float" office:value="1302">
            <text:p>1302</text:p>
          </table:table-cell>
          <table:table-cell office:value-type="string">
            <text:p>1600000US2762500</text:p>
          </table:table-cell>
          <table:table-cell office:value-type="float" office:value="2762500">
            <text:p>2762500</text:p>
          </table:table-cell>
          <table:table-cell table:formula="of:=[.C739]/[.H739]" office:value-type="currency" office:currency="USD" office:value="269.23886328725">
            <text:p>$269.24</text:p>
          </table:table-cell>
          <table:table-cell table:formula="of:=[.D739]/[.H739]" office:value-type="currency" office:currency="USD" office:value="26.4516129032258">
            <text:p>$26.45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EEN</text:p>
          </table:table-cell>
          <table:table-cell table:style-name="ce3" office:value-type="currency" office:currency="USD" office:value="33495">
            <text:p>$33,495</text:p>
          </table:table-cell>
          <table:table-cell table:style-name="ce3" office:value-type="currency" office:currency="USD" office:value="37681">
            <text:p>$37,681</text:p>
          </table:table-cell>
          <table:table-cell table:style-name="ce3" office:value-type="currency" office:currency="USD" office:value="4186">
            <text:p>$4,186</text:p>
          </table:table-cell>
          <table:table-cell table:style-name="ce6" office:value-type="percentage" office:value="0.125">
            <text:p>12.50%</text:p>
          </table:table-cell>
          <table:table-cell office:value-type="string">
            <text:p>Steen </text:p>
          </table:table-cell>
          <table:table-cell table:style-name="ce7" table:formula="of:=[.H740]" office:value-type="float" office:value="180">
            <text:p>180</text:p>
          </table:table-cell>
          <table:table-cell office:value-type="float" office:value="180">
            <text:p>180</text:p>
          </table:table-cell>
          <table:table-cell office:value-type="string">
            <text:p>1600000US2762662</text:p>
          </table:table-cell>
          <table:table-cell office:value-type="float" office:value="2762662">
            <text:p>2762662</text:p>
          </table:table-cell>
          <table:table-cell table:formula="of:=[.C740]/[.H740]" office:value-type="currency" office:currency="USD" office:value="209.338888888889">
            <text:p>$209.34</text:p>
          </table:table-cell>
          <table:table-cell table:formula="of:=[.D740]/[.H740]" office:value-type="currency" office:currency="USD" office:value="23.2555555555556">
            <text:p>$23.26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TEPHEN</text:p>
          </table:table-cell>
          <table:table-cell table:style-name="ce3" office:value-type="currency" office:currency="USD" office:value="193225">
            <text:p>$193,225</text:p>
          </table:table-cell>
          <table:table-cell table:style-name="ce3" office:value-type="currency" office:currency="USD" office:value="219587">
            <text:p>$219,587</text:p>
          </table:table-cell>
          <table:table-cell table:style-name="ce3" office:value-type="currency" office:currency="USD" office:value="26362">
            <text:p>$26,362</text:p>
          </table:table-cell>
          <table:table-cell table:style-name="ce6" office:value-type="percentage" office:value="0.1364">
            <text:p>13.64%</text:p>
          </table:table-cell>
          <table:table-cell office:value-type="string">
            <text:p>Stephen </text:p>
          </table:table-cell>
          <table:table-cell table:style-name="ce7" table:formula="of:=[.H741]" office:value-type="float" office:value="658">
            <text:p>658</text:p>
          </table:table-cell>
          <table:table-cell office:value-type="float" office:value="658">
            <text:p>658</text:p>
          </table:table-cell>
          <table:table-cell office:value-type="string">
            <text:p>1600000US2762698</text:p>
          </table:table-cell>
          <table:table-cell office:value-type="float" office:value="2762698">
            <text:p>2762698</text:p>
          </table:table-cell>
          <table:table-cell table:formula="of:=[.C741]/[.H741]" office:value-type="currency" office:currency="USD" office:value="333.718844984802">
            <text:p>$333.72</text:p>
          </table:table-cell>
          <table:table-cell table:formula="of:=[.D741]/[.H741]" office:value-type="currency" office:currency="USD" office:value="40.063829787234">
            <text:p>$40.0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TEWART</text:p>
          </table:table-cell>
          <table:table-cell table:style-name="ce3" office:value-type="currency" office:currency="USD" office:value="131959">
            <text:p>$131,959</text:p>
          </table:table-cell>
          <table:table-cell table:style-name="ce3" office:value-type="currency" office:currency="USD" office:value="153701">
            <text:p>$153,701</text:p>
          </table:table-cell>
          <table:table-cell table:style-name="ce3" office:value-type="currency" office:currency="USD" office:value="21742">
            <text:p>$21,742</text:p>
          </table:table-cell>
          <table:table-cell table:style-name="ce6" office:value-type="percentage" office:value="0.1648">
            <text:p>16.48%</text:p>
          </table:table-cell>
          <table:table-cell office:value-type="string">
            <text:p>Stewart </text:p>
          </table:table-cell>
          <table:table-cell table:style-name="ce7" table:formula="of:=[.H742]" office:value-type="float" office:value="571">
            <text:p>571</text:p>
          </table:table-cell>
          <table:table-cell office:value-type="float" office:value="571">
            <text:p>571</text:p>
          </table:table-cell>
          <table:table-cell office:value-type="string">
            <text:p>1600000US2762788</text:p>
          </table:table-cell>
          <table:table-cell office:value-type="float" office:value="2762788">
            <text:p>2762788</text:p>
          </table:table-cell>
          <table:table-cell table:formula="of:=[.C742]/[.H742]" office:value-type="currency" office:currency="USD" office:value="269.178633975482">
            <text:p>$269.18</text:p>
          </table:table-cell>
          <table:table-cell table:formula="of:=[.D742]/[.H742]" office:value-type="currency" office:currency="USD" office:value="38.077057793345">
            <text:p>$38.0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TEWARTVILLE</text:p>
          </table:table-cell>
          <table:table-cell table:style-name="ce3" office:value-type="currency" office:currency="USD" office:value="599307">
            <text:p>$599,307</text:p>
          </table:table-cell>
          <table:table-cell table:style-name="ce3" office:value-type="currency" office:currency="USD" office:value="852619">
            <text:p>$852,619</text:p>
          </table:table-cell>
          <table:table-cell table:style-name="ce3" office:value-type="currency" office:currency="USD" office:value="253312">
            <text:p>$253,312</text:p>
          </table:table-cell>
          <table:table-cell table:style-name="ce6" office:value-type="percentage" office:value="0.4227">
            <text:p>42.27%</text:p>
          </table:table-cell>
          <table:table-cell office:value-type="string">
            <text:p>Stewartville </text:p>
          </table:table-cell>
          <table:table-cell table:style-name="ce7" table:formula="of:=[.H743]" office:value-type="float" office:value="5916">
            <text:p>5,916</text:p>
          </table:table-cell>
          <table:table-cell office:value-type="float" office:value="5916">
            <text:p>5916</text:p>
          </table:table-cell>
          <table:table-cell office:value-type="string">
            <text:p>1600000US2762806</text:p>
          </table:table-cell>
          <table:table-cell office:value-type="float" office:value="2762806">
            <text:p>2762806</text:p>
          </table:table-cell>
          <table:table-cell table:formula="of:=[.C743]/[.H743]" office:value-type="currency" office:currency="USD" office:value="144.120858688303">
            <text:p>$144.12</text:p>
          </table:table-cell>
          <table:table-cell table:formula="of:=[.D743]/[.H743]" office:value-type="currency" office:currency="USD" office:value="42.8181203515889">
            <text:p>$42.8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TILLWATER</text:p>
          </table:table-cell>
          <table:table-cell table:style-name="ce3" office:value-type="currency" office:currency="USD" office:value="174580">
            <text:p>$174,580</text:p>
          </table:table-cell>
          <table:table-cell table:style-name="ce3" office:value-type="currency" office:currency="USD" office:value="568591">
            <text:p>$568,591</text:p>
          </table:table-cell>
          <table:table-cell table:style-name="ce3" office:value-type="currency" office:currency="USD" office:value="394011">
            <text:p>$394,011</text:p>
          </table:table-cell>
          <table:table-cell table:style-name="ce6" office:value-type="percentage" office:value="2.2569">
            <text:p>225.69%</text:p>
          </table:table-cell>
          <table:table-cell office:value-type="string">
            <text:p>Stillwater </text:p>
          </table:table-cell>
          <table:table-cell table:style-name="ce7" table:formula="of:=[.H744]" office:value-type="float" office:value="18225">
            <text:p>18,225</text:p>
          </table:table-cell>
          <table:table-cell office:value-type="float" office:value="18225">
            <text:p>18225</text:p>
          </table:table-cell>
          <table:table-cell office:value-type="string">
            <text:p>1600000US2762824</text:p>
          </table:table-cell>
          <table:table-cell office:value-type="float" office:value="2762824">
            <text:p>2762824</text:p>
          </table:table-cell>
          <table:table-cell table:formula="of:=[.C744]/[.H744]" office:value-type="currency" office:currency="USD" office:value="31.1984087791495">
            <text:p>$31.20</text:p>
          </table:table-cell>
          <table:table-cell table:formula="of:=[.D744]/[.H744]" office:value-type="currency" office:currency="USD" office:value="21.6192592592593">
            <text:p>$21.6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TOCKTON</text:p>
          </table:table-cell>
          <table:table-cell table:style-name="ce3" office:value-type="currency" office:currency="USD" office:value="154893">
            <text:p>$154,893</text:p>
          </table:table-cell>
          <table:table-cell table:style-name="ce3" office:value-type="currency" office:currency="USD" office:value="175913">
            <text:p>$175,913</text:p>
          </table:table-cell>
          <table:table-cell table:style-name="ce3" office:value-type="currency" office:currency="USD" office:value="21020">
            <text:p>$21,020</text:p>
          </table:table-cell>
          <table:table-cell table:style-name="ce6" office:value-type="percentage" office:value="0.1357">
            <text:p>13.57%</text:p>
          </table:table-cell>
          <table:table-cell office:value-type="string">
            <text:p>Stockton </text:p>
          </table:table-cell>
          <table:table-cell table:style-name="ce7" table:formula="of:=[.H745]" office:value-type="float" office:value="697">
            <text:p>697</text:p>
          </table:table-cell>
          <table:table-cell office:value-type="float" office:value="697">
            <text:p>697</text:p>
          </table:table-cell>
          <table:table-cell office:value-type="string">
            <text:p>1600000US2762896</text:p>
          </table:table-cell>
          <table:table-cell office:value-type="float" office:value="2762896">
            <text:p>2762896</text:p>
          </table:table-cell>
          <table:table-cell table:formula="of:=[.C745]/[.H745]" office:value-type="currency" office:currency="USD" office:value="252.38593974175">
            <text:p>$252.39</text:p>
          </table:table-cell>
          <table:table-cell table:formula="of:=[.D745]/[.H745]" office:value-type="currency" office:currency="USD" office:value="30.1578192252511">
            <text:p>$30.1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TORDEN</text:p>
          </table:table-cell>
          <table:table-cell table:number-columns-repeated="2" table:style-name="ce3" office:value-type="currency" office:currency="USD" office:value="68812">
            <text:p>$68,812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torden </text:p>
          </table:table-cell>
          <table:table-cell table:style-name="ce7" table:formula="of:=[.H746]" office:value-type="float" office:value="219">
            <text:p>219</text:p>
          </table:table-cell>
          <table:table-cell office:value-type="float" office:value="219">
            <text:p>219</text:p>
          </table:table-cell>
          <table:table-cell office:value-type="string">
            <text:p>1600000US2763022</text:p>
          </table:table-cell>
          <table:table-cell office:value-type="float" office:value="2763022">
            <text:p>2763022</text:p>
          </table:table-cell>
          <table:table-cell table:formula="of:=[.C746]/[.H746]" office:value-type="currency" office:currency="USD" office:value="314.2100456621">
            <text:p>$314.21</text:p>
          </table:table-cell>
          <table:table-cell table:formula="of:=[.D746]/[.H746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TRANDQUIST</text:p>
          </table:table-cell>
          <table:table-cell table:style-name="ce3" office:value-type="currency" office:currency="USD" office:value="17869">
            <text:p>$17,869</text:p>
          </table:table-cell>
          <table:table-cell table:style-name="ce3" office:value-type="currency" office:currency="USD" office:value="18785">
            <text:p>$18,785</text:p>
          </table:table-cell>
          <table:table-cell table:style-name="ce3" office:value-type="currency" office:currency="USD" office:value="916">
            <text:p>$916</text:p>
          </table:table-cell>
          <table:table-cell table:style-name="ce6" office:value-type="percentage" office:value="0.0513">
            <text:p>5.13%</text:p>
          </table:table-cell>
          <table:table-cell office:value-type="string">
            <text:p>Strandquist </text:p>
          </table:table-cell>
          <table:table-cell table:style-name="ce7" table:formula="of:=[.H747]"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string">
            <text:p>1600000US2763112</text:p>
          </table:table-cell>
          <table:table-cell office:value-type="float" office:value="2763112">
            <text:p>2763112</text:p>
          </table:table-cell>
          <table:table-cell table:formula="of:=[.C747]/[.H747]" office:value-type="currency" office:currency="USD" office:value="272.246376811594">
            <text:p>$272.25</text:p>
          </table:table-cell>
          <table:table-cell table:formula="of:=[.D747]/[.H747]" office:value-type="currency" office:currency="USD" office:value="13.2753623188406">
            <text:p>$13.2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TRATHCONA</text:p>
          </table:table-cell>
          <table:table-cell table:style-name="ce3" office:value-type="currency" office:currency="USD" office:value="3915">
            <text:p>$3,915</text:p>
          </table:table-cell>
          <table:table-cell table:style-name="ce3" office:value-type="currency" office:currency="USD" office:value="5897">
            <text:p>$5,897</text:p>
          </table:table-cell>
          <table:table-cell table:style-name="ce3" office:value-type="currency" office:currency="USD" office:value="1982">
            <text:p>$1,982</text:p>
          </table:table-cell>
          <table:table-cell table:style-name="ce6" office:value-type="percentage" office:value="0.5063">
            <text:p>50.63%</text:p>
          </table:table-cell>
          <table:table-cell office:value-type="string">
            <text:p>Strathcona </text:p>
          </table:table-cell>
          <table:table-cell table:style-name="ce7" table:formula="of:=[.H748]"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string">
            <text:p>1600000US2763130</text:p>
          </table:table-cell>
          <table:table-cell office:value-type="float" office:value="2763130">
            <text:p>2763130</text:p>
          </table:table-cell>
          <table:table-cell table:formula="of:=[.C748]/[.H748]" office:value-type="currency" office:currency="USD" office:value="134.022727272727">
            <text:p>$134.02</text:p>
          </table:table-cell>
          <table:table-cell table:formula="of:=[.D748]/[.H748]" office:value-type="currency" office:currency="USD" office:value="45.0454545454546">
            <text:p>$45.0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TURGEON LAKE</text:p>
          </table:table-cell>
          <table:table-cell table:style-name="ce3" office:value-type="currency" office:currency="USD" office:value="28838">
            <text:p>$28,838</text:p>
          </table:table-cell>
          <table:table-cell table:style-name="ce3" office:value-type="currency" office:currency="USD" office:value="47794">
            <text:p>$47,794</text:p>
          </table:table-cell>
          <table:table-cell table:style-name="ce3" office:value-type="currency" office:currency="USD" office:value="18956">
            <text:p>$18,956</text:p>
          </table:table-cell>
          <table:table-cell table:style-name="ce6" office:value-type="percentage" office:value="0.6573">
            <text:p>65.73%</text:p>
          </table:table-cell>
          <table:table-cell office:value-type="string">
            <text:p>Sturgeon Lake </text:p>
          </table:table-cell>
          <table:table-cell table:style-name="ce7" table:formula="of:=[.H749]" office:value-type="float" office:value="439">
            <text:p>439</text:p>
          </table:table-cell>
          <table:table-cell office:value-type="float" office:value="439">
            <text:p>439</text:p>
          </table:table-cell>
          <table:table-cell office:value-type="string">
            <text:p>1600000US2763220</text:p>
          </table:table-cell>
          <table:table-cell office:value-type="float" office:value="2763220">
            <text:p>2763220</text:p>
          </table:table-cell>
          <table:table-cell table:formula="of:=[.C749]/[.H749]" office:value-type="currency" office:currency="USD" office:value="108.870159453303">
            <text:p>$108.87</text:p>
          </table:table-cell>
          <table:table-cell table:formula="of:=[.D749]/[.H749]" office:value-type="currency" office:currency="USD" office:value="43.1799544419134">
            <text:p>$43.1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UNBURG</text:p>
          </table:table-cell>
          <table:table-cell table:style-name="ce3" office:value-type="currency" office:currency="USD" office:value="25134">
            <text:p>$25,134</text:p>
          </table:table-cell>
          <table:table-cell table:style-name="ce3" office:value-type="currency" office:currency="USD" office:value="25365">
            <text:p>$25,365</text:p>
          </table:table-cell>
          <table:table-cell table:style-name="ce3" office:value-type="currency" office:currency="USD" office:value="231">
            <text:p>$231</text:p>
          </table:table-cell>
          <table:table-cell table:style-name="ce6" office:value-type="percentage" office:value="0.0092">
            <text:p>0.92%</text:p>
          </table:table-cell>
          <table:table-cell office:value-type="string">
            <text:p>Sunburg </text:p>
          </table:table-cell>
          <table:table-cell table:style-name="ce7" table:formula="of:=[.H750]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string">
            <text:p>1600000US2763454</text:p>
          </table:table-cell>
          <table:table-cell office:value-type="float" office:value="2763454">
            <text:p>2763454</text:p>
          </table:table-cell>
          <table:table-cell table:formula="of:=[.C750]/[.H750]" office:value-type="currency" office:currency="USD" office:value="253.65">
            <text:p>$253.65</text:p>
          </table:table-cell>
          <table:table-cell table:formula="of:=[.D750]/[.H750]" office:value-type="currency" office:currency="USD" office:value="2.31">
            <text:p>$2.3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SUNFISH LAKE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Sunfish Lake </text:p>
          </table:table-cell>
          <table:table-cell table:style-name="ce7" table:formula="of:=[.H751]" office:value-type="float" office:value="521">
            <text:p>521</text:p>
          </table:table-cell>
          <table:table-cell office:value-type="float" office:value="521">
            <text:p>521</text:p>
          </table:table-cell>
          <table:table-cell office:value-type="string">
            <text:p>1600000US2763544</text:p>
          </table:table-cell>
          <table:table-cell office:value-type="float" office:value="2763544">
            <text:p>2763544</text:p>
          </table:table-cell>
          <table:table-cell table:formula="of:=[.C751]/[.H751]" office:value-type="currency" office:currency="USD" office:value="0">
            <text:p>$0.00</text:p>
          </table:table-cell>
          <table:table-cell table:formula="of:=[.D751]/[.H751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WANVILLE</text:p>
          </table:table-cell>
          <table:table-cell table:style-name="ce3" office:value-type="currency" office:currency="USD" office:value="85817">
            <text:p>$85,817</text:p>
          </table:table-cell>
          <table:table-cell table:style-name="ce3" office:value-type="currency" office:currency="USD" office:value="90258">
            <text:p>$90,258</text:p>
          </table:table-cell>
          <table:table-cell table:style-name="ce3" office:value-type="currency" office:currency="USD" office:value="4441">
            <text:p>$4,441</text:p>
          </table:table-cell>
          <table:table-cell table:style-name="ce6" office:value-type="percentage" office:value="0.0517">
            <text:p>5.17%</text:p>
          </table:table-cell>
          <table:table-cell office:value-type="string">
            <text:p>Swanville </text:p>
          </table:table-cell>
          <table:table-cell table:style-name="ce7" table:formula="of:=[.H752]" office:value-type="float" office:value="350">
            <text:p>350</text:p>
          </table:table-cell>
          <table:table-cell office:value-type="float" office:value="350">
            <text:p>350</text:p>
          </table:table-cell>
          <table:table-cell office:value-type="string">
            <text:p>1600000US2763778</text:p>
          </table:table-cell>
          <table:table-cell office:value-type="float" office:value="2763778">
            <text:p>2763778</text:p>
          </table:table-cell>
          <table:table-cell table:formula="of:=[.C752]/[.H752]" office:value-type="currency" office:currency="USD" office:value="257.88">
            <text:p>$257.88</text:p>
          </table:table-cell>
          <table:table-cell table:formula="of:=[.D752]/[.H752]" office:value-type="currency" office:currency="USD" office:value="12.6885714285714">
            <text:p>$12.6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ACONITE</text:p>
          </table:table-cell>
          <table:table-cell table:number-columns-repeated="2" table:style-name="ce3" office:value-type="currency" office:currency="USD" office:value="92714">
            <text:p>$92,714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Taconite </text:p>
          </table:table-cell>
          <table:table-cell table:style-name="ce7" table:formula="of:=[.H753]" office:value-type="float" office:value="360">
            <text:p>360</text:p>
          </table:table-cell>
          <table:table-cell office:value-type="float" office:value="360">
            <text:p>360</text:p>
          </table:table-cell>
          <table:table-cell office:value-type="string">
            <text:p>1600000US2764048</text:p>
          </table:table-cell>
          <table:table-cell office:value-type="float" office:value="2764048">
            <text:p>2764048</text:p>
          </table:table-cell>
          <table:table-cell table:formula="of:=[.C753]/[.H753]" office:value-type="currency" office:currency="USD" office:value="257.538888888889">
            <text:p>$257.54</text:p>
          </table:table-cell>
          <table:table-cell table:formula="of:=[.D753]/[.H753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AMARACK</text:p>
          </table:table-cell>
          <table:table-cell table:style-name="ce3" office:value-type="currency" office:currency="USD" office:value="15076">
            <text:p>$15,076</text:p>
          </table:table-cell>
          <table:table-cell table:style-name="ce3" office:value-type="currency" office:currency="USD" office:value="16030">
            <text:p>$16,030</text:p>
          </table:table-cell>
          <table:table-cell table:style-name="ce3" office:value-type="currency" office:currency="USD" office:value="954">
            <text:p>$954</text:p>
          </table:table-cell>
          <table:table-cell table:style-name="ce6" office:value-type="percentage" office:value="0.0633">
            <text:p>6.33%</text:p>
          </table:table-cell>
          <table:table-cell office:value-type="string">
            <text:p>Tamarack </text:p>
          </table:table-cell>
          <table:table-cell table:style-name="ce7" table:formula="of:=[.H754]"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string">
            <text:p>1600000US2764156</text:p>
          </table:table-cell>
          <table:table-cell office:value-type="float" office:value="2764156">
            <text:p>2764156</text:p>
          </table:table-cell>
          <table:table-cell table:formula="of:=[.C754]/[.H754]" office:value-type="currency" office:currency="USD" office:value="170.531914893617">
            <text:p>$170.53</text:p>
          </table:table-cell>
          <table:table-cell table:formula="of:=[.D754]/[.H754]" office:value-type="currency" office:currency="USD" office:value="10.1489361702128">
            <text:p>$10.1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AOPI</text:p>
          </table:table-cell>
          <table:table-cell table:style-name="ce3" office:value-type="currency" office:currency="USD" office:value="9097">
            <text:p>$9,097</text:p>
          </table:table-cell>
          <table:table-cell table:style-name="ce3" office:value-type="currency" office:currency="USD" office:value="9682">
            <text:p>$9,682</text:p>
          </table:table-cell>
          <table:table-cell table:style-name="ce3" office:value-type="currency" office:currency="USD" office:value="585">
            <text:p>$585</text:p>
          </table:table-cell>
          <table:table-cell table:style-name="ce6" office:value-type="percentage" office:value="0.0643">
            <text:p>6.43%</text:p>
          </table:table-cell>
          <table:table-cell office:value-type="string">
            <text:p>Taopi </text:p>
          </table:table-cell>
          <table:table-cell table:style-name="ce7" table:formula="of:=[.H755]"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string">
            <text:p>1600000US2764210</text:p>
          </table:table-cell>
          <table:table-cell office:value-type="float" office:value="2764210">
            <text:p>2764210</text:p>
          </table:table-cell>
          <table:table-cell table:formula="of:=[.C755]/[.H755]" office:value-type="currency" office:currency="USD" office:value="166.931034482759">
            <text:p>$166.93</text:p>
          </table:table-cell>
          <table:table-cell table:formula="of:=[.D755]/[.H755]" office:value-type="currency" office:currency="USD" office:value="10.0862068965517">
            <text:p>$10.0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AUNTON</text:p>
          </table:table-cell>
          <table:table-cell table:number-columns-repeated="2" table:style-name="ce3" office:value-type="currency" office:currency="USD" office:value="43070">
            <text:p>$43,07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Taunton </text:p>
          </table:table-cell>
          <table:table-cell table:style-name="ce7" table:formula="of:=[.H756]"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string">
            <text:p>1600000US2764264</text:p>
          </table:table-cell>
          <table:table-cell office:value-type="float" office:value="2764264">
            <text:p>2764264</text:p>
          </table:table-cell>
          <table:table-cell table:formula="of:=[.C756]/[.H756]" office:value-type="currency" office:currency="USD" office:value="309.856115107914">
            <text:p>$309.86</text:p>
          </table:table-cell>
          <table:table-cell table:formula="of:=[.D756]/[.H756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AYLORS FALLS</text:p>
          </table:table-cell>
          <table:table-cell table:style-name="ce3" office:value-type="currency" office:currency="USD" office:value="156385">
            <text:p>$156,385</text:p>
          </table:table-cell>
          <table:table-cell table:style-name="ce3" office:value-type="currency" office:currency="USD" office:value="170971">
            <text:p>$170,971</text:p>
          </table:table-cell>
          <table:table-cell table:style-name="ce3" office:value-type="currency" office:currency="USD" office:value="14586">
            <text:p>$14,586</text:p>
          </table:table-cell>
          <table:table-cell table:style-name="ce6" office:value-type="percentage" office:value="0.0933">
            <text:p>9.33%</text:p>
          </table:table-cell>
          <table:table-cell office:value-type="string">
            <text:p>Taylors Falls </text:p>
          </table:table-cell>
          <table:table-cell table:style-name="ce7" table:formula="of:=[.H757]" office:value-type="float" office:value="976">
            <text:p>976</text:p>
          </table:table-cell>
          <table:table-cell office:value-type="float" office:value="976">
            <text:p>976</text:p>
          </table:table-cell>
          <table:table-cell office:value-type="string">
            <text:p>1600000US2764318</text:p>
          </table:table-cell>
          <table:table-cell office:value-type="float" office:value="2764318">
            <text:p>2764318</text:p>
          </table:table-cell>
          <table:table-cell table:formula="of:=[.C757]/[.H757]" office:value-type="currency" office:currency="USD" office:value="175.175204918033">
            <text:p>$175.18</text:p>
          </table:table-cell>
          <table:table-cell table:formula="of:=[.D757]/[.H757]" office:value-type="currency" office:currency="USD" office:value="14.9446721311475">
            <text:p>$14.9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ENSTRIKE</text:p>
          </table:table-cell>
          <table:table-cell table:style-name="ce3" office:value-type="currency" office:currency="USD" office:value="2960">
            <text:p>$2,960</text:p>
          </table:table-cell>
          <table:table-cell table:style-name="ce3" office:value-type="currency" office:currency="USD" office:value="6041">
            <text:p>$6,041</text:p>
          </table:table-cell>
          <table:table-cell table:style-name="ce3" office:value-type="currency" office:currency="USD" office:value="3081">
            <text:p>$3,081</text:p>
          </table:table-cell>
          <table:table-cell table:style-name="ce6" office:value-type="percentage" office:value="1.0409">
            <text:p>104.09%</text:p>
          </table:table-cell>
          <table:table-cell office:value-type="string">
            <text:p>Tenstrike </text:p>
          </table:table-cell>
          <table:table-cell table:style-name="ce7" table:formula="of:=[.H758]" office:value-type="float" office:value="201">
            <text:p>201</text:p>
          </table:table-cell>
          <table:table-cell office:value-type="float" office:value="201">
            <text:p>201</text:p>
          </table:table-cell>
          <table:table-cell office:value-type="string">
            <text:p>1600000US2764444</text:p>
          </table:table-cell>
          <table:table-cell office:value-type="float" office:value="2764444">
            <text:p>2764444</text:p>
          </table:table-cell>
          <table:table-cell table:formula="of:=[.C758]/[.H758]" office:value-type="currency" office:currency="USD" office:value="30.0547263681592">
            <text:p>$30.05</text:p>
          </table:table-cell>
          <table:table-cell table:formula="of:=[.D758]/[.H758]" office:value-type="currency" office:currency="USD" office:value="15.3283582089552">
            <text:p>$15.3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HIEF RIVER FALLS</text:p>
          </table:table-cell>
          <table:table-cell table:style-name="ce3" office:value-type="currency" office:currency="USD" office:value="2418906">
            <text:p>$2,418,906</text:p>
          </table:table-cell>
          <table:table-cell table:style-name="ce3" office:value-type="currency" office:currency="USD" office:value="2892050">
            <text:p>$2,892,050</text:p>
          </table:table-cell>
          <table:table-cell table:style-name="ce3" office:value-type="currency" office:currency="USD" office:value="473144">
            <text:p>$473,144</text:p>
          </table:table-cell>
          <table:table-cell table:style-name="ce6" office:value-type="percentage" office:value="0.1956">
            <text:p>19.56%</text:p>
          </table:table-cell>
          <table:table-cell office:value-type="string">
            <text:p>Thief River Falls </text:p>
          </table:table-cell>
          <table:table-cell table:style-name="ce7" table:formula="of:=[.H759]" office:value-type="float" office:value="8573">
            <text:p>8,573</text:p>
          </table:table-cell>
          <table:table-cell office:value-type="float" office:value="8573">
            <text:p>8573</text:p>
          </table:table-cell>
          <table:table-cell office:value-type="string">
            <text:p>1600000US2764570</text:p>
          </table:table-cell>
          <table:table-cell office:value-type="float" office:value="2764570">
            <text:p>2764570</text:p>
          </table:table-cell>
          <table:table-cell table:formula="of:=[.C759]/[.H759]" office:value-type="currency" office:currency="USD" office:value="337.343986935728">
            <text:p>$337.34</text:p>
          </table:table-cell>
          <table:table-cell table:formula="of:=[.D759]/[.H759]" office:value-type="currency" office:currency="USD" office:value="55.1900151638866">
            <text:p>$55.1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HOMSON</text:p>
          </table:table-cell>
          <table:table-cell table:number-columns-repeated="2" table:style-name="ce3" office:value-type="currency" office:currency="USD" office:value="9022">
            <text:p>$9,022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Thomson </text:p>
          </table:table-cell>
          <table:table-cell table:style-name="ce7" table:formula="of:=[.H760]" office:value-type="float" office:value="159">
            <text:p>159</text:p>
          </table:table-cell>
          <table:table-cell office:value-type="float" office:value="159">
            <text:p>159</text:p>
          </table:table-cell>
          <table:table-cell office:value-type="string">
            <text:p>1600000US2764750</text:p>
          </table:table-cell>
          <table:table-cell office:value-type="float" office:value="2764750">
            <text:p>2764750</text:p>
          </table:table-cell>
          <table:table-cell table:formula="of:=[.C760]/[.H760]" office:value-type="currency" office:currency="USD" office:value="56.7421383647799">
            <text:p>$56.74</text:p>
          </table:table-cell>
          <table:table-cell table:formula="of:=[.D760]/[.H760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INTAH</text:p>
          </table:table-cell>
          <table:table-cell table:style-name="ce3" office:value-type="currency" office:currency="USD" office:value="11846">
            <text:p>$11,846</text:p>
          </table:table-cell>
          <table:table-cell table:style-name="ce3" office:value-type="currency" office:currency="USD" office:value="12469">
            <text:p>$12,469</text:p>
          </table:table-cell>
          <table:table-cell table:style-name="ce3" office:value-type="currency" office:currency="USD" office:value="623">
            <text:p>$623</text:p>
          </table:table-cell>
          <table:table-cell table:style-name="ce6" office:value-type="percentage" office:value="0.0526">
            <text:p>5.26%</text:p>
          </table:table-cell>
          <table:table-cell office:value-type="string">
            <text:p>Tintah </text:p>
          </table:table-cell>
          <table:table-cell table:style-name="ce7" table:formula="of:=[.H761]"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string">
            <text:p>1600000US2764948</text:p>
          </table:table-cell>
          <table:table-cell office:value-type="float" office:value="2764948">
            <text:p>2764948</text:p>
          </table:table-cell>
          <table:table-cell table:formula="of:=[.C761]/[.H761]" office:value-type="currency" office:currency="USD" office:value="197.920634920635">
            <text:p>$197.92</text:p>
          </table:table-cell>
          <table:table-cell table:formula="of:=[.D761]/[.H761]" office:value-type="currency" office:currency="USD" office:value="9.88888888888889">
            <text:p>$9.8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ONKA BAY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Tonka Bay </text:p>
          </table:table-cell>
          <table:table-cell table:style-name="ce7" table:formula="of:=[.H762]" office:value-type="float" office:value="1475">
            <text:p>1,475</text:p>
          </table:table-cell>
          <table:table-cell office:value-type="float" office:value="1475">
            <text:p>1475</text:p>
          </table:table-cell>
          <table:table-cell office:value-type="string">
            <text:p>1600000US2765164</text:p>
          </table:table-cell>
          <table:table-cell office:value-type="float" office:value="2765164">
            <text:p>2765164</text:p>
          </table:table-cell>
          <table:table-cell table:formula="of:=[.C762]/[.H762]" office:value-type="currency" office:currency="USD" office:value="0">
            <text:p>$0.00</text:p>
          </table:table-cell>
          <table:table-cell table:formula="of:=[.D762]/[.H762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OWER</text:p>
          </table:table-cell>
          <table:table-cell table:style-name="ce3" office:value-type="currency" office:currency="USD" office:value="80156">
            <text:p>$80,156</text:p>
          </table:table-cell>
          <table:table-cell table:style-name="ce3" office:value-type="currency" office:currency="USD" office:value="87686">
            <text:p>$87,686</text:p>
          </table:table-cell>
          <table:table-cell table:style-name="ce3" office:value-type="currency" office:currency="USD" office:value="7530">
            <text:p>$7,530</text:p>
          </table:table-cell>
          <table:table-cell table:style-name="ce6" office:value-type="percentage" office:value="0.0939">
            <text:p>9.39%</text:p>
          </table:table-cell>
          <table:table-cell office:value-type="string">
            <text:p>Tower </text:p>
          </table:table-cell>
          <table:table-cell table:style-name="ce7" table:formula="of:=[.H763]" office:value-type="float" office:value="500">
            <text:p>500</text:p>
          </table:table-cell>
          <table:table-cell office:value-type="float" office:value="500">
            <text:p>500</text:p>
          </table:table-cell>
          <table:table-cell office:value-type="string">
            <text:p>1600000US2765272</text:p>
          </table:table-cell>
          <table:table-cell office:value-type="float" office:value="2765272">
            <text:p>2765272</text:p>
          </table:table-cell>
          <table:table-cell table:formula="of:=[.C763]/[.H763]" office:value-type="currency" office:currency="USD" office:value="175.372">
            <text:p>$175.37</text:p>
          </table:table-cell>
          <table:table-cell table:formula="of:=[.D763]/[.H763]" office:value-type="currency" office:currency="USD" office:value="15.06">
            <text:p>$15.0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RACY</text:p>
          </table:table-cell>
          <table:table-cell table:style-name="ce3" office:value-type="currency" office:currency="USD" office:value="859170">
            <text:p>$859,170</text:p>
          </table:table-cell>
          <table:table-cell table:style-name="ce3" office:value-type="currency" office:currency="USD" office:value="908239">
            <text:p>$908,239</text:p>
          </table:table-cell>
          <table:table-cell table:style-name="ce3" office:value-type="currency" office:currency="USD" office:value="49069">
            <text:p>$49,069</text:p>
          </table:table-cell>
          <table:table-cell table:style-name="ce6" office:value-type="percentage" office:value="0.0571">
            <text:p>5.71%</text:p>
          </table:table-cell>
          <table:table-cell office:value-type="string">
            <text:p>Tracy </text:p>
          </table:table-cell>
          <table:table-cell table:style-name="ce7" table:formula="of:=[.H764]" office:value-type="float" office:value="2163">
            <text:p>2,163</text:p>
          </table:table-cell>
          <table:table-cell office:value-type="float" office:value="2163">
            <text:p>2163</text:p>
          </table:table-cell>
          <table:table-cell office:value-type="string">
            <text:p>1600000US2765308</text:p>
          </table:table-cell>
          <table:table-cell office:value-type="float" office:value="2765308">
            <text:p>2765308</text:p>
          </table:table-cell>
          <table:table-cell table:formula="of:=[.C764]/[.H764]" office:value-type="currency" office:currency="USD" office:value="419.897827092002">
            <text:p>$419.90</text:p>
          </table:table-cell>
          <table:table-cell table:formula="of:=[.D764]/[.H764]" office:value-type="currency" office:currency="USD" office:value="22.6856218215442">
            <text:p>$22.6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RAIL</text:p>
          </table:table-cell>
          <table:table-cell table:number-columns-repeated="2" table:style-name="ce3" office:value-type="currency" office:currency="USD" office:value="2350">
            <text:p>$2,35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Trail </text:p>
          </table:table-cell>
          <table:table-cell table:style-name="ce7" table:formula="of:=[.H765]"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string">
            <text:p>1600000US2765344</text:p>
          </table:table-cell>
          <table:table-cell office:value-type="float" office:value="2765344">
            <text:p>2765344</text:p>
          </table:table-cell>
          <table:table-cell table:formula="of:=[.C765]/[.H765]" office:value-type="currency" office:currency="USD" office:value="51.0869565217391">
            <text:p>$51.09</text:p>
          </table:table-cell>
          <table:table-cell table:formula="of:=[.D765]/[.H765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RIMONT</text:p>
          </table:table-cell>
          <table:table-cell table:style-name="ce3" office:value-type="currency" office:currency="USD" office:value="218148">
            <text:p>$218,148</text:p>
          </table:table-cell>
          <table:table-cell table:style-name="ce3" office:value-type="currency" office:currency="USD" office:value="247830">
            <text:p>$247,830</text:p>
          </table:table-cell>
          <table:table-cell table:style-name="ce3" office:value-type="currency" office:currency="USD" office:value="29682">
            <text:p>$29,682</text:p>
          </table:table-cell>
          <table:table-cell table:style-name="ce6" office:value-type="percentage" office:value="0.1361">
            <text:p>13.61%</text:p>
          </table:table-cell>
          <table:table-cell office:value-type="string">
            <text:p>Trimont </text:p>
          </table:table-cell>
          <table:table-cell table:style-name="ce7" table:formula="of:=[.H766]" office:value-type="float" office:value="747">
            <text:p>747</text:p>
          </table:table-cell>
          <table:table-cell office:value-type="float" office:value="747">
            <text:p>747</text:p>
          </table:table-cell>
          <table:table-cell office:value-type="string">
            <text:p>1600000US2765470</text:p>
          </table:table-cell>
          <table:table-cell office:value-type="float" office:value="2765470">
            <text:p>2765470</text:p>
          </table:table-cell>
          <table:table-cell table:formula="of:=[.C766]/[.H766]" office:value-type="currency" office:currency="USD" office:value="331.767068273092">
            <text:p>$331.77</text:p>
          </table:table-cell>
          <table:table-cell table:formula="of:=[.D766]/[.H766]" office:value-type="currency" office:currency="USD" office:value="39.7349397590361">
            <text:p>$39.7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ROMMALD</text:p>
          </table:table-cell>
          <table:table-cell table:number-columns-repeated="2" table:style-name="ce3" office:value-type="currency" office:currency="USD" office:value="6968">
            <text:p>$6,968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Trommald </text:p>
          </table:table-cell>
          <table:table-cell table:style-name="ce7" table:formula="of:=[.H767]"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string">
            <text:p>1600000US2765506</text:p>
          </table:table-cell>
          <table:table-cell office:value-type="float" office:value="2765506">
            <text:p>2765506</text:p>
          </table:table-cell>
          <table:table-cell table:formula="of:=[.C767]/[.H767]" office:value-type="currency" office:currency="USD" office:value="71.1020408163265">
            <text:p>$71.10</text:p>
          </table:table-cell>
          <table:table-cell table:formula="of:=[.D767]/[.H767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ROSKY</text:p>
          </table:table-cell>
          <table:table-cell table:number-columns-repeated="2" table:style-name="ce3" office:value-type="currency" office:currency="USD" office:value="18940">
            <text:p>$18,940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Trosky </text:p>
          </table:table-cell>
          <table:table-cell table:style-name="ce7" table:formula="of:=[.H768]"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string">
            <text:p>1600000US2765542</text:p>
          </table:table-cell>
          <table:table-cell office:value-type="float" office:value="2765542">
            <text:p>2765542</text:p>
          </table:table-cell>
          <table:table-cell table:formula="of:=[.C768]/[.H768]" office:value-type="currency" office:currency="USD" office:value="220.232558139535">
            <text:p>$220.23</text:p>
          </table:table-cell>
          <table:table-cell table:formula="of:=[.D768]/[.H768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RUMAN</text:p>
          </table:table-cell>
          <table:table-cell table:style-name="ce3" office:value-type="currency" office:currency="USD" office:value="392748">
            <text:p>$392,748</text:p>
          </table:table-cell>
          <table:table-cell table:style-name="ce3" office:value-type="currency" office:currency="USD" office:value="415714">
            <text:p>$415,714</text:p>
          </table:table-cell>
          <table:table-cell table:style-name="ce3" office:value-type="currency" office:currency="USD" office:value="22966">
            <text:p>$22,966</text:p>
          </table:table-cell>
          <table:table-cell table:style-name="ce6" office:value-type="percentage" office:value="0.0585">
            <text:p>5.85%</text:p>
          </table:table-cell>
          <table:table-cell office:value-type="string">
            <text:p>Truman </text:p>
          </table:table-cell>
          <table:table-cell table:style-name="ce7" table:formula="of:=[.H769]" office:value-type="float" office:value="1115">
            <text:p>1,115</text:p>
          </table:table-cell>
          <table:table-cell office:value-type="float" office:value="1115">
            <text:p>1115</text:p>
          </table:table-cell>
          <table:table-cell office:value-type="string">
            <text:p>1600000US2765668</text:p>
          </table:table-cell>
          <table:table-cell office:value-type="float" office:value="2765668">
            <text:p>2765668</text:p>
          </table:table-cell>
          <table:table-cell table:formula="of:=[.C769]/[.H769]" office:value-type="currency" office:currency="USD" office:value="372.837668161435">
            <text:p>$372.84</text:p>
          </table:table-cell>
          <table:table-cell table:formula="of:=[.D769]/[.H769]" office:value-type="currency" office:currency="USD" office:value="20.5973094170404">
            <text:p>$20.6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URTLE RIVER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Turtle River </text:p>
          </table:table-cell>
          <table:table-cell table:style-name="ce7" table:formula="of:=[.H770]"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string">
            <text:p>1600000US2765794</text:p>
          </table:table-cell>
          <table:table-cell office:value-type="float" office:value="2765794">
            <text:p>2765794</text:p>
          </table:table-cell>
          <table:table-cell table:formula="of:=[.C770]/[.H770]" office:value-type="currency" office:currency="USD" office:value="0">
            <text:p>$0.00</text:p>
          </table:table-cell>
          <table:table-cell table:formula="of:=[.D770]/[.H770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WIN LAKES</text:p>
          </table:table-cell>
          <table:table-cell table:style-name="ce3" office:value-type="currency" office:currency="USD" office:value="26141">
            <text:p>$26,141</text:p>
          </table:table-cell>
          <table:table-cell table:style-name="ce3" office:value-type="currency" office:currency="USD" office:value="29319">
            <text:p>$29,319</text:p>
          </table:table-cell>
          <table:table-cell table:style-name="ce3" office:value-type="currency" office:currency="USD" office:value="3178">
            <text:p>$3,178</text:p>
          </table:table-cell>
          <table:table-cell table:style-name="ce6" office:value-type="percentage" office:value="0.1216">
            <text:p>12.16%</text:p>
          </table:table-cell>
          <table:table-cell office:value-type="string">
            <text:p>Twin Lakes </text:p>
          </table:table-cell>
          <table:table-cell table:style-name="ce7" table:formula="of:=[.H771]" office:value-type="float" office:value="151">
            <text:p>151</text:p>
          </table:table-cell>
          <table:table-cell office:value-type="float" office:value="151">
            <text:p>151</text:p>
          </table:table-cell>
          <table:table-cell office:value-type="string">
            <text:p>1600000US2765920</text:p>
          </table:table-cell>
          <table:table-cell office:value-type="float" office:value="2765920">
            <text:p>2765920</text:p>
          </table:table-cell>
          <table:table-cell table:formula="of:=[.C771]/[.H771]" office:value-type="currency" office:currency="USD" office:value="194.165562913907">
            <text:p>$194.17</text:p>
          </table:table-cell>
          <table:table-cell table:formula="of:=[.D771]/[.H771]" office:value-type="currency" office:currency="USD" office:value="21.046357615894">
            <text:p>$21.0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WIN VALLEY</text:p>
          </table:table-cell>
          <table:table-cell table:style-name="ce3" office:value-type="currency" office:currency="USD" office:value="269231">
            <text:p>$269,231</text:p>
          </table:table-cell>
          <table:table-cell table:style-name="ce3" office:value-type="currency" office:currency="USD" office:value="299307">
            <text:p>$299,307</text:p>
          </table:table-cell>
          <table:table-cell table:style-name="ce3" office:value-type="currency" office:currency="USD" office:value="30076">
            <text:p>$30,076</text:p>
          </table:table-cell>
          <table:table-cell table:style-name="ce6" office:value-type="percentage" office:value="0.1117">
            <text:p>11.17%</text:p>
          </table:table-cell>
          <table:table-cell office:value-type="string">
            <text:p>Twin Valley </text:p>
          </table:table-cell>
          <table:table-cell table:style-name="ce7" table:formula="of:=[.H772]" office:value-type="float" office:value="821">
            <text:p>821</text:p>
          </table:table-cell>
          <table:table-cell office:value-type="float" office:value="821">
            <text:p>821</text:p>
          </table:table-cell>
          <table:table-cell office:value-type="string">
            <text:p>1600000US2765938</text:p>
          </table:table-cell>
          <table:table-cell office:value-type="float" office:value="2765938">
            <text:p>2765938</text:p>
          </table:table-cell>
          <table:table-cell table:formula="of:=[.C772]/[.H772]" office:value-type="currency" office:currency="USD" office:value="364.563946406821">
            <text:p>$364.56</text:p>
          </table:table-cell>
          <table:table-cell table:formula="of:=[.D772]/[.H772]" office:value-type="currency" office:currency="USD" office:value="36.6333739342266">
            <text:p>$36.6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WO HARBORS</text:p>
          </table:table-cell>
          <table:table-cell table:style-name="ce3" office:value-type="currency" office:currency="USD" office:value="1107828">
            <text:p>$1,107,828</text:p>
          </table:table-cell>
          <table:table-cell table:style-name="ce3" office:value-type="currency" office:currency="USD" office:value="1462279">
            <text:p>$1,462,279</text:p>
          </table:table-cell>
          <table:table-cell table:style-name="ce3" office:value-type="currency" office:currency="USD" office:value="354451">
            <text:p>$354,451</text:p>
          </table:table-cell>
          <table:table-cell table:style-name="ce6" office:value-type="percentage" office:value="0.32">
            <text:p>32.00%</text:p>
          </table:table-cell>
          <table:table-cell office:value-type="string">
            <text:p>Two Harbors </text:p>
          </table:table-cell>
          <table:table-cell table:style-name="ce7" table:formula="of:=[.H773]" office:value-type="float" office:value="3745">
            <text:p>3,745</text:p>
          </table:table-cell>
          <table:table-cell office:value-type="float" office:value="3745">
            <text:p>3745</text:p>
          </table:table-cell>
          <table:table-cell office:value-type="string">
            <text:p>1600000US2765956</text:p>
          </table:table-cell>
          <table:table-cell office:value-type="float" office:value="2765956">
            <text:p>2765956</text:p>
          </table:table-cell>
          <table:table-cell table:formula="of:=[.C773]/[.H773]" office:value-type="currency" office:currency="USD" office:value="390.461682242991">
            <text:p>$390.46</text:p>
          </table:table-cell>
          <table:table-cell table:formula="of:=[.D773]/[.H773]" office:value-type="currency" office:currency="USD" office:value="94.6464619492657">
            <text:p>$94.6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TYLER</text:p>
          </table:table-cell>
          <table:table-cell table:style-name="ce3" office:value-type="currency" office:currency="USD" office:value="387654">
            <text:p>$387,654</text:p>
          </table:table-cell>
          <table:table-cell table:style-name="ce3" office:value-type="currency" office:currency="USD" office:value="421570">
            <text:p>$421,570</text:p>
          </table:table-cell>
          <table:table-cell table:style-name="ce3" office:value-type="currency" office:currency="USD" office:value="33916">
            <text:p>$33,916</text:p>
          </table:table-cell>
          <table:table-cell table:style-name="ce6" office:value-type="percentage" office:value="0.0875">
            <text:p>8.75%</text:p>
          </table:table-cell>
          <table:table-cell office:value-type="string">
            <text:p>Tyler </text:p>
          </table:table-cell>
          <table:table-cell table:style-name="ce7" table:formula="of:=[.H774]" office:value-type="float" office:value="1143">
            <text:p>1,143</text:p>
          </table:table-cell>
          <table:table-cell office:value-type="float" office:value="1143">
            <text:p>1143</text:p>
          </table:table-cell>
          <table:table-cell office:value-type="string">
            <text:p>1600000US2766046</text:p>
          </table:table-cell>
          <table:table-cell office:value-type="float" office:value="2766046">
            <text:p>2766046</text:p>
          </table:table-cell>
          <table:table-cell table:formula="of:=[.C774]/[.H774]" office:value-type="currency" office:currency="USD" office:value="368.827646544182">
            <text:p>$368.83</text:p>
          </table:table-cell>
          <table:table-cell table:formula="of:=[.D774]/[.H774]" office:value-type="currency" office:currency="USD" office:value="29.6727909011374">
            <text:p>$29.6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ULEN</text:p>
          </table:table-cell>
          <table:table-cell table:style-name="ce3" office:value-type="currency" office:currency="USD" office:value="138006">
            <text:p>$138,006</text:p>
          </table:table-cell>
          <table:table-cell table:style-name="ce3" office:value-type="currency" office:currency="USD" office:value="144691">
            <text:p>$144,691</text:p>
          </table:table-cell>
          <table:table-cell table:style-name="ce3" office:value-type="currency" office:currency="USD" office:value="6685">
            <text:p>$6,685</text:p>
          </table:table-cell>
          <table:table-cell table:style-name="ce6" office:value-type="percentage" office:value="0.0484">
            <text:p>4.84%</text:p>
          </table:table-cell>
          <table:table-cell office:value-type="string">
            <text:p>Ulen </text:p>
          </table:table-cell>
          <table:table-cell table:style-name="ce7" table:formula="of:=[.H775]" office:value-type="float" office:value="547">
            <text:p>547</text:p>
          </table:table-cell>
          <table:table-cell office:value-type="float" office:value="547">
            <text:p>547</text:p>
          </table:table-cell>
          <table:table-cell office:value-type="string">
            <text:p>1600000US2766136</text:p>
          </table:table-cell>
          <table:table-cell office:value-type="float" office:value="2766136">
            <text:p>2766136</text:p>
          </table:table-cell>
          <table:table-cell table:formula="of:=[.C775]/[.H775]" office:value-type="currency" office:currency="USD" office:value="264.517367458867">
            <text:p>$264.52</text:p>
          </table:table-cell>
          <table:table-cell table:formula="of:=[.D775]/[.H775]" office:value-type="currency" office:currency="USD" office:value="12.2212065813528">
            <text:p>$12.2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UNDERWOOD</text:p>
          </table:table-cell>
          <table:table-cell table:style-name="ce3" office:value-type="currency" office:currency="USD" office:value="70902">
            <text:p>$70,902</text:p>
          </table:table-cell>
          <table:table-cell table:style-name="ce3" office:value-type="currency" office:currency="USD" office:value="75203">
            <text:p>$75,203</text:p>
          </table:table-cell>
          <table:table-cell table:style-name="ce3" office:value-type="currency" office:currency="USD" office:value="4301">
            <text:p>$4,301</text:p>
          </table:table-cell>
          <table:table-cell table:style-name="ce6" office:value-type="percentage" office:value="0.0607">
            <text:p>6.07%</text:p>
          </table:table-cell>
          <table:table-cell office:value-type="string">
            <text:p>Underwood </text:p>
          </table:table-cell>
          <table:table-cell table:style-name="ce7" table:formula="of:=[.H776]" office:value-type="float" office:value="341">
            <text:p>341</text:p>
          </table:table-cell>
          <table:table-cell office:value-type="float" office:value="341">
            <text:p>341</text:p>
          </table:table-cell>
          <table:table-cell office:value-type="string">
            <text:p>1600000US2766172</text:p>
          </table:table-cell>
          <table:table-cell office:value-type="float" office:value="2766172">
            <text:p>2766172</text:p>
          </table:table-cell>
          <table:table-cell table:formula="of:=[.C776]/[.H776]" office:value-type="currency" office:currency="USD" office:value="220.536656891496">
            <text:p>$220.54</text:p>
          </table:table-cell>
          <table:table-cell table:formula="of:=[.D776]/[.H776]" office:value-type="currency" office:currency="USD" office:value="12.6129032258065">
            <text:p>$12.6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UPSALA</text:p>
          </table:table-cell>
          <table:table-cell table:style-name="ce3" office:value-type="currency" office:currency="USD" office:value="64069">
            <text:p>$64,069</text:p>
          </table:table-cell>
          <table:table-cell table:style-name="ce3" office:value-type="currency" office:currency="USD" office:value="77515">
            <text:p>$77,515</text:p>
          </table:table-cell>
          <table:table-cell table:style-name="ce3" office:value-type="currency" office:currency="USD" office:value="13446">
            <text:p>$13,446</text:p>
          </table:table-cell>
          <table:table-cell table:style-name="ce6" office:value-type="percentage" office:value="0.2099">
            <text:p>20.99%</text:p>
          </table:table-cell>
          <table:table-cell office:value-type="string">
            <text:p>Upsala </text:p>
          </table:table-cell>
          <table:table-cell table:style-name="ce7" table:formula="of:=[.H777]" office:value-type="float" office:value="427">
            <text:p>427</text:p>
          </table:table-cell>
          <table:table-cell office:value-type="float" office:value="427">
            <text:p>427</text:p>
          </table:table-cell>
          <table:table-cell office:value-type="string">
            <text:p>1600000US2766334</text:p>
          </table:table-cell>
          <table:table-cell office:value-type="float" office:value="2766334">
            <text:p>2766334</text:p>
          </table:table-cell>
          <table:table-cell table:formula="of:=[.C777]/[.H777]" office:value-type="currency" office:currency="USD" office:value="181.533957845433">
            <text:p>$181.53</text:p>
          </table:table-cell>
          <table:table-cell table:formula="of:=[.D777]/[.H777]" office:value-type="currency" office:currency="USD" office:value="31.4894613583138">
            <text:p>$31.4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URBANK</text:p>
          </table:table-cell>
          <table:table-cell table:style-name="ce3" office:value-type="currency" office:currency="USD" office:value="6744">
            <text:p>$6,744</text:p>
          </table:table-cell>
          <table:table-cell table:style-name="ce3" office:value-type="currency" office:currency="USD" office:value="7298">
            <text:p>$7,298</text:p>
          </table:table-cell>
          <table:table-cell table:style-name="ce3" office:value-type="currency" office:currency="USD" office:value="554">
            <text:p>$554</text:p>
          </table:table-cell>
          <table:table-cell table:style-name="ce6" office:value-type="percentage" office:value="0.0821">
            <text:p>8.21%</text:p>
          </table:table-cell>
          <table:table-cell office:value-type="string">
            <text:p>Urbank </text:p>
          </table:table-cell>
          <table:table-cell table:style-name="ce7" table:formula="of:=[.H778]"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string">
            <text:p>1600000US2766388</text:p>
          </table:table-cell>
          <table:table-cell office:value-type="float" office:value="2766388">
            <text:p>2766388</text:p>
          </table:table-cell>
          <table:table-cell table:formula="of:=[.C778]/[.H778]" office:value-type="currency" office:currency="USD" office:value="135.148148148148">
            <text:p>$135.15</text:p>
          </table:table-cell>
          <table:table-cell table:formula="of:=[.D778]/[.H778]" office:value-type="currency" office:currency="USD" office:value="10.2592592592593">
            <text:p>$10.2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UTICA</text:p>
          </table:table-cell>
          <table:table-cell table:style-name="ce3" office:value-type="currency" office:currency="USD" office:value="30803">
            <text:p>$30,803</text:p>
          </table:table-cell>
          <table:table-cell table:style-name="ce3" office:value-type="currency" office:currency="USD" office:value="37986">
            <text:p>$37,986</text:p>
          </table:table-cell>
          <table:table-cell table:style-name="ce3" office:value-type="currency" office:currency="USD" office:value="7183">
            <text:p>$7,183</text:p>
          </table:table-cell>
          <table:table-cell table:style-name="ce6" office:value-type="percentage" office:value="0.2332">
            <text:p>23.32%</text:p>
          </table:table-cell>
          <table:table-cell office:value-type="string">
            <text:p>Utica </text:p>
          </table:table-cell>
          <table:table-cell table:style-name="ce7" table:formula="of:=[.H779]" office:value-type="float" office:value="291">
            <text:p>291</text:p>
          </table:table-cell>
          <table:table-cell office:value-type="float" office:value="291">
            <text:p>291</text:p>
          </table:table-cell>
          <table:table-cell office:value-type="string">
            <text:p>1600000US2766424</text:p>
          </table:table-cell>
          <table:table-cell office:value-type="float" office:value="2766424">
            <text:p>2766424</text:p>
          </table:table-cell>
          <table:table-cell table:formula="of:=[.C779]/[.H779]" office:value-type="currency" office:currency="USD" office:value="130.536082474227">
            <text:p>$130.54</text:p>
          </table:table-cell>
          <table:table-cell table:formula="of:=[.D779]/[.H779]" office:value-type="currency" office:currency="USD" office:value="24.6838487972509">
            <text:p>$24.6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VADNAIS HEIGHTS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24636">
            <text:p>$24,636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Vadnais Heights </text:p>
          </table:table-cell>
          <table:table-cell table:style-name="ce7" table:formula="of:=[.H780]" office:value-type="float" office:value="12302">
            <text:p>12,302</text:p>
          </table:table-cell>
          <table:table-cell office:value-type="float" office:value="12302">
            <text:p>12302</text:p>
          </table:table-cell>
          <table:table-cell office:value-type="string">
            <text:p>1600000US2766460</text:p>
          </table:table-cell>
          <table:table-cell office:value-type="float" office:value="2766460">
            <text:p>2766460</text:p>
          </table:table-cell>
          <table:table-cell table:formula="of:=[.C780]/[.H780]" office:value-type="currency" office:currency="USD" office:value="2.00260120305641">
            <text:p>$2.00</text:p>
          </table:table-cell>
          <table:table-cell table:formula="of:=[.D780]/[.H780]" office:value-type="currency" office:currency="USD" office:value="2.00260120305641">
            <text:p>$2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VERGAS</text:p>
          </table:table-cell>
          <table:table-cell table:style-name="ce3" office:value-type="currency" office:currency="USD" office:value="30206">
            <text:p>$30,206</text:p>
          </table:table-cell>
          <table:table-cell table:style-name="ce3" office:value-type="currency" office:currency="USD" office:value="33072">
            <text:p>$33,072</text:p>
          </table:table-cell>
          <table:table-cell table:style-name="ce3" office:value-type="currency" office:currency="USD" office:value="2866">
            <text:p>$2,866</text:p>
          </table:table-cell>
          <table:table-cell table:style-name="ce6" office:value-type="percentage" office:value="0.0949">
            <text:p>9.49%</text:p>
          </table:table-cell>
          <table:table-cell office:value-type="string">
            <text:p>Vergas </text:p>
          </table:table-cell>
          <table:table-cell table:style-name="ce7" table:formula="of:=[.H781]" office:value-type="float" office:value="331">
            <text:p>331</text:p>
          </table:table-cell>
          <table:table-cell office:value-type="float" office:value="331">
            <text:p>331</text:p>
          </table:table-cell>
          <table:table-cell office:value-type="string">
            <text:p>1600000US2766766</text:p>
          </table:table-cell>
          <table:table-cell office:value-type="float" office:value="2766766">
            <text:p>2766766</text:p>
          </table:table-cell>
          <table:table-cell table:formula="of:=[.C781]/[.H781]" office:value-type="currency" office:currency="USD" office:value="99.9154078549849">
            <text:p>$99.92</text:p>
          </table:table-cell>
          <table:table-cell table:formula="of:=[.D781]/[.H781]" office:value-type="currency" office:currency="USD" office:value="8.65861027190332">
            <text:p>$8.6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VERMILLION</text:p>
          </table:table-cell>
          <table:table-cell table:style-name="ce3" office:value-type="currency" office:currency="USD" office:value="5649">
            <text:p>$5,649</text:p>
          </table:table-cell>
          <table:table-cell table:style-name="ce3" office:value-type="currency" office:currency="USD" office:value="15186">
            <text:p>$15,186</text:p>
          </table:table-cell>
          <table:table-cell table:style-name="ce3" office:value-type="currency" office:currency="USD" office:value="9537">
            <text:p>$9,537</text:p>
          </table:table-cell>
          <table:table-cell table:style-name="ce6" office:value-type="percentage" office:value="1.6883">
            <text:p>168.83%</text:p>
          </table:table-cell>
          <table:table-cell office:value-type="string">
            <text:p>Vermillion </text:p>
          </table:table-cell>
          <table:table-cell table:style-name="ce7" table:formula="of:=[.H782]" office:value-type="float" office:value="419">
            <text:p>419</text:p>
          </table:table-cell>
          <table:table-cell office:value-type="float" office:value="419">
            <text:p>419</text:p>
          </table:table-cell>
          <table:table-cell office:value-type="string">
            <text:p>1600000US2766802</text:p>
          </table:table-cell>
          <table:table-cell office:value-type="float" office:value="2766802">
            <text:p>2766802</text:p>
          </table:table-cell>
          <table:table-cell table:formula="of:=[.C782]/[.H782]" office:value-type="currency" office:currency="USD" office:value="36.2434367541766">
            <text:p>$36.24</text:p>
          </table:table-cell>
          <table:table-cell table:formula="of:=[.D782]/[.H782]" office:value-type="currency" office:currency="USD" office:value="22.7613365155131">
            <text:p>$22.7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VERNDALE</text:p>
          </table:table-cell>
          <table:table-cell table:style-name="ce3" office:value-type="currency" office:currency="USD" office:value="130357">
            <text:p>$130,357</text:p>
          </table:table-cell>
          <table:table-cell table:style-name="ce3" office:value-type="currency" office:currency="USD" office:value="161104">
            <text:p>$161,104</text:p>
          </table:table-cell>
          <table:table-cell table:style-name="ce3" office:value-type="currency" office:currency="USD" office:value="30747">
            <text:p>$30,747</text:p>
          </table:table-cell>
          <table:table-cell table:style-name="ce6" office:value-type="percentage" office:value="0.2359">
            <text:p>23.59%</text:p>
          </table:table-cell>
          <table:table-cell office:value-type="string">
            <text:p>Verndale </text:p>
          </table:table-cell>
          <table:table-cell table:style-name="ce7" table:formula="of:=[.H783]" office:value-type="float" office:value="602">
            <text:p>602</text:p>
          </table:table-cell>
          <table:table-cell office:value-type="float" office:value="602">
            <text:p>602</text:p>
          </table:table-cell>
          <table:table-cell office:value-type="string">
            <text:p>1600000US2766874</text:p>
          </table:table-cell>
          <table:table-cell office:value-type="float" office:value="2766874">
            <text:p>2766874</text:p>
          </table:table-cell>
          <table:table-cell table:formula="of:=[.C783]/[.H783]" office:value-type="currency" office:currency="USD" office:value="267.614617940199">
            <text:p>$267.61</text:p>
          </table:table-cell>
          <table:table-cell table:formula="of:=[.D783]/[.H783]" office:value-type="currency" office:currency="USD" office:value="51.0747508305648">
            <text:p>$51.0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VERNON CENTER</text:p>
          </table:table-cell>
          <table:table-cell table:style-name="ce3" office:value-type="currency" office:currency="USD" office:value="66020">
            <text:p>$66,020</text:p>
          </table:table-cell>
          <table:table-cell table:style-name="ce3" office:value-type="currency" office:currency="USD" office:value="67233">
            <text:p>$67,233</text:p>
          </table:table-cell>
          <table:table-cell table:style-name="ce3" office:value-type="currency" office:currency="USD" office:value="1213">
            <text:p>$1,213</text:p>
          </table:table-cell>
          <table:table-cell table:style-name="ce6" office:value-type="percentage" office:value="0.0184">
            <text:p>1.84%</text:p>
          </table:table-cell>
          <table:table-cell office:value-type="string">
            <text:p>Vernon Center </text:p>
          </table:table-cell>
          <table:table-cell table:style-name="ce7" table:formula="of:=[.H784]" office:value-type="float" office:value="332">
            <text:p>332</text:p>
          </table:table-cell>
          <table:table-cell office:value-type="float" office:value="332">
            <text:p>332</text:p>
          </table:table-cell>
          <table:table-cell office:value-type="string">
            <text:p>1600000US2766910</text:p>
          </table:table-cell>
          <table:table-cell office:value-type="float" office:value="2766910">
            <text:p>2766910</text:p>
          </table:table-cell>
          <table:table-cell table:formula="of:=[.C784]/[.H784]" office:value-type="currency" office:currency="USD" office:value="202.509036144578">
            <text:p>$202.51</text:p>
          </table:table-cell>
          <table:table-cell table:formula="of:=[.D784]/[.H784]" office:value-type="currency" office:currency="USD" office:value="3.65361445783133">
            <text:p>$3.6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VESTA</text:p>
          </table:table-cell>
          <table:table-cell table:style-name="ce3" office:value-type="currency" office:currency="USD" office:value="82326">
            <text:p>$82,326</text:p>
          </table:table-cell>
          <table:table-cell table:style-name="ce3" office:value-type="currency" office:currency="USD" office:value="89281">
            <text:p>$89,281</text:p>
          </table:table-cell>
          <table:table-cell table:style-name="ce3" office:value-type="currency" office:currency="USD" office:value="6955">
            <text:p>$6,955</text:p>
          </table:table-cell>
          <table:table-cell table:style-name="ce6" office:value-type="percentage" office:value="0.0845">
            <text:p>8.45%</text:p>
          </table:table-cell>
          <table:table-cell office:value-type="string">
            <text:p>Vesta </text:p>
          </table:table-cell>
          <table:table-cell table:style-name="ce7" table:formula="of:=[.H785]" office:value-type="float" office:value="319">
            <text:p>319</text:p>
          </table:table-cell>
          <table:table-cell office:value-type="float" office:value="319">
            <text:p>319</text:p>
          </table:table-cell>
          <table:table-cell office:value-type="string">
            <text:p>1600000US2766982</text:p>
          </table:table-cell>
          <table:table-cell office:value-type="float" office:value="2766982">
            <text:p>2766982</text:p>
          </table:table-cell>
          <table:table-cell table:formula="of:=[.C785]/[.H785]" office:value-type="currency" office:currency="USD" office:value="279.877742946708">
            <text:p>$279.88</text:p>
          </table:table-cell>
          <table:table-cell table:formula="of:=[.D785]/[.H785]" office:value-type="currency" office:currency="USD" office:value="21.8025078369906">
            <text:p>$21.8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VICTORIA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Victoria </text:p>
          </table:table-cell>
          <table:table-cell table:style-name="ce7" table:formula="of:=[.H786]" office:value-type="float" office:value="7345">
            <text:p>7,345</text:p>
          </table:table-cell>
          <table:table-cell office:value-type="float" office:value="7345">
            <text:p>7345</text:p>
          </table:table-cell>
          <table:table-cell office:value-type="string">
            <text:p>1600000US2767036</text:p>
          </table:table-cell>
          <table:table-cell office:value-type="float" office:value="2767036">
            <text:p>2767036</text:p>
          </table:table-cell>
          <table:table-cell table:formula="of:=[.C786]/[.H786]" office:value-type="currency" office:currency="USD" office:value="0">
            <text:p>$0.00</text:p>
          </table:table-cell>
          <table:table-cell table:formula="of:=[.D786]/[.H786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VIKING</text:p>
          </table:table-cell>
          <table:table-cell table:style-name="ce3" office:value-type="currency" office:currency="USD" office:value="18592">
            <text:p>$18,592</text:p>
          </table:table-cell>
          <table:table-cell table:style-name="ce3" office:value-type="currency" office:currency="USD" office:value="21717">
            <text:p>$21,717</text:p>
          </table:table-cell>
          <table:table-cell table:style-name="ce3" office:value-type="currency" office:currency="USD" office:value="3125">
            <text:p>$3,125</text:p>
          </table:table-cell>
          <table:table-cell table:style-name="ce6" office:value-type="percentage" office:value="0.1681">
            <text:p>16.81%</text:p>
          </table:table-cell>
          <table:table-cell office:value-type="string">
            <text:p>Viking </text:p>
          </table:table-cell>
          <table:table-cell table:style-name="ce7" table:formula="of:=[.H787]"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string">
            <text:p>1600000US2767090</text:p>
          </table:table-cell>
          <table:table-cell office:value-type="float" office:value="2767090">
            <text:p>2767090</text:p>
          </table:table-cell>
          <table:table-cell table:formula="of:=[.C787]/[.H787]" office:value-type="currency" office:currency="USD" office:value="208.817307692308">
            <text:p>$208.82</text:p>
          </table:table-cell>
          <table:table-cell table:formula="of:=[.D787]/[.H787]" office:value-type="currency" office:currency="USD" office:value="30.0480769230769">
            <text:p>$30.0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VILLARD</text:p>
          </table:table-cell>
          <table:table-cell table:style-name="ce3" office:value-type="currency" office:currency="USD" office:value="36658">
            <text:p>$36,658</text:p>
          </table:table-cell>
          <table:table-cell table:style-name="ce3" office:value-type="currency" office:currency="USD" office:value="41425">
            <text:p>$41,425</text:p>
          </table:table-cell>
          <table:table-cell table:style-name="ce3" office:value-type="currency" office:currency="USD" office:value="4767">
            <text:p>$4,767</text:p>
          </table:table-cell>
          <table:table-cell table:style-name="ce6" office:value-type="percentage" office:value="0.13">
            <text:p>13.00%</text:p>
          </table:table-cell>
          <table:table-cell office:value-type="string">
            <text:p>Villard </text:p>
          </table:table-cell>
          <table:table-cell table:style-name="ce7" table:formula="of:=[.H788]" office:value-type="float" office:value="254">
            <text:p>254</text:p>
          </table:table-cell>
          <table:table-cell office:value-type="float" office:value="254">
            <text:p>254</text:p>
          </table:table-cell>
          <table:table-cell office:value-type="string">
            <text:p>1600000US2767144</text:p>
          </table:table-cell>
          <table:table-cell office:value-type="float" office:value="2767144">
            <text:p>2767144</text:p>
          </table:table-cell>
          <table:table-cell table:formula="of:=[.C788]/[.H788]" office:value-type="currency" office:currency="USD" office:value="163.090551181102">
            <text:p>$163.09</text:p>
          </table:table-cell>
          <table:table-cell table:formula="of:=[.D788]/[.H788]" office:value-type="currency" office:currency="USD" office:value="18.7677165354331">
            <text:p>$18.7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VINING</text:p>
          </table:table-cell>
          <table:table-cell table:style-name="ce3" office:value-type="currency" office:currency="USD" office:value="9042">
            <text:p>$9,042</text:p>
          </table:table-cell>
          <table:table-cell table:style-name="ce3" office:value-type="currency" office:currency="USD" office:value="9988">
            <text:p>$9,988</text:p>
          </table:table-cell>
          <table:table-cell table:style-name="ce3" office:value-type="currency" office:currency="USD" office:value="946">
            <text:p>$946</text:p>
          </table:table-cell>
          <table:table-cell table:style-name="ce6" office:value-type="percentage" office:value="0.1046">
            <text:p>10.46%</text:p>
          </table:table-cell>
          <table:table-cell office:value-type="string">
            <text:p>Vining </text:p>
          </table:table-cell>
          <table:table-cell table:style-name="ce7" table:formula="of:=[.H789]" office:value-type="float" office:value="78">
            <text:p>78</text:p>
          </table:table-cell>
          <table:table-cell office:value-type="float" office:value="78">
            <text:p>78</text:p>
          </table:table-cell>
          <table:table-cell office:value-type="string">
            <text:p>1600000US2767216</text:p>
          </table:table-cell>
          <table:table-cell office:value-type="float" office:value="2767216">
            <text:p>2767216</text:p>
          </table:table-cell>
          <table:table-cell table:formula="of:=[.C789]/[.H789]" office:value-type="currency" office:currency="USD" office:value="128.051282051282">
            <text:p>$128.05</text:p>
          </table:table-cell>
          <table:table-cell table:formula="of:=[.D789]/[.H789]" office:value-type="currency" office:currency="USD" office:value="12.1282051282051">
            <text:p>$12.1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VIRGINIA</text:p>
          </table:table-cell>
          <table:table-cell table:style-name="ce3" office:value-type="currency" office:currency="USD" office:value="4062905">
            <text:p>$4,062,905</text:p>
          </table:table-cell>
          <table:table-cell table:style-name="ce3" office:value-type="currency" office:currency="USD" office:value="4936348">
            <text:p>$4,936,348</text:p>
          </table:table-cell>
          <table:table-cell table:style-name="ce3" office:value-type="currency" office:currency="USD" office:value="873443">
            <text:p>$873,443</text:p>
          </table:table-cell>
          <table:table-cell table:style-name="ce6" office:value-type="percentage" office:value="0.215">
            <text:p>21.50%</text:p>
          </table:table-cell>
          <table:table-cell office:value-type="string">
            <text:p>Virginia </text:p>
          </table:table-cell>
          <table:table-cell table:style-name="ce7" table:formula="of:=[.H790]" office:value-type="float" office:value="8712">
            <text:p>8,712</text:p>
          </table:table-cell>
          <table:table-cell office:value-type="float" office:value="8712">
            <text:p>8712</text:p>
          </table:table-cell>
          <table:table-cell office:value-type="string">
            <text:p>1600000US2767288</text:p>
          </table:table-cell>
          <table:table-cell office:value-type="float" office:value="2767288">
            <text:p>2767288</text:p>
          </table:table-cell>
          <table:table-cell table:formula="of:=[.C790]/[.H790]" office:value-type="currency" office:currency="USD" office:value="566.614784205693">
            <text:p>$566.61</text:p>
          </table:table-cell>
          <table:table-cell table:formula="of:=[.D790]/[.H790]" office:value-type="currency" office:currency="USD" office:value="100.25746097337">
            <text:p>$100.2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ABASHA</text:p>
          </table:table-cell>
          <table:table-cell table:style-name="ce3" office:value-type="currency" office:currency="USD" office:value="584751">
            <text:p>$584,751</text:p>
          </table:table-cell>
          <table:table-cell table:style-name="ce3" office:value-type="currency" office:currency="USD" office:value="594419">
            <text:p>$594,419</text:p>
          </table:table-cell>
          <table:table-cell table:style-name="ce3" office:value-type="currency" office:currency="USD" office:value="9668">
            <text:p>$9,668</text:p>
          </table:table-cell>
          <table:table-cell table:style-name="ce6" office:value-type="percentage" office:value="0.0165">
            <text:p>1.65%</text:p>
          </table:table-cell>
          <table:table-cell office:value-type="string">
            <text:p>Wabasha </text:p>
          </table:table-cell>
          <table:table-cell table:style-name="ce7" table:formula="of:=[.H791]" office:value-type="float" office:value="2521">
            <text:p>2,521</text:p>
          </table:table-cell>
          <table:table-cell office:value-type="float" office:value="2521">
            <text:p>2521</text:p>
          </table:table-cell>
          <table:table-cell office:value-type="string">
            <text:p>1600000US2767378</text:p>
          </table:table-cell>
          <table:table-cell office:value-type="float" office:value="2767378">
            <text:p>2767378</text:p>
          </table:table-cell>
          <table:table-cell table:formula="of:=[.C791]/[.H791]" office:value-type="currency" office:currency="USD" office:value="235.786989289964">
            <text:p>$235.79</text:p>
          </table:table-cell>
          <table:table-cell table:formula="of:=[.D791]/[.H791]" office:value-type="currency" office:currency="USD" office:value="3.83498611662039">
            <text:p>$3.8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ABASSO</text:p>
          </table:table-cell>
          <table:table-cell table:style-name="ce3" office:value-type="currency" office:currency="USD" office:value="183887">
            <text:p>$183,887</text:p>
          </table:table-cell>
          <table:table-cell table:style-name="ce3" office:value-type="currency" office:currency="USD" office:value="210319">
            <text:p>$210,319</text:p>
          </table:table-cell>
          <table:table-cell table:style-name="ce3" office:value-type="currency" office:currency="USD" office:value="26432">
            <text:p>$26,432</text:p>
          </table:table-cell>
          <table:table-cell table:style-name="ce6" office:value-type="percentage" office:value="0.1437">
            <text:p>14.37%</text:p>
          </table:table-cell>
          <table:table-cell office:value-type="string">
            <text:p>Wabasso </text:p>
          </table:table-cell>
          <table:table-cell table:style-name="ce7" table:formula="of:=[.H792]" office:value-type="float" office:value="696">
            <text:p>696</text:p>
          </table:table-cell>
          <table:table-cell office:value-type="float" office:value="696">
            <text:p>696</text:p>
          </table:table-cell>
          <table:table-cell office:value-type="string">
            <text:p>1600000US2767396</text:p>
          </table:table-cell>
          <table:table-cell office:value-type="float" office:value="2767396">
            <text:p>2767396</text:p>
          </table:table-cell>
          <table:table-cell table:formula="of:=[.C792]/[.H792]" office:value-type="currency" office:currency="USD" office:value="302.182471264368">
            <text:p>$302.18</text:p>
          </table:table-cell>
          <table:table-cell table:formula="of:=[.D792]/[.H792]" office:value-type="currency" office:currency="USD" office:value="37.9770114942529">
            <text:p>$37.9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ACONIA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76521">
            <text:p>$76,521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Waconia </text:p>
          </table:table-cell>
          <table:table-cell table:style-name="ce7" table:formula="of:=[.H793]" office:value-type="float" office:value="10697">
            <text:p>10,697</text:p>
          </table:table-cell>
          <table:table-cell office:value-type="float" office:value="10697">
            <text:p>10697</text:p>
          </table:table-cell>
          <table:table-cell office:value-type="string">
            <text:p>1600000US2767432</text:p>
          </table:table-cell>
          <table:table-cell office:value-type="float" office:value="2767432">
            <text:p>2767432</text:p>
          </table:table-cell>
          <table:table-cell table:formula="of:=[.C793]/[.H793]" office:value-type="currency" office:currency="USD" office:value="7.15350098158362">
            <text:p>$7.15</text:p>
          </table:table-cell>
          <table:table-cell table:formula="of:=[.D793]/[.H793]" office:value-type="currency" office:currency="USD" office:value="7.15350098158362">
            <text:p>$7.1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ADENA</text:p>
          </table:table-cell>
          <table:table-cell table:style-name="ce3" office:value-type="currency" office:currency="USD" office:value="1191075">
            <text:p>$1,191,075</text:p>
          </table:table-cell>
          <table:table-cell table:style-name="ce3" office:value-type="currency" office:currency="USD" office:value="1506184">
            <text:p>$1,506,184</text:p>
          </table:table-cell>
          <table:table-cell table:style-name="ce3" office:value-type="currency" office:currency="USD" office:value="315109">
            <text:p>$315,109</text:p>
          </table:table-cell>
          <table:table-cell table:style-name="ce6" office:value-type="percentage" office:value="0.2646">
            <text:p>26.46%</text:p>
          </table:table-cell>
          <table:table-cell office:value-type="string">
            <text:p>Wadena </text:p>
          </table:table-cell>
          <table:table-cell table:style-name="ce7" table:formula="of:=[.H794]" office:value-type="float" office:value="4088">
            <text:p>4,088</text:p>
          </table:table-cell>
          <table:table-cell office:value-type="float" office:value="4088">
            <text:p>4088</text:p>
          </table:table-cell>
          <table:table-cell office:value-type="string">
            <text:p>1600000US2767504</text:p>
          </table:table-cell>
          <table:table-cell office:value-type="float" office:value="2767504">
            <text:p>2767504</text:p>
          </table:table-cell>
          <table:table-cell table:formula="of:=[.C794]/[.H794]" office:value-type="currency" office:currency="USD" office:value="368.440313111546">
            <text:p>$368.44</text:p>
          </table:table-cell>
          <table:table-cell table:formula="of:=[.D794]/[.H794]" office:value-type="currency" office:currency="USD" office:value="77.081457925636">
            <text:p>$77.0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AHKON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Wahkon </text:p>
          </table:table-cell>
          <table:table-cell table:style-name="ce7" table:formula="of:=[.H795]" office:value-type="float" office:value="206">
            <text:p>206</text:p>
          </table:table-cell>
          <table:table-cell office:value-type="float" office:value="206">
            <text:p>206</text:p>
          </table:table-cell>
          <table:table-cell office:value-type="string">
            <text:p>1600000US2767558</text:p>
          </table:table-cell>
          <table:table-cell office:value-type="float" office:value="2767558">
            <text:p>2767558</text:p>
          </table:table-cell>
          <table:table-cell table:formula="of:=[.C795]/[.H795]" office:value-type="currency" office:currency="USD" office:value="0">
            <text:p>$0.00</text:p>
          </table:table-cell>
          <table:table-cell table:formula="of:=[.D795]/[.H795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AITE PARK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Waite Park </text:p>
          </table:table-cell>
          <table:table-cell table:style-name="ce7" table:formula="of:=[.H796]" office:value-type="float" office:value="6715">
            <text:p>6,715</text:p>
          </table:table-cell>
          <table:table-cell office:value-type="float" office:value="6715">
            <text:p>6715</text:p>
          </table:table-cell>
          <table:table-cell office:value-type="string">
            <text:p>1600000US2767612</text:p>
          </table:table-cell>
          <table:table-cell office:value-type="float" office:value="2767612">
            <text:p>2767612</text:p>
          </table:table-cell>
          <table:table-cell table:formula="of:=[.C796]/[.H796]" office:value-type="currency" office:currency="USD" office:value="0">
            <text:p>$0.00</text:p>
          </table:table-cell>
          <table:table-cell table:formula="of:=[.D796]/[.H796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ALDORF</text:p>
          </table:table-cell>
          <table:table-cell table:style-name="ce3" office:value-type="currency" office:currency="USD" office:value="41621">
            <text:p>$41,621</text:p>
          </table:table-cell>
          <table:table-cell table:style-name="ce3" office:value-type="currency" office:currency="USD" office:value="46872">
            <text:p>$46,872</text:p>
          </table:table-cell>
          <table:table-cell table:style-name="ce3" office:value-type="currency" office:currency="USD" office:value="5251">
            <text:p>$5,251</text:p>
          </table:table-cell>
          <table:table-cell table:style-name="ce6" office:value-type="percentage" office:value="0.1262">
            <text:p>12.62%</text:p>
          </table:table-cell>
          <table:table-cell office:value-type="string">
            <text:p>Waldorf </text:p>
          </table:table-cell>
          <table:table-cell table:style-name="ce7" table:formula="of:=[.H797]" office:value-type="float" office:value="229">
            <text:p>229</text:p>
          </table:table-cell>
          <table:table-cell office:value-type="float" office:value="229">
            <text:p>229</text:p>
          </table:table-cell>
          <table:table-cell office:value-type="string">
            <text:p>1600000US2767756</text:p>
          </table:table-cell>
          <table:table-cell office:value-type="float" office:value="2767756">
            <text:p>2767756</text:p>
          </table:table-cell>
          <table:table-cell table:formula="of:=[.C797]/[.H797]" office:value-type="currency" office:currency="USD" office:value="204.681222707424">
            <text:p>$204.68</text:p>
          </table:table-cell>
          <table:table-cell table:formula="of:=[.D797]/[.H797]" office:value-type="currency" office:currency="USD" office:value="22.9301310043668">
            <text:p>$22.9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ALKER</text:p>
          </table:table-cell>
          <table:table-cell table:number-columns-repeated="2" table:style-name="ce3" office:value-type="currency" office:currency="USD" office:value="79001">
            <text:p>$79,001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Walker </text:p>
          </table:table-cell>
          <table:table-cell table:style-name="ce7" table:formula="of:=[.H798]" office:value-type="float" office:value="941">
            <text:p>941</text:p>
          </table:table-cell>
          <table:table-cell office:value-type="float" office:value="941">
            <text:p>941</text:p>
          </table:table-cell>
          <table:table-cell office:value-type="string">
            <text:p>1600000US2767792</text:p>
          </table:table-cell>
          <table:table-cell office:value-type="float" office:value="2767792">
            <text:p>2767792</text:p>
          </table:table-cell>
          <table:table-cell table:formula="of:=[.C798]/[.H798]" office:value-type="currency" office:currency="USD" office:value="83.9543039319872">
            <text:p>$83.95</text:p>
          </table:table-cell>
          <table:table-cell table:formula="of:=[.D798]/[.H798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ALNUT GROVE</text:p>
          </table:table-cell>
          <table:table-cell table:style-name="ce3" office:value-type="currency" office:currency="USD" office:value="225413">
            <text:p>$225,413</text:p>
          </table:table-cell>
          <table:table-cell table:style-name="ce3" office:value-type="currency" office:currency="USD" office:value="264717">
            <text:p>$264,717</text:p>
          </table:table-cell>
          <table:table-cell table:style-name="ce3" office:value-type="currency" office:currency="USD" office:value="39304">
            <text:p>$39,304</text:p>
          </table:table-cell>
          <table:table-cell table:style-name="ce6" office:value-type="percentage" office:value="0.1744">
            <text:p>17.44%</text:p>
          </table:table-cell>
          <table:table-cell office:value-type="string">
            <text:p>Walnut Grove </text:p>
          </table:table-cell>
          <table:table-cell table:style-name="ce7" table:formula="of:=[.H799]" office:value-type="float" office:value="871">
            <text:p>871</text:p>
          </table:table-cell>
          <table:table-cell office:value-type="float" office:value="871">
            <text:p>871</text:p>
          </table:table-cell>
          <table:table-cell office:value-type="string">
            <text:p>1600000US2767846</text:p>
          </table:table-cell>
          <table:table-cell office:value-type="float" office:value="2767846">
            <text:p>2767846</text:p>
          </table:table-cell>
          <table:table-cell table:formula="of:=[.C799]/[.H799]" office:value-type="currency" office:currency="USD" office:value="303.923076923077">
            <text:p>$303.92</text:p>
          </table:table-cell>
          <table:table-cell table:formula="of:=[.D799]/[.H799]" office:value-type="currency" office:currency="USD" office:value="45.1251435132032">
            <text:p>$45.1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ALTERS</text:p>
          </table:table-cell>
          <table:table-cell table:style-name="ce3" office:value-type="currency" office:currency="USD" office:value="18983">
            <text:p>$18,983</text:p>
          </table:table-cell>
          <table:table-cell table:style-name="ce3" office:value-type="currency" office:currency="USD" office:value="20063">
            <text:p>$20,063</text:p>
          </table:table-cell>
          <table:table-cell table:style-name="ce3" office:value-type="currency" office:currency="USD" office:value="1080">
            <text:p>$1,080</text:p>
          </table:table-cell>
          <table:table-cell table:style-name="ce6" office:value-type="percentage" office:value="0.0569">
            <text:p>5.69%</text:p>
          </table:table-cell>
          <table:table-cell office:value-type="string">
            <text:p>Walters </text:p>
          </table:table-cell>
          <table:table-cell table:style-name="ce7" table:formula="of:=[.H800]"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string">
            <text:p>1600000US2767900</text:p>
          </table:table-cell>
          <table:table-cell office:value-type="float" office:value="2767900">
            <text:p>2767900</text:p>
          </table:table-cell>
          <table:table-cell table:formula="of:=[.C800]/[.H800]" office:value-type="currency" office:currency="USD" office:value="274.835616438356">
            <text:p>$274.84</text:p>
          </table:table-cell>
          <table:table-cell table:formula="of:=[.D800]/[.H800]" office:value-type="currency" office:currency="USD" office:value="14.7945205479452">
            <text:p>$14.7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ALTHAM</text:p>
          </table:table-cell>
          <table:table-cell table:style-name="ce3" office:value-type="currency" office:currency="USD" office:value="33076">
            <text:p>$33,076</text:p>
          </table:table-cell>
          <table:table-cell table:style-name="ce3" office:value-type="currency" office:currency="USD" office:value="33295">
            <text:p>$33,295</text:p>
          </table:table-cell>
          <table:table-cell table:style-name="ce3" office:value-type="currency" office:currency="USD" office:value="219">
            <text:p>$219</text:p>
          </table:table-cell>
          <table:table-cell table:style-name="ce6" office:value-type="percentage" office:value="0.0066">
            <text:p>0.66%</text:p>
          </table:table-cell>
          <table:table-cell office:value-type="string">
            <text:p>Waltham </text:p>
          </table:table-cell>
          <table:table-cell table:style-name="ce7" table:formula="of:=[.H801]" office:value-type="float" office:value="151">
            <text:p>151</text:p>
          </table:table-cell>
          <table:table-cell office:value-type="float" office:value="151">
            <text:p>151</text:p>
          </table:table-cell>
          <table:table-cell office:value-type="string">
            <text:p>1600000US2767918</text:p>
          </table:table-cell>
          <table:table-cell office:value-type="float" office:value="2767918">
            <text:p>2767918</text:p>
          </table:table-cell>
          <table:table-cell table:formula="of:=[.C801]/[.H801]" office:value-type="currency" office:currency="USD" office:value="220.496688741722">
            <text:p>$220.50</text:p>
          </table:table-cell>
          <table:table-cell table:formula="of:=[.D801]/[.H801]" office:value-type="currency" office:currency="USD" office:value="1.45033112582781">
            <text:p>$1.4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ANAMINGO</text:p>
          </table:table-cell>
          <table:table-cell table:style-name="ce3" office:value-type="currency" office:currency="USD" office:value="182565">
            <text:p>$182,565</text:p>
          </table:table-cell>
          <table:table-cell table:style-name="ce3" office:value-type="currency" office:currency="USD" office:value="227213">
            <text:p>$227,213</text:p>
          </table:table-cell>
          <table:table-cell table:style-name="ce3" office:value-type="currency" office:currency="USD" office:value="44648">
            <text:p>$44,648</text:p>
          </table:table-cell>
          <table:table-cell table:style-name="ce6" office:value-type="percentage" office:value="0.2446">
            <text:p>24.46%</text:p>
          </table:table-cell>
          <table:table-cell office:value-type="string">
            <text:p>Wanamingo </text:p>
          </table:table-cell>
          <table:table-cell table:style-name="ce7" table:formula="of:=[.H802]" office:value-type="float" office:value="1086">
            <text:p>1,086</text:p>
          </table:table-cell>
          <table:table-cell office:value-type="float" office:value="1086">
            <text:p>1086</text:p>
          </table:table-cell>
          <table:table-cell office:value-type="string">
            <text:p>1600000US2767972</text:p>
          </table:table-cell>
          <table:table-cell office:value-type="float" office:value="2767972">
            <text:p>2767972</text:p>
          </table:table-cell>
          <table:table-cell table:formula="of:=[.C802]/[.H802]" office:value-type="currency" office:currency="USD" office:value="209.220073664825">
            <text:p>$209.22</text:p>
          </table:table-cell>
          <table:table-cell table:formula="of:=[.D802]/[.H802]" office:value-type="currency" office:currency="USD" office:value="41.1123388581952">
            <text:p>$41.1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ANDA</text:p>
          </table:table-cell>
          <table:table-cell table:style-name="ce3" office:value-type="currency" office:currency="USD" office:value="22194">
            <text:p>$22,194</text:p>
          </table:table-cell>
          <table:table-cell table:style-name="ce3" office:value-type="currency" office:currency="USD" office:value="22781">
            <text:p>$22,781</text:p>
          </table:table-cell>
          <table:table-cell table:style-name="ce3" office:value-type="currency" office:currency="USD" office:value="587">
            <text:p>$587</text:p>
          </table:table-cell>
          <table:table-cell table:style-name="ce6" office:value-type="percentage" office:value="0.0264">
            <text:p>2.64%</text:p>
          </table:table-cell>
          <table:table-cell office:value-type="string">
            <text:p>Wanda </text:p>
          </table:table-cell>
          <table:table-cell table:style-name="ce7" table:formula="of:=[.H803]"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string">
            <text:p>1600000US2768008</text:p>
          </table:table-cell>
          <table:table-cell office:value-type="float" office:value="2768008">
            <text:p>2768008</text:p>
          </table:table-cell>
          <table:table-cell table:formula="of:=[.C803]/[.H803]" office:value-type="currency" office:currency="USD" office:value="271.202380952381">
            <text:p>$271.20</text:p>
          </table:table-cell>
          <table:table-cell table:formula="of:=[.D803]/[.H803]" office:value-type="currency" office:currency="USD" office:value="6.98809523809524">
            <text:p>$6.9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ARBA</text:p>
          </table:table-cell>
          <table:table-cell table:style-name="ce3" office:value-type="currency" office:currency="USD" office:value="12403">
            <text:p>$12,403</text:p>
          </table:table-cell>
          <table:table-cell table:style-name="ce3" office:value-type="currency" office:currency="USD" office:value="13524">
            <text:p>$13,524</text:p>
          </table:table-cell>
          <table:table-cell table:style-name="ce3" office:value-type="currency" office:currency="USD" office:value="1121">
            <text:p>$1,121</text:p>
          </table:table-cell>
          <table:table-cell table:style-name="ce6" office:value-type="percentage" office:value="0.0904">
            <text:p>9.04%</text:p>
          </table:table-cell>
          <table:table-cell office:value-type="string">
            <text:p>Warba </text:p>
          </table:table-cell>
          <table:table-cell table:style-name="ce7" table:formula="of:=[.H804]" office:value-type="float" office:value="181">
            <text:p>181</text:p>
          </table:table-cell>
          <table:table-cell office:value-type="float" office:value="181">
            <text:p>181</text:p>
          </table:table-cell>
          <table:table-cell office:value-type="string">
            <text:p>1600000US2768080</text:p>
          </table:table-cell>
          <table:table-cell office:value-type="float" office:value="2768080">
            <text:p>2768080</text:p>
          </table:table-cell>
          <table:table-cell table:formula="of:=[.C804]/[.H804]" office:value-type="currency" office:currency="USD" office:value="74.7182320441989">
            <text:p>$74.72</text:p>
          </table:table-cell>
          <table:table-cell table:formula="of:=[.D804]/[.H804]" office:value-type="currency" office:currency="USD" office:value="6.19337016574586">
            <text:p>$6.1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ARREN</text:p>
          </table:table-cell>
          <table:table-cell table:style-name="ce3" office:value-type="currency" office:currency="USD" office:value="561156">
            <text:p>$561,156</text:p>
          </table:table-cell>
          <table:table-cell table:style-name="ce3" office:value-type="currency" office:currency="USD" office:value="603253">
            <text:p>$603,253</text:p>
          </table:table-cell>
          <table:table-cell table:style-name="ce3" office:value-type="currency" office:currency="USD" office:value="42097">
            <text:p>$42,097</text:p>
          </table:table-cell>
          <table:table-cell table:style-name="ce6" office:value-type="percentage" office:value="0.075">
            <text:p>7.50%</text:p>
          </table:table-cell>
          <table:table-cell office:value-type="string">
            <text:p>Warren </text:p>
          </table:table-cell>
          <table:table-cell table:style-name="ce7" table:formula="of:=[.H805]" office:value-type="float" office:value="1563">
            <text:p>1,563</text:p>
          </table:table-cell>
          <table:table-cell office:value-type="float" office:value="1563">
            <text:p>1563</text:p>
          </table:table-cell>
          <table:table-cell office:value-type="string">
            <text:p>1600000US2768170</text:p>
          </table:table-cell>
          <table:table-cell office:value-type="float" office:value="2768170">
            <text:p>2768170</text:p>
          </table:table-cell>
          <table:table-cell table:formula="of:=[.C805]/[.H805]" office:value-type="currency" office:currency="USD" office:value="385.958413307742">
            <text:p>$385.96</text:p>
          </table:table-cell>
          <table:table-cell table:formula="of:=[.D805]/[.H805]" office:value-type="currency" office:currency="USD" office:value="26.9334612923864">
            <text:p>$26.9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ARROAD</text:p>
          </table:table-cell>
          <table:table-cell table:style-name="ce3" office:value-type="currency" office:currency="USD" office:value="732836">
            <text:p>$732,836</text:p>
          </table:table-cell>
          <table:table-cell table:style-name="ce3" office:value-type="currency" office:currency="USD" office:value="882836">
            <text:p>$882,836</text:p>
          </table:table-cell>
          <table:table-cell table:style-name="ce3" office:value-type="currency" office:currency="USD" office:value="150000">
            <text:p>$150,000</text:p>
          </table:table-cell>
          <table:table-cell table:style-name="ce6" office:value-type="percentage" office:value="0.2047">
            <text:p>20.47%</text:p>
          </table:table-cell>
          <table:table-cell office:value-type="string">
            <text:p>Warroad </text:p>
          </table:table-cell>
          <table:table-cell table:style-name="ce7" table:formula="of:=[.H806]" office:value-type="float" office:value="1781">
            <text:p>1,781</text:p>
          </table:table-cell>
          <table:table-cell office:value-type="float" office:value="1781">
            <text:p>1781</text:p>
          </table:table-cell>
          <table:table-cell office:value-type="string">
            <text:p>1600000US2768224</text:p>
          </table:table-cell>
          <table:table-cell office:value-type="float" office:value="2768224">
            <text:p>2768224</text:p>
          </table:table-cell>
          <table:table-cell table:formula="of:=[.C806]/[.H806]" office:value-type="currency" office:currency="USD" office:value="495.696799550814">
            <text:p>$495.70</text:p>
          </table:table-cell>
          <table:table-cell table:formula="of:=[.D806]/[.H806]" office:value-type="currency" office:currency="USD" office:value="84.2223469960696">
            <text:p>$84.2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ASECA</text:p>
          </table:table-cell>
          <table:table-cell table:style-name="ce3" office:value-type="currency" office:currency="USD" office:value="2273651">
            <text:p>$2,273,651</text:p>
          </table:table-cell>
          <table:table-cell table:style-name="ce3" office:value-type="currency" office:currency="USD" office:value="2631156">
            <text:p>$2,631,156</text:p>
          </table:table-cell>
          <table:table-cell table:style-name="ce3" office:value-type="currency" office:currency="USD" office:value="357505">
            <text:p>$357,505</text:p>
          </table:table-cell>
          <table:table-cell table:style-name="ce6" office:value-type="percentage" office:value="0.1572">
            <text:p>15.72%</text:p>
          </table:table-cell>
          <table:table-cell office:value-type="string">
            <text:p>Waseca </text:p>
          </table:table-cell>
          <table:table-cell table:style-name="ce7" table:formula="of:=[.H807]" office:value-type="float" office:value="9410">
            <text:p>9,410</text:p>
          </table:table-cell>
          <table:table-cell office:value-type="float" office:value="9410">
            <text:p>9410</text:p>
          </table:table-cell>
          <table:table-cell office:value-type="string">
            <text:p>1600000US2768296</text:p>
          </table:table-cell>
          <table:table-cell office:value-type="float" office:value="2768296">
            <text:p>2768296</text:p>
          </table:table-cell>
          <table:table-cell table:formula="of:=[.C807]/[.H807]" office:value-type="currency" office:currency="USD" office:value="279.612752391073">
            <text:p>$279.61</text:p>
          </table:table-cell>
          <table:table-cell table:formula="of:=[.D807]/[.H807]" office:value-type="currency" office:currency="USD" office:value="37.9920297555792">
            <text:p>$37.9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ATERTOWN</text:p>
          </table:table-cell>
          <table:table-cell table:style-name="ce3" office:value-type="currency" office:currency="USD" office:value="173368">
            <text:p>$173,368</text:p>
          </table:table-cell>
          <table:table-cell table:style-name="ce3" office:value-type="currency" office:currency="USD" office:value="299619">
            <text:p>$299,619</text:p>
          </table:table-cell>
          <table:table-cell table:style-name="ce3" office:value-type="currency" office:currency="USD" office:value="126251">
            <text:p>$126,251</text:p>
          </table:table-cell>
          <table:table-cell table:style-name="ce6" office:value-type="percentage" office:value="0.7282">
            <text:p>72.82%</text:p>
          </table:table-cell>
          <table:table-cell office:value-type="string">
            <text:p>Watertown </text:p>
          </table:table-cell>
          <table:table-cell table:style-name="ce7" table:formula="of:=[.H808]" office:value-type="float" office:value="4205">
            <text:p>4,205</text:p>
          </table:table-cell>
          <table:table-cell office:value-type="float" office:value="4205">
            <text:p>4205</text:p>
          </table:table-cell>
          <table:table-cell office:value-type="string">
            <text:p>1600000US2768548</text:p>
          </table:table-cell>
          <table:table-cell office:value-type="float" office:value="2768548">
            <text:p>2768548</text:p>
          </table:table-cell>
          <table:table-cell table:formula="of:=[.C808]/[.H808]" office:value-type="currency" office:currency="USD" office:value="71.2530321046373">
            <text:p>$71.25</text:p>
          </table:table-cell>
          <table:table-cell table:formula="of:=[.D808]/[.H808]" office:value-type="currency" office:currency="USD" office:value="30.0240190249703">
            <text:p>$30.0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ATERVILLE</text:p>
          </table:table-cell>
          <table:table-cell table:style-name="ce3" office:value-type="currency" office:currency="USD" office:value="438284">
            <text:p>$438,284</text:p>
          </table:table-cell>
          <table:table-cell table:style-name="ce3" office:value-type="currency" office:currency="USD" office:value="472254">
            <text:p>$472,254</text:p>
          </table:table-cell>
          <table:table-cell table:style-name="ce3" office:value-type="currency" office:currency="USD" office:value="33970">
            <text:p>$33,970</text:p>
          </table:table-cell>
          <table:table-cell table:style-name="ce6" office:value-type="percentage" office:value="0.0775">
            <text:p>7.75%</text:p>
          </table:table-cell>
          <table:table-cell office:value-type="string">
            <text:p>Waterville </text:p>
          </table:table-cell>
          <table:table-cell table:style-name="ce7" table:formula="of:=[.H809]" office:value-type="float" office:value="1868">
            <text:p>1,868</text:p>
          </table:table-cell>
          <table:table-cell office:value-type="float" office:value="1868">
            <text:p>1868</text:p>
          </table:table-cell>
          <table:table-cell office:value-type="string">
            <text:p>1600000US2768584</text:p>
          </table:table-cell>
          <table:table-cell office:value-type="float" office:value="2768584">
            <text:p>2768584</text:p>
          </table:table-cell>
          <table:table-cell table:formula="of:=[.C809]/[.H809]" office:value-type="currency" office:currency="USD" office:value="252.812633832976">
            <text:p>$252.81</text:p>
          </table:table-cell>
          <table:table-cell table:formula="of:=[.D809]/[.H809]" office:value-type="currency" office:currency="USD" office:value="18.1852248394004">
            <text:p>$18.1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ATKINS</text:p>
          </table:table-cell>
          <table:table-cell table:style-name="ce3" office:value-type="currency" office:currency="USD" office:value="251433">
            <text:p>$251,433</text:p>
          </table:table-cell>
          <table:table-cell table:style-name="ce3" office:value-type="currency" office:currency="USD" office:value="285957">
            <text:p>$285,957</text:p>
          </table:table-cell>
          <table:table-cell table:style-name="ce3" office:value-type="currency" office:currency="USD" office:value="34524">
            <text:p>$34,524</text:p>
          </table:table-cell>
          <table:table-cell table:style-name="ce6" office:value-type="percentage" office:value="0.1373">
            <text:p>13.73%</text:p>
          </table:table-cell>
          <table:table-cell office:value-type="string">
            <text:p>Watkins </text:p>
          </table:table-cell>
          <table:table-cell table:style-name="ce7" table:formula="of:=[.H810]" office:value-type="float" office:value="962">
            <text:p>962</text:p>
          </table:table-cell>
          <table:table-cell office:value-type="float" office:value="962">
            <text:p>962</text:p>
          </table:table-cell>
          <table:table-cell office:value-type="string">
            <text:p>1600000US2768620</text:p>
          </table:table-cell>
          <table:table-cell office:value-type="float" office:value="2768620">
            <text:p>2768620</text:p>
          </table:table-cell>
          <table:table-cell table:formula="of:=[.C810]/[.H810]" office:value-type="currency" office:currency="USD" office:value="297.252598752599">
            <text:p>$297.25</text:p>
          </table:table-cell>
          <table:table-cell table:formula="of:=[.D810]/[.H810]" office:value-type="currency" office:currency="USD" office:value="35.8877338877339">
            <text:p>$35.8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ATSON</text:p>
          </table:table-cell>
          <table:table-cell table:style-name="ce3" office:value-type="currency" office:currency="USD" office:value="59458">
            <text:p>$59,458</text:p>
          </table:table-cell>
          <table:table-cell table:style-name="ce3" office:value-type="currency" office:currency="USD" office:value="62711">
            <text:p>$62,711</text:p>
          </table:table-cell>
          <table:table-cell table:style-name="ce3" office:value-type="currency" office:currency="USD" office:value="3253">
            <text:p>$3,253</text:p>
          </table:table-cell>
          <table:table-cell table:style-name="ce6" office:value-type="percentage" office:value="0.0547">
            <text:p>5.47%</text:p>
          </table:table-cell>
          <table:table-cell office:value-type="string">
            <text:p>Watson </text:p>
          </table:table-cell>
          <table:table-cell table:style-name="ce7" table:formula="of:=[.H811]" office:value-type="float" office:value="205">
            <text:p>205</text:p>
          </table:table-cell>
          <table:table-cell office:value-type="float" office:value="205">
            <text:p>205</text:p>
          </table:table-cell>
          <table:table-cell office:value-type="string">
            <text:p>1600000US2768656</text:p>
          </table:table-cell>
          <table:table-cell office:value-type="float" office:value="2768656">
            <text:p>2768656</text:p>
          </table:table-cell>
          <table:table-cell table:formula="of:=[.C811]/[.H811]" office:value-type="currency" office:currency="USD" office:value="305.907317073171">
            <text:p>$305.91</text:p>
          </table:table-cell>
          <table:table-cell table:formula="of:=[.D811]/[.H811]" office:value-type="currency" office:currency="USD" office:value="15.8682926829268">
            <text:p>$15.8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AUBUN</text:p>
          </table:table-cell>
          <table:table-cell table:style-name="ce3" office:value-type="currency" office:currency="USD" office:value="93242">
            <text:p>$93,242</text:p>
          </table:table-cell>
          <table:table-cell table:style-name="ce3" office:value-type="currency" office:currency="USD" office:value="107487">
            <text:p>$107,487</text:p>
          </table:table-cell>
          <table:table-cell table:style-name="ce3" office:value-type="currency" office:currency="USD" office:value="14245">
            <text:p>$14,245</text:p>
          </table:table-cell>
          <table:table-cell table:style-name="ce6" office:value-type="percentage" office:value="0.1528">
            <text:p>15.28%</text:p>
          </table:table-cell>
          <table:table-cell office:value-type="string">
            <text:p>Waubun </text:p>
          </table:table-cell>
          <table:table-cell table:style-name="ce7" table:formula="of:=[.H812]" office:value-type="float" office:value="400">
            <text:p>400</text:p>
          </table:table-cell>
          <table:table-cell office:value-type="float" office:value="400">
            <text:p>400</text:p>
          </table:table-cell>
          <table:table-cell office:value-type="string">
            <text:p>1600000US2768674</text:p>
          </table:table-cell>
          <table:table-cell office:value-type="float" office:value="2768674">
            <text:p>2768674</text:p>
          </table:table-cell>
          <table:table-cell table:formula="of:=[.C812]/[.H812]" office:value-type="currency" office:currency="USD" office:value="268.7175">
            <text:p>$268.72</text:p>
          </table:table-cell>
          <table:table-cell table:formula="of:=[.D812]/[.H812]" office:value-type="currency" office:currency="USD" office:value="35.6125">
            <text:p>$35.6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AVERLY</text:p>
          </table:table-cell>
          <table:table-cell table:style-name="ce3" office:value-type="currency" office:currency="USD" office:value="82979">
            <text:p>$82,979</text:p>
          </table:table-cell>
          <table:table-cell table:style-name="ce3" office:value-type="currency" office:currency="USD" office:value="143688">
            <text:p>$143,688</text:p>
          </table:table-cell>
          <table:table-cell table:style-name="ce3" office:value-type="currency" office:currency="USD" office:value="60709">
            <text:p>$60,709</text:p>
          </table:table-cell>
          <table:table-cell table:style-name="ce6" office:value-type="percentage" office:value="0.7316">
            <text:p>73.16%</text:p>
          </table:table-cell>
          <table:table-cell office:value-type="string">
            <text:p>Waverly </text:p>
          </table:table-cell>
          <table:table-cell table:style-name="ce7" table:formula="of:=[.H813]" office:value-type="float" office:value="1357">
            <text:p>1,357</text:p>
          </table:table-cell>
          <table:table-cell office:value-type="float" office:value="1357">
            <text:p>1357</text:p>
          </table:table-cell>
          <table:table-cell office:value-type="string">
            <text:p>1600000US2768764</text:p>
          </table:table-cell>
          <table:table-cell office:value-type="float" office:value="2768764">
            <text:p>2768764</text:p>
          </table:table-cell>
          <table:table-cell table:formula="of:=[.C813]/[.H813]" office:value-type="currency" office:currency="USD" office:value="105.886514369934">
            <text:p>$105.89</text:p>
          </table:table-cell>
          <table:table-cell table:formula="of:=[.D813]/[.H813]" office:value-type="currency" office:currency="USD" office:value="44.7376565954311">
            <text:p>$44.7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AYZATA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Wayzata </text:p>
          </table:table-cell>
          <table:table-cell table:style-name="ce7" table:formula="of:=[.H814]" office:value-type="float" office:value="3688">
            <text:p>3,688</text:p>
          </table:table-cell>
          <table:table-cell office:value-type="float" office:value="3688">
            <text:p>3688</text:p>
          </table:table-cell>
          <table:table-cell office:value-type="string">
            <text:p>1600000US2768818</text:p>
          </table:table-cell>
          <table:table-cell office:value-type="float" office:value="2768818">
            <text:p>2768818</text:p>
          </table:table-cell>
          <table:table-cell table:formula="of:=[.C814]/[.H814]" office:value-type="currency" office:currency="USD" office:value="0">
            <text:p>$0.00</text:p>
          </table:table-cell>
          <table:table-cell table:formula="of:=[.D814]/[.H81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ELCOME</text:p>
          </table:table-cell>
          <table:table-cell table:style-name="ce3" office:value-type="currency" office:currency="USD" office:value="216934">
            <text:p>$216,934</text:p>
          </table:table-cell>
          <table:table-cell table:style-name="ce3" office:value-type="currency" office:currency="USD" office:value="217709">
            <text:p>$217,709</text:p>
          </table:table-cell>
          <table:table-cell table:style-name="ce3" office:value-type="currency" office:currency="USD" office:value="775">
            <text:p>$775</text:p>
          </table:table-cell>
          <table:table-cell table:style-name="ce6" office:value-type="percentage" office:value="0.0036">
            <text:p>0.36%</text:p>
          </table:table-cell>
          <table:table-cell office:value-type="string">
            <text:p>Welcome </text:p>
          </table:table-cell>
          <table:table-cell table:style-name="ce7" table:formula="of:=[.H815]" office:value-type="float" office:value="686">
            <text:p>686</text:p>
          </table:table-cell>
          <table:table-cell office:value-type="float" office:value="686">
            <text:p>686</text:p>
          </table:table-cell>
          <table:table-cell office:value-type="string">
            <text:p>1600000US2769070</text:p>
          </table:table-cell>
          <table:table-cell office:value-type="float" office:value="2769070">
            <text:p>2769070</text:p>
          </table:table-cell>
          <table:table-cell table:formula="of:=[.C815]/[.H815]" office:value-type="currency" office:currency="USD" office:value="317.360058309038">
            <text:p>$317.36</text:p>
          </table:table-cell>
          <table:table-cell table:formula="of:=[.D815]/[.H815]" office:value-type="currency" office:currency="USD" office:value="1.12973760932945">
            <text:p>$1.1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ELLS</text:p>
          </table:table-cell>
          <table:table-cell table:style-name="ce3" office:value-type="currency" office:currency="USD" office:value="893883">
            <text:p>$893,883</text:p>
          </table:table-cell>
          <table:table-cell table:style-name="ce3" office:value-type="currency" office:currency="USD" office:value="927217">
            <text:p>$927,217</text:p>
          </table:table-cell>
          <table:table-cell table:style-name="ce3" office:value-type="currency" office:currency="USD" office:value="33334">
            <text:p>$33,334</text:p>
          </table:table-cell>
          <table:table-cell table:style-name="ce6" office:value-type="percentage" office:value="0.0373">
            <text:p>3.73%</text:p>
          </table:table-cell>
          <table:table-cell office:value-type="string">
            <text:p>Wells </text:p>
          </table:table-cell>
          <table:table-cell table:style-name="ce7" table:formula="of:=[.H816]" office:value-type="float" office:value="2343">
            <text:p>2,343</text:p>
          </table:table-cell>
          <table:table-cell office:value-type="float" office:value="2343">
            <text:p>2343</text:p>
          </table:table-cell>
          <table:table-cell office:value-type="string">
            <text:p>1600000US2769106</text:p>
          </table:table-cell>
          <table:table-cell office:value-type="float" office:value="2769106">
            <text:p>2769106</text:p>
          </table:table-cell>
          <table:table-cell table:formula="of:=[.C816]/[.H816]" office:value-type="currency" office:currency="USD" office:value="395.739223218096">
            <text:p>$395.74</text:p>
          </table:table-cell>
          <table:table-cell table:formula="of:=[.D816]/[.H816]" office:value-type="currency" office:currency="USD" office:value="14.2270593256509">
            <text:p>$14.2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ENDELL</text:p>
          </table:table-cell>
          <table:table-cell table:style-name="ce3" office:value-type="currency" office:currency="USD" office:value="34022">
            <text:p>$34,022</text:p>
          </table:table-cell>
          <table:table-cell table:style-name="ce3" office:value-type="currency" office:currency="USD" office:value="35761">
            <text:p>$35,761</text:p>
          </table:table-cell>
          <table:table-cell table:style-name="ce3" office:value-type="currency" office:currency="USD" office:value="1739">
            <text:p>$1,739</text:p>
          </table:table-cell>
          <table:table-cell table:style-name="ce6" office:value-type="percentage" office:value="0.0511">
            <text:p>5.11%</text:p>
          </table:table-cell>
          <table:table-cell office:value-type="string">
            <text:p>Wendell </text:p>
          </table:table-cell>
          <table:table-cell table:style-name="ce7" table:formula="of:=[.H817]" office:value-type="float" office:value="167">
            <text:p>167</text:p>
          </table:table-cell>
          <table:table-cell office:value-type="float" office:value="167">
            <text:p>167</text:p>
          </table:table-cell>
          <table:table-cell office:value-type="string">
            <text:p>1600000US2769142</text:p>
          </table:table-cell>
          <table:table-cell office:value-type="float" office:value="2769142">
            <text:p>2769142</text:p>
          </table:table-cell>
          <table:table-cell table:formula="of:=[.C817]/[.H817]" office:value-type="currency" office:currency="USD" office:value="214.137724550898">
            <text:p>$214.14</text:p>
          </table:table-cell>
          <table:table-cell table:formula="of:=[.D817]/[.H817]" office:value-type="currency" office:currency="USD" office:value="10.4131736526946">
            <text:p>$10.4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EST CONCORD</text:p>
          </table:table-cell>
          <table:table-cell table:style-name="ce3" office:value-type="currency" office:currency="USD" office:value="261011">
            <text:p>$261,011</text:p>
          </table:table-cell>
          <table:table-cell table:style-name="ce3" office:value-type="currency" office:currency="USD" office:value="283648">
            <text:p>$283,648</text:p>
          </table:table-cell>
          <table:table-cell table:style-name="ce3" office:value-type="currency" office:currency="USD" office:value="22637">
            <text:p>$22,637</text:p>
          </table:table-cell>
          <table:table-cell table:style-name="ce6" office:value-type="percentage" office:value="0.0867">
            <text:p>8.67%</text:p>
          </table:table-cell>
          <table:table-cell office:value-type="string">
            <text:p>West Concord </text:p>
          </table:table-cell>
          <table:table-cell table:style-name="ce7" table:formula="of:=[.H818]" office:value-type="float" office:value="782">
            <text:p>782</text:p>
          </table:table-cell>
          <table:table-cell office:value-type="float" office:value="782">
            <text:p>782</text:p>
          </table:table-cell>
          <table:table-cell office:value-type="string">
            <text:p>1600000US2769304</text:p>
          </table:table-cell>
          <table:table-cell office:value-type="float" office:value="2769304">
            <text:p>2769304</text:p>
          </table:table-cell>
          <table:table-cell table:formula="of:=[.C818]/[.H818]" office:value-type="currency" office:currency="USD" office:value="362.721227621483">
            <text:p>$362.72</text:p>
          </table:table-cell>
          <table:table-cell table:formula="of:=[.D818]/[.H818]" office:value-type="currency" office:currency="USD" office:value="28.9475703324808">
            <text:p>$28.95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WEST ST PAUL</text:p>
          </table:table-cell>
          <table:table-cell table:style-name="ce3" office:value-type="currency" office:currency="USD" office:value="773763">
            <text:p>$773,763</text:p>
          </table:table-cell>
          <table:table-cell table:style-name="ce3" office:value-type="currency" office:currency="USD" office:value="1153343">
            <text:p>$1,153,343</text:p>
          </table:table-cell>
          <table:table-cell table:style-name="ce3" office:value-type="currency" office:currency="USD" office:value="379580">
            <text:p>$379,580</text:p>
          </table:table-cell>
          <table:table-cell table:style-name="ce6" office:value-type="percentage" office:value="0.4906">
            <text:p>49.06%</text:p>
          </table:table-cell>
          <table:table-cell office:value-type="string">
            <text:p>West St. Paul </text:p>
          </table:table-cell>
          <table:table-cell table:style-name="ce7" table:formula="of:=[.H819]" office:value-type="float" office:value="19540">
            <text:p>19,540</text:p>
          </table:table-cell>
          <table:table-cell office:value-type="float" office:value="19540">
            <text:p>19540</text:p>
          </table:table-cell>
          <table:table-cell office:value-type="string">
            <text:p>1600000US2769700</text:p>
          </table:table-cell>
          <table:table-cell office:value-type="float" office:value="2769700">
            <text:p>2769700</text:p>
          </table:table-cell>
          <table:table-cell table:formula="of:=[.C819]/[.H819]" office:value-type="currency" office:currency="USD" office:value="59.0247185261003">
            <text:p>$59.02</text:p>
          </table:table-cell>
          <table:table-cell table:formula="of:=[.D819]/[.H819]" office:value-type="currency" office:currency="USD" office:value="19.4257932446264">
            <text:p>$19.4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EST UNION</text:p>
          </table:table-cell>
          <table:table-cell table:style-name="ce3" office:value-type="currency" office:currency="USD" office:value="6713">
            <text:p>$6,713</text:p>
          </table:table-cell>
          <table:table-cell table:style-name="ce3" office:value-type="currency" office:currency="USD" office:value="11834">
            <text:p>$11,834</text:p>
          </table:table-cell>
          <table:table-cell table:style-name="ce3" office:value-type="currency" office:currency="USD" office:value="5121">
            <text:p>$5,121</text:p>
          </table:table-cell>
          <table:table-cell table:style-name="ce6" office:value-type="percentage" office:value="0.7628">
            <text:p>76.28%</text:p>
          </table:table-cell>
          <table:table-cell office:value-type="string">
            <text:p>West Union </text:p>
          </table:table-cell>
          <table:table-cell table:style-name="ce7" table:formula="of:=[.H820]"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string">
            <text:p>1600000US2769736</text:p>
          </table:table-cell>
          <table:table-cell office:value-type="float" office:value="2769736">
            <text:p>2769736</text:p>
          </table:table-cell>
          <table:table-cell table:formula="of:=[.C820]/[.H820]" office:value-type="currency" office:currency="USD" office:value="106.612612612613">
            <text:p>$106.61</text:p>
          </table:table-cell>
          <table:table-cell table:formula="of:=[.D820]/[.H820]" office:value-type="currency" office:currency="USD" office:value="46.1351351351351">
            <text:p>$46.1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ESTBROOK</text:p>
          </table:table-cell>
          <table:table-cell table:style-name="ce3" office:value-type="currency" office:currency="USD" office:value="230048">
            <text:p>$230,048</text:p>
          </table:table-cell>
          <table:table-cell table:style-name="ce3" office:value-type="currency" office:currency="USD" office:value="259732">
            <text:p>$259,732</text:p>
          </table:table-cell>
          <table:table-cell table:style-name="ce3" office:value-type="currency" office:currency="USD" office:value="29684">
            <text:p>$29,684</text:p>
          </table:table-cell>
          <table:table-cell table:style-name="ce6" office:value-type="percentage" office:value="0.129">
            <text:p>12.90%</text:p>
          </table:table-cell>
          <table:table-cell office:value-type="string">
            <text:p>Westbrook </text:p>
          </table:table-cell>
          <table:table-cell table:style-name="ce7" table:formula="of:=[.H821]" office:value-type="float" office:value="739">
            <text:p>739</text:p>
          </table:table-cell>
          <table:table-cell office:value-type="float" office:value="739">
            <text:p>739</text:p>
          </table:table-cell>
          <table:table-cell office:value-type="string">
            <text:p>1600000US2769250</text:p>
          </table:table-cell>
          <table:table-cell office:value-type="float" office:value="2769250">
            <text:p>2769250</text:p>
          </table:table-cell>
          <table:table-cell table:formula="of:=[.C821]/[.H821]" office:value-type="currency" office:currency="USD" office:value="351.464140730717">
            <text:p>$351.46</text:p>
          </table:table-cell>
          <table:table-cell table:formula="of:=[.D821]/[.H821]" office:value-type="currency" office:currency="USD" office:value="40.1677943166441">
            <text:p>$40.1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ESTPORT</text:p>
          </table:table-cell>
          <table:table-cell table:style-name="ce3" office:value-type="currency" office:currency="USD" office:value="5951">
            <text:p>$5,951</text:p>
          </table:table-cell>
          <table:table-cell table:style-name="ce3" office:value-type="currency" office:currency="USD" office:value="7368">
            <text:p>$7,368</text:p>
          </table:table-cell>
          <table:table-cell table:style-name="ce3" office:value-type="currency" office:currency="USD" office:value="1417">
            <text:p>$1,417</text:p>
          </table:table-cell>
          <table:table-cell table:style-name="ce6" office:value-type="percentage" office:value="0.2381">
            <text:p>23.81%</text:p>
          </table:table-cell>
          <table:table-cell office:value-type="string">
            <text:p>Westport </text:p>
          </table:table-cell>
          <table:table-cell table:style-name="ce7" table:formula="of:=[.H822]"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string">
            <text:p>1600000US2769628</text:p>
          </table:table-cell>
          <table:table-cell office:value-type="float" office:value="2769628">
            <text:p>2769628</text:p>
          </table:table-cell>
          <table:table-cell table:formula="of:=[.C822]/[.H822]" office:value-type="currency" office:currency="USD" office:value="129.263157894737">
            <text:p>$129.26</text:p>
          </table:table-cell>
          <table:table-cell table:formula="of:=[.D822]/[.H822]" office:value-type="currency" office:currency="USD" office:value="24.859649122807">
            <text:p>$24.8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HALAN</text:p>
          </table:table-cell>
          <table:table-cell table:number-columns-repeated="2" table:style-name="ce3" office:value-type="currency" office:currency="USD" office:value="8001">
            <text:p>$8,001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Whalan </text:p>
          </table:table-cell>
          <table:table-cell table:style-name="ce7" table:formula="of:=[.H823]"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string">
            <text:p>1600000US2769808</text:p>
          </table:table-cell>
          <table:table-cell office:value-type="float" office:value="2769808">
            <text:p>2769808</text:p>
          </table:table-cell>
          <table:table-cell table:formula="of:=[.C823]/[.H823]" office:value-type="currency" office:currency="USD" office:value="127">
            <text:p>$127.00</text:p>
          </table:table-cell>
          <table:table-cell table:formula="of:=[.D823]/[.H823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HEATON</text:p>
          </table:table-cell>
          <table:table-cell table:style-name="ce3" office:value-type="currency" office:currency="USD" office:value="562909">
            <text:p>$562,909</text:p>
          </table:table-cell>
          <table:table-cell table:style-name="ce3" office:value-type="currency" office:currency="USD" office:value="581819">
            <text:p>$581,819</text:p>
          </table:table-cell>
          <table:table-cell table:style-name="ce3" office:value-type="currency" office:currency="USD" office:value="18910">
            <text:p>$18,910</text:p>
          </table:table-cell>
          <table:table-cell table:style-name="ce6" office:value-type="percentage" office:value="0.0336">
            <text:p>3.36%</text:p>
          </table:table-cell>
          <table:table-cell office:value-type="string">
            <text:p>Wheaton </text:p>
          </table:table-cell>
          <table:table-cell table:style-name="ce7" table:formula="of:=[.H824]" office:value-type="float" office:value="1424">
            <text:p>1,424</text:p>
          </table:table-cell>
          <table:table-cell office:value-type="float" office:value="1424">
            <text:p>1424</text:p>
          </table:table-cell>
          <table:table-cell office:value-type="string">
            <text:p>1600000US2769844</text:p>
          </table:table-cell>
          <table:table-cell office:value-type="float" office:value="2769844">
            <text:p>2769844</text:p>
          </table:table-cell>
          <table:table-cell table:formula="of:=[.C824]/[.H824]" office:value-type="currency" office:currency="USD" office:value="408.580758426966">
            <text:p>$408.58</text:p>
          </table:table-cell>
          <table:table-cell table:formula="of:=[.D824]/[.H824]" office:value-type="currency" office:currency="USD" office:value="13.2794943820225">
            <text:p>$13.2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HITE BEAR LAKE</text:p>
          </table:table-cell>
          <table:table-cell table:number-columns-repeated="2" table:style-name="ce3" office:value-type="currency" office:currency="USD" office:value="1532448">
            <text:p>$1,532,448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White Bear Lake </text:p>
          </table:table-cell>
          <table:table-cell table:style-name="ce7" table:formula="of:=[.H825]" office:value-type="float" office:value="23797">
            <text:p>23,797</text:p>
          </table:table-cell>
          <table:table-cell office:value-type="float" office:value="23797">
            <text:p>23797</text:p>
          </table:table-cell>
          <table:table-cell office:value-type="string">
            <text:p>1600000US2769970</text:p>
          </table:table-cell>
          <table:table-cell office:value-type="float" office:value="2769970">
            <text:p>2769970</text:p>
          </table:table-cell>
          <table:table-cell table:formula="of:=[.C825]/[.H825]" office:value-type="currency" office:currency="USD" office:value="64.3966886582342">
            <text:p>$64.40</text:p>
          </table:table-cell>
          <table:table-cell table:formula="of:=[.D825]/[.H825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ILDER</text:p>
          </table:table-cell>
          <table:table-cell table:number-columns-repeated="2" table:style-name="ce3" office:value-type="currency" office:currency="USD" office:value="16106">
            <text:p>$16,106</text:p>
          </table:table-cell>
          <table:table-cell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Wilder </text:p>
          </table:table-cell>
          <table:table-cell table:style-name="ce7" table:formula="of:=[.H826]"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string">
            <text:p>1600000US2770258</text:p>
          </table:table-cell>
          <table:table-cell office:value-type="float" office:value="2770258">
            <text:p>2770258</text:p>
          </table:table-cell>
          <table:table-cell table:formula="of:=[.C826]/[.H826]" office:value-type="currency" office:currency="USD" office:value="268.433333333333">
            <text:p>$268.43</text:p>
          </table:table-cell>
          <table:table-cell table:formula="of:=[.D826]/[.H826]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ILLERNIE</text:p>
          </table:table-cell>
          <table:table-cell table:style-name="ce3" office:value-type="currency" office:currency="USD" office:value="75922">
            <text:p>$75,922</text:p>
          </table:table-cell>
          <table:table-cell table:style-name="ce3" office:value-type="currency" office:currency="USD" office:value="78239">
            <text:p>$78,239</text:p>
          </table:table-cell>
          <table:table-cell table:style-name="ce3" office:value-type="currency" office:currency="USD" office:value="2317">
            <text:p>$2,317</text:p>
          </table:table-cell>
          <table:table-cell table:style-name="ce6" office:value-type="percentage" office:value="0.0305">
            <text:p>3.05%</text:p>
          </table:table-cell>
          <table:table-cell office:value-type="string">
            <text:p>Willernie </text:p>
          </table:table-cell>
          <table:table-cell table:style-name="ce7" table:formula="of:=[.H827]" office:value-type="float" office:value="507">
            <text:p>507</text:p>
          </table:table-cell>
          <table:table-cell office:value-type="float" office:value="507">
            <text:p>507</text:p>
          </table:table-cell>
          <table:table-cell office:value-type="string">
            <text:p>1600000US2770366</text:p>
          </table:table-cell>
          <table:table-cell office:value-type="float" office:value="2770366">
            <text:p>2770366</text:p>
          </table:table-cell>
          <table:table-cell table:formula="of:=[.C827]/[.H827]" office:value-type="currency" office:currency="USD" office:value="154.317554240631">
            <text:p>$154.32</text:p>
          </table:table-cell>
          <table:table-cell table:formula="of:=[.D827]/[.H827]" office:value-type="currency" office:currency="USD" office:value="4.57001972386588">
            <text:p>$4.57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ILLIAMS</text:p>
          </table:table-cell>
          <table:table-cell table:style-name="ce3" office:value-type="currency" office:currency="USD" office:value="41672">
            <text:p>$41,672</text:p>
          </table:table-cell>
          <table:table-cell table:style-name="ce3" office:value-type="currency" office:currency="USD" office:value="43738">
            <text:p>$43,738</text:p>
          </table:table-cell>
          <table:table-cell table:style-name="ce3" office:value-type="currency" office:currency="USD" office:value="2066">
            <text:p>$2,066</text:p>
          </table:table-cell>
          <table:table-cell table:style-name="ce6" office:value-type="percentage" office:value="0.0496">
            <text:p>4.96%</text:p>
          </table:table-cell>
          <table:table-cell office:value-type="string">
            <text:p>Williams </text:p>
          </table:table-cell>
          <table:table-cell table:style-name="ce7" table:formula="of:=[.H828]" office:value-type="float" office:value="191">
            <text:p>191</text:p>
          </table:table-cell>
          <table:table-cell office:value-type="float" office:value="191">
            <text:p>191</text:p>
          </table:table-cell>
          <table:table-cell office:value-type="string">
            <text:p>1600000US2770402</text:p>
          </table:table-cell>
          <table:table-cell office:value-type="float" office:value="2770402">
            <text:p>2770402</text:p>
          </table:table-cell>
          <table:table-cell table:formula="of:=[.C828]/[.H828]" office:value-type="currency" office:currency="USD" office:value="228.994764397906">
            <text:p>$228.99</text:p>
          </table:table-cell>
          <table:table-cell table:formula="of:=[.D828]/[.H828]" office:value-type="currency" office:currency="USD" office:value="10.8167539267016">
            <text:p>$10.8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ILLMAR</text:p>
          </table:table-cell>
          <table:table-cell table:style-name="ce3" office:value-type="currency" office:currency="USD" office:value="4052790">
            <text:p>$4,052,790</text:p>
          </table:table-cell>
          <table:table-cell table:style-name="ce3" office:value-type="currency" office:currency="USD" office:value="4439722">
            <text:p>$4,439,722</text:p>
          </table:table-cell>
          <table:table-cell table:style-name="ce3" office:value-type="currency" office:currency="USD" office:value="386932">
            <text:p>$386,932</text:p>
          </table:table-cell>
          <table:table-cell table:style-name="ce6" office:value-type="percentage" office:value="0.0955">
            <text:p>9.55%</text:p>
          </table:table-cell>
          <table:table-cell office:value-type="string">
            <text:p>Willmar </text:p>
          </table:table-cell>
          <table:table-cell table:style-name="ce7" table:formula="of:=[.H829]" office:value-type="float" office:value="19610">
            <text:p>19,610</text:p>
          </table:table-cell>
          <table:table-cell office:value-type="float" office:value="19610">
            <text:p>19610</text:p>
          </table:table-cell>
          <table:table-cell office:value-type="string">
            <text:p>1600000US2770420</text:p>
          </table:table-cell>
          <table:table-cell office:value-type="float" office:value="2770420">
            <text:p>2770420</text:p>
          </table:table-cell>
          <table:table-cell table:formula="of:=[.C829]/[.H829]" office:value-type="currency" office:currency="USD" office:value="226.400917899031">
            <text:p>$226.40</text:p>
          </table:table-cell>
          <table:table-cell table:formula="of:=[.D829]/[.H829]" office:value-type="currency" office:currency="USD" office:value="19.7313615502295">
            <text:p>$19.7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ILLOW RIVER</text:p>
          </table:table-cell>
          <table:table-cell table:style-name="ce3" office:value-type="currency" office:currency="USD" office:value="45572">
            <text:p>$45,572</text:p>
          </table:table-cell>
          <table:table-cell table:style-name="ce3" office:value-type="currency" office:currency="USD" office:value="58703">
            <text:p>$58,703</text:p>
          </table:table-cell>
          <table:table-cell table:style-name="ce3" office:value-type="currency" office:currency="USD" office:value="13131">
            <text:p>$13,131</text:p>
          </table:table-cell>
          <table:table-cell table:style-name="ce6" office:value-type="percentage" office:value="0.2881">
            <text:p>28.81%</text:p>
          </table:table-cell>
          <table:table-cell office:value-type="string">
            <text:p>Willow River </text:p>
          </table:table-cell>
          <table:table-cell table:style-name="ce7" table:formula="of:=[.H830]" office:value-type="float" office:value="415">
            <text:p>415</text:p>
          </table:table-cell>
          <table:table-cell office:value-type="float" office:value="415">
            <text:p>415</text:p>
          </table:table-cell>
          <table:table-cell office:value-type="string">
            <text:p>1600000US2770492</text:p>
          </table:table-cell>
          <table:table-cell office:value-type="float" office:value="2770492">
            <text:p>2770492</text:p>
          </table:table-cell>
          <table:table-cell table:formula="of:=[.C830]/[.H830]" office:value-type="currency" office:currency="USD" office:value="141.453012048193">
            <text:p>$141.45</text:p>
          </table:table-cell>
          <table:table-cell table:formula="of:=[.D830]/[.H830]" office:value-type="currency" office:currency="USD" office:value="31.6409638554217">
            <text:p>$31.64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ILMONT</text:p>
          </table:table-cell>
          <table:table-cell table:style-name="ce3" office:value-type="currency" office:currency="USD" office:value="86327">
            <text:p>$86,327</text:p>
          </table:table-cell>
          <table:table-cell table:style-name="ce3" office:value-type="currency" office:currency="USD" office:value="92678">
            <text:p>$92,678</text:p>
          </table:table-cell>
          <table:table-cell table:style-name="ce3" office:value-type="currency" office:currency="USD" office:value="6351">
            <text:p>$6,351</text:p>
          </table:table-cell>
          <table:table-cell table:style-name="ce6" office:value-type="percentage" office:value="0.0736">
            <text:p>7.36%</text:p>
          </table:table-cell>
          <table:table-cell office:value-type="string">
            <text:p>Wilmont </text:p>
          </table:table-cell>
          <table:table-cell table:style-name="ce7" table:formula="of:=[.H831]" office:value-type="float" office:value="339">
            <text:p>339</text:p>
          </table:table-cell>
          <table:table-cell office:value-type="float" office:value="339">
            <text:p>339</text:p>
          </table:table-cell>
          <table:table-cell office:value-type="string">
            <text:p>1600000US2770582</text:p>
          </table:table-cell>
          <table:table-cell office:value-type="float" office:value="2770582">
            <text:p>2770582</text:p>
          </table:table-cell>
          <table:table-cell table:formula="of:=[.C831]/[.H831]" office:value-type="currency" office:currency="USD" office:value="273.386430678466">
            <text:p>$273.39</text:p>
          </table:table-cell>
          <table:table-cell table:formula="of:=[.D831]/[.H831]" office:value-type="currency" office:currency="USD" office:value="18.7345132743363">
            <text:p>$18.7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ILTON</text:p>
          </table:table-cell>
          <table:table-cell table:style-name="ce3" office:value-type="currency" office:currency="USD" office:value="7670">
            <text:p>$7,670</text:p>
          </table:table-cell>
          <table:table-cell table:style-name="ce3" office:value-type="currency" office:currency="USD" office:value="14127">
            <text:p>$14,127</text:p>
          </table:table-cell>
          <table:table-cell table:style-name="ce3" office:value-type="currency" office:currency="USD" office:value="6457">
            <text:p>$6,457</text:p>
          </table:table-cell>
          <table:table-cell table:style-name="ce6" office:value-type="percentage" office:value="0.8419">
            <text:p>84.19%</text:p>
          </table:table-cell>
          <table:table-cell office:value-type="string">
            <text:p>Wilton </text:p>
          </table:table-cell>
          <table:table-cell table:style-name="ce7" table:formula="of:=[.H832]" office:value-type="float" office:value="204">
            <text:p>204</text:p>
          </table:table-cell>
          <table:table-cell office:value-type="float" office:value="204">
            <text:p>204</text:p>
          </table:table-cell>
          <table:table-cell office:value-type="string">
            <text:p>1600000US2770708</text:p>
          </table:table-cell>
          <table:table-cell office:value-type="float" office:value="2770708">
            <text:p>2770708</text:p>
          </table:table-cell>
          <table:table-cell table:formula="of:=[.C832]/[.H832]" office:value-type="currency" office:currency="USD" office:value="69.25">
            <text:p>$69.25</text:p>
          </table:table-cell>
          <table:table-cell table:formula="of:=[.D832]/[.H832]" office:value-type="currency" office:currency="USD" office:value="31.6519607843137">
            <text:p>$31.65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INDOM</text:p>
          </table:table-cell>
          <table:table-cell table:style-name="ce3" office:value-type="currency" office:currency="USD" office:value="1202917">
            <text:p>$1,202,917</text:p>
          </table:table-cell>
          <table:table-cell table:style-name="ce3" office:value-type="currency" office:currency="USD" office:value="1418008">
            <text:p>$1,418,008</text:p>
          </table:table-cell>
          <table:table-cell table:style-name="ce3" office:value-type="currency" office:currency="USD" office:value="215091">
            <text:p>$215,091</text:p>
          </table:table-cell>
          <table:table-cell table:style-name="ce6" office:value-type="percentage" office:value="0.1788">
            <text:p>17.88%</text:p>
          </table:table-cell>
          <table:table-cell office:value-type="string">
            <text:p>Windom </text:p>
          </table:table-cell>
          <table:table-cell table:style-name="ce7" table:formula="of:=[.H833]" office:value-type="float" office:value="4646">
            <text:p>4,646</text:p>
          </table:table-cell>
          <table:table-cell office:value-type="float" office:value="4646">
            <text:p>4646</text:p>
          </table:table-cell>
          <table:table-cell office:value-type="string">
            <text:p>1600000US2770798</text:p>
          </table:table-cell>
          <table:table-cell office:value-type="float" office:value="2770798">
            <text:p>2770798</text:p>
          </table:table-cell>
          <table:table-cell table:formula="of:=[.C833]/[.H833]" office:value-type="currency" office:currency="USD" office:value="305.210503659062">
            <text:p>$305.21</text:p>
          </table:table-cell>
          <table:table-cell table:formula="of:=[.D833]/[.H833]" office:value-type="currency" office:currency="USD" office:value="46.2959535083943">
            <text:p>$46.3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INGER</text:p>
          </table:table-cell>
          <table:table-cell table:style-name="ce3" office:value-type="currency" office:currency="USD" office:value="33075">
            <text:p>$33,075</text:p>
          </table:table-cell>
          <table:table-cell table:style-name="ce3" office:value-type="currency" office:currency="USD" office:value="40385">
            <text:p>$40,385</text:p>
          </table:table-cell>
          <table:table-cell table:style-name="ce3" office:value-type="currency" office:currency="USD" office:value="7310">
            <text:p>$7,310</text:p>
          </table:table-cell>
          <table:table-cell table:style-name="ce6" office:value-type="percentage" office:value="0.221">
            <text:p>22.10%</text:p>
          </table:table-cell>
          <table:table-cell office:value-type="string">
            <text:p>Winger </text:p>
          </table:table-cell>
          <table:table-cell table:style-name="ce7" table:formula="of:=[.H834]" office:value-type="float" office:value="220">
            <text:p>220</text:p>
          </table:table-cell>
          <table:table-cell office:value-type="float" office:value="220">
            <text:p>220</text:p>
          </table:table-cell>
          <table:table-cell office:value-type="string">
            <text:p>1600000US2770870</text:p>
          </table:table-cell>
          <table:table-cell office:value-type="float" office:value="2770870">
            <text:p>2770870</text:p>
          </table:table-cell>
          <table:table-cell table:formula="of:=[.C834]/[.H834]" office:value-type="currency" office:currency="USD" office:value="183.568181818182">
            <text:p>$183.57</text:p>
          </table:table-cell>
          <table:table-cell table:formula="of:=[.D834]/[.H834]" office:value-type="currency" office:currency="USD" office:value="33.2272727272727">
            <text:p>$33.2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INNEBAGO</text:p>
          </table:table-cell>
          <table:table-cell table:style-name="ce3" office:value-type="currency" office:currency="USD" office:value="503310">
            <text:p>$503,310</text:p>
          </table:table-cell>
          <table:table-cell table:style-name="ce3" office:value-type="currency" office:currency="USD" office:value="524077">
            <text:p>$524,077</text:p>
          </table:table-cell>
          <table:table-cell table:style-name="ce3" office:value-type="currency" office:currency="USD" office:value="20767">
            <text:p>$20,767</text:p>
          </table:table-cell>
          <table:table-cell table:style-name="ce6" office:value-type="percentage" office:value="0.0413">
            <text:p>4.13%</text:p>
          </table:table-cell>
          <table:table-cell office:value-type="string">
            <text:p>Winnebago </text:p>
          </table:table-cell>
          <table:table-cell table:style-name="ce7" table:formula="of:=[.H835]" office:value-type="float" office:value="1437">
            <text:p>1,437</text:p>
          </table:table-cell>
          <table:table-cell office:value-type="float" office:value="1437">
            <text:p>1437</text:p>
          </table:table-cell>
          <table:table-cell office:value-type="string">
            <text:p>1600000US2770924</text:p>
          </table:table-cell>
          <table:table-cell office:value-type="float" office:value="2770924">
            <text:p>2770924</text:p>
          </table:table-cell>
          <table:table-cell table:formula="of:=[.C835]/[.H835]" office:value-type="currency" office:currency="USD" office:value="364.702157272095">
            <text:p>$364.70</text:p>
          </table:table-cell>
          <table:table-cell table:formula="of:=[.D835]/[.H835]" office:value-type="currency" office:currency="USD" office:value="14.4516353514266">
            <text:p>$14.45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INONA</text:p>
          </table:table-cell>
          <table:table-cell table:style-name="ce3" office:value-type="currency" office:currency="USD" office:value="9162003">
            <text:p>$9,162,003</text:p>
          </table:table-cell>
          <table:table-cell table:style-name="ce3" office:value-type="currency" office:currency="USD" office:value="9699982">
            <text:p>$9,699,982</text:p>
          </table:table-cell>
          <table:table-cell table:style-name="ce3" office:value-type="currency" office:currency="USD" office:value="537979">
            <text:p>$537,979</text:p>
          </table:table-cell>
          <table:table-cell table:style-name="ce6" office:value-type="percentage" office:value="0.0587">
            <text:p>5.87%</text:p>
          </table:table-cell>
          <table:table-cell office:value-type="string">
            <text:p>Winona </text:p>
          </table:table-cell>
          <table:table-cell table:style-name="ce7" table:formula="of:=[.H836]" office:value-type="float" office:value="27592">
            <text:p>27,592</text:p>
          </table:table-cell>
          <table:table-cell office:value-type="float" office:value="27592">
            <text:p>27592</text:p>
          </table:table-cell>
          <table:table-cell office:value-type="string">
            <text:p>1600000US2771032</text:p>
          </table:table-cell>
          <table:table-cell office:value-type="float" office:value="2771032">
            <text:p>2771032</text:p>
          </table:table-cell>
          <table:table-cell table:formula="of:=[.C836]/[.H836]" office:value-type="currency" office:currency="USD" office:value="351.550521890403">
            <text:p>$351.55</text:p>
          </table:table-cell>
          <table:table-cell table:formula="of:=[.D836]/[.H836]" office:value-type="currency" office:currency="USD" office:value="19.4976442447086">
            <text:p>$19.5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INSTED</text:p>
          </table:table-cell>
          <table:table-cell table:style-name="ce3" office:value-type="currency" office:currency="USD" office:value="547848">
            <text:p>$547,848</text:p>
          </table:table-cell>
          <table:table-cell table:style-name="ce3" office:value-type="currency" office:currency="USD" office:value="628521">
            <text:p>$628,521</text:p>
          </table:table-cell>
          <table:table-cell table:style-name="ce3" office:value-type="currency" office:currency="USD" office:value="80673">
            <text:p>$80,673</text:p>
          </table:table-cell>
          <table:table-cell table:style-name="ce6" office:value-type="percentage" office:value="0.1473">
            <text:p>14.73%</text:p>
          </table:table-cell>
          <table:table-cell office:value-type="string">
            <text:p>Winsted </text:p>
          </table:table-cell>
          <table:table-cell table:style-name="ce7" table:formula="of:=[.H837]" office:value-type="float" office:value="2355">
            <text:p>2,355</text:p>
          </table:table-cell>
          <table:table-cell office:value-type="float" office:value="2355">
            <text:p>2355</text:p>
          </table:table-cell>
          <table:table-cell office:value-type="string">
            <text:p>1600000US2771086</text:p>
          </table:table-cell>
          <table:table-cell office:value-type="float" office:value="2771086">
            <text:p>2771086</text:p>
          </table:table-cell>
          <table:table-cell table:formula="of:=[.C837]/[.H837]" office:value-type="currency" office:currency="USD" office:value="266.887898089172">
            <text:p>$266.89</text:p>
          </table:table-cell>
          <table:table-cell table:formula="of:=[.D837]/[.H837]" office:value-type="currency" office:currency="USD" office:value="34.256050955414">
            <text:p>$34.26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INTHROP</text:p>
          </table:table-cell>
          <table:table-cell table:style-name="ce3" office:value-type="currency" office:currency="USD" office:value="393587">
            <text:p>$393,587</text:p>
          </table:table-cell>
          <table:table-cell table:style-name="ce3" office:value-type="currency" office:currency="USD" office:value="413498">
            <text:p>$413,498</text:p>
          </table:table-cell>
          <table:table-cell table:style-name="ce3" office:value-type="currency" office:currency="USD" office:value="19911">
            <text:p>$19,911</text:p>
          </table:table-cell>
          <table:table-cell table:style-name="ce6" office:value-type="percentage" office:value="0.0506">
            <text:p>5.06%</text:p>
          </table:table-cell>
          <table:table-cell office:value-type="string">
            <text:p>Winthrop </text:p>
          </table:table-cell>
          <table:table-cell table:style-name="ce7" table:formula="of:=[.H838]" office:value-type="float" office:value="1399">
            <text:p>1,399</text:p>
          </table:table-cell>
          <table:table-cell office:value-type="float" office:value="1399">
            <text:p>1399</text:p>
          </table:table-cell>
          <table:table-cell office:value-type="string">
            <text:p>1600000US2771122</text:p>
          </table:table-cell>
          <table:table-cell office:value-type="float" office:value="2771122">
            <text:p>2771122</text:p>
          </table:table-cell>
          <table:table-cell table:formula="of:=[.C838]/[.H838]" office:value-type="currency" office:currency="USD" office:value="295.566833452466">
            <text:p>$295.57</text:p>
          </table:table-cell>
          <table:table-cell table:formula="of:=[.D838]/[.H838]" office:value-type="currency" office:currency="USD" office:value="14.2323087919943">
            <text:p>$14.2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INTON</text:p>
          </table:table-cell>
          <table:table-cell table:style-name="ce3" office:value-type="currency" office:currency="USD" office:value="24869">
            <text:p>$24,869</text:p>
          </table:table-cell>
          <table:table-cell table:style-name="ce3" office:value-type="currency" office:currency="USD" office:value="27875">
            <text:p>$27,875</text:p>
          </table:table-cell>
          <table:table-cell table:style-name="ce3" office:value-type="currency" office:currency="USD" office:value="3006">
            <text:p>$3,006</text:p>
          </table:table-cell>
          <table:table-cell table:style-name="ce6" office:value-type="percentage" office:value="0.1209">
            <text:p>12.09%</text:p>
          </table:table-cell>
          <table:table-cell office:value-type="string">
            <text:p>Winton </text:p>
          </table:table-cell>
          <table:table-cell table:style-name="ce7" table:formula="of:=[.H839]" office:value-type="float" office:value="172">
            <text:p>172</text:p>
          </table:table-cell>
          <table:table-cell office:value-type="float" office:value="172">
            <text:p>172</text:p>
          </table:table-cell>
          <table:table-cell office:value-type="string">
            <text:p>1600000US2771140</text:p>
          </table:table-cell>
          <table:table-cell office:value-type="float" office:value="2771140">
            <text:p>2771140</text:p>
          </table:table-cell>
          <table:table-cell table:formula="of:=[.C839]/[.H839]" office:value-type="currency" office:currency="USD" office:value="162.063953488372">
            <text:p>$162.06</text:p>
          </table:table-cell>
          <table:table-cell table:formula="of:=[.D839]/[.H839]" office:value-type="currency" office:currency="USD" office:value="17.4767441860465">
            <text:p>$17.4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OLF LAKE</text:p>
          </table:table-cell>
          <table:table-cell table:style-name="ce3" office:value-type="currency" office:currency="USD" office:value="8042">
            <text:p>$8,042</text:p>
          </table:table-cell>
          <table:table-cell table:style-name="ce3" office:value-type="currency" office:currency="USD" office:value="9654">
            <text:p>$9,654</text:p>
          </table:table-cell>
          <table:table-cell table:style-name="ce3" office:value-type="currency" office:currency="USD" office:value="1612">
            <text:p>$1,612</text:p>
          </table:table-cell>
          <table:table-cell table:style-name="ce6" office:value-type="percentage" office:value="0.2004">
            <text:p>20.04%</text:p>
          </table:table-cell>
          <table:table-cell office:value-type="string">
            <text:p>Wolf Lake </text:p>
          </table:table-cell>
          <table:table-cell table:style-name="ce7" table:formula="of:=[.H840]"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string">
            <text:p>1600000US2771338</text:p>
          </table:table-cell>
          <table:table-cell office:value-type="float" office:value="2771338">
            <text:p>2771338</text:p>
          </table:table-cell>
          <table:table-cell table:formula="of:=[.C840]/[.H840]" office:value-type="currency" office:currency="USD" office:value="169.368421052632">
            <text:p>$169.37</text:p>
          </table:table-cell>
          <table:table-cell table:formula="of:=[.D840]/[.H840]" office:value-type="currency" office:currency="USD" office:value="28.280701754386">
            <text:p>$28.2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OLVERTON</text:p>
          </table:table-cell>
          <table:table-cell table:style-name="ce3" office:value-type="currency" office:currency="USD" office:value="24318">
            <text:p>$24,318</text:p>
          </table:table-cell>
          <table:table-cell table:style-name="ce3" office:value-type="currency" office:currency="USD" office:value="27029">
            <text:p>$27,029</text:p>
          </table:table-cell>
          <table:table-cell table:style-name="ce3" office:value-type="currency" office:currency="USD" office:value="2711">
            <text:p>$2,711</text:p>
          </table:table-cell>
          <table:table-cell table:style-name="ce6" office:value-type="percentage" office:value="0.1115">
            <text:p>11.15%</text:p>
          </table:table-cell>
          <table:table-cell office:value-type="string">
            <text:p>Wolverton </text:p>
          </table:table-cell>
          <table:table-cell table:style-name="ce7" table:formula="of:=[.H841]"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string">
            <text:p>1600000US2771392</text:p>
          </table:table-cell>
          <table:table-cell office:value-type="float" office:value="2771392">
            <text:p>2771392</text:p>
          </table:table-cell>
          <table:table-cell table:formula="of:=[.C841]/[.H841]" office:value-type="currency" office:currency="USD" office:value="190.345070422535">
            <text:p>$190.35</text:p>
          </table:table-cell>
          <table:table-cell table:formula="of:=[.D841]/[.H841]" office:value-type="currency" office:currency="USD" office:value="19.0915492957746">
            <text:p>$19.09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WOOD LAKE</text:p>
          </table:table-cell>
          <table:table-cell table:style-name="ce3" office:value-type="currency" office:currency="USD" office:value="108208">
            <text:p>$108,208</text:p>
          </table:table-cell>
          <table:table-cell table:style-name="ce3" office:value-type="currency" office:currency="USD" office:value="119766">
            <text:p>$119,766</text:p>
          </table:table-cell>
          <table:table-cell table:style-name="ce3" office:value-type="currency" office:currency="USD" office:value="11558">
            <text:p>$11,558</text:p>
          </table:table-cell>
          <table:table-cell table:style-name="ce6" office:value-type="percentage" office:value="0.1068">
            <text:p>10.68%</text:p>
          </table:table-cell>
          <table:table-cell office:value-type="string">
            <text:p>Wood Lake </text:p>
          </table:table-cell>
          <table:table-cell table:style-name="ce7" table:formula="of:=[.H842]" office:value-type="float" office:value="439">
            <text:p>439</text:p>
          </table:table-cell>
          <table:table-cell office:value-type="float" office:value="439">
            <text:p>439</text:p>
          </table:table-cell>
          <table:table-cell office:value-type="string">
            <text:p>1600000US2771446</text:p>
          </table:table-cell>
          <table:table-cell office:value-type="float" office:value="2771446">
            <text:p>2771446</text:p>
          </table:table-cell>
          <table:table-cell table:formula="of:=[.C842]/[.H842]" office:value-type="currency" office:currency="USD" office:value="272.81548974943">
            <text:p>$272.82</text:p>
          </table:table-cell>
          <table:table-cell table:formula="of:=[.D842]/[.H842]" office:value-type="currency" office:currency="USD" office:value="26.3280182232346">
            <text:p>$26.33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OODBURY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Woodbury </text:p>
          </table:table-cell>
          <table:table-cell table:style-name="ce7" table:formula="of:=[.H843]" office:value-type="float" office:value="61961">
            <text:p>61,961</text:p>
          </table:table-cell>
          <table:table-cell office:value-type="float" office:value="61961">
            <text:p>61961</text:p>
          </table:table-cell>
          <table:table-cell office:value-type="string">
            <text:p>1600000US2771428</text:p>
          </table:table-cell>
          <table:table-cell office:value-type="float" office:value="2771428">
            <text:p>2771428</text:p>
          </table:table-cell>
          <table:table-cell table:formula="of:=[.C843]/[.H843]" office:value-type="currency" office:currency="USD" office:value="0">
            <text:p>$0.00</text:p>
          </table:table-cell>
          <table:table-cell table:formula="of:=[.D843]/[.H843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OODLAND</text:p>
          </table:table-cell>
          <table:table-cell table:number-columns-repeated="3" table:style-name="ce3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Woodland </text:p>
          </table:table-cell>
          <table:table-cell table:style-name="ce7" table:formula="of:=[.H844]" office:value-type="float" office:value="437">
            <text:p>437</text:p>
          </table:table-cell>
          <table:table-cell office:value-type="float" office:value="437">
            <text:p>437</text:p>
          </table:table-cell>
          <table:table-cell office:value-type="string">
            <text:p>1600000US2771500</text:p>
          </table:table-cell>
          <table:table-cell office:value-type="float" office:value="2771500">
            <text:p>2771500</text:p>
          </table:table-cell>
          <table:table-cell table:formula="of:=[.C844]/[.H844]" office:value-type="currency" office:currency="USD" office:value="0">
            <text:p>$0.00</text:p>
          </table:table-cell>
          <table:table-cell table:formula="of:=[.D844]/[.H844]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OODSTOCK</text:p>
          </table:table-cell>
          <table:table-cell table:style-name="ce3" office:value-type="currency" office:currency="USD" office:value="32442">
            <text:p>$32,442</text:p>
          </table:table-cell>
          <table:table-cell table:style-name="ce3" office:value-type="currency" office:currency="USD" office:value="32906">
            <text:p>$32,906</text:p>
          </table:table-cell>
          <table:table-cell table:style-name="ce3" office:value-type="currency" office:currency="USD" office:value="464">
            <text:p>$464</text:p>
          </table:table-cell>
          <table:table-cell table:style-name="ce6" office:value-type="percentage" office:value="0.0143">
            <text:p>1.43%</text:p>
          </table:table-cell>
          <table:table-cell office:value-type="string">
            <text:p>Woodstock </text:p>
          </table:table-cell>
          <table:table-cell table:style-name="ce7" table:formula="of:=[.H845]"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string">
            <text:p>1600000US2771680</text:p>
          </table:table-cell>
          <table:table-cell office:value-type="float" office:value="2771680">
            <text:p>2771680</text:p>
          </table:table-cell>
          <table:table-cell table:formula="of:=[.C845]/[.H845]" office:value-type="currency" office:currency="USD" office:value="265.370967741935">
            <text:p>$265.37</text:p>
          </table:table-cell>
          <table:table-cell table:formula="of:=[.D845]/[.H845]" office:value-type="currency" office:currency="USD" office:value="3.74193548387097">
            <text:p>$3.7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ORTHINGTON</text:p>
          </table:table-cell>
          <table:table-cell table:style-name="ce3" office:value-type="currency" office:currency="USD" office:value="2705107">
            <text:p>$2,705,107</text:p>
          </table:table-cell>
          <table:table-cell table:style-name="ce3" office:value-type="currency" office:currency="USD" office:value="3109584">
            <text:p>$3,109,584</text:p>
          </table:table-cell>
          <table:table-cell table:style-name="ce3" office:value-type="currency" office:currency="USD" office:value="404477">
            <text:p>$404,477</text:p>
          </table:table-cell>
          <table:table-cell table:style-name="ce6" office:value-type="percentage" office:value="0.1495">
            <text:p>14.95%</text:p>
          </table:table-cell>
          <table:table-cell office:value-type="string">
            <text:p>Worthington </text:p>
          </table:table-cell>
          <table:table-cell table:style-name="ce7" table:formula="of:=[.H846]" office:value-type="float" office:value="12764">
            <text:p>12,764</text:p>
          </table:table-cell>
          <table:table-cell office:value-type="float" office:value="12764">
            <text:p>12764</text:p>
          </table:table-cell>
          <table:table-cell office:value-type="string">
            <text:p>1600000US2771734</text:p>
          </table:table-cell>
          <table:table-cell office:value-type="float" office:value="2771734">
            <text:p>2771734</text:p>
          </table:table-cell>
          <table:table-cell table:formula="of:=[.C846]/[.H846]" office:value-type="currency" office:currency="USD" office:value="243.621435286744">
            <text:p>$243.62</text:p>
          </table:table-cell>
          <table:table-cell table:formula="of:=[.D846]/[.H846]" office:value-type="currency" office:currency="USD" office:value="31.6888906298966">
            <text:p>$31.6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RENSHALL</text:p>
          </table:table-cell>
          <table:table-cell table:style-name="ce3" office:value-type="currency" office:currency="USD" office:value="42399">
            <text:p>$42,399</text:p>
          </table:table-cell>
          <table:table-cell table:style-name="ce3" office:value-type="currency" office:currency="USD" office:value="49695">
            <text:p>$49,695</text:p>
          </table:table-cell>
          <table:table-cell table:style-name="ce3" office:value-type="currency" office:currency="USD" office:value="7296">
            <text:p>$7,296</text:p>
          </table:table-cell>
          <table:table-cell table:style-name="ce6" office:value-type="percentage" office:value="0.1721">
            <text:p>17.21%</text:p>
          </table:table-cell>
          <table:table-cell office:value-type="string">
            <text:p>Wrenshall </text:p>
          </table:table-cell>
          <table:table-cell table:style-name="ce7" table:formula="of:=[.H847]" office:value-type="float" office:value="399">
            <text:p>399</text:p>
          </table:table-cell>
          <table:table-cell office:value-type="float" office:value="399">
            <text:p>399</text:p>
          </table:table-cell>
          <table:table-cell office:value-type="string">
            <text:p>1600000US2771788</text:p>
          </table:table-cell>
          <table:table-cell office:value-type="float" office:value="2771788">
            <text:p>2771788</text:p>
          </table:table-cell>
          <table:table-cell table:formula="of:=[.C847]/[.H847]" office:value-type="currency" office:currency="USD" office:value="124.548872180451">
            <text:p>$124.55</text:p>
          </table:table-cell>
          <table:table-cell table:formula="of:=[.D847]/[.H847]" office:value-type="currency" office:currency="USD" office:value="18.2857142857143">
            <text:p>$18.29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RIGHT</text:p>
          </table:table-cell>
          <table:table-cell table:style-name="ce3" office:value-type="currency" office:currency="USD" office:value="7938">
            <text:p>$7,938</text:p>
          </table:table-cell>
          <table:table-cell table:style-name="ce3" office:value-type="currency" office:currency="USD" office:value="11153">
            <text:p>$11,153</text:p>
          </table:table-cell>
          <table:table-cell table:style-name="ce3" office:value-type="currency" office:currency="USD" office:value="3215">
            <text:p>$3,215</text:p>
          </table:table-cell>
          <table:table-cell table:style-name="ce6" office:value-type="percentage" office:value="0.405">
            <text:p>40.50%</text:p>
          </table:table-cell>
          <table:table-cell office:value-type="string">
            <text:p>Wright </text:p>
          </table:table-cell>
          <table:table-cell table:style-name="ce7" table:formula="of:=[.H848]"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string">
            <text:p>1600000US2771824</text:p>
          </table:table-cell>
          <table:table-cell office:value-type="float" office:value="2771824">
            <text:p>2771824</text:p>
          </table:table-cell>
          <table:table-cell table:formula="of:=[.C848]/[.H848]" office:value-type="currency" office:currency="USD" office:value="87.8188976377953">
            <text:p>$87.82</text:p>
          </table:table-cell>
          <table:table-cell table:formula="of:=[.D848]/[.H848]" office:value-type="currency" office:currency="USD" office:value="25.3149606299213">
            <text:p>$25.3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YKOFF</text:p>
          </table:table-cell>
          <table:table-cell table:style-name="ce3" office:value-type="currency" office:currency="USD" office:value="118215">
            <text:p>$118,215</text:p>
          </table:table-cell>
          <table:table-cell table:style-name="ce3" office:value-type="currency" office:currency="USD" office:value="126862">
            <text:p>$126,862</text:p>
          </table:table-cell>
          <table:table-cell table:style-name="ce3" office:value-type="currency" office:currency="USD" office:value="8647">
            <text:p>$8,647</text:p>
          </table:table-cell>
          <table:table-cell table:style-name="ce6" office:value-type="percentage" office:value="0.0731">
            <text:p>7.31%</text:p>
          </table:table-cell>
          <table:table-cell office:value-type="string">
            <text:p>Wykoff </text:p>
          </table:table-cell>
          <table:table-cell table:style-name="ce7" table:formula="of:=[.H849]" office:value-type="float" office:value="444">
            <text:p>444</text:p>
          </table:table-cell>
          <table:table-cell office:value-type="float" office:value="444">
            <text:p>444</text:p>
          </table:table-cell>
          <table:table-cell office:value-type="string">
            <text:p>1600000US2771950</text:p>
          </table:table-cell>
          <table:table-cell office:value-type="float" office:value="2771950">
            <text:p>2771950</text:p>
          </table:table-cell>
          <table:table-cell table:formula="of:=[.C849]/[.H849]" office:value-type="currency" office:currency="USD" office:value="285.725225225225">
            <text:p>$285.73</text:p>
          </table:table-cell>
          <table:table-cell table:formula="of:=[.D849]/[.H849]" office:value-type="currency" office:currency="USD" office:value="19.4752252252252">
            <text:p>$19.48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WYOMING</text:p>
          </table:table-cell>
          <table:table-cell table:style-name="ce3" office:value-type="currency" office:currency="USD" office:value="0">
            <text:p>$0</text:p>
          </table:table-cell>
          <table:table-cell table:number-columns-repeated="2" table:style-name="ce3" office:value-type="currency" office:currency="USD" office:value="170792">
            <text:p>$170,792</text:p>
          </table:table-cell>
          <table:table-cell table:style-name="ce6" office:value-type="percentage" office:value="0">
            <text:p>0.00%</text:p>
          </table:table-cell>
          <table:table-cell office:value-type="string">
            <text:p>Wyoming </text:p>
          </table:table-cell>
          <table:table-cell table:style-name="ce7" table:formula="of:=[.H850]" office:value-type="float" office:value="7791">
            <text:p>7,791</text:p>
          </table:table-cell>
          <table:table-cell office:value-type="float" office:value="7791">
            <text:p>7791</text:p>
          </table:table-cell>
          <table:table-cell office:value-type="string">
            <text:p>1600000US2772022</text:p>
          </table:table-cell>
          <table:table-cell office:value-type="float" office:value="2772022">
            <text:p>2772022</text:p>
          </table:table-cell>
          <table:table-cell table:formula="of:=[.C850]/[.H850]" office:value-type="currency" office:currency="USD" office:value="21.9217045308689">
            <text:p>$21.92</text:p>
          </table:table-cell>
          <table:table-cell table:formula="of:=[.D850]/[.H850]" office:value-type="currency" office:currency="USD" office:value="21.9217045308689">
            <text:p>$21.9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ZEMPLE</text:p>
          </table:table-cell>
          <table:table-cell table:style-name="ce3" office:value-type="currency" office:currency="USD" office:value="742">
            <text:p>$742</text:p>
          </table:table-cell>
          <table:table-cell table:style-name="ce3" office:value-type="currency" office:currency="USD" office:value="3552">
            <text:p>$3,552</text:p>
          </table:table-cell>
          <table:table-cell table:style-name="ce3" office:value-type="currency" office:currency="USD" office:value="2810">
            <text:p>$2,810</text:p>
          </table:table-cell>
          <table:table-cell table:style-name="ce6" office:value-type="percentage" office:value="3.7871">
            <text:p>378.71%</text:p>
          </table:table-cell>
          <table:table-cell office:value-type="string">
            <text:p>Zemple </text:p>
          </table:table-cell>
          <table:table-cell table:style-name="ce7" table:formula="of:=[.H851]"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string">
            <text:p>1600000US2772184</text:p>
          </table:table-cell>
          <table:table-cell office:value-type="float" office:value="2772184">
            <text:p>2772184</text:p>
          </table:table-cell>
          <table:table-cell table:formula="of:=[.C851]/[.H851]" office:value-type="currency" office:currency="USD" office:value="38.1935483870968">
            <text:p>$38.19</text:p>
          </table:table-cell>
          <table:table-cell table:formula="of:=[.D851]/[.H851]" office:value-type="currency" office:currency="USD" office:value="30.2150537634409">
            <text:p>$30.22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ZIMMERMAN</text:p>
          </table:table-cell>
          <table:table-cell table:style-name="ce3" office:value-type="currency" office:currency="USD" office:value="235842">
            <text:p>$235,842</text:p>
          </table:table-cell>
          <table:table-cell table:style-name="ce3" office:value-type="currency" office:currency="USD" office:value="445581">
            <text:p>$445,581</text:p>
          </table:table-cell>
          <table:table-cell table:style-name="ce3" office:value-type="currency" office:currency="USD" office:value="209739">
            <text:p>$209,739</text:p>
          </table:table-cell>
          <table:table-cell table:style-name="ce6" office:value-type="percentage" office:value="0.8893">
            <text:p>88.93%</text:p>
          </table:table-cell>
          <table:table-cell office:value-type="string">
            <text:p>Zimmerman </text:p>
          </table:table-cell>
          <table:table-cell table:style-name="ce7" table:formula="of:=[.H852]" office:value-type="float" office:value="5228">
            <text:p>5,228</text:p>
          </table:table-cell>
          <table:table-cell office:value-type="float" office:value="5228">
            <text:p>5228</text:p>
          </table:table-cell>
          <table:table-cell office:value-type="string">
            <text:p>1600000US2772238</text:p>
          </table:table-cell>
          <table:table-cell office:value-type="float" office:value="2772238">
            <text:p>2772238</text:p>
          </table:table-cell>
          <table:table-cell table:formula="of:=[.C852]/[.H852]" office:value-type="currency" office:currency="USD" office:value="85.2297245600612">
            <text:p>$85.23</text:p>
          </table:table-cell>
          <table:table-cell table:formula="of:=[.D852]/[.H852]" office:value-type="currency" office:currency="USD" office:value="40.1184009181331">
            <text:p>$40.1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ZUMBRO FALLS</text:p>
          </table:table-cell>
          <table:table-cell table:style-name="ce3" office:value-type="currency" office:currency="USD" office:value="34610">
            <text:p>$34,610</text:p>
          </table:table-cell>
          <table:table-cell table:style-name="ce3" office:value-type="currency" office:currency="USD" office:value="35688">
            <text:p>$35,688</text:p>
          </table:table-cell>
          <table:table-cell table:style-name="ce3" office:value-type="currency" office:currency="USD" office:value="1078">
            <text:p>$1,078</text:p>
          </table:table-cell>
          <table:table-cell table:style-name="ce6" office:value-type="percentage" office:value="0.0311">
            <text:p>3.11%</text:p>
          </table:table-cell>
          <table:table-cell office:value-type="string">
            <text:p>Zumbro Falls </text:p>
          </table:table-cell>
          <table:table-cell table:style-name="ce7" table:formula="of:=[.H853]" office:value-type="float" office:value="207">
            <text:p>207</text:p>
          </table:table-cell>
          <table:table-cell office:value-type="float" office:value="207">
            <text:p>207</text:p>
          </table:table-cell>
          <table:table-cell office:value-type="string">
            <text:p>1600000US2772310</text:p>
          </table:table-cell>
          <table:table-cell office:value-type="float" office:value="2772310">
            <text:p>2772310</text:p>
          </table:table-cell>
          <table:table-cell table:formula="of:=[.C853]/[.H853]" office:value-type="currency" office:currency="USD" office:value="172.405797101449">
            <text:p>$172.41</text:p>
          </table:table-cell>
          <table:table-cell table:formula="of:=[.D853]/[.H853]" office:value-type="currency" office:currency="USD" office:value="5.20772946859903">
            <text:p>$5.2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ZUMBROTA</text:p>
          </table:table-cell>
          <table:table-cell table:style-name="ce3" office:value-type="currency" office:currency="USD" office:value="426975">
            <text:p>$426,975</text:p>
          </table:table-cell>
          <table:table-cell table:style-name="ce3" office:value-type="currency" office:currency="USD" office:value="552674">
            <text:p>$552,674</text:p>
          </table:table-cell>
          <table:table-cell table:style-name="ce3" office:value-type="currency" office:currency="USD" office:value="125699">
            <text:p>$125,699</text:p>
          </table:table-cell>
          <table:table-cell table:style-name="ce6" office:value-type="percentage" office:value="0.2944">
            <text:p>29.44%</text:p>
          </table:table-cell>
          <table:table-cell office:value-type="string">
            <text:p>Zumbrota </text:p>
          </table:table-cell>
          <table:table-cell table:style-name="ce7" table:formula="of:=[.H854]" office:value-type="float" office:value="3252">
            <text:p>3,252</text:p>
          </table:table-cell>
          <table:table-cell office:value-type="float" office:value="3252">
            <text:p>3252</text:p>
          </table:table-cell>
          <table:table-cell office:value-type="string">
            <text:p>1600000US2772328</text:p>
          </table:table-cell>
          <table:table-cell office:value-type="float" office:value="2772328">
            <text:p>2772328</text:p>
          </table:table-cell>
          <table:table-cell table:formula="of:=[.C854]/[.H854]" office:value-type="currency" office:currency="USD" office:value="169.948954489545">
            <text:p>$169.95</text:p>
          </table:table-cell>
          <table:table-cell table:formula="of:=[.D854]/[.H854]" office:value-type="currency" office:currency="USD" office:value="38.6528290282903">
            <text:p>$38.65</text:p>
          </table:table-cell>
          <table:table-cell table:number-columns-repeated="1012"/>
        </table:table-row>
        <table:table-row table:style-name="ro2" table:number-rows-repeated="10477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F85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08/11/2013</text:date>, <text:time>20:1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Nehil</meta:initial-creator>
    <meta:creation-date>2013-08-07T20:18:40</meta:creation-date>
    <dc:date>2013-08-11T20:18:58</dc:date>
    <dc:creator>MinnPost </dc:creator>
    <meta:editing-duration>PT2H19M30S</meta:editing-duration>
    <meta:editing-cycles>9</meta:editing-cycles>
    <meta:generator>OpenOffice/4.0.0$Unix OpenOffice.org_project/400m3$Build-9702</meta:generator>
    <meta:document-statistic meta:table-count="3" meta:cell-count="10248" meta:object-count="0"/>
  </office:meta>
</office:document-meta>
</file>